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38.47mm"/>
    </style:style>
    <style:style style:name="co2" style:family="table-column">
      <style:table-column-properties fo:break-before="auto" style:column-width="36.57mm"/>
    </style:style>
    <style:style style:name="co3" style:family="table-column">
      <style:table-column-properties fo:break-before="auto" style:column-width="30.04mm"/>
    </style:style>
    <style:style style:name="co4" style:family="table-column">
      <style:table-column-properties fo:break-before="auto" style:column-width="38.75mm"/>
    </style:style>
    <style:style style:name="co5" style:family="table-column">
      <style:table-column-properties fo:break-before="auto" style:column-width="40.11mm"/>
    </style:style>
    <style:style style:name="co6" style:family="table-column">
      <style:table-column-properties fo:break-before="auto" style:column-width="619.81mm"/>
    </style:style>
    <style:style style:name="co7" style:family="table-column">
      <style:table-column-properties fo:break-before="auto" style:column-width="20.5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tat" table:style-name="ta1">
        <table:shapes>
          <draw:frame draw:z-index="0" draw:style-name="gr1" draw:text-style-name="P1" svg:width="159.99mm" svg:height="89.99mm" svg:x="225.21mm" svg:y="1mm">
            <draw:object draw:notify-on-update-of-ranges="stat.B1:stat.B1 stat.B2:stat.B580 stat.H1:stat.H1 stat.H2:stat.H580"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number-columns-repeated="2" table:default-cell-style-name="Default"/>
        <table:table-column table:style-name="co7" table:default-cell-style-name="Default"/>
        <table:table-row table:style-name="ro1">
          <table:table-cell office:value-type="string" calcext:value-type="string">
            <text:p>code</text:p>
          </table:table-cell>
          <table:table-cell office:value-type="string" calcext:value-type="string">
            <text:p>area</text:p>
          </table:table-cell>
          <table:table-cell office:value-type="string" calcext:value-type="string">
            <text:p>perimeter</text:p>
          </table:table-cell>
          <table:table-cell office:value-type="string" calcext:value-type="string">
            <text:p>contactWithRoad</text:p>
          </table:table-cell>
          <table:table-cell office:value-type="string" calcext:value-type="string">
            <text:p>widthContactWithRoad</text:p>
          </table:table-cell>
          <table:table-cell office:value-type="string" calcext:value-type="string">
            <text:p>numberOfNeighborhood</text:p>
          </table:table-cell>
          <table:table-cell office:value-type="string" calcext:value-type="string">
            <text:p>Geometry</text:p>
          </table:table-cell>
          <table:table-cell office:value-type="string" calcext:value-type="string">
            <text:p>HausDist</text:p>
          </table:table-cell>
          <table:table-cell office:value-type="string" calcext:value-type="string">
            <text:p>DisHausDst</text:p>
          </table:table-cell>
          <table:table-cell office:value-type="string" calcext:value-type="string">
            <text:p>CodeAppar</text:p>
          </table:table-cell>
        </table:table-row>
        <table:table-row table:style-name="ro1">
          <table:table-cell office:value-type="string" calcext:value-type="string">
            <text:p>77152-AP-Densifyed-1</text:p>
          </table:table-cell>
          <table:table-cell office:value-type="float" office:value="527.00262989873" calcext:value-type="float">
            <text:p>527,00262989873</text:p>
          </table:table-cell>
          <table:table-cell office:value-type="string" calcext:value-type="string">
            <text:p>124.87985309963635</text:p>
          </table:table-cell>
          <table:table-cell office:value-type="string" calcext:value-type="string">
            <text:p>true</text:p>
          </table:table-cell>
          <table:table-cell office:value-type="string" calcext:value-type="string">
            <text:p>124.84394580325961</text:p>
          </table:table-cell>
          <table:table-cell office:value-type="float" office:value="1" calcext:value-type="float">
            <text:p>1</text:p>
          </table:table-cell>
          <table:table-cell office:value-type="string" calcext:value-type="string">
            <text:p>POLYGON ((673312.0775139007 6824113.480536712, 673326.497 6824108.583, 673343.209 6824102.995, 673361.9329996357 6824096.702000122, 673361.9329999988 6824096.701999997, 673360.781 6824093.972, 673358.057 6824087.28, 673358.005 6824087.101, 673315.667 6824101.827, 673308.8577632171 6824104.132314324, 673312.0775139007 6824113.480536712))</text:p>
          </table:table-cell>
          <table:table-cell office:value-type="float" office:value="0.525663671650085" calcext:value-type="float">
            <text:p>0,525663671650085</text:p>
          </table:table-cell>
          <table:table-cell office:value-type="float" office:value="52.6068659815592" calcext:value-type="float">
            <text:p>52,6068659815592</text:p>
          </table:table-cell>
          <table:table-cell office:value-type="float" office:value="77152" calcext:value-type="float">
            <text:p>77152</text:p>
          </table:table-cell>
        </table:table-row>
        <table:table-row table:style-name="ro1">
          <table:table-cell office:value-type="string" calcext:value-type="string">
            <text:p>77114-0B-Densifyed-4</text:p>
          </table:table-cell>
          <table:table-cell office:value-type="float" office:value="366.015658242732" calcext:value-type="float">
            <text:p>366,015658242732</text:p>
          </table:table-cell>
          <table:table-cell office:value-type="string" calcext:value-type="string">
            <text:p>85.92464056940793</text:p>
          </table:table-cell>
          <table:table-cell office:value-type="string" calcext:value-type="string">
            <text:p>true</text:p>
          </table:table-cell>
          <table:table-cell office:value-type="string" calcext:value-type="string">
            <text:p>85.8916202594573</text:p>
          </table:table-cell>
          <table:table-cell office:value-type="float" office:value="1" calcext:value-type="float">
            <text:p>1</text:p>
          </table:table-cell>
          <table:table-cell office:value-type="string" calcext:value-type="string">
            <text:p>POLYGON ((675020.6535021134 6847446.360927581, 675023.5799999998 6847415.109000001, 675023.5799999436 6847415.1089999955, 675017.849 6847414.668, 675011.771 6847414.459, 675011.61 6847417.748, 675011.509 6847418.798, 675008.9404359331 6847445.268437645, 675020.6535021134 6847446.360927581))</text:p>
          </table:table-cell>
          <table:table-cell table:number-columns-repeated="2" office:value-type="float" office:value="0" calcext:value-type="float">
            <text:p>0</text:p>
          </table:table-cell>
          <table:table-cell/>
        </table:table-row>
        <table:table-row table:style-name="ro1">
          <table:table-cell office:value-type="string" calcext:value-type="string">
            <text:p>77285-BR-Densifyed-3</text:p>
          </table:table-cell>
          <table:table-cell office:value-type="float" office:value="374.387426639603" calcext:value-type="float">
            <text:p>374,387426639603</text:p>
          </table:table-cell>
          <table:table-cell office:value-type="string" calcext:value-type="string">
            <text:p>83.6921231971999</text:p>
          </table:table-cell>
          <table:table-cell office:value-type="string" calcext:value-type="string">
            <text:p>true</text:p>
          </table:table-cell>
          <table:table-cell office:value-type="string" calcext:value-type="string">
            <text:p>59.29842298833127</text:p>
          </table:table-cell>
          <table:table-cell office:value-type="float" office:value="2" calcext:value-type="float">
            <text:p>2</text:p>
          </table:table-cell>
          <table:table-cell office:value-type="string" calcext:value-type="string">
            <text:p>POLYGON ((673732.4546485558 6826724.294894971, 673734.48 6826724.21, 673734.38 6826720.93, 673734.0008898514 6826706.3684413405, 673709.2519525569 6826707.202909583, 673709.7489459065 6826721.942904013, 673709.77 6826721.94, 673712.37 6826721.87, 673729.39 6826721.42, 673729.97 6826721.46, 673730.54 6826721.62, 673731.07 6826721.88, 673731.53 6826722.24, 673731.92 6826722.69, 673732.21 6826723.2, 673732.39 6826723.75, 673732.4546485558 6826724.294894971))</text:p>
          </table:table-cell>
          <table:table-cell office:value-type="float" office:value="0.511566240340523" calcext:value-type="float">
            <text:p>0,511566240340523</text:p>
          </table:table-cell>
          <table:table-cell office:value-type="float" office:value="30.6365764691165" calcext:value-type="float">
            <text:p>30,6365764691165</text:p>
          </table:table-cell>
          <table:table-cell office:value-type="float" office:value="77285" calcext:value-type="float">
            <text:p>77285</text:p>
          </table:table-cell>
        </table:table-row>
        <table:table-row table:style-name="ro1">
          <table:table-cell office:value-type="string" calcext:value-type="string">
            <text:p>77312-AK-Densifyed-1</text:p>
          </table:table-cell>
          <table:table-cell office:value-type="float" office:value="293.926716142083" calcext:value-type="float">
            <text:p>293,926716142083</text:p>
          </table:table-cell>
          <table:table-cell office:value-type="string" calcext:value-type="string">
            <text:p>68.88937432646424</text:p>
          </table:table-cell>
          <table:table-cell office:value-type="string" calcext:value-type="string">
            <text:p>true</text:p>
          </table:table-cell>
          <table:table-cell office:value-type="string" calcext:value-type="string">
            <text:p>35.119201704307756</text:p>
          </table:table-cell>
          <table:table-cell office:value-type="float" office:value="3" calcext:value-type="float">
            <text:p>3</text:p>
          </table:table-cell>
          <table:table-cell office:value-type="string" calcext:value-type="string">
            <text:p>POLYGON ((680455.9462066175 6803538.951465922, 680452.34 6803536.94, 680443.1700148113 6803531.910008125, 680443.1699997763 6803531.909999878, 680442.1400000006 6803531.35, 680442.1399999878 6803531.350000024, 680435.72 6803543.84, 680433.49 6803548.23, 680446.8412380301 6803555.552563989, 680455.9462066175 6803538.951465922))</text:p>
          </table:table-cell>
          <table:table-cell office:value-type="float" office:value="0.585770799323172" calcext:value-type="float">
            <text:p>0,585770799323172</text:p>
          </table:table-cell>
          <table:table-cell office:value-type="float" office:value="26.6190739567769" calcext:value-type="float">
            <text:p>26,6190739567769</text:p>
          </table:table-cell>
          <table:table-cell office:value-type="float" office:value="77312" calcext:value-type="float">
            <text:p>77312</text:p>
          </table:table-cell>
        </table:table-row>
        <table:table-row table:style-name="ro1">
          <table:table-cell office:value-type="string" calcext:value-type="string">
            <text:p>77114-0B-Densifyed-4</text:p>
          </table:table-cell>
          <table:table-cell office:value-type="float" office:value="1089.00445672316" calcext:value-type="float">
            <text:p>1089,00445672316</text:p>
          </table:table-cell>
          <table:table-cell office:value-type="string" calcext:value-type="string">
            <text:p>184.21785975479833</text:p>
          </table:table-cell>
          <table:table-cell office:value-type="string" calcext:value-type="string">
            <text:p>true</text:p>
          </table:table-cell>
          <table:table-cell office:value-type="string" calcext:value-type="string">
            <text:p>117.01245952891824</text:p>
          </table:table-cell>
          <table:table-cell office:value-type="float" office:value="3" calcext:value-type="float">
            <text:p>3</text:p>
          </table:table-cell>
          <table:table-cell office:value-type="string" calcext:value-type="string">
            <text:p>POLYGON ((674518.12 6846940.2, 674525.33 6846933.19, 674523.51 6846907.44, 674507.11 6846889.83, 674487.64 6846908.61, 674468.46 6846927.12, 674470.5213304712 6846929.295016795, 674470.54 6846929.28, 674489.72 6846910.77, 674489.7219413042 6846910.767760033, 674518.12 6846940.2))</text:p>
          </table:table-cell>
          <table:table-cell office:value-type="float" office:value="0.691059812526894" calcext:value-type="float">
            <text:p>0,691059812526894</text:p>
          </table:table-cell>
          <table:table-cell office:value-type="float" office:value="28.4482458231039" calcext:value-type="float">
            <text:p>28,4482458231039</text:p>
          </table:table-cell>
          <table:table-cell office:value-type="float" office:value="77114" calcext:value-type="float">
            <text:p>77114</text:p>
          </table:table-cell>
        </table:table-row>
        <table:table-row table:style-name="ro1">
          <table:table-cell office:value-type="string" calcext:value-type="string">
            <text:p>77152-AB-Densifyed-2</text:p>
          </table:table-cell>
          <table:table-cell office:value-type="float" office:value="475.058469064249" calcext:value-type="float">
            <text:p>475,058469064249</text:p>
          </table:table-cell>
          <table:table-cell office:value-type="string" calcext:value-type="string">
            <text:p>111.11270565256375</text:p>
          </table:table-cell>
          <table:table-cell office:value-type="string" calcext:value-type="string">
            <text:p>true</text:p>
          </table:table-cell>
          <table:table-cell office:value-type="string" calcext:value-type="string">
            <text:p>3.4015491608976434</text:p>
          </table:table-cell>
          <table:table-cell office:value-type="float" office:value="4" calcext:value-type="float">
            <text:p>4</text:p>
          </table:table-cell>
          <table:table-cell office:value-type="string" calcext:value-type="string">
            <text:p>POLYGON ((669566.65 6823956.37, 669566.65 6823956.44, 669582.78 6823954.49, 669580.06 6823932.07, 669579.61 6823928.3, 669565.7840998105 6823929.970629606, 669565.78 6823929.89, 669564.4 6823920.49, 669564.36 6823920.33, 669564.33 6823920.17, 669564.18 6823919.6, 669564.09 6823919.34, 669563.99 6823919.08, 669563.74 6823918.55, 669563.6 6823918.31, 669563.45 6823918.06, 669563.1 6823917.58, 669563.1 6823917.57, 669563.09 6823917.56, 669562.9 6823917.35, 669562.71 6823917.14, 669562.7 6823917.14, 669562.7 6823917.13, 669562.5310399744 6823916.97882524, 669560.49 6823919.18, 669560.68 6823919.35, 669561.03 6823919.83, 669561.28 6823920.36, 669561.43 6823920.93, 669562.81 6823930.33, 669566.65 6823956.37))</text:p>
          </table:table-cell>
          <table:table-cell office:value-type="float" office:value="0.60904375695486" calcext:value-type="float">
            <text:p>0,60904375695486</text:p>
          </table:table-cell>
          <table:table-cell office:value-type="float" office:value="18.1242406740491" calcext:value-type="float">
            <text:p>18,1242406740491</text:p>
          </table:table-cell>
          <table:table-cell office:value-type="float" office:value="77152" calcext:value-type="float">
            <text:p>77152</text:p>
          </table:table-cell>
        </table:table-row>
        <table:table-row table:style-name="ro1">
          <table:table-cell office:value-type="string" calcext:value-type="string">
            <text:p>77217-0C-Densifyed-3</text:p>
          </table:table-cell>
          <table:table-cell office:value-type="float" office:value="332.697522389019" calcext:value-type="float">
            <text:p>332,697522389019</text:p>
          </table:table-cell>
          <table:table-cell office:value-type="string" calcext:value-type="string">
            <text:p>93.50319478122063</text:p>
          </table:table-cell>
          <table:table-cell office:value-type="string" calcext:value-type="string">
            <text:p>true</text:p>
          </table:table-cell>
          <table:table-cell office:value-type="string" calcext:value-type="string">
            <text:p>40.78703737570365</text:p>
          </table:table-cell>
          <table:table-cell office:value-type="float" office:value="3" calcext:value-type="float">
            <text:p>3</text:p>
          </table:table-cell>
          <table:table-cell office:value-type="string" calcext:value-type="string">
            <text:p>POLYGON ((675726.43 6843558.96, 675719.48 6843562.11, 675719.38 6843562.17, 675719.38 6843562.18, 675718.08 6843563.16, 675715.3 6843564.78, 675728.26 6843585.46, 675736.3230304591 6843580.413956433, 675736.3230304593 6843580.413956433, 675738.87 6843578.82, 675747.44 6843573.45, 675746.1402695606 6843570.757603612, 675745.85 6843570.9, 675737.27644966 6843576.275955808, 675726.43 6843558.96))</text:p>
          </table:table-cell>
          <table:table-cell office:value-type="float" office:value="0.723628951484209" calcext:value-type="float">
            <text:p>0,723628951484209</text:p>
          </table:table-cell>
          <table:table-cell office:value-type="float" office:value="12.4978169238272" calcext:value-type="float">
            <text:p>12,4978169238272</text:p>
          </table:table-cell>
          <table:table-cell office:value-type="float" office:value="77217" calcext:value-type="float">
            <text:p>77217</text:p>
          </table:table-cell>
        </table:table-row>
        <table:table-row table:style-name="ro1">
          <table:table-cell office:value-type="string" calcext:value-type="string">
            <text:p>77312-AK-Densifyed-2</text:p>
          </table:table-cell>
          <table:table-cell office:value-type="float" office:value="254.642445312258" calcext:value-type="float">
            <text:p>254,642445312258</text:p>
          </table:table-cell>
          <table:table-cell office:value-type="string" calcext:value-type="string">
            <text:p>77.6570434751992</text:p>
          </table:table-cell>
          <table:table-cell office:value-type="string" calcext:value-type="string">
            <text:p>true</text:p>
          </table:table-cell>
          <table:table-cell office:value-type="string" calcext:value-type="string">
            <text:p>10.207491770489042</text:p>
          </table:table-cell>
          <table:table-cell office:value-type="float" office:value="3" calcext:value-type="float">
            <text:p>3</text:p>
          </table:table-cell>
          <table:table-cell office:value-type="string" calcext:value-type="string">
            <text:p>POLYGON ((680483.8571966746 6804012.175473478, 680488.4998543293 6803983.450901279, 680488 6803983.37, 680487.45 6803986.6, 680478.25 6803985.13, 680474.21 6804010.41, 680474.2 6804010.46, 680483.8571966746 6804012.175473478))</text:p>
          </table:table-cell>
          <table:table-cell office:value-type="float" office:value="0.51827623654659" calcext:value-type="float">
            <text:p>0,51827623654659</text:p>
          </table:table-cell>
          <table:table-cell office:value-type="float" office:value="30.9652095102364" calcext:value-type="float">
            <text:p>30,9652095102364</text:p>
          </table:table-cell>
          <table:table-cell office:value-type="float" office:value="77312" calcext:value-type="float">
            <text:p>77312</text:p>
          </table:table-cell>
        </table:table-row>
        <table:table-row table:style-name="ro1">
          <table:table-cell office:value-type="string" calcext:value-type="string">
            <text:p>77114-0B-Densifyed-4</text:p>
          </table:table-cell>
          <table:table-cell office:value-type="float" office:value="245.206313035912" calcext:value-type="float">
            <text:p>245,206313035912</text:p>
          </table:table-cell>
          <table:table-cell office:value-type="string" calcext:value-type="string">
            <text:p>101.48071665565078</text:p>
          </table:table-cell>
          <table:table-cell office:value-type="string" calcext:value-type="string">
            <text:p>true</text:p>
          </table:table-cell>
          <table:table-cell office:value-type="string" calcext:value-type="string">
            <text:p>70.63776693598989</text:p>
          </table:table-cell>
          <table:table-cell office:value-type="float" office:value="3" calcext:value-type="float">
            <text:p>3</text:p>
          </table:table-cell>
          <table:table-cell office:value-type="string" calcext:value-type="string">
            <text:p>POLYGON ((675083.000702035 6847802.688663771, 675084.16 6847802.801, 675084.704 6847798.43, 675108.073 6847800.072, 675112.231 6847806.083, 675113.759 6847792.968, 675112.07 6847790.484, 675109.409 6847792.636, 675086.739 6847791.037, 675087.097 6847786.047, 675086.3131181333 6847785.983635467, 675083.000702035 6847802.688663771))</text:p>
          </table:table-cell>
          <table:table-cell office:value-type="float" office:value="0.651483543058459" calcext:value-type="float">
            <text:p>0,651483543058459</text:p>
          </table:table-cell>
          <table:table-cell office:value-type="float" office:value="14.6222713009952" calcext:value-type="float">
            <text:p>14,6222713009952</text:p>
          </table:table-cell>
          <table:table-cell office:value-type="float" office:value="77114" calcext:value-type="float">
            <text:p>77114</text:p>
          </table:table-cell>
        </table:table-row>
        <table:table-row table:style-name="ro1">
          <table:table-cell office:value-type="string" calcext:value-type="string">
            <text:p>77470-AH-Densifyed-1</text:p>
          </table:table-cell>
          <table:table-cell office:value-type="float" office:value="1186.62954079681" calcext:value-type="float">
            <text:p>1186,62954079681</text:p>
          </table:table-cell>
          <table:table-cell office:value-type="string" calcext:value-type="string">
            <text:p>260.0565963242511</text:p>
          </table:table-cell>
          <table:table-cell office:value-type="string" calcext:value-type="string">
            <text:p>true</text:p>
          </table:table-cell>
          <table:table-cell office:value-type="string" calcext:value-type="string">
            <text:p>190.0962943291778</text:p>
          </table:table-cell>
          <table:table-cell office:value-type="float" office:value="2" calcext:value-type="float">
            <text:p>2</text:p>
          </table:table-cell>
          <table:table-cell office:value-type="string" calcext:value-type="string">
            <text:p>POLYGON ((683211.77 6848808.06, 683222.02 6848807.39, 683222.53 6848838.48, 683242.3000846714 6848837.4115815405, 683242.58 6848842.64, 683244.06 6848870.12, 683244.57 6848882.48, 683244.7322964501 6848886.72675711, 683247.75 6848887.08, 683247.57 6848882.37, 683247.05 6848869.98, 683245.57 6848842.48, 683245.29 6848837.25, 683244 6848813.18, 683242.67 6848788.59, 683237.41 6848788.49, 683226.34 6848788.31, 683225.15 6848788.38, 683225.53 6848804.24, 683211.9 6848807.67, 683211.77 6848808.06))</text:p>
          </table:table-cell>
          <table:table-cell office:value-type="float" office:value="0.327202619484482" calcext:value-type="float">
            <text:p>0,327202619484482</text:p>
          </table:table-cell>
          <table:table-cell office:value-type="float" office:value="72.4764300898703" calcext:value-type="float">
            <text:p>72,4764300898703</text:p>
          </table:table-cell>
          <table:table-cell office:value-type="float" office:value="77470" calcext:value-type="float">
            <text:p>77470</text:p>
          </table:table-cell>
        </table:table-row>
        <table:table-row table:style-name="ro1">
          <table:table-cell office:value-type="string" calcext:value-type="string">
            <text:p>77217-0C-Densifyed-2</text:p>
          </table:table-cell>
          <table:table-cell office:value-type="float" office:value="344.334054496184" calcext:value-type="float">
            <text:p>344,334054496184</text:p>
          </table:table-cell>
          <table:table-cell office:value-type="string" calcext:value-type="string">
            <text:p>83.73508350246831</text:p>
          </table:table-cell>
          <table:table-cell office:value-type="string" calcext:value-type="string">
            <text:p>true</text:p>
          </table:table-cell>
          <table:table-cell office:value-type="string" calcext:value-type="string">
            <text:p>75.05620634657296</text:p>
          </table:table-cell>
          <table:table-cell office:value-type="float" office:value="2" calcext:value-type="float">
            <text:p>2</text:p>
          </table:table-cell>
          <table:table-cell office:value-type="string" calcext:value-type="string">
            <text:p>POLYGON ((674815.5600040015 6842310.970488707, 674845.6960899732 6842300.762502307, 674845.6960911112 6842300.762501921, 674838.3979126099 6842289.0103105, 674812.6460453174 6842302.387728952, 674815.5600040015 6842310.970488707))</text:p>
          </table:table-cell>
          <table:table-cell office:value-type="float" office:value="0.41611008065223" calcext:value-type="float">
            <text:p>0,41611008065223</text:p>
          </table:table-cell>
          <table:table-cell office:value-type="float" office:value="61.8308262777102" calcext:value-type="float">
            <text:p>61,8308262777102</text:p>
          </table:table-cell>
          <table:table-cell office:value-type="float" office:value="77217" calcext:value-type="float">
            <text:p>77217</text:p>
          </table:table-cell>
        </table:table-row>
        <table:table-row table:style-name="ro1">
          <table:table-cell office:value-type="string" calcext:value-type="string">
            <text:p>77243-AY-Densifyed-2</text:p>
          </table:table-cell>
          <table:table-cell office:value-type="float" office:value="288.130420897724" calcext:value-type="float">
            <text:p>288,130420897724</text:p>
          </table:table-cell>
          <table:table-cell office:value-type="string" calcext:value-type="string">
            <text:p>69.34082605523719</text:p>
          </table:table-cell>
          <table:table-cell office:value-type="string" calcext:value-type="string">
            <text:p>true</text:p>
          </table:table-cell>
          <table:table-cell office:value-type="string" calcext:value-type="string">
            <text:p>49.3645689408815</text:p>
          </table:table-cell>
          <table:table-cell office:value-type="float" office:value="2" calcext:value-type="float">
            <text:p>2</text:p>
          </table:table-cell>
          <table:table-cell office:value-type="string" calcext:value-type="string">
            <text:p>POLYGON ((679364.6683283205 6862925.347201728, 679369.907 6862922.921, 679377.593 6862919.379, 679383.9239999992 6862916.457, 679378.5562511305 6862903.969317766, 679359.8524428922 6862912.0090279095, 679364.6683283205 6862925.347201728))</text:p>
          </table:table-cell>
          <table:table-cell office:value-type="float" office:value="0.935099615127345" calcext:value-type="float">
            <text:p>0,935099615127345</text:p>
          </table:table-cell>
          <table:table-cell office:value-type="float" office:value="2.14733042729566" calcext:value-type="float">
            <text:p>2,14733042729566</text:p>
          </table:table-cell>
          <table:table-cell office:value-type="float" office:value="77243" calcext:value-type="float">
            <text:p>77243</text:p>
          </table:table-cell>
        </table:table-row>
        <table:table-row table:style-name="ro1">
          <table:table-cell office:value-type="string" calcext:value-type="string">
            <text:p>77317-AC-Densifyed-1</text:p>
          </table:table-cell>
          <table:table-cell office:value-type="float" office:value="321.144729550415" calcext:value-type="float">
            <text:p>321,144729550415</text:p>
          </table:table-cell>
          <table:table-cell office:value-type="string" calcext:value-type="string">
            <text:p>73.81412554156432</text:p>
          </table:table-cell>
          <table:table-cell office:value-type="string" calcext:value-type="string">
            <text:p>true</text:p>
          </table:table-cell>
          <table:table-cell office:value-type="string" calcext:value-type="string">
            <text:p>23.134647156151853</text:p>
          </table:table-cell>
          <table:table-cell office:value-type="float" office:value="3" calcext:value-type="float">
            <text:p>3</text:p>
          </table:table-cell>
          <table:table-cell office:value-type="string" calcext:value-type="string">
            <text:p>POLYGON ((691465.9956442358 6834260.025906245, 691472.69 6834264.31, 691485.25 6834272.1, 691485.26 6834272.1, 691491.11 6834256.28, 691470.5193477267 6834248.671749587, 691466.68 6834258.97, 691466.42 6834259.5, 691466.07 6834259.96, 691465.9956442358 6834260.025906245))</text:p>
          </table:table-cell>
          <table:table-cell office:value-type="float" office:value="0.509358406713999" calcext:value-type="float">
            <text:p>0,509358406713999</text:p>
          </table:table-cell>
          <table:table-cell office:value-type="float" office:value="27.5194209481384" calcext:value-type="float">
            <text:p>27,5194209481384</text:p>
          </table:table-cell>
          <table:table-cell office:value-type="float" office:value="77317" calcext:value-type="float">
            <text:p>77317</text:p>
          </table:table-cell>
        </table:table-row>
        <table:table-row table:style-name="ro1">
          <table:table-cell office:value-type="string" calcext:value-type="string">
            <text:p>77243-AN-Densifyed-2</text:p>
          </table:table-cell>
          <table:table-cell office:value-type="float" office:value="358.306473827984" calcext:value-type="float">
            <text:p>358,306473827984</text:p>
          </table:table-cell>
          <table:table-cell office:value-type="string" calcext:value-type="string">
            <text:p>75.8438093129055</text:p>
          </table:table-cell>
          <table:table-cell office:value-type="string" calcext:value-type="string">
            <text:p>true</text:p>
          </table:table-cell>
          <table:table-cell office:value-type="string" calcext:value-type="string">
            <text:p>57.94178360546583</text:p>
          </table:table-cell>
          <table:table-cell office:value-type="float" office:value="2" calcext:value-type="float">
            <text:p>2</text:p>
          </table:table-cell>
          <table:table-cell office:value-type="string" calcext:value-type="string">
            <text:p>POLYGON ((678917.9107361201 6864531.546269183, 678915.901 6864531.182, 678898.5200000003 6864527.431, 678898.5199999945 6864527.431000026, 678894.7810000002 6864545.141999999, 678913.9486336734 6864549.396514533, 678917.9107361201 6864531.546269183))</text:p>
          </table:table-cell>
          <table:table-cell office:value-type="float" office:value="0.457993627098837" calcext:value-type="float">
            <text:p>0,457993627098837</text:p>
          </table:table-cell>
          <table:table-cell office:value-type="float" office:value="40.2711118047315" calcext:value-type="float">
            <text:p>40,2711118047315</text:p>
          </table:table-cell>
          <table:table-cell office:value-type="float" office:value="77243" calcext:value-type="float">
            <text:p>77243</text:p>
          </table:table-cell>
        </table:table-row>
        <table:table-row table:style-name="ro1">
          <table:table-cell office:value-type="string" calcext:value-type="string">
            <text:p>77285-BM-Densifyed-1</text:p>
          </table:table-cell>
          <table:table-cell office:value-type="float" office:value="252.177571620652" calcext:value-type="float">
            <text:p>252,177571620652</text:p>
          </table:table-cell>
          <table:table-cell office:value-type="string" calcext:value-type="string">
            <text:p>73.43110187768096</text:p>
          </table:table-cell>
          <table:table-cell office:value-type="string" calcext:value-type="string">
            <text:p>true</text:p>
          </table:table-cell>
          <table:table-cell office:value-type="string" calcext:value-type="string">
            <text:p>57.613726330708225</text:p>
          </table:table-cell>
          <table:table-cell office:value-type="float" office:value="2" calcext:value-type="float">
            <text:p>2</text:p>
          </table:table-cell>
          <table:table-cell office:value-type="string" calcext:value-type="string">
            <text:p>POLYGON ((672117.2711140864 6826739.410655665, 672120.9739999439 6826735.898000053, 672120.9740000005 6826735.897999996, 672123.7609999998 6826709.662000001, 672123.7609999995 6826709.6620000005, 672123.7609999453 6826709.662000055, 672105.7330129008 6826728.046357198, 672117.2711140864 6826739.410655665))</text:p>
          </table:table-cell>
          <table:table-cell office:value-type="float" office:value="0.628022278040013" calcext:value-type="float">
            <text:p>0,628022278040013</text:p>
          </table:table-cell>
          <table:table-cell office:value-type="float" office:value="13.0313823130578" calcext:value-type="float">
            <text:p>13,0313823130578</text:p>
          </table:table-cell>
          <table:table-cell office:value-type="float" office:value="77285" calcext:value-type="float">
            <text:p>77285</text:p>
          </table:table-cell>
        </table:table-row>
        <table:table-row table:style-name="ro1">
          <table:table-cell office:value-type="string" calcext:value-type="string">
            <text:p>77285-BM-Densifyed-2</text:p>
          </table:table-cell>
          <table:table-cell office:value-type="float" office:value="383.779232525252" calcext:value-type="float">
            <text:p>383,779232525252</text:p>
          </table:table-cell>
          <table:table-cell office:value-type="string" calcext:value-type="string">
            <text:p>81.37611231345606</text:p>
          </table:table-cell>
          <table:table-cell office:value-type="string" calcext:value-type="string">
            <text:p>true</text:p>
          </table:table-cell>
          <table:table-cell office:value-type="string" calcext:value-type="string">
            <text:p>66.38189640065497</text:p>
          </table:table-cell>
          <table:table-cell office:value-type="float" office:value="2" calcext:value-type="float">
            <text:p>2</text:p>
          </table:table-cell>
          <table:table-cell office:value-type="string" calcext:value-type="string">
            <text:p>POLYGON ((672079.8888085273 6826774.863608616, 672080.603 6826774.195, 672098.5798276175 6826757.141705128, 672098.5798276737 6826757.1417050725, 672098.5798275382 6826757.141704936, 672087.6800167053 6826746.294796763, 672084.294 6826749.71, 672071.175 6826763.091, 672069.6172367735 6826764.466318674, 672079.8888085273 6826774.863608616))</text:p>
          </table:table-cell>
          <table:table-cell table:number-columns-repeated="2" office:value-type="float" office:value="0" calcext:value-type="float">
            <text:p>0</text:p>
          </table:table-cell>
          <table:table-cell/>
        </table:table-row>
        <table:table-row table:style-name="ro1">
          <table:table-cell office:value-type="string" calcext:value-type="string">
            <text:p>77470-AE-Densifyed-1</text:p>
          </table:table-cell>
          <table:table-cell office:value-type="float" office:value="515.466892803182" calcext:value-type="float">
            <text:p>515,466892803182</text:p>
          </table:table-cell>
          <table:table-cell office:value-type="string" calcext:value-type="string">
            <text:p>189.67813306908758</text:p>
          </table:table-cell>
          <table:table-cell office:value-type="string" calcext:value-type="string">
            <text:p>true</text:p>
          </table:table-cell>
          <table:table-cell office:value-type="string" calcext:value-type="string">
            <text:p>166.8693600254077</text:p>
          </table:table-cell>
          <table:table-cell office:value-type="float" office:value="2" calcext:value-type="float">
            <text:p>2</text:p>
          </table:table-cell>
          <table:table-cell office:value-type="string" calcext:value-type="string">
            <text:p>POLYGON ((683597.2049142683 6849270.301021843, 683600.204 6849271.524, 683603.166 6849264.852, 683607.578 6849266.554, 683608.601 6849270.523, 683613.835 6849272.698, 683618.232 6849271.342, 683629.266 6849276.235, 683644.102 6849282.697, 683655.305 6849287.459, 683653.776 6849291.1, 683657.63 6849292.886, 683664.6399999971 6849280.395000005, 683664.6399999994 6849280.395, 683659.384 6849278.12, 683657.708 6849281.942, 683646.112 6849276.883, 683631.236 6849270.393, 683616.861 6849264.047, 683606.028 6849259.312, 683608.784 6849253.242, 683605.2016598132 6849251.726860584, 683597.2049142683 6849270.301021843))</text:p>
          </table:table-cell>
          <table:table-cell office:value-type="float" office:value="0.455827856088555" calcext:value-type="float">
            <text:p>0,455827856088555</text:p>
          </table:table-cell>
          <table:table-cell office:value-type="float" office:value="50.3447659379409" calcext:value-type="float">
            <text:p>50,3447659379409</text:p>
          </table:table-cell>
          <table:table-cell office:value-type="float" office:value="77470" calcext:value-type="float">
            <text:p>77470</text:p>
          </table:table-cell>
        </table:table-row>
        <table:table-row table:style-name="ro1">
          <table:table-cell office:value-type="string" calcext:value-type="string">
            <text:p>77114-0B-Densifyed-1</text:p>
          </table:table-cell>
          <table:table-cell office:value-type="float" office:value="459.477661488133" calcext:value-type="float">
            <text:p>459,477661488133</text:p>
          </table:table-cell>
          <table:table-cell office:value-type="string" calcext:value-type="string">
            <text:p>122.31623266858641</text:p>
          </table:table-cell>
          <table:table-cell office:value-type="string" calcext:value-type="string">
            <text:p>true</text:p>
          </table:table-cell>
          <table:table-cell office:value-type="string" calcext:value-type="string">
            <text:p>113.76737425773035</text:p>
          </table:table-cell>
          <table:table-cell office:value-type="float" office:value="2" calcext:value-type="float">
            <text:p>2</text:p>
          </table:table-cell>
          <table:table-cell office:value-type="string" calcext:value-type="string">
            <text:p>POLYGON ((675226.9314506663 6847908.499224203, 675234.92 6847920.5, 675245.42 6847937.15, 675255.209999913 6847952.509999864, 675255.2100000007 6847952.51, 675262.58 6847947.72, 675254.53 6847935.24, 675246.67 6847922.67, 675238.59 6847909.96, 675234.4400424534 6847903.66221618, 675226.9314506663 6847908.499224203))</text:p>
          </table:table-cell>
          <table:table-cell table:number-columns-repeated="2" office:value-type="float" office:value="0" calcext:value-type="float">
            <text:p>0</text:p>
          </table:table-cell>
          <table:table-cell/>
        </table:table-row>
        <table:table-row table:style-name="ro1">
          <table:table-cell office:value-type="string" calcext:value-type="string">
            <text:p>77114-0B-Densifyed-1</text:p>
          </table:table-cell>
          <table:table-cell office:value-type="float" office:value="412.740646217945" calcext:value-type="float">
            <text:p>412,740646217945</text:p>
          </table:table-cell>
          <table:table-cell office:value-type="string" calcext:value-type="string">
            <text:p>92.92722143307779</text:p>
          </table:table-cell>
          <table:table-cell office:value-type="string" calcext:value-type="string">
            <text:p>true</text:p>
          </table:table-cell>
          <table:table-cell office:value-type="string" calcext:value-type="string">
            <text:p>50.53922215801389</text:p>
          </table:table-cell>
          <table:table-cell office:value-type="float" office:value="2" calcext:value-type="float">
            <text:p>2</text:p>
          </table:table-cell>
          <table:table-cell office:value-type="string" calcext:value-type="string">
            <text:p>POLYGON ((675098.52 6847164.06, 675101.65 6847157.25, 675113.4 6847131.3, 675099.4020028996 6847129.104559417, 675099.28 6847129.61, 675090.81 6847154.6, 675089.16 6847159.49, 675089.0370250987 6847159.761569574, 675098.52 6847164.06))</text:p>
          </table:table-cell>
          <table:table-cell office:value-type="float" office:value="0.901799904231106" calcext:value-type="float">
            <text:p>0,901799904231106</text:p>
          </table:table-cell>
          <table:table-cell office:value-type="float" office:value="4.55470661769352" calcext:value-type="float">
            <text:p>4,55470661769352</text:p>
          </table:table-cell>
          <table:table-cell office:value-type="float" office:value="77114" calcext:value-type="float">
            <text:p>77114</text:p>
          </table:table-cell>
        </table:table-row>
        <table:table-row table:style-name="ro1">
          <table:table-cell office:value-type="string" calcext:value-type="string">
            <text:p>77217-0B-Densifyed-2</text:p>
          </table:table-cell>
          <table:table-cell office:value-type="float" office:value="378.629502062292" calcext:value-type="float">
            <text:p>378,629502062292</text:p>
          </table:table-cell>
          <table:table-cell office:value-type="string" calcext:value-type="string">
            <text:p>79.98039573107748</text:p>
          </table:table-cell>
          <table:table-cell office:value-type="string" calcext:value-type="string">
            <text:p>true</text:p>
          </table:table-cell>
          <table:table-cell office:value-type="string" calcext:value-type="string">
            <text:p>29.188301702773334</text:p>
          </table:table-cell>
          <table:table-cell office:value-type="float" office:value="3" calcext:value-type="float">
            <text:p>3</text:p>
          </table:table-cell>
          <table:table-cell office:value-type="string" calcext:value-type="string">
            <text:p>POLYGON ((675533.26 6842942.8, 675533.26 6842942.79, 675533.44 6842941.9, 675534.1 6842938.54, 675534.100746735 6842938.537496242, 675514.57 6842934.68, 675514.37 6842935.81, 675509.99 6842934.92, 675507.81 6842950.3, 675531.1228143503 6842953.618992222, 675531.14 6842953.45, 675533.26 6842942.8))</text:p>
          </table:table-cell>
          <table:table-cell office:value-type="float" office:value="0.648217123223271" calcext:value-type="float">
            <text:p>0,648217123223271</text:p>
          </table:table-cell>
          <table:table-cell office:value-type="float" office:value="16.7157132672138" calcext:value-type="float">
            <text:p>16,7157132672138</text:p>
          </table:table-cell>
          <table:table-cell office:value-type="float" office:value="77217" calcext:value-type="float">
            <text:p>77217</text:p>
          </table:table-cell>
        </table:table-row>
        <table:table-row table:style-name="ro1">
          <table:table-cell office:value-type="string" calcext:value-type="string">
            <text:p>77152-AB-Densifyed-2</text:p>
          </table:table-cell>
          <table:table-cell office:value-type="float" office:value="754.884849698682" calcext:value-type="float">
            <text:p>754,884849698682</text:p>
          </table:table-cell>
          <table:table-cell office:value-type="string" calcext:value-type="string">
            <text:p>245.17253768807714</text:p>
          </table:table-cell>
          <table:table-cell office:value-type="string" calcext:value-type="string">
            <text:p>true</text:p>
          </table:table-cell>
          <table:table-cell office:value-type="string" calcext:value-type="string">
            <text:p>72.05557150243968</text:p>
          </table:table-cell>
          <table:table-cell office:value-type="float" office:value="5" calcext:value-type="float">
            <text:p>5</text:p>
          </table:table-cell>
          <table:table-cell office:value-type="string" calcext:value-type="string">
            <text:p>POLYGON ((669597.9027283086 6823948.749234159, 669597.9027283087 6823948.749234159, 669607.19 6824002.17, 669618.24 6823999.52, 669606.49 6823943.87, 669600.3319353517 6823945.176051074, 669590.99 6823891.42, 669590.83 6823890.85, 669590.57 6823890.33, 669590.5615303639 6823890.319470182, 669588.03 6823891.94, 669597.39 6823945.8, 669597.9027283086 6823948.749234159))</text:p>
          </table:table-cell>
          <table:table-cell office:value-type="float" office:value="0.341188810317229" calcext:value-type="float">
            <text:p>0,341188810317229</text:p>
          </table:table-cell>
          <table:table-cell office:value-type="float" office:value="76.328856597098" calcext:value-type="float">
            <text:p>76,328856597098</text:p>
          </table:table-cell>
          <table:table-cell office:value-type="float" office:value="77152" calcext:value-type="float">
            <text:p>77152</text:p>
          </table:table-cell>
        </table:table-row>
        <table:table-row table:style-name="ro1">
          <table:table-cell office:value-type="string" calcext:value-type="string">
            <text:p>77061-AD-Densifyed-3</text:p>
          </table:table-cell>
          <table:table-cell office:value-type="float" office:value="293.25023337113" calcext:value-type="float">
            <text:p>293,25023337113</text:p>
          </table:table-cell>
          <table:table-cell office:value-type="string" calcext:value-type="string">
            <text:p>69.05360896237595</text:p>
          </table:table-cell>
          <table:table-cell office:value-type="string" calcext:value-type="string">
            <text:p>true</text:p>
          </table:table-cell>
          <table:table-cell office:value-type="string" calcext:value-type="string">
            <text:p>69.01912837308866</text:p>
          </table:table-cell>
          <table:table-cell office:value-type="float" office:value="1" calcext:value-type="float">
            <text:p>1</text:p>
          </table:table-cell>
          <table:table-cell office:value-type="string" calcext:value-type="string">
            <text:p>POLYGON ((699275.2390000036 6806951.185999998, 699291.0489999994 6806944.067, 699291.0489998836 6806944.066999333, 699288.4151022495 6806928.982805019, 699271.8806247872 6806931.85539968, 699272.265409301 6806934.070195579, 699275.2389999998 6806951.185999999, 699275.2390000036 6806951.185999998))</text:p>
          </table:table-cell>
          <table:table-cell office:value-type="float" office:value="0.678248614843594" calcext:value-type="float">
            <text:p>0,678248614843594</text:p>
          </table:table-cell>
          <table:table-cell office:value-type="float" office:value="13.2809417737018" calcext:value-type="float">
            <text:p>13,2809417737018</text:p>
          </table:table-cell>
          <table:table-cell office:value-type="float" office:value="77061" calcext:value-type="float">
            <text:p>77061</text:p>
          </table:table-cell>
        </table:table-row>
        <table:table-row table:style-name="ro1">
          <table:table-cell office:value-type="string" calcext:value-type="string">
            <text:p>77243-AY-Densifyed-3</text:p>
          </table:table-cell>
          <table:table-cell office:value-type="float" office:value="279.897905441057" calcext:value-type="float">
            <text:p>279,897905441057</text:p>
          </table:table-cell>
          <table:table-cell office:value-type="string" calcext:value-type="string">
            <text:p>68.0309084697623</text:p>
          </table:table-cell>
          <table:table-cell office:value-type="string" calcext:value-type="string">
            <text:p>true</text:p>
          </table:table-cell>
          <table:table-cell office:value-type="string" calcext:value-type="string">
            <text:p>47.70312846641656</text:p>
          </table:table-cell>
          <table:table-cell office:value-type="float" office:value="2" calcext:value-type="float">
            <text:p>2</text:p>
          </table:table-cell>
          <table:table-cell office:value-type="string" calcext:value-type="string">
            <text:p>POLYGON ((679372.966 6862890.964, 679355.611 6862898.577, 679356.106 6862900.471, 679355.7076342297 6862900.5294818925, 679359.8524428922 6862912.0090279095, 679378.5562511305 6862903.969317766, 679372.966 6862890.964))</text:p>
          </table:table-cell>
          <table:table-cell office:value-type="float" office:value="0.974051172528764" calcext:value-type="float">
            <text:p>0,974051172528764</text:p>
          </table:table-cell>
          <table:table-cell office:value-type="float" office:value="0.824974401550663" calcext:value-type="float">
            <text:p>0,824974401550663</text:p>
          </table:table-cell>
          <table:table-cell office:value-type="float" office:value="77243" calcext:value-type="float">
            <text:p>77243</text:p>
          </table:table-cell>
        </table:table-row>
        <table:table-row table:style-name="ro1">
          <table:table-cell office:value-type="string" calcext:value-type="string">
            <text:p>77152-AK-Densifyed-2</text:p>
          </table:table-cell>
          <table:table-cell office:value-type="float" office:value="647.059867784974" calcext:value-type="float">
            <text:p>647,059867784974</text:p>
          </table:table-cell>
          <table:table-cell office:value-type="string" calcext:value-type="string">
            <text:p>175.79010235936508</text:p>
          </table:table-cell>
          <table:table-cell office:value-type="string" calcext:value-type="string">
            <text:p>true</text:p>
          </table:table-cell>
          <table:table-cell office:value-type="string" calcext:value-type="string">
            <text:p>129.07677674265662</text:p>
          </table:table-cell>
          <table:table-cell office:value-type="float" office:value="2" calcext:value-type="float">
            <text:p>2</text:p>
          </table:table-cell>
          <table:table-cell office:value-type="string" calcext:value-type="string">
            <text:p>POLYGON ((672532.48 6824276.98, 672532.47 6824277.08, 672532.5 6824277.27, 672532.51 6824277.47, 672532.53 6824277.56, 672532.55 6824277.66, 672532.61 6824277.85, 672532.66 6824278.04, 672532.66 6824278.05, 672527.5702805626 6824286.167654289, 672517.95 6824279.96, 672513.87 6824286.13, 672496.86 6824312.49, 672509.23 6824320.61, 672509.24 6824320.61, 672509.9 6824319.51, 672508.88 6824318.82, 672516.44 6824306.95, 672518.58 6824303.6, 672519.72 6824304.36, 672528.5060409913 6824290.342963505, 672528.5060409915 6824290.342963505, 672530.1 6824287.8, 672536.43 6824277.69, 672535.47 6824277, 672541.71 6824267.1, 672545.92 6824260.4, 672544.5728806149 6824257.7347761085, 672544.19 6824257.96, 672543.74 6824258.34, 672543.38 6824258.81, 672539.18 6824265.5, 672532.93 6824275.4, 672532.85 6824275.57, 672532.75 6824275.74, 672532.71 6824275.84, 672532.67 6824275.92, 672532.62 6824276.11, 672532.55 6824276.3, 672532.54 6824276.4, 672532.51 6824276.49, 672532.5 6824276.69, 672532.47 6824276.88, 672532.48 6824276.98))</text:p>
          </table:table-cell>
          <table:table-cell office:value-type="float" office:value="0.408769017725363" calcext:value-type="float">
            <text:p>0,408769017725363</text:p>
          </table:table-cell>
          <table:table-cell office:value-type="float" office:value="47.1510966670214" calcext:value-type="float">
            <text:p>47,1510966670214</text:p>
          </table:table-cell>
          <table:table-cell office:value-type="float" office:value="77152" calcext:value-type="float">
            <text:p>77152</text:p>
          </table:table-cell>
        </table:table-row>
        <table:table-row table:style-name="ro1">
          <table:table-cell office:value-type="string" calcext:value-type="string">
            <text:p>77243-AN-Densifyed-2</text:p>
          </table:table-cell>
          <table:table-cell office:value-type="float" office:value="872.401292966992" calcext:value-type="float">
            <text:p>872,401292966992</text:p>
          </table:table-cell>
          <table:table-cell office:value-type="string" calcext:value-type="string">
            <text:p>169.5969756351135</text:p>
          </table:table-cell>
          <table:table-cell office:value-type="string" calcext:value-type="string">
            <text:p>true</text:p>
          </table:table-cell>
          <table:table-cell office:value-type="string" calcext:value-type="string">
            <text:p>124.37911156769657</text:p>
          </table:table-cell>
          <table:table-cell office:value-type="float" office:value="2" calcext:value-type="float">
            <text:p>2</text:p>
          </table:table-cell>
          <table:table-cell office:value-type="string" calcext:value-type="string">
            <text:p>POLYGON ((679498.1467874985 6864458.639673305, 679498.11 6864492.99, 679517.85 6864494.98, 679519.98 6864458.84, 679520.05 6864456.26, 679501.1413876928 6864455.724687688, 679501.15 6864455.64, 679501.17 6864430.61, 679501.12 6864430.02, 679500.95 6864429.46, 679500.7672221224 6864429.12055537, 679498.17 6864430.6, 679498.15 6864455.64, 679498.1467874985 6864458.639673305))</text:p>
          </table:table-cell>
          <table:table-cell office:value-type="float" office:value="0.849726236411702" calcext:value-type="float">
            <text:p>0,849726236411702</text:p>
          </table:table-cell>
          <table:table-cell office:value-type="float" office:value="11.1571853552427" calcext:value-type="float">
            <text:p>11,1571853552427</text:p>
          </table:table-cell>
          <table:table-cell office:value-type="float" office:value="77243" calcext:value-type="float">
            <text:p>77243</text:p>
          </table:table-cell>
        </table:table-row>
        <table:table-row table:style-name="ro1">
          <table:table-cell office:value-type="string" calcext:value-type="string">
            <text:p>77312-AH-Densifyed-3</text:p>
          </table:table-cell>
          <table:table-cell office:value-type="float" office:value="430.113968690607" calcext:value-type="float">
            <text:p>430,113968690607</text:p>
          </table:table-cell>
          <table:table-cell office:value-type="string" calcext:value-type="string">
            <text:p>112.09489570348472</text:p>
          </table:table-cell>
          <table:table-cell office:value-type="string" calcext:value-type="string">
            <text:p>true</text:p>
          </table:table-cell>
          <table:table-cell office:value-type="string" calcext:value-type="string">
            <text:p>21.753871017838055</text:p>
          </table:table-cell>
          <table:table-cell office:value-type="float" office:value="3" calcext:value-type="float">
            <text:p>3</text:p>
          </table:table-cell>
          <table:table-cell office:value-type="string" calcext:value-type="string">
            <text:p>POLYGON ((680973.6299932966 6804344.314137123, 680974.01 6804344.36, 680990.7497127213 6804344.629995367, 680990.45 6804362.51, 681008.42 6804362.63, 681009.28 6804341.93, 680990.8 6804341.63, 680974.06 6804341.36, 680973.87 6804341.34, 680973.6299932966 6804344.314137123))</text:p>
          </table:table-cell>
          <table:table-cell office:value-type="float" office:value="0.766428185868769" calcext:value-type="float">
            <text:p>0,766428185868769</text:p>
          </table:table-cell>
          <table:table-cell office:value-type="float" office:value="11.8260786388477" calcext:value-type="float">
            <text:p>11,8260786388477</text:p>
          </table:table-cell>
          <table:table-cell office:value-type="float" office:value="77312" calcext:value-type="float">
            <text:p>77312</text:p>
          </table:table-cell>
        </table:table-row>
        <table:table-row table:style-name="ro1">
          <table:table-cell office:value-type="string" calcext:value-type="string">
            <text:p>77152-AP-Densifyed-2</text:p>
          </table:table-cell>
          <table:table-cell office:value-type="float" office:value="648.468922823767" calcext:value-type="float">
            <text:p>648,468922823767</text:p>
          </table:table-cell>
          <table:table-cell office:value-type="string" calcext:value-type="string">
            <text:p>161.17380249394245</text:p>
          </table:table-cell>
          <table:table-cell office:value-type="string" calcext:value-type="string">
            <text:p>true</text:p>
          </table:table-cell>
          <table:table-cell office:value-type="string" calcext:value-type="string">
            <text:p>160.42769736858574</text:p>
          </table:table-cell>
          <table:table-cell office:value-type="float" office:value="1" calcext:value-type="float">
            <text:p>1</text:p>
          </table:table-cell>
          <table:table-cell office:value-type="string" calcext:value-type="string">
            <text:p>POLYGON ((673492.63 6824249.41, 673501.71 6824242.68, 673504.94 6824240.29, 673508 6824238.03, 673514.7 6824233, 673511.67 6824228.58, 673505.14 6824219.03, 673494.59 6824226.64, 673478.75 6824238.13, 673487.1333535314 6824249.745987881, 673487.11 6824249.76, 673479.18 6824255.62, 673477.03 6824257.19, 673473.21 6824259.98, 673462.15 6824268.07, 673461.9589208849 6824268.23936558, 673463.92 6824270.49, 673474.98 6824262.41, 673478.8 6824259.61, 673480.96 6824258.04, 673488.89 6824252.18, 673492.63 6824249.41))</text:p>
          </table:table-cell>
          <table:table-cell office:value-type="float" office:value="0.885675583141046" calcext:value-type="float">
            <text:p>0,885675583141046</text:p>
          </table:table-cell>
          <table:table-cell office:value-type="float" office:value="8.66534894840239" calcext:value-type="float">
            <text:p>8,66534894840239</text:p>
          </table:table-cell>
          <table:table-cell office:value-type="float" office:value="77152" calcext:value-type="float">
            <text:p>77152</text:p>
          </table:table-cell>
        </table:table-row>
        <table:table-row table:style-name="ro1">
          <table:table-cell office:value-type="string" calcext:value-type="string">
            <text:p>77470-AE-Densifyed-2</text:p>
          </table:table-cell>
          <table:table-cell office:value-type="float" office:value="414.361817770942" calcext:value-type="float">
            <text:p>414,361817770942</text:p>
          </table:table-cell>
          <table:table-cell office:value-type="string" calcext:value-type="string">
            <text:p>105.79538121866705</text:p>
          </table:table-cell>
          <table:table-cell office:value-type="string" calcext:value-type="string">
            <text:p>true</text:p>
          </table:table-cell>
          <table:table-cell office:value-type="string" calcext:value-type="string">
            <text:p>79.64952382887259</text:p>
          </table:table-cell>
          <table:table-cell office:value-type="float" office:value="3" calcext:value-type="float">
            <text:p>3</text:p>
          </table:table-cell>
          <table:table-cell office:value-type="string" calcext:value-type="string">
            <text:p>POLYGON ((683567.023757248 6849257.038048971, 683579.07 6849262.387, 683591.358 6849267.72, 683593.214999999 6849268.674, 683593.215 6849268.674, 683593.2150000032 6849268.674000001, 683597.204914268 6849270.301021843, 683597.2049143431 6849270.30102167, 683605.2016598125 6849251.726860586, 683605.2016596103 6849251.726860498, 683601.393 6849250.116, 683599.468 6849249.313, 683591.5030002187 6849245.802000096, 683591.5029999993 6849245.802000002, 683585.564 6849258.515, 683577.749 6849255.103, 683569.4214753179 6849251.494370145, 683567.023757248 6849257.038048971))</text:p>
          </table:table-cell>
          <table:table-cell office:value-type="float" office:value="0.643565192121592" calcext:value-type="float">
            <text:p>0,643565192121592</text:p>
          </table:table-cell>
          <table:table-cell office:value-type="float" office:value="21.6633629222479" calcext:value-type="float">
            <text:p>21,6633629222479</text:p>
          </table:table-cell>
          <table:table-cell office:value-type="float" office:value="77470" calcext:value-type="float">
            <text:p>77470</text:p>
          </table:table-cell>
        </table:table-row>
        <table:table-row table:style-name="ro1">
          <table:table-cell office:value-type="string" calcext:value-type="string">
            <text:p>77312-AI-Densifyed-1</text:p>
          </table:table-cell>
          <table:table-cell office:value-type="float" office:value="780.713559503679" calcext:value-type="float">
            <text:p>780,713559503679</text:p>
          </table:table-cell>
          <table:table-cell office:value-type="string" calcext:value-type="string">
            <text:p>188.8451570857228</text:p>
          </table:table-cell>
          <table:table-cell office:value-type="string" calcext:value-type="string">
            <text:p>true</text:p>
          </table:table-cell>
          <table:table-cell office:value-type="string" calcext:value-type="string">
            <text:p>136.94358946726527</text:p>
          </table:table-cell>
          <table:table-cell office:value-type="float" office:value="2" calcext:value-type="float">
            <text:p>2</text:p>
          </table:table-cell>
          <table:table-cell office:value-type="string" calcext:value-type="string">
            <text:p>POLYGON ((680347.64 6804320.68, 680340.14 6804320.09, 680330.86 6804319.35, 680330.27 6804325.2, 680326.95 6804358.4, 680340.910600462 6804359.726833928, 680340.91 6804359.73, 680337.3 6804397.55, 680337.3 6804397.809236111, 680340.29 6804397.83, 680343.89 6804360.01, 680347.64 6804320.68))</text:p>
          </table:table-cell>
          <table:table-cell office:value-type="float" office:value="0.956324576534462" calcext:value-type="float">
            <text:p>0,956324576534462</text:p>
          </table:table-cell>
          <table:table-cell office:value-type="float" office:value="3.54933796577086" calcext:value-type="float">
            <text:p>3,54933796577086</text:p>
          </table:table-cell>
          <table:table-cell office:value-type="float" office:value="77312" calcext:value-type="float">
            <text:p>77312</text:p>
          </table:table-cell>
        </table:table-row>
        <table:table-row table:style-name="ro1">
          <table:table-cell office:value-type="string" calcext:value-type="string">
            <text:p>77243-AM-Densifyed-1</text:p>
          </table:table-cell>
          <table:table-cell office:value-type="float" office:value="487.496798477865" calcext:value-type="float">
            <text:p>487,496798477865</text:p>
          </table:table-cell>
          <table:table-cell office:value-type="string" calcext:value-type="string">
            <text:p>94.7385354975062</text:p>
          </table:table-cell>
          <table:table-cell office:value-type="string" calcext:value-type="string">
            <text:p>true</text:p>
          </table:table-cell>
          <table:table-cell office:value-type="string" calcext:value-type="string">
            <text:p>62.916040017558345</text:p>
          </table:table-cell>
          <table:table-cell office:value-type="float" office:value="3" calcext:value-type="float">
            <text:p>3</text:p>
          </table:table-cell>
          <table:table-cell office:value-type="string" calcext:value-type="string">
            <text:p>POLYGON ((678931.483397064 6864246.11113266, 678961.7949993438 6864257.289999758, 678961.7950000007 6864257.289999998, 678966.902 6864243.015, 678936.6557811714 6864231.959829804, 678931.483397064 6864246.11113266))</text:p>
          </table:table-cell>
          <table:table-cell office:value-type="float" office:value="0.956782906882355" calcext:value-type="float">
            <text:p>0,956782906882355</text:p>
          </table:table-cell>
          <table:table-cell office:value-type="float" office:value="1.88185255637742" calcext:value-type="float">
            <text:p>1,88185255637742</text:p>
          </table:table-cell>
          <table:table-cell office:value-type="float" office:value="77243" calcext:value-type="float">
            <text:p>77243</text:p>
          </table:table-cell>
        </table:table-row>
        <table:table-row table:style-name="ro1">
          <table:table-cell office:value-type="string" calcext:value-type="string">
            <text:p>77114-0B-Densifyed-2</text:p>
          </table:table-cell>
          <table:table-cell office:value-type="float" office:value="479.094063243002" calcext:value-type="float">
            <text:p>479,094063243002</text:p>
          </table:table-cell>
          <table:table-cell office:value-type="string" calcext:value-type="string">
            <text:p>130.2255571875859</text:p>
          </table:table-cell>
          <table:table-cell office:value-type="string" calcext:value-type="string">
            <text:p>true</text:p>
          </table:table-cell>
          <table:table-cell office:value-type="string" calcext:value-type="string">
            <text:p>91.87724600642645</text:p>
          </table:table-cell>
          <table:table-cell office:value-type="float" office:value="2" calcext:value-type="float">
            <text:p>2</text:p>
          </table:table-cell>
          <table:table-cell office:value-type="string" calcext:value-type="string">
            <text:p>POLYGON ((674675.6029929252 6847230.475226085, 674673.57 6847241.11, 674671.85 6847251.63, 674690.43 6847251.05, 674693.26 6847230.33, 674679.1201302343 6847228.014699687, 674681.18 6847216.77, 674681.18 6847216.76, 674681.18 6847216.75, 674683.42 6847203.98, 674683.4242551016 6847203.929789802, 674680.47 6847203.46, 674678.22 6847216.23, 674676.16 6847227.53, 674675.95 6847228.66, 674675.6029929252 6847230.475226085))</text:p>
          </table:table-cell>
          <table:table-cell office:value-type="float" office:value="0.691031237789938" calcext:value-type="float">
            <text:p>0,691031237789938</text:p>
          </table:table-cell>
          <table:table-cell office:value-type="float" office:value="16.6875312735905" calcext:value-type="float">
            <text:p>16,6875312735905</text:p>
          </table:table-cell>
          <table:table-cell office:value-type="float" office:value="77114" calcext:value-type="float">
            <text:p>77114</text:p>
          </table:table-cell>
        </table:table-row>
        <table:table-row table:style-name="ro1">
          <table:table-cell office:value-type="string" calcext:value-type="string">
            <text:p>77285-BX-Densifyed-1</text:p>
          </table:table-cell>
          <table:table-cell office:value-type="float" office:value="272.550580980871" calcext:value-type="float">
            <text:p>272,550580980871</text:p>
          </table:table-cell>
          <table:table-cell office:value-type="string" calcext:value-type="string">
            <text:p>116.4375310034564</text:p>
          </table:table-cell>
          <table:table-cell office:value-type="string" calcext:value-type="string">
            <text:p>true</text:p>
          </table:table-cell>
          <table:table-cell office:value-type="string" calcext:value-type="string">
            <text:p>116.40145164148797</text:p>
          </table:table-cell>
          <table:table-cell office:value-type="float" office:value="1" calcext:value-type="float">
            <text:p>1</text:p>
          </table:table-cell>
          <table:table-cell office:value-type="string" calcext:value-type="string">
            <text:p>POLYGON ((672911.98 6825721.12, 672939.81 6825675.71, 672935.239029818 6825673.358131525, 672935.14 6825673.56, 672907.58 6825718.41, 672907.5777855362 6825718.412891106, 672911.98 6825721.12))</text:p>
          </table:table-cell>
          <table:table-cell office:value-type="float" office:value="0.656777628192057" calcext:value-type="float">
            <text:p>0,656777628192057</text:p>
          </table:table-cell>
          <table:table-cell office:value-type="float" office:value="30.8906846459033" calcext:value-type="float">
            <text:p>30,8906846459033</text:p>
          </table:table-cell>
          <table:table-cell office:value-type="float" office:value="77285" calcext:value-type="float">
            <text:p>77285</text:p>
          </table:table-cell>
        </table:table-row>
        <table:table-row table:style-name="ro1">
          <table:table-cell office:value-type="string" calcext:value-type="string">
            <text:p>77312-AI-Densifyed-2</text:p>
          </table:table-cell>
          <table:table-cell office:value-type="float" office:value="435.587640502783" calcext:value-type="float">
            <text:p>435,587640502783</text:p>
          </table:table-cell>
          <table:table-cell office:value-type="string" calcext:value-type="string">
            <text:p>148.7509330494898</text:p>
          </table:table-cell>
          <table:table-cell office:value-type="string" calcext:value-type="string">
            <text:p>true</text:p>
          </table:table-cell>
          <table:table-cell office:value-type="string" calcext:value-type="string">
            <text:p>54.187009840866764</text:p>
          </table:table-cell>
          <table:table-cell office:value-type="float" office:value="2" calcext:value-type="float">
            <text:p>2</text:p>
          </table:table-cell>
          <table:table-cell office:value-type="string" calcext:value-type="string">
            <text:p>POLYGON ((680326.09 6804366.92, 680323.01 6804397.71, 680337.3 6804397.809236111, 680337.3 6804397.55, 680340.91 6804359.73, 680340.910600462 6804359.726833928, 680326.95 6804358.4, 680326.09 6804366.92), (680328.05 6804372.61, 680339.4 6804373.78, 680338.33 6804383.65, 680327.07 6804382.59, 680328.05 6804372.61))</text:p>
          </table:table-cell>
          <table:table-cell office:value-type="float" office:value="0.920019142245156" calcext:value-type="float">
            <text:p>0,920019142245156</text:p>
          </table:table-cell>
          <table:table-cell office:value-type="float" office:value="3.53504181108045" calcext:value-type="float">
            <text:p>3,53504181108045</text:p>
          </table:table-cell>
          <table:table-cell office:value-type="float" office:value="77312" calcext:value-type="float">
            <text:p>77312</text:p>
          </table:table-cell>
        </table:table-row>
        <table:table-row table:style-name="ro1">
          <table:table-cell office:value-type="string" calcext:value-type="string">
            <text:p>77152-AY-Densifyed-2</text:p>
          </table:table-cell>
          <table:table-cell office:value-type="float" office:value="437.060808481077" calcext:value-type="float">
            <text:p>437,060808481077</text:p>
          </table:table-cell>
          <table:table-cell office:value-type="string" calcext:value-type="string">
            <text:p>114.29569019858037</text:p>
          </table:table-cell>
          <table:table-cell office:value-type="string" calcext:value-type="string">
            <text:p>true</text:p>
          </table:table-cell>
          <table:table-cell office:value-type="string" calcext:value-type="string">
            <text:p>77.95418377164268</text:p>
          </table:table-cell>
          <table:table-cell office:value-type="float" office:value="3" calcext:value-type="float">
            <text:p>3</text:p>
          </table:table-cell>
          <table:table-cell office:value-type="string" calcext:value-type="string">
            <text:p>POLYGON ((671518.3498054966 6823306.34015222, 671518.53 6823306.53, 671522.89 6823311.12, 671528.67 6823317.21, 671544.09 6823302.4, 671531.64 6823289.43, 671518.4583943419 6823302.087776378, 671510.77 6823293.99, 671506.2 6823289.17, 671506.1663880277 6823289.14020757, 671504.02 6823291.23, 671508.59 6823296.05, 671516.29 6823304.17, 671518.3498054966 6823306.34015222))</text:p>
          </table:table-cell>
          <table:table-cell office:value-type="float" office:value="0.620226982617935" calcext:value-type="float">
            <text:p>0,620226982617935</text:p>
          </table:table-cell>
          <table:table-cell office:value-type="float" office:value="25.4133141675719" calcext:value-type="float">
            <text:p>25,4133141675719</text:p>
          </table:table-cell>
          <table:table-cell office:value-type="float" office:value="77152" calcext:value-type="float">
            <text:p>77152</text:p>
          </table:table-cell>
        </table:table-row>
        <table:table-row table:style-name="ro1">
          <table:table-cell office:value-type="string" calcext:value-type="string">
            <text:p>77312-AK-Densifyed-1</text:p>
          </table:table-cell>
          <table:table-cell office:value-type="float" office:value="413.674459436221" calcext:value-type="float">
            <text:p>413,674459436221</text:p>
          </table:table-cell>
          <table:table-cell office:value-type="string" calcext:value-type="string">
            <text:p>84.60649951453227</text:p>
          </table:table-cell>
          <table:table-cell office:value-type="string" calcext:value-type="string">
            <text:p>true</text:p>
          </table:table-cell>
          <table:table-cell office:value-type="string" calcext:value-type="string">
            <text:p>58.09035396477205</text:p>
          </table:table-cell>
          <table:table-cell office:value-type="float" office:value="2" calcext:value-type="float">
            <text:p>2</text:p>
          </table:table-cell>
          <table:table-cell office:value-type="string" calcext:value-type="string">
            <text:p>POLYGON ((681014.8672877704 6803768.015760526, 681022.6479999687 6803754.937000053, 681022.6479999997 6803754.937, 680999.4560000375 6803741.081000023, 680999.4559999999 6803741.081, 680991.6460000001 6803754.4385, 681014.8672877704 6803768.015760526))</text:p>
          </table:table-cell>
          <table:table-cell office:value-type="float" office:value="0.392825276636119" calcext:value-type="float">
            <text:p>0,392825276636119</text:p>
          </table:table-cell>
          <table:table-cell office:value-type="float" office:value="45.8028183622339" calcext:value-type="float">
            <text:p>45,8028183622339</text:p>
          </table:table-cell>
          <table:table-cell office:value-type="float" office:value="77312" calcext:value-type="float">
            <text:p>77312</text:p>
          </table:table-cell>
        </table:table-row>
        <table:table-row table:style-name="ro1">
          <table:table-cell office:value-type="string" calcext:value-type="string">
            <text:p>77243-AS-Densifyed-2</text:p>
          </table:table-cell>
          <table:table-cell office:value-type="float" office:value="412.162912221345" calcext:value-type="float">
            <text:p>412,162912221345</text:p>
          </table:table-cell>
          <table:table-cell office:value-type="string" calcext:value-type="string">
            <text:p>107.59529057023437</text:p>
          </table:table-cell>
          <table:table-cell office:value-type="string" calcext:value-type="string">
            <text:p>true</text:p>
          </table:table-cell>
          <table:table-cell office:value-type="string" calcext:value-type="string">
            <text:p>73.21769458288955</text:p>
          </table:table-cell>
          <table:table-cell office:value-type="float" office:value="2" calcext:value-type="float">
            <text:p>2</text:p>
          </table:table-cell>
          <table:table-cell office:value-type="string" calcext:value-type="string">
            <text:p>POLYGON ((679316.88 6863955.28, 679316.28 6863955.13, 679310.81 6863978.47, 679312.07 6863978.77, 679325.93 6863982.14, 679330.6602867288 6863962.662348764, 679344.38 6863966.88, 679344.7274022164 6863966.951876321, 679345.27 6863964.01, 679331.37 6863959.74, 679316.88 6863955.28))</text:p>
          </table:table-cell>
          <table:table-cell office:value-type="float" office:value="0.742456102472067" calcext:value-type="float">
            <text:p>0,742456102472067</text:p>
          </table:table-cell>
          <table:table-cell office:value-type="float" office:value="11.2762815511963" calcext:value-type="float">
            <text:p>11,2762815511963</text:p>
          </table:table-cell>
          <table:table-cell office:value-type="float" office:value="77243" calcext:value-type="float">
            <text:p>77243</text:p>
          </table:table-cell>
        </table:table-row>
        <table:table-row table:style-name="ro1">
          <table:table-cell office:value-type="string" calcext:value-type="string">
            <text:p>77312-AN-Densifyed-2</text:p>
          </table:table-cell>
          <table:table-cell office:value-type="float" office:value="329.976013873223" calcext:value-type="float">
            <text:p>329,976013873223</text:p>
          </table:table-cell>
          <table:table-cell office:value-type="string" calcext:value-type="string">
            <text:p>135.2839899150047</text:p>
          </table:table-cell>
          <table:table-cell office:value-type="string" calcext:value-type="string">
            <text:p>true</text:p>
          </table:table-cell>
          <table:table-cell office:value-type="string" calcext:value-type="string">
            <text:p>50.84396081831263</text:p>
          </table:table-cell>
          <table:table-cell office:value-type="float" office:value="2" calcext:value-type="float">
            <text:p>2</text:p>
          </table:table-cell>
          <table:table-cell office:value-type="string" calcext:value-type="string">
            <text:p>POLYGON ((682710.4395370374 6804539.059722222, 682710.44 6804539.06, 682710.88 6804539.45, 682711.24 6804539.92, 682711.49 6804540.45, 682711.64 6804541.02, 682711.67 6804541.61, 682711.59 6804542.19, 682711.4 6804542.74, 682711.1 6804543.25, 682696.94 6804562.67, 682692.23 6804569.13, 682692.2289010845 6804569.131239802, 682701.5 6804575.92, 682702.47 6804574.61, 682706.95 6804568.49, 682722.62 6804547.08, 682710.52 6804538.95, 682710.4395370374 6804539.059722222), (682706.39 6804565.36, 682699.99 6804560.62, 682706.05 6804552.21, 682712.38 6804556.8, 682706.39 6804565.36))</text:p>
          </table:table-cell>
          <table:table-cell office:value-type="float" office:value="0.688442944223175" calcext:value-type="float">
            <text:p>0,688442944223175</text:p>
          </table:table-cell>
          <table:table-cell office:value-type="float" office:value="22.2256158523129" calcext:value-type="float">
            <text:p>22,2256158523129</text:p>
          </table:table-cell>
          <table:table-cell office:value-type="float" office:value="77312" calcext:value-type="float">
            <text:p>77312</text:p>
          </table:table-cell>
        </table:table-row>
        <table:table-row table:style-name="ro1">
          <table:table-cell office:value-type="string" calcext:value-type="string">
            <text:p>77312-AK-Densifyed-2</text:p>
          </table:table-cell>
          <table:table-cell office:value-type="float" office:value="833.543477178048" calcext:value-type="float">
            <text:p>833,543477178048</text:p>
          </table:table-cell>
          <table:table-cell office:value-type="string" calcext:value-type="string">
            <text:p>246.53813820033503</text:p>
          </table:table-cell>
          <table:table-cell office:value-type="string" calcext:value-type="string">
            <text:p>true</text:p>
          </table:table-cell>
          <table:table-cell office:value-type="string" calcext:value-type="string">
            <text:p>157.25846108581936</text:p>
          </table:table-cell>
          <table:table-cell office:value-type="float" office:value="3" calcext:value-type="float">
            <text:p>3</text:p>
          </table:table-cell>
          <table:table-cell office:value-type="string" calcext:value-type="string">
            <text:p>POLYGON ((680551.07 6803867.94, 680555.55 6803868.59, 680550.34 6803903.03, 680548.81 6803913.19, 680554.74 6803913.98, 680559.74 6803914.64, 680563.15 6803915.09, 680564.1 6803908.28, 680568.58 6803876.55, 680570.08 6803865.89, 680559.73 6803864.43, 680559.07 6803868.66, 680551.3 6803867.43, 680551.4758434775 6803866.285621813, 680551.4758434776 6803866.285621813, 680551.93 6803863.33, 680552.21 6803861.51, 680554.9789296133 6803862.00241274, 680561.62 6803817.18, 680561.65 6803816.59, 680561.603702222 6803816.2916365415, 680558.72 6803816.24, 680558.65 6803816.74, 680551.75 6803863.31, 680551.07 6803867.94))</text:p>
          </table:table-cell>
          <table:table-cell office:value-type="float" office:value="0.474215439918732" calcext:value-type="float">
            <text:p>0,474215439918732</text:p>
          </table:table-cell>
          <table:table-cell office:value-type="float" office:value="53.1633854647695" calcext:value-type="float">
            <text:p>53,1633854647695</text:p>
          </table:table-cell>
          <table:table-cell office:value-type="float" office:value="77312" calcext:value-type="float">
            <text:p>77312</text:p>
          </table:table-cell>
        </table:table-row>
        <table:table-row table:style-name="ro1">
          <table:table-cell office:value-type="string" calcext:value-type="string">
            <text:p>77312-AC-Densifyed-1</text:p>
          </table:table-cell>
          <table:table-cell office:value-type="float" office:value="376.251528675307" calcext:value-type="float">
            <text:p>376,251528675307</text:p>
          </table:table-cell>
          <table:table-cell office:value-type="string" calcext:value-type="string">
            <text:p>77.72975025817661</text:p>
          </table:table-cell>
          <table:table-cell office:value-type="string" calcext:value-type="string">
            <text:p>true</text:p>
          </table:table-cell>
          <table:table-cell office:value-type="string" calcext:value-type="string">
            <text:p>77.69636694644811</text:p>
          </table:table-cell>
          <table:table-cell office:value-type="float" office:value="1" calcext:value-type="float">
            <text:p>1</text:p>
          </table:table-cell>
          <table:table-cell office:value-type="string" calcext:value-type="string">
            <text:p>POLYGON ((680843.2710106795 6804509.458803847, 680848.031 6804489.674, 680832.185 6804485.32, 680830.4020000005 6804484.885, 680830.4019999849 6804484.885000064, 680828.761 6804491.824, 680825.622 6804504.653, 680825.5055220058 6804505.126848972, 680843.2710106795 6804509.458803847))</text:p>
          </table:table-cell>
          <table:table-cell office:value-type="float" office:value="0.437502303299643" calcext:value-type="float">
            <text:p>0,437502303299643</text:p>
          </table:table-cell>
          <table:table-cell office:value-type="float" office:value="36.2679016233123" calcext:value-type="float">
            <text:p>36,2679016233123</text:p>
          </table:table-cell>
          <table:table-cell office:value-type="float" office:value="77312" calcext:value-type="float">
            <text:p>77312</text:p>
          </table:table-cell>
        </table:table-row>
        <table:table-row table:style-name="ro1">
          <table:table-cell office:value-type="string" calcext:value-type="string">
            <text:p>77243-BD-Densifyed-3</text:p>
          </table:table-cell>
          <table:table-cell office:value-type="float" office:value="500.40848005664" calcext:value-type="float">
            <text:p>500,40848005664</text:p>
          </table:table-cell>
          <table:table-cell office:value-type="string" calcext:value-type="string">
            <text:p>143.29308694210494</text:p>
          </table:table-cell>
          <table:table-cell office:value-type="string" calcext:value-type="string">
            <text:p>true</text:p>
          </table:table-cell>
          <table:table-cell office:value-type="string" calcext:value-type="string">
            <text:p>135.173970334351</text:p>
          </table:table-cell>
          <table:table-cell office:value-type="float" office:value="2" calcext:value-type="float">
            <text:p>2</text:p>
          </table:table-cell>
          <table:table-cell office:value-type="string" calcext:value-type="string">
            <text:p>POLYGON ((678102.915 6862929.736, 678111.263 6862944.217, 678112.2579999998 6862947.2069999995, 678112.2580000003 6862947.2069999995, 678113.146 6862943.502, 678115.033 6862939.758, 678117.647 6862936.828, 678120.28 6862934.967, 678122.083 6862934.302, 678137.761 6862927.014, 678138.322 6862926.989, 678145.682 6862925.199, 678156.424 6862922.65, 678159.3530607417 6862922.214747049, 678157.0978816032 6862914.082178689, 678148.092 6862915.934, 678138.429 6862918.354, 678124.972 6862922.555, 678119.518 6862925.169, 678113.784 6862929.175, 678111.371 6862930.984, 678109.399 6862931.701, 678107.9 6862931.853, 678106.801 6862931.902, 678105.509 6862931.404, 678102.915 6862929.736))</text:p>
          </table:table-cell>
          <table:table-cell table:number-columns-repeated="2" office:value-type="float" office:value="0" calcext:value-type="float">
            <text:p>0</text:p>
          </table:table-cell>
          <table:table-cell/>
        </table:table-row>
        <table:table-row table:style-name="ro1">
          <table:table-cell office:value-type="string" calcext:value-type="string">
            <text:p>77152-AO-Densifyed-2</text:p>
          </table:table-cell>
          <table:table-cell office:value-type="float" office:value="714.363343801765" calcext:value-type="float">
            <text:p>714,363343801765</text:p>
          </table:table-cell>
          <table:table-cell office:value-type="string" calcext:value-type="string">
            <text:p>136.62705737809532</text:p>
          </table:table-cell>
          <table:table-cell office:value-type="string" calcext:value-type="string">
            <text:p>true</text:p>
          </table:table-cell>
          <table:table-cell office:value-type="string" calcext:value-type="string">
            <text:p>135.8560814468343</text:p>
          </table:table-cell>
          <table:table-cell office:value-type="float" office:value="1" calcext:value-type="float">
            <text:p>1</text:p>
          </table:table-cell>
          <table:table-cell office:value-type="string" calcext:value-type="string">
            <text:p>POLYGON ((674232.19 6824606.46, 674219.95 6824592.06, 674218.67 6824593.06, 674210.74 6824599.23, 674202.88 6824605.34, 674194.88 6824611.62, 674191.82 6824614.01, 674202.85 6824628.62, 674210.99 6824639.39, 674213.370607499 6824637.567557536, 674205.25 6824626.81, 674205.2485363267 6824626.808426551, 674232.19 6824606.46))</text:p>
          </table:table-cell>
          <table:table-cell office:value-type="float" office:value="0.664387106729692" calcext:value-type="float">
            <text:p>0,664387106729692</text:p>
          </table:table-cell>
          <table:table-cell office:value-type="float" office:value="21.5222396597399" calcext:value-type="float">
            <text:p>21,5222396597399</text:p>
          </table:table-cell>
          <table:table-cell office:value-type="float" office:value="77152" calcext:value-type="float">
            <text:p>77152</text:p>
          </table:table-cell>
        </table:table-row>
        <table:table-row table:style-name="ro1">
          <table:table-cell office:value-type="string" calcext:value-type="string">
            <text:p>77217-0D-Densifyed-2</text:p>
          </table:table-cell>
          <table:table-cell office:value-type="float" office:value="244.710144261949" calcext:value-type="float">
            <text:p>244,710144261949</text:p>
          </table:table-cell>
          <table:table-cell office:value-type="string" calcext:value-type="string">
            <text:p>87.0734100392038</text:p>
          </table:table-cell>
          <table:table-cell office:value-type="string" calcext:value-type="string">
            <text:p>true</text:p>
          </table:table-cell>
          <table:table-cell office:value-type="string" calcext:value-type="string">
            <text:p>55.951736271348274</text:p>
          </table:table-cell>
          <table:table-cell office:value-type="float" office:value="2" calcext:value-type="float">
            <text:p>2</text:p>
          </table:table-cell>
          <table:table-cell office:value-type="string" calcext:value-type="string">
            <text:p>POLYGON ((674590.08 6842170.18, 674590.08 6842170.17, 674590.1 6842169.89, 674590.11 6842169.6, 674590.11 6842169.59, 674590.12 6842169.58, 674590.21 6842169, 674590.21 6842168.98, 674590.21 6842168.96, 674590.28 6842168.69, 674590.35 6842168.43, 674590.36 6842168.41, 674590.37 6842168.39, 674590.58 6842167.84, 674590.7 6842167.58, 674590.83 6842167.33, 674591.14 6842166.83, 674591.22 6842166.72, 674591.3 6842166.6, 674602.3975600624 6842151.933224674, 674596.62 6842147.57, 674573.75 6842177.87, 674590.4115856562 6842172.159410356, 674590.31 6842171.86, 674590.19 6842171.3, 674590.15 6842171.04, 674590.11 6842170.78, 674590.08 6842170.19, 674590.08 6842170.18))</text:p>
          </table:table-cell>
          <table:table-cell office:value-type="float" office:value="0.382722233599917" calcext:value-type="float">
            <text:p>0,382722233599917</text:p>
          </table:table-cell>
          <table:table-cell office:value-type="float" office:value="71.5383827045439" calcext:value-type="float">
            <text:p>71,5383827045439</text:p>
          </table:table-cell>
          <table:table-cell office:value-type="float" office:value="77217" calcext:value-type="float">
            <text:p>77217</text:p>
          </table:table-cell>
        </table:table-row>
        <table:table-row table:style-name="ro1">
          <table:table-cell office:value-type="string" calcext:value-type="string">
            <text:p>77389-AK-Densifyed-3</text:p>
          </table:table-cell>
          <table:table-cell office:value-type="float" office:value="549.70826236695" calcext:value-type="float">
            <text:p>549,70826236695</text:p>
          </table:table-cell>
          <table:table-cell office:value-type="string" calcext:value-type="string">
            <text:p>166.36198051690874</text:p>
          </table:table-cell>
          <table:table-cell office:value-type="string" calcext:value-type="string">
            <text:p>true</text:p>
          </table:table-cell>
          <table:table-cell office:value-type="string" calcext:value-type="string">
            <text:p>64.23872418480902</text:p>
          </table:table-cell>
          <table:table-cell office:value-type="float" office:value="3" calcext:value-type="float">
            <text:p>3</text:p>
          </table:table-cell>
          <table:table-cell office:value-type="string" calcext:value-type="string">
            <text:p>POLYGON ((675276.0884782051 6823365.081829512, 675290.18 6823378.76, 675288.78 6823380.74, 675288.66 6823380.94, 675288.54 6823381.14, 675288.51 6823381.2, 675288.49 6823381.25, 675288.41 6823381.47, 675288.33 6823381.69, 675288.32 6823381.75, 675288.3 6823381.8, 675288.27 6823382.04, 675288.23 6823382.27, 675288.23 6823382.33, 675288.22 6823382.39, 675288.24 6823382.62, 675288.25 6823382.86, 675288.26 6823382.92, 675288.26 6823382.97, 675288.32 6823383.2, 675288.38 6823383.43, 675288.4 6823383.49, 675288.42 6823383.54, 675288.52 6823383.75, 675288.62 6823383.97, 675288.65 6823384.02, 675288.68 6823384.07, 675288.82 6823384.26, 675288.96 6823384.45, 675289 6823384.49, 675289.04 6823384.53, 675289.21 6823384.69, 675289.39 6823384.85, 675289.44 6823384.88, 675289.48 6823384.92, 675289.68 6823385.04, 675289.88 6823385.16, 675296.450573511 6823388.430771497, 675287.2 6823403.74, 675289.89 6823403.68, 675322.87 6823402.83, 675322.47 6823389.34, 675305.99 6823389.83, 675298.01 6823385.85, 675291.22 6823382.48, 675294.12 6823378.41, 675277.27 6823362.05, 675276.0884782051 6823365.081829512))</text:p>
          </table:table-cell>
          <table:table-cell office:value-type="float" office:value="0.536135970471288" calcext:value-type="float">
            <text:p>0,536135970471288</text:p>
          </table:table-cell>
          <table:table-cell office:value-type="float" office:value="51.1941295460513" calcext:value-type="float">
            <text:p>51,1941295460513</text:p>
          </table:table-cell>
          <table:table-cell office:value-type="float" office:value="77389" calcext:value-type="float">
            <text:p>77389</text:p>
          </table:table-cell>
        </table:table-row>
        <table:table-row table:style-name="ro1">
          <table:table-cell office:value-type="string" calcext:value-type="string">
            <text:p>77312-AH-Densifyed-2</text:p>
          </table:table-cell>
          <table:table-cell office:value-type="float" office:value="377.457169802239" calcext:value-type="float">
            <text:p>377,457169802239</text:p>
          </table:table-cell>
          <table:table-cell office:value-type="string" calcext:value-type="string">
            <text:p>100.30395337894963</text:p>
          </table:table-cell>
          <table:table-cell office:value-type="string" calcext:value-type="string">
            <text:p>true</text:p>
          </table:table-cell>
          <table:table-cell office:value-type="string" calcext:value-type="string">
            <text:p>100.27051599476965</text:p>
          </table:table-cell>
          <table:table-cell office:value-type="float" office:value="1" calcext:value-type="float">
            <text:p>1</text:p>
          </table:table-cell>
          <table:table-cell office:value-type="string" calcext:value-type="string">
            <text:p>POLYGON ((680359.5587553929 6804157.780072038, 680356.109 6804185.827, 680354.5470000003 6804198.432, 680363.789 6804199.464, 680365.703 6804183.458, 680368.6550966538 6804158.871386719, 680359.5587553929 6804157.780072038))</text:p>
          </table:table-cell>
          <table:table-cell office:value-type="float" office:value="0.655698883643605" calcext:value-type="float">
            <text:p>0,655698883643605</text:p>
          </table:table-cell>
          <table:table-cell office:value-type="float" office:value="22.9317014118298" calcext:value-type="float">
            <text:p>22,9317014118298</text:p>
          </table:table-cell>
          <table:table-cell office:value-type="float" office:value="77312" calcext:value-type="float">
            <text:p>77312</text:p>
          </table:table-cell>
        </table:table-row>
        <table:table-row table:style-name="ro1">
          <table:table-cell office:value-type="string" calcext:value-type="string">
            <text:p>77243-AM-Densifyed-1</text:p>
          </table:table-cell>
          <table:table-cell office:value-type="float" office:value="347.516982544291" calcext:value-type="float">
            <text:p>347,516982544291</text:p>
          </table:table-cell>
          <table:table-cell office:value-type="string" calcext:value-type="string">
            <text:p>82.3359343234551</text:p>
          </table:table-cell>
          <table:table-cell office:value-type="string" calcext:value-type="string">
            <text:p>true</text:p>
          </table:table-cell>
          <table:table-cell office:value-type="string" calcext:value-type="string">
            <text:p>82.30319873187746</text:p>
          </table:table-cell>
          <table:table-cell office:value-type="float" office:value="1" calcext:value-type="float">
            <text:p>1</text:p>
          </table:table-cell>
          <table:table-cell office:value-type="string" calcext:value-type="string">
            <text:p>POLYGON ((678759.0261645541 6864007.474286369, 678759.9529999761 6864005.232000058, 678759.9530000034 6864005.23199999, 678768.5289999999 6863979.246, 678768.528999996 6863979.245999999, 678761.042 6863976.76, 678758.176 6863975.814, 678748.408 6864000.193, 678748.153 6864000.834, 678747.458 6864002.56, 678747.3618973943 6864002.799843224, 678759.0261645541 6864007.474286369))</text:p>
          </table:table-cell>
          <table:table-cell office:value-type="float" office:value="0.670019617622497" calcext:value-type="float">
            <text:p>0,670019617622497</text:p>
          </table:table-cell>
          <table:table-cell office:value-type="float" office:value="12.5670981263122" calcext:value-type="float">
            <text:p>12,5670981263122</text:p>
          </table:table-cell>
          <table:table-cell office:value-type="float" office:value="77243" calcext:value-type="float">
            <text:p>77243</text:p>
          </table:table-cell>
        </table:table-row>
        <table:table-row table:style-name="ro1">
          <table:table-cell office:value-type="string" calcext:value-type="string">
            <text:p>77152-AY-Densifyed-3</text:p>
          </table:table-cell>
          <table:table-cell office:value-type="float" office:value="713.654579999741" calcext:value-type="float">
            <text:p>713,654579999741</text:p>
          </table:table-cell>
          <table:table-cell office:value-type="string" calcext:value-type="string">
            <text:p>209.19711914706355</text:p>
          </table:table-cell>
          <table:table-cell office:value-type="string" calcext:value-type="string">
            <text:p>true</text:p>
          </table:table-cell>
          <table:table-cell office:value-type="string" calcext:value-type="string">
            <text:p>131.34405247116894</text:p>
          </table:table-cell>
          <table:table-cell office:value-type="float" office:value="1" calcext:value-type="float">
            <text:p>1</text:p>
          </table:table-cell>
          <table:table-cell office:value-type="string" calcext:value-type="string">
            <text:p>POLYGON ((671425.495001907 6823187.445779388, 671433.91 6823179.23, 671436.11 6823177.1, 671425.64 6823166.38, 671415.14 6823155.65, 671412.68 6823158.05, 671404.5193471125 6823165.949448673, 671402.37 6823168.03, 671389.56 6823180.44, 671410.59 6823201.99, 671423.35 6823189.54, 671425.4950019072 6823187.445779388, 671425.495001907 6823187.445779388), (671404.4624259146 6823170.175285102, 671421.2571329544 6823187.394262624, 671421.25 6823187.4, 671410.64 6823197.75, 671393.81 6823180.5, 671404.45 6823170.19, 671404.4624259146 6823170.175285102))</text:p>
          </table:table-cell>
          <table:table-cell office:value-type="float" office:value="0.750221697183" calcext:value-type="float">
            <text:p>0,750221697183</text:p>
          </table:table-cell>
          <table:table-cell office:value-type="float" office:value="16.4080376648743" calcext:value-type="float">
            <text:p>16,4080376648743</text:p>
          </table:table-cell>
          <table:table-cell office:value-type="float" office:value="77152" calcext:value-type="float">
            <text:p>77152</text:p>
          </table:table-cell>
        </table:table-row>
        <table:table-row table:style-name="ro1">
          <table:table-cell office:value-type="string" calcext:value-type="string">
            <text:p>77390-0B-Densifyed-1</text:p>
          </table:table-cell>
          <table:table-cell office:value-type="float" office:value="935.676082569208" calcext:value-type="float">
            <text:p>935,676082569208</text:p>
          </table:table-cell>
          <table:table-cell office:value-type="string" calcext:value-type="string">
            <text:p>178.02597041616406</text:p>
          </table:table-cell>
          <table:table-cell office:value-type="string" calcext:value-type="string">
            <text:p>true</text:p>
          </table:table-cell>
          <table:table-cell office:value-type="string" calcext:value-type="string">
            <text:p>176.57532822919708</text:p>
          </table:table-cell>
          <table:table-cell office:value-type="float" office:value="1" calcext:value-type="float">
            <text:p>1</text:p>
          </table:table-cell>
          <table:table-cell office:value-type="string" calcext:value-type="string">
            <text:p>POLYGON ((675229.93 6854260.67, 675234.48 6854265.57, 675247.7585162556 6854280.781519934, 675249.73 6854283.04, 675269.33 6854305.5, 675271.8187312011 6854303.842914636, 675271.59 6854303.52, 675252.5852173661 6854281.742070512, 675274.83 6854271.63, 675264.44 6854248.77, 675263.54 6854249.09, 675236.7 6854258.37, 675229.93 6854260.67))</text:p>
          </table:table-cell>
          <table:table-cell office:value-type="float" office:value="0.600020151533669" calcext:value-type="float">
            <text:p>0,600020151533669</text:p>
          </table:table-cell>
          <table:table-cell office:value-type="float" office:value="28.9410714461489" calcext:value-type="float">
            <text:p>28,9410714461489</text:p>
          </table:table-cell>
          <table:table-cell office:value-type="float" office:value="77390" calcext:value-type="float">
            <text:p>77390</text:p>
          </table:table-cell>
        </table:table-row>
        <table:table-row table:style-name="ro1">
          <table:table-cell office:value-type="string" calcext:value-type="string">
            <text:p>77114-0B-Densifyed-3</text:p>
          </table:table-cell>
          <table:table-cell office:value-type="float" office:value="346.652774178452" calcext:value-type="float">
            <text:p>346,652774178452</text:p>
          </table:table-cell>
          <table:table-cell office:value-type="string" calcext:value-type="string">
            <text:p>110.82955937361042</text:p>
          </table:table-cell>
          <table:table-cell office:value-type="string" calcext:value-type="string">
            <text:p>true</text:p>
          </table:table-cell>
          <table:table-cell office:value-type="string" calcext:value-type="string">
            <text:p>86.52829766264489</text:p>
          </table:table-cell>
          <table:table-cell office:value-type="float" office:value="3" calcext:value-type="float">
            <text:p>3</text:p>
          </table:table-cell>
          <table:table-cell office:value-type="string" calcext:value-type="string">
            <text:p>POLYGON ((675050.1530000188 6847825.564000003, 675052.415 6847825.924, 675064.578 6847827.162, 675066.207 6847810.548, 675063.736 6847810.319, 675064.707 6847800.916, 675078.2127593752 6847802.224711069, 675056.2353951188 6847797.866851038, 675056.152 6847798.56, 675055.284 6847809.481, 675051.8320000019 6847809.07, 675051.8319999992 6847809.070000014, 675051.718 6847810.879, 675050.1530000002 6847825.563999999, 675050.1530000188 6847825.564000003))</text:p>
          </table:table-cell>
          <table:table-cell table:number-columns-repeated="2" office:value-type="float" office:value="0" calcext:value-type="float">
            <text:p>0</text:p>
          </table:table-cell>
          <table:table-cell/>
        </table:table-row>
        <table:table-row table:style-name="ro1">
          <table:table-cell office:value-type="string" calcext:value-type="string">
            <text:p>77217-0B-Densifyed-3</text:p>
          </table:table-cell>
          <table:table-cell office:value-type="float" office:value="407.853197932622" calcext:value-type="float">
            <text:p>407,853197932622</text:p>
          </table:table-cell>
          <table:table-cell office:value-type="string" calcext:value-type="string">
            <text:p>109.68044202748172</text:p>
          </table:table-cell>
          <table:table-cell office:value-type="string" calcext:value-type="string">
            <text:p>true</text:p>
          </table:table-cell>
          <table:table-cell office:value-type="string" calcext:value-type="string">
            <text:p>73.94831383792976</text:p>
          </table:table-cell>
          <table:table-cell office:value-type="float" office:value="2" calcext:value-type="float">
            <text:p>2</text:p>
          </table:table-cell>
          <table:table-cell office:value-type="string" calcext:value-type="string">
            <text:p>POLYGON ((675540.24 6842922.99, 675538.76 6842922.68, 675519.57 6842918.7, 675518.96 6842921.79, 675517.64 6842928.38, 675515.79 6842927.92, 675514.57 6842934.68, 675534.100746735 6842938.537496242, 675534.1 6842938.54, 675533.44 6842941.9, 675533.26 6842942.79, 675533.26 6842942.8, 675531.14 6842953.45, 675531.1228143503 6842953.618992222, 675534.08 6842954.04, 675536.2 6842943.39, 675536.38 6842942.49, 675537.05 6842939.12, 675537.21 6842938.29, 675540.24 6842922.99))</text:p>
          </table:table-cell>
          <table:table-cell office:value-type="float" office:value="0.627951179933019" calcext:value-type="float">
            <text:p>0,627951179933019</text:p>
          </table:table-cell>
          <table:table-cell office:value-type="float" office:value="16.2507606965372" calcext:value-type="float">
            <text:p>16,2507606965372</text:p>
          </table:table-cell>
          <table:table-cell office:value-type="float" office:value="77217" calcext:value-type="float">
            <text:p>77217</text:p>
          </table:table-cell>
        </table:table-row>
        <table:table-row table:style-name="ro1">
          <table:table-cell office:value-type="string" calcext:value-type="string">
            <text:p>77470-0C-Densifyed-1</text:p>
          </table:table-cell>
          <table:table-cell office:value-type="float" office:value="693.894463658961" calcext:value-type="float">
            <text:p>693,894463658961</text:p>
          </table:table-cell>
          <table:table-cell office:value-type="string" calcext:value-type="string">
            <text:p>204.42349657127417</text:p>
          </table:table-cell>
          <table:table-cell office:value-type="string" calcext:value-type="string">
            <text:p>true</text:p>
          </table:table-cell>
          <table:table-cell office:value-type="string" calcext:value-type="string">
            <text:p>151.41379719200128</text:p>
          </table:table-cell>
          <table:table-cell office:value-type="float" office:value="2" calcext:value-type="float">
            <text:p>2</text:p>
          </table:table-cell>
          <table:table-cell office:value-type="string" calcext:value-type="string">
            <text:p>POLYGON ((683219.91 6848482.79, 683244.12 6848474.57, 683234.06 6848465.06, 683193.71 6848478.44, 683196.6356337499 6848487.254700135, 683156.12 6848500.51, 683155.59 6848500.75, 683155.1 6848501.08, 683154.8996028593 6848501.295426927, 683157.06 6848503.36, 683197.58 6848490.1, 683219.91 6848482.79))</text:p>
          </table:table-cell>
          <table:table-cell office:value-type="float" office:value="0.528249264267183" calcext:value-type="float">
            <text:p>0,528249264267183</text:p>
          </table:table-cell>
          <table:table-cell office:value-type="float" office:value="45.8039823488583" calcext:value-type="float">
            <text:p>45,8039823488583</text:p>
          </table:table-cell>
          <table:table-cell office:value-type="float" office:value="77470" calcext:value-type="float">
            <text:p>77470</text:p>
          </table:table-cell>
        </table:table-row>
        <table:table-row table:style-name="ro1">
          <table:table-cell office:value-type="string" calcext:value-type="string">
            <text:p>77243-AM-Densifyed-3</text:p>
          </table:table-cell>
          <table:table-cell office:value-type="float" office:value="278.58441700428" calcext:value-type="float">
            <text:p>278,58441700428</text:p>
          </table:table-cell>
          <table:table-cell office:value-type="string" calcext:value-type="string">
            <text:p>68.84392994136641</text:p>
          </table:table-cell>
          <table:table-cell office:value-type="string" calcext:value-type="string">
            <text:p>true</text:p>
          </table:table-cell>
          <table:table-cell office:value-type="string" calcext:value-type="string">
            <text:p>68.80950017377403</text:p>
          </table:table-cell>
          <table:table-cell office:value-type="float" office:value="1" calcext:value-type="float">
            <text:p>1</text:p>
          </table:table-cell>
          <table:table-cell office:value-type="string" calcext:value-type="string">
            <text:p>POLYGON ((679037.0232826469 6864150.042180234, 679040.028 6864140.95, 679041.1430028415 6864137.577505101, 679021.9270106858 6864131.225490044, 679015.9417405264 6864143.073491243, 679037.0232826469 6864150.042180234))</text:p>
          </table:table-cell>
          <table:table-cell office:value-type="float" office:value="0.702413415049913" calcext:value-type="float">
            <text:p>0,702413415049913</text:p>
          </table:table-cell>
          <table:table-cell office:value-type="float" office:value="13.1319452527969" calcext:value-type="float">
            <text:p>13,1319452527969</text:p>
          </table:table-cell>
          <table:table-cell office:value-type="float" office:value="77243" calcext:value-type="float">
            <text:p>77243</text:p>
          </table:table-cell>
        </table:table-row>
        <table:table-row table:style-name="ro1">
          <table:table-cell office:value-type="string" calcext:value-type="string">
            <text:p>77243-AE-Densifyed-2</text:p>
          </table:table-cell>
          <table:table-cell office:value-type="float" office:value="231.56056822134" calcext:value-type="float">
            <text:p>231,56056822134</text:p>
          </table:table-cell>
          <table:table-cell office:value-type="string" calcext:value-type="string">
            <text:p>63.105237523842575</text:p>
          </table:table-cell>
          <table:table-cell office:value-type="string" calcext:value-type="string">
            <text:p>true</text:p>
          </table:table-cell>
          <table:table-cell office:value-type="string" calcext:value-type="string">
            <text:p>15.476056889585893</text:p>
          </table:table-cell>
          <table:table-cell office:value-type="float" office:value="3" calcext:value-type="float">
            <text:p>3</text:p>
          </table:table-cell>
          <table:table-cell office:value-type="string" calcext:value-type="string">
            <text:p>POLYGON ((677273.9865824323 6864318.755282772, 677260.5536795534 6864317.926367817, 677259.2920926793 6864338.423354558, 677265.34 6864335.98, 677273.2483639882 6864332.718818974, 677273.2483639882 6864332.718818973, 677273.16 6864332.52, 677273.03 6864331.94, 677273.02 6864331.36, 677273.22 6864328.74, 677273.22 6864328.73, 677273.83 6864320.83, 677273.9865824323 6864318.755282772))</text:p>
          </table:table-cell>
          <table:table-cell office:value-type="float" office:value="0.51882907105341" calcext:value-type="float">
            <text:p>0,51882907105341</text:p>
          </table:table-cell>
          <table:table-cell office:value-type="float" office:value="27.5392467559439" calcext:value-type="float">
            <text:p>27,5392467559439</text:p>
          </table:table-cell>
          <table:table-cell office:value-type="float" office:value="77243" calcext:value-type="float">
            <text:p>77243</text:p>
          </table:table-cell>
        </table:table-row>
        <table:table-row table:style-name="ro1">
          <table:table-cell office:value-type="string" calcext:value-type="string">
            <text:p>77243-AM-Densifyed-2</text:p>
          </table:table-cell>
          <table:table-cell office:value-type="float" office:value="387.09548208596" calcext:value-type="float">
            <text:p>387,09548208596</text:p>
          </table:table-cell>
          <table:table-cell office:value-type="string" calcext:value-type="string">
            <text:p>80.91977899927826</text:p>
          </table:table-cell>
          <table:table-cell office:value-type="string" calcext:value-type="string">
            <text:p>true</text:p>
          </table:table-cell>
          <table:table-cell office:value-type="string" calcext:value-type="string">
            <text:p>55.39948363941802</text:p>
          </table:table-cell>
          <table:table-cell office:value-type="float" office:value="2" calcext:value-type="float">
            <text:p>2</text:p>
          </table:table-cell>
          <table:table-cell office:value-type="string" calcext:value-type="string">
            <text:p>POLYGON ((678794.6250206004 6864222.168203331, 678797.288 6864216.211, 678801.2309999999 6864207.343, 678801.2309999902 6864207.342999997, 678779.751 6864198.7, 678770.9625302922 6864211.626866193, 678794.6250206004 6864222.168203331))</text:p>
          </table:table-cell>
          <table:table-cell office:value-type="float" office:value="0.979438496784171" calcext:value-type="float">
            <text:p>0,979438496784171</text:p>
          </table:table-cell>
          <table:table-cell office:value-type="float" office:value="0.800727641922874" calcext:value-type="float">
            <text:p>0,800727641922874</text:p>
          </table:table-cell>
          <table:table-cell office:value-type="float" office:value="77243" calcext:value-type="float">
            <text:p>77243</text:p>
          </table:table-cell>
        </table:table-row>
        <table:table-row table:style-name="ro1">
          <table:table-cell office:value-type="string" calcext:value-type="string">
            <text:p>77285-BR-Densifyed-2</text:p>
          </table:table-cell>
          <table:table-cell office:value-type="float" office:value="423.324816576334" calcext:value-type="float">
            <text:p>423,324816576334</text:p>
          </table:table-cell>
          <table:table-cell office:value-type="string" calcext:value-type="string">
            <text:p>83.85669921250519</text:p>
          </table:table-cell>
          <table:table-cell office:value-type="string" calcext:value-type="string">
            <text:p>true</text:p>
          </table:table-cell>
          <table:table-cell office:value-type="string" calcext:value-type="string">
            <text:p>42.37599333095244</text:p>
          </table:table-cell>
          <table:table-cell office:value-type="float" office:value="3" calcext:value-type="float">
            <text:p>3</text:p>
          </table:table-cell>
          <table:table-cell office:value-type="string" calcext:value-type="string">
            <text:p>POLYGON ((673733.084767767 6826671.619554056, 673732.637 6826654.675, 673732.6369999863 6826654.675, 673722.016 6826655.014, 673707.6248036493 6826655.46967519, 673708.1562104196 6826672.401919574, 673733.084767767 6826671.619554056))</text:p>
          </table:table-cell>
          <table:table-cell office:value-type="float" office:value="0.511103769055862" calcext:value-type="float">
            <text:p>0,511103769055862</text:p>
          </table:table-cell>
          <table:table-cell office:value-type="float" office:value="30.1705117301383" calcext:value-type="float">
            <text:p>30,1705117301383</text:p>
          </table:table-cell>
          <table:table-cell office:value-type="float" office:value="77285" calcext:value-type="float">
            <text:p>77285</text:p>
          </table:table-cell>
        </table:table-row>
        <table:table-row table:style-name="ro1">
          <table:table-cell office:value-type="string" calcext:value-type="string">
            <text:p>77114-0A-Densifyed-2</text:p>
          </table:table-cell>
          <table:table-cell office:value-type="float" office:value="411.981354918161" calcext:value-type="float">
            <text:p>411,981354918161</text:p>
          </table:table-cell>
          <table:table-cell office:value-type="string" calcext:value-type="string">
            <text:p>103.56266863627711</text:p>
          </table:table-cell>
          <table:table-cell office:value-type="string" calcext:value-type="string">
            <text:p>true</text:p>
          </table:table-cell>
          <table:table-cell office:value-type="string" calcext:value-type="string">
            <text:p>22.68959543652322</text:p>
          </table:table-cell>
          <table:table-cell office:value-type="float" office:value="4" calcext:value-type="float">
            <text:p>4</text:p>
          </table:table-cell>
          <table:table-cell office:value-type="string" calcext:value-type="string">
            <text:p>POLYGON ((675779.7403116265 6848276.003091113, 675779.72 6848276.07, 675779.66 6848276.66, 675779.71 6848277.25, 675782.1188951745 6848289.564352096, 675765.55 6848292.8, 675769.43 6848311.26, 675770.98 6848310.96, 675788.67 6848307.5, 675786.73 6848297.56, 675785.6349377409 6848291.940429006, 675785.634937741 6848291.940429006, 675785.06 6848288.99, 675782.66 6848276.67, 675780.25 6848276.05, 675779.7403116265 6848276.003091113))</text:p>
          </table:table-cell>
          <table:table-cell office:value-type="float" office:value="0.661572253863642" calcext:value-type="float">
            <text:p>0,661572253863642</text:p>
          </table:table-cell>
          <table:table-cell office:value-type="float" office:value="20.9828739690096" calcext:value-type="float">
            <text:p>20,9828739690096</text:p>
          </table:table-cell>
          <table:table-cell office:value-type="float" office:value="77114" calcext:value-type="float">
            <text:p>77114</text:p>
          </table:table-cell>
        </table:table-row>
        <table:table-row table:style-name="ro1">
          <table:table-cell office:value-type="string" calcext:value-type="string">
            <text:p>77114-0B-Densifyed-3</text:p>
          </table:table-cell>
          <table:table-cell office:value-type="float" office:value="235.035859889496" calcext:value-type="float">
            <text:p>235,035859889496</text:p>
          </table:table-cell>
          <table:table-cell office:value-type="string" calcext:value-type="string">
            <text:p>61.85744990059126</text:p>
          </table:table-cell>
          <table:table-cell office:value-type="string" calcext:value-type="string">
            <text:p>true</text:p>
          </table:table-cell>
          <table:table-cell office:value-type="string" calcext:value-type="string">
            <text:p>31.428395027141008</text:p>
          </table:table-cell>
          <table:table-cell office:value-type="float" office:value="2" calcext:value-type="float">
            <text:p>2</text:p>
          </table:table-cell>
          <table:table-cell office:value-type="string" calcext:value-type="string">
            <text:p>POLYGON ((674496.3117489367 6846937.077981996, 674496.31 6846937.08, 674486.71 6846946.34, 674486.6911885568 6846946.3551309435, 674498.74 6846959.07, 674508.43 6846949.64, 674496.3117489367 6846937.077981996))</text:p>
          </table:table-cell>
          <table:table-cell office:value-type="float" office:value="0.460665798239497" calcext:value-type="float">
            <text:p>0,460665798239497</text:p>
          </table:table-cell>
          <table:table-cell office:value-type="float" office:value="49.6268335710815" calcext:value-type="float">
            <text:p>49,6268335710815</text:p>
          </table:table-cell>
          <table:table-cell office:value-type="float" office:value="77114" calcext:value-type="float">
            <text:p>77114</text:p>
          </table:table-cell>
        </table:table-row>
        <table:table-row table:style-name="ro1">
          <table:table-cell office:value-type="string" calcext:value-type="string">
            <text:p>77222-AI-Densifyed-2</text:p>
          </table:table-cell>
          <table:table-cell office:value-type="float" office:value="494.599996262716" calcext:value-type="float">
            <text:p>494,599996262716</text:p>
          </table:table-cell>
          <table:table-cell office:value-type="string" calcext:value-type="string">
            <text:p>89.26726726736022</text:p>
          </table:table-cell>
          <table:table-cell office:value-type="string" calcext:value-type="string">
            <text:p>true</text:p>
          </table:table-cell>
          <table:table-cell office:value-type="string" calcext:value-type="string">
            <text:p>89.23385435962112</text:p>
          </table:table-cell>
          <table:table-cell office:value-type="float" office:value="1" calcext:value-type="float">
            <text:p>1</text:p>
          </table:table-cell>
          <table:table-cell office:value-type="string" calcext:value-type="string">
            <text:p>POLYGON ((684968.5059316352 6836981.951113517, 684963.801 6836978.333, 684950.936 6836968.498, 684935.5930000065 6836982.327999994, 684935.5930000003 6836982.328, 684935.5930000918 6836982.328000096, 684942.6 6836989.655, 684944.777 6836991.944, 684951.0911980267 6836998.541924246, 684968.5059316352 6836981.951113517))</text:p>
          </table:table-cell>
          <table:table-cell office:value-type="float" office:value="0.896678820073232" calcext:value-type="float">
            <text:p>0,896678820073232</text:p>
          </table:table-cell>
          <table:table-cell office:value-type="float" office:value="4.60457412749934" calcext:value-type="float">
            <text:p>4,60457412749934</text:p>
          </table:table-cell>
          <table:table-cell office:value-type="float" office:value="77222" calcext:value-type="float">
            <text:p>77222</text:p>
          </table:table-cell>
        </table:table-row>
        <table:table-row table:style-name="ro1">
          <table:table-cell office:value-type="string" calcext:value-type="string">
            <text:p>77243-AT-Densifyed-2</text:p>
          </table:table-cell>
          <table:table-cell office:value-type="float" office:value="349.511749508826" calcext:value-type="float">
            <text:p>349,511749508826</text:p>
          </table:table-cell>
          <table:table-cell office:value-type="string" calcext:value-type="string">
            <text:p>104.78647236732121</text:p>
          </table:table-cell>
          <table:table-cell office:value-type="string" calcext:value-type="string">
            <text:p>true</text:p>
          </table:table-cell>
          <table:table-cell office:value-type="string" calcext:value-type="string">
            <text:p>104.0214978895289</text:p>
          </table:table-cell>
          <table:table-cell office:value-type="float" office:value="1" calcext:value-type="float">
            <text:p>1</text:p>
          </table:table-cell>
          <table:table-cell office:value-type="string" calcext:value-type="string">
            <text:p>POLYGON ((679933.95 6863773.61, 679933.97 6863773.44, 679935.35 6863755.78, 679918.91 6863754.42, 679917.7659788992 6863769.3600681545, 679917.56 6863772.05, 679917.54 6863772.35, 679916.16 6863790.27, 679916.16 6863790.28, 679919.150139673 6863790.508185262, 679920.53 6863772.58, 679920.529992864 6863772.579578976, 679933.95 6863773.61))</text:p>
          </table:table-cell>
          <table:table-cell office:value-type="float" office:value="0.678406900193049" calcext:value-type="float">
            <text:p>0,678406900193049</text:p>
          </table:table-cell>
          <table:table-cell office:value-type="float" office:value="13.4287895524534" calcext:value-type="float">
            <text:p>13,4287895524534</text:p>
          </table:table-cell>
          <table:table-cell office:value-type="float" office:value="77243" calcext:value-type="float">
            <text:p>77243</text:p>
          </table:table-cell>
        </table:table-row>
        <table:table-row table:style-name="ro1">
          <table:table-cell office:value-type="string" calcext:value-type="string">
            <text:p>77114-0B-Densifyed-2</text:p>
          </table:table-cell>
          <table:table-cell office:value-type="float" office:value="371.358692545328" calcext:value-type="float">
            <text:p>371,358692545328</text:p>
          </table:table-cell>
          <table:table-cell office:value-type="string" calcext:value-type="string">
            <text:p>189.84045684287935</text:p>
          </table:table-cell>
          <table:table-cell office:value-type="string" calcext:value-type="string">
            <text:p>true</text:p>
          </table:table-cell>
          <table:table-cell office:value-type="string" calcext:value-type="string">
            <text:p>122.99864905441696</text:p>
          </table:table-cell>
          <table:table-cell office:value-type="float" office:value="3" calcext:value-type="float">
            <text:p>3</text:p>
          </table:table-cell>
          <table:table-cell office:value-type="string" calcext:value-type="string">
            <text:p>POLYGON ((674586.3 6846943.44, 674586.37 6846938, 674539.48 6846938.29, 674540.2938489823 6846940.316564545, 674537.97 6846940.31, 674537.72 6846940.33, 674537.47 6846940.35, 674537.42 6846940.36, 674537.38 6846940.36, 674537.14 6846940.44, 674536.9 6846940.5, 674536.86 6846940.52, 674536.82 6846940.53, 674536.6 6846940.65, 674536.37 6846940.76, 674536.34 6846940.79, 674536.3 6846940.81, 674536.1 6846940.97, 674535.9 6846941.12, 674535.88 6846941.15, 674535.84 6846941.18, 674535.68 6846941.38, 674535.52 6846941.56, 674523.39 6846958.55, 674510.07 6846970.95, 674510.0349061032 6846970.989593115, 674512.12 6846973.15, 674525.65 6846960.54, 674537.96 6846943.31, 674541.5 6846943.32, 674586.3 6846943.44))</text:p>
          </table:table-cell>
          <table:table-cell office:value-type="float" office:value="0.739572492160132" calcext:value-type="float">
            <text:p>0,739572492160132</text:p>
          </table:table-cell>
          <table:table-cell office:value-type="float" office:value="26.3075454034312" calcext:value-type="float">
            <text:p>26,3075454034312</text:p>
          </table:table-cell>
          <table:table-cell office:value-type="float" office:value="77114" calcext:value-type="float">
            <text:p>77114</text:p>
          </table:table-cell>
        </table:table-row>
        <table:table-row table:style-name="ro1">
          <table:table-cell office:value-type="string" calcext:value-type="string">
            <text:p>77390-0D-Densifyed-1</text:p>
          </table:table-cell>
          <table:table-cell office:value-type="float" office:value="427.740522543154" calcext:value-type="float">
            <text:p>427,740522543154</text:p>
          </table:table-cell>
          <table:table-cell office:value-type="string" calcext:value-type="string">
            <text:p>82.66134860726821</text:p>
          </table:table-cell>
          <table:table-cell office:value-type="string" calcext:value-type="string">
            <text:p>true</text:p>
          </table:table-cell>
          <table:table-cell office:value-type="string" calcext:value-type="string">
            <text:p>82.62884133850507</text:p>
          </table:table-cell>
          <table:table-cell office:value-type="float" office:value="1" calcext:value-type="float">
            <text:p>1</text:p>
          </table:table-cell>
          <table:table-cell office:value-type="string" calcext:value-type="string">
            <text:p>POLYGON ((674935.3139999987 6854129.077, 674932.664 6854128.889, 674915.928838058 6854143.234589132, 674915.9288380436 6854143.234589144, 674927.7188826229 6854156.852453233, 674945.8047359711 6854141.194122687, 674935.3139999987 6854129.077))</text:p>
          </table:table-cell>
          <table:table-cell office:value-type="float" office:value="0.73082086420507" calcext:value-type="float">
            <text:p>0,73082086420507</text:p>
          </table:table-cell>
          <table:table-cell office:value-type="float" office:value="12.2940648610827" calcext:value-type="float">
            <text:p>12,2940648610827</text:p>
          </table:table-cell>
          <table:table-cell office:value-type="float" office:value="77390" calcext:value-type="float">
            <text:p>77390</text:p>
          </table:table-cell>
        </table:table-row>
        <table:table-row table:style-name="ro1">
          <table:table-cell office:value-type="string" calcext:value-type="string">
            <text:p>77114-0A-Densifyed-3</text:p>
          </table:table-cell>
          <table:table-cell office:value-type="float" office:value="291.649177154013" calcext:value-type="float">
            <text:p>291,649177154013</text:p>
          </table:table-cell>
          <table:table-cell office:value-type="string" calcext:value-type="string">
            <text:p>69.25808481393669</text:p>
          </table:table-cell>
          <table:table-cell office:value-type="string" calcext:value-type="string">
            <text:p>true</text:p>
          </table:table-cell>
          <table:table-cell office:value-type="string" calcext:value-type="string">
            <text:p>69.22443964946136</text:p>
          </table:table-cell>
          <table:table-cell office:value-type="float" office:value="1" calcext:value-type="float">
            <text:p>1</text:p>
          </table:table-cell>
          <table:table-cell office:value-type="string" calcext:value-type="string">
            <text:p>POLYGON ((675719.95 6847538.31, 675725.58 6847525.91, 675725.6017686537 6847525.873718911, 675712.54 6847519.67, 675704.13 6847538.12, 675717.3108709224 6847544.118083311, 675719.95 6847538.31))</text:p>
          </table:table-cell>
          <table:table-cell office:value-type="float" office:value="0.77257940747149" calcext:value-type="float">
            <text:p>0,77257940747149</text:p>
          </table:table-cell>
          <table:table-cell office:value-type="float" office:value="9.665381871258" calcext:value-type="float">
            <text:p>9,665381871258</text:p>
          </table:table-cell>
          <table:table-cell office:value-type="float" office:value="77114" calcext:value-type="float">
            <text:p>77114</text:p>
          </table:table-cell>
        </table:table-row>
        <table:table-row table:style-name="ro1">
          <table:table-cell office:value-type="string" calcext:value-type="string">
            <text:p>77114-0B-Densifyed-4</text:p>
          </table:table-cell>
          <table:table-cell office:value-type="float" office:value="363.295750423674" calcext:value-type="float">
            <text:p>363,295750423674</text:p>
          </table:table-cell>
          <table:table-cell office:value-type="string" calcext:value-type="string">
            <text:p>76.38255758725484</text:p>
          </table:table-cell>
          <table:table-cell office:value-type="string" calcext:value-type="string">
            <text:p>true</text:p>
          </table:table-cell>
          <table:table-cell office:value-type="string" calcext:value-type="string">
            <text:p>57.90666316674571</text:p>
          </table:table-cell>
          <table:table-cell office:value-type="float" office:value="2" calcext:value-type="float">
            <text:p>2</text:p>
          </table:table-cell>
          <table:table-cell office:value-type="string" calcext:value-type="string">
            <text:p>POLYGON ((674548.9630432088 6847279.098465399, 674552.625 6847281.926, 674557.321 6847284.176, 674561.102 6847285.822, 674564.0051139853 6847286.744625962, 674570.5175764351 6847263.796165624, 674562.214 6847262.348, 674560.332 6847261.993, 674554.1162430064 6847260.939742476, 674548.9630432088 6847279.098465399))</text:p>
          </table:table-cell>
          <table:table-cell table:number-columns-repeated="2" office:value-type="float" office:value="0" calcext:value-type="float">
            <text:p>0</text:p>
          </table:table-cell>
          <table:table-cell/>
        </table:table-row>
        <table:table-row table:style-name="ro1">
          <table:table-cell office:value-type="string" calcext:value-type="string">
            <text:p>77152-AY-Densifyed-4</text:p>
          </table:table-cell>
          <table:table-cell office:value-type="float" office:value="326.513141519897" calcext:value-type="float">
            <text:p>326,513141519897</text:p>
          </table:table-cell>
          <table:table-cell office:value-type="string" calcext:value-type="string">
            <text:p>72.28360001187733</text:p>
          </table:table-cell>
          <table:table-cell office:value-type="string" calcext:value-type="string">
            <text:p>true</text:p>
          </table:table-cell>
          <table:table-cell office:value-type="string" calcext:value-type="string">
            <text:p>18.575389837611606</text:p>
          </table:table-cell>
          <table:table-cell office:value-type="float" office:value="3" calcext:value-type="float">
            <text:p>3</text:p>
          </table:table-cell>
          <table:table-cell office:value-type="string" calcext:value-type="string">
            <text:p>POLYGON ((671518.4583943419 6823302.087776378, 671531.64 6823289.43, 671519.19 6823276.46, 671506.1663880277 6823289.14020757, 671506.2 6823289.17, 671510.77 6823293.99, 671518.4583943419 6823302.087776378))</text:p>
          </table:table-cell>
          <table:table-cell office:value-type="float" office:value="0.668466443487741" calcext:value-type="float">
            <text:p>0,668466443487741</text:p>
          </table:table-cell>
          <table:table-cell office:value-type="float" office:value="22.4911827167992" calcext:value-type="float">
            <text:p>22,4911827167992</text:p>
          </table:table-cell>
          <table:table-cell office:value-type="float" office:value="77152" calcext:value-type="float">
            <text:p>77152</text:p>
          </table:table-cell>
        </table:table-row>
        <table:table-row table:style-name="ro1">
          <table:table-cell office:value-type="string" calcext:value-type="string">
            <text:p>77312-AH-Densifyed-1</text:p>
          </table:table-cell>
          <table:table-cell office:value-type="float" office:value="494.693879674917" calcext:value-type="float">
            <text:p>494,693879674917</text:p>
          </table:table-cell>
          <table:table-cell office:value-type="string" calcext:value-type="string">
            <text:p>137.6569955753052</text:p>
          </table:table-cell>
          <table:table-cell office:value-type="string" calcext:value-type="string">
            <text:p>true</text:p>
          </table:table-cell>
          <table:table-cell office:value-type="string" calcext:value-type="string">
            <text:p>99.63214966463411</text:p>
          </table:table-cell>
          <table:table-cell office:value-type="float" office:value="2" calcext:value-type="float">
            <text:p>2</text:p>
          </table:table-cell>
          <table:table-cell office:value-type="string" calcext:value-type="string">
            <text:p>POLYGON ((680799.96 6804319.18, 680814.88 6804321.94, 680817 6804306.25, 680790.36 6804302.27, 680788.6035392196 6804314.030303316, 680762.82 6804309.26, 680762.5322575977 6804309.23561505, 680762.27 6804312.21, 680788.16 6804317, 680791.1086656866 6804317.544753491, 680791.1086656867 6804317.544753491, 680799.96 6804319.18))</text:p>
          </table:table-cell>
          <table:table-cell office:value-type="float" office:value="0.807927958293528" calcext:value-type="float">
            <text:p>0,807927958293528</text:p>
          </table:table-cell>
          <table:table-cell office:value-type="float" office:value="11.0452965748182" calcext:value-type="float">
            <text:p>11,0452965748182</text:p>
          </table:table-cell>
          <table:table-cell office:value-type="float" office:value="77312" calcext:value-type="float">
            <text:p>77312</text:p>
          </table:table-cell>
        </table:table-row>
        <table:table-row table:style-name="ro1">
          <table:table-cell office:value-type="string" calcext:value-type="string">
            <text:p>77114-0B-Densifyed-3</text:p>
          </table:table-cell>
          <table:table-cell office:value-type="float" office:value="412.27062415234" calcext:value-type="float">
            <text:p>412,27062415234</text:p>
          </table:table-cell>
          <table:table-cell office:value-type="string" calcext:value-type="string">
            <text:p>106.46274288228767</text:p>
          </table:table-cell>
          <table:table-cell office:value-type="string" calcext:value-type="string">
            <text:p>true</text:p>
          </table:table-cell>
          <table:table-cell office:value-type="string" calcext:value-type="string">
            <text:p>56.51337812343026</text:p>
          </table:table-cell>
          <table:table-cell office:value-type="float" office:value="3" calcext:value-type="float">
            <text:p>3</text:p>
          </table:table-cell>
          <table:table-cell office:value-type="string" calcext:value-type="string">
            <text:p>POLYGON ((674886.53 6847437.24, 674865.97 6847426.75, 674863.75 6847431.19, 674858.73 6847441.1, 674852.41 6847453.58, 674854.9429207189 6847455.159811377, 674855.09 6847454.93, 674861.4 6847442.46, 674861.4029243074 6847442.452689231, 674879.32 6847451.52, 674886.53 6847437.24))</text:p>
          </table:table-cell>
          <table:table-cell office:value-type="float" office:value="0.668285526080252" calcext:value-type="float">
            <text:p>0,668285526080252</text:p>
          </table:table-cell>
          <table:table-cell office:value-type="float" office:value="24.5233154365072" calcext:value-type="float">
            <text:p>24,5233154365072</text:p>
          </table:table-cell>
          <table:table-cell office:value-type="float" office:value="77114" calcext:value-type="float">
            <text:p>77114</text:p>
          </table:table-cell>
        </table:table-row>
        <table:table-row table:style-name="ro1">
          <table:table-cell office:value-type="string" calcext:value-type="string">
            <text:p>77152-AP-Densifyed-1</text:p>
          </table:table-cell>
          <table:table-cell office:value-type="float" office:value="375.747489875575" calcext:value-type="float">
            <text:p>375,747489875575</text:p>
          </table:table-cell>
          <table:table-cell office:value-type="string" calcext:value-type="string">
            <text:p>98.65393317724343</text:p>
          </table:table-cell>
          <table:table-cell office:value-type="string" calcext:value-type="string">
            <text:p>true</text:p>
          </table:table-cell>
          <table:table-cell office:value-type="string" calcext:value-type="string">
            <text:p>46.10754866747163</text:p>
          </table:table-cell>
          <table:table-cell office:value-type="float" office:value="3" calcext:value-type="float">
            <text:p>3</text:p>
          </table:table-cell>
          <table:table-cell office:value-type="string" calcext:value-type="string">
            <text:p>POLYGON ((673242.0328186143 6823998.362891106, 673241.95 6823998.18, 673239.86 6823991.9, 673239.86 6823991.88, 673239.85 6823991.87, 673238.79 6823988.56, 673237.04 6823983.19, 673237.04 6823983.18, 673236.01 6823979.98, 673233.5 6823972.23, 673230.65 6823963.41, 673230.53 6823962.84, 673230.5229555209 6823962.632187867, 673218.83 6823963.18, 673226.23 6823981.25, 673226.85 6823982.75, 673228.93 6823987.74, 673230.24 6823990.9, 673234.59 6824001.41, 673242.0328186143 6823998.362891106))</text:p>
          </table:table-cell>
          <table:table-cell office:value-type="float" office:value="0.913230709960033" calcext:value-type="float">
            <text:p>0,913230709960033</text:p>
          </table:table-cell>
          <table:table-cell office:value-type="float" office:value="4.20449179060792" calcext:value-type="float">
            <text:p>4,20449179060792</text:p>
          </table:table-cell>
          <table:table-cell office:value-type="float" office:value="77152" calcext:value-type="float">
            <text:p>77152</text:p>
          </table:table-cell>
        </table:table-row>
        <table:table-row table:style-name="ro1">
          <table:table-cell office:value-type="string" calcext:value-type="string">
            <text:p>77114-0A-Densifyed-2</text:p>
          </table:table-cell>
          <table:table-cell office:value-type="float" office:value="397.267827435844" calcext:value-type="float">
            <text:p>397,267827435844</text:p>
          </table:table-cell>
          <table:table-cell office:value-type="string" calcext:value-type="string">
            <text:p>109.49205317709446</text:p>
          </table:table-cell>
          <table:table-cell office:value-type="string" calcext:value-type="string">
            <text:p>true</text:p>
          </table:table-cell>
          <table:table-cell office:value-type="string" calcext:value-type="string">
            <text:p>40.11287182124941</text:p>
          </table:table-cell>
          <table:table-cell office:value-type="float" office:value="4" calcext:value-type="float">
            <text:p>4</text:p>
          </table:table-cell>
          <table:table-cell office:value-type="string" calcext:value-type="string">
            <text:p>POLYGON ((675671.44 6848277.52, 675671.46 6848277.63, 675676.3787778663 6848293.466065325, 675660.65 6848298.32, 675665.74 6848314.86, 675665.94 6848315.18, 675684.49 6848309.45, 675680.1412825981 6848295.449453709, 675680.1412825983 6848295.449453709, 675679.25 6848292.58, 675674.33 6848276.74, 675674.1 6848275.73, 675671.217579793 6848276.608937352, 675671.4 6848277.41, 675671.44 6848277.52))</text:p>
          </table:table-cell>
          <table:table-cell office:value-type="float" office:value="0.618925110598101" calcext:value-type="float">
            <text:p>0,618925110598101</text:p>
          </table:table-cell>
          <table:table-cell office:value-type="float" office:value="26.5994624008376" calcext:value-type="float">
            <text:p>26,5994624008376</text:p>
          </table:table-cell>
          <table:table-cell office:value-type="float" office:value="77114" calcext:value-type="float">
            <text:p>77114</text:p>
          </table:table-cell>
        </table:table-row>
        <table:table-row table:style-name="ro1">
          <table:table-cell office:value-type="string" calcext:value-type="string">
            <text:p>77114-0A-Densifyed-1</text:p>
          </table:table-cell>
          <table:table-cell office:value-type="float" office:value="342.499515335128" calcext:value-type="float">
            <text:p>342,499515335128</text:p>
          </table:table-cell>
          <table:table-cell office:value-type="string" calcext:value-type="string">
            <text:p>75.73762146260046</text:p>
          </table:table-cell>
          <table:table-cell office:value-type="string" calcext:value-type="string">
            <text:p>true</text:p>
          </table:table-cell>
          <table:table-cell office:value-type="string" calcext:value-type="string">
            <text:p>35.122994934092915</text:p>
          </table:table-cell>
          <table:table-cell office:value-type="float" office:value="3" calcext:value-type="float">
            <text:p>3</text:p>
          </table:table-cell>
          <table:table-cell office:value-type="string" calcext:value-type="string">
            <text:p>POLYGON ((675640.5295000002 6847541.5215, 675661.9849999995 6847542.605, 675661.9850000098 6847542.604999978, 675667.3843811095 6847530.509312308, 675649.6397318701 6847522.159904053, 675640.5295000002 6847541.5215))</text:p>
          </table:table-cell>
          <table:table-cell office:value-type="float" office:value="0.558303263054957" calcext:value-type="float">
            <text:p>0,558303263054957</text:p>
          </table:table-cell>
          <table:table-cell office:value-type="float" office:value="32.7564283460039" calcext:value-type="float">
            <text:p>32,7564283460039</text:p>
          </table:table-cell>
          <table:table-cell office:value-type="float" office:value="77114" calcext:value-type="float">
            <text:p>77114</text:p>
          </table:table-cell>
        </table:table-row>
        <table:table-row table:style-name="ro1">
          <table:table-cell office:value-type="string" calcext:value-type="string">
            <text:p>77312-AK-Densifyed-3</text:p>
          </table:table-cell>
          <table:table-cell office:value-type="float" office:value="415.308898462874" calcext:value-type="float">
            <text:p>415,308898462874</text:p>
          </table:table-cell>
          <table:table-cell office:value-type="string" calcext:value-type="string">
            <text:p>84.62795425917007</text:p>
          </table:table-cell>
          <table:table-cell office:value-type="string" calcext:value-type="string">
            <text:p>true</text:p>
          </table:table-cell>
          <table:table-cell office:value-type="string" calcext:value-type="string">
            <text:p>31.74665233093253</text:p>
          </table:table-cell>
          <table:table-cell office:value-type="float" office:value="3" calcext:value-type="float">
            <text:p>3</text:p>
          </table:table-cell>
          <table:table-cell office:value-type="string" calcext:value-type="string">
            <text:p>POLYGON ((681006.9559865961 6803781.314030717, 681014.8672877704 6803768.015760526, 680991.6460000001 6803754.4385, 680983.8360000005 6803767.795999999, 681006.9559865961 6803781.314030717))</text:p>
          </table:table-cell>
          <table:table-cell office:value-type="float" office:value="0.604816275861484" calcext:value-type="float">
            <text:p>0,604816275861484</text:p>
          </table:table-cell>
          <table:table-cell office:value-type="float" office:value="30.3296510636449" calcext:value-type="float">
            <text:p>30,3296510636449</text:p>
          </table:table-cell>
          <table:table-cell office:value-type="float" office:value="77312" calcext:value-type="float">
            <text:p>77312</text:p>
          </table:table-cell>
        </table:table-row>
        <table:table-row table:style-name="ro1">
          <table:table-cell office:value-type="string" calcext:value-type="string">
            <text:p>77470-AE-Densifyed-3</text:p>
          </table:table-cell>
          <table:table-cell office:value-type="float" office:value="441.821376045564" calcext:value-type="float">
            <text:p>441,821376045564</text:p>
          </table:table-cell>
          <table:table-cell office:value-type="string" calcext:value-type="string">
            <text:p>85.00455734167764</text:p>
          </table:table-cell>
          <table:table-cell office:value-type="string" calcext:value-type="string">
            <text:p>true</text:p>
          </table:table-cell>
          <table:table-cell office:value-type="string" calcext:value-type="string">
            <text:p>18.859387794220492</text:p>
          </table:table-cell>
          <table:table-cell office:value-type="float" office:value="3" calcext:value-type="float">
            <text:p>3</text:p>
          </table:table-cell>
          <table:table-cell office:value-type="string" calcext:value-type="string">
            <text:p>POLYGON ((683125.1037020377 6849267.587634294, 683125.11 6849267.57, 683125.8799999682 6849265.940000067, 683125.8800000187 6849265.9399999585, 683127.99 6849261.23, 683128.24 6849260.6, 683128.3 6849260.47, 683128.35 6849260.35, 683129.39 6849258.25, 683134.67 6849246.5, 683134.7767398538 6849246.312285085, 683126.99 6849242.12, 683118.57415992 6849237.465514765, 683108.7718361792 6849258.635335151, 683109.84 6849259.16, 683109.3 6849260.27, 683125.1037020377 6849267.587634294))</text:p>
          </table:table-cell>
          <table:table-cell office:value-type="float" office:value="0.732260869424631" calcext:value-type="float">
            <text:p>0,732260869424631</text:p>
          </table:table-cell>
          <table:table-cell office:value-type="float" office:value="14.4506939297736" calcext:value-type="float">
            <text:p>14,4506939297736</text:p>
          </table:table-cell>
          <table:table-cell office:value-type="float" office:value="77470" calcext:value-type="float">
            <text:p>77470</text:p>
          </table:table-cell>
        </table:table-row>
        <table:table-row table:style-name="ro1">
          <table:table-cell office:value-type="string" calcext:value-type="string">
            <text:p>77312-AH-Densifyed-2</text:p>
          </table:table-cell>
          <table:table-cell office:value-type="float" office:value="347.564027911698" calcext:value-type="float">
            <text:p>347,564027911698</text:p>
          </table:table-cell>
          <table:table-cell office:value-type="string" calcext:value-type="string">
            <text:p>106.64796447501988</text:p>
          </table:table-cell>
          <table:table-cell office:value-type="string" calcext:value-type="string">
            <text:p>true</text:p>
          </table:table-cell>
          <table:table-cell office:value-type="string" calcext:value-type="string">
            <text:p>61.431467383939186</text:p>
          </table:table-cell>
          <table:table-cell office:value-type="float" office:value="2" calcext:value-type="float">
            <text:p>2</text:p>
          </table:table-cell>
          <table:table-cell office:value-type="string" calcext:value-type="string">
            <text:p>POLYGON ((681004.39 6804528.84, 680998.586 6804526.641, 680997.123 6804529.79, 680994.581 6804535.299, 680995.945 6804535.936, 680995.277 6804537.282, 680996.541 6804537.79, 680994.244 6804542.786, 680998.676 6804544.419, 680996.732 6804548.672, 681008.704 6804553.318, 681010.8924257553 6804554.124468949, 681015.7693799762 6804532.534913426, 681004.16 6804531.201, 681004.39 6804528.84), (681004.379 6804535.815, 681008.693 6804537.709, 681006.576 6804542.663, 681002.233 6804540.83, 681004.379 6804535.815))</text:p>
          </table:table-cell>
          <table:table-cell office:value-type="float" office:value="0.74684190006951" calcext:value-type="float">
            <text:p>0,74684190006951</text:p>
          </table:table-cell>
          <table:table-cell office:value-type="float" office:value="8.83785774130332" calcext:value-type="float">
            <text:p>8,83785774130332</text:p>
          </table:table-cell>
          <table:table-cell office:value-type="float" office:value="77312" calcext:value-type="float">
            <text:p>77312</text:p>
          </table:table-cell>
        </table:table-row>
        <table:table-row table:style-name="ro1">
          <table:table-cell office:value-type="string" calcext:value-type="string">
            <text:p>77312-AI-Densifyed-2</text:p>
          </table:table-cell>
          <table:table-cell office:value-type="float" office:value="318.229218639068" calcext:value-type="float">
            <text:p>318,229218639068</text:p>
          </table:table-cell>
          <table:table-cell office:value-type="string" calcext:value-type="string">
            <text:p>93.44185812511756</text:p>
          </table:table-cell>
          <table:table-cell office:value-type="string" calcext:value-type="string">
            <text:p>true</text:p>
          </table:table-cell>
          <table:table-cell office:value-type="string" calcext:value-type="string">
            <text:p>46.846214498364546</text:p>
          </table:table-cell>
          <table:table-cell office:value-type="float" office:value="2" calcext:value-type="float">
            <text:p>2</text:p>
          </table:table-cell>
          <table:table-cell office:value-type="string" calcext:value-type="string">
            <text:p>POLYGON ((679965.2797137588 6804313.320959751, 679973.68 6804314.89, 679980.15 6804277.48, 679980.23 6804277, 679972.3610170793 6804275.538201879, 679972.36 6804275.55, 679972.14 6804276.7, 679965.28 6804313.32, 679965.2797137588 6804313.320959751))</text:p>
          </table:table-cell>
          <table:table-cell office:value-type="float" office:value="0.408440464907712" calcext:value-type="float">
            <text:p>0,408440464907712</text:p>
          </table:table-cell>
          <table:table-cell office:value-type="float" office:value="62.2474827784712" calcext:value-type="float">
            <text:p>62,2474827784712</text:p>
          </table:table-cell>
          <table:table-cell office:value-type="float" office:value="77312" calcext:value-type="float">
            <text:p>77312</text:p>
          </table:table-cell>
        </table:table-row>
        <table:table-row table:style-name="ro1">
          <table:table-cell office:value-type="string" calcext:value-type="string">
            <text:p>77312-AN-Densifyed-1</text:p>
          </table:table-cell>
          <table:table-cell office:value-type="float" office:value="1008.01707450741" calcext:value-type="float">
            <text:p>1008,01707450741</text:p>
          </table:table-cell>
          <table:table-cell office:value-type="string" calcext:value-type="string">
            <text:p>175.18069224155187</text:p>
          </table:table-cell>
          <table:table-cell office:value-type="string" calcext:value-type="string">
            <text:p>true</text:p>
          </table:table-cell>
          <table:table-cell office:value-type="string" calcext:value-type="string">
            <text:p>175.14694630094388</text:p>
          </table:table-cell>
          <table:table-cell office:value-type="float" office:value="1" calcext:value-type="float">
            <text:p>1</text:p>
          </table:table-cell>
          <table:table-cell office:value-type="string" calcext:value-type="string">
            <text:p>POLYGON ((682858.654 6804788.979, 682868.073 6804795.616, 682869.612 6804796.702, 682869.887 6804796.25, 682908.294 6804733.507, 682905.711 6804731.779, 682896.726 6804725.788, 682858.654 6804788.979))</text:p>
          </table:table-cell>
          <table:table-cell office:value-type="float" office:value="0.586638239796878" calcext:value-type="float">
            <text:p>0,586638239796878</text:p>
          </table:table-cell>
          <table:table-cell office:value-type="float" office:value="35.781289727886" calcext:value-type="float">
            <text:p>35,781289727886</text:p>
          </table:table-cell>
          <table:table-cell office:value-type="float" office:value="77312" calcext:value-type="float">
            <text:p>77312</text:p>
          </table:table-cell>
        </table:table-row>
        <table:table-row table:style-name="ro1">
          <table:table-cell office:value-type="string" calcext:value-type="string">
            <text:p>77114-0B-Densifyed-1</text:p>
          </table:table-cell>
          <table:table-cell office:value-type="float" office:value="315.740100530291" calcext:value-type="float">
            <text:p>315,740100530291</text:p>
          </table:table-cell>
          <table:table-cell office:value-type="string" calcext:value-type="string">
            <text:p>82.49540251268263</text:p>
          </table:table-cell>
          <table:table-cell office:value-type="string" calcext:value-type="string">
            <text:p>true</text:p>
          </table:table-cell>
          <table:table-cell office:value-type="string" calcext:value-type="string">
            <text:p>53.79767344051524</text:p>
          </table:table-cell>
          <table:table-cell office:value-type="float" office:value="3" calcext:value-type="float">
            <text:p>3</text:p>
          </table:table-cell>
          <table:table-cell office:value-type="string" calcext:value-type="string">
            <text:p>POLYGON ((675071.597312634 6847784.794093781, 675067.056 6847784.427, 675068.245 6847771.345000001, 675068.2449999931 6847771.344999999, 675059.5020000021 6847770.389, 675059.501999997 6847770.3890000265, 675057.795 6847784.904, 675056.2353951188 6847797.866851038, 675068.5220435443 6847800.303152928, 675071.597312634 6847784.794093781))</text:p>
          </table:table-cell>
          <table:table-cell table:number-columns-repeated="2" office:value-type="float" office:value="0" calcext:value-type="float">
            <text:p>0</text:p>
          </table:table-cell>
          <table:table-cell/>
        </table:table-row>
        <table:table-row table:style-name="ro1">
          <table:table-cell office:value-type="string" calcext:value-type="string">
            <text:p>77285-BT-Densifyed-2</text:p>
          </table:table-cell>
          <table:table-cell office:value-type="float" office:value="241.351167062558" calcext:value-type="float">
            <text:p>241,351167062558</text:p>
          </table:table-cell>
          <table:table-cell office:value-type="string" calcext:value-type="string">
            <text:p>62.821561791931956</text:p>
          </table:table-cell>
          <table:table-cell office:value-type="string" calcext:value-type="string">
            <text:p>true</text:p>
          </table:table-cell>
          <table:table-cell office:value-type="string" calcext:value-type="string">
            <text:p>31.708160917624554</text:p>
          </table:table-cell>
          <table:table-cell office:value-type="float" office:value="2" calcext:value-type="float">
            <text:p>2</text:p>
          </table:table-cell>
          <table:table-cell office:value-type="string" calcext:value-type="string">
            <text:p>POLYGON ((673658.3655605533 6826478.787142957, 673646.69 6826471.79, 673646.05 6826472.87, 673637.47 6826487.3, 673648.9344903581 6826493.991019283, 673649.01 6826493.84, 673658.3655605533 6826478.787142957))</text:p>
          </table:table-cell>
          <table:table-cell office:value-type="float" office:value="0.625361791922491" calcext:value-type="float">
            <text:p>0,625361791922491</text:p>
          </table:table-cell>
          <table:table-cell office:value-type="float" office:value="20.7641181262398" calcext:value-type="float">
            <text:p>20,7641181262398</text:p>
          </table:table-cell>
          <table:table-cell office:value-type="float" office:value="77285" calcext:value-type="float">
            <text:p>77285</text:p>
          </table:table-cell>
        </table:table-row>
        <table:table-row table:style-name="ro1">
          <table:table-cell office:value-type="string" calcext:value-type="string">
            <text:p>77217-0B-Densifyed-4</text:p>
          </table:table-cell>
          <table:table-cell office:value-type="float" office:value="469.177538707342" calcext:value-type="float">
            <text:p>469,177538707342</text:p>
          </table:table-cell>
          <table:table-cell office:value-type="string" calcext:value-type="string">
            <text:p>85.04375654424557</text:p>
          </table:table-cell>
          <table:table-cell office:value-type="string" calcext:value-type="string">
            <text:p>true</text:p>
          </table:table-cell>
          <table:table-cell office:value-type="string" calcext:value-type="string">
            <text:p>64.35393961537501</text:p>
          </table:table-cell>
          <table:table-cell office:value-type="float" office:value="2" calcext:value-type="float">
            <text:p>2</text:p>
          </table:table-cell>
          <table:table-cell office:value-type="string" calcext:value-type="string">
            <text:p>POLYGON ((675836.685 6843328.371, 675842.5999360654 6843332.29151217, 675863.2073420407 6843327.551447829, 675861.334001674 6843319.399007285, 675861.33399944 6843319.398997573, 675858.8579623646 6843308.668815792, 675846.3027409248 6843311.556736645, 675836.596261213 6843313.789397001, 675836.685 6843328.371))</text:p>
          </table:table-cell>
          <table:table-cell office:value-type="float" office:value="0.601469938205449" calcext:value-type="float">
            <text:p>0,601469938205449</text:p>
          </table:table-cell>
          <table:table-cell office:value-type="float" office:value="19.3805982842078" calcext:value-type="float">
            <text:p>19,3805982842078</text:p>
          </table:table-cell>
          <table:table-cell office:value-type="float" office:value="77217" calcext:value-type="float">
            <text:p>77217</text:p>
          </table:table-cell>
        </table:table-row>
        <table:table-row table:style-name="ro1">
          <table:table-cell office:value-type="string" calcext:value-type="string">
            <text:p>77312-AB-Densifyed-2</text:p>
          </table:table-cell>
          <table:table-cell office:value-type="float" office:value="738.494101770953" calcext:value-type="float">
            <text:p>738,494101770953</text:p>
          </table:table-cell>
          <table:table-cell office:value-type="string" calcext:value-type="string">
            <text:p>287.78533870563166</text:p>
          </table:table-cell>
          <table:table-cell office:value-type="string" calcext:value-type="string">
            <text:p>true</text:p>
          </table:table-cell>
          <table:table-cell office:value-type="string" calcext:value-type="string">
            <text:p>213.14545509822597</text:p>
          </table:table-cell>
          <table:table-cell office:value-type="float" office:value="2" calcext:value-type="float">
            <text:p>2</text:p>
          </table:table-cell>
          <table:table-cell office:value-type="string" calcext:value-type="string">
            <text:p>POLYGON ((679824.51 6804562.91, 679827.89 6804562.75, 679828.02 6804583.47, 679832.82 6804583.53, 679832.72 6804547.14, 679834.37 6804547.04, 679834.17 6804515.95, 679827.2595876395 6804515.9848658545, 679827.26 6804515.98, 679826.91 6804449.72, 679826.869379389 6804449.320563992, 679823.91 6804449.73, 679824.26 6804516, 679824.51 6804562.91))</text:p>
          </table:table-cell>
          <table:table-cell office:value-type="float" office:value="0.629128234834647" calcext:value-type="float">
            <text:p>0,629128234834647</text:p>
          </table:table-cell>
          <table:table-cell office:value-type="float" office:value="49.9257228254878" calcext:value-type="float">
            <text:p>49,9257228254878</text:p>
          </table:table-cell>
          <table:table-cell office:value-type="float" office:value="77312" calcext:value-type="float">
            <text:p>77312</text:p>
          </table:table-cell>
        </table:table-row>
        <table:table-row table:style-name="ro1">
          <table:table-cell office:value-type="string" calcext:value-type="string">
            <text:p>77217-0B-Densifyed-1</text:p>
          </table:table-cell>
          <table:table-cell office:value-type="float" office:value="395.783657368072" calcext:value-type="float">
            <text:p>395,783657368072</text:p>
          </table:table-cell>
          <table:table-cell office:value-type="string" calcext:value-type="string">
            <text:p>80.5233075542397</text:p>
          </table:table-cell>
          <table:table-cell office:value-type="string" calcext:value-type="string">
            <text:p>true</text:p>
          </table:table-cell>
          <table:table-cell office:value-type="string" calcext:value-type="string">
            <text:p>58.38912673020864</text:p>
          </table:table-cell>
          <table:table-cell office:value-type="float" office:value="2" calcext:value-type="float">
            <text:p>2</text:p>
          </table:table-cell>
          <table:table-cell office:value-type="string" calcext:value-type="string">
            <text:p>POLYGON ((675534.3470000001 6842877.444, 675536.639 6842877.873, 675536.034 6842884.415, 675553.6418901521 6842887.848818115, 675555.5723843428 6842865.972743945, 675537.365 6842864.366, 675534.979 6842873.141, 675534.3470000002 6842877.443999998, 675534.3470000001 6842877.444))</text:p>
          </table:table-cell>
          <table:table-cell office:value-type="float" office:value="0.766649142313621" calcext:value-type="float">
            <text:p>0,766649142313621</text:p>
          </table:table-cell>
          <table:table-cell office:value-type="float" office:value="7.38746771621789" calcext:value-type="float">
            <text:p>7,38746771621789</text:p>
          </table:table-cell>
          <table:table-cell office:value-type="float" office:value="77217" calcext:value-type="float">
            <text:p>77217</text:p>
          </table:table-cell>
        </table:table-row>
        <table:table-row table:style-name="ro1">
          <table:table-cell office:value-type="string" calcext:value-type="string">
            <text:p>77217-0B-Densifyed-3</text:p>
          </table:table-cell>
          <table:table-cell office:value-type="float" office:value="517.689171730863" calcext:value-type="float">
            <text:p>517,689171730863</text:p>
          </table:table-cell>
          <table:table-cell office:value-type="string" calcext:value-type="string">
            <text:p>91.49712558592917</text:p>
          </table:table-cell>
          <table:table-cell office:value-type="string" calcext:value-type="string">
            <text:p>true</text:p>
          </table:table-cell>
          <table:table-cell office:value-type="string" calcext:value-type="string">
            <text:p>91.46353265628335</text:p>
          </table:table-cell>
          <table:table-cell office:value-type="float" office:value="1" calcext:value-type="float">
            <text:p>1</text:p>
          </table:table-cell>
          <table:table-cell office:value-type="string" calcext:value-type="string">
            <text:p>POLYGON ((675406.293166407 6842656.915027044, 675413.0189999997 6842679.2069999995, 675413.0190001392 6842679.206999991, 675433.1149999991 6842677.818, 675430.3589999789 6842656.773999847, 675429.9508023903 6842653.816735617, 675406.293166407 6842656.915027044))</text:p>
          </table:table-cell>
          <table:table-cell office:value-type="float" office:value="0.763830160804533" calcext:value-type="float">
            <text:p>0,763830160804533</text:p>
          </table:table-cell>
          <table:table-cell office:value-type="float" office:value="8.72341352503764" calcext:value-type="float">
            <text:p>8,72341352503764</text:p>
          </table:table-cell>
          <table:table-cell office:value-type="float" office:value="77217" calcext:value-type="float">
            <text:p>77217</text:p>
          </table:table-cell>
        </table:table-row>
        <table:table-row table:style-name="ro1">
          <table:table-cell office:value-type="string" calcext:value-type="string">
            <text:p>77152-AK-Densifyed-1</text:p>
          </table:table-cell>
          <table:table-cell office:value-type="float" office:value="368.007682217962" calcext:value-type="float">
            <text:p>368,007682217962</text:p>
          </table:table-cell>
          <table:table-cell office:value-type="string" calcext:value-type="string">
            <text:p>95.3330549172043</text:p>
          </table:table-cell>
          <table:table-cell office:value-type="string" calcext:value-type="string">
            <text:p>true</text:p>
          </table:table-cell>
          <table:table-cell office:value-type="string" calcext:value-type="string">
            <text:p>50.694887981664785</text:p>
          </table:table-cell>
          <table:table-cell office:value-type="float" office:value="2" calcext:value-type="float">
            <text:p>2</text:p>
          </table:table-cell>
          <table:table-cell office:value-type="string" calcext:value-type="string">
            <text:p>POLYGON ((672527.5702805626 6824286.167654289, 672532.66 6824278.05, 672532.66 6824278.04, 672532.61 6824277.85, 672532.55 6824277.66, 672532.53 6824277.56, 672532.51 6824277.47, 672532.5 6824277.27, 672532.47 6824277.08, 672532.48 6824276.98, 672532.47 6824276.88, 672532.5 6824276.69, 672532.51 6824276.49, 672532.54 6824276.4, 672532.55 6824276.3, 672532.62 6824276.11, 672532.67 6824275.92, 672532.71 6824275.84, 672532.75 6824275.74, 672532.85 6824275.57, 672532.93 6824275.4, 672539.18 6824265.5, 672543.38 6824258.81, 672543.74 6824258.34, 672544.19 6824257.96, 672544.5728806149 6824257.7347761085, 672539.42 6824247.54, 672517.95 6824279.96, 672527.5702805626 6824286.167654289))</text:p>
          </table:table-cell>
          <table:table-cell office:value-type="float" office:value="0.821246436751823" calcext:value-type="float">
            <text:p>0,821246436751823</text:p>
          </table:table-cell>
          <table:table-cell office:value-type="float" office:value="8.53683488824499" calcext:value-type="float">
            <text:p>8,53683488824499</text:p>
          </table:table-cell>
          <table:table-cell office:value-type="float" office:value="77152" calcext:value-type="float">
            <text:p>77152</text:p>
          </table:table-cell>
        </table:table-row>
        <table:table-row table:style-name="ro1">
          <table:table-cell office:value-type="string" calcext:value-type="string">
            <text:p>77243-AR-Densifyed-1</text:p>
          </table:table-cell>
          <table:table-cell office:value-type="float" office:value="390.876549523476" calcext:value-type="float">
            <text:p>390,876549523476</text:p>
          </table:table-cell>
          <table:table-cell office:value-type="string" calcext:value-type="string">
            <text:p>93.82137347764177</text:p>
          </table:table-cell>
          <table:table-cell office:value-type="string" calcext:value-type="string">
            <text:p>true</text:p>
          </table:table-cell>
          <table:table-cell office:value-type="string" calcext:value-type="string">
            <text:p>93.78825609065123</text:p>
          </table:table-cell>
          <table:table-cell office:value-type="float" office:value="1" calcext:value-type="float">
            <text:p>1</text:p>
          </table:table-cell>
          <table:table-cell office:value-type="string" calcext:value-type="string">
            <text:p>POLYGON ((680058.1536365441 6863927.472151365, 680061.944 6863891.626, 680051.2110001387 6863890.427000016, 680051.2109999999 6863890.427000001, 680047.346 6863926.308, 680047.3441807689 6863926.324778964, 680058.1536365441 6863927.472151365))</text:p>
          </table:table-cell>
          <table:table-cell office:value-type="float" office:value="0.998796272669811" calcext:value-type="float">
            <text:p>0,998796272669811</text:p>
          </table:table-cell>
          <table:table-cell office:value-type="float" office:value="0.0479866259395123" calcext:value-type="float">
            <text:p>0,047986625939512</text:p>
          </table:table-cell>
          <table:table-cell office:value-type="float" office:value="77243" calcext:value-type="float">
            <text:p>77243</text:p>
          </table:table-cell>
        </table:table-row>
        <table:table-row table:style-name="ro1">
          <table:table-cell office:value-type="string" calcext:value-type="string">
            <text:p>77312-AC-Densifyed-1</text:p>
          </table:table-cell>
          <table:table-cell office:value-type="float" office:value="769.136092993679" calcext:value-type="float">
            <text:p>769,136092993679</text:p>
          </table:table-cell>
          <table:table-cell office:value-type="string" calcext:value-type="string">
            <text:p>219.44951003334214</text:p>
          </table:table-cell>
          <table:table-cell office:value-type="string" calcext:value-type="string">
            <text:p>true</text:p>
          </table:table-cell>
          <table:table-cell office:value-type="string" calcext:value-type="string">
            <text:p>154.20138778217364</text:p>
          </table:table-cell>
          <table:table-cell office:value-type="float" office:value="2" calcext:value-type="float">
            <text:p>2</text:p>
          </table:table-cell>
          <table:table-cell office:value-type="string" calcext:value-type="string">
            <text:p>POLYGON ((680502.3726713592 6804551.640656123, 680504.71 6804535.6, 680507.6 6804516.11, 680497.13 6804514.38, 680493.61 6804537.25, 680493 6804541.28, 680483.4 6804540.43, 680483.84 6804537, 680475.75 6804535.38, 680473.77 6804550.48, 680498.9712876386 6804554.174757471, 680498.97 6804554.18, 680497.42 6804564.76, 680493.53 6804591.35, 680493.5 6804591.93, 680493.5894693779 6804592.516521477, 680496.28 6804593.31, 680496.5 6804591.78, 680500.39 6804565.2, 680501.94 6804554.61, 680502.3726713592 6804551.640656123))</text:p>
          </table:table-cell>
          <table:table-cell office:value-type="float" office:value="0.399857107132082" calcext:value-type="float">
            <text:p>0,399857107132082</text:p>
          </table:table-cell>
          <table:table-cell office:value-type="float" office:value="51.5392796609425" calcext:value-type="float">
            <text:p>51,5392796609425</text:p>
          </table:table-cell>
          <table:table-cell office:value-type="float" office:value="77312" calcext:value-type="float">
            <text:p>77312</text:p>
          </table:table-cell>
        </table:table-row>
        <table:table-row table:style-name="ro1">
          <table:table-cell office:value-type="string" calcext:value-type="string">
            <text:p>77470-AB-Densifyed-1</text:p>
          </table:table-cell>
          <table:table-cell office:value-type="float" office:value="478.060687444173" calcext:value-type="float">
            <text:p>478,060687444173</text:p>
          </table:table-cell>
          <table:table-cell office:value-type="string" calcext:value-type="string">
            <text:p>94.80989525864065</text:p>
          </table:table-cell>
          <table:table-cell office:value-type="string" calcext:value-type="string">
            <text:p>true</text:p>
          </table:table-cell>
          <table:table-cell office:value-type="string" calcext:value-type="string">
            <text:p>94.77635572167335</text:p>
          </table:table-cell>
          <table:table-cell office:value-type="float" office:value="1" calcext:value-type="float">
            <text:p>1</text:p>
          </table:table-cell>
          <table:table-cell office:value-type="string" calcext:value-type="string">
            <text:p>POLYGON ((681983.3000704125 6849122.10517299, 681969.392 6849092.591, 681956.059000001 6849098.35, 681970.0862978282 6849128.294976577, 681983.3000704125 6849122.10517299))</text:p>
          </table:table-cell>
          <table:table-cell office:value-type="float" office:value="0.912207689844155" calcext:value-type="float">
            <text:p>0,912207689844155</text:p>
          </table:table-cell>
          <table:table-cell office:value-type="float" office:value="4.01082352049775" calcext:value-type="float">
            <text:p>4,01082352049775</text:p>
          </table:table-cell>
          <table:table-cell office:value-type="float" office:value="77470" calcext:value-type="float">
            <text:p>77470</text:p>
          </table:table-cell>
        </table:table-row>
        <table:table-row table:style-name="ro1">
          <table:table-cell office:value-type="string" calcext:value-type="string">
            <text:p>77217-0D-Densifyed-3</text:p>
          </table:table-cell>
          <table:table-cell office:value-type="float" office:value="990.612877747339" calcext:value-type="float">
            <text:p>990,612877747339</text:p>
          </table:table-cell>
          <table:table-cell office:value-type="string" calcext:value-type="string">
            <text:p>192.8257107748059</text:p>
          </table:table-cell>
          <table:table-cell office:value-type="string" calcext:value-type="string">
            <text:p>true</text:p>
          </table:table-cell>
          <table:table-cell office:value-type="string" calcext:value-type="string">
            <text:p>130.02336084079977</text:p>
          </table:table-cell>
          <table:table-cell office:value-type="float" office:value="2" calcext:value-type="float">
            <text:p>2</text:p>
          </table:table-cell>
          <table:table-cell office:value-type="string" calcext:value-type="string">
            <text:p>POLYGON ((675403.5275819171 6841008.86254915, 675403.59 6841008.9, 675435.92 6841024, 675435.9202348402 6841024.000079678, 675424.32 6841048.85, 675439.91 6841056.14, 675457.34 6841064.3, 675460.43 6841057.73, 675452.53 6841028.44, 675437.19 6841021.28, 675404.86 6841006.19, 675403.5275819171 6841008.86254915))</text:p>
          </table:table-cell>
          <table:table-cell office:value-type="float" office:value="0.509806283954683" calcext:value-type="float">
            <text:p>0,509806283954683</text:p>
          </table:table-cell>
          <table:table-cell office:value-type="float" office:value="39.8677212787754" calcext:value-type="float">
            <text:p>39,8677212787754</text:p>
          </table:table-cell>
          <table:table-cell office:value-type="float" office:value="77217" calcext:value-type="float">
            <text:p>77217</text:p>
          </table:table-cell>
        </table:table-row>
        <table:table-row table:style-name="ro1">
          <table:table-cell office:value-type="string" calcext:value-type="string">
            <text:p>77114-0B-Densifyed-3</text:p>
          </table:table-cell>
          <table:table-cell office:value-type="float" office:value="364.613761370586" calcext:value-type="float">
            <text:p>364,613761370586</text:p>
          </table:table-cell>
          <table:table-cell office:value-type="string" calcext:value-type="string">
            <text:p>95.12137359891815</text:p>
          </table:table-cell>
          <table:table-cell office:value-type="string" calcext:value-type="string">
            <text:p>true</text:p>
          </table:table-cell>
          <table:table-cell office:value-type="string" calcext:value-type="string">
            <text:p>91.65948459506282</text:p>
          </table:table-cell>
          <table:table-cell office:value-type="float" office:value="2" calcext:value-type="float">
            <text:p>2</text:p>
          </table:table-cell>
          <table:table-cell office:value-type="string" calcext:value-type="string">
            <text:p>POLYGON ((675369.3900000104 6847122.077000002, 675370.812 6847122.485, 675391.558 6847130.495, 675400.4083155717 6847133.8673781445, 675408.2587441531 6847113.239218182, 675369.3900000016 6847122.077, 675369.3900000104 6847122.077000002))</text:p>
          </table:table-cell>
          <table:table-cell office:value-type="float" office:value="0.928843316645718" calcext:value-type="float">
            <text:p>0,928843316645718</text:p>
          </table:table-cell>
          <table:table-cell office:value-type="float" office:value="3.44336810321339" calcext:value-type="float">
            <text:p>3,44336810321339</text:p>
          </table:table-cell>
          <table:table-cell office:value-type="float" office:value="77114" calcext:value-type="float">
            <text:p>77114</text:p>
          </table:table-cell>
        </table:table-row>
        <table:table-row table:style-name="ro1">
          <table:table-cell office:value-type="string" calcext:value-type="string">
            <text:p>77114-0A-Densifyed-2</text:p>
          </table:table-cell>
          <table:table-cell office:value-type="float" office:value="318.229416998792" calcext:value-type="float">
            <text:p>318,229416998792</text:p>
          </table:table-cell>
          <table:table-cell office:value-type="string" calcext:value-type="string">
            <text:p>73.56787376158132</text:p>
          </table:table-cell>
          <table:table-cell office:value-type="string" calcext:value-type="string">
            <text:p>true</text:p>
          </table:table-cell>
          <table:table-cell office:value-type="string" calcext:value-type="string">
            <text:p>28.560178578783884</text:p>
          </table:table-cell>
          <table:table-cell office:value-type="float" office:value="3" calcext:value-type="float">
            <text:p>3</text:p>
          </table:table-cell>
          <table:table-cell office:value-type="string" calcext:value-type="string">
            <text:p>POLYGON ((675465.981254651 6847452.8628877215, 675464.59 6847438.86, 675441.31 6847441.18, 675440.9200000017 6847441.22, 675440.9200000027 6847441.220000009, 675444.6337674013 6847454.983863874, 675465.981254651 6847452.8628877215))</text:p>
          </table:table-cell>
          <table:table-cell table:number-columns-repeated="2" office:value-type="float" office:value="0" calcext:value-type="float">
            <text:p>0</text:p>
          </table:table-cell>
          <table:table-cell/>
        </table:table-row>
        <table:table-row table:style-name="ro1">
          <table:table-cell office:value-type="string" calcext:value-type="string">
            <text:p>77152-AB-Densifyed-3</text:p>
          </table:table-cell>
          <table:table-cell office:value-type="float" office:value="411.667931318073" calcext:value-type="float">
            <text:p>411,667931318073</text:p>
          </table:table-cell>
          <table:table-cell office:value-type="string" calcext:value-type="string">
            <text:p>82.22847620712906</text:p>
          </table:table-cell>
          <table:table-cell office:value-type="string" calcext:value-type="string">
            <text:p>true</text:p>
          </table:table-cell>
          <table:table-cell office:value-type="string" calcext:value-type="string">
            <text:p>43.477484223708885</text:p>
          </table:table-cell>
          <table:table-cell office:value-type="float" office:value="3" calcext:value-type="float">
            <text:p>3</text:p>
          </table:table-cell>
          <table:table-cell office:value-type="string" calcext:value-type="string">
            <text:p>POLYGON ((669806.8719802774 6823996.49632794, 669804.9317801194 6823997.602461067, 669791.4300000003 6824005.300000001, 669803.47 6824026.92, 669803.4700000004 6824026.92, 669804.5 6824026.04, 669811.85 6824019.69, 669817.4553801118 6824015.0600193655, 669806.8719802774 6823996.49632794))</text:p>
          </table:table-cell>
          <table:table-cell office:value-type="float" office:value="0.656417479817952" calcext:value-type="float">
            <text:p>0,656417479817952</text:p>
          </table:table-cell>
          <table:table-cell office:value-type="float" office:value="19.6084449105974" calcext:value-type="float">
            <text:p>19,6084449105974</text:p>
          </table:table-cell>
          <table:table-cell office:value-type="float" office:value="77152" calcext:value-type="float">
            <text:p>77152</text:p>
          </table:table-cell>
        </table:table-row>
        <table:table-row table:style-name="ro1">
          <table:table-cell office:value-type="string" calcext:value-type="string">
            <text:p>77114-0B-Densifyed-3</text:p>
          </table:table-cell>
          <table:table-cell office:value-type="float" office:value="387.567388242721" calcext:value-type="float">
            <text:p>387,567388242721</text:p>
          </table:table-cell>
          <table:table-cell office:value-type="string" calcext:value-type="string">
            <text:p>79.6784786368439</text:p>
          </table:table-cell>
          <table:table-cell office:value-type="string" calcext:value-type="string">
            <text:p>true</text:p>
          </table:table-cell>
          <table:table-cell office:value-type="string" calcext:value-type="string">
            <text:p>63.86018517890141</text:p>
          </table:table-cell>
          <table:table-cell office:value-type="float" office:value="2" calcext:value-type="float">
            <text:p>2</text:p>
          </table:table-cell>
          <table:table-cell office:value-type="string" calcext:value-type="string">
            <text:p>POLYGON ((674567.2152835837 6847497.31643249, 674572.183712047 6847474.949927058, 674572.1837120475 6847474.949927054, 674554.6865000001 6847472.253, 674551.2037500001 6847494.848499999, 674567.2152835837 6847497.31643249))</text:p>
          </table:table-cell>
          <table:table-cell office:value-type="float" office:value="0.497414207777802" calcext:value-type="float">
            <text:p>0,497414207777802</text:p>
          </table:table-cell>
          <table:table-cell office:value-type="float" office:value="49.3410711032773" calcext:value-type="float">
            <text:p>49,3410711032773</text:p>
          </table:table-cell>
          <table:table-cell office:value-type="float" office:value="77114" calcext:value-type="float">
            <text:p>77114</text:p>
          </table:table-cell>
        </table:table-row>
        <table:table-row table:style-name="ro1">
          <table:table-cell office:value-type="string" calcext:value-type="string">
            <text:p>77312-AK-Densifyed-4</text:p>
          </table:table-cell>
          <table:table-cell office:value-type="float" office:value="381.925201257217" calcext:value-type="float">
            <text:p>381,925201257217</text:p>
          </table:table-cell>
          <table:table-cell office:value-type="string" calcext:value-type="string">
            <text:p>78.35429842216325</text:p>
          </table:table-cell>
          <table:table-cell office:value-type="string" calcext:value-type="string">
            <text:p>true</text:p>
          </table:table-cell>
          <table:table-cell office:value-type="string" calcext:value-type="string">
            <text:p>78.31861873511188</text:p>
          </table:table-cell>
          <table:table-cell office:value-type="float" office:value="1" calcext:value-type="float">
            <text:p>1</text:p>
          </table:table-cell>
          <table:table-cell office:value-type="string" calcext:value-type="string">
            <text:p>POLYGON ((680441.0013079249 6803594.888141673, 680422.33 6803585.36, 680420.14 6803589.64, 680413.71 6803602.26, 680432.3113298614 6803610.662007812, 680432.41 6803610.44, 680441.0013079249 6803594.888141673))</text:p>
          </table:table-cell>
          <table:table-cell office:value-type="float" office:value="0.698306305804508" calcext:value-type="float">
            <text:p>0,698306305804508</text:p>
          </table:table-cell>
          <table:table-cell office:value-type="float" office:value="17.0080980715893" calcext:value-type="float">
            <text:p>17,0080980715893</text:p>
          </table:table-cell>
          <table:table-cell office:value-type="float" office:value="77312" calcext:value-type="float">
            <text:p>77312</text:p>
          </table:table-cell>
        </table:table-row>
        <table:table-row table:style-name="ro1">
          <table:table-cell office:value-type="string" calcext:value-type="string">
            <text:p>77312-AK-Densifyed-2</text:p>
          </table:table-cell>
          <table:table-cell office:value-type="float" office:value="417.624646391845" calcext:value-type="float">
            <text:p>417,624646391845</text:p>
          </table:table-cell>
          <table:table-cell office:value-type="string" calcext:value-type="string">
            <text:p>84.06143949115402</text:p>
          </table:table-cell>
          <table:table-cell office:value-type="string" calcext:value-type="string">
            <text:p>true</text:p>
          </table:table-cell>
          <table:table-cell office:value-type="string" calcext:value-type="string">
            <text:p>84.02149106313456</text:p>
          </table:table-cell>
          <table:table-cell office:value-type="float" office:value="1" calcext:value-type="float">
            <text:p>1</text:p>
          </table:table-cell>
          <table:table-cell office:value-type="string" calcext:value-type="string">
            <text:p>POLYGON ((680538.0907344308 6803709.0891301315, 680538.05 6803709.08, 680523.46 6803704.33, 680522.92 6803704.1, 680522.44 6803703.76, 680522.227546173 6803703.542364372, 680515.69 6803725.17, 680514.54 6803728.18, 680530.8 6803732.53, 680538.0907344308 6803709.0891301315))</text:p>
          </table:table-cell>
          <table:table-cell office:value-type="float" office:value="0.675032959663338" calcext:value-type="float">
            <text:p>0,675032959663338</text:p>
          </table:table-cell>
          <table:table-cell office:value-type="float" office:value="16.5715116983646" calcext:value-type="float">
            <text:p>16,5715116983646</text:p>
          </table:table-cell>
          <table:table-cell office:value-type="float" office:value="77312" calcext:value-type="float">
            <text:p>77312</text:p>
          </table:table-cell>
        </table:table-row>
        <table:table-row table:style-name="ro1">
          <table:table-cell office:value-type="string" calcext:value-type="string">
            <text:p>77152-AW-Densifyed-1</text:p>
          </table:table-cell>
          <table:table-cell office:value-type="float" office:value="437.729052726622" calcext:value-type="float">
            <text:p>437,729052726622</text:p>
          </table:table-cell>
          <table:table-cell office:value-type="string" calcext:value-type="string">
            <text:p>87.67353356218217</text:p>
          </table:table-cell>
          <table:table-cell office:value-type="string" calcext:value-type="string">
            <text:p>true</text:p>
          </table:table-cell>
          <table:table-cell office:value-type="string" calcext:value-type="string">
            <text:p>87.63990973752664</text:p>
          </table:table-cell>
          <table:table-cell office:value-type="float" office:value="1" calcext:value-type="float">
            <text:p>1</text:p>
          </table:table-cell>
          <table:table-cell office:value-type="string" calcext:value-type="string">
            <text:p>POLYGON ((672355.3525560087 6823456.615264783, 672355.707 6823433.328, 672351.641 6823434.741, 672339.146 6823439.184, 672330.319 6823442.366, 672329.902 6823446.337, 672329.185 6823451.37, 672328.930601036 6823453.046952576, 672355.3525560087 6823456.615264783))</text:p>
          </table:table-cell>
          <table:table-cell office:value-type="float" office:value="0.860363205396746" calcext:value-type="float">
            <text:p>0,860363205396746</text:p>
          </table:table-cell>
          <table:table-cell office:value-type="float" office:value="4.95518286464973" calcext:value-type="float">
            <text:p>4,95518286464973</text:p>
          </table:table-cell>
          <table:table-cell office:value-type="float" office:value="77152" calcext:value-type="float">
            <text:p>77152</text:p>
          </table:table-cell>
        </table:table-row>
        <table:table-row table:style-name="ro1">
          <table:table-cell office:value-type="string" calcext:value-type="string">
            <text:p>77114-0A-Densifyed-2</text:p>
          </table:table-cell>
          <table:table-cell office:value-type="float" office:value="506.318162495992" calcext:value-type="float">
            <text:p>506,318162495992</text:p>
          </table:table-cell>
          <table:table-cell office:value-type="string" calcext:value-type="string">
            <text:p>92.30798581299155</text:p>
          </table:table-cell>
          <table:table-cell office:value-type="string" calcext:value-type="string">
            <text:p>true</text:p>
          </table:table-cell>
          <table:table-cell office:value-type="string" calcext:value-type="string">
            <text:p>40.91682350627789</text:p>
          </table:table-cell>
          <table:table-cell office:value-type="float" office:value="4" calcext:value-type="float">
            <text:p>4</text:p>
          </table:table-cell>
          <table:table-cell office:value-type="string" calcext:value-type="string">
            <text:p>POLYGON ((675619.0740000036 6847540.438, 675640.5295000002 6847541.5215, 675649.6397318701 6847522.159904053, 675631.6560000009 6847513.698000001, 675619.0740000017 6847540.437999999, 675619.0740000036 6847540.438))</text:p>
          </table:table-cell>
          <table:table-cell office:value-type="float" office:value="0.635757350334068" calcext:value-type="float">
            <text:p>0,635757350334068</text:p>
          </table:table-cell>
          <table:table-cell office:value-type="float" office:value="27.2646617873424" calcext:value-type="float">
            <text:p>27,2646617873424</text:p>
          </table:table-cell>
          <table:table-cell office:value-type="float" office:value="77114" calcext:value-type="float">
            <text:p>77114</text:p>
          </table:table-cell>
        </table:table-row>
        <table:table-row table:style-name="ro1">
          <table:table-cell office:value-type="string" calcext:value-type="string">
            <text:p>77285-BW-Densifyed-1</text:p>
          </table:table-cell>
          <table:table-cell office:value-type="float" office:value="450.259431064011" calcext:value-type="float">
            <text:p>450,259431064011</text:p>
          </table:table-cell>
          <table:table-cell office:value-type="string" calcext:value-type="string">
            <text:p>114.62514666775398</text:p>
          </table:table-cell>
          <table:table-cell office:value-type="string" calcext:value-type="string">
            <text:p>true</text:p>
          </table:table-cell>
          <table:table-cell office:value-type="string" calcext:value-type="string">
            <text:p>44.02288085696603</text:p>
          </table:table-cell>
          <table:table-cell office:value-type="float" office:value="3" calcext:value-type="float">
            <text:p>3</text:p>
          </table:table-cell>
          <table:table-cell office:value-type="string" calcext:value-type="string">
            <text:p>POLYGON ((673520.38 6826226.51, 673531.65 6826210.29, 673516.52 6826200.45, 673514.49 6826199.11, 673505.2867565744 6826212.438253541, 673505.2867565743 6826212.438253541, 673503.58 6826214.91, 673493.72 6826229.2, 673496.1548155146 6826230.951665838, 673496.19 6826230.91, 673506.05 6826216.62, 673506.0518214876 6826216.616733884, 673520.38 6826226.51))</text:p>
          </table:table-cell>
          <table:table-cell office:value-type="float" office:value="0.69613110150897" calcext:value-type="float">
            <text:p>0,69613110150897</text:p>
          </table:table-cell>
          <table:table-cell office:value-type="float" office:value="17.3869059929948" calcext:value-type="float">
            <text:p>17,3869059929948</text:p>
          </table:table-cell>
          <table:table-cell office:value-type="float" office:value="77285" calcext:value-type="float">
            <text:p>77285</text:p>
          </table:table-cell>
        </table:table-row>
        <table:table-row table:style-name="ro1">
          <table:table-cell office:value-type="string" calcext:value-type="string">
            <text:p>77114-0B-Densifyed-1</text:p>
          </table:table-cell>
          <table:table-cell office:value-type="float" office:value="236.267026357848" calcext:value-type="float">
            <text:p>236,267026357848</text:p>
          </table:table-cell>
          <table:table-cell office:value-type="string" calcext:value-type="string">
            <text:p>63.10126732304901</text:p>
          </table:table-cell>
          <table:table-cell office:value-type="string" calcext:value-type="string">
            <text:p>true</text:p>
          </table:table-cell>
          <table:table-cell office:value-type="string" calcext:value-type="string">
            <text:p>19.504886970330915</text:p>
          </table:table-cell>
          <table:table-cell office:value-type="float" office:value="3" calcext:value-type="float">
            <text:p>3</text:p>
          </table:table-cell>
          <table:table-cell office:value-type="string" calcext:value-type="string">
            <text:p>POLYGON ((675091.79 6847142.36, 675096.44 6847128.64, 675084.31 6847127.05, 675077.5048209965 6847126.102707938, 675077.38 6847126.65, 675074.09 6847136.37, 675074.0896313364 6847136.370829493, 675091.79 6847142.36))</text:p>
          </table:table-cell>
          <table:table-cell office:value-type="float" office:value="0.242035738778897" calcext:value-type="float">
            <text:p>0,242035738778897</text:p>
          </table:table-cell>
          <table:table-cell office:value-type="float" office:value="60.0682545748851" calcext:value-type="float">
            <text:p>60,0682545748851</text:p>
          </table:table-cell>
          <table:table-cell office:value-type="float" office:value="77114" calcext:value-type="float">
            <text:p>77114</text:p>
          </table:table-cell>
        </table:table-row>
        <table:table-row table:style-name="ro1">
          <table:table-cell office:value-type="string" calcext:value-type="string">
            <text:p>77312-AC-Densifyed-3</text:p>
          </table:table-cell>
          <table:table-cell office:value-type="float" office:value="547.805583017279" calcext:value-type="float">
            <text:p>547,805583017279</text:p>
          </table:table-cell>
          <table:table-cell office:value-type="string" calcext:value-type="string">
            <text:p>127.98472774012139</text:p>
          </table:table-cell>
          <table:table-cell office:value-type="string" calcext:value-type="string">
            <text:p>true</text:p>
          </table:table-cell>
          <table:table-cell office:value-type="string" calcext:value-type="string">
            <text:p>23.42573808534094</text:p>
          </table:table-cell>
          <table:table-cell office:value-type="float" office:value="3" calcext:value-type="float">
            <text:p>3</text:p>
          </table:table-cell>
          <table:table-cell office:value-type="string" calcext:value-type="string">
            <text:p>POLYGON ((680497.42 6804564.76, 680498.97 6804554.18, 680498.97 6804554.17, 680473.77 6804550.48, 680471.25 6804569.75, 680493.2081303583 6804572.832770006, 680490.56 6804590.92, 680490.53 6804591.5, 680490.5488501027 6804591.621478439, 680493.59 6804592.52, 680493.5 6804591.93, 680493.53 6804591.35, 680496.18 6804573.25, 680497.42 6804564.76))</text:p>
          </table:table-cell>
          <table:table-cell office:value-type="float" office:value="0.697638511280003" calcext:value-type="float">
            <text:p>0,697638511280003</text:p>
          </table:table-cell>
          <table:table-cell office:value-type="float" office:value="18.3860176335564" calcext:value-type="float">
            <text:p>18,3860176335564</text:p>
          </table:table-cell>
          <table:table-cell office:value-type="float" office:value="77312" calcext:value-type="float">
            <text:p>77312</text:p>
          </table:table-cell>
        </table:table-row>
        <table:table-row table:style-name="ro1">
          <table:table-cell office:value-type="string" calcext:value-type="string">
            <text:p>77470-AI-Densifyed-1</text:p>
          </table:table-cell>
          <table:table-cell office:value-type="float" office:value="273.862428489255" calcext:value-type="float">
            <text:p>273,862428489255</text:p>
          </table:table-cell>
          <table:table-cell office:value-type="string" calcext:value-type="string">
            <text:p>66.22050025200954</text:p>
          </table:table-cell>
          <table:table-cell office:value-type="string" calcext:value-type="string">
            <text:p>true</text:p>
          </table:table-cell>
          <table:table-cell office:value-type="string" calcext:value-type="string">
            <text:p>66.18605151926333</text:p>
          </table:table-cell>
          <table:table-cell office:value-type="float" office:value="1" calcext:value-type="float">
            <text:p>1</text:p>
          </table:table-cell>
          <table:table-cell office:value-type="string" calcext:value-type="string">
            <text:p>POLYGON ((682426.8180286426 6848859.456038314, 682427.049 6848859.765, 682431.184 6848865.337, 682432.346 6848866.916, 682434.8829998549 6848870.332999804, 682434.8829999233 6848870.332999896, 682434.8830000005 6848870.333, 682445.615 6848865.336, 682451.0691292767 6848862.025635822, 682441.1820161357 6848848.7546334425, 682426.8180286426 6848859.456038314))</text:p>
          </table:table-cell>
          <table:table-cell office:value-type="float" office:value="0.706935901796154" calcext:value-type="float">
            <text:p>0,706935901796154</text:p>
          </table:table-cell>
          <table:table-cell office:value-type="float" office:value="14.9795562278587" calcext:value-type="float">
            <text:p>14,9795562278587</text:p>
          </table:table-cell>
          <table:table-cell office:value-type="float" office:value="77470" calcext:value-type="float">
            <text:p>77470</text:p>
          </table:table-cell>
        </table:table-row>
        <table:table-row table:style-name="ro1">
          <table:table-cell office:value-type="string" calcext:value-type="string">
            <text:p>77152-AY-Densifyed-1</text:p>
          </table:table-cell>
          <table:table-cell office:value-type="float" office:value="462.281747078148" calcext:value-type="float">
            <text:p>462,281747078148</text:p>
          </table:table-cell>
          <table:table-cell office:value-type="string" calcext:value-type="string">
            <text:p>117.61478495412081</text:p>
          </table:table-cell>
          <table:table-cell office:value-type="string" calcext:value-type="string">
            <text:p>true</text:p>
          </table:table-cell>
          <table:table-cell office:value-type="string" calcext:value-type="string">
            <text:p>9.913850749690948</text:p>
          </table:table-cell>
          <table:table-cell office:value-type="float" office:value="3" calcext:value-type="float">
            <text:p>3</text:p>
          </table:table-cell>
          <table:table-cell office:value-type="string" calcext:value-type="string">
            <text:p>POLYGON ((671365.7705039304 6823028.052344137, 671374.05 6823032.74, 671390.59 6822991.78, 671392.77 6822986.35, 671384.1307154902 6822982.877643091, 671384.13 6822982.88, 671381.4 6822989.62, 671365.95 6823027.7, 671365.7705039304 6823028.052344137))</text:p>
          </table:table-cell>
          <table:table-cell office:value-type="float" office:value="0.580190700503483" calcext:value-type="float">
            <text:p>0,580190700503483</text:p>
          </table:table-cell>
          <table:table-cell office:value-type="float" office:value="23.8044364019427" calcext:value-type="float">
            <text:p>23,8044364019427</text:p>
          </table:table-cell>
          <table:table-cell office:value-type="float" office:value="77152" calcext:value-type="float">
            <text:p>77152</text:p>
          </table:table-cell>
        </table:table-row>
        <table:table-row table:style-name="ro1">
          <table:table-cell office:value-type="string" calcext:value-type="string">
            <text:p>77222-AD-Densifyed-1</text:p>
          </table:table-cell>
          <table:table-cell office:value-type="float" office:value="251.801049789829" calcext:value-type="float">
            <text:p>251,801049789829</text:p>
          </table:table-cell>
          <table:table-cell office:value-type="string" calcext:value-type="string">
            <text:p>76.95748561272652</text:p>
          </table:table-cell>
          <table:table-cell office:value-type="string" calcext:value-type="string">
            <text:p>true</text:p>
          </table:table-cell>
          <table:table-cell office:value-type="string" calcext:value-type="string">
            <text:p>38.802578658744714</text:p>
          </table:table-cell>
          <table:table-cell office:value-type="float" office:value="2" calcext:value-type="float">
            <text:p>2</text:p>
          </table:table-cell>
          <table:table-cell office:value-type="string" calcext:value-type="string">
            <text:p>POLYGON ((685549.9995299833 6837309.384453803, 685550 6837309.39, 685549.6100421484 6837339.496745923, 685558.04 6837339.6, 685558.29 6837309.48, 685549.9995299833 6837309.384453803))</text:p>
          </table:table-cell>
          <table:table-cell office:value-type="float" office:value="0.628964324121176" calcext:value-type="float">
            <text:p>0,628964324121176</text:p>
          </table:table-cell>
          <table:table-cell office:value-type="float" office:value="13.9897849017549" calcext:value-type="float">
            <text:p>13,9897849017549</text:p>
          </table:table-cell>
          <table:table-cell office:value-type="float" office:value="77222" calcext:value-type="float">
            <text:p>77222</text:p>
          </table:table-cell>
        </table:table-row>
        <table:table-row table:style-name="ro1">
          <table:table-cell office:value-type="string" calcext:value-type="string">
            <text:p>77114-0A-Densifyed-5</text:p>
          </table:table-cell>
          <table:table-cell office:value-type="float" office:value="344.269896050297" calcext:value-type="float">
            <text:p>344,269896050297</text:p>
          </table:table-cell>
          <table:table-cell office:value-type="string" calcext:value-type="string">
            <text:p>111.82912856792912</text:p>
          </table:table-cell>
          <table:table-cell office:value-type="string" calcext:value-type="string">
            <text:p>true</text:p>
          </table:table-cell>
          <table:table-cell office:value-type="string" calcext:value-type="string">
            <text:p>58.281323313273724</text:p>
          </table:table-cell>
          <table:table-cell office:value-type="float" office:value="3" calcext:value-type="float">
            <text:p>3</text:p>
          </table:table-cell>
          <table:table-cell office:value-type="string" calcext:value-type="string">
            <text:p>POLYGON ((675455.71 6847439.753006756, 675488.25 6847436.51, 675488.16 6847435.58, 675488.16 6847435.57, 675460.66 6847422.75, 675453.9761238743 6847437.331469984, 675453.59 6847437.17, 675453.02 6847437.06, 675452.43 6847437.06, 675440.62 6847438.24, 675440.1396440961 6847438.331101982, 675440.92 6847441.22, 675452.73 6847440.05, 675455.71 6847439.753006756))</text:p>
          </table:table-cell>
          <table:table-cell office:value-type="float" office:value="0.624781229507583" calcext:value-type="float">
            <text:p>0,624781229507583</text:p>
          </table:table-cell>
          <table:table-cell office:value-type="float" office:value="25.2724138140197" calcext:value-type="float">
            <text:p>25,2724138140197</text:p>
          </table:table-cell>
          <table:table-cell office:value-type="float" office:value="77114" calcext:value-type="float">
            <text:p>77114</text:p>
          </table:table-cell>
        </table:table-row>
        <table:table-row table:style-name="ro1">
          <table:table-cell office:value-type="string" calcext:value-type="string">
            <text:p>77114-0B-Densifyed-2</text:p>
          </table:table-cell>
          <table:table-cell office:value-type="float" office:value="308.424010274836" calcext:value-type="float">
            <text:p>308,424010274836</text:p>
          </table:table-cell>
          <table:table-cell office:value-type="string" calcext:value-type="string">
            <text:p>72.14955189811498</text:p>
          </table:table-cell>
          <table:table-cell office:value-type="string" calcext:value-type="string">
            <text:p>true</text:p>
          </table:table-cell>
          <table:table-cell office:value-type="string" calcext:value-type="string">
            <text:p>56.33123019634739</text:p>
          </table:table-cell>
          <table:table-cell office:value-type="float" office:value="2" calcext:value-type="float">
            <text:p>2</text:p>
          </table:table-cell>
          <table:table-cell office:value-type="string" calcext:value-type="string">
            <text:p>POLYGON ((674547.720999999 6847517.443999999, 674563.571 6847513.722, 674567.2152835837 6847497.31643249, 674551.2037499989 6847494.848499999, 674547.720999999 6847517.443999999))</text:p>
          </table:table-cell>
          <table:table-cell office:value-type="float" office:value="0.272128063723922" calcext:value-type="float">
            <text:p>0,272128063723922</text:p>
          </table:table-cell>
          <table:table-cell office:value-type="float" office:value="72.2510573021133" calcext:value-type="float">
            <text:p>72,2510573021133</text:p>
          </table:table-cell>
          <table:table-cell office:value-type="float" office:value="77114" calcext:value-type="float">
            <text:p>77114</text:p>
          </table:table-cell>
        </table:table-row>
        <table:table-row table:style-name="ro1">
          <table:table-cell office:value-type="string" calcext:value-type="string">
            <text:p>77061-0C-Densifyed-2</text:p>
          </table:table-cell>
          <table:table-cell office:value-type="float" office:value="392.01449527386" calcext:value-type="float">
            <text:p>392,01449527386</text:p>
          </table:table-cell>
          <table:table-cell office:value-type="string" calcext:value-type="string">
            <text:p>137.95583808780168</text:p>
          </table:table-cell>
          <table:table-cell office:value-type="string" calcext:value-type="string">
            <text:p>true</text:p>
          </table:table-cell>
          <table:table-cell office:value-type="string" calcext:value-type="string">
            <text:p>137.89384025961613</text:p>
          </table:table-cell>
          <table:table-cell office:value-type="float" office:value="1" calcext:value-type="float">
            <text:p>1</text:p>
          </table:table-cell>
          <table:table-cell office:value-type="string" calcext:value-type="string">
            <text:p>POLYGON ((698873.403 6807196.902, 698867.5067178964 6807197.59085367, 698874.9998096994 6807240.898133873, 698902.2189999995 6807235.414, 698902.2189999978 6807235.413999991, 698900.998 6807230.447, 698886.318 6807231.711, 698881.571 6807230.442, 698880.127 6807229.873, 698879.098 6807228.793, 698878.087 6807226.204, 698877.081 6807223.064, 698873.403 6807196.902))</text:p>
          </table:table-cell>
          <table:table-cell office:value-type="float" office:value="0.95476382295799" calcext:value-type="float">
            <text:p>0,95476382295799</text:p>
          </table:table-cell>
          <table:table-cell office:value-type="float" office:value="2.56147450879213" calcext:value-type="float">
            <text:p>2,56147450879213</text:p>
          </table:table-cell>
          <table:table-cell office:value-type="float" office:value="77061" calcext:value-type="float">
            <text:p>77061</text:p>
          </table:table-cell>
        </table:table-row>
        <table:table-row table:style-name="ro1">
          <table:table-cell office:value-type="string" calcext:value-type="string">
            <text:p>77470-0C-Densifyed-2</text:p>
          </table:table-cell>
          <table:table-cell office:value-type="float" office:value="306.836462859478" calcext:value-type="float">
            <text:p>306,836462859478</text:p>
          </table:table-cell>
          <table:table-cell office:value-type="string" calcext:value-type="string">
            <text:p>70.82905177886762</text:p>
          </table:table-cell>
          <table:table-cell office:value-type="string" calcext:value-type="string">
            <text:p>true</text:p>
          </table:table-cell>
          <table:table-cell office:value-type="string" calcext:value-type="string">
            <text:p>70.79580099874437</text:p>
          </table:table-cell>
          <table:table-cell office:value-type="float" office:value="1" calcext:value-type="float">
            <text:p>1</text:p>
          </table:table-cell>
          <table:table-cell office:value-type="string" calcext:value-type="string">
            <text:p>POLYGON ((683182.023 6848528.424, 683196.3258649205 6848542.769820967, 683207.0810000002 6848532.354500001, 683192.9360000007 6848517.748000001, 683192.9359998372 6848517.748000159, 683182.023 6848528.424))</text:p>
          </table:table-cell>
          <table:table-cell office:value-type="float" office:value="0.817219240042938" calcext:value-type="float">
            <text:p>0,817219240042938</text:p>
          </table:table-cell>
          <table:table-cell office:value-type="float" office:value="6.47401519856848" calcext:value-type="float">
            <text:p>6,47401519856848</text:p>
          </table:table-cell>
          <table:table-cell office:value-type="float" office:value="77470" calcext:value-type="float">
            <text:p>77470</text:p>
          </table:table-cell>
        </table:table-row>
        <table:table-row table:style-name="ro1">
          <table:table-cell office:value-type="string" calcext:value-type="string">
            <text:p>77390-0D-Densifyed-2</text:p>
          </table:table-cell>
          <table:table-cell office:value-type="float" office:value="412.645280635902" calcext:value-type="float">
            <text:p>412,645280635902</text:p>
          </table:table-cell>
          <table:table-cell office:value-type="string" calcext:value-type="string">
            <text:p>83.07126670894627</text:p>
          </table:table-cell>
          <table:table-cell office:value-type="string" calcext:value-type="string">
            <text:p>true</text:p>
          </table:table-cell>
          <table:table-cell office:value-type="string" calcext:value-type="string">
            <text:p>83.03969512065751</text:p>
          </table:table-cell>
          <table:table-cell office:value-type="float" office:value="1" calcext:value-type="float">
            <text:p>1</text:p>
          </table:table-cell>
          <table:table-cell office:value-type="string" calcext:value-type="string">
            <text:p>POLYGON ((675337.800842556 6854420.665102373, 675336.577 6854419.231, 675318.934 6854412.953, 675317.257 6854414.347, 675311.154 6854419.515, 675305.6900000006 6854424.477999999, 675317.5324338847 6854438.181222442, 675337.800842556 6854420.665102373))</text:p>
          </table:table-cell>
          <table:table-cell office:value-type="float" office:value="0.871987721550543" calcext:value-type="float">
            <text:p>0,871987721550543</text:p>
          </table:table-cell>
          <table:table-cell office:value-type="float" office:value="5.22773181066828" calcext:value-type="float">
            <text:p>5,22773181066828</text:p>
          </table:table-cell>
          <table:table-cell office:value-type="float" office:value="77390" calcext:value-type="float">
            <text:p>77390</text:p>
          </table:table-cell>
        </table:table-row>
        <table:table-row table:style-name="ro1">
          <table:table-cell office:value-type="string" calcext:value-type="string">
            <text:p>77317-AC-Densifyed-2</text:p>
          </table:table-cell>
          <table:table-cell office:value-type="float" office:value="456.147020448246" calcext:value-type="float">
            <text:p>456,147020448246</text:p>
          </table:table-cell>
          <table:table-cell office:value-type="string" calcext:value-type="string">
            <text:p>107.3254092144257</text:p>
          </table:table-cell>
          <table:table-cell office:value-type="string" calcext:value-type="string">
            <text:p>true</text:p>
          </table:table-cell>
          <table:table-cell office:value-type="string" calcext:value-type="string">
            <text:p>56.072925400396684</text:p>
          </table:table-cell>
          <table:table-cell office:value-type="float" office:value="3" calcext:value-type="float">
            <text:p>3</text:p>
          </table:table-cell>
          <table:table-cell office:value-type="string" calcext:value-type="string">
            <text:p>POLYGON ((691473.58 6834231.84, 691473.58 6834231.85, 691468.7473336976 6834244.819298342, 691467.7 6834247.63, 691463.87 6834257.92, 691463.61 6834258.45, 691463.58 6834258.48, 691465.9956442358 6834260.025906245, 691466.07 6834259.96, 691466.42 6834259.5, 691466.68 6834258.97, 691470.5193477267 6834248.671749587, 691491.11 6834256.28, 691496.96 6834240.46, 691473.58 6834231.84))</text:p>
          </table:table-cell>
          <table:table-cell office:value-type="float" office:value="0.715317524892758" calcext:value-type="float">
            <text:p>0,715317524892758</text:p>
          </table:table-cell>
          <table:table-cell office:value-type="float" office:value="15.7771685214217" calcext:value-type="float">
            <text:p>15,7771685214217</text:p>
          </table:table-cell>
          <table:table-cell office:value-type="float" office:value="77317" calcext:value-type="float">
            <text:p>77317</text:p>
          </table:table-cell>
        </table:table-row>
        <table:table-row table:style-name="ro1">
          <table:table-cell office:value-type="string" calcext:value-type="string">
            <text:p>77243-BE-Densifyed-2</text:p>
          </table:table-cell>
          <table:table-cell office:value-type="float" office:value="409.736327833878" calcext:value-type="float">
            <text:p>409,736327833878</text:p>
          </table:table-cell>
          <table:table-cell office:value-type="string" calcext:value-type="string">
            <text:p>119.98452898346169</text:p>
          </table:table-cell>
          <table:table-cell office:value-type="string" calcext:value-type="string">
            <text:p>true</text:p>
          </table:table-cell>
          <table:table-cell office:value-type="string" calcext:value-type="string">
            <text:p>119.93815439612862</text:p>
          </table:table-cell>
          <table:table-cell office:value-type="float" office:value="1" calcext:value-type="float">
            <text:p>1</text:p>
          </table:table-cell>
          <table:table-cell office:value-type="string" calcext:value-type="string">
            <text:p>POLYGON ((677963.2505313217 6863164.692771401, 677963.81 6863164.84, 677964.33 6863165.1, 677964.8 6863165.46, 677965.19 6863165.9, 677965.48 6863166.41, 677965.67 6863166.97, 677965.74 6863167.55, 677965.7 6863168.14, 677958.0702860832 6863213.678292499, 677966.16 6863215.04, 677974.37 6863166.14, 677967.9 6863165.04, 677963.27 6863164.58, 677963.2505313217 6863164.692771401))</text:p>
          </table:table-cell>
          <table:table-cell office:value-type="float" office:value="0.912505012344311" calcext:value-type="float">
            <text:p>0,912505012344311</text:p>
          </table:table-cell>
          <table:table-cell office:value-type="float" office:value="5.02311955079161" calcext:value-type="float">
            <text:p>5,02311955079161</text:p>
          </table:table-cell>
          <table:table-cell office:value-type="float" office:value="77243" calcext:value-type="float">
            <text:p>77243</text:p>
          </table:table-cell>
        </table:table-row>
        <table:table-row table:style-name="ro1">
          <table:table-cell office:value-type="string" calcext:value-type="string">
            <text:p>77114-0A-Densifyed-2</text:p>
          </table:table-cell>
          <table:table-cell office:value-type="float" office:value="278.145731771203" calcext:value-type="float">
            <text:p>278,145731771203</text:p>
          </table:table-cell>
          <table:table-cell office:value-type="string" calcext:value-type="string">
            <text:p>71.91072741772604</text:p>
          </table:table-cell>
          <table:table-cell office:value-type="string" calcext:value-type="string">
            <text:p>true</text:p>
          </table:table-cell>
          <table:table-cell office:value-type="string" calcext:value-type="string">
            <text:p>23.014744065444113</text:p>
          </table:table-cell>
          <table:table-cell office:value-type="float" office:value="3" calcext:value-type="float">
            <text:p>3</text:p>
          </table:table-cell>
          <table:table-cell office:value-type="string" calcext:value-type="string">
            <text:p>POLYGON ((675454.7850000003 6847493.160000001, 675458.4397524284 6847506.73923121, 675481.7983194874 6847500.4524408635, 675479.469 6847491.823, 675454.7850000045 6847493.16, 675454.7850000003 6847493.160000001))</text:p>
          </table:table-cell>
          <table:table-cell office:value-type="float" office:value="0.603648312029407" calcext:value-type="float">
            <text:p>0,603648312029407</text:p>
          </table:table-cell>
          <table:table-cell office:value-type="float" office:value="17.5034085635272" calcext:value-type="float">
            <text:p>17,5034085635272</text:p>
          </table:table-cell>
          <table:table-cell office:value-type="float" office:value="77114" calcext:value-type="float">
            <text:p>77114</text:p>
          </table:table-cell>
        </table:table-row>
        <table:table-row table:style-name="ro1">
          <table:table-cell office:value-type="string" calcext:value-type="string">
            <text:p>77152-AY-Densifyed-2</text:p>
          </table:table-cell>
          <table:table-cell office:value-type="float" office:value="758.299552918415" calcext:value-type="float">
            <text:p>758,299552918415</text:p>
          </table:table-cell>
          <table:table-cell office:value-type="string" calcext:value-type="string">
            <text:p>221.67438672557597</text:p>
          </table:table-cell>
          <table:table-cell office:value-type="string" calcext:value-type="string">
            <text:p>true</text:p>
          </table:table-cell>
          <table:table-cell office:value-type="string" calcext:value-type="string">
            <text:p>113.96217626173615</text:p>
          </table:table-cell>
          <table:table-cell office:value-type="float" office:value="3" calcext:value-type="float">
            <text:p>3</text:p>
          </table:table-cell>
          <table:table-cell office:value-type="string" calcext:value-type="string">
            <text:p>POLYGON ((671392.77 6822986.35, 671411.36 6822939.92, 671411.36 6822939.91, 671399.86 6822935.44, 671390.65 6822958.81, 671381.35 6822981.76, 671378.62 6822988.49, 671363.17 6823026.58, 671365.7705039304 6823028.052344137, 671365.95 6823027.7, 671381.4 6822989.62, 671384.13 6822982.88, 671384.1307154902 6822982.877643091, 671392.77 6822986.35))</text:p>
          </table:table-cell>
          <table:table-cell office:value-type="float" office:value="0.54558294402911" calcext:value-type="float">
            <text:p>0,54558294402911</text:p>
          </table:table-cell>
          <table:table-cell office:value-type="float" office:value="47.4450899322159" calcext:value-type="float">
            <text:p>47,4450899322159</text:p>
          </table:table-cell>
          <table:table-cell office:value-type="float" office:value="77152" calcext:value-type="float">
            <text:p>77152</text:p>
          </table:table-cell>
        </table:table-row>
        <table:table-row table:style-name="ro1">
          <table:table-cell office:value-type="string" calcext:value-type="string">
            <text:p>77152-AR-Densifyed-2</text:p>
          </table:table-cell>
          <table:table-cell office:value-type="float" office:value="335.220437054732" calcext:value-type="float">
            <text:p>335,220437054732</text:p>
          </table:table-cell>
          <table:table-cell office:value-type="string" calcext:value-type="string">
            <text:p>93.09596179398282</text:p>
          </table:table-cell>
          <table:table-cell office:value-type="string" calcext:value-type="string">
            <text:p>true</text:p>
          </table:table-cell>
          <table:table-cell office:value-type="string" calcext:value-type="string">
            <text:p>58.80133740069158</text:p>
          </table:table-cell>
          <table:table-cell office:value-type="float" office:value="2" calcext:value-type="float">
            <text:p>2</text:p>
          </table:table-cell>
          <table:table-cell office:value-type="string" calcext:value-type="string">
            <text:p>POLYGON ((673435.4050000085 6824795.371000006, 673446.301 6824802.834, 673450.793 6824796.401, 673453.467 6824798.077, 673457.082 6824793.09, 673460.9589999989 6824795.465999999, 673463.459056465 6824791.982591682, 673444.7123945245 6824778.5280353585, 673435.652 6824791.392, 673436.907 6824792.21, 673439.593 6824788.27, 673440.085 6824788.626, 673435.4050000001 6824795.371, 673435.4050000085 6824795.371000006))</text:p>
          </table:table-cell>
          <table:table-cell office:value-type="float" office:value="0.657849664235696" calcext:value-type="float">
            <text:p>0,657849664235696</text:p>
          </table:table-cell>
          <table:table-cell office:value-type="float" office:value="16.7850374977698" calcext:value-type="float">
            <text:p>16,7850374977698</text:p>
          </table:table-cell>
          <table:table-cell office:value-type="float" office:value="77152" calcext:value-type="float">
            <text:p>77152</text:p>
          </table:table-cell>
        </table:table-row>
        <table:table-row table:style-name="ro1">
          <table:table-cell office:value-type="string" calcext:value-type="string">
            <text:p>77312-AK-Densifyed-2</text:p>
          </table:table-cell>
          <table:table-cell office:value-type="float" office:value="339.018019642621" calcext:value-type="float">
            <text:p>339,018019642621</text:p>
          </table:table-cell>
          <table:table-cell office:value-type="string" calcext:value-type="string">
            <text:p>117.36124215917106</text:p>
          </table:table-cell>
          <table:table-cell office:value-type="string" calcext:value-type="string">
            <text:p>true</text:p>
          </table:table-cell>
          <table:table-cell office:value-type="string" calcext:value-type="string">
            <text:p>59.476922503214375</text:p>
          </table:table-cell>
          <table:table-cell office:value-type="float" office:value="2" calcext:value-type="float">
            <text:p>2</text:p>
          </table:table-cell>
          <table:table-cell office:value-type="string" calcext:value-type="string">
            <text:p>POLYGON ((680586.58 6803816.75, 680580.0225422627 6803816.626274383, 680580.01 6803816.99, 680572.8306508817 6803867.865387623, 680579.3 6803868.77, 680586.58 6803816.75))</text:p>
          </table:table-cell>
          <table:table-cell office:value-type="float" office:value="0.688815823767612" calcext:value-type="float">
            <text:p>0,688815823767612</text:p>
          </table:table-cell>
          <table:table-cell office:value-type="float" office:value="16.8378264627675" calcext:value-type="float">
            <text:p>16,8378264627675</text:p>
          </table:table-cell>
          <table:table-cell office:value-type="float" office:value="77312" calcext:value-type="float">
            <text:p>77312</text:p>
          </table:table-cell>
        </table:table-row>
        <table:table-row table:style-name="ro1">
          <table:table-cell office:value-type="string" calcext:value-type="string">
            <text:p>77243-BE-Densifyed-3</text:p>
          </table:table-cell>
          <table:table-cell office:value-type="float" office:value="856.355623988541" calcext:value-type="float">
            <text:p>856,355623988541</text:p>
          </table:table-cell>
          <table:table-cell office:value-type="string" calcext:value-type="string">
            <text:p>325.23396296113197</text:p>
          </table:table-cell>
          <table:table-cell office:value-type="string" calcext:value-type="string">
            <text:p>true</text:p>
          </table:table-cell>
          <table:table-cell office:value-type="string" calcext:value-type="string">
            <text:p>324.022547873858</text:p>
          </table:table-cell>
          <table:table-cell office:value-type="float" office:value="1" calcext:value-type="float">
            <text:p>1</text:p>
          </table:table-cell>
          <table:table-cell office:value-type="string" calcext:value-type="string">
            <text:p>POLYGON ((677830.7359040952 6863229.139930578, 677834.93 6863276.3, 677839.45 6863276.64, 677841.46 6863301.96, 677844.3 6863302.09, 677842.68 6863225.07, 677833.4596053952 6863225.885563159, 677826.7472123444 6863150.413032191, 677823.67 6863149.59, 677830.47 6863226.15, 677830.7359040952 6863229.139930578))</text:p>
          </table:table-cell>
          <table:table-cell office:value-type="float" office:value="0.642042843882932" calcext:value-type="float">
            <text:p>0,642042843882932</text:p>
          </table:table-cell>
          <table:table-cell office:value-type="float" office:value="55.0856950579025" calcext:value-type="float">
            <text:p>55,0856950579025</text:p>
          </table:table-cell>
          <table:table-cell office:value-type="float" office:value="77243" calcext:value-type="float">
            <text:p>77243</text:p>
          </table:table-cell>
        </table:table-row>
        <table:table-row table:style-name="ro1">
          <table:table-cell office:value-type="string" calcext:value-type="string">
            <text:p>77243-AE-Densifyed-1</text:p>
          </table:table-cell>
          <table:table-cell office:value-type="float" office:value="538.61370734271" calcext:value-type="float">
            <text:p>538,61370734271</text:p>
          </table:table-cell>
          <table:table-cell office:value-type="string" calcext:value-type="string">
            <text:p>138.28123555867978</text:p>
          </table:table-cell>
          <table:table-cell office:value-type="string" calcext:value-type="string">
            <text:p>true</text:p>
          </table:table-cell>
          <table:table-cell office:value-type="string" calcext:value-type="string">
            <text:p>96.8526595594744</text:p>
          </table:table-cell>
          <table:table-cell office:value-type="float" office:value="3" calcext:value-type="float">
            <text:p>3</text:p>
          </table:table-cell>
          <table:table-cell office:value-type="string" calcext:value-type="string">
            <text:p>POLYGON ((677277.2158468647 6864315.950070392, 677277.29 6864315.01, 677277.69 6864309.69, 677260.51 6864308.02, 677262.19 6864290.95, 677262.18 6864290.95, 677258.83 6864291.49, 677251.61 6864292.66, 677248.48 6864293.17, 677248.37 6864294.97, 677248.23 6864297.25, 677247 6864317.09, 677273.9865824323 6864318.755282772, 677273.83 6864320.83, 677273.22 6864328.73, 677273.22 6864328.74, 677273.02 6864331.36, 677273.03 6864331.94, 677273.16 6864332.52, 677273.2483639886 6864332.718818974, 677276.01 6864331.58, 677276.21 6864328.96, 677276.82 6864321.06, 677276.98 6864318.94, 677277.2158468647 6864315.950070392))</text:p>
          </table:table-cell>
          <table:table-cell office:value-type="float" office:value="0.679721492961805" calcext:value-type="float">
            <text:p>0,679721492961805</text:p>
          </table:table-cell>
          <table:table-cell office:value-type="float" office:value="18.1717500534181" calcext:value-type="float">
            <text:p>18,1717500534181</text:p>
          </table:table-cell>
          <table:table-cell office:value-type="float" office:value="77243" calcext:value-type="float">
            <text:p>77243</text:p>
          </table:table-cell>
        </table:table-row>
        <table:table-row table:style-name="ro1">
          <table:table-cell office:value-type="string" calcext:value-type="string">
            <text:p>77114-0B-Densifyed-1</text:p>
          </table:table-cell>
          <table:table-cell office:value-type="float" office:value="731.64198214901" calcext:value-type="float">
            <text:p>731,64198214901</text:p>
          </table:table-cell>
          <table:table-cell office:value-type="string" calcext:value-type="string">
            <text:p>109.6634774271434</text:p>
          </table:table-cell>
          <table:table-cell office:value-type="string" calcext:value-type="string">
            <text:p>true</text:p>
          </table:table-cell>
          <table:table-cell office:value-type="string" calcext:value-type="string">
            <text:p>109.63009382066824</text:p>
          </table:table-cell>
          <table:table-cell office:value-type="float" office:value="1" calcext:value-type="float">
            <text:p>1</text:p>
          </table:table-cell>
          <table:table-cell office:value-type="string" calcext:value-type="string">
            <text:p>POLYGON ((674371.481 6847064.295, 674386.0449999972 6847084.809999996, 674386.0450000004 6847084.81, 674411.2633097109 6847074.699918952, 674390.0212673174 6847049.030580219, 674382.439 6847055.339, 674378.826 6847058.347, 674376.036 6847060.559, 674371.481 6847064.295))</text:p>
          </table:table-cell>
          <table:table-cell office:value-type="float" office:value="0.657941031831452" calcext:value-type="float">
            <text:p>0,657941031831452</text:p>
          </table:table-cell>
          <table:table-cell office:value-type="float" office:value="27.4948268054832" calcext:value-type="float">
            <text:p>27,4948268054832</text:p>
          </table:table-cell>
          <table:table-cell office:value-type="float" office:value="77114" calcext:value-type="float">
            <text:p>77114</text:p>
          </table:table-cell>
        </table:table-row>
        <table:table-row table:style-name="ro1">
          <table:table-cell office:value-type="string" calcext:value-type="string">
            <text:p>77243-AI-Densifyed-2</text:p>
          </table:table-cell>
          <table:table-cell office:value-type="float" office:value="459.475400476088" calcext:value-type="float">
            <text:p>459,475400476088</text:p>
          </table:table-cell>
          <table:table-cell office:value-type="string" calcext:value-type="string">
            <text:p>86.31329717442038</text:p>
          </table:table-cell>
          <table:table-cell office:value-type="string" calcext:value-type="string">
            <text:p>true</text:p>
          </table:table-cell>
          <table:table-cell office:value-type="string" calcext:value-type="string">
            <text:p>86.27086227484585</text:p>
          </table:table-cell>
          <table:table-cell office:value-type="float" office:value="1" calcext:value-type="float">
            <text:p>1</text:p>
          </table:table-cell>
          <table:table-cell office:value-type="string" calcext:value-type="string">
            <text:p>POLYGON ((678190.1502542284 6863698.840251239, 678195.3129999285 6863681.376000242, 678195.3129999996 6863681.376, 678195.163 6863681.378, 678174.2320000038 6863671.450000002, 678174.2320000008 6863671.450000001, 678168.0852340023 6863692.351230645, 678190.1502542284 6863698.840251239))</text:p>
          </table:table-cell>
          <table:table-cell office:value-type="float" office:value="0.475463920957611" calcext:value-type="float">
            <text:p>0,475463920957611</text:p>
          </table:table-cell>
          <table:table-cell office:value-type="float" office:value="39.7191570006302" calcext:value-type="float">
            <text:p>39,7191570006302</text:p>
          </table:table-cell>
          <table:table-cell office:value-type="float" office:value="77243" calcext:value-type="float">
            <text:p>77243</text:p>
          </table:table-cell>
        </table:table-row>
        <table:table-row table:style-name="ro1">
          <table:table-cell office:value-type="string" calcext:value-type="string">
            <text:p>77152-AY-Densifyed-2</text:p>
          </table:table-cell>
          <table:table-cell office:value-type="float" office:value="546.741377320871" calcext:value-type="float">
            <text:p>546,741377320871</text:p>
          </table:table-cell>
          <table:table-cell office:value-type="string" calcext:value-type="string">
            <text:p>101.13722843803825</text:p>
          </table:table-cell>
          <table:table-cell office:value-type="string" calcext:value-type="string">
            <text:p>true</text:p>
          </table:table-cell>
          <table:table-cell office:value-type="string" calcext:value-type="string">
            <text:p>78.4165130994621</text:p>
          </table:table-cell>
          <table:table-cell office:value-type="float" office:value="2" calcext:value-type="float">
            <text:p>2</text:p>
          </table:table-cell>
          <table:table-cell office:value-type="string" calcext:value-type="string">
            <text:p>POLYGON ((671667.008 6823597.346, 671670.394 6823613.707, 671672.186 6823622.346, 671673.8869709676 6823630.566530744, 671696.5113155799 6823625.886786187, 671691.067 6823616.84, 671681.328 6823600.713, 671667.008 6823597.346))</text:p>
          </table:table-cell>
          <table:table-cell office:value-type="float" office:value="0.559604227502508" calcext:value-type="float">
            <text:p>0,559604227502508</text:p>
          </table:table-cell>
          <table:table-cell office:value-type="float" office:value="34.1905839601645" calcext:value-type="float">
            <text:p>34,1905839601645</text:p>
          </table:table-cell>
          <table:table-cell office:value-type="float" office:value="77152" calcext:value-type="float">
            <text:p>77152</text:p>
          </table:table-cell>
        </table:table-row>
        <table:table-row table:style-name="ro1">
          <table:table-cell office:value-type="string" calcext:value-type="string">
            <text:p>77114-0B-Densifyed-1</text:p>
          </table:table-cell>
          <table:table-cell office:value-type="float" office:value="237.955689474657" calcext:value-type="float">
            <text:p>237,955689474657</text:p>
          </table:table-cell>
          <table:table-cell office:value-type="string" calcext:value-type="string">
            <text:p>71.3429178043558</text:p>
          </table:table-cell>
          <table:table-cell office:value-type="string" calcext:value-type="string">
            <text:p>true</text:p>
          </table:table-cell>
          <table:table-cell office:value-type="string" calcext:value-type="string">
            <text:p>71.28276195642366</text:p>
          </table:table-cell>
          <table:table-cell office:value-type="float" office:value="1" calcext:value-type="float">
            <text:p>1</text:p>
          </table:table-cell>
          <table:table-cell office:value-type="string" calcext:value-type="string">
            <text:p>POLYGON ((675735.0995092024 6847405.767014314, 675735.12 6847406.17, 675735.03 6847406.75, 675734.82 6847407.3, 675734.78 6847407.36, 675735.98 6847407.97, 675744.82 6847389.55, 675741.27 6847387.71, 675730.67 6847382.62, 675724.4108933761 6847395.6266885, 675724.42 6847395.63, 675734.72 6847400.6, 675735.23 6847400.9, 675735.66 6847401.3, 675736 6847401.78, 675736.25 6847402.31, 675736.39 6847402.88, 675736.42 6847403.47, 675736.32 6847404.05, 675736.12 6847404.6, 675735.82 6847405.11, 675735.42 6847405.54, 675735.0995092024 6847405.767014314))</text:p>
          </table:table-cell>
          <table:table-cell office:value-type="float" office:value="0.406470844229842" calcext:value-type="float">
            <text:p>0,406470844229842</text:p>
          </table:table-cell>
          <table:table-cell office:value-type="float" office:value="46.2792525583949" calcext:value-type="float">
            <text:p>46,2792525583949</text:p>
          </table:table-cell>
          <table:table-cell office:value-type="float" office:value="77114" calcext:value-type="float">
            <text:p>77114</text:p>
          </table:table-cell>
        </table:table-row>
        <table:table-row table:style-name="ro1">
          <table:table-cell office:value-type="string" calcext:value-type="string">
            <text:p>77152-AR-Densifyed-2</text:p>
          </table:table-cell>
          <table:table-cell office:value-type="float" office:value="413.550556662245" calcext:value-type="float">
            <text:p>413,550556662245</text:p>
          </table:table-cell>
          <table:table-cell office:value-type="string" calcext:value-type="string">
            <text:p>85.42331223967398</text:p>
          </table:table-cell>
          <table:table-cell office:value-type="string" calcext:value-type="string">
            <text:p>true</text:p>
          </table:table-cell>
          <table:table-cell office:value-type="string" calcext:value-type="string">
            <text:p>70.99686549741018</text:p>
          </table:table-cell>
          <table:table-cell office:value-type="float" office:value="2" calcext:value-type="float">
            <text:p>2</text:p>
          </table:table-cell>
          <table:table-cell office:value-type="string" calcext:value-type="string">
            <text:p>POLYGON ((673551.3986260041 6824869.70712073, 673560.785 6824855.916, 673566.669 6824847.263, 673565.3 6824846.145, 673555.0560000117 6824837.806000009, 673555.0559999999 6824837.806000001, 673539.1218305142 6824861.424665468, 673551.3986260041 6824869.70712073))</text:p>
          </table:table-cell>
          <table:table-cell office:value-type="float" office:value="0.693592161870508" calcext:value-type="float">
            <text:p>0,693592161870508</text:p>
          </table:table-cell>
          <table:table-cell office:value-type="float" office:value="12.914747073668" calcext:value-type="float">
            <text:p>12,914747073668</text:p>
          </table:table-cell>
          <table:table-cell office:value-type="float" office:value="77152" calcext:value-type="float">
            <text:p>77152</text:p>
          </table:table-cell>
        </table:table-row>
        <table:table-row table:style-name="ro1">
          <table:table-cell office:value-type="string" calcext:value-type="string">
            <text:p>77243-AP-Densifyed-2</text:p>
          </table:table-cell>
          <table:table-cell office:value-type="float" office:value="421.546956759851" calcext:value-type="float">
            <text:p>421,546956759851</text:p>
          </table:table-cell>
          <table:table-cell office:value-type="string" calcext:value-type="string">
            <text:p>92.6650525572777</text:p>
          </table:table-cell>
          <table:table-cell office:value-type="string" calcext:value-type="string">
            <text:p>true</text:p>
          </table:table-cell>
          <table:table-cell office:value-type="string" calcext:value-type="string">
            <text:p>92.6298641666228</text:p>
          </table:table-cell>
          <table:table-cell office:value-type="float" office:value="1" calcext:value-type="float">
            <text:p>1</text:p>
          </table:table-cell>
          <table:table-cell office:value-type="string" calcext:value-type="string">
            <text:p>POLYGON ((679962.9351182132 6864526.683234974, 679950.33 6864525.43, 679949.23 6864536.51, 679948.37 6864545.04, 679948.28 6864545.98, 679946.94 6864559.37, 679959.177259954 6864560.101662718, 679959.18 6864559.94, 679962.9351182132 6864526.683234974))</text:p>
          </table:table-cell>
          <table:table-cell office:value-type="float" office:value="0.91220305689279" calcext:value-type="float">
            <text:p>0,91220305689279</text:p>
          </table:table-cell>
          <table:table-cell office:value-type="float" office:value="3.63879183832706" calcext:value-type="float">
            <text:p>3,63879183832706</text:p>
          </table:table-cell>
          <table:table-cell office:value-type="float" office:value="77243" calcext:value-type="float">
            <text:p>77243</text:p>
          </table:table-cell>
        </table:table-row>
        <table:table-row table:style-name="ro1">
          <table:table-cell office:value-type="string" calcext:value-type="string">
            <text:p>77114-0A-Densifyed-2</text:p>
          </table:table-cell>
          <table:table-cell office:value-type="float" office:value="190.250958538737" calcext:value-type="float">
            <text:p>190,250958538737</text:p>
          </table:table-cell>
          <table:table-cell office:value-type="string" calcext:value-type="string">
            <text:p>54.07823755333046</text:p>
          </table:table-cell>
          <table:table-cell office:value-type="string" calcext:value-type="string">
            <text:p>true</text:p>
          </table:table-cell>
          <table:table-cell office:value-type="string" calcext:value-type="string">
            <text:p>43.410932963304205</text:p>
          </table:table-cell>
          <table:table-cell office:value-type="float" office:value="2" calcext:value-type="float">
            <text:p>2</text:p>
          </table:table-cell>
          <table:table-cell office:value-type="string" calcext:value-type="string">
            <text:p>POLYGON ((675430.7925169884 6847403.385217451, 675432.53 6847410.16, 675440.75 6847413.6, 675442.22 6847414.27, 675448.8594927592 6847400.219760272, 675441.01 6847396.51, 675431.76 6847402.95, 675431.25 6847403.23, 675430.7925169884 6847403.385217451))</text:p>
          </table:table-cell>
          <table:table-cell office:value-type="float" office:value="0.575203775517095" calcext:value-type="float">
            <text:p>0,575203775517095</text:p>
          </table:table-cell>
          <table:table-cell office:value-type="float" office:value="19.6937348514633" calcext:value-type="float">
            <text:p>19,6937348514633</text:p>
          </table:table-cell>
          <table:table-cell office:value-type="float" office:value="77114" calcext:value-type="float">
            <text:p>77114</text:p>
          </table:table-cell>
        </table:table-row>
        <table:table-row table:style-name="ro1">
          <table:table-cell office:value-type="string" calcext:value-type="string">
            <text:p>77114-0A-Densifyed-4</text:p>
          </table:table-cell>
          <table:table-cell office:value-type="float" office:value="481.242389960406" calcext:value-type="float">
            <text:p>481,242389960406</text:p>
          </table:table-cell>
          <table:table-cell office:value-type="string" calcext:value-type="string">
            <text:p>101.61278513042565</text:p>
          </table:table-cell>
          <table:table-cell office:value-type="string" calcext:value-type="string">
            <text:p>true</text:p>
          </table:table-cell>
          <table:table-cell office:value-type="string" calcext:value-type="string">
            <text:p>78.62119468733411</text:p>
          </table:table-cell>
          <table:table-cell office:value-type="float" office:value="3" calcext:value-type="float">
            <text:p>3</text:p>
          </table:table-cell>
          <table:table-cell office:value-type="string" calcext:value-type="string">
            <text:p>POLYGON ((675774.2150653695 6847672.200568411, 675775.109 6847666.267, 675779.357 6847647.343, 675783.3563977544 6847637.345459214, 675783.3563977549 6847637.345459213, 675773.591832242 6847633.554540527, 675766.783 6847648.328, 675757.6940000013 6847667.901999997, 675757.6940000006 6847667.902, 675760.4801606202 6847669.170996061, 675774.2150653695 6847672.200568411))</text:p>
          </table:table-cell>
          <table:table-cell office:value-type="float" office:value="0.538279958932401" calcext:value-type="float">
            <text:p>0,538279958932401</text:p>
          </table:table-cell>
          <table:table-cell office:value-type="float" office:value="28.494766922219" calcext:value-type="float">
            <text:p>28,494766922219</text:p>
          </table:table-cell>
          <table:table-cell office:value-type="float" office:value="77114" calcext:value-type="float">
            <text:p>77114</text:p>
          </table:table-cell>
        </table:table-row>
        <table:table-row table:style-name="ro1">
          <table:table-cell office:value-type="string" calcext:value-type="string">
            <text:p>77114-0B-Densifyed-2</text:p>
          </table:table-cell>
          <table:table-cell office:value-type="float" office:value="484.263210743925" calcext:value-type="float">
            <text:p>484,263210743925</text:p>
          </table:table-cell>
          <table:table-cell office:value-type="string" calcext:value-type="string">
            <text:p>124.75273986380687</text:p>
          </table:table-cell>
          <table:table-cell office:value-type="string" calcext:value-type="string">
            <text:p>true</text:p>
          </table:table-cell>
          <table:table-cell office:value-type="string" calcext:value-type="string">
            <text:p>107.19800840552118</text:p>
          </table:table-cell>
          <table:table-cell office:value-type="float" office:value="3" calcext:value-type="float">
            <text:p>3</text:p>
          </table:table-cell>
          <table:table-cell office:value-type="string" calcext:value-type="string">
            <text:p>POLYGON ((675167.7440914445 6847823.978586193, 675168.32 6847824.45, 675172.53 6847828.3, 675177.11 6847833.36, 675182.97 6847840.81, 675191.56 6847853.77, 675199.2540961554 6847865.648444656, 675206.154693378 6847859.655820753, 675206.1546933816 6847859.655820749, 675202.7 6847854.43, 675194.19 6847841.33, 675188.34 6847832.74, 675185.9 6847829.52, 675182.11 6847825.09, 675178.18 6847820.89, 675174.66 6847817.77, 675173.6427061844 6847816.89824178, 675167.7440914445 6847823.978586193))</text:p>
          </table:table-cell>
          <table:table-cell table:number-columns-repeated="2" office:value-type="float" office:value="0" calcext:value-type="float">
            <text:p>0</text:p>
          </table:table-cell>
          <table:table-cell/>
        </table:table-row>
        <table:table-row table:style-name="ro1">
          <table:table-cell office:value-type="string" calcext:value-type="string">
            <text:p>77390-0D-Densifyed-1</text:p>
          </table:table-cell>
          <table:table-cell office:value-type="float" office:value="321.580540856447" calcext:value-type="float">
            <text:p>321,580540856447</text:p>
          </table:table-cell>
          <table:table-cell office:value-type="string" calcext:value-type="string">
            <text:p>71.99834268762625</text:p>
          </table:table-cell>
          <table:table-cell office:value-type="string" calcext:value-type="string">
            <text:p>true</text:p>
          </table:table-cell>
          <table:table-cell office:value-type="string" calcext:value-type="string">
            <text:p>16.90393349647057</text:p>
          </table:table-cell>
          <table:table-cell office:value-type="float" office:value="3" calcext:value-type="float">
            <text:p>3</text:p>
          </table:table-cell>
          <table:table-cell office:value-type="string" calcext:value-type="string">
            <text:p>POLYGON ((674540.4221825183 6854701.121424428, 674540.41 6854701.1, 674532.44 6854683.43, 674532.4385235173 6854683.425648262, 674532.4385235154 6854683.425648257, 674517.3925931846 6854690.207204726, 674525.4434622778 6854708.051952029, 674532.52 6854704.76, 674540.4221825203 6854701.121424433, 674540.4221825183 6854701.121424428))</text:p>
          </table:table-cell>
          <table:table-cell office:value-type="float" office:value="0.750762001373415" calcext:value-type="float">
            <text:p>0,750762001373415</text:p>
          </table:table-cell>
          <table:table-cell office:value-type="float" office:value="10.5172145870008" calcext:value-type="float">
            <text:p>10,5172145870008</text:p>
          </table:table-cell>
          <table:table-cell office:value-type="float" office:value="77390" calcext:value-type="float">
            <text:p>77390</text:p>
          </table:table-cell>
        </table:table-row>
        <table:table-row table:style-name="ro1">
          <table:table-cell office:value-type="string" calcext:value-type="string">
            <text:p>77390-0D-Densifyed-2</text:p>
          </table:table-cell>
          <table:table-cell office:value-type="float" office:value="488.167238216947" calcext:value-type="float">
            <text:p>488,167238216947</text:p>
          </table:table-cell>
          <table:table-cell office:value-type="string" calcext:value-type="string">
            <text:p>100.56740568828504</text:p>
          </table:table-cell>
          <table:table-cell office:value-type="string" calcext:value-type="string">
            <text:p>true</text:p>
          </table:table-cell>
          <table:table-cell office:value-type="string" calcext:value-type="string">
            <text:p>99.82078692341514</text:p>
          </table:table-cell>
          <table:table-cell office:value-type="float" office:value="1" calcext:value-type="float">
            <text:p>1</text:p>
          </table:table-cell>
          <table:table-cell office:value-type="string" calcext:value-type="string">
            <text:p>POLYGON ((675626.16 6854502.55, 675625.28 6854496.29, 675640.56 6854493.96, 675636.11 6854477.12, 675608.0149018508 6854491.236029164, 675608.19 6854491.63, 675608.32 6854492.2, 675609.9196247668 6854504.637082561, 675626.16 6854502.55))</text:p>
          </table:table-cell>
          <table:table-cell office:value-type="float" office:value="0.316543365881137" calcext:value-type="float">
            <text:p>0,316543365881137</text:p>
          </table:table-cell>
          <table:table-cell office:value-type="float" office:value="71.9323766039729" calcext:value-type="float">
            <text:p>71,9323766039729</text:p>
          </table:table-cell>
          <table:table-cell office:value-type="float" office:value="77390" calcext:value-type="float">
            <text:p>77390</text:p>
          </table:table-cell>
        </table:table-row>
        <table:table-row table:style-name="ro1">
          <table:table-cell office:value-type="string" calcext:value-type="string">
            <text:p>77114-0B-Densifyed-2</text:p>
          </table:table-cell>
          <table:table-cell office:value-type="float" office:value="457.342300932137" calcext:value-type="float">
            <text:p>457,342300932137</text:p>
          </table:table-cell>
          <table:table-cell office:value-type="string" calcext:value-type="string">
            <text:p>125.85213125382325</text:p>
          </table:table-cell>
          <table:table-cell office:value-type="string" calcext:value-type="string">
            <text:p>true</text:p>
          </table:table-cell>
          <table:table-cell office:value-type="string" calcext:value-type="string">
            <text:p>125.08512919051245</text:p>
          </table:table-cell>
          <table:table-cell office:value-type="float" office:value="1" calcext:value-type="float">
            <text:p>1</text:p>
          </table:table-cell>
          <table:table-cell office:value-type="string" calcext:value-type="string">
            <text:p>POLYGON ((674724.12 6846905.27, 674725.2 6846928.39, 674739.3402067467 6846927.664015056, 674740.5298541274 6846950.76716713, 674743.53 6846950.61, 674742.34 6846927.51, 674742.18277469 6846924.510141086, 674742.09 6846922.74, 674741.2 6846905.34, 674724.12 6846905.27))</text:p>
          </table:table-cell>
          <table:table-cell office:value-type="float" office:value="0.663504212397849" calcext:value-type="float">
            <text:p>0,663504212397849</text:p>
          </table:table-cell>
          <table:table-cell office:value-type="float" office:value="17.0893035731592" calcext:value-type="float">
            <text:p>17,0893035731592</text:p>
          </table:table-cell>
          <table:table-cell office:value-type="float" office:value="77114" calcext:value-type="float">
            <text:p>77114</text:p>
          </table:table-cell>
        </table:table-row>
        <table:table-row table:style-name="ro1">
          <table:table-cell office:value-type="string" calcext:value-type="string">
            <text:p>77243-AP-Densifyed-2</text:p>
          </table:table-cell>
          <table:table-cell office:value-type="float" office:value="320.871221485293" calcext:value-type="float">
            <text:p>320,871221485293</text:p>
          </table:table-cell>
          <table:table-cell office:value-type="string" calcext:value-type="string">
            <text:p>71.70732003399209</text:p>
          </table:table-cell>
          <table:table-cell office:value-type="string" calcext:value-type="string">
            <text:p>true</text:p>
          </table:table-cell>
          <table:table-cell office:value-type="string" calcext:value-type="string">
            <text:p>71.67420408263462</text:p>
          </table:table-cell>
          <table:table-cell office:value-type="float" office:value="1" calcext:value-type="float">
            <text:p>1</text:p>
          </table:table-cell>
          <table:table-cell office:value-type="string" calcext:value-type="string">
            <text:p>POLYGON ((679972.6679759115 6864660.766425415, 679991.088 6864660.72, 679991.634 6864643.597, 679972.8914811653 6864643.356388708, 679972.6679759115 6864660.766425415))</text:p>
          </table:table-cell>
          <table:table-cell office:value-type="float" office:value="0.951888049621028" calcext:value-type="float">
            <text:p>0,951888049621028</text:p>
          </table:table-cell>
          <table:table-cell office:value-type="float" office:value="1.23865563907999" calcext:value-type="float">
            <text:p>1,23865563907999</text:p>
          </table:table-cell>
          <table:table-cell office:value-type="float" office:value="77243" calcext:value-type="float">
            <text:p>77243</text:p>
          </table:table-cell>
        </table:table-row>
        <table:table-row table:style-name="ro1">
          <table:table-cell office:value-type="string" calcext:value-type="string">
            <text:p>77470-AE-Densifyed-1</text:p>
          </table:table-cell>
          <table:table-cell office:value-type="float" office:value="470.384346157017" calcext:value-type="float">
            <text:p>470,384346157017</text:p>
          </table:table-cell>
          <table:table-cell office:value-type="string" calcext:value-type="string">
            <text:p>90.82153087952861</text:p>
          </table:table-cell>
          <table:table-cell office:value-type="string" calcext:value-type="string">
            <text:p>true</text:p>
          </table:table-cell>
          <table:table-cell office:value-type="string" calcext:value-type="string">
            <text:p>47.90304444957233</text:p>
          </table:table-cell>
          <table:table-cell office:value-type="float" office:value="3" calcext:value-type="float">
            <text:p>3</text:p>
          </table:table-cell>
          <table:table-cell office:value-type="string" calcext:value-type="string">
            <text:p>POLYGON ((683118.57415992 6849237.465514765, 683110.5 6849233, 683103.3000000002 6849226.2, 683103.2999999144 6849226.2000001855, 683091.4 6849251.97, 683101.28 6849256.55, 683101.9 6849255.26, 683108.7718361792 6849258.635335151, 683118.57415992 6849237.465514765))</text:p>
          </table:table-cell>
          <table:table-cell office:value-type="float" office:value="0.582187905188936" calcext:value-type="float">
            <text:p>0,582187905188936</text:p>
          </table:table-cell>
          <table:table-cell office:value-type="float" office:value="28.3211102323861" calcext:value-type="float">
            <text:p>28,3211102323861</text:p>
          </table:table-cell>
          <table:table-cell office:value-type="float" office:value="77470" calcext:value-type="float">
            <text:p>77470</text:p>
          </table:table-cell>
        </table:table-row>
        <table:table-row table:style-name="ro1">
          <table:table-cell office:value-type="string" calcext:value-type="string">
            <text:p>77217-0B-Densifyed-3</text:p>
          </table:table-cell>
          <table:table-cell office:value-type="float" office:value="511.397030920895" calcext:value-type="float">
            <text:p>511,397030920895</text:p>
          </table:table-cell>
          <table:table-cell office:value-type="string" calcext:value-type="string">
            <text:p>90.97825662996907</text:p>
          </table:table-cell>
          <table:table-cell office:value-type="string" calcext:value-type="string">
            <text:p>true</text:p>
          </table:table-cell>
          <table:table-cell office:value-type="string" calcext:value-type="string">
            <text:p>80.24355102873659</text:p>
          </table:table-cell>
          <table:table-cell office:value-type="float" office:value="2" calcext:value-type="float">
            <text:p>2</text:p>
          </table:table-cell>
          <table:table-cell office:value-type="string" calcext:value-type="string">
            <text:p>POLYGON ((675871.1083944612 6843026.6903571505, 675891.4929949282 6843029.791999228, 675891.4930000004 6843029.791999999, 675898.2789999992 6843010.936000003, 675898.2789999995 6843010.936, 675874.8953850861 6843001.772407005, 675871.1083944612 6843026.6903571505))</text:p>
          </table:table-cell>
          <table:table-cell office:value-type="float" office:value="0.965583481154523" calcext:value-type="float">
            <text:p>0,965583481154523</text:p>
          </table:table-cell>
          <table:table-cell office:value-type="float" office:value="1.37077347381456" calcext:value-type="float">
            <text:p>1,37077347381456</text:p>
          </table:table-cell>
          <table:table-cell office:value-type="float" office:value="77217" calcext:value-type="float">
            <text:p>77217</text:p>
          </table:table-cell>
        </table:table-row>
        <table:table-row table:style-name="ro1">
          <table:table-cell office:value-type="string" calcext:value-type="string">
            <text:p>77061-0C-Densifyed-1</text:p>
          </table:table-cell>
          <table:table-cell office:value-type="float" office:value="960.550156235829" calcext:value-type="float">
            <text:p>960,550156235829</text:p>
          </table:table-cell>
          <table:table-cell office:value-type="string" calcext:value-type="string">
            <text:p>207.34614687027576</text:p>
          </table:table-cell>
          <table:table-cell office:value-type="string" calcext:value-type="string">
            <text:p>true</text:p>
          </table:table-cell>
          <table:table-cell office:value-type="string" calcext:value-type="string">
            <text:p>206.38368201280707</text:p>
          </table:table-cell>
          <table:table-cell office:value-type="float" office:value="1" calcext:value-type="float">
            <text:p>1</text:p>
          </table:table-cell>
          <table:table-cell office:value-type="string" calcext:value-type="string">
            <text:p>POLYGON ((699165.43 6807071.04, 699161.47 6807072.68, 699164.05 6807102.27, 699173.17 6807101.96, 699184.64 6807101.57, 699182.08 6807059.54, 699167.7797310033 6807060.407935401, 699167.78 6807060.4, 699166.04 6807032.46, 699165.4676072785 6807020.266300509, 699162.38 6807018.55, 699163.05 6807032.62, 699164.78 6807060.59, 699165.43 6807071.04))</text:p>
          </table:table-cell>
          <table:table-cell office:value-type="float" office:value="0.540269049369556" calcext:value-type="float">
            <text:p>0,540269049369556</text:p>
          </table:table-cell>
          <table:table-cell office:value-type="float" office:value="39.9354792130561" calcext:value-type="float">
            <text:p>39,9354792130561</text:p>
          </table:table-cell>
          <table:table-cell office:value-type="float" office:value="77061" calcext:value-type="float">
            <text:p>77061</text:p>
          </table:table-cell>
        </table:table-row>
        <table:table-row table:style-name="ro1">
          <table:table-cell office:value-type="string" calcext:value-type="string">
            <text:p>77243-BH-Densifyed-2</text:p>
          </table:table-cell>
          <table:table-cell office:value-type="float" office:value="402.954709436711" calcext:value-type="float">
            <text:p>402,954709436711</text:p>
          </table:table-cell>
          <table:table-cell office:value-type="string" calcext:value-type="string">
            <text:p>79.88543681886365</text:p>
          </table:table-cell>
          <table:table-cell office:value-type="string" calcext:value-type="string">
            <text:p>true</text:p>
          </table:table-cell>
          <table:table-cell office:value-type="string" calcext:value-type="string">
            <text:p>79.85304941381733</text:p>
          </table:table-cell>
          <table:table-cell office:value-type="float" office:value="1" calcext:value-type="float">
            <text:p>1</text:p>
          </table:table-cell>
          <table:table-cell office:value-type="string" calcext:value-type="string">
            <text:p>POLYGON ((678030.4710000005 6863459.229000001, 678036.409 6863468.973, 678045.4760635489 6863471.439308207, 678052.006181752 6863447.43217212, 678035.421 6863442.947, 678030.4710000072 6863459.228999977, 678030.4710000005 6863459.229000001))</text:p>
          </table:table-cell>
          <table:table-cell office:value-type="float" office:value="0.949353510154165" calcext:value-type="float">
            <text:p>0,949353510154165</text:p>
          </table:table-cell>
          <table:table-cell office:value-type="float" office:value="1.80888017271812" calcext:value-type="float">
            <text:p>1,80888017271812</text:p>
          </table:table-cell>
          <table:table-cell office:value-type="float" office:value="77243" calcext:value-type="float">
            <text:p>77243</text:p>
          </table:table-cell>
        </table:table-row>
        <table:table-row table:style-name="ro1">
          <table:table-cell office:value-type="string" calcext:value-type="string">
            <text:p>77061-0C-Densifyed-1</text:p>
          </table:table-cell>
          <table:table-cell office:value-type="float" office:value="513.539894166915" calcext:value-type="float">
            <text:p>513,539894166915</text:p>
          </table:table-cell>
          <table:table-cell office:value-type="string" calcext:value-type="string">
            <text:p>191.02295743584864</text:p>
          </table:table-cell>
          <table:table-cell office:value-type="string" calcext:value-type="string">
            <text:p>true</text:p>
          </table:table-cell>
          <table:table-cell office:value-type="string" calcext:value-type="string">
            <text:p>183.93128773648345</text:p>
          </table:table-cell>
          <table:table-cell office:value-type="float" office:value="2" calcext:value-type="float">
            <text:p>2</text:p>
          </table:table-cell>
          <table:table-cell office:value-type="string" calcext:value-type="string">
            <text:p>POLYGON ((698555.9650000114 6807202.609999998, 698567.706 6807200.052, 698563.912 6807182.745, 698560.17 6807165.669, 698559.97 6807165.71, 698559.389 6807163.017, 698557.849 6807155.934, 698565.561 6807154.24, 698567.9039999999 6807153.72, 698567.903999998 6807153.719999991, 698567.209 6807150.649, 698551.12 6807154.272, 698554.017 6807167.119, 698560.423 6807195.527, 698530.4395294253 6807202.025079064, 698531.6433605178 6807207.736458147, 698555.9650000114 6807202.609999998))</text:p>
          </table:table-cell>
          <table:table-cell office:value-type="float" office:value="0.549041231220893" calcext:value-type="float">
            <text:p>0,549041231220893</text:p>
          </table:table-cell>
          <table:table-cell office:value-type="float" office:value="30.7928055362296" calcext:value-type="float">
            <text:p>30,7928055362296</text:p>
          </table:table-cell>
          <table:table-cell office:value-type="float" office:value="77061" calcext:value-type="float">
            <text:p>77061</text:p>
          </table:table-cell>
        </table:table-row>
        <table:table-row table:style-name="ro1">
          <table:table-cell office:value-type="string" calcext:value-type="string">
            <text:p>77285-BM-Densifyed-4</text:p>
          </table:table-cell>
          <table:table-cell office:value-type="float" office:value="405.571488122198" calcext:value-type="float">
            <text:p>405,571488122198</text:p>
          </table:table-cell>
          <table:table-cell office:value-type="string" calcext:value-type="string">
            <text:p>83.00506126541246</text:p>
          </table:table-cell>
          <table:table-cell office:value-type="string" calcext:value-type="string">
            <text:p>true</text:p>
          </table:table-cell>
          <table:table-cell office:value-type="string" calcext:value-type="string">
            <text:p>52.23228378339806</text:p>
          </table:table-cell>
          <table:table-cell office:value-type="float" office:value="3" calcext:value-type="float">
            <text:p>3</text:p>
          </table:table-cell>
          <table:table-cell office:value-type="string" calcext:value-type="string">
            <text:p>POLYGON ((672098.5798276761 6826757.1417050725, 672117.2711140864 6826739.410655665, 672105.7330129008 6826728.046357198, 672102.16 6826731.69, 672087.6800167053 6826746.294796763, 672098.5798276761 6826757.1417050725))</text:p>
          </table:table-cell>
          <table:table-cell office:value-type="float" office:value="0.453258920343135" calcext:value-type="float">
            <text:p>0,453258920343135</text:p>
          </table:table-cell>
          <table:table-cell office:value-type="float" office:value="26.7614928595371" calcext:value-type="float">
            <text:p>26,7614928595371</text:p>
          </table:table-cell>
          <table:table-cell office:value-type="float" office:value="77285" calcext:value-type="float">
            <text:p>77285</text:p>
          </table:table-cell>
        </table:table-row>
        <table:table-row table:style-name="ro1">
          <table:table-cell office:value-type="string" calcext:value-type="string">
            <text:p>77312-AH-Densifyed-1</text:p>
          </table:table-cell>
          <table:table-cell office:value-type="float" office:value="459.219515478056" calcext:value-type="float">
            <text:p>459,219515478056</text:p>
          </table:table-cell>
          <table:table-cell office:value-type="string" calcext:value-type="string">
            <text:p>128.70500330747217</text:p>
          </table:table-cell>
          <table:table-cell office:value-type="string" calcext:value-type="string">
            <text:p>true</text:p>
          </table:table-cell>
          <table:table-cell office:value-type="string" calcext:value-type="string">
            <text:p>93.40651272950035</text:p>
          </table:table-cell>
          <table:table-cell office:value-type="float" office:value="2" calcext:value-type="float">
            <text:p>2</text:p>
          </table:table-cell>
          <table:table-cell office:value-type="string" calcext:value-type="string">
            <text:p>POLYGON ((680251.1107241485 6804109.090024548, 680251.1107241486 6804109.090024548, 680248.2 6804131.96, 680262.91 6804133.92, 680265.38 6804115.5, 680266.38 6804108.09, 680254.4664597013 6804106.505795179, 680254.47 6804106.49, 680257.39 6804083.6, 680257.3995523043 6804083.036414047, 680254.41 6804083.22, 680251.49 6804106.11, 680251.1107241485 6804109.090024548))</text:p>
          </table:table-cell>
          <table:table-cell office:value-type="float" office:value="0.862274535242949" calcext:value-type="float">
            <text:p>0,862274535242949</text:p>
          </table:table-cell>
          <table:table-cell office:value-type="float" office:value="7.46860763499678" calcext:value-type="float">
            <text:p>7,46860763499678</text:p>
          </table:table-cell>
          <table:table-cell office:value-type="float" office:value="77312" calcext:value-type="float">
            <text:p>77312</text:p>
          </table:table-cell>
        </table:table-row>
        <table:table-row table:style-name="ro1">
          <table:table-cell office:value-type="string" calcext:value-type="string">
            <text:p>77114-0C-Densifyed-1</text:p>
          </table:table-cell>
          <table:table-cell office:value-type="float" office:value="913.914647644006" calcext:value-type="float">
            <text:p>913,914647644006</text:p>
          </table:table-cell>
          <table:table-cell office:value-type="string" calcext:value-type="string">
            <text:p>125.20919118245273</text:p>
          </table:table-cell>
          <table:table-cell office:value-type="string" calcext:value-type="string">
            <text:p>true</text:p>
          </table:table-cell>
          <table:table-cell office:value-type="string" calcext:value-type="string">
            <text:p>125.17484084832249</text:p>
          </table:table-cell>
          <table:table-cell office:value-type="float" office:value="1" calcext:value-type="float">
            <text:p>1</text:p>
          </table:table-cell>
          <table:table-cell office:value-type="string" calcext:value-type="string">
            <text:p>POLYGON ((676259.798 6845805.196, 676295.099 6845823.218, 676306.23135835 6845804.035610628, 676272.431146879 6845784.419906917, 676259.798 6845805.196))</text:p>
          </table:table-cell>
          <table:table-cell office:value-type="float" office:value="0.675685966264221" calcext:value-type="float">
            <text:p>0,675685966264221</text:p>
          </table:table-cell>
          <table:table-cell office:value-type="float" office:value="24.4431955417877" calcext:value-type="float">
            <text:p>24,4431955417877</text:p>
          </table:table-cell>
          <table:table-cell office:value-type="float" office:value="77114" calcext:value-type="float">
            <text:p>77114</text:p>
          </table:table-cell>
        </table:table-row>
        <table:table-row table:style-name="ro1">
          <table:table-cell office:value-type="string" calcext:value-type="string">
            <text:p>77312-AN-Densifyed-2</text:p>
          </table:table-cell>
          <table:table-cell office:value-type="float" office:value="513.89179491194" calcext:value-type="float">
            <text:p>513,89179491194</text:p>
          </table:table-cell>
          <table:table-cell office:value-type="string" calcext:value-type="string">
            <text:p>105.88011476642171</text:p>
          </table:table-cell>
          <table:table-cell office:value-type="string" calcext:value-type="string">
            <text:p>true</text:p>
          </table:table-cell>
          <table:table-cell office:value-type="string" calcext:value-type="string">
            <text:p>13.405111069306036</text:p>
          </table:table-cell>
          <table:table-cell office:value-type="float" office:value="3" calcext:value-type="float">
            <text:p>3</text:p>
          </table:table-cell>
          <table:table-cell office:value-type="string" calcext:value-type="string">
            <text:p>POLYGON ((682813.4858917941 6804532.006758661, 682825.19 6804537.68, 682842.65 6804500.73, 682830.5005468326 6804496.69099621, 682830.37 6804497.05, 682813.49 6804532, 682813.4858917941 6804532.006758661))</text:p>
          </table:table-cell>
          <table:table-cell office:value-type="float" office:value="0.657941290507818" calcext:value-type="float">
            <text:p>0,657941290507818</text:p>
          </table:table-cell>
          <table:table-cell office:value-type="float" office:value="26.9809218830219" calcext:value-type="float">
            <text:p>26,9809218830219</text:p>
          </table:table-cell>
          <table:table-cell office:value-type="float" office:value="77312" calcext:value-type="float">
            <text:p>77312</text:p>
          </table:table-cell>
        </table:table-row>
        <table:table-row table:style-name="ro1">
          <table:table-cell office:value-type="string" calcext:value-type="string">
            <text:p>77389-AK-Densifyed-2</text:p>
          </table:table-cell>
          <table:table-cell office:value-type="float" office:value="307.722186012366" calcext:value-type="float">
            <text:p>307,722186012366</text:p>
          </table:table-cell>
          <table:table-cell office:value-type="string" calcext:value-type="string">
            <text:p>84.8780866420364</text:p>
          </table:table-cell>
          <table:table-cell office:value-type="string" calcext:value-type="string">
            <text:p>true</text:p>
          </table:table-cell>
          <table:table-cell office:value-type="string" calcext:value-type="string">
            <text:p>43.81950862573526</text:p>
          </table:table-cell>
          <table:table-cell office:value-type="float" office:value="2" calcext:value-type="float">
            <text:p>2</text:p>
          </table:table-cell>
          <table:table-cell office:value-type="string" calcext:value-type="string">
            <text:p>POLYGON ((675293.1864282748 6823393.832765787, 675296.450573511 6823388.430771497, 675289.88 6823385.16, 675289.68 6823385.04, 675289.48 6823384.92, 675289.44 6823384.88, 675289.39 6823384.85, 675289.21 6823384.69, 675289.04 6823384.53, 675289 6823384.49, 675288.96 6823384.45, 675288.82 6823384.26, 675288.68 6823384.07, 675288.65 6823384.02, 675288.62 6823383.97, 675288.52 6823383.75, 675288.42 6823383.54, 675288.4 6823383.49, 675288.38 6823383.43, 675288.32 6823383.2, 675288.26 6823382.97, 675288.26 6823382.92, 675288.25 6823382.86, 675288.24 6823382.62, 675288.22 6823382.39, 675288.23 6823382.33, 675288.23 6823382.27, 675288.27 6823382.04, 675288.3 6823381.8, 675288.32 6823381.75, 675288.33 6823381.69, 675288.41 6823381.47, 675288.49 6823381.25, 675288.51 6823381.2, 675288.54 6823381.14, 675288.66 6823380.94, 675288.78 6823380.74, 675290.18 6823378.76, 675276.0884782083 6823365.081829514, 675276.0884782048 6823365.0818295125, 675275.68 6823366.13, 675274.42 6823369.02, 675272.11 6823374.04, 675269.0969125495 6823379.276719674, 675293.1864282748 6823393.832765787))</text:p>
          </table:table-cell>
          <table:table-cell office:value-type="float" office:value="0.469744933507861" calcext:value-type="float">
            <text:p>0,469744933507861</text:p>
          </table:table-cell>
          <table:table-cell office:value-type="float" office:value="51.7385726330504" calcext:value-type="float">
            <text:p>51,7385726330504</text:p>
          </table:table-cell>
          <table:table-cell office:value-type="float" office:value="77389" calcext:value-type="float">
            <text:p>77389</text:p>
          </table:table-cell>
        </table:table-row>
        <table:table-row table:style-name="ro1">
          <table:table-cell office:value-type="string" calcext:value-type="string">
            <text:p>77114-0B-Densifyed-1</text:p>
          </table:table-cell>
          <table:table-cell office:value-type="float" office:value="445.305106170681" calcext:value-type="float">
            <text:p>445,305106170681</text:p>
          </table:table-cell>
          <table:table-cell office:value-type="string" calcext:value-type="string">
            <text:p>93.82561379207395</text:p>
          </table:table-cell>
          <table:table-cell office:value-type="string" calcext:value-type="string">
            <text:p>true</text:p>
          </table:table-cell>
          <table:table-cell office:value-type="string" calcext:value-type="string">
            <text:p>93.78984309284593</text:p>
          </table:table-cell>
          <table:table-cell office:value-type="float" office:value="1" calcext:value-type="float">
            <text:p>1</text:p>
          </table:table-cell>
          <table:table-cell office:value-type="string" calcext:value-type="string">
            <text:p>POLYGON ((674523.4811008816 6847640.4000645885, 674533.129 6847660.808, 674534.696 6847664.013, 674536.1019999998 6847667.31, 674536.1020000007 6847667.309999999, 674537.914 6847665.366, 674542.124 6847658.535, 674543.607 6847651.805, 674545.703245629 6847629.939327925, 674523.4811008816 6847640.4000645885))</text:p>
          </table:table-cell>
          <table:table-cell office:value-type="float" office:value="0.593959467717544" calcext:value-type="float">
            <text:p>0,593959467717544</text:p>
          </table:table-cell>
          <table:table-cell office:value-type="float" office:value="29.5818652726353" calcext:value-type="float">
            <text:p>29,5818652726353</text:p>
          </table:table-cell>
          <table:table-cell office:value-type="float" office:value="77114" calcext:value-type="float">
            <text:p>77114</text:p>
          </table:table-cell>
        </table:table-row>
        <table:table-row table:style-name="ro1">
          <table:table-cell office:value-type="string" calcext:value-type="string">
            <text:p>77285-BY-Densifyed-1</text:p>
          </table:table-cell>
          <table:table-cell office:value-type="float" office:value="269.096409163161" calcext:value-type="float">
            <text:p>269,096409163161</text:p>
          </table:table-cell>
          <table:table-cell office:value-type="string" calcext:value-type="string">
            <text:p>104.79231505889341</text:p>
          </table:table-cell>
          <table:table-cell office:value-type="string" calcext:value-type="string">
            <text:p>true</text:p>
          </table:table-cell>
          <table:table-cell office:value-type="string" calcext:value-type="string">
            <text:p>54.067696255980145</text:p>
          </table:table-cell>
          <table:table-cell office:value-type="float" office:value="2" calcext:value-type="float">
            <text:p>2</text:p>
          </table:table-cell>
          <table:table-cell office:value-type="string" calcext:value-type="string">
            <text:p>POLYGON ((672581.4184809092 6826045.26037364, 672581.42 6826045.35, 672577.98 6826089.64, 672577.88 6826090.21, 672577.66 6826090.76, 672577.4889339502 6826091.035912983, 672579.16 6826091.4, 672584.3 6826092.21, 672586.52 6826045.5, 672581.4184809092 6826045.26037364))</text:p>
          </table:table-cell>
          <table:table-cell office:value-type="float" office:value="0.881113065406696" calcext:value-type="float">
            <text:p>0,881113065406696</text:p>
          </table:table-cell>
          <table:table-cell office:value-type="float" office:value="6.47695026753322" calcext:value-type="float">
            <text:p>6,47695026753322</text:p>
          </table:table-cell>
          <table:table-cell office:value-type="float" office:value="77285" calcext:value-type="float">
            <text:p>77285</text:p>
          </table:table-cell>
        </table:table-row>
        <table:table-row table:style-name="ro1">
          <table:table-cell office:value-type="string" calcext:value-type="string">
            <text:p>77217-0B-Densifyed-4</text:p>
          </table:table-cell>
          <table:table-cell office:value-type="float" office:value="192.243430281491" calcext:value-type="float">
            <text:p>192,243430281491</text:p>
          </table:table-cell>
          <table:table-cell office:value-type="string" calcext:value-type="string">
            <text:p>68.45359842008948</text:p>
          </table:table-cell>
          <table:table-cell office:value-type="string" calcext:value-type="string">
            <text:p>true</text:p>
          </table:table-cell>
          <table:table-cell office:value-type="string" calcext:value-type="string">
            <text:p>51.3096606747042</text:p>
          </table:table-cell>
          <table:table-cell office:value-type="float" office:value="2" calcext:value-type="float">
            <text:p>2</text:p>
          </table:table-cell>
          <table:table-cell office:value-type="string" calcext:value-type="string">
            <text:p>POLYGON ((675220.079 6842885.774, 675220.2289999869 6842891.639999484, 675220.2290000065 6842891.640000212, 675220.5222654515 6842902.493416954, 675235.6383573273 6842902.084971622, 675235.497 6842896.109, 675235.383 6842890.852, 675231.356 6842890.916, 675231.366 6842892.066, 675227.599 6842892.158, 675227.629 6842890.958, 675224.162 6842891.087, 675224.231 6842883.891, 675224.2309999993 6842883.891, 675220.079 6842885.774))</text:p>
          </table:table-cell>
          <table:table-cell office:value-type="float" office:value="0.565058572216436" calcext:value-type="float">
            <text:p>0,565058572216436</text:p>
          </table:table-cell>
          <table:table-cell office:value-type="float" office:value="18.4368657765341" calcext:value-type="float">
            <text:p>18,4368657765341</text:p>
          </table:table-cell>
          <table:table-cell office:value-type="float" office:value="77217" calcext:value-type="float">
            <text:p>77217</text:p>
          </table:table-cell>
        </table:table-row>
        <table:table-row table:style-name="ro1">
          <table:table-cell office:value-type="string" calcext:value-type="string">
            <text:p>77152-AS-Densifyed-2</text:p>
          </table:table-cell>
          <table:table-cell office:value-type="float" office:value="471.345991293402" calcext:value-type="float">
            <text:p>471,345991293402</text:p>
          </table:table-cell>
          <table:table-cell office:value-type="string" calcext:value-type="string">
            <text:p>88.04244555374774</text:p>
          </table:table-cell>
          <table:table-cell office:value-type="string" calcext:value-type="string">
            <text:p>true</text:p>
          </table:table-cell>
          <table:table-cell office:value-type="string" calcext:value-type="string">
            <text:p>88.01289311567719</text:p>
          </table:table-cell>
          <table:table-cell office:value-type="float" office:value="1" calcext:value-type="float">
            <text:p>1</text:p>
          </table:table-cell>
          <table:table-cell office:value-type="string" calcext:value-type="string">
            <text:p>POLYGON ((672603.0118145178 6823946.300979539, 672604.675 6823955.14, 672604.956 6823956.607, 672610.601 6823961.127, 672632.933 6823958.35, 672634.935 6823955.175, 672632.5929863341 6823941.305780672, 672603.0118145178 6823946.300979539))</text:p>
          </table:table-cell>
          <table:table-cell office:value-type="float" office:value="0.938338199669553" calcext:value-type="float">
            <text:p>0,938338199669553</text:p>
          </table:table-cell>
          <table:table-cell office:value-type="float" office:value="2.31701589590214" calcext:value-type="float">
            <text:p>2,31701589590214</text:p>
          </table:table-cell>
          <table:table-cell office:value-type="float" office:value="77152" calcext:value-type="float">
            <text:p>77152</text:p>
          </table:table-cell>
        </table:table-row>
        <table:table-row table:style-name="ro1">
          <table:table-cell office:value-type="string" calcext:value-type="string">
            <text:p>77114-0C-Densifyed-1</text:p>
          </table:table-cell>
          <table:table-cell office:value-type="float" office:value="546.927088588019" calcext:value-type="float">
            <text:p>546,927088588019</text:p>
          </table:table-cell>
          <table:table-cell office:value-type="string" calcext:value-type="string">
            <text:p>104.93614819152589</text:p>
          </table:table-cell>
          <table:table-cell office:value-type="string" calcext:value-type="string">
            <text:p>true</text:p>
          </table:table-cell>
          <table:table-cell office:value-type="string" calcext:value-type="string">
            <text:p>62.925806813706494</text:p>
          </table:table-cell>
          <table:table-cell office:value-type="float" office:value="2" calcext:value-type="float">
            <text:p>2</text:p>
          </table:table-cell>
          <table:table-cell office:value-type="string" calcext:value-type="string">
            <text:p>POLYGON ((676211.6771426538 6845484.5477017, 676201.57 6845500.07, 676204.58 6845502.11, 676211.07 6845506.58, 676217.59 6845511.15, 676224.04 6845515.52, 676220.81 6845519.89, 676228.5 6845519.64, 676231.1287178937 6845496.831225548, 676230.92 6845496.81, 676230.36 6845496.65, 676229.83 6845496.38, 676211.68 6845484.55, 676211.6771426538 6845484.5477017))</text:p>
          </table:table-cell>
          <table:table-cell office:value-type="float" office:value="0.611614776974903" calcext:value-type="float">
            <text:p>0,611614776974903</text:p>
          </table:table-cell>
          <table:table-cell office:value-type="float" office:value="26.6742804542886" calcext:value-type="float">
            <text:p>26,6742804542886</text:p>
          </table:table-cell>
          <table:table-cell office:value-type="float" office:value="77114" calcext:value-type="float">
            <text:p>77114</text:p>
          </table:table-cell>
        </table:table-row>
        <table:table-row table:style-name="ro1">
          <table:table-cell office:value-type="string" calcext:value-type="string">
            <text:p>77061-0A-Densifyed-2</text:p>
          </table:table-cell>
          <table:table-cell office:value-type="float" office:value="572.598411200576" calcext:value-type="float">
            <text:p>572,598411200576</text:p>
          </table:table-cell>
          <table:table-cell office:value-type="string" calcext:value-type="string">
            <text:p>170.81859795075655</text:p>
          </table:table-cell>
          <table:table-cell office:value-type="string" calcext:value-type="string">
            <text:p>true</text:p>
          </table:table-cell>
          <table:table-cell office:value-type="string" calcext:value-type="string">
            <text:p>122.46035448641277</text:p>
          </table:table-cell>
          <table:table-cell office:value-type="float" office:value="2" calcext:value-type="float">
            <text:p>2</text:p>
          </table:table-cell>
          <table:table-cell office:value-type="string" calcext:value-type="string">
            <text:p>POLYGON ((699020.14 6807641.25, 699020.09 6807640.82, 699019 6807640.94, 699017.28 6807641.12, 699015.72 6807641.29, 699015.13 6807638.2, 699013.21 6807638.48, 699011.45 6807638.74, 699002.45 6807640.06, 699001.65 6807635.56, 699019.16 6807633.33, 699016.16 6807609.17, 699004.7 6807610.62, 698997.5 6807611.52, 699001.2574819278 6807641.470679192, 699001.12 6807641.48, 698985.12 6807644.24, 698985.0330364619 6807644.263293805, 698985.63 6807647.19, 699001.63 6807644.44, 699020.14 6807641.25))</text:p>
          </table:table-cell>
          <table:table-cell office:value-type="float" office:value="0.521233311061491" calcext:value-type="float">
            <text:p>0,521233311061491</text:p>
          </table:table-cell>
          <table:table-cell office:value-type="float" office:value="24.7759762673731" calcext:value-type="float">
            <text:p>24,7759762673731</text:p>
          </table:table-cell>
          <table:table-cell office:value-type="float" office:value="77061" calcext:value-type="float">
            <text:p>77061</text:p>
          </table:table-cell>
        </table:table-row>
        <table:table-row table:style-name="ro1">
          <table:table-cell office:value-type="string" calcext:value-type="string">
            <text:p>77285-BM-Densifyed-2</text:p>
          </table:table-cell>
          <table:table-cell office:value-type="float" office:value="516.77463059785" calcext:value-type="float">
            <text:p>516,77463059785</text:p>
          </table:table-cell>
          <table:table-cell office:value-type="string" calcext:value-type="string">
            <text:p>91.08214791624022</text:p>
          </table:table-cell>
          <table:table-cell office:value-type="string" calcext:value-type="string">
            <text:p>true</text:p>
          </table:table-cell>
          <table:table-cell office:value-type="string" calcext:value-type="string">
            <text:p>43.793333400053136</text:p>
          </table:table-cell>
          <table:table-cell office:value-type="float" office:value="3" calcext:value-type="float">
            <text:p>3</text:p>
          </table:table-cell>
          <table:table-cell office:value-type="string" calcext:value-type="string">
            <text:p>POLYGON ((672157.888321327 6826701.052064964, 672159.2537649442 6826699.76042458, 672173.5016722544 6826686.282627163, 672156.7595403153 6826668.5838640295, 672156.15 6826669.195, 672151.651 6826673.71, 672141.5840639243 6826683.816196145, 672157.888321327 6826701.052064964))</text:p>
          </table:table-cell>
          <table:table-cell office:value-type="float" office:value="0.471641506933028" calcext:value-type="float">
            <text:p>0,471641506933028</text:p>
          </table:table-cell>
          <table:table-cell office:value-type="float" office:value="42.9779817848036" calcext:value-type="float">
            <text:p>42,9779817848036</text:p>
          </table:table-cell>
          <table:table-cell office:value-type="float" office:value="77285" calcext:value-type="float">
            <text:p>77285</text:p>
          </table:table-cell>
        </table:table-row>
        <table:table-row table:style-name="ro1">
          <table:table-cell office:value-type="string" calcext:value-type="string">
            <text:p>77389-AI-Densifyed-1</text:p>
          </table:table-cell>
          <table:table-cell office:value-type="float" office:value="492.772200553755" calcext:value-type="float">
            <text:p>492,772200553755</text:p>
          </table:table-cell>
          <table:table-cell office:value-type="string" calcext:value-type="string">
            <text:p>94.1389040482447</text:p>
          </table:table-cell>
          <table:table-cell office:value-type="string" calcext:value-type="string">
            <text:p>true</text:p>
          </table:table-cell>
          <table:table-cell office:value-type="string" calcext:value-type="string">
            <text:p>63.496930176622364</text:p>
          </table:table-cell>
          <table:table-cell office:value-type="float" office:value="3" calcext:value-type="float">
            <text:p>3</text:p>
          </table:table-cell>
          <table:table-cell office:value-type="string" calcext:value-type="string">
            <text:p>POLYGON ((675003.2685040047 6823371.942950285, 675003.082 6823377.439, 675002.521 6823394.932, 675002.2374026538 6823403.274727318, 675017.8569536009 6823403.878309038, 675019.0674304015 6823372.553463557, 675003.2685040047 6823371.942950285))</text:p>
          </table:table-cell>
          <table:table-cell office:value-type="float" office:value="0.509069887415691" calcext:value-type="float">
            <text:p>0,509069887415691</text:p>
          </table:table-cell>
          <table:table-cell office:value-type="float" office:value="62.6982937981396" calcext:value-type="float">
            <text:p>62,6982937981396</text:p>
          </table:table-cell>
          <table:table-cell office:value-type="float" office:value="77389" calcext:value-type="float">
            <text:p>77389</text:p>
          </table:table-cell>
        </table:table-row>
        <table:table-row table:style-name="ro1">
          <table:table-cell office:value-type="string" calcext:value-type="string">
            <text:p>77217-0C-Densifyed-3</text:p>
          </table:table-cell>
          <table:table-cell office:value-type="float" office:value="541.165883442164" calcext:value-type="float">
            <text:p>541,165883442164</text:p>
          </table:table-cell>
          <table:table-cell office:value-type="string" calcext:value-type="string">
            <text:p>95.21408226070344</text:p>
          </table:table-cell>
          <table:table-cell office:value-type="string" calcext:value-type="string">
            <text:p>true</text:p>
          </table:table-cell>
          <table:table-cell office:value-type="string" calcext:value-type="string">
            <text:p>72.40582933761252</text:p>
          </table:table-cell>
          <table:table-cell office:value-type="float" office:value="3" calcext:value-type="float">
            <text:p>3</text:p>
          </table:table-cell>
          <table:table-cell office:value-type="string" calcext:value-type="string">
            <text:p>POLYGON ((674800.3381968555 6842142.165954564, 674798.887 6842139.95, 674793.785 6842132.168, 674791.427 6842128.55, 674788.328 6842129.666, 674764.6820000014 6842137.898999999, 674783.362478266 6842157.967534222, 674800.3381968555 6842142.165954564))</text:p>
          </table:table-cell>
          <table:table-cell office:value-type="float" office:value="0.733983741917315" calcext:value-type="float">
            <text:p>0,733983741917315</text:p>
          </table:table-cell>
          <table:table-cell office:value-type="float" office:value="16.8551966549596" calcext:value-type="float">
            <text:p>16,8551966549596</text:p>
          </table:table-cell>
          <table:table-cell office:value-type="float" office:value="77217" calcext:value-type="float">
            <text:p>77217</text:p>
          </table:table-cell>
        </table:table-row>
        <table:table-row table:style-name="ro1">
          <table:table-cell office:value-type="string" calcext:value-type="string">
            <text:p>77390-0D-Densifyed-1</text:p>
          </table:table-cell>
          <table:table-cell office:value-type="float" office:value="474.499617601775" calcext:value-type="float">
            <text:p>474,499617601775</text:p>
          </table:table-cell>
          <table:table-cell office:value-type="string" calcext:value-type="string">
            <text:p>105.06025291289838</text:p>
          </table:table-cell>
          <table:table-cell office:value-type="string" calcext:value-type="string">
            <text:p>true</text:p>
          </table:table-cell>
          <table:table-cell office:value-type="string" calcext:value-type="string">
            <text:p>50.61974603347249</text:p>
          </table:table-cell>
          <table:table-cell office:value-type="float" office:value="2" calcext:value-type="float">
            <text:p>2</text:p>
          </table:table-cell>
          <table:table-cell office:value-type="string" calcext:value-type="string">
            <text:p>POLYGON ((674576.5826121215 6854720.815250508, 674594.28 6854719.12, 674592.09 6854696.28, 674591.7 6854696.39, 674591.57 6854694.91, 674590.05 6854694.13, 674580.57 6854696.42, 674578.62 6854686.23, 674574.5354298456 6854688.711453146, 674574.78 6854689.21, 674577.69 6854696.94, 674577.73 6854697.09, 674577.79 6854697.24, 674577.81 6854697.37, 674577.84 6854697.51, 674577.86 6854697.66, 674577.88 6854697.82, 674577.87 6854697.96, 674577.88 6854698.09, 674577.86 6854698.25, 674577.86 6854698.41, 674577.82 6854698.54, 674577.81 6854698.68, 674577.76 6854698.83, 674577.72 6854698.98, 674577.66 6854699.1, 674577.62 6854699.23, 674577.54 6854699.37, 674577.47 6854699.51, 674577.39 6854699.62, 674577.32 6854699.74, 674577.22 6854699.86, 674577.13 6854699.99, 674577.03 6854700.08, 674576.94 6854700.18, 674576.81 6854700.28, 674576.7 6854700.39, 674576.58 6854700.46, 674576.47 6854700.54, 674576.33 6854700.61, 674576.19 6854700.7, 674576.07 6854700.74, 674575.94 6854700.8, 674575.79 6854700.84, 674575.64 6854700.9, 674573.53 6854701.45, 674573.5 6854701.52, 674573.45 6854701.65, 674573.37 6854701.79, 674573.31 6854701.94, 674573.23 6854702.05, 674573.16 6854702.16, 674573.13 6854702.2, 674573.16 6854702.5, 674573.43 6854705.07, 674574.99 6854712.8, 674576.55 6854720.5, 674576.5826121215 6854720.815250508))</text:p>
          </table:table-cell>
          <table:table-cell office:value-type="float" office:value="0.688479342489009" calcext:value-type="float">
            <text:p>0,688479342489009</text:p>
          </table:table-cell>
          <table:table-cell office:value-type="float" office:value="14.9828068126607" calcext:value-type="float">
            <text:p>14,9828068126607</text:p>
          </table:table-cell>
          <table:table-cell office:value-type="float" office:value="77390" calcext:value-type="float">
            <text:p>77390</text:p>
          </table:table-cell>
        </table:table-row>
        <table:table-row table:style-name="ro1">
          <table:table-cell office:value-type="string" calcext:value-type="string">
            <text:p>77061-0C-Densifyed-4</text:p>
          </table:table-cell>
          <table:table-cell office:value-type="float" office:value="452.462843949847" calcext:value-type="float">
            <text:p>452,462843949847</text:p>
          </table:table-cell>
          <table:table-cell office:value-type="string" calcext:value-type="string">
            <text:p>88.13416098830083</text:p>
          </table:table-cell>
          <table:table-cell office:value-type="string" calcext:value-type="string">
            <text:p>true</text:p>
          </table:table-cell>
          <table:table-cell office:value-type="string" calcext:value-type="string">
            <text:p>88.10118732809345</text:p>
          </table:table-cell>
          <table:table-cell office:value-type="float" office:value="1" calcext:value-type="float">
            <text:p>1</text:p>
          </table:table-cell>
          <table:table-cell office:value-type="string" calcext:value-type="string">
            <text:p>POLYGON ((699015.1571776019 6807192.326558742, 699030.177 6807190.372, 699030.483 6807174.6, 699030.2780000025 6807169.235000064, 699030.2779999973 6807169.2349999705, 699029.695 6807162.883, 699013.5250948834 6807163.078024494, 699015.1571776019 6807192.326558742))</text:p>
          </table:table-cell>
          <table:table-cell office:value-type="float" office:value="0.352420264470251" calcext:value-type="float">
            <text:p>0,352420264470251</text:p>
          </table:table-cell>
          <table:table-cell office:value-type="float" office:value="49.3888304664757" calcext:value-type="float">
            <text:p>49,3888304664757</text:p>
          </table:table-cell>
          <table:table-cell office:value-type="float" office:value="77061" calcext:value-type="float">
            <text:p>77061</text:p>
          </table:table-cell>
        </table:table-row>
        <table:table-row table:style-name="ro1">
          <table:table-cell office:value-type="string" calcext:value-type="string">
            <text:p>77217-0B-Densifyed-1</text:p>
          </table:table-cell>
          <table:table-cell office:value-type="float" office:value="389.49433622511" calcext:value-type="float">
            <text:p>389,49433622511</text:p>
          </table:table-cell>
          <table:table-cell office:value-type="string" calcext:value-type="string">
            <text:p>95.39553578055495</text:p>
          </table:table-cell>
          <table:table-cell office:value-type="string" calcext:value-type="string">
            <text:p>true</text:p>
          </table:table-cell>
          <table:table-cell office:value-type="string" calcext:value-type="string">
            <text:p>79.5305924753807</text:p>
          </table:table-cell>
          <table:table-cell office:value-type="float" office:value="2" calcext:value-type="float">
            <text:p>2</text:p>
          </table:table-cell>
          <table:table-cell office:value-type="string" calcext:value-type="string">
            <text:p>POLYGON ((675483.501 6842920.495, 675494.217 6842945.69, 675496.2809999996 6842948.660999999, 675507.8057520057 6842950.300598864, 675509.9936500269 6842934.921848212, 675497.162 6842932.333, 675498.75 6842923.994, 675483.501 6842920.495))</text:p>
          </table:table-cell>
          <table:table-cell office:value-type="float" office:value="0.606519398571161" calcext:value-type="float">
            <text:p>0,606519398571161</text:p>
          </table:table-cell>
          <table:table-cell office:value-type="float" office:value="19.9862958856358" calcext:value-type="float">
            <text:p>19,9862958856358</text:p>
          </table:table-cell>
          <table:table-cell office:value-type="float" office:value="77217" calcext:value-type="float">
            <text:p>77217</text:p>
          </table:table-cell>
        </table:table-row>
        <table:table-row table:style-name="ro1">
          <table:table-cell office:value-type="string" calcext:value-type="string">
            <text:p>77312-AK-Densifyed-4</text:p>
          </table:table-cell>
          <table:table-cell office:value-type="float" office:value="402.185739800743" calcext:value-type="float">
            <text:p>402,185739800743</text:p>
          </table:table-cell>
          <table:table-cell office:value-type="string" calcext:value-type="string">
            <text:p>83.45851704404694</text:p>
          </table:table-cell>
          <table:table-cell office:value-type="string" calcext:value-type="string">
            <text:p>true</text:p>
          </table:table-cell>
          <table:table-cell office:value-type="string" calcext:value-type="string">
            <text:p>57.17714794306801</text:p>
          </table:table-cell>
          <table:table-cell office:value-type="float" office:value="2" calcext:value-type="float">
            <text:p>2</text:p>
          </table:table-cell>
          <table:table-cell office:value-type="string" calcext:value-type="string">
            <text:p>POLYGON ((680968.216 6803794.511, 680991.499 6803807.296, 680999.0446854207 6803794.61230091, 680976.0259999994 6803781.153500001, 680968.216 6803794.511))</text:p>
          </table:table-cell>
          <table:table-cell office:value-type="float" office:value="0.640559382948052" calcext:value-type="float">
            <text:p>0,640559382948052</text:p>
          </table:table-cell>
          <table:table-cell office:value-type="float" office:value="20.7594924861145" calcext:value-type="float">
            <text:p>20,7594924861145</text:p>
          </table:table-cell>
          <table:table-cell office:value-type="float" office:value="77312" calcext:value-type="float">
            <text:p>77312</text:p>
          </table:table-cell>
        </table:table-row>
        <table:table-row table:style-name="ro1">
          <table:table-cell office:value-type="string" calcext:value-type="string">
            <text:p>77061-0A-Densifyed-3</text:p>
          </table:table-cell>
          <table:table-cell office:value-type="float" office:value="325.423681596739" calcext:value-type="float">
            <text:p>325,423681596739</text:p>
          </table:table-cell>
          <table:table-cell office:value-type="string" calcext:value-type="string">
            <text:p>75.31435191595683</text:p>
          </table:table-cell>
          <table:table-cell office:value-type="string" calcext:value-type="string">
            <text:p>true</text:p>
          </table:table-cell>
          <table:table-cell office:value-type="string" calcext:value-type="string">
            <text:p>53.22162840122603</text:p>
          </table:table-cell>
          <table:table-cell office:value-type="float" office:value="2" calcext:value-type="float">
            <text:p>2</text:p>
          </table:table-cell>
          <table:table-cell office:value-type="string" calcext:value-type="string">
            <text:p>POLYGON ((698987.319358033 6807839.826052047, 698985.419 6807852.782, 698985.3060000002 6807853.552999999, 698985.3060000002 6807853.553, 698985.3218932054 6807853.584580986, 699010.590346708 6807852.002985155, 699010.48 6807849.992, 699009.755796143 6807838.421716916, 698987.319358033 6807839.826052047))</text:p>
          </table:table-cell>
          <table:table-cell office:value-type="float" office:value="0.693403613239064" calcext:value-type="float">
            <text:p>0,693403613239064</text:p>
          </table:table-cell>
          <table:table-cell office:value-type="float" office:value="13.6118040253433" calcext:value-type="float">
            <text:p>13,6118040253433</text:p>
          </table:table-cell>
          <table:table-cell office:value-type="float" office:value="77061" calcext:value-type="float">
            <text:p>77061</text:p>
          </table:table-cell>
        </table:table-row>
        <table:table-row table:style-name="ro1">
          <table:table-cell office:value-type="string" calcext:value-type="string">
            <text:p>77114-0B-Densifyed-2</text:p>
          </table:table-cell>
          <table:table-cell office:value-type="float" office:value="712.028026134794" calcext:value-type="float">
            <text:p>712,028026134794</text:p>
          </table:table-cell>
          <table:table-cell office:value-type="string" calcext:value-type="string">
            <text:p>160.10652745474187</text:p>
          </table:table-cell>
          <table:table-cell office:value-type="string" calcext:value-type="string">
            <text:p>true</text:p>
          </table:table-cell>
          <table:table-cell office:value-type="string" calcext:value-type="string">
            <text:p>159.35154706860487</text:p>
          </table:table-cell>
          <table:table-cell office:value-type="float" office:value="1" calcext:value-type="float">
            <text:p>1</text:p>
          </table:table-cell>
          <table:table-cell office:value-type="string" calcext:value-type="string">
            <text:p>POLYGON ((675662.96 6847417.51, 675673.61 6847422.41, 675680.93 6847426.01, 675688.1549679607 6847429.44408971, 675689.03 6847429.86, 675690.86 6847430.75, 675714.62 6847442.3, 675717.318573401 6847443.622300967, 675717.32 6847443.62, 675717.52 6847443.06, 675717.61 6847442.48, 675717.59 6847441.9, 675717.45 6847441.32, 675717.21 6847440.79, 675716.86 6847440.31, 675716.43 6847439.91, 675715.93 6847439.61, 675692.17 6847428.05, 675692.1594516799 6847428.045972459, 675699.76 6847412.23, 675697.42 6847411.09, 675672.53 6847399.02, 675670.24 6847404.44, 675662.96 6847417.51))</text:p>
          </table:table-cell>
          <table:table-cell office:value-type="float" office:value="0.771163463544382" calcext:value-type="float">
            <text:p>0,771163463544382</text:p>
          </table:table-cell>
          <table:table-cell office:value-type="float" office:value="17.1248233886159" calcext:value-type="float">
            <text:p>17,1248233886159</text:p>
          </table:table-cell>
          <table:table-cell office:value-type="float" office:value="77114" calcext:value-type="float">
            <text:p>77114</text:p>
          </table:table-cell>
        </table:table-row>
        <table:table-row table:style-name="ro1">
          <table:table-cell office:value-type="string" calcext:value-type="string">
            <text:p>77312-AH-Densifyed-2</text:p>
          </table:table-cell>
          <table:table-cell office:value-type="float" office:value="420.534853519416" calcext:value-type="float">
            <text:p>420,534853519416</text:p>
          </table:table-cell>
          <table:table-cell office:value-type="string" calcext:value-type="string">
            <text:p>131.43789986010992</text:p>
          </table:table-cell>
          <table:table-cell office:value-type="string" calcext:value-type="string">
            <text:p>true</text:p>
          </table:table-cell>
          <table:table-cell office:value-type="string" calcext:value-type="string">
            <text:p>31.530100796629224</text:p>
          </table:table-cell>
          <table:table-cell office:value-type="float" office:value="3" calcext:value-type="float">
            <text:p>3</text:p>
          </table:table-cell>
          <table:table-cell office:value-type="string" calcext:value-type="string">
            <text:p>POLYGON ((680283.94 6804117.96, 680283.51 6804121.26, 680283.5 6804121.27, 680283.5 6804121.28, 680281.81 6804133.75, 680281.81 6804133.77, 680294 6804135.49, 680297.88 6804108.02, 680288.4979950846 6804106.6981628705, 680288.5 6804106.69, 680291.83 6804082.15, 680291.84 6804082, 680291.86 6804081.85, 680291.88 6804081.3, 680291.8628815368 6804081.051782284, 680288.88 6804081.2, 680288.86 6804081.75, 680285.53 6804106.28, 680283.94 6804117.96))</text:p>
          </table:table-cell>
          <table:table-cell office:value-type="float" office:value="0.697346923295445" calcext:value-type="float">
            <text:p>0,697346923295445</text:p>
          </table:table-cell>
          <table:table-cell office:value-type="float" office:value="25.4113537622244" calcext:value-type="float">
            <text:p>25,4113537622244</text:p>
          </table:table-cell>
          <table:table-cell office:value-type="float" office:value="77312" calcext:value-type="float">
            <text:p>77312</text:p>
          </table:table-cell>
        </table:table-row>
        <table:table-row table:style-name="ro1">
          <table:table-cell office:value-type="string" calcext:value-type="string">
            <text:p>77243-AZ-Densifyed-1</text:p>
          </table:table-cell>
          <table:table-cell office:value-type="float" office:value="319.043131500112" calcext:value-type="float">
            <text:p>319,043131500112</text:p>
          </table:table-cell>
          <table:table-cell office:value-type="string" calcext:value-type="string">
            <text:p>74.14907702070184</text:p>
          </table:table-cell>
          <table:table-cell office:value-type="string" calcext:value-type="string">
            <text:p>true</text:p>
          </table:table-cell>
          <table:table-cell office:value-type="string" calcext:value-type="string">
            <text:p>74.11554049381844</text:p>
          </table:table-cell>
          <table:table-cell office:value-type="float" office:value="1" calcext:value-type="float">
            <text:p>1</text:p>
          </table:table-cell>
          <table:table-cell office:value-type="string" calcext:value-type="string">
            <text:p>POLYGON ((679032.6923024226 6863757.511327313, 679032.952 6863757.59, 679055.1559999973 6863764.318999999, 679055.156 6863764.319, 679058.785 6863750.247, 679035.8576714816 6863745.237126873, 679032.6923024226 6863757.511327313))</text:p>
          </table:table-cell>
          <table:table-cell office:value-type="float" office:value="0.946661946995934" calcext:value-type="float">
            <text:p>0,946661946995934</text:p>
          </table:table-cell>
          <table:table-cell office:value-type="float" office:value="1.72453289731313" calcext:value-type="float">
            <text:p>1,72453289731313</text:p>
          </table:table-cell>
          <table:table-cell office:value-type="float" office:value="77243" calcext:value-type="float">
            <text:p>77243</text:p>
          </table:table-cell>
        </table:table-row>
        <table:table-row table:style-name="ro1">
          <table:table-cell office:value-type="string" calcext:value-type="string">
            <text:p>77114-0A-Densifyed-1</text:p>
          </table:table-cell>
          <table:table-cell office:value-type="float" office:value="867.923367679452" calcext:value-type="float">
            <text:p>867,923367679452</text:p>
          </table:table-cell>
          <table:table-cell office:value-type="string" calcext:value-type="string">
            <text:p>179.38832463273803</text:p>
          </table:table-cell>
          <table:table-cell office:value-type="string" calcext:value-type="string">
            <text:p>true</text:p>
          </table:table-cell>
          <table:table-cell office:value-type="string" calcext:value-type="string">
            <text:p>101.87397512291818</text:p>
          </table:table-cell>
          <table:table-cell office:value-type="float" office:value="3" calcext:value-type="float">
            <text:p>3</text:p>
          </table:table-cell>
          <table:table-cell office:value-type="string" calcext:value-type="string">
            <text:p>POLYGON ((675577.3916421579 6848453.644493941, 675610.95 6848467.09, 675609.3 6848439.13, 675582.14 6848433.74, 675575.7248915897 6848449.747953125, 675546.63 6848438.09, 675546.07 6848437.93, 675545.48 6848437.88, 675545.0339721286 6848437.926140815, 675545.52 6848440.88, 675574.61 6848452.53, 675577.3916421579 6848453.644493941))</text:p>
          </table:table-cell>
          <table:table-cell office:value-type="float" office:value="0.478765720734966" calcext:value-type="float">
            <text:p>0,478765720734966</text:p>
          </table:table-cell>
          <table:table-cell office:value-type="float" office:value="95.8117534540719" calcext:value-type="float">
            <text:p>95,8117534540719</text:p>
          </table:table-cell>
          <table:table-cell office:value-type="float" office:value="77114" calcext:value-type="float">
            <text:p>77114</text:p>
          </table:table-cell>
        </table:table-row>
        <table:table-row table:style-name="ro1">
          <table:table-cell office:value-type="string" calcext:value-type="string">
            <text:p>77217-0C-Densifyed-3</text:p>
          </table:table-cell>
          <table:table-cell office:value-type="float" office:value="921.195803810967" calcext:value-type="float">
            <text:p>921,195803810967</text:p>
          </table:table-cell>
          <table:table-cell office:value-type="string" calcext:value-type="string">
            <text:p>177.12648060535054</text:p>
          </table:table-cell>
          <table:table-cell office:value-type="string" calcext:value-type="string">
            <text:p>true</text:p>
          </table:table-cell>
          <table:table-cell office:value-type="string" calcext:value-type="string">
            <text:p>117.11647475314055</text:p>
          </table:table-cell>
          <table:table-cell office:value-type="float" office:value="3" calcext:value-type="float">
            <text:p>3</text:p>
          </table:table-cell>
          <table:table-cell office:value-type="string" calcext:value-type="string">
            <text:p>POLYGON ((675667.1606239416 6843380.810639159, 675677.36 6843368.6, 675684.52 6843360.03, 675675.68 6843352.95, 675672.53 6843350.26, 675665.89 6843342.2, 675643.08 6843360.1, 675663.1724203991 6843380.96311342, 675662.94 6843381.19, 675655.84 6843389.69, 675650.68 6843395.82, 675650.67 6843395.83, 675650.66 6843395.84, 675643.8872769614 6843404.04671876, 675645.98 6843406.22, 675652.97 6843397.75, 675658.14 6843391.62, 675665.24 6843383.11, 675667.1606239418 6843380.810639159, 675667.1606239416 6843380.810639159))</text:p>
          </table:table-cell>
          <table:table-cell office:value-type="float" office:value="0.892367472230694" calcext:value-type="float">
            <text:p>0,892367472230694</text:p>
          </table:table-cell>
          <table:table-cell office:value-type="float" office:value="8.4102272027897" calcext:value-type="float">
            <text:p>8,4102272027897</text:p>
          </table:table-cell>
          <table:table-cell office:value-type="float" office:value="77217" calcext:value-type="float">
            <text:p>77217</text:p>
          </table:table-cell>
        </table:table-row>
        <table:table-row table:style-name="ro1">
          <table:table-cell office:value-type="string" calcext:value-type="string">
            <text:p>77285-BY-Densifyed-2</text:p>
          </table:table-cell>
          <table:table-cell office:value-type="float" office:value="250.325254086907" calcext:value-type="float">
            <text:p>250,325254086907</text:p>
          </table:table-cell>
          <table:table-cell office:value-type="string" calcext:value-type="string">
            <text:p>76.2777690030858</text:p>
          </table:table-cell>
          <table:table-cell office:value-type="string" calcext:value-type="string">
            <text:p>true</text:p>
          </table:table-cell>
          <table:table-cell office:value-type="string" calcext:value-type="string">
            <text:p>45.00866647633106</text:p>
          </table:table-cell>
          <table:table-cell office:value-type="float" office:value="2" calcext:value-type="float">
            <text:p>2</text:p>
          </table:table-cell>
          <table:table-cell office:value-type="string" calcext:value-type="string">
            <text:p>POLYGON ((672641.23 6826217.69, 672641.35 6826223.97, 672641.35 6826223.98, 672641.35 6826223.99, 672641.35 6826224.29, 672641.42 6826231.17, 672641.61 6826248.78, 672650.980145046 6826241.953066502, 672650.91 6826241.87, 672650.63 6826241.35, 672650.46 6826240.79, 672650.4 6826240.2, 672650.2901322212 6826217.5472615985, 672641.23 6826217.69))</text:p>
          </table:table-cell>
          <table:table-cell office:value-type="float" office:value="0.360231208727491" calcext:value-type="float">
            <text:p>0,360231208727491</text:p>
          </table:table-cell>
          <table:table-cell office:value-type="float" office:value="61.3172275961438" calcext:value-type="float">
            <text:p>61,3172275961438</text:p>
          </table:table-cell>
          <table:table-cell office:value-type="float" office:value="77285" calcext:value-type="float">
            <text:p>77285</text:p>
          </table:table-cell>
        </table:table-row>
        <table:table-row table:style-name="ro1">
          <table:table-cell office:value-type="string" calcext:value-type="string">
            <text:p>77312-AK-Densifyed-3</text:p>
          </table:table-cell>
          <table:table-cell office:value-type="float" office:value="1099.90336898359" calcext:value-type="float">
            <text:p>1099,90336898359</text:p>
          </table:table-cell>
          <table:table-cell office:value-type="string" calcext:value-type="string">
            <text:p>264.80065503153617</text:p>
          </table:table-cell>
          <table:table-cell office:value-type="string" calcext:value-type="string">
            <text:p>true</text:p>
          </table:table-cell>
          <table:table-cell office:value-type="string" calcext:value-type="string">
            <text:p>193.73223712346126</text:p>
          </table:table-cell>
          <table:table-cell office:value-type="float" office:value="3" calcext:value-type="float">
            <text:p>3</text:p>
          </table:table-cell>
          <table:table-cell office:value-type="string" calcext:value-type="string">
            <text:p>POLYGON ((680496.12 6803955.16, 680505.39 6803897.92, 680489.62 6803895.06, 680487.4 6803908.94, 680483.55 6803933.02, 680480.41 6803952.62, 680479.47 6803958.56, 680475.43 6803983.77, 680471.24 6804009.94, 680474.1958007944 6804010.463956981, 680474.21 6804010.41, 680478.2481493279 6803985.128093801, 680478.01 6803985.09, 680479.93 6803973.36, 680480.1283496832 6803973.392525864, 680482.43 6803959.03, 680483.3784112153 6803953.099934086, 680496.12 6803955.16))</text:p>
          </table:table-cell>
          <table:table-cell office:value-type="float" office:value="0.352132983207365" calcext:value-type="float">
            <text:p>0,352132983207365</text:p>
          </table:table-cell>
          <table:table-cell office:value-type="float" office:value="77.9712618879881" calcext:value-type="float">
            <text:p>77,9712618879881</text:p>
          </table:table-cell>
          <table:table-cell office:value-type="float" office:value="77312" calcext:value-type="float">
            <text:p>77312</text:p>
          </table:table-cell>
        </table:table-row>
        <table:table-row table:style-name="ro1">
          <table:table-cell office:value-type="string" calcext:value-type="string">
            <text:p>77243-AL-Densifyed-2</text:p>
          </table:table-cell>
          <table:table-cell office:value-type="float" office:value="781.065276765212" calcext:value-type="float">
            <text:p>781,065276765212</text:p>
          </table:table-cell>
          <table:table-cell office:value-type="string" calcext:value-type="string">
            <text:p>172.0999425196396</text:p>
          </table:table-cell>
          <table:table-cell office:value-type="string" calcext:value-type="string">
            <text:p>true</text:p>
          </table:table-cell>
          <table:table-cell office:value-type="string" calcext:value-type="string">
            <text:p>170.80758192502282</text:p>
          </table:table-cell>
          <table:table-cell office:value-type="float" office:value="1" calcext:value-type="float">
            <text:p>1</text:p>
          </table:table-cell>
          <table:table-cell office:value-type="string" calcext:value-type="string">
            <text:p>POLYGON ((678876.2094442961 6864415.564111675, 678876.1 6864415.98, 678871.12 6864446.79, 678871.1198769382 6864446.791815162, 678853.59 6864443.96, 678852.9 6864448.27, 678853.48 6864448.36, 678852.36 6864454.88, 678851.14 6864461.92, 678848.57 6864476.75, 678868.64 6864481.04, 678870.22 6864471.22, 678873.35 6864451.79, 678874.08 6864447.27, 678879.07 6864416.46, 678876.2094442961 6864415.564111675))</text:p>
          </table:table-cell>
          <table:table-cell office:value-type="float" office:value="0.766764666147788" calcext:value-type="float">
            <text:p>0,766764666147788</text:p>
          </table:table-cell>
          <table:table-cell office:value-type="float" office:value="17.9908558364343" calcext:value-type="float">
            <text:p>17,9908558364343</text:p>
          </table:table-cell>
          <table:table-cell office:value-type="float" office:value="77243" calcext:value-type="float">
            <text:p>77243</text:p>
          </table:table-cell>
        </table:table-row>
        <table:table-row table:style-name="ro1">
          <table:table-cell office:value-type="string" calcext:value-type="string">
            <text:p>77390-0D-Densifyed-2</text:p>
          </table:table-cell>
          <table:table-cell office:value-type="float" office:value="376.772813759409" calcext:value-type="float">
            <text:p>376,772813759409</text:p>
          </table:table-cell>
          <table:table-cell office:value-type="string" calcext:value-type="string">
            <text:p>77.8585514731571</text:p>
          </table:table-cell>
          <table:table-cell office:value-type="string" calcext:value-type="string">
            <text:p>true</text:p>
          </table:table-cell>
          <table:table-cell office:value-type="string" calcext:value-type="string">
            <text:p>77.82696586603282</text:p>
          </table:table-cell>
          <table:table-cell office:value-type="float" office:value="1" calcext:value-type="float">
            <text:p>1</text:p>
          </table:table-cell>
          <table:table-cell office:value-type="string" calcext:value-type="string">
            <text:p>POLYGON ((674913.6495334962 6854145.185223759, 674897.77 6854158.8, 674909.56 6854172.38, 674909.62 6854172.45, 674925.4136484447 6854158.772665466, 674913.66 6854145.2, 674913.6495334962 6854145.185223759))</text:p>
          </table:table-cell>
          <table:table-cell office:value-type="float" office:value="0.632294675265032" calcext:value-type="float">
            <text:p>0,632294675265032</text:p>
          </table:table-cell>
          <table:table-cell office:value-type="float" office:value="18.0664989374803" calcext:value-type="float">
            <text:p>18,0664989374803</text:p>
          </table:table-cell>
          <table:table-cell office:value-type="float" office:value="77390" calcext:value-type="float">
            <text:p>77390</text:p>
          </table:table-cell>
        </table:table-row>
        <table:table-row table:style-name="ro1">
          <table:table-cell office:value-type="string" calcext:value-type="string">
            <text:p>77152-AY-Densifyed-2</text:p>
          </table:table-cell>
          <table:table-cell office:value-type="float" office:value="267.574440740342" calcext:value-type="float">
            <text:p>267,574440740342</text:p>
          </table:table-cell>
          <table:table-cell office:value-type="string" calcext:value-type="string">
            <text:p>66.39494401065858</text:p>
          </table:table-cell>
          <table:table-cell office:value-type="string" calcext:value-type="string">
            <text:p>true</text:p>
          </table:table-cell>
          <table:table-cell office:value-type="string" calcext:value-type="string">
            <text:p>33.545770829324084</text:p>
          </table:table-cell>
          <table:table-cell office:value-type="float" office:value="2" calcext:value-type="float">
            <text:p>2</text:p>
          </table:table-cell>
          <table:table-cell office:value-type="string" calcext:value-type="string">
            <text:p>POLYGON ((671264.2653530888 6823156.984864859, 671273.88 6823166.92, 671287.83 6823153.42, 671278.2739839058 6823143.543808108, 671278.26 6823143.56, 671264.2653530888 6823156.984864859))</text:p>
          </table:table-cell>
          <table:table-cell office:value-type="float" office:value="0.846377974242509" calcext:value-type="float">
            <text:p>0,846377974242509</text:p>
          </table:table-cell>
          <table:table-cell office:value-type="float" office:value="6.0025896108654" calcext:value-type="float">
            <text:p>6,0025896108654</text:p>
          </table:table-cell>
          <table:table-cell office:value-type="float" office:value="77152" calcext:value-type="float">
            <text:p>77152</text:p>
          </table:table-cell>
        </table:table-row>
        <table:table-row table:style-name="ro1">
          <table:table-cell office:value-type="string" calcext:value-type="string">
            <text:p>77470-AC-Densifyed-2</text:p>
          </table:table-cell>
          <table:table-cell office:value-type="float" office:value="293.899842110169" calcext:value-type="float">
            <text:p>293,899842110169</text:p>
          </table:table-cell>
          <table:table-cell office:value-type="string" calcext:value-type="string">
            <text:p>68.86253628979487</text:p>
          </table:table-cell>
          <table:table-cell office:value-type="string" calcext:value-type="string">
            <text:p>true</text:p>
          </table:table-cell>
          <table:table-cell office:value-type="string" calcext:value-type="string">
            <text:p>68.82855032883104</text:p>
          </table:table-cell>
          <table:table-cell office:value-type="float" office:value="1" calcext:value-type="float">
            <text:p>1</text:p>
          </table:table-cell>
          <table:table-cell office:value-type="string" calcext:value-type="string">
            <text:p>POLYGON ((682337.94 6848907.27, 682341.47 6848914.57, 682343.82 6848919.44, 682345.86 6848923.46, 682361.7510952709 6848916.111861961, 682361.75 6848916.11, 682355.61 6848902.8, 682355.4572268296 6848902.349721182, 682347.58 6848904.57, 682337.94 6848907.27))</text:p>
          </table:table-cell>
          <table:table-cell office:value-type="float" office:value="0.766098405244736" calcext:value-type="float">
            <text:p>0,766098405244736</text:p>
          </table:table-cell>
          <table:table-cell office:value-type="float" office:value="9.67809645825697" calcext:value-type="float">
            <text:p>9,67809645825697</text:p>
          </table:table-cell>
          <table:table-cell office:value-type="float" office:value="77470" calcext:value-type="float">
            <text:p>77470</text:p>
          </table:table-cell>
        </table:table-row>
        <table:table-row table:style-name="ro1">
          <table:table-cell office:value-type="string" calcext:value-type="string">
            <text:p>77114-0B-Densifyed-2</text:p>
          </table:table-cell>
          <table:table-cell office:value-type="float" office:value="226.889957826725" calcext:value-type="float">
            <text:p>226,889957826725</text:p>
          </table:table-cell>
          <table:table-cell office:value-type="string" calcext:value-type="string">
            <text:p>62.11221396455712</text:p>
          </table:table-cell>
          <table:table-cell office:value-type="string" calcext:value-type="string">
            <text:p>true</text:p>
          </table:table-cell>
          <table:table-cell office:value-type="string" calcext:value-type="string">
            <text:p>43.62258870824623</text:p>
          </table:table-cell>
          <table:table-cell office:value-type="float" office:value="2" calcext:value-type="float">
            <text:p>2</text:p>
          </table:table-cell>
          <table:table-cell office:value-type="string" calcext:value-type="string">
            <text:p>POLYGON ((674537.576 6847264.324, 674537.648 6847270.56, 674545.533 6847276.45, 674548.9630432088 6847279.098465399, 674554.1162430064 6847260.939742476, 674537.694 6847258.157, 674537.576 6847264.324))</text:p>
          </table:table-cell>
          <table:table-cell table:number-columns-repeated="2" office:value-type="float" office:value="0" calcext:value-type="float">
            <text:p>0</text:p>
          </table:table-cell>
          <table:table-cell/>
        </table:table-row>
        <table:table-row table:style-name="ro1">
          <table:table-cell office:value-type="string" calcext:value-type="string">
            <text:p>77152-AT-Densifyed-3</text:p>
          </table:table-cell>
          <table:table-cell office:value-type="float" office:value="238.752648239187" calcext:value-type="float">
            <text:p>238,752648239187</text:p>
          </table:table-cell>
          <table:table-cell office:value-type="string" calcext:value-type="string">
            <text:p>84.486858207142</text:p>
          </table:table-cell>
          <table:table-cell office:value-type="string" calcext:value-type="string">
            <text:p>true</text:p>
          </table:table-cell>
          <table:table-cell office:value-type="string" calcext:value-type="string">
            <text:p>70.68918186319767</text:p>
          </table:table-cell>
          <table:table-cell office:value-type="float" office:value="2" calcext:value-type="float">
            <text:p>2</text:p>
          </table:table-cell>
          <table:table-cell office:value-type="string" calcext:value-type="string">
            <text:p>POLYGON ((673371.8860799371 6823824.137107105, 673401.7589999976 6823845.2749999985, 673401.7589999989 6823845.274999999, 673401.758999958 6823845.274999933, 673397.767 6823838.892, 673388.6 6823824.169, 673383.9151307234 6823816.656002044, 673371.8860799371 6823824.137107105))</text:p>
          </table:table-cell>
          <table:table-cell office:value-type="float" office:value="0.978494191402186" calcext:value-type="float">
            <text:p>0,978494191402186</text:p>
          </table:table-cell>
          <table:table-cell office:value-type="float" office:value="0.88968529392451" calcext:value-type="float">
            <text:p>0,88968529392451</text:p>
          </table:table-cell>
          <table:table-cell office:value-type="float" office:value="77152" calcext:value-type="float">
            <text:p>77152</text:p>
          </table:table-cell>
        </table:table-row>
        <table:table-row table:style-name="ro1">
          <table:table-cell office:value-type="string" calcext:value-type="string">
            <text:p>77114-0B-Densifyed-2</text:p>
          </table:table-cell>
          <table:table-cell office:value-type="float" office:value="807.975860798802" calcext:value-type="float">
            <text:p>807,975860798802</text:p>
          </table:table-cell>
          <table:table-cell office:value-type="string" calcext:value-type="string">
            <text:p>173.85634572299793</text:p>
          </table:table-cell>
          <table:table-cell office:value-type="string" calcext:value-type="string">
            <text:p>true</text:p>
          </table:table-cell>
          <table:table-cell office:value-type="string" calcext:value-type="string">
            <text:p>87.26836684153957</text:p>
          </table:table-cell>
          <table:table-cell office:value-type="float" office:value="3" calcext:value-type="float">
            <text:p>3</text:p>
          </table:table-cell>
          <table:table-cell office:value-type="string" calcext:value-type="string">
            <text:p>POLYGON ((675194.32 6847253.92, 675193.89 6847253.84, 675176.74 6847251.58, 675177.83 6847243.86, 675177.83 6847243.85, 675161.99 6847241.82, 675158.09 6847241.49, 675156.67 6847250.79, 675155.15 6847261.39, 675154.83 6847263.64, 675154.49 6847266.02, 675152.17 6847266.02, 675149.86 6847278.77, 675149.64 6847280.54, 675150.78 6847280.86, 675150.58 6847282.62, 675151.99 6847282.83, 675151.41 6847286.5, 675154.3767169766 6847286.927381941, 675154.95 6847283.29, 675154.95 6847283.28, 675154.96 6847283.26, 675154.97 6847282.99, 675154.98 6847282.71, 675154.98 6847282.69, 675154.98 6847282.68, 675154.94 6847282.4, 675154.9 6847282.12, 675154.9 6847282.11, 675154.9 6847282.09, 675154.8 6847281.83, 675154.71 6847281.57, 675154.7 6847281.56, 675154.7 6847281.54, 675154.55 6847281.3, 675154.41 6847281.06, 675154.4 6847281.05, 675154.39 6847281.04, 675154.21 6847280.83, 675154.02 6847280.62, 675154.01 6847280.61, 675154 6847280.6, 675153.77 6847280.44, 675153.74 6847280.41, 675153.71 6847280.27, 675153.67 6847280.04, 675153.65 6847279.99, 675153.63 6847279.93, 675153.54 6847279.71, 675153.45 6847279.49, 675153.42 6847279.44, 675153.4 6847279.39, 675153.26 6847279.2, 675153.13 6847279, 675153.09 6847278.96, 675153.06 6847278.91, 675152.91 6847278.77, 675154.67 6847269.01, 675154.87 6847268.98, 675155.08 6847268.96, 675155.16 6847268.94, 675155.24 6847268.92, 675155.44 6847268.85, 675155.64 6847268.79, 675155.71 6847268.75, 675155.79 6847268.72, 675155.97 6847268.61, 675156.16 6847268.51, 675156.22 6847268.46, 675156.29 6847268.42, 675156.45 6847268.27, 675156.62 6847268.14, 675156.67 6847268.08, 675156.73 6847268.02, 675156.85 6847267.85, 675156.99 6847267.68, 675157.03 6847267.61, 675157.08 6847267.55, 675157.17 6847267.35, 675157.27 6847267.17, 675157.29 6847267.09, 675157.32 6847267.01, 675157.37 6847266.81, 675157.44 6847266.6, 675157.44 6847266.52, 675157.46 6847266.44, 675157.7933676587 6847264.106426389, 675191.87 6847269.47, 675194.32 6847253.92))</text:p>
          </table:table-cell>
          <table:table-cell office:value-type="float" office:value="0.809377383785255" calcext:value-type="float">
            <text:p>0,809377383785255</text:p>
          </table:table-cell>
          <table:table-cell office:value-type="float" office:value="12.5767603140631" calcext:value-type="float">
            <text:p>12,5767603140631</text:p>
          </table:table-cell>
          <table:table-cell office:value-type="float" office:value="77114" calcext:value-type="float">
            <text:p>77114</text:p>
          </table:table-cell>
        </table:table-row>
        <table:table-row table:style-name="ro1">
          <table:table-cell office:value-type="string" calcext:value-type="string">
            <text:p>77217-0C-Densifyed-1</text:p>
          </table:table-cell>
          <table:table-cell office:value-type="float" office:value="278.592303020958" calcext:value-type="float">
            <text:p>278,592303020958</text:p>
          </table:table-cell>
          <table:table-cell office:value-type="string" calcext:value-type="string">
            <text:p>68.87664739300912</text:p>
          </table:table-cell>
          <table:table-cell office:value-type="string" calcext:value-type="string">
            <text:p>true</text:p>
          </table:table-cell>
          <table:table-cell office:value-type="string" calcext:value-type="string">
            <text:p>21.78354983276146</text:p>
          </table:table-cell>
          <table:table-cell office:value-type="float" office:value="3" calcext:value-type="float">
            <text:p>3</text:p>
          </table:table-cell>
          <table:table-cell office:value-type="string" calcext:value-type="string">
            <text:p>POLYGON ((674826.7126185551 6842183.627642678, 674835.13 6842176.05, 674835.4593276666 6842175.809865243, 674823.43 6842158.13, 674812.57 6842167.9, 674826.7126185551 6842183.627642678))</text:p>
          </table:table-cell>
          <table:table-cell office:value-type="float" office:value="0.689354950655474" calcext:value-type="float">
            <text:p>0,689354950655474</text:p>
          </table:table-cell>
          <table:table-cell office:value-type="float" office:value="14.6153959915961" calcext:value-type="float">
            <text:p>14,6153959915961</text:p>
          </table:table-cell>
          <table:table-cell office:value-type="float" office:value="77217" calcext:value-type="float">
            <text:p>77217</text:p>
          </table:table-cell>
        </table:table-row>
        <table:table-row table:style-name="ro1">
          <table:table-cell office:value-type="string" calcext:value-type="string">
            <text:p>77217-0D-Densifyed-2</text:p>
          </table:table-cell>
          <table:table-cell office:value-type="float" office:value="549.841651077019" calcext:value-type="float">
            <text:p>549,841651077019</text:p>
          </table:table-cell>
          <table:table-cell office:value-type="string" calcext:value-type="string">
            <text:p>126.58658480421416</text:p>
          </table:table-cell>
          <table:table-cell office:value-type="string" calcext:value-type="string">
            <text:p>true</text:p>
          </table:table-cell>
          <table:table-cell office:value-type="string" calcext:value-type="string">
            <text:p>22.442818174964973</text:p>
          </table:table-cell>
          <table:table-cell office:value-type="float" office:value="3" calcext:value-type="float">
            <text:p>3</text:p>
          </table:table-cell>
          <table:table-cell office:value-type="string" calcext:value-type="string">
            <text:p>POLYGON ((675402.1915346347 6841011.544432138, 675402.32 6841011.62, 675418.13 6841019, 675418.1301259223 6841019.00004579, 675407.99 6841040.72, 675412.86 6841042.68, 675412.81 6841043.63, 675414.66 6841044.41, 675416.71 6841045.29, 675424.32 6841048.85, 675435.92 6841024, 675422.1111138286 6841017.546936971, 675419.4 6841016.28, 675403.59 6841008.9, 675403.53 6841008.86, 675402.1915346347 6841011.544432138))</text:p>
          </table:table-cell>
          <table:table-cell office:value-type="float" office:value="0.696063112880922" calcext:value-type="float">
            <text:p>0,696063112880922</text:p>
          </table:table-cell>
          <table:table-cell office:value-type="float" office:value="18.2724273153898" calcext:value-type="float">
            <text:p>18,2724273153898</text:p>
          </table:table-cell>
          <table:table-cell office:value-type="float" office:value="77217" calcext:value-type="float">
            <text:p>77217</text:p>
          </table:table-cell>
        </table:table-row>
        <table:table-row table:style-name="ro1">
          <table:table-cell office:value-type="string" calcext:value-type="string">
            <text:p>77389-AI-Densifyed-3</text:p>
          </table:table-cell>
          <table:table-cell office:value-type="float" office:value="179.017545425713" calcext:value-type="float">
            <text:p>179,017545425713</text:p>
          </table:table-cell>
          <table:table-cell office:value-type="string" calcext:value-type="string">
            <text:p>68.98535142228968</text:p>
          </table:table-cell>
          <table:table-cell office:value-type="string" calcext:value-type="string">
            <text:p>true</text:p>
          </table:table-cell>
          <table:table-cell office:value-type="string" calcext:value-type="string">
            <text:p>34.169148099252716</text:p>
          </table:table-cell>
          <table:table-cell office:value-type="float" office:value="2" calcext:value-type="float">
            <text:p>2</text:p>
          </table:table-cell>
          <table:table-cell office:value-type="string" calcext:value-type="string">
            <text:p>POLYGON ((675033.2336043459 6823275.956897714, 675025.45 6823280.05, 675041.73 6823301.68, 675042.74 6823303.05, 675045.7822346317 6823299.071209665, 675045.48 6823298.88, 675045.05 6823298.47, 675044.67 6823298.03, 675044.66 6823298.02, 675044.66 6823298.01, 675044.49 6823297.78, 675044.33 6823297.55, 675044.33 6823297.54, 675044.32 6823297.53, 675044.03 6823297.01, 675043.97 6823296.88, 675043.9 6823296.75, 675042.85 6823294.36, 675033.2336043459 6823275.956897714))</text:p>
          </table:table-cell>
          <table:table-cell office:value-type="float" office:value="0.437717248575511" calcext:value-type="float">
            <text:p>0,437717248575511</text:p>
          </table:table-cell>
          <table:table-cell office:value-type="float" office:value="49.9596287017714" calcext:value-type="float">
            <text:p>49,9596287017714</text:p>
          </table:table-cell>
          <table:table-cell office:value-type="float" office:value="77389" calcext:value-type="float">
            <text:p>77389</text:p>
          </table:table-cell>
        </table:table-row>
        <table:table-row table:style-name="ro1">
          <table:table-cell office:value-type="string" calcext:value-type="string">
            <text:p>77243-BE-Densifyed-1</text:p>
          </table:table-cell>
          <table:table-cell office:value-type="float" office:value="1204.04269761184" calcext:value-type="float">
            <text:p>1204,04269761184</text:p>
          </table:table-cell>
          <table:table-cell office:value-type="string" calcext:value-type="string">
            <text:p>346.5730305502289</text:p>
          </table:table-cell>
          <table:table-cell office:value-type="string" calcext:value-type="string">
            <text:p>true</text:p>
          </table:table-cell>
          <table:table-cell office:value-type="string" calcext:value-type="string">
            <text:p>183.84771333820532</text:p>
          </table:table-cell>
          <table:table-cell office:value-type="float" office:value="2" calcext:value-type="float">
            <text:p>2</text:p>
          </table:table-cell>
          <table:table-cell office:value-type="string" calcext:value-type="string">
            <text:p>POLYGON ((677971.7878915215 6863260.509408146, 677958.71 6863337.59, 677970.13 6863339.54, 677984.35 6863259.59, 677975.2498133489 6863258.050664945, 677975.25 6863258.05, 677982.63 6863214.53, 677982.63 6863214.52, 677988.0947673739 6863182.05128458, 677985.82 6863177.49, 677979.68 6863214.02, 677972.29 6863257.55, 677971.7878915215 6863260.509408146))</text:p>
          </table:table-cell>
          <table:table-cell office:value-type="float" office:value="0.470344668622596" calcext:value-type="float">
            <text:p>0,470344668622596</text:p>
          </table:table-cell>
          <table:table-cell office:value-type="float" office:value="87.2303370391245" calcext:value-type="float">
            <text:p>87,2303370391245</text:p>
          </table:table-cell>
          <table:table-cell office:value-type="float" office:value="77243" calcext:value-type="float">
            <text:p>77243</text:p>
          </table:table-cell>
        </table:table-row>
        <table:table-row table:style-name="ro1">
          <table:table-cell office:value-type="string" calcext:value-type="string">
            <text:p>77152-AV-Densifyed-2</text:p>
          </table:table-cell>
          <table:table-cell office:value-type="float" office:value="421.99531333289" calcext:value-type="float">
            <text:p>421,99531333289</text:p>
          </table:table-cell>
          <table:table-cell office:value-type="string" calcext:value-type="string">
            <text:p>167.39098483351844</text:p>
          </table:table-cell>
          <table:table-cell office:value-type="string" calcext:value-type="string">
            <text:p>true</text:p>
          </table:table-cell>
          <table:table-cell office:value-type="string" calcext:value-type="string">
            <text:p>118.69768770170572</text:p>
          </table:table-cell>
          <table:table-cell office:value-type="float" office:value="2" calcext:value-type="float">
            <text:p>2</text:p>
          </table:table-cell>
          <table:table-cell office:value-type="string" calcext:value-type="string">
            <text:p>POLYGON ((672869.13 6822972.9, 672868.25 6822963.73, 672862.18 6822963.89, 672836.69 6822964.34, 672836.42 6822964.35, 672836.6041139058 6822970.780348636, 672836.6 6822970.78, 672809.08 6822971.58, 672808.8 6822971.62, 672808.51 6822971.65, 672808.5 6822971.65, 672808.23 6822971.75, 672807.95 6822971.84, 672807.94 6822971.84, 672807.69 6822971.98, 672807.44 6822972.13, 672807.43 6822972.13, 672807.21 6822972.32, 672807 6822972.51, 672806.99 6822972.52, 672806.81 6822972.75, 672806.63 6822972.97, 672806.63 6822972.98, 672806.5 6822973.24, 672806.37 6822973.5, 672806.37 6822973.51, 672806.29 6822973.79, 672806.21 6822974.07, 672806.21 6822974.08, 672806.19 6822974.37, 672806.17 6822974.65, 672806.17 6822974.66, 672806.21 6822974.95, 672806.24 6822975.24, 672808.1722622262 6822983.812934858, 672811.43 6822986.74, 672812.04 6822987.34, 672811.62 6822985.46, 672809.17 6822974.58, 672836.69 6822973.78, 672838.98 6822973.72, 672869.13 6822972.9))</text:p>
          </table:table-cell>
          <table:table-cell office:value-type="float" office:value="0.814506641300247" calcext:value-type="float">
            <text:p>0,814506641300247</text:p>
          </table:table-cell>
          <table:table-cell office:value-type="float" office:value="12.8371682339002" calcext:value-type="float">
            <text:p>12,8371682339002</text:p>
          </table:table-cell>
          <table:table-cell office:value-type="float" office:value="77152" calcext:value-type="float">
            <text:p>77152</text:p>
          </table:table-cell>
        </table:table-row>
        <table:table-row table:style-name="ro1">
          <table:table-cell office:value-type="string" calcext:value-type="string">
            <text:p>77312-AE-Densifyed-1</text:p>
          </table:table-cell>
          <table:table-cell office:value-type="float" office:value="241.721743546866" calcext:value-type="float">
            <text:p>241,721743546866</text:p>
          </table:table-cell>
          <table:table-cell office:value-type="string" calcext:value-type="string">
            <text:p>100.60226193946976</text:p>
          </table:table-cell>
          <table:table-cell office:value-type="string" calcext:value-type="string">
            <text:p>true</text:p>
          </table:table-cell>
          <table:table-cell office:value-type="string" calcext:value-type="string">
            <text:p>50.838983835176</text:p>
          </table:table-cell>
          <table:table-cell office:value-type="float" office:value="2" calcext:value-type="float">
            <text:p>2</text:p>
          </table:table-cell>
          <table:table-cell office:value-type="string" calcext:value-type="string">
            <text:p>POLYGON ((681174.37 6804240.85, 681174.6857906668 6804246.257109582, 681174.83 6804246.24, 681219.46 6804245.72, 681219.46416192 6804245.720352705, 681219.4 6804240.35, 681174.37 6804240.85))</text:p>
          </table:table-cell>
          <table:table-cell office:value-type="float" office:value="0.509528922545604" calcext:value-type="float">
            <text:p>0,509528922545604</text:p>
          </table:table-cell>
          <table:table-cell office:value-type="float" office:value="27.4651691943699" calcext:value-type="float">
            <text:p>27,4651691943699</text:p>
          </table:table-cell>
          <table:table-cell office:value-type="float" office:value="77312" calcext:value-type="float">
            <text:p>77312</text:p>
          </table:table-cell>
        </table:table-row>
        <table:table-row table:style-name="ro1">
          <table:table-cell office:value-type="string" calcext:value-type="string">
            <text:p>77217-ZK-Densifyed-1</text:p>
          </table:table-cell>
          <table:table-cell office:value-type="float" office:value="1273.71191252094" calcext:value-type="float">
            <text:p>1273,71191252094</text:p>
          </table:table-cell>
          <table:table-cell office:value-type="string" calcext:value-type="string">
            <text:p>336.43472650571596</text:p>
          </table:table-cell>
          <table:table-cell office:value-type="string" calcext:value-type="string">
            <text:p>true</text:p>
          </table:table-cell>
          <table:table-cell office:value-type="string" calcext:value-type="string">
            <text:p>250.93600951932103</text:p>
          </table:table-cell>
          <table:table-cell office:value-type="float" office:value="2" calcext:value-type="float">
            <text:p>2</text:p>
          </table:table-cell>
          <table:table-cell office:value-type="string" calcext:value-type="string">
            <text:p>POLYGON ((674653.1837879727 6842176.388257904, 674653.23 6842176.55, 674653.5 6842177.07, 674653.87 6842177.53, 674705.76 6842230.48, 674705.7810205327 6842230.4977506725, 674698.43 6842237.81, 674754.6 6842294.25, 674764.59 6842286.22, 674707.91 6842228.38, 674656.02 6842175.43, 674653.1837879727 6842176.388257904))</text:p>
          </table:table-cell>
          <table:table-cell office:value-type="float" office:value="0.339641610611078" calcext:value-type="float">
            <text:p>0,339641610611078</text:p>
          </table:table-cell>
          <table:table-cell office:value-type="float" office:value="107.558448906919" calcext:value-type="float">
            <text:p>107,558448906919</text:p>
          </table:table-cell>
          <table:table-cell office:value-type="float" office:value="77217" calcext:value-type="float">
            <text:p>77217</text:p>
          </table:table-cell>
        </table:table-row>
        <table:table-row table:style-name="ro1">
          <table:table-cell office:value-type="string" calcext:value-type="string">
            <text:p>77114-0B-Densifyed-2</text:p>
          </table:table-cell>
          <table:table-cell office:value-type="float" office:value="737.095368771478" calcext:value-type="float">
            <text:p>737,095368771478</text:p>
          </table:table-cell>
          <table:table-cell office:value-type="string" calcext:value-type="string">
            <text:p>171.4170611264493</text:p>
          </table:table-cell>
          <table:table-cell office:value-type="string" calcext:value-type="string">
            <text:p>true</text:p>
          </table:table-cell>
          <table:table-cell office:value-type="string" calcext:value-type="string">
            <text:p>168.428731396202</text:p>
          </table:table-cell>
          <table:table-cell office:value-type="float" office:value="1" calcext:value-type="float">
            <text:p>1</text:p>
          </table:table-cell>
          <table:table-cell office:value-type="string" calcext:value-type="string">
            <text:p>POLYGON ((674467.26 6847019.98, 674490.21 6847044.19, 674506.98 6847028.13, 674501.62 6847022.47, 674497.46 6847026.5, 674491.99 6847020.63, 674491.27 6847021.2, 674487.12 6847016.97, 674492.03 6847012.35, 674487.3796600832 6847007.443614582, 674502.75 6846994.92, 674505.24 6846993.18, 674505.5634390181 6846992.900666302, 674503.52 6846990.72, 674500.94 6846992.52, 674485.31 6847005.26, 674467.26 6847019.98))</text:p>
          </table:table-cell>
          <table:table-cell office:value-type="float" office:value="0.702723405415594" calcext:value-type="float">
            <text:p>0,702723405415594</text:p>
          </table:table-cell>
          <table:table-cell office:value-type="float" office:value="24.0298834788615" calcext:value-type="float">
            <text:p>24,0298834788615</text:p>
          </table:table-cell>
          <table:table-cell office:value-type="float" office:value="77114" calcext:value-type="float">
            <text:p>77114</text:p>
          </table:table-cell>
        </table:table-row>
        <table:table-row table:style-name="ro1">
          <table:table-cell office:value-type="string" calcext:value-type="string">
            <text:p>77114-0A-Densifyed-1</text:p>
          </table:table-cell>
          <table:table-cell office:value-type="float" office:value="530.380650917177" calcext:value-type="float">
            <text:p>530,380650917177</text:p>
          </table:table-cell>
          <table:table-cell office:value-type="string" calcext:value-type="string">
            <text:p>151.17283399911534</text:p>
          </table:table-cell>
          <table:table-cell office:value-type="string" calcext:value-type="string">
            <text:p>true</text:p>
          </table:table-cell>
          <table:table-cell office:value-type="string" calcext:value-type="string">
            <text:p>120.92139623546215</text:p>
          </table:table-cell>
          <table:table-cell office:value-type="float" office:value="2" calcext:value-type="float">
            <text:p>2</text:p>
          </table:table-cell>
          <table:table-cell office:value-type="string" calcext:value-type="string">
            <text:p>POLYGON ((675641.5342172072 6847485.656304655, 675641.52 6847485.68, 675628.87 6847512.58, 675628.7283507069 6847512.969535556, 675615.76 6847508.92, 675606.28 6847540, 675608.16 6847539.83, 675619.07 6847540.44, 675631.58 6847513.86, 675644.24 6847486.96, 675641.5342172072 6847485.656304655))</text:p>
          </table:table-cell>
          <table:table-cell office:value-type="float" office:value="0.7996042694138" calcext:value-type="float">
            <text:p>0,7996042694138</text:p>
          </table:table-cell>
          <table:table-cell office:value-type="float" office:value="14.3850710923646" calcext:value-type="float">
            <text:p>14,3850710923646</text:p>
          </table:table-cell>
          <table:table-cell office:value-type="float" office:value="77114" calcext:value-type="float">
            <text:p>77114</text:p>
          </table:table-cell>
        </table:table-row>
        <table:table-row table:style-name="ro1">
          <table:table-cell office:value-type="string" calcext:value-type="string">
            <text:p>77217-0D-Densifyed-1</text:p>
          </table:table-cell>
          <table:table-cell office:value-type="float" office:value="457.481155751576" calcext:value-type="float">
            <text:p>457,481155751576</text:p>
          </table:table-cell>
          <table:table-cell office:value-type="string" calcext:value-type="string">
            <text:p>142.0004315288703</text:p>
          </table:table-cell>
          <table:table-cell office:value-type="string" calcext:value-type="string">
            <text:p>true</text:p>
          </table:table-cell>
          <table:table-cell office:value-type="string" calcext:value-type="string">
            <text:p>41.75290464100663</text:p>
          </table:table-cell>
          <table:table-cell office:value-type="float" office:value="3" calcext:value-type="float">
            <text:p>3</text:p>
          </table:table-cell>
          <table:table-cell office:value-type="string" calcext:value-type="string">
            <text:p>POLYGON ((674615.97 6842138.95, 674627.68 6842123.46, 674619.49 6842117.27, 674596.62 6842147.57, 674602.3975600624 6842151.933224674, 674591.3 6842166.6, 674591.22 6842166.72, 674591.14 6842166.83, 674590.83 6842167.33, 674590.7 6842167.58, 674590.58 6842167.84, 674590.37 6842168.39, 674590.36 6842168.41, 674590.35 6842168.43, 674590.28 6842168.69, 674590.21 6842168.96, 674590.21 6842168.98, 674590.21 6842169, 674590.12 6842169.58, 674590.11 6842169.59, 674590.11 6842169.6, 674590.1 6842169.89, 674590.08 6842170.17, 674590.08 6842170.18, 674590.08 6842170.19, 674590.11 6842170.78, 674590.15 6842171.04, 674590.19 6842171.3, 674590.31 6842171.86, 674590.4115856562 6842172.159410356, 674593.24 6842171.19, 674593.11 6842170.63, 674593.08 6842170.04, 674593.17 6842169.46, 674593.38 6842168.91, 674593.69 6842168.41, 674604.79 6842153.74, 674615.97 6842138.95))</text:p>
          </table:table-cell>
          <table:table-cell office:value-type="float" office:value="0.710283549989451" calcext:value-type="float">
            <text:p>0,710283549989451</text:p>
          </table:table-cell>
          <table:table-cell office:value-type="float" office:value="33.5762073491292" calcext:value-type="float">
            <text:p>33,5762073491292</text:p>
          </table:table-cell>
          <table:table-cell office:value-type="float" office:value="77217" calcext:value-type="float">
            <text:p>77217</text:p>
          </table:table-cell>
        </table:table-row>
        <table:table-row table:style-name="ro1">
          <table:table-cell office:value-type="string" calcext:value-type="string">
            <text:p>77114-0B-Densifyed-1</text:p>
          </table:table-cell>
          <table:table-cell office:value-type="float" office:value="438.624181316943" calcext:value-type="float">
            <text:p>438,624181316943</text:p>
          </table:table-cell>
          <table:table-cell office:value-type="string" calcext:value-type="string">
            <text:p>83.4762408788429</text:p>
          </table:table-cell>
          <table:table-cell office:value-type="string" calcext:value-type="string">
            <text:p>true</text:p>
          </table:table-cell>
          <table:table-cell office:value-type="string" calcext:value-type="string">
            <text:p>50.84811707456632</text:p>
          </table:table-cell>
          <table:table-cell office:value-type="float" office:value="2" calcext:value-type="float">
            <text:p>2</text:p>
          </table:table-cell>
          <table:table-cell office:value-type="string" calcext:value-type="string">
            <text:p>POLYGON ((674341.4421506276 6847297.963235146, 674341.52 6847298.07, 674341.77 6847298.6, 674341.91 6847299.17, 674341.94 6847299.76, 674341.55 6847307.46, 674341.5496323196 6847307.462369496, 674364.93 6847308.65, 674366.19 6847286.79, 674362.92 6847286.9, 674360.13 6847286.92, 674356.76 6847287.15, 674354.58 6847287.69, 674352.48 6847288.45, 674350.24 6847289.68, 674347.97 6847291.65, 674341.4421506276 6847297.963235146))</text:p>
          </table:table-cell>
          <table:table-cell office:value-type="float" office:value="0.421362222426868" calcext:value-type="float">
            <text:p>0,421362222426868</text:p>
          </table:table-cell>
          <table:table-cell office:value-type="float" office:value="53.7019378364272" calcext:value-type="float">
            <text:p>53,7019378364272</text:p>
          </table:table-cell>
          <table:table-cell office:value-type="float" office:value="77114" calcext:value-type="float">
            <text:p>77114</text:p>
          </table:table-cell>
        </table:table-row>
        <table:table-row table:style-name="ro1">
          <table:table-cell office:value-type="string" calcext:value-type="string">
            <text:p>77114-0B-Densifyed-1</text:p>
          </table:table-cell>
          <table:table-cell office:value-type="float" office:value="446.909144849632" calcext:value-type="float">
            <text:p>446,909144849632</text:p>
          </table:table-cell>
          <table:table-cell office:value-type="string" calcext:value-type="string">
            <text:p>136.44564356759673</text:p>
          </table:table-cell>
          <table:table-cell office:value-type="string" calcext:value-type="string">
            <text:p>true</text:p>
          </table:table-cell>
          <table:table-cell office:value-type="string" calcext:value-type="string">
            <text:p>43.107168715877336</text:p>
          </table:table-cell>
          <table:table-cell office:value-type="float" office:value="2" calcext:value-type="float">
            <text:p>2</text:p>
          </table:table-cell>
          <table:table-cell office:value-type="string" calcext:value-type="string">
            <text:p>POLYGON ((674886.0465995362 6847347.6132559255, 674881.58 6847351.89, 674881.57 6847351.9, 674881.56 6847351.91, 674874.49 6847358.55, 674869.3 6847363.49, 674868.84 6847363.85, 674868.31 6847364.12, 674868.042920527 6847364.191539144, 674879.64 6847376.23, 674894.64 6847369.8, 674903.55 6847366.02, 674886.0465995362 6847347.6132559255), (674881.55 6847374.08, 674879.58 6847372.22, 674882.75 6847368.92, 674884.75 6847370.73, 674881.55 6847374.08), (674884.13 6847357.93, 674880.58 6847354.19, 674885.94 6847349.12, 674890.91 6847354.22, 674886.89 6847358.25, 674885.25 6847356.76, 674884.13 6847357.93))</text:p>
          </table:table-cell>
          <table:table-cell table:number-columns-repeated="2" office:value-type="float" office:value="0" calcext:value-type="float">
            <text:p>0</text:p>
          </table:table-cell>
          <table:table-cell/>
        </table:table-row>
        <table:table-row table:style-name="ro1">
          <table:table-cell office:value-type="string" calcext:value-type="string">
            <text:p>77312-AK-Densifyed-1</text:p>
          </table:table-cell>
          <table:table-cell office:value-type="float" office:value="299.833080351487" calcext:value-type="float">
            <text:p>299,833080351487</text:p>
          </table:table-cell>
          <table:table-cell office:value-type="string" calcext:value-type="string">
            <text:p>227.25899060455617</text:p>
          </table:table-cell>
          <table:table-cell office:value-type="string" calcext:value-type="string">
            <text:p>true</text:p>
          </table:table-cell>
          <table:table-cell office:value-type="string" calcext:value-type="string">
            <text:p>107.15727574344578</text:p>
          </table:table-cell>
          <table:table-cell office:value-type="float" office:value="5" calcext:value-type="float">
            <text:p>5</text:p>
          </table:table-cell>
          <table:table-cell office:value-type="string" calcext:value-type="string">
            <text:p>POLYGON ((680568.58 6803876.55, 680572.63 6803877.03, 680572.32 6803879.27, 680576.59 6803879.84, 680572.52 6803909.35, 680571.25 6803918.57, 680570.96 6803920.65, 680572.03 6803920.77, 680572.33 6803918.65, 680579.3 6803868.77, 680572.8306508817 6803867.865387623, 680580.01 6803816.99, 680580.0225422627 6803816.626274383, 680577.04 6803816.57, 680569.86 6803867.45, 680568.58 6803876.55))</text:p>
          </table:table-cell>
          <table:table-cell office:value-type="float" office:value="0.344790060475218" calcext:value-type="float">
            <text:p>0,344790060475218</text:p>
          </table:table-cell>
          <table:table-cell office:value-type="float" office:value="68.8595911980226" calcext:value-type="float">
            <text:p>68,8595911980226</text:p>
          </table:table-cell>
          <table:table-cell office:value-type="float" office:value="77312" calcext:value-type="float">
            <text:p>77312</text:p>
          </table:table-cell>
        </table:table-row>
        <table:table-row table:style-name="ro1">
          <table:table-cell office:value-type="string" calcext:value-type="string">
            <text:p>77243-AO-Densifyed-1</text:p>
          </table:table-cell>
          <table:table-cell office:value-type="float" office:value="346.91660214052" calcext:value-type="float">
            <text:p>346,91660214052</text:p>
          </table:table-cell>
          <table:table-cell office:value-type="string" calcext:value-type="string">
            <text:p>96.99122083595235</text:p>
          </table:table-cell>
          <table:table-cell office:value-type="string" calcext:value-type="string">
            <text:p>true</text:p>
          </table:table-cell>
          <table:table-cell office:value-type="string" calcext:value-type="string">
            <text:p>96.9604704163062</text:p>
          </table:table-cell>
          <table:table-cell office:value-type="float" office:value="1" calcext:value-type="float">
            <text:p>1</text:p>
          </table:table-cell>
          <table:table-cell office:value-type="string" calcext:value-type="string">
            <text:p>POLYGON ((680198.8030060917 6864766.768372098, 680200.346 6864726.407, 680196.6670001174 6864726.198000006, 680196.6669999949 6864726.198000001, 680193.542 6864726.565, 680191.878 6864727.298, 680189.9420890379 6864766.328875255, 680198.8030060917 6864766.768372098))</text:p>
          </table:table-cell>
          <table:table-cell office:value-type="float" office:value="0.629749479455189" calcext:value-type="float">
            <text:p>0,629749479455189</text:p>
          </table:table-cell>
          <table:table-cell office:value-type="float" office:value="15.5072501400699" calcext:value-type="float">
            <text:p>15,5072501400699</text:p>
          </table:table-cell>
          <table:table-cell office:value-type="float" office:value="77243" calcext:value-type="float">
            <text:p>77243</text:p>
          </table:table-cell>
        </table:table-row>
        <table:table-row table:style-name="ro1">
          <table:table-cell office:value-type="string" calcext:value-type="string">
            <text:p>77243-AM-Densifyed-1</text:p>
          </table:table-cell>
          <table:table-cell office:value-type="float" office:value="454.75008155132" calcext:value-type="float">
            <text:p>454,75008155132</text:p>
          </table:table-cell>
          <table:table-cell office:value-type="string" calcext:value-type="string">
            <text:p>127.97598036833512</text:p>
          </table:table-cell>
          <table:table-cell office:value-type="string" calcext:value-type="string">
            <text:p>true</text:p>
          </table:table-cell>
          <table:table-cell office:value-type="string" calcext:value-type="string">
            <text:p>127.22671340275926</text:p>
          </table:table-cell>
          <table:table-cell office:value-type="float" office:value="1" calcext:value-type="float">
            <text:p>1</text:p>
          </table:table-cell>
          <table:table-cell office:value-type="string" calcext:value-type="string">
            <text:p>POLYGON ((679037.6009452152 6864240.859990541, 679058.23 6864247.52, 679058.27281836 6864247.529597218, 679051.5 6864269.36, 679060.64 6864271.23, 679073.72 6864257.68, 679079.82 6864251.34, 679062.0099583153 6864245.590097869, 679062.0099583154 6864245.590097869, 679059.16 6864244.67, 679038.49 6864237.99, 679037.6009452152 6864240.859990541))</text:p>
          </table:table-cell>
          <table:table-cell office:value-type="float" office:value="0.788127275282216" calcext:value-type="float">
            <text:p>0,788127275282216</text:p>
          </table:table-cell>
          <table:table-cell office:value-type="float" office:value="11.9386992264301" calcext:value-type="float">
            <text:p>11,9386992264301</text:p>
          </table:table-cell>
          <table:table-cell office:value-type="float" office:value="77243" calcext:value-type="float">
            <text:p>77243</text:p>
          </table:table-cell>
        </table:table-row>
        <table:table-row table:style-name="ro1">
          <table:table-cell office:value-type="string" calcext:value-type="string">
            <text:p>77243-AR-Densifyed-2</text:p>
          </table:table-cell>
          <table:table-cell office:value-type="float" office:value="317.220617609915" calcext:value-type="float">
            <text:p>317,220617609915</text:p>
          </table:table-cell>
          <table:table-cell office:value-type="string" calcext:value-type="string">
            <text:p>72.50611407525088</text:p>
          </table:table-cell>
          <table:table-cell office:value-type="string" calcext:value-type="string">
            <text:p>true</text:p>
          </table:table-cell>
          <table:table-cell office:value-type="string" calcext:value-type="string">
            <text:p>72.46995963674715</text:p>
          </table:table-cell>
          <table:table-cell office:value-type="float" office:value="1" calcext:value-type="float">
            <text:p>1</text:p>
          </table:table-cell>
          <table:table-cell office:value-type="string" calcext:value-type="string">
            <text:p>POLYGON ((680185.30951053 6864187.444322147, 680185.31 6864187.45, 680185.11 6864202.06, 680185.1067084254 6864202.087273046, 680206.61 6864202.57, 680206.78 6864187.69, 680185.30951053 6864187.444322147))</text:p>
          </table:table-cell>
          <table:table-cell office:value-type="float" office:value="0.628492872571648" calcext:value-type="float">
            <text:p>0,628492872571648</text:p>
          </table:table-cell>
          <table:table-cell office:value-type="float" office:value="15.8984842045396" calcext:value-type="float">
            <text:p>15,8984842045396</text:p>
          </table:table-cell>
          <table:table-cell office:value-type="float" office:value="77243" calcext:value-type="float">
            <text:p>77243</text:p>
          </table:table-cell>
        </table:table-row>
        <table:table-row table:style-name="ro1">
          <table:table-cell office:value-type="string" calcext:value-type="string">
            <text:p>77114-0A-Densifyed-2</text:p>
          </table:table-cell>
          <table:table-cell office:value-type="float" office:value="694.190897776068" calcext:value-type="float">
            <text:p>694,190897776068</text:p>
          </table:table-cell>
          <table:table-cell office:value-type="string" calcext:value-type="string">
            <text:p>137.37912361590674</text:p>
          </table:table-cell>
          <table:table-cell office:value-type="string" calcext:value-type="string">
            <text:p>true</text:p>
          </table:table-cell>
          <table:table-cell office:value-type="string" calcext:value-type="string">
            <text:p>54.56809631063263</text:p>
          </table:table-cell>
          <table:table-cell office:value-type="float" office:value="4" calcext:value-type="float">
            <text:p>4</text:p>
          </table:table-cell>
          <table:table-cell office:value-type="string" calcext:value-type="string">
            <text:p>POLYGON ((675788.5693903265 6848307.524004878, 675769.43 6848311.26, 675775.58 6848339.51, 675797.05 6848335.33, 675792.0859306043 6848309.900344864, 675792.09 6848309.9, 675809.03 6848306.59, 675809.59 6848306.42, 675809.670873601 6848306.378007938, 675808.45 6848303.65, 675791.51 6848306.95, 675788.5693903265 6848307.524004878))</text:p>
          </table:table-cell>
          <table:table-cell office:value-type="float" office:value="0.676502537127862" calcext:value-type="float">
            <text:p>0,676502537127862</text:p>
          </table:table-cell>
          <table:table-cell office:value-type="float" office:value="20.0110732399095" calcext:value-type="float">
            <text:p>20,0110732399095</text:p>
          </table:table-cell>
          <table:table-cell office:value-type="float" office:value="77114" calcext:value-type="float">
            <text:p>77114</text:p>
          </table:table-cell>
        </table:table-row>
        <table:table-row table:style-name="ro1">
          <table:table-cell office:value-type="string" calcext:value-type="string">
            <text:p>77114-0A-Densifyed-2</text:p>
          </table:table-cell>
          <table:table-cell office:value-type="float" office:value="334.90321199198" calcext:value-type="float">
            <text:p>334,90321199198</text:p>
          </table:table-cell>
          <table:table-cell office:value-type="string" calcext:value-type="string">
            <text:p>74.18702167255998</text:p>
          </table:table-cell>
          <table:table-cell office:value-type="string" calcext:value-type="string">
            <text:p>true</text:p>
          </table:table-cell>
          <table:table-cell office:value-type="string" calcext:value-type="string">
            <text:p>55.34365740518097</text:p>
          </table:table-cell>
          <table:table-cell office:value-type="float" office:value="2" calcext:value-type="float">
            <text:p>2</text:p>
          </table:table-cell>
          <table:table-cell office:value-type="string" calcext:value-type="string">
            <text:p>POLYGON ((675525.8715960046 6848350.856064817, 675544.66 6848343.88, 675538.17 6848326.38, 675527.62 6848332.97, 675520.5922062993 6848336.753077354, 675520.77 6848337.13, 675525.87 6848350.85, 675525.8715960046 6848350.856064817))</text:p>
          </table:table-cell>
          <table:table-cell office:value-type="float" office:value="0.58922546623087" calcext:value-type="float">
            <text:p>0,58922546623087</text:p>
          </table:table-cell>
          <table:table-cell office:value-type="float" office:value="26.3348114240843" calcext:value-type="float">
            <text:p>26,3348114240843</text:p>
          </table:table-cell>
          <table:table-cell office:value-type="float" office:value="77114" calcext:value-type="float">
            <text:p>77114</text:p>
          </table:table-cell>
        </table:table-row>
        <table:table-row table:style-name="ro1">
          <table:table-cell office:value-type="string" calcext:value-type="string">
            <text:p>77217-0C-Densifyed-1</text:p>
          </table:table-cell>
          <table:table-cell office:value-type="float" office:value="477.367468466239" calcext:value-type="float">
            <text:p>477,367468466239</text:p>
          </table:table-cell>
          <table:table-cell office:value-type="string" calcext:value-type="string">
            <text:p>91.9839891711338</text:p>
          </table:table-cell>
          <table:table-cell office:value-type="string" calcext:value-type="string">
            <text:p>true</text:p>
          </table:table-cell>
          <table:table-cell office:value-type="string" calcext:value-type="string">
            <text:p>47.35528778264798</text:p>
          </table:table-cell>
          <table:table-cell office:value-type="float" office:value="2" calcext:value-type="float">
            <text:p>2</text:p>
          </table:table-cell>
          <table:table-cell office:value-type="string" calcext:value-type="string">
            <text:p>POLYGON ((675631.661550578 6843391.35036989, 675643.8872769614 6843404.04671876, 675650.66 6843395.84, 675650.67 6843395.83, 675650.68 6843395.82, 675655.84 6843389.69, 675662.94 6843381.19, 675663.1724203986 6843380.963113421, 675663.1724122355 6843380.963104943, 675653.2010598275 6843370.609277375, 675631.661550578 6843391.35036989))</text:p>
          </table:table-cell>
          <table:table-cell office:value-type="float" office:value="0.738296226699001" calcext:value-type="float">
            <text:p>0,738296226699001</text:p>
          </table:table-cell>
          <table:table-cell office:value-type="float" office:value="17.6257102062688" calcext:value-type="float">
            <text:p>17,6257102062688</text:p>
          </table:table-cell>
          <table:table-cell office:value-type="float" office:value="77217" calcext:value-type="float">
            <text:p>77217</text:p>
          </table:table-cell>
        </table:table-row>
        <table:table-row table:style-name="ro1">
          <table:table-cell office:value-type="string" calcext:value-type="string">
            <text:p>77152-AD-Densifyed-2</text:p>
          </table:table-cell>
          <table:table-cell office:value-type="float" office:value="227.901067927566" calcext:value-type="float">
            <text:p>227,901067927566</text:p>
          </table:table-cell>
          <table:table-cell office:value-type="string" calcext:value-type="string">
            <text:p>67.63761876085711</text:p>
          </table:table-cell>
          <table:table-cell office:value-type="string" calcext:value-type="string">
            <text:p>true</text:p>
          </table:table-cell>
          <table:table-cell office:value-type="string" calcext:value-type="string">
            <text:p>43.702456123951954</text:p>
          </table:table-cell>
          <table:table-cell office:value-type="float" office:value="2" calcext:value-type="float">
            <text:p>2</text:p>
          </table:table-cell>
          <table:table-cell office:value-type="string" calcext:value-type="string">
            <text:p>POLYGON ((671160.9608481961 6823640.110645337, 671142.44 6823633.39, 671137.47 6823631.53, 671142.04 6823649.26, 671161.5477081777 6823644.124101819, 671160.9 6823642, 671160.78 6823641.42, 671160.78 6823640.84, 671160.9 6823640.26, 671160.9608481961 6823640.110645337))</text:p>
          </table:table-cell>
          <table:table-cell office:value-type="float" office:value="0.407587848406476" calcext:value-type="float">
            <text:p>0,407587848406476</text:p>
          </table:table-cell>
          <table:table-cell office:value-type="float" office:value="32.2424205172074" calcext:value-type="float">
            <text:p>32,2424205172074</text:p>
          </table:table-cell>
          <table:table-cell office:value-type="float" office:value="77152" calcext:value-type="float">
            <text:p>77152</text:p>
          </table:table-cell>
        </table:table-row>
        <table:table-row table:style-name="ro1">
          <table:table-cell office:value-type="string" calcext:value-type="string">
            <text:p>77217-0D-Densifyed-3</text:p>
          </table:table-cell>
          <table:table-cell office:value-type="float" office:value="1168.58836762132" calcext:value-type="float">
            <text:p>1168,58836762132</text:p>
          </table:table-cell>
          <table:table-cell office:value-type="string" calcext:value-type="string">
            <text:p>292.09515741878784</text:p>
          </table:table-cell>
          <table:table-cell office:value-type="string" calcext:value-type="string">
            <text:p>true</text:p>
          </table:table-cell>
          <table:table-cell office:value-type="string" calcext:value-type="string">
            <text:p>222.92402911018885</text:p>
          </table:table-cell>
          <table:table-cell office:value-type="float" office:value="2" calcext:value-type="float">
            <text:p>2</text:p>
          </table:table-cell>
          <table:table-cell office:value-type="string" calcext:value-type="string">
            <text:p>POLYGON ((674631.8785645587 6842122.879110026, 674675.88 6842064.71, 674663.92 6842058.42, 674619.49 6842117.27, 674627.6786451613 6842123.461792182, 674615.97 6842138.95, 674593.69 6842168.41, 674593.38 6842168.91, 674593.17 6842169.46, 674593.08 6842170.04, 674593.11 6842170.63, 674593.238508883 6842171.193462026, 674596.08 6842170.22, 674618.36 6842140.76, 674630.07 6842125.27, 674631.8785645587 6842122.879110026))</text:p>
          </table:table-cell>
          <table:table-cell office:value-type="float" office:value="0.726123461340975" calcext:value-type="float">
            <text:p>0,726123461340975</text:p>
          </table:table-cell>
          <table:table-cell office:value-type="float" office:value="43.0420654531178" calcext:value-type="float">
            <text:p>43,0420654531178</text:p>
          </table:table-cell>
          <table:table-cell office:value-type="float" office:value="77217" calcext:value-type="float">
            <text:p>77217</text:p>
          </table:table-cell>
        </table:table-row>
        <table:table-row table:style-name="ro1">
          <table:table-cell office:value-type="string" calcext:value-type="string">
            <text:p>77285-BT-Densifyed-3</text:p>
          </table:table-cell>
          <table:table-cell office:value-type="float" office:value="356.825482942096" calcext:value-type="float">
            <text:p>356,825482942096</text:p>
          </table:table-cell>
          <table:table-cell office:value-type="string" calcext:value-type="string">
            <text:p>105.45755001879823</text:p>
          </table:table-cell>
          <table:table-cell office:value-type="string" calcext:value-type="string">
            <text:p>true</text:p>
          </table:table-cell>
          <table:table-cell office:value-type="string" calcext:value-type="string">
            <text:p>74.32510408859088</text:p>
          </table:table-cell>
          <table:table-cell office:value-type="float" office:value="2" calcext:value-type="float">
            <text:p>2</text:p>
          </table:table-cell>
          <table:table-cell office:value-type="string" calcext:value-type="string">
            <text:p>POLYGON ((673668.62 6826467.97, 673668.62 6826467.96, 673669.71 6826466.2, 673669.72 6826466.19, 673669.73 6826466.18, 673670.48 6826465.01, 673655.88 6826456.27, 673653.05 6826461.06, 673651.14 6826464.26, 673646.69 6826471.79, 673658.3655605533 6826478.787142957, 673649.01 6826493.84, 673648.9344903581 6826493.991019283, 673651.52 6826495.5, 673651.56 6826495.42, 673660.92 6826480.36, 673660.94 6826480.33, 673668.62 6826467.97))</text:p>
          </table:table-cell>
          <table:table-cell office:value-type="float" office:value="0.79362304269005" calcext:value-type="float">
            <text:p>0,79362304269005</text:p>
          </table:table-cell>
          <table:table-cell office:value-type="float" office:value="11.0281548774645" calcext:value-type="float">
            <text:p>11,0281548774645</text:p>
          </table:table-cell>
          <table:table-cell office:value-type="float" office:value="77285" calcext:value-type="float">
            <text:p>77285</text:p>
          </table:table-cell>
        </table:table-row>
        <table:table-row table:style-name="ro1">
          <table:table-cell office:value-type="string" calcext:value-type="string">
            <text:p>77390-0D-Densifyed-2</text:p>
          </table:table-cell>
          <table:table-cell office:value-type="float" office:value="433.378678903924" calcext:value-type="float">
            <text:p>433,378678903924</text:p>
          </table:table-cell>
          <table:table-cell office:value-type="string" calcext:value-type="string">
            <text:p>131.65431294441086</text:p>
          </table:table-cell>
          <table:table-cell office:value-type="string" calcext:value-type="string">
            <text:p>true</text:p>
          </table:table-cell>
          <table:table-cell office:value-type="string" calcext:value-type="string">
            <text:p>130.891956183817</text:p>
          </table:table-cell>
          <table:table-cell office:value-type="float" office:value="1" calcext:value-type="float">
            <text:p>1</text:p>
          </table:table-cell>
          <table:table-cell office:value-type="string" calcext:value-type="string">
            <text:p>POLYGON ((675681.603663967 6854516.765264554, 675681.68 6854516.76, 675699.15 6854513.95, 675707.4779584776 6854512.610328409, 675709.22 6854523.4, 675709.55 6854523.35, 675734.58 6854518.72, 675733.39 6854509.08, 675732.93 6854505.47, 675730.91 6854505.8, 675709.9602266337 6854509.173342847, 675707 6854509.65, 675698.68 6854510.99, 675681.21 6854513.8, 675681.48 6854515.97, 675681.603663967 6854516.765264554))</text:p>
          </table:table-cell>
          <table:table-cell office:value-type="float" office:value="0.877721725283286" calcext:value-type="float">
            <text:p>0,877721725283286</text:p>
          </table:table-cell>
          <table:table-cell office:value-type="float" office:value="6.88443171222231" calcext:value-type="float">
            <text:p>6,88443171222231</text:p>
          </table:table-cell>
          <table:table-cell office:value-type="float" office:value="77390" calcext:value-type="float">
            <text:p>77390</text:p>
          </table:table-cell>
        </table:table-row>
        <table:table-row table:style-name="ro1">
          <table:table-cell office:value-type="string" calcext:value-type="string">
            <text:p>77114-0B-Densifyed-1</text:p>
          </table:table-cell>
          <table:table-cell office:value-type="float" office:value="343.142485663255" calcext:value-type="float">
            <text:p>343,142485663255</text:p>
          </table:table-cell>
          <table:table-cell office:value-type="string" calcext:value-type="string">
            <text:p>98.75781329024657</text:p>
          </table:table-cell>
          <table:table-cell office:value-type="string" calcext:value-type="string">
            <text:p>true</text:p>
          </table:table-cell>
          <table:table-cell office:value-type="string" calcext:value-type="string">
            <text:p>67.0394453159974</text:p>
          </table:table-cell>
          <table:table-cell office:value-type="float" office:value="2" calcext:value-type="float">
            <text:p>2</text:p>
          </table:table-cell>
          <table:table-cell office:value-type="string" calcext:value-type="string">
            <text:p>POLYGON ((674557.7511991581 6846996.231565568, 674558.39 6846995.64, 674566.11 6846988.48, 674551.76 6846973.19, 674541.26 6846982.86, 674553.5099441955 6846996.070051787, 674543.23 6847005.61, 674543.1942344978 6847005.650350823, 674545.27 6847007.81, 674555.55 6846998.27, 674557.7511991583 6846996.231565568, 674557.7511991581 6846996.231565568))</text:p>
          </table:table-cell>
          <table:table-cell office:value-type="float" office:value="0.685331313755585" calcext:value-type="float">
            <text:p>0,685331313755585</text:p>
          </table:table-cell>
          <table:table-cell office:value-type="float" office:value="16.492061726592" calcext:value-type="float">
            <text:p>16,492061726592</text:p>
          </table:table-cell>
          <table:table-cell office:value-type="float" office:value="77114" calcext:value-type="float">
            <text:p>77114</text:p>
          </table:table-cell>
        </table:table-row>
        <table:table-row table:style-name="ro1">
          <table:table-cell office:value-type="string" calcext:value-type="string">
            <text:p>77114-0B-Densifyed-2</text:p>
          </table:table-cell>
          <table:table-cell office:value-type="float" office:value="375.764310372768" calcext:value-type="float">
            <text:p>375,764310372768</text:p>
          </table:table-cell>
          <table:table-cell office:value-type="string" calcext:value-type="string">
            <text:p>86.19754347565296</text:p>
          </table:table-cell>
          <table:table-cell office:value-type="string" calcext:value-type="string">
            <text:p>true</text:p>
          </table:table-cell>
          <table:table-cell office:value-type="string" calcext:value-type="string">
            <text:p>82.79577786388563</text:p>
          </table:table-cell>
          <table:table-cell office:value-type="float" office:value="2" calcext:value-type="float">
            <text:p>2</text:p>
          </table:table-cell>
          <table:table-cell office:value-type="string" calcext:value-type="string">
            <text:p>POLYGON ((675435.9449588356 6847127.265768814, 675440.465 6847108.846, 675440.4649999974 6847108.845999999, 675434.705 6847107.226, 675408.2587441547 6847113.239218182, 675407.0985720316 6847116.287741697, 675435.9449588356 6847127.265768814))</text:p>
          </table:table-cell>
          <table:table-cell office:value-type="float" office:value="0.586212034797198" calcext:value-type="float">
            <text:p>0,586212034797198</text:p>
          </table:table-cell>
          <table:table-cell office:value-type="float" office:value="22.3230160308792" calcext:value-type="float">
            <text:p>22,3230160308792</text:p>
          </table:table-cell>
          <table:table-cell office:value-type="float" office:value="77114" calcext:value-type="float">
            <text:p>77114</text:p>
          </table:table-cell>
        </table:table-row>
        <table:table-row table:style-name="ro1">
          <table:table-cell office:value-type="string" calcext:value-type="string">
            <text:p>77114-0B-Densifyed-1</text:p>
          </table:table-cell>
          <table:table-cell office:value-type="float" office:value="432.493294581796" calcext:value-type="float">
            <text:p>432,493294581796</text:p>
          </table:table-cell>
          <table:table-cell office:value-type="string" calcext:value-type="string">
            <text:p>83.62717116929106</text:p>
          </table:table-cell>
          <table:table-cell office:value-type="string" calcext:value-type="string">
            <text:p>true</text:p>
          </table:table-cell>
          <table:table-cell office:value-type="string" calcext:value-type="string">
            <text:p>62.96124060045997</text:p>
          </table:table-cell>
          <table:table-cell office:value-type="float" office:value="2" calcext:value-type="float">
            <text:p>2</text:p>
          </table:table-cell>
          <table:table-cell office:value-type="string" calcext:value-type="string">
            <text:p>POLYGON ((674526.5360854967 6846988.283390722, 674526.61 6846988.2, 674541.6999792778 6846974.306846573, 674526.91 6846958.78, 674525.65 6846960.54, 674512.12 6846973.15, 674526.5360854967 6846988.283390722))</text:p>
          </table:table-cell>
          <table:table-cell office:value-type="float" office:value="0.442211424308765" calcext:value-type="float">
            <text:p>0,442211424308765</text:p>
          </table:table-cell>
          <table:table-cell office:value-type="float" office:value="56.6261272591519" calcext:value-type="float">
            <text:p>56,6261272591519</text:p>
          </table:table-cell>
          <table:table-cell office:value-type="float" office:value="77114" calcext:value-type="float">
            <text:p>77114</text:p>
          </table:table-cell>
        </table:table-row>
        <table:table-row table:style-name="ro1">
          <table:table-cell office:value-type="string" calcext:value-type="string">
            <text:p>77312-AK-Densifyed-5</text:p>
          </table:table-cell>
          <table:table-cell office:value-type="float" office:value="636.420761118791" calcext:value-type="float">
            <text:p>636,420761118791</text:p>
          </table:table-cell>
          <table:table-cell office:value-type="string" calcext:value-type="string">
            <text:p>141.31037044781314</text:p>
          </table:table-cell>
          <table:table-cell office:value-type="string" calcext:value-type="string">
            <text:p>true</text:p>
          </table:table-cell>
          <table:table-cell office:value-type="string" calcext:value-type="string">
            <text:p>91.72334257300062</text:p>
          </table:table-cell>
          <table:table-cell office:value-type="float" office:value="3" calcext:value-type="float">
            <text:p>3</text:p>
          </table:table-cell>
          <table:table-cell office:value-type="string" calcext:value-type="string">
            <text:p>POLYGON ((680464.13 6803553.05, 680463.97 6803553.28, 680459.03 6803562.23, 680459.0273893306 6803562.236129398, 680433.49 6803548.23, 680431.88 6803551.4, 680426.71 6803561.55, 680432.61 6803565.2, 680430.95 6803568.46, 680452.49 6803580.28, 680461.66 6803563.68, 680466.6 6803554.73, 680468.16 6803555.57, 680469.6 6803552.97, 680472.33 6803548.09, 680469.7106907059 6803546.629004571, 680469.71 6803546.63, 680466.99 6803551.51, 680466.98 6803551.51, 680466.85 6803551.75, 680466.63 6803551.75, 680466.35 6803551.74, 680466.33 6803551.75, 680466.32 6803551.75, 680466.04 6803551.8, 680465.77 6803551.85, 680465.76 6803551.86, 680465.74 6803551.86, 680465.48 6803551.96, 680465.22 6803552.07, 680465.21 6803552.08, 680465.2 6803552.08, 680464.96 6803552.24, 680464.73 6803552.39, 680464.72 6803552.4, 680464.71 6803552.41, 680464.51 6803552.6, 680464.31 6803552.8, 680464.3 6803552.81, 680464.29 6803552.82, 680464.13 6803553.05))</text:p>
          </table:table-cell>
          <table:table-cell office:value-type="float" office:value="0.720828229319801" calcext:value-type="float">
            <text:p>0,720828229319801</text:p>
          </table:table-cell>
          <table:table-cell office:value-type="float" office:value="18.9761587266901" calcext:value-type="float">
            <text:p>18,9761587266901</text:p>
          </table:table-cell>
          <table:table-cell office:value-type="float" office:value="77312" calcext:value-type="float">
            <text:p>77312</text:p>
          </table:table-cell>
        </table:table-row>
        <table:table-row table:style-name="ro1">
          <table:table-cell office:value-type="string" calcext:value-type="string">
            <text:p>77061-AD-Densifyed-1</text:p>
          </table:table-cell>
          <table:table-cell office:value-type="float" office:value="323.378562637655" calcext:value-type="float">
            <text:p>323,378562637655</text:p>
          </table:table-cell>
          <table:table-cell office:value-type="string" calcext:value-type="string">
            <text:p>90.3026560832626</text:p>
          </table:table-cell>
          <table:table-cell office:value-type="string" calcext:value-type="string">
            <text:p>true</text:p>
          </table:table-cell>
          <table:table-cell office:value-type="string" calcext:value-type="string">
            <text:p>90.26949172162854</text:p>
          </table:table-cell>
          <table:table-cell office:value-type="float" office:value="1" calcext:value-type="float">
            <text:p>1</text:p>
          </table:table-cell>
          <table:table-cell office:value-type="string" calcext:value-type="string">
            <text:p>POLYGON ((699293.259999999 6806952.653000001, 699288.074 6806955.095, 699284.648 6806961.25, 699288.3270019728 6806991.619995565, 699296.899999999 6806990.801999999, 699293.259999999 6806952.653000001))</text:p>
          </table:table-cell>
          <table:table-cell office:value-type="float" office:value="0.656331975220131" calcext:value-type="float">
            <text:p>0,656331975220131</text:p>
          </table:table-cell>
          <table:table-cell office:value-type="float" office:value="21.1835747586585" calcext:value-type="float">
            <text:p>21,1835747586585</text:p>
          </table:table-cell>
          <table:table-cell office:value-type="float" office:value="77061" calcext:value-type="float">
            <text:p>77061</text:p>
          </table:table-cell>
        </table:table-row>
        <table:table-row table:style-name="ro1">
          <table:table-cell office:value-type="string" calcext:value-type="string">
            <text:p>77152-AR-Densifyed-2</text:p>
          </table:table-cell>
          <table:table-cell office:value-type="float" office:value="294.347188631995" calcext:value-type="float">
            <text:p>294,347188631995</text:p>
          </table:table-cell>
          <table:table-cell office:value-type="string" calcext:value-type="string">
            <text:p>73.887219136044</text:p>
          </table:table-cell>
          <table:table-cell office:value-type="string" calcext:value-type="string">
            <text:p>true</text:p>
          </table:table-cell>
          <table:table-cell office:value-type="string" calcext:value-type="string">
            <text:p>59.895713545726075</text:p>
          </table:table-cell>
          <table:table-cell office:value-type="float" office:value="2" calcext:value-type="float">
            <text:p>2</text:p>
          </table:table-cell>
          <table:table-cell office:value-type="string" calcext:value-type="string">
            <text:p>POLYGON ((673379.1655111909 6824858.114078387, 673380.2111930379 6824856.575012951, 673393.9559999993 6824836.345000001, 673393.9559999981 6824836.345, 673391.091 6824836.629, 673374.924 6824838.224, 673367.2772826323 6824850.036900826, 673379.1655111909 6824858.114078387))</text:p>
          </table:table-cell>
          <table:table-cell office:value-type="float" office:value="0.731857896413362" calcext:value-type="float">
            <text:p>0,731857896413362</text:p>
          </table:table-cell>
          <table:table-cell office:value-type="float" office:value="10.599681845643" calcext:value-type="float">
            <text:p>10,599681845643</text:p>
          </table:table-cell>
          <table:table-cell office:value-type="float" office:value="77152" calcext:value-type="float">
            <text:p>77152</text:p>
          </table:table-cell>
        </table:table-row>
        <table:table-row table:style-name="ro1">
          <table:table-cell office:value-type="string" calcext:value-type="string">
            <text:p>77312-AB-Densifyed-2</text:p>
          </table:table-cell>
          <table:table-cell office:value-type="float" office:value="239.914859838561" calcext:value-type="float">
            <text:p>239,914859838561</text:p>
          </table:table-cell>
          <table:table-cell office:value-type="string" calcext:value-type="string">
            <text:p>61.94211709026171</text:p>
          </table:table-cell>
          <table:table-cell office:value-type="string" calcext:value-type="string">
            <text:p>true</text:p>
          </table:table-cell>
          <table:table-cell office:value-type="string" calcext:value-type="string">
            <text:p>61.89971244375531</text:p>
          </table:table-cell>
          <table:table-cell office:value-type="float" office:value="1" calcext:value-type="float">
            <text:p>1</text:p>
          </table:table-cell>
          <table:table-cell office:value-type="string" calcext:value-type="string">
            <text:p>POLYGON ((680089.0701736467 6804425.147517876, 680089.1 6804425.58, 680089.02 6804426.17, 680088.83 6804426.72, 680088.54 6804427.23, 680088.15 6804427.67, 680087.68 6804428.03, 680087.15 6804428.29, 680087.03 6804428.32, 680086.67 6804440.77, 680086.6694678408 6804440.773924674, 680101.54 6804441.19, 680101.69 6804435.65, 680102.03 6804423.72, 680091.46 6804424.88, 680089.0701736467 6804425.147517876))</text:p>
          </table:table-cell>
          <table:table-cell office:value-type="float" office:value="0.540817246002218" calcext:value-type="float">
            <text:p>0,540817246002218</text:p>
          </table:table-cell>
          <table:table-cell office:value-type="float" office:value="17.4165806089906" calcext:value-type="float">
            <text:p>17,4165806089906</text:p>
          </table:table-cell>
          <table:table-cell office:value-type="float" office:value="77312" calcext:value-type="float">
            <text:p>77312</text:p>
          </table:table-cell>
        </table:table-row>
        <table:table-row table:style-name="ro1">
          <table:table-cell office:value-type="string" calcext:value-type="string">
            <text:p>77152-AY-Densifyed-2</text:p>
          </table:table-cell>
          <table:table-cell office:value-type="float" office:value="439.581893394495" calcext:value-type="float">
            <text:p>439,581893394495</text:p>
          </table:table-cell>
          <table:table-cell office:value-type="string" calcext:value-type="string">
            <text:p>83.97724127455353</text:p>
          </table:table-cell>
          <table:table-cell office:value-type="string" calcext:value-type="string">
            <text:p>true</text:p>
          </table:table-cell>
          <table:table-cell office:value-type="string" calcext:value-type="string">
            <text:p>44.79095414458807</text:p>
          </table:table-cell>
          <table:table-cell office:value-type="float" office:value="3" calcext:value-type="float">
            <text:p>3</text:p>
          </table:table-cell>
          <table:table-cell office:value-type="string" calcext:value-type="string">
            <text:p>POLYGON ((671594.4661000915 6823387.032949275, 671599.993 6823381.647, 671610.2598185437 6823371.6976645775, 671596.2246002626 6823357.384116873, 671580.898 6823372.414, 671580.5318729252 6823372.770351694, 671594.4661000168 6823387.032949199, 671594.4661000915 6823387.032949275))</text:p>
          </table:table-cell>
          <table:table-cell office:value-type="float" office:value="0.638234914345267" calcext:value-type="float">
            <text:p>0,638234914345267</text:p>
          </table:table-cell>
          <table:table-cell office:value-type="float" office:value="22.0200631347594" calcext:value-type="float">
            <text:p>22,0200631347594</text:p>
          </table:table-cell>
          <table:table-cell office:value-type="float" office:value="77152" calcext:value-type="float">
            <text:p>77152</text:p>
          </table:table-cell>
        </table:table-row>
        <table:table-row table:style-name="ro1">
          <table:table-cell office:value-type="string" calcext:value-type="string">
            <text:p>77152-AV-Densifyed-3</text:p>
          </table:table-cell>
          <table:table-cell office:value-type="float" office:value="204.56418097494" calcext:value-type="float">
            <text:p>204,56418097494</text:p>
          </table:table-cell>
          <table:table-cell office:value-type="string" calcext:value-type="string">
            <text:p>64.28605344016931</text:p>
          </table:table-cell>
          <table:table-cell office:value-type="string" calcext:value-type="string">
            <text:p>true</text:p>
          </table:table-cell>
          <table:table-cell office:value-type="string" calcext:value-type="string">
            <text:p>64.24818505208236</text:p>
          </table:table-cell>
          <table:table-cell office:value-type="float" office:value="1" calcext:value-type="float">
            <text:p>1</text:p>
          </table:table-cell>
          <table:table-cell office:value-type="string" calcext:value-type="string">
            <text:p>POLYGON ((673232.0854630523 6822809.53598117, 673231.669 6822808.264, 673224.4490000006 6822786.369000002, 673224.4489999941 6822786.369, 673221.1380000009 6822786.107, 673214.9637432569 6822803.43534806, 673232.0854630523 6822809.53598117))</text:p>
          </table:table-cell>
          <table:table-cell office:value-type="float" office:value="0.433378584376517" calcext:value-type="float">
            <text:p>0,433378584376517</text:p>
          </table:table-cell>
          <table:table-cell office:value-type="float" office:value="31.0373854816094" calcext:value-type="float">
            <text:p>31,0373854816094</text:p>
          </table:table-cell>
          <table:table-cell office:value-type="float" office:value="77152" calcext:value-type="float">
            <text:p>77152</text:p>
          </table:table-cell>
        </table:table-row>
        <table:table-row table:style-name="ro1">
          <table:table-cell office:value-type="string" calcext:value-type="string">
            <text:p>77152-AB-Densifyed-3</text:p>
          </table:table-cell>
          <table:table-cell office:value-type="float" office:value="291.236180940468" calcext:value-type="float">
            <text:p>291,236180940468</text:p>
          </table:table-cell>
          <table:table-cell office:value-type="string" calcext:value-type="string">
            <text:p>74.3186191965109</text:p>
          </table:table-cell>
          <table:table-cell office:value-type="string" calcext:value-type="string">
            <text:p>true</text:p>
          </table:table-cell>
          <table:table-cell office:value-type="string" calcext:value-type="string">
            <text:p>20.759790094824844</text:p>
          </table:table-cell>
          <table:table-cell office:value-type="float" office:value="3" calcext:value-type="float">
            <text:p>3</text:p>
          </table:table-cell>
          <table:table-cell office:value-type="string" calcext:value-type="string">
            <text:p>POLYGON ((669576.43 6823902.1, 669568.01 6823911.07, 669562.5310399744 6823916.97882524, 669562.7 6823917.13, 669562.7 6823917.14, 669562.71 6823917.14, 669562.9 6823917.35, 669563.09 6823917.56, 669563.1 6823917.57, 669563.1 6823917.58, 669563.45 6823918.06, 669563.6 6823918.31, 669563.74 6823918.55, 669563.99 6823919.08, 669564.09 6823919.34, 669564.18 6823919.6, 669564.33 6823920.17, 669564.36 6823920.33, 669564.4 6823920.49, 669565.78 6823929.89, 669565.7840998105 6823929.970629606, 669579.61 6823928.3, 669576.43 6823902.1))</text:p>
          </table:table-cell>
          <table:table-cell office:value-type="float" office:value="0.599682226042947" calcext:value-type="float">
            <text:p>0,599682226042947</text:p>
          </table:table-cell>
          <table:table-cell office:value-type="float" office:value="23.3379283571265" calcext:value-type="float">
            <text:p>23,3379283571265</text:p>
          </table:table-cell>
          <table:table-cell office:value-type="float" office:value="77152" calcext:value-type="float">
            <text:p>77152</text:p>
          </table:table-cell>
        </table:table-row>
        <table:table-row table:style-name="ro1">
          <table:table-cell office:value-type="string" calcext:value-type="string">
            <text:p>77243-BE-Densifyed-1</text:p>
          </table:table-cell>
          <table:table-cell office:value-type="float" office:value="450.502675806567" calcext:value-type="float">
            <text:p>450,502675806567</text:p>
          </table:table-cell>
          <table:table-cell office:value-type="string" calcext:value-type="string">
            <text:p>87.4811160991938</text:p>
          </table:table-cell>
          <table:table-cell office:value-type="string" calcext:value-type="string">
            <text:p>true</text:p>
          </table:table-cell>
          <table:table-cell office:value-type="string" calcext:value-type="string">
            <text:p>86.61975116849612</text:p>
          </table:table-cell>
          <table:table-cell office:value-type="float" office:value="1" calcext:value-type="float">
            <text:p>1</text:p>
          </table:table-cell>
          <table:table-cell office:value-type="string" calcext:value-type="string">
            <text:p>POLYGON ((677796.3507248586 6863579.842225851, 677815.965 6863587.11, 677821.884 6863568.411, 677823.208 6863568.899, 677823.898 6863566.645, 677823.2070000882 6863566.421000029, 677802.7189680332 6863559.883779308, 677796.3507248586 6863579.842225851))</text:p>
          </table:table-cell>
          <table:table-cell office:value-type="float" office:value="0.983765022655761" calcext:value-type="float">
            <text:p>0,983765022655761</text:p>
          </table:table-cell>
          <table:table-cell office:value-type="float" office:value="0.628941584785156" calcext:value-type="float">
            <text:p>0,628941584785156</text:p>
          </table:table-cell>
          <table:table-cell office:value-type="float" office:value="77243" calcext:value-type="float">
            <text:p>77243</text:p>
          </table:table-cell>
        </table:table-row>
        <table:table-row table:style-name="ro1">
          <table:table-cell office:value-type="string" calcext:value-type="string">
            <text:p>77285-BW-Densifyed-3</text:p>
          </table:table-cell>
          <table:table-cell office:value-type="float" office:value="322.508818932993" calcext:value-type="float">
            <text:p>322,508818932993</text:p>
          </table:table-cell>
          <table:table-cell office:value-type="string" calcext:value-type="string">
            <text:p>72.06231399800566</text:p>
          </table:table-cell>
          <table:table-cell office:value-type="string" calcext:value-type="string">
            <text:p>true</text:p>
          </table:table-cell>
          <table:table-cell office:value-type="string" calcext:value-type="string">
            <text:p>36.95669139859734</text:p>
          </table:table-cell>
          <table:table-cell office:value-type="float" office:value="2" calcext:value-type="float">
            <text:p>2</text:p>
          </table:table-cell>
          <table:table-cell office:value-type="string" calcext:value-type="string">
            <text:p>POLYGON ((673496.1548155146 6826230.951665838, 673496.5 6826231.2, 673508 6826241.96, 673508.77 6826240.98, 673509.8 6826241.73, 673520.38 6826226.51, 673506.0518214876 6826216.616733884, 673506.05 6826216.62, 673496.19 6826230.91, 673496.1548155146 6826230.951665838))</text:p>
          </table:table-cell>
          <table:table-cell office:value-type="float" office:value="0.634556540433789" calcext:value-type="float">
            <text:p>0,634556540433789</text:p>
          </table:table-cell>
          <table:table-cell office:value-type="float" office:value="19.7591953273583" calcext:value-type="float">
            <text:p>19,7591953273583</text:p>
          </table:table-cell>
          <table:table-cell office:value-type="float" office:value="77285" calcext:value-type="float">
            <text:p>77285</text:p>
          </table:table-cell>
        </table:table-row>
        <table:table-row table:style-name="ro1">
          <table:table-cell office:value-type="string" calcext:value-type="string">
            <text:p>77152-AB-Densifyed-2</text:p>
          </table:table-cell>
          <table:table-cell office:value-type="float" office:value="354.068365656595" calcext:value-type="float">
            <text:p>354,068365656595</text:p>
          </table:table-cell>
          <table:table-cell office:value-type="string" calcext:value-type="string">
            <text:p>75.6435206865385</text:p>
          </table:table-cell>
          <table:table-cell office:value-type="string" calcext:value-type="string">
            <text:p>true</text:p>
          </table:table-cell>
          <table:table-cell office:value-type="string" calcext:value-type="string">
            <text:p>18.743532926681272</text:p>
          </table:table-cell>
          <table:table-cell office:value-type="float" office:value="3" calcext:value-type="float">
            <text:p>3</text:p>
          </table:table-cell>
          <table:table-cell office:value-type="string" calcext:value-type="string">
            <text:p>POLYGON ((669822.4792889125 6823987.598400053, 669814.9747541313 6823991.876832092, 669806.8719802774 6823996.49632794, 669817.4553801118 6824015.0600193655, 669820.7 6824012.38, 669828.99 6824005.28, 669831.4265966341 6824003.175195248, 669831.4265966329 6824003.175195246, 669831.09 6824002.7, 669822.48 6823987.6, 669822.4792889125 6823987.598400053))</text:p>
          </table:table-cell>
          <table:table-cell office:value-type="float" office:value="0.877031004118905" calcext:value-type="float">
            <text:p>0,877031004118905</text:p>
          </table:table-cell>
          <table:table-cell office:value-type="float" office:value="5.19456438441457" calcext:value-type="float">
            <text:p>5,19456438441457</text:p>
          </table:table-cell>
          <table:table-cell office:value-type="float" office:value="77152" calcext:value-type="float">
            <text:p>77152</text:p>
          </table:table-cell>
        </table:table-row>
        <table:table-row table:style-name="ro1">
          <table:table-cell office:value-type="string" calcext:value-type="string">
            <text:p>77114-0B-Densifyed-3</text:p>
          </table:table-cell>
          <table:table-cell office:value-type="float" office:value="285.0565158741" calcext:value-type="float">
            <text:p>285,0565158741</text:p>
          </table:table-cell>
          <table:table-cell office:value-type="string" calcext:value-type="string">
            <text:p>76.83551396767882</text:p>
          </table:table-cell>
          <table:table-cell office:value-type="string" calcext:value-type="string">
            <text:p>true</text:p>
          </table:table-cell>
          <table:table-cell office:value-type="string" calcext:value-type="string">
            <text:p>76.8019803778845</text:p>
          </table:table-cell>
          <table:table-cell office:value-type="float" office:value="1" calcext:value-type="float">
            <text:p>1</text:p>
          </table:table-cell>
          <table:table-cell office:value-type="string" calcext:value-type="string">
            <text:p>POLYGON ((675159.7588860271 6847167.404745851, 675164.2609999997 6847139.3840000015, 675164.2609991563 6847139.3839998655, 675154.434 6847137.827, 675149.7407312124 6847165.795121503, 675159.7588860271 6847167.404745851))</text:p>
          </table:table-cell>
          <table:table-cell office:value-type="float" office:value="0.730756203199894" calcext:value-type="float">
            <text:p>0,730756203199894</text:p>
          </table:table-cell>
          <table:table-cell office:value-type="float" office:value="11.6844584225454" calcext:value-type="float">
            <text:p>11,6844584225454</text:p>
          </table:table-cell>
          <table:table-cell office:value-type="float" office:value="77114" calcext:value-type="float">
            <text:p>77114</text:p>
          </table:table-cell>
        </table:table-row>
        <table:table-row table:style-name="ro1">
          <table:table-cell office:value-type="string" calcext:value-type="string">
            <text:p>77217-0E-Densifyed-4</text:p>
          </table:table-cell>
          <table:table-cell office:value-type="float" office:value="478.01981455167" calcext:value-type="float">
            <text:p>478,01981455167</text:p>
          </table:table-cell>
          <table:table-cell office:value-type="string" calcext:value-type="string">
            <text:p>121.23824961096297</text:p>
          </table:table-cell>
          <table:table-cell office:value-type="string" calcext:value-type="string">
            <text:p>true</text:p>
          </table:table-cell>
          <table:table-cell office:value-type="string" calcext:value-type="string">
            <text:p>89.93661918756605</text:p>
          </table:table-cell>
          <table:table-cell office:value-type="float" office:value="2" calcext:value-type="float">
            <text:p>2</text:p>
          </table:table-cell>
          <table:table-cell office:value-type="string" calcext:value-type="string">
            <text:p>POLYGON ((676206.8140340295 6839746.907336255, 676206.75 6839747.32, 676206.77 6839747.91, 676206.9 6839748.48, 676212.5076244168 6839764.773097682, 676200.35 6839768.95, 676209.03 6839794.24, 676224.03 6839789.09, 676215.34 6839763.8, 676209.74 6839747.5, 676206.8140340295 6839746.907336255))</text:p>
          </table:table-cell>
          <table:table-cell office:value-type="float" office:value="0.741919426887018" calcext:value-type="float">
            <text:p>0,741919426887018</text:p>
          </table:table-cell>
          <table:table-cell office:value-type="float" office:value="15.4980624632732" calcext:value-type="float">
            <text:p>15,4980624632732</text:p>
          </table:table-cell>
          <table:table-cell office:value-type="float" office:value="77217" calcext:value-type="float">
            <text:p>77217</text:p>
          </table:table-cell>
        </table:table-row>
        <table:table-row table:style-name="ro1">
          <table:table-cell office:value-type="string" calcext:value-type="string">
            <text:p>77114-0B-Densifyed-1</text:p>
          </table:table-cell>
          <table:table-cell office:value-type="float" office:value="423.273988876542" calcext:value-type="float">
            <text:p>423,273988876542</text:p>
          </table:table-cell>
          <table:table-cell office:value-type="string" calcext:value-type="string">
            <text:p>102.48711384200031</text:p>
          </table:table-cell>
          <table:table-cell office:value-type="string" calcext:value-type="string">
            <text:p>true</text:p>
          </table:table-cell>
          <table:table-cell office:value-type="string" calcext:value-type="string">
            <text:p>51.797356298617345</text:p>
          </table:table-cell>
          <table:table-cell office:value-type="float" office:value="3" calcext:value-type="float">
            <text:p>3</text:p>
          </table:table-cell>
          <table:table-cell office:value-type="string" calcext:value-type="string">
            <text:p>POLYGON ((675047.8029029242 6847188.566733956, 675049.770999991 6847189.386999996, 675049.7710000006 6847189.386999999, 675051.398 6847186.655, 675054.623 6847181.481, 675056.702 6847178.046, 675067.9129999995 6847183.777, 675067.9130000082 6847183.776999967, 675068.697 6847180.673, 675072.772 6847160.291, 675057.918 6847156.299, 675055.195 6847166.416, 675054.892 6847167.228, 675053.6302744186 6847166.883423293, 675047.8029029242 6847188.566733956))</text:p>
          </table:table-cell>
          <table:table-cell office:value-type="float" office:value="0.69803302679811" calcext:value-type="float">
            <text:p>0,69803302679811</text:p>
          </table:table-cell>
          <table:table-cell office:value-type="float" office:value="14.6738603646052" calcext:value-type="float">
            <text:p>14,6738603646052</text:p>
          </table:table-cell>
          <table:table-cell office:value-type="float" office:value="77114" calcext:value-type="float">
            <text:p>77114</text:p>
          </table:table-cell>
        </table:table-row>
        <table:table-row table:style-name="ro1">
          <table:table-cell office:value-type="string" calcext:value-type="string">
            <text:p>77217-ZK-Densifyed-2</text:p>
          </table:table-cell>
          <table:table-cell office:value-type="float" office:value="533.172803340333" calcext:value-type="float">
            <text:p>533,172803340333</text:p>
          </table:table-cell>
          <table:table-cell office:value-type="string" calcext:value-type="string">
            <text:p>173.42395196936621</text:p>
          </table:table-cell>
          <table:table-cell office:value-type="string" calcext:value-type="string">
            <text:p>true</text:p>
          </table:table-cell>
          <table:table-cell office:value-type="string" calcext:value-type="string">
            <text:p>44.28434129782136</text:p>
          </table:table-cell>
          <table:table-cell office:value-type="float" office:value="3" calcext:value-type="float">
            <text:p>3</text:p>
          </table:table-cell>
          <table:table-cell office:value-type="string" calcext:value-type="string">
            <text:p>POLYGON ((674650.35 6842177.38, 674650.35 6842177.39, 674650.46 6842177.65, 674650.56 6842177.92, 674650.57 6842177.93, 674650.84 6842178.45, 674650.84 6842178.46, 674651 6842178.7, 674651.16 6842178.95, 674651.53 6842179.41, 674651.64 6842179.52, 674651.73 6842179.63, 674675.29 6842203.68, 674675.311009242 6842203.697741137, 674669.87 6842209.11, 674698.43 6842237.81, 674705.78 6842230.5, 674705.76 6842230.48, 674677.44 6842201.58, 674653.87 6842177.53, 674653.5 6842177.07, 674653.23 6842176.55, 674653.18 6842176.39, 674650.3432299852 6842177.3483359525, 674650.35 6842177.37, 674650.35 6842177.38))</text:p>
          </table:table-cell>
          <table:table-cell office:value-type="float" office:value="0.656448889190025" calcext:value-type="float">
            <text:p>0,656448889190025</text:p>
          </table:table-cell>
          <table:table-cell office:value-type="float" office:value="42.0229680582101" calcext:value-type="float">
            <text:p>42,0229680582101</text:p>
          </table:table-cell>
          <table:table-cell office:value-type="float" office:value="77217" calcext:value-type="float">
            <text:p>77217</text:p>
          </table:table-cell>
        </table:table-row>
        <table:table-row table:style-name="ro1">
          <table:table-cell office:value-type="string" calcext:value-type="string">
            <text:p>77285-BY-Densifyed-2</text:p>
          </table:table-cell>
          <table:table-cell office:value-type="float" office:value="218.921782913978" calcext:value-type="float">
            <text:p>218,921782913978</text:p>
          </table:table-cell>
          <table:table-cell office:value-type="string" calcext:value-type="string">
            <text:p>88.94924656332734</text:p>
          </table:table-cell>
          <table:table-cell office:value-type="string" calcext:value-type="string">
            <text:p>true</text:p>
          </table:table-cell>
          <table:table-cell office:value-type="string" calcext:value-type="string">
            <text:p>41.06993277667224</text:p>
          </table:table-cell>
          <table:table-cell office:value-type="float" office:value="3" calcext:value-type="float">
            <text:p>3</text:p>
          </table:table-cell>
          <table:table-cell office:value-type="string" calcext:value-type="string">
            <text:p>POLYGON ((672568.8335619695 6826049.74735869, 672572.314 6826083.998, 672572.443 6826085.037, 672572.873 6826086.392, 672573.263 6826087.458, 672574.173 6826088.71, 672574.627 6826089.256, 672574.9879999998 6826089.403, 672574.988 6826089.403, 672578.018 6826050.461999999, 672568.8335619695 6826049.74735869))</text:p>
          </table:table-cell>
          <table:table-cell office:value-type="float" office:value="0.789277186511699" calcext:value-type="float">
            <text:p>0,789277186511699</text:p>
          </table:table-cell>
          <table:table-cell office:value-type="float" office:value="10.704382653167" calcext:value-type="float">
            <text:p>10,704382653167</text:p>
          </table:table-cell>
          <table:table-cell office:value-type="float" office:value="77285" calcext:value-type="float">
            <text:p>77285</text:p>
          </table:table-cell>
        </table:table-row>
        <table:table-row table:style-name="ro1">
          <table:table-cell office:value-type="string" calcext:value-type="string">
            <text:p>77312-AN-Densifyed-2</text:p>
          </table:table-cell>
          <table:table-cell office:value-type="float" office:value="496.945362451298" calcext:value-type="float">
            <text:p>496,945362451298</text:p>
          </table:table-cell>
          <table:table-cell office:value-type="string" calcext:value-type="string">
            <text:p>95.98914645723968</text:p>
          </table:table-cell>
          <table:table-cell office:value-type="string" calcext:value-type="string">
            <text:p>true</text:p>
          </table:table-cell>
          <table:table-cell office:value-type="string" calcext:value-type="string">
            <text:p>48.46681706858678</text:p>
          </table:table-cell>
          <table:table-cell office:value-type="float" office:value="2" calcext:value-type="float">
            <text:p>2</text:p>
          </table:table-cell>
          <table:table-cell office:value-type="string" calcext:value-type="string">
            <text:p>POLYGON ((682827.8667488879 6804539.02541852, 682832.79 6804541.5, 682841.5 6804545.56, 682855.51 6804515.73, 682841.9192868158 6804509.301509285, 682827.9 6804538.97, 682827.8667488879 6804539.02541852))</text:p>
          </table:table-cell>
          <table:table-cell office:value-type="float" office:value="0.637168348709178" calcext:value-type="float">
            <text:p>0,637168348709178</text:p>
          </table:table-cell>
          <table:table-cell office:value-type="float" office:value="26.853550940836" calcext:value-type="float">
            <text:p>26,853550940836</text:p>
          </table:table-cell>
          <table:table-cell office:value-type="float" office:value="77312" calcext:value-type="float">
            <text:p>77312</text:p>
          </table:table-cell>
        </table:table-row>
        <table:table-row table:style-name="ro1">
          <table:table-cell office:value-type="string" calcext:value-type="string">
            <text:p>77285-BY-Densifyed-2</text:p>
          </table:table-cell>
          <table:table-cell office:value-type="float" office:value="1073.20829964991" calcext:value-type="float">
            <text:p>1073,20829964991</text:p>
          </table:table-cell>
          <table:table-cell office:value-type="string" calcext:value-type="string">
            <text:p>239.46322531907234</text:p>
          </table:table-cell>
          <table:table-cell office:value-type="string" calcext:value-type="string">
            <text:p>true</text:p>
          </table:table-cell>
          <table:table-cell office:value-type="string" calcext:value-type="string">
            <text:p>237.83670562097166</text:p>
          </table:table-cell>
          <table:table-cell office:value-type="float" office:value="1" calcext:value-type="float">
            <text:p>1</text:p>
          </table:table-cell>
          <table:table-cell office:value-type="string" calcext:value-type="string">
            <text:p>POLYGON ((672630.4 6826002.56, 672632.27 6826049.98, 672649.0489601323 6826047.687328322, 672649.81 6826074.64, 672649.82 6826074.7, 672649.82 6826074.76, 672649.86 6826074.99, 672649.89 6826075.23, 672649.91 6826075.28, 672649.92 6826075.34, 672650 6826075.56, 672650.08 6826075.78, 672650.11 6826075.84, 672650.13 6826075.89, 672650.25 6826076.09, 672650.37 6826076.29, 672650.41 6826076.34, 672650.44 6826076.39, 672650.6 6826076.56, 672650.75 6826076.74, 672650.8 6826076.77, 672650.84 6826076.82, 672652.45 6826078.22, 672652.65 6826078.36, 672652.84 6826078.51, 672652.89 6826078.53, 672652.93 6826078.56, 672653.15 6826078.66, 672653.37 6826078.77, 672653.42 6826078.78, 672653.47 6826078.8, 672653.7 6826078.86, 672653.94 6826078.92, 672653.99 6826078.92, 672654.04 6826078.94, 672654.28 6826078.94, 672654.53 6826078.96, 672660.11 6826078.77, 672660.94 6826084.85, 672662.07 6826093.13, 672662.1149522567 6826093.327098357, 672662.6 6826093.24, 672665.04 6826092.72, 672663.91 6826084.45, 672662.84 6826076.63, 672661.1 6826075.74, 672654.42 6826075.96, 672652.81 6826074.56, 672652.03 6826047.28, 672651.9445844687 6826044.28073431, 672651.9445844686 6826044.28073431, 672650.8 6826004.09, 672630.4 6826002.56))</text:p>
          </table:table-cell>
          <table:table-cell office:value-type="float" office:value="0.486796158145144" calcext:value-type="float">
            <text:p>0,486796158145144</text:p>
          </table:table-cell>
          <table:table-cell office:value-type="float" office:value="49.859003198468" calcext:value-type="float">
            <text:p>49,859003198468</text:p>
          </table:table-cell>
          <table:table-cell office:value-type="float" office:value="77285" calcext:value-type="float">
            <text:p>77285</text:p>
          </table:table-cell>
        </table:table-row>
        <table:table-row table:style-name="ro1">
          <table:table-cell office:value-type="string" calcext:value-type="string">
            <text:p>77114-0B-Densifyed-1</text:p>
          </table:table-cell>
          <table:table-cell office:value-type="float" office:value="346.498954594468" calcext:value-type="float">
            <text:p>346,498954594468</text:p>
          </table:table-cell>
          <table:table-cell office:value-type="string" calcext:value-type="string">
            <text:p>75.15294589920279</text:p>
          </table:table-cell>
          <table:table-cell office:value-type="string" calcext:value-type="string">
            <text:p>true</text:p>
          </table:table-cell>
          <table:table-cell office:value-type="string" calcext:value-type="string">
            <text:p>75.11937046554519</text:p>
          </table:table-cell>
          <table:table-cell office:value-type="float" office:value="1" calcext:value-type="float">
            <text:p>1</text:p>
          </table:table-cell>
          <table:table-cell office:value-type="string" calcext:value-type="string">
            <text:p>POLYGON ((674566.7760000011 6847140.783000001, 674568.031 6847141.413, 674581.4690042402 6847147.765077044, 674590.7192471814 6847127.829245436, 674575.4440000016 6847122.102000001, 674566.7760000011 6847140.783000001))</text:p>
          </table:table-cell>
          <table:table-cell office:value-type="float" office:value="0.310230064063797" calcext:value-type="float">
            <text:p>0,310230064063797</text:p>
          </table:table-cell>
          <table:table-cell office:value-type="float" office:value="66.6236663788236" calcext:value-type="float">
            <text:p>66,6236663788236</text:p>
          </table:table-cell>
          <table:table-cell office:value-type="float" office:value="77114" calcext:value-type="float">
            <text:p>77114</text:p>
          </table:table-cell>
        </table:table-row>
        <table:table-row table:style-name="ro1">
          <table:table-cell office:value-type="string" calcext:value-type="string">
            <text:p>77312-AN-Densifyed-1</text:p>
          </table:table-cell>
          <table:table-cell office:value-type="float" office:value="615.488786106848" calcext:value-type="float">
            <text:p>615,488786106848</text:p>
          </table:table-cell>
          <table:table-cell office:value-type="string" calcext:value-type="string">
            <text:p>168.72232814922705</text:p>
          </table:table-cell>
          <table:table-cell office:value-type="string" calcext:value-type="string">
            <text:p>true</text:p>
          </table:table-cell>
          <table:table-cell office:value-type="string" calcext:value-type="string">
            <text:p>121.2901166274626</text:p>
          </table:table-cell>
          <table:table-cell office:value-type="float" office:value="2" calcext:value-type="float">
            <text:p>2</text:p>
          </table:table-cell>
          <table:table-cell office:value-type="string" calcext:value-type="string">
            <text:p>POLYGON ((682669.25 6804595.53, 682669.01 6804595.85, 682671.48 6804597.58, 682673.9 6804599.53, 682680.39 6804604.76, 682701.5 6804575.92, 682692.2289010845 6804569.131239802, 682692.23 6804569.13, 682696.94 6804562.67, 682711.1 6804543.25, 682711.4 6804542.74, 682711.59 6804542.19, 682711.67 6804541.61, 682711.64 6804541.02, 682711.49 6804540.45, 682711.24 6804539.92, 682710.88 6804539.45, 682710.44 6804539.06, 682710.4395370374 6804539.059722222, 682710.19 6804539.4, 682708.68 6804541.48, 682694.52 6804560.9, 682689.81 6804567.36, 682669.25 6804595.53))</text:p>
          </table:table-cell>
          <table:table-cell office:value-type="float" office:value="0.838947572905943" calcext:value-type="float">
            <text:p>0,838947572905943</text:p>
          </table:table-cell>
          <table:table-cell office:value-type="float" office:value="13.6692360162866" calcext:value-type="float">
            <text:p>13,6692360162866</text:p>
          </table:table-cell>
          <table:table-cell office:value-type="float" office:value="77312" calcext:value-type="float">
            <text:p>77312</text:p>
          </table:table-cell>
        </table:table-row>
        <table:table-row table:style-name="ro1">
          <table:table-cell office:value-type="string" calcext:value-type="string">
            <text:p>77152-AT-Densifyed-1</text:p>
          </table:table-cell>
          <table:table-cell office:value-type="float" office:value="199.830775948349" calcext:value-type="float">
            <text:p>199,830775948349</text:p>
          </table:table-cell>
          <table:table-cell office:value-type="string" calcext:value-type="string">
            <text:p>64.58372454708396</text:p>
          </table:table-cell>
          <table:table-cell office:value-type="string" calcext:value-type="string">
            <text:p>true</text:p>
          </table:table-cell>
          <table:table-cell office:value-type="string" calcext:value-type="string">
            <text:p>43.385542495372206</text:p>
          </table:table-cell>
          <table:table-cell office:value-type="float" office:value="2" calcext:value-type="float">
            <text:p>2</text:p>
          </table:table-cell>
          <table:table-cell office:value-type="string" calcext:value-type="string">
            <text:p>POLYGON ((673379.8692162584 6823810.167678611, 673372.482 6823798.321, 673366.9800000099 6823789.353000016, 673366.9800000011 6823789.353000002, 673366.9799999957 6823789.353, 673363.4435976627 6823789.671200268, 673359.177966427 6823804.01396805, 673379.8692162584 6823810.167678611))</text:p>
          </table:table-cell>
          <table:table-cell office:value-type="float" office:value="0.476111805330639" calcext:value-type="float">
            <text:p>0,476111805330639</text:p>
          </table:table-cell>
          <table:table-cell office:value-type="float" office:value="30.363306100789" calcext:value-type="float">
            <text:p>30,363306100789</text:p>
          </table:table-cell>
          <table:table-cell office:value-type="float" office:value="77152" calcext:value-type="float">
            <text:p>77152</text:p>
          </table:table-cell>
        </table:table-row>
        <table:table-row table:style-name="ro1">
          <table:table-cell office:value-type="string" calcext:value-type="string">
            <text:p>77152-AB-Densifyed-1</text:p>
          </table:table-cell>
          <table:table-cell office:value-type="float" office:value="928.332803019097" calcext:value-type="float">
            <text:p>928,332803019097</text:p>
          </table:table-cell>
          <table:table-cell office:value-type="string" calcext:value-type="string">
            <text:p>161.9472764774588</text:p>
          </table:table-cell>
          <table:table-cell office:value-type="string" calcext:value-type="string">
            <text:p>true</text:p>
          </table:table-cell>
          <table:table-cell office:value-type="string" calcext:value-type="string">
            <text:p>107.87144313842747</text:p>
          </table:table-cell>
          <table:table-cell office:value-type="float" office:value="3" calcext:value-type="float">
            <text:p>3</text:p>
          </table:table-cell>
          <table:table-cell office:value-type="string" calcext:value-type="string">
            <text:p>POLYGON ((669783.85 6823991.68, 669791.43 6824005.3, 669822.4792889125 6823987.598400053, 669822.48 6823987.6, 669831.09 6824002.7, 669831.4265966342 6824003.175195248, 669833.69 6824001.22, 669825.09 6823986.11, 669822.99 6823982.44, 669812.83 6823964.62, 669786.69 6823979.81, 669791.15 6823987.5, 669783.85 6823991.68))</text:p>
          </table:table-cell>
          <table:table-cell office:value-type="float" office:value="0.70526972897305" calcext:value-type="float">
            <text:p>0,70526972897305</text:p>
          </table:table-cell>
          <table:table-cell office:value-type="float" office:value="21.2948723378904" calcext:value-type="float">
            <text:p>21,2948723378904</text:p>
          </table:table-cell>
          <table:table-cell office:value-type="float" office:value="77152" calcext:value-type="float">
            <text:p>77152</text:p>
          </table:table-cell>
        </table:table-row>
        <table:table-row table:style-name="ro1">
          <table:table-cell office:value-type="string" calcext:value-type="string">
            <text:p>77217-0B-Densifyed-2</text:p>
          </table:table-cell>
          <table:table-cell office:value-type="float" office:value="691.141392436731" calcext:value-type="float">
            <text:p>691,141392436731</text:p>
          </table:table-cell>
          <table:table-cell office:value-type="string" calcext:value-type="string">
            <text:p>106.12782704935975</text:p>
          </table:table-cell>
          <table:table-cell office:value-type="string" calcext:value-type="string">
            <text:p>true</text:p>
          </table:table-cell>
          <table:table-cell office:value-type="string" calcext:value-type="string">
            <text:p>76.46756429009841</text:p>
          </table:table-cell>
          <table:table-cell office:value-type="float" office:value="2" calcext:value-type="float">
            <text:p>2</text:p>
          </table:table-cell>
          <table:table-cell office:value-type="string" calcext:value-type="string">
            <text:p>POLYGON ((675741.2902120185 6842766.978831482, 675751.938 6842747.711, 675752.4899999205 6842746.707000145, 675752.4899999993 6842746.707, 675752.4899999783 6842746.706999989, 675725.797 6842732.63, 675725.187 6842733.744, 675714.9097977084 6842752.602319915, 675741.2902120185 6842766.978831482))</text:p>
          </table:table-cell>
          <table:table-cell office:value-type="float" office:value="0.647628013808627" calcext:value-type="float">
            <text:p>0,647628013808627</text:p>
          </table:table-cell>
          <table:table-cell office:value-type="float" office:value="24.9160786262705" calcext:value-type="float">
            <text:p>24,9160786262705</text:p>
          </table:table-cell>
          <table:table-cell office:value-type="float" office:value="77217" calcext:value-type="float">
            <text:p>77217</text:p>
          </table:table-cell>
        </table:table-row>
        <table:table-row table:style-name="ro1">
          <table:table-cell office:value-type="string" calcext:value-type="string">
            <text:p>77061-0A-Densifyed-2</text:p>
          </table:table-cell>
          <table:table-cell office:value-type="float" office:value="317.710650980775" calcext:value-type="float">
            <text:p>317,710650980775</text:p>
          </table:table-cell>
          <table:table-cell office:value-type="string" calcext:value-type="string">
            <text:p>74.93777202436969</text:p>
          </table:table-cell>
          <table:table-cell office:value-type="string" calcext:value-type="string">
            <text:p>true</text:p>
          </table:table-cell>
          <table:table-cell office:value-type="string" calcext:value-type="string">
            <text:p>74.90465247355012</text:p>
          </table:table-cell>
          <table:table-cell office:value-type="float" office:value="1" calcext:value-type="float">
            <text:p>1</text:p>
          </table:table-cell>
          <table:table-cell office:value-type="string" calcext:value-type="string">
            <text:p>POLYGON ((698995.247 6807573.829, 698994.1476299644 6807561.249143872, 698969.137427147 6807563.606553995, 698969.64 6807566.251, 698971.648 6807576.776, 698971.6480000042 6807576.775999999, 698995.247 6807573.829))</text:p>
          </table:table-cell>
          <table:table-cell office:value-type="float" office:value="0.860826409775731" calcext:value-type="float">
            <text:p>0,860826409775731</text:p>
          </table:table-cell>
          <table:table-cell office:value-type="float" office:value="4.22839040789149" calcext:value-type="float">
            <text:p>4,22839040789149</text:p>
          </table:table-cell>
          <table:table-cell office:value-type="float" office:value="77061" calcext:value-type="float">
            <text:p>77061</text:p>
          </table:table-cell>
        </table:table-row>
        <table:table-row table:style-name="ro1">
          <table:table-cell office:value-type="string" calcext:value-type="string">
            <text:p>77152-AY-Densifyed-1</text:p>
          </table:table-cell>
          <table:table-cell office:value-type="float" office:value="417.699863878064" calcext:value-type="float">
            <text:p>417,699863878064</text:p>
          </table:table-cell>
          <table:table-cell office:value-type="string" calcext:value-type="string">
            <text:p>82.75448675256882</text:p>
          </table:table-cell>
          <table:table-cell office:value-type="string" calcext:value-type="string">
            <text:p>true</text:p>
          </table:table-cell>
          <table:table-cell office:value-type="string" calcext:value-type="string">
            <text:p>60.03493577217101</text:p>
          </table:table-cell>
          <table:table-cell office:value-type="float" office:value="2" calcext:value-type="float">
            <text:p>2</text:p>
          </table:table-cell>
          <table:table-cell office:value-type="string" calcext:value-type="string">
            <text:p>POLYGON ((671701.597666334 6823634.46533993, 671699.38 6823630.65, 671696.51 6823625.89, 671673.89 6823630.57, 671674.24 6823632.26, 671677.33 6823647.17, 671701.1194274006 6823642.257256295, 671700.16 6823637.66, 671700.1 6823637.07, 671700.15 6823636.49, 671700.32 6823635.92, 671700.59 6823635.4, 671700.96 6823634.94, 671701.41 6823634.57, 671701.597666334 6823634.46533993))</text:p>
          </table:table-cell>
          <table:table-cell office:value-type="float" office:value="0.621321108894148" calcext:value-type="float">
            <text:p>0,621321108894148</text:p>
          </table:table-cell>
          <table:table-cell office:value-type="float" office:value="27.7235378289203" calcext:value-type="float">
            <text:p>27,7235378289203</text:p>
          </table:table-cell>
          <table:table-cell office:value-type="float" office:value="77152" calcext:value-type="float">
            <text:p>77152</text:p>
          </table:table-cell>
        </table:table-row>
        <table:table-row table:style-name="ro1">
          <table:table-cell office:value-type="string" calcext:value-type="string">
            <text:p>77312-AH-Densifyed-1</text:p>
          </table:table-cell>
          <table:table-cell office:value-type="float" office:value="998.167334776707" calcext:value-type="float">
            <text:p>998,167334776707</text:p>
          </table:table-cell>
          <table:table-cell office:value-type="string" calcext:value-type="string">
            <text:p>246.61966742887196</text:p>
          </table:table-cell>
          <table:table-cell office:value-type="string" calcext:value-type="string">
            <text:p>true</text:p>
          </table:table-cell>
          <table:table-cell office:value-type="string" calcext:value-type="string">
            <text:p>181.63217360691735</text:p>
          </table:table-cell>
          <table:table-cell office:value-type="float" office:value="2" calcext:value-type="float">
            <text:p>2</text:p>
          </table:table-cell>
          <table:table-cell office:value-type="string" calcext:value-type="string">
            <text:p>POLYGON ((680278.4371766716 6804136.320243278, 680275.36 6804159.01, 680274.08 6804168.42, 680273.14 6804175.44, 680271.57 6804186.95, 680271.39 6804188.32, 680286.27 6804190.25, 680291.28 6804154.78, 680294 6804135.49, 680281.805507017 6804133.768613787, 680281.81 6804133.75, 680283.5 6804121.28, 680283.5 6804121.27, 680283.51 6804121.26, 680283.94 6804117.96, 680288.86 6804081.75, 680288.8786161182 6804081.200824512, 680285.88 6804081.35, 680280.96 6804117.57, 680280.53 6804120.88, 680278.84 6804133.35, 680278.4371766716 6804136.320243278))</text:p>
          </table:table-cell>
          <table:table-cell office:value-type="float" office:value="0.734172224248427" calcext:value-type="float">
            <text:p>0,734172224248427</text:p>
          </table:table-cell>
          <table:table-cell office:value-type="float" office:value="30.2556306299138" calcext:value-type="float">
            <text:p>30,2556306299138</text:p>
          </table:table-cell>
          <table:table-cell office:value-type="float" office:value="77312" calcext:value-type="float">
            <text:p>77312</text:p>
          </table:table-cell>
        </table:table-row>
        <table:table-row table:style-name="ro1">
          <table:table-cell office:value-type="string" calcext:value-type="string">
            <text:p>77217-ZK-Densifyed-3</text:p>
          </table:table-cell>
          <table:table-cell office:value-type="float" office:value="301.984246653495" calcext:value-type="float">
            <text:p>301,984246653495</text:p>
          </table:table-cell>
          <table:table-cell office:value-type="string" calcext:value-type="string">
            <text:p>94.09628100984075</text:p>
          </table:table-cell>
          <table:table-cell office:value-type="string" calcext:value-type="string">
            <text:p>true</text:p>
          </table:table-cell>
          <table:table-cell office:value-type="string" calcext:value-type="string">
            <text:p>50.41668392057795</text:p>
          </table:table-cell>
          <table:table-cell office:value-type="float" office:value="2" calcext:value-type="float">
            <text:p>2</text:p>
          </table:table-cell>
          <table:table-cell office:value-type="string" calcext:value-type="string">
            <text:p>POLYGON ((674675.311009242 6842203.697741137, 674675.29 6842203.68, 674651.73 6842179.63, 674651.64 6842179.52, 674651.53 6842179.41, 674651.16 6842178.95, 674651 6842178.7, 674650.84 6842178.46, 674650.84 6842178.45, 674650.57 6842177.93, 674650.56 6842177.92, 674650.46 6842177.65, 674650.35 6842177.39, 674650.35 6842177.38, 674650.35 6842177.37, 674650.3432299852 6842177.3483359525, 674641.31 6842180.4, 674669.87 6842209.11, 674675.311009242 6842203.697741137))</text:p>
          </table:table-cell>
          <table:table-cell office:value-type="float" office:value="0.821057200882824" calcext:value-type="float">
            <text:p>0,821057200882824</text:p>
          </table:table-cell>
          <table:table-cell office:value-type="float" office:value="8.56262802067908" calcext:value-type="float">
            <text:p>8,56262802067908</text:p>
          </table:table-cell>
          <table:table-cell office:value-type="float" office:value="77217" calcext:value-type="float">
            <text:p>77217</text:p>
          </table:table-cell>
        </table:table-row>
        <table:table-row table:style-name="ro1">
          <table:table-cell office:value-type="string" calcext:value-type="string">
            <text:p>77217-0B-Densifyed-5</text:p>
          </table:table-cell>
          <table:table-cell office:value-type="float" office:value="363.591607607707" calcext:value-type="float">
            <text:p>363,591607607707</text:p>
          </table:table-cell>
          <table:table-cell office:value-type="string" calcext:value-type="string">
            <text:p>78.92001797690044</text:p>
          </table:table-cell>
          <table:table-cell office:value-type="string" calcext:value-type="string">
            <text:p>true</text:p>
          </table:table-cell>
          <table:table-cell office:value-type="string" calcext:value-type="string">
            <text:p>15.044674910689492</text:p>
          </table:table-cell>
          <table:table-cell office:value-type="float" office:value="4" calcext:value-type="float">
            <text:p>4</text:p>
          </table:table-cell>
          <table:table-cell office:value-type="string" calcext:value-type="string">
            <text:p>POLYGON ((675383.7343582414 6842581.935121712, 675387.829992887 6842595.999975573, 675387.8300000001 6842596, 675411.68 6842589.05, 675411.1000000035 6842587.010000012, 675411.0999999959 6842587.009999986, 675407.5302644123 6842575.005726372, 675383.7343582414 6842581.935121712))</text:p>
          </table:table-cell>
          <table:table-cell office:value-type="float" office:value="0.595939116356288" calcext:value-type="float">
            <text:p>0,595939116356288</text:p>
          </table:table-cell>
          <table:table-cell office:value-type="float" office:value="21.9595774777669" calcext:value-type="float">
            <text:p>21,9595774777669</text:p>
          </table:table-cell>
          <table:table-cell office:value-type="float" office:value="77217" calcext:value-type="float">
            <text:p>77217</text:p>
          </table:table-cell>
        </table:table-row>
        <table:table-row table:style-name="ro1">
          <table:table-cell office:value-type="string" calcext:value-type="string">
            <text:p>77114-0A-Densifyed-2</text:p>
          </table:table-cell>
          <table:table-cell office:value-type="float" office:value="620.510681918341" calcext:value-type="float">
            <text:p>620,510681918341</text:p>
          </table:table-cell>
          <table:table-cell office:value-type="string" calcext:value-type="string">
            <text:p>108.59835170303259</text:p>
          </table:table-cell>
          <table:table-cell office:value-type="string" calcext:value-type="string">
            <text:p>true</text:p>
          </table:table-cell>
          <table:table-cell office:value-type="string" calcext:value-type="string">
            <text:p>71.99083877810317</text:p>
          </table:table-cell>
          <table:table-cell office:value-type="float" office:value="3" calcext:value-type="float">
            <text:p>3</text:p>
          </table:table-cell>
          <table:table-cell office:value-type="string" calcext:value-type="string">
            <text:p>POLYGON ((675690.812 6848329.81, 675694.993 6848343.277, 675706.276 6848340.823, 675707.3968123683 6848346.416517154, 675728.7187366904 6848340.898153428, 675724.6590000008 6848321.050000004, 675724.6589999998 6848321.05, 675690.812 6848329.81))</text:p>
          </table:table-cell>
          <table:table-cell office:value-type="float" office:value="0.587307665906185" calcext:value-type="float">
            <text:p>0,587307665906185</text:p>
          </table:table-cell>
          <table:table-cell office:value-type="float" office:value="30.3213696592363" calcext:value-type="float">
            <text:p>30,3213696592363</text:p>
          </table:table-cell>
          <table:table-cell office:value-type="float" office:value="77114" calcext:value-type="float">
            <text:p>77114</text:p>
          </table:table-cell>
        </table:table-row>
        <table:table-row table:style-name="ro1">
          <table:table-cell office:value-type="string" calcext:value-type="string">
            <text:p>77217-0C-Densifyed-2</text:p>
          </table:table-cell>
          <table:table-cell office:value-type="float" office:value="500.844020208785" calcext:value-type="float">
            <text:p>500,844020208785</text:p>
          </table:table-cell>
          <table:table-cell office:value-type="string" calcext:value-type="string">
            <text:p>89.954557712857</text:p>
          </table:table-cell>
          <table:table-cell office:value-type="string" calcext:value-type="string">
            <text:p>true</text:p>
          </table:table-cell>
          <table:table-cell office:value-type="string" calcext:value-type="string">
            <text:p>67.70363156606462</text:p>
          </table:table-cell>
          <table:table-cell office:value-type="float" office:value="2" calcext:value-type="float">
            <text:p>2</text:p>
          </table:table-cell>
          <table:table-cell office:value-type="string" calcext:value-type="string">
            <text:p>POLYGON ((675741.2460000009 6843606.183999999, 675757.282 6843593.806, 675747.4430999334 6843573.446552575, 675728.2636486012 6843585.463180341, 675741.2460000009 6843606.183999999))</text:p>
          </table:table-cell>
          <table:table-cell office:value-type="float" office:value="0.945423475473438" calcext:value-type="float">
            <text:p>0,945423475473438</text:p>
          </table:table-cell>
          <table:table-cell office:value-type="float" office:value="2.43520837318313" calcext:value-type="float">
            <text:p>2,43520837318313</text:p>
          </table:table-cell>
          <table:table-cell office:value-type="float" office:value="77217" calcext:value-type="float">
            <text:p>77217</text:p>
          </table:table-cell>
        </table:table-row>
        <table:table-row table:style-name="ro1">
          <table:table-cell office:value-type="string" calcext:value-type="string">
            <text:p>77243-AN-Densifyed-3</text:p>
          </table:table-cell>
          <table:table-cell office:value-type="float" office:value="238.623762660689" calcext:value-type="float">
            <text:p>238,623762660689</text:p>
          </table:table-cell>
          <table:table-cell office:value-type="string" calcext:value-type="string">
            <text:p>65.21997063887787</text:p>
          </table:table-cell>
          <table:table-cell office:value-type="string" calcext:value-type="string">
            <text:p>true</text:p>
          </table:table-cell>
          <table:table-cell office:value-type="string" calcext:value-type="string">
            <text:p>40.236754833772636</text:p>
          </table:table-cell>
          <table:table-cell office:value-type="float" office:value="2" calcext:value-type="float">
            <text:p>2</text:p>
          </table:table-cell>
          <table:table-cell office:value-type="string" calcext:value-type="string">
            <text:p>POLYGON ((679520.6 6864436.89, 679520.72 6864432.48, 679520.89 6864426.52, 679521.15 6864417.51, 679503.3691413787 6864427.639331138, 679503.41 6864427.7, 679503.59 6864428.04, 679503.6 6864428.05, 679503.71 6864428.31, 679503.82 6864428.58, 679503.82 6864428.59, 679503.99 6864429.15, 679503.99 6864429.17, 679504 6864429.19, 679504.05 6864429.46, 679504.11 6864429.73, 679504.11 6864429.75, 679504.11 6864429.77, 679504.16 6864430.36, 679504.16 6864430.48, 679504.17 6864430.61, 679504.17 6864436.34, 679504.1621134212 6864436.416236929, 679520.6 6864436.89))</text:p>
          </table:table-cell>
          <table:table-cell office:value-type="float" office:value="0.268467167885589" calcext:value-type="float">
            <text:p>0,268467167885589</text:p>
          </table:table-cell>
          <table:table-cell office:value-type="float" office:value="58.1454021777544" calcext:value-type="float">
            <text:p>58,1454021777544</text:p>
          </table:table-cell>
          <table:table-cell office:value-type="float" office:value="77243" calcext:value-type="float">
            <text:p>77243</text:p>
          </table:table-cell>
        </table:table-row>
        <table:table-row table:style-name="ro1">
          <table:table-cell office:value-type="string" calcext:value-type="string">
            <text:p>77285-BW-Densifyed-2</text:p>
          </table:table-cell>
          <table:table-cell office:value-type="float" office:value="619.564990116107" calcext:value-type="float">
            <text:p>619,564990116107</text:p>
          </table:table-cell>
          <table:table-cell office:value-type="string" calcext:value-type="string">
            <text:p>238.6830118866793</text:p>
          </table:table-cell>
          <table:table-cell office:value-type="string" calcext:value-type="string">
            <text:p>true</text:p>
          </table:table-cell>
          <table:table-cell office:value-type="string" calcext:value-type="string">
            <text:p>180.7984040434742</text:p>
          </table:table-cell>
          <table:table-cell office:value-type="float" office:value="2" calcext:value-type="float">
            <text:p>2</text:p>
          </table:table-cell>
          <table:table-cell office:value-type="string" calcext:value-type="string">
            <text:p>POLYGON ((673422.06 6826122.55, 673433.01 6826108.23, 673436.48 6826110.68, 673457.76 6826082.81, 673458.79 6826081.42, 673457.23 6826080.38, 673451.02 6826075.97, 673417.59 6826119.09, 673383.92 6826162.52, 673385.88 6826164.1, 673385.88 6826164.11, 673386.2970305356 6826164.350931508, 673419.96 6826120.93, 673419.9623553348 6826120.926319789, 673422.06 6826122.55))</text:p>
          </table:table-cell>
          <table:table-cell office:value-type="float" office:value="0.915110206574304" calcext:value-type="float">
            <text:p>0,915110206574304</text:p>
          </table:table-cell>
          <table:table-cell office:value-type="float" office:value="9.99629457669449" calcext:value-type="float">
            <text:p>9,99629457669449</text:p>
          </table:table-cell>
          <table:table-cell office:value-type="float" office:value="77285" calcext:value-type="float">
            <text:p>77285</text:p>
          </table:table-cell>
        </table:table-row>
        <table:table-row table:style-name="ro1">
          <table:table-cell office:value-type="string" calcext:value-type="string">
            <text:p>77243-AK-Densifyed-1</text:p>
          </table:table-cell>
          <table:table-cell office:value-type="float" office:value="318.39161355496" calcext:value-type="float">
            <text:p>318,39161355496</text:p>
          </table:table-cell>
          <table:table-cell office:value-type="string" calcext:value-type="string">
            <text:p>82.31648869047862</text:p>
          </table:table-cell>
          <table:table-cell office:value-type="string" calcext:value-type="string">
            <text:p>true</text:p>
          </table:table-cell>
          <table:table-cell office:value-type="string" calcext:value-type="string">
            <text:p>63.583540272958004</text:p>
          </table:table-cell>
          <table:table-cell office:value-type="float" office:value="2" calcext:value-type="float">
            <text:p>2</text:p>
          </table:table-cell>
          <table:table-cell office:value-type="string" calcext:value-type="string">
            <text:p>POLYGON ((678259.403 6864426.469, 678276.1389999294 6864429.615999987, 678276.1390000001 6864429.615999999, 678278.53 6864416.863, 678280.5841648347 6864405.951027408, 678270.0914556566 6864404.056518543, 678267.606 6864417.984, 678261.14 6864416.799, 678259.403 6864426.469))</text:p>
          </table:table-cell>
          <table:table-cell office:value-type="float" office:value="0.617062459566249" calcext:value-type="float">
            <text:p>0,617062459566249</text:p>
          </table:table-cell>
          <table:table-cell office:value-type="float" office:value="30.1634501627357" calcext:value-type="float">
            <text:p>30,1634501627357</text:p>
          </table:table-cell>
          <table:table-cell office:value-type="float" office:value="77243" calcext:value-type="float">
            <text:p>77243</text:p>
          </table:table-cell>
        </table:table-row>
        <table:table-row table:style-name="ro1">
          <table:table-cell office:value-type="string" calcext:value-type="string">
            <text:p>77217-0D-Densifyed-1</text:p>
          </table:table-cell>
          <table:table-cell office:value-type="float" office:value="861.6054792254" calcext:value-type="float">
            <text:p>861,6054792254</text:p>
          </table:table-cell>
          <table:table-cell office:value-type="string" calcext:value-type="string">
            <text:p>136.20074537169333</text:p>
          </table:table-cell>
          <table:table-cell office:value-type="string" calcext:value-type="string">
            <text:p>true</text:p>
          </table:table-cell>
          <table:table-cell office:value-type="string" calcext:value-type="string">
            <text:p>94.26633753477758</text:p>
          </table:table-cell>
          <table:table-cell office:value-type="float" office:value="3" calcext:value-type="float">
            <text:p>3</text:p>
          </table:table-cell>
          <table:table-cell office:value-type="string" calcext:value-type="string">
            <text:p>POLYGON ((675358.06 6841196.15, 675364.54 6841199.71, 675363.44 6841201.88, 675376.81 6841209.42, 675379.9 6841203.17, 675388.8 6841207.41, 675389.97 6841204.93, 675396.8 6841207.79, 675401.8045240423 6841196.941534943, 675401.8045240424 6841196.941534943, 675403.06 6841194.22, 675404.1 6841191.96, 675403.2057436609 6841189.101646405, 675403.06 6841189.14, 675402.53 6841189.4, 675402.07 6841189.75, 675401.67 6841190.19, 675401.38 6841190.7, 675400.4176578473 6841192.771326919, 675369.28 6841175.7, 675358.06 6841196.15))</text:p>
          </table:table-cell>
          <table:table-cell office:value-type="float" office:value="0.668321530346684" calcext:value-type="float">
            <text:p>0,668321530346684</text:p>
          </table:table-cell>
          <table:table-cell office:value-type="float" office:value="19.8064055293072" calcext:value-type="float">
            <text:p>19,8064055293072</text:p>
          </table:table-cell>
          <table:table-cell office:value-type="float" office:value="77217" calcext:value-type="float">
            <text:p>77217</text:p>
          </table:table-cell>
        </table:table-row>
        <table:table-row table:style-name="ro1">
          <table:table-cell office:value-type="string" calcext:value-type="string">
            <text:p>77114-0B-Densifyed-4</text:p>
          </table:table-cell>
          <table:table-cell office:value-type="float" office:value="387.032646371238" calcext:value-type="float">
            <text:p>387,032646371238</text:p>
          </table:table-cell>
          <table:table-cell office:value-type="string" calcext:value-type="string">
            <text:p>120.62177719159513</text:p>
          </table:table-cell>
          <table:table-cell office:value-type="string" calcext:value-type="string">
            <text:p>true</text:p>
          </table:table-cell>
          <table:table-cell office:value-type="string" calcext:value-type="string">
            <text:p>112.73243847418667</text:p>
          </table:table-cell>
          <table:table-cell office:value-type="float" office:value="2" calcext:value-type="float">
            <text:p>2</text:p>
          </table:table-cell>
          <table:table-cell office:value-type="string" calcext:value-type="string">
            <text:p>POLYGON ((675195.2192746364 6847433.132421599, 675189.76 6847431.84, 675179.81 6847430.38, 675154.14 6847428.27, 675150.5900000005 6847423.440000001, 675150.5899999987 6847423.440000009, 675149.04 6847433.85, 675147.78 6847440.69, 675153.11 6847436.3, 675162.45 6847436.97, 675180.22 6847438.53, 675190.07 6847440.38, 675193.3139510626 6847441.166333738, 675195.2192746364 6847433.132421599))</text:p>
          </table:table-cell>
          <table:table-cell office:value-type="float" office:value="0.658631640220732" calcext:value-type="float">
            <text:p>0,658631640220732</text:p>
          </table:table-cell>
          <table:table-cell office:value-type="float" office:value="18.0250602902394" calcext:value-type="float">
            <text:p>18,0250602902394</text:p>
          </table:table-cell>
          <table:table-cell office:value-type="float" office:value="77114" calcext:value-type="float">
            <text:p>77114</text:p>
          </table:table-cell>
        </table:table-row>
        <table:table-row table:style-name="ro1">
          <table:table-cell office:value-type="string" calcext:value-type="string">
            <text:p>77317-0A-Densifyed-3</text:p>
          </table:table-cell>
          <table:table-cell office:value-type="float" office:value="478.002737438132" calcext:value-type="float">
            <text:p>478,002737438132</text:p>
          </table:table-cell>
          <table:table-cell office:value-type="string" calcext:value-type="string">
            <text:p>89.69038146394526</text:p>
          </table:table-cell>
          <table:table-cell office:value-type="string" calcext:value-type="string">
            <text:p>true</text:p>
          </table:table-cell>
          <table:table-cell office:value-type="string" calcext:value-type="string">
            <text:p>62.57426678734788</text:p>
          </table:table-cell>
          <table:table-cell office:value-type="float" office:value="2" calcext:value-type="float">
            <text:p>2</text:p>
          </table:table-cell>
          <table:table-cell office:value-type="string" calcext:value-type="string">
            <text:p>POLYGON ((691294.7009797896 6834866.603490501, 691310.8354898951 6834859.95174525, 691300.348580718 6834834.534318386, 691284.2927833932 6834841.376842091, 691284.31 6834841.41, 691294.7 6834866.6, 691294.7009797896 6834866.603490501))</text:p>
          </table:table-cell>
          <table:table-cell office:value-type="float" office:value="0.616833994154966" calcext:value-type="float">
            <text:p>0,616833994154966</text:p>
          </table:table-cell>
          <table:table-cell office:value-type="float" office:value="30.4715610669869" calcext:value-type="float">
            <text:p>30,4715610669869</text:p>
          </table:table-cell>
          <table:table-cell office:value-type="float" office:value="77317" calcext:value-type="float">
            <text:p>77317</text:p>
          </table:table-cell>
        </table:table-row>
        <table:table-row table:style-name="ro1">
          <table:table-cell office:value-type="string" calcext:value-type="string">
            <text:p>77152-AV-Densifyed-1</text:p>
          </table:table-cell>
          <table:table-cell office:value-type="float" office:value="407.052980745568" calcext:value-type="float">
            <text:p>407,052980745568</text:p>
          </table:table-cell>
          <table:table-cell office:value-type="string" calcext:value-type="string">
            <text:p>83.9915361747186</text:p>
          </table:table-cell>
          <table:table-cell office:value-type="string" calcext:value-type="string">
            <text:p>true</text:p>
          </table:table-cell>
          <table:table-cell office:value-type="string" calcext:value-type="string">
            <text:p>83.95623403265444</text:p>
          </table:table-cell>
          <table:table-cell office:value-type="float" office:value="1" calcext:value-type="float">
            <text:p>1</text:p>
          </table:table-cell>
          <table:table-cell office:value-type="string" calcext:value-type="string">
            <text:p>POLYGON ((672924.8180659541 6822727.289967219, 672924.82 6822727.29, 672950.4272038165 6822730.396021992, 672952.57 6822710.92, 672943.5 6822712.38, 672926.5 6822715.23, 672925.08 6822725.11, 672924.8180659541 6822727.289967219))</text:p>
          </table:table-cell>
          <table:table-cell office:value-type="float" office:value="0.552735885420362" calcext:value-type="float">
            <text:p>0,552735885420362</text:p>
          </table:table-cell>
          <table:table-cell office:value-type="float" office:value="26.0239559466189" calcext:value-type="float">
            <text:p>26,0239559466189</text:p>
          </table:table-cell>
          <table:table-cell office:value-type="float" office:value="77152" calcext:value-type="float">
            <text:p>77152</text:p>
          </table:table-cell>
        </table:table-row>
        <table:table-row table:style-name="ro1">
          <table:table-cell office:value-type="string" calcext:value-type="string">
            <text:p>77217-0B-Densifyed-1</text:p>
          </table:table-cell>
          <table:table-cell office:value-type="float" office:value="471.949491083566" calcext:value-type="float">
            <text:p>471,949491083566</text:p>
          </table:table-cell>
          <table:table-cell office:value-type="string" calcext:value-type="string">
            <text:p>100.3191822270825</text:p>
          </table:table-cell>
          <table:table-cell office:value-type="string" calcext:value-type="string">
            <text:p>true</text:p>
          </table:table-cell>
          <table:table-cell office:value-type="string" calcext:value-type="string">
            <text:p>71.23518972356344</text:p>
          </table:table-cell>
          <table:table-cell office:value-type="float" office:value="2" calcext:value-type="float">
            <text:p>2</text:p>
          </table:table-cell>
          <table:table-cell office:value-type="string" calcext:value-type="string">
            <text:p>POLYGON ((675145.37 6842486.81, 675147.22 6842485.95, 675154.62 6842482.54, 675155.73 6842482.03, 675145.63 6842459.63, 675128.86 6842467.44, 675137.9360855708 6842486.926373276, 675133.78 6842488.83, 675132.08 6842489.48, 675131.56 6842489.74, 675131.09 6842490.1, 675130.8285263504 6842490.4027589625, 675133.15 6842492.28, 675134.95 6842491.59, 675139.2 6842489.64, 675145.37 6842486.81))</text:p>
          </table:table-cell>
          <table:table-cell office:value-type="float" office:value="0.658424433410506" calcext:value-type="float">
            <text:p>0,658424433410506</text:p>
          </table:table-cell>
          <table:table-cell office:value-type="float" office:value="18.7233997978603" calcext:value-type="float">
            <text:p>18,7233997978603</text:p>
          </table:table-cell>
          <table:table-cell office:value-type="float" office:value="77217" calcext:value-type="float">
            <text:p>77217</text:p>
          </table:table-cell>
        </table:table-row>
        <table:table-row table:style-name="ro1">
          <table:table-cell office:value-type="string" calcext:value-type="string">
            <text:p>77152-AP-Densifyed-2</text:p>
          </table:table-cell>
          <table:table-cell office:value-type="float" office:value="498.29491013168" calcext:value-type="float">
            <text:p>498,29491013168</text:p>
          </table:table-cell>
          <table:table-cell office:value-type="string" calcext:value-type="string">
            <text:p>174.88273554369167</text:p>
          </table:table-cell>
          <table:table-cell office:value-type="string" calcext:value-type="string">
            <text:p>true</text:p>
          </table:table-cell>
          <table:table-cell office:value-type="string" calcext:value-type="string">
            <text:p>112.29449371599188</text:p>
          </table:table-cell>
          <table:table-cell office:value-type="float" office:value="3" calcext:value-type="float">
            <text:p>3</text:p>
          </table:table-cell>
          <table:table-cell office:value-type="string" calcext:value-type="string">
            <text:p>POLYGON ((673233.5 6823972.23, 673236.01 6823979.98, 673237.04 6823983.18, 673237.04 6823983.19, 673238.79 6823988.56, 673239.85 6823991.87, 673239.86 6823991.88, 673239.86 6823991.9, 673241.95 6823998.18, 673242.0328186143 6823998.362891106, 673234.59 6824001.41, 673235.37 6824003.29, 673245.38 6824027.14, 673249.3 6824036.4, 673250.3 6824038.75, 673252.04 6824038.25, 673257.8 6824036.59, 673251.57 6824017.55, 673245.7495649668 6824000.080097508, 673244.8 6823997.23, 673242.71 6823990.95, 673241.64 6823987.63, 673239.9 6823982.26, 673238.87 6823979.06, 673236.36 6823971.31, 673233.51 6823962.49, 673233.5 6823962.49, 673231.21 6823962.6, 673230.5229555209 6823962.632187867, 673230.53 6823962.84, 673230.65 6823963.41, 673233.5 6823972.23))</text:p>
          </table:table-cell>
          <table:table-cell office:value-type="float" office:value="0.504943109395951" calcext:value-type="float">
            <text:p>0,504943109395951</text:p>
          </table:table-cell>
          <table:table-cell office:value-type="float" office:value="40.0970728674759" calcext:value-type="float">
            <text:p>40,0970728674759</text:p>
          </table:table-cell>
          <table:table-cell office:value-type="float" office:value="77152" calcext:value-type="float">
            <text:p>77152</text:p>
          </table:table-cell>
        </table:table-row>
        <table:table-row table:style-name="ro1">
          <table:table-cell office:value-type="string" calcext:value-type="string">
            <text:p>77317-0A-Densifyed-3</text:p>
          </table:table-cell>
          <table:table-cell office:value-type="float" office:value="291.520291880676" calcext:value-type="float">
            <text:p>291,520291880676</text:p>
          </table:table-cell>
          <table:table-cell office:value-type="string" calcext:value-type="string">
            <text:p>70.56662092693941</text:p>
          </table:table-cell>
          <table:table-cell office:value-type="string" calcext:value-type="string">
            <text:p>true</text:p>
          </table:table-cell>
          <table:table-cell office:value-type="string" calcext:value-type="string">
            <text:p>70.5349006910989</text:p>
          </table:table-cell>
          <table:table-cell office:value-type="float" office:value="1" calcext:value-type="float">
            <text:p>1</text:p>
          </table:table-cell>
          <table:table-cell office:value-type="string" calcext:value-type="string">
            <text:p>POLYGON ((691556.4040856569 6834330.5774057135, 691559.099 6834319.435, 691544.9640000042 6834313.168000001, 691544.963999999 6834313.1680000005, 691533.2460000011 6834319.583, 691533.2459999821 6834319.583000078, 691532.0663926885 6834324.69106487, 691556.4040856569 6834330.5774057135))</text:p>
          </table:table-cell>
          <table:table-cell office:value-type="float" office:value="0.915453905897793" calcext:value-type="float">
            <text:p>0,915453905897793</text:p>
          </table:table-cell>
          <table:table-cell office:value-type="float" office:value="2.88452232722598" calcext:value-type="float">
            <text:p>2,88452232722598</text:p>
          </table:table-cell>
          <table:table-cell office:value-type="float" office:value="77317" calcext:value-type="float">
            <text:p>77317</text:p>
          </table:table-cell>
        </table:table-row>
        <table:table-row table:style-name="ro1">
          <table:table-cell office:value-type="string" calcext:value-type="string">
            <text:p>77114-0A-Densifyed-2</text:p>
          </table:table-cell>
          <table:table-cell office:value-type="float" office:value="913.329572263236" calcext:value-type="float">
            <text:p>913,329572263236</text:p>
          </table:table-cell>
          <table:table-cell office:value-type="string" calcext:value-type="string">
            <text:p>181.10851941808204</text:p>
          </table:table-cell>
          <table:table-cell office:value-type="string" calcext:value-type="string">
            <text:p>true</text:p>
          </table:table-cell>
          <table:table-cell office:value-type="string" calcext:value-type="string">
            <text:p>64.4603806971622</text:p>
          </table:table-cell>
          <table:table-cell office:value-type="float" office:value="4" calcext:value-type="float">
            <text:p>4</text:p>
          </table:table-cell>
          <table:table-cell office:value-type="string" calcext:value-type="string">
            <text:p>POLYGON ((675609.3 6848439.13, 675607.67 6848411.81, 675574.39 6848411.52, 675574.23659764 6848429.110137276, 675543.66 6848423.04, 675543.07 6848422.99, 675542.4963774009 6848423.0394502245, 675543.07 6848425.99, 675574.21 6848432.16, 675609.3 6848439.13))</text:p>
          </table:table-cell>
          <table:table-cell office:value-type="float" office:value="0.560174526692886" calcext:value-type="float">
            <text:p>0,560174526692886</text:p>
          </table:table-cell>
          <table:table-cell office:value-type="float" office:value="81.6746337606772" calcext:value-type="float">
            <text:p>81,6746337606772</text:p>
          </table:table-cell>
          <table:table-cell office:value-type="float" office:value="77114" calcext:value-type="float">
            <text:p>77114</text:p>
          </table:table-cell>
        </table:table-row>
        <table:table-row table:style-name="ro1">
          <table:table-cell office:value-type="string" calcext:value-type="string">
            <text:p>77470-AE-Densifyed-2</text:p>
          </table:table-cell>
          <table:table-cell office:value-type="float" office:value="1129.52402780364" calcext:value-type="float">
            <text:p>1129,52402780364</text:p>
          </table:table-cell>
          <table:table-cell office:value-type="string" calcext:value-type="string">
            <text:p>222.20315264225815</text:p>
          </table:table-cell>
          <table:table-cell office:value-type="string" calcext:value-type="string">
            <text:p>true</text:p>
          </table:table-cell>
          <table:table-cell office:value-type="string" calcext:value-type="string">
            <text:p>123.56976610376911</text:p>
          </table:table-cell>
          <table:table-cell office:value-type="float" office:value="3" calcext:value-type="float">
            <text:p>3</text:p>
          </table:table-cell>
          <table:table-cell office:value-type="string" calcext:value-type="string">
            <text:p>POLYGON ((683125.88 6849265.94, 683125.11 6849267.57, 683125.1037020377 6849267.587634294, 683109.3 6849260.27, 683106.6 6849265.84, 683107.29 6849266.29, 683105.41 6849270.12, 683103.15 6849269.15, 683105.01 6849264.98, 683098.76 6849261.82, 683101.28 6849256.55, 683091.4 6849251.97, 683090.36 6849254.22, 683086.62 6849262.34, 683084.89 6849265.92, 683079.53 6849277.66, 683116.08 6849294.69, 683126.51 6849271.66, 683127.83 6849268.85, 683128.61 6849267.19, 683130.76 6849262.39, 683131.04 6849261.68, 683132.1 6849259.53, 683137.41 6849247.73, 683134.7767398538 6849246.312285085, 683134.67 6849246.5, 683129.39 6849258.25, 683128.35 6849260.35, 683128.3 6849260.47, 683128.24 6849260.6, 683127.99 6849261.23, 683125.88 6849265.94), (683116.24 6849293.24, 683112.5 6849291.66, 683114.14 6849287.98, 683117.9 6849289.61, 683116.24 6849293.24))</text:p>
          </table:table-cell>
          <table:table-cell office:value-type="float" office:value="0.70103390414848" calcext:value-type="float">
            <text:p>0,70103390414848</text:p>
          </table:table-cell>
          <table:table-cell office:value-type="float" office:value="25.1508449220342" calcext:value-type="float">
            <text:p>25,1508449220342</text:p>
          </table:table-cell>
          <table:table-cell office:value-type="float" office:value="77470" calcext:value-type="float">
            <text:p>77470</text:p>
          </table:table-cell>
        </table:table-row>
        <table:table-row table:style-name="ro1">
          <table:table-cell office:value-type="string" calcext:value-type="string">
            <text:p>77217-0B-Densifyed-4</text:p>
          </table:table-cell>
          <table:table-cell office:value-type="float" office:value="288.533522773786" calcext:value-type="float">
            <text:p>288,533522773786</text:p>
          </table:table-cell>
          <table:table-cell office:value-type="string" calcext:value-type="string">
            <text:p>84.09346624089844</text:p>
          </table:table-cell>
          <table:table-cell office:value-type="string" calcext:value-type="string">
            <text:p>true</text:p>
          </table:table-cell>
          <table:table-cell office:value-type="string" calcext:value-type="string">
            <text:p>51.175035909568635</text:p>
          </table:table-cell>
          <table:table-cell office:value-type="float" office:value="3" calcext:value-type="float">
            <text:p>3</text:p>
          </table:table-cell>
          <table:table-cell office:value-type="string" calcext:value-type="string">
            <text:p>POLYGON ((675379.7077206557 6842598.361903444, 675381.753 6842606.335, 675388.335 6842604.591, 675414.151 6842597.757, 675411.6819092054 6842589.054042056, 675379.7077206557 6842598.361903444))</text:p>
          </table:table-cell>
          <table:table-cell office:value-type="float" office:value="0.973868083157054" calcext:value-type="float">
            <text:p>0,973868083157054</text:p>
          </table:table-cell>
          <table:table-cell office:value-type="float" office:value="1.0216096027422" calcext:value-type="float">
            <text:p>1,0216096027422</text:p>
          </table:table-cell>
          <table:table-cell office:value-type="float" office:value="77217" calcext:value-type="float">
            <text:p>77217</text:p>
          </table:table-cell>
        </table:table-row>
        <table:table-row table:style-name="ro1">
          <table:table-cell office:value-type="string" calcext:value-type="string">
            <text:p>77114-0B-Densifyed-1</text:p>
          </table:table-cell>
          <table:table-cell office:value-type="float" office:value="304.577175843695" calcext:value-type="float">
            <text:p>304,577175843695</text:p>
          </table:table-cell>
          <table:table-cell office:value-type="string" calcext:value-type="string">
            <text:p>70.61077330160651</text:p>
          </table:table-cell>
          <table:table-cell office:value-type="string" calcext:value-type="string">
            <text:p>true</text:p>
          </table:table-cell>
          <table:table-cell office:value-type="string" calcext:value-type="string">
            <text:p>20.590460551424226</text:p>
          </table:table-cell>
          <table:table-cell office:value-type="float" office:value="3" calcext:value-type="float">
            <text:p>3</text:p>
          </table:table-cell>
          <table:table-cell office:value-type="string" calcext:value-type="string">
            <text:p>POLYGON ((674854.9429207189 6847455.159811377, 674862.11 6847459.63, 674869.93 6847464.55, 674872.06 6847465.87, 674879.32 6847451.52, 674861.4029243074 6847442.452689231, 674861.4 6847442.46, 674855.09 6847454.93, 674854.9429207189 6847455.159811377))</text:p>
          </table:table-cell>
          <table:table-cell office:value-type="float" office:value="0.542143411852644" calcext:value-type="float">
            <text:p>0,542143411852644</text:p>
          </table:table-cell>
          <table:table-cell office:value-type="float" office:value="33.5410077365553" calcext:value-type="float">
            <text:p>33,5410077365553</text:p>
          </table:table-cell>
          <table:table-cell office:value-type="float" office:value="77114" calcext:value-type="float">
            <text:p>77114</text:p>
          </table:table-cell>
        </table:table-row>
        <table:table-row table:style-name="ro1">
          <table:table-cell office:value-type="string" calcext:value-type="string">
            <text:p>77114-0A-Densifyed-1</text:p>
          </table:table-cell>
          <table:table-cell office:value-type="float" office:value="511.287785072419" calcext:value-type="float">
            <text:p>511,287785072419</text:p>
          </table:table-cell>
          <table:table-cell office:value-type="string" calcext:value-type="string">
            <text:p>102.14998672872383</text:p>
          </table:table-cell>
          <table:table-cell office:value-type="string" calcext:value-type="string">
            <text:p>true</text:p>
          </table:table-cell>
          <table:table-cell office:value-type="string" calcext:value-type="string">
            <text:p>40.53219654308718</text:p>
          </table:table-cell>
          <table:table-cell office:value-type="float" office:value="3" calcext:value-type="float">
            <text:p>3</text:p>
          </table:table-cell>
          <table:table-cell office:value-type="string" calcext:value-type="string">
            <text:p>POLYGON ((675552.3912830587 6848374.666374751, 675549.99 6848361.59, 675510.82 6848368.49, 675522.1908849695 6848382.294442868, 675522.32 6848382.18, 675522.82 6848381.88, 675523.38 6848381.69, 675552.22 6848374.69, 675552.3912830587 6848374.666374751))</text:p>
          </table:table-cell>
          <table:table-cell office:value-type="float" office:value="0.573825285078681" calcext:value-type="float">
            <text:p>0,573825285078681</text:p>
          </table:table-cell>
          <table:table-cell office:value-type="float" office:value="37.1165209077" calcext:value-type="float">
            <text:p>37,1165209077</text:p>
          </table:table-cell>
          <table:table-cell office:value-type="float" office:value="77114" calcext:value-type="float">
            <text:p>77114</text:p>
          </table:table-cell>
        </table:table-row>
        <table:table-row table:style-name="ro1">
          <table:table-cell office:value-type="string" calcext:value-type="string">
            <text:p>77312-AB-Densifyed-1</text:p>
          </table:table-cell>
          <table:table-cell office:value-type="float" office:value="461.417798223083" calcext:value-type="float">
            <text:p>461,417798223083</text:p>
          </table:table-cell>
          <table:table-cell office:value-type="string" calcext:value-type="string">
            <text:p>148.09523726936192</text:p>
          </table:table-cell>
          <table:table-cell office:value-type="string" calcext:value-type="string">
            <text:p>true</text:p>
          </table:table-cell>
          <table:table-cell office:value-type="string" calcext:value-type="string">
            <text:p>74.90869614509332</text:p>
          </table:table-cell>
          <table:table-cell office:value-type="float" office:value="2" calcext:value-type="float">
            <text:p>2</text:p>
          </table:table-cell>
          <table:table-cell office:value-type="string" calcext:value-type="string">
            <text:p>POLYGON ((679826.869379389 6804449.320563992, 679826.91 6804449.72, 679827.26 6804515.98, 679827.2595876395 6804515.9848658545, 679834.17 6804515.95, 679833.74 6804448.37, 679826.869379389 6804449.320563992))</text:p>
          </table:table-cell>
          <table:table-cell office:value-type="float" office:value="0.754064698419523" calcext:value-type="float">
            <text:p>0,754064698419523</text:p>
          </table:table-cell>
          <table:table-cell office:value-type="float" office:value="16.8192376282512" calcext:value-type="float">
            <text:p>16,8192376282512</text:p>
          </table:table-cell>
          <table:table-cell office:value-type="float" office:value="77312" calcext:value-type="float">
            <text:p>77312</text:p>
          </table:table-cell>
        </table:table-row>
        <table:table-row table:style-name="ro1">
          <table:table-cell office:value-type="string" calcext:value-type="string">
            <text:p>77312-AC-Densifyed-1</text:p>
          </table:table-cell>
          <table:table-cell office:value-type="float" office:value="253.454762395187" calcext:value-type="float">
            <text:p>253,454762395187</text:p>
          </table:table-cell>
          <table:table-cell office:value-type="string" calcext:value-type="string">
            <text:p>90.11607018367543</text:p>
          </table:table-cell>
          <table:table-cell office:value-type="string" calcext:value-type="string">
            <text:p>true</text:p>
          </table:table-cell>
          <table:table-cell office:value-type="string" calcext:value-type="string">
            <text:p>45.86987614540311</text:p>
          </table:table-cell>
          <table:table-cell office:value-type="float" office:value="2" calcext:value-type="float">
            <text:p>2</text:p>
          </table:table-cell>
          <table:table-cell office:value-type="string" calcext:value-type="string">
            <text:p>POLYGON ((681051.6331009121 6804722.400730524, 681051.59 6804722.4, 681013.54 6804718.29, 681013.4884298306 6804718.2793303095, 681012.71 6804724.5, 681050.97 6804729.29, 681051.6331009121 6804722.400730524))</text:p>
          </table:table-cell>
          <table:table-cell office:value-type="float" office:value="0.882611537118585" calcext:value-type="float">
            <text:p>0,882611537118585</text:p>
          </table:table-cell>
          <table:table-cell office:value-type="float" office:value="5.36442683393674" calcext:value-type="float">
            <text:p>5,36442683393674</text:p>
          </table:table-cell>
          <table:table-cell office:value-type="float" office:value="77312" calcext:value-type="float">
            <text:p>77312</text:p>
          </table:table-cell>
        </table:table-row>
        <table:table-row table:style-name="ro1">
          <table:table-cell office:value-type="string" calcext:value-type="string">
            <text:p>77152-AB-Densifyed-2</text:p>
          </table:table-cell>
          <table:table-cell office:value-type="float" office:value="202.845496940877" calcext:value-type="float">
            <text:p>202,845496940877</text:p>
          </table:table-cell>
          <table:table-cell office:value-type="string" calcext:value-type="string">
            <text:p>70.24467757522682</text:p>
          </table:table-cell>
          <table:table-cell office:value-type="string" calcext:value-type="string">
            <text:p>true</text:p>
          </table:table-cell>
          <table:table-cell office:value-type="string" calcext:value-type="string">
            <text:p>9.910477797407406</text:p>
          </table:table-cell>
          <table:table-cell office:value-type="float" office:value="3" calcext:value-type="float">
            <text:p>3</text:p>
          </table:table-cell>
          <table:table-cell office:value-type="string" calcext:value-type="string">
            <text:p>POLYGON ((669580.4735007801 6823897.688468019, 669580.55 6823897.75, 669580.81 6823897.99, 669580.98 6823898.2, 669581.16 6823898.41, 669581.5 6823898.89, 669581.64 6823899.14, 669581.79 6823899.4, 669582.03 6823899.94, 669582.04 6823899.97, 669582.05 6823899.99, 669582.13 6823900.25, 669582.22 6823900.5, 669582.22 6823900.53, 669582.23 6823900.55, 669582.35 6823901.13, 669582.36 6823901.26, 669582.39 6823901.38, 669584.7915539711 6823921.217629703, 669592.87 6823919.82, 669588.03 6823891.94, 669587.65 6823892.19, 669583.48 6823895.16, 669581.03 6823897.08, 669580.4735007801 6823897.688468019))</text:p>
          </table:table-cell>
          <table:table-cell office:value-type="float" office:value="0.693102099486887" calcext:value-type="float">
            <text:p>0,693102099486887</text:p>
          </table:table-cell>
          <table:table-cell office:value-type="float" office:value="16.8534582494383" calcext:value-type="float">
            <text:p>16,8534582494383</text:p>
          </table:table-cell>
          <table:table-cell office:value-type="float" office:value="77152" calcext:value-type="float">
            <text:p>77152</text:p>
          </table:table-cell>
        </table:table-row>
        <table:table-row table:style-name="ro1">
          <table:table-cell office:value-type="string" calcext:value-type="string">
            <text:p>77243-AM-Densifyed-4</text:p>
          </table:table-cell>
          <table:table-cell office:value-type="float" office:value="235.248814690367" calcext:value-type="float">
            <text:p>235,248814690367</text:p>
          </table:table-cell>
          <table:table-cell office:value-type="string" calcext:value-type="string">
            <text:p>61.42966514436665</text:p>
          </table:table-cell>
          <table:table-cell office:value-type="string" calcext:value-type="string">
            <text:p>true</text:p>
          </table:table-cell>
          <table:table-cell office:value-type="string" calcext:value-type="string">
            <text:p>15.06711351775628</text:p>
          </table:table-cell>
          <table:table-cell office:value-type="float" office:value="3" calcext:value-type="float">
            <text:p>3</text:p>
          </table:table-cell>
          <table:table-cell office:value-type="string" calcext:value-type="string">
            <text:p>POLYGON ((678956.6543546367 6864223.827337093, 678951.75 6864237.48, 678966.9 6864243.01, 678971.8585007623 6864229.205932551, 678956.66 6864223.83, 678956.6543546367 6864223.827337093))</text:p>
          </table:table-cell>
          <table:table-cell office:value-type="float" office:value="0.667528404653017" calcext:value-type="float">
            <text:p>0,667528404653017</text:p>
          </table:table-cell>
          <table:table-cell office:value-type="float" office:value="14.5460491146564" calcext:value-type="float">
            <text:p>14,5460491146564</text:p>
          </table:table-cell>
          <table:table-cell office:value-type="float" office:value="77243" calcext:value-type="float">
            <text:p>77243</text:p>
          </table:table-cell>
        </table:table-row>
        <table:table-row table:style-name="ro1">
          <table:table-cell office:value-type="string" calcext:value-type="string">
            <text:p>77312-AK-Densifyed-1</text:p>
          </table:table-cell>
          <table:table-cell office:value-type="float" office:value="270.563587933755" calcext:value-type="float">
            <text:p>270,563587933755</text:p>
          </table:table-cell>
          <table:table-cell office:value-type="string" calcext:value-type="string">
            <text:p>73.22447589711388</text:p>
          </table:table-cell>
          <table:table-cell office:value-type="string" calcext:value-type="string">
            <text:p>true</text:p>
          </table:table-cell>
          <table:table-cell office:value-type="string" calcext:value-type="string">
            <text:p>12.9488106881159</text:p>
          </table:table-cell>
          <table:table-cell office:value-type="float" office:value="3" calcext:value-type="float">
            <text:p>3</text:p>
          </table:table-cell>
          <table:table-cell office:value-type="string" calcext:value-type="string">
            <text:p>POLYGON ((680561.8859094738 6803835.849730286, 680568.57 6803836.68, 680568.1 6803840.46, 680573.56 6803841.23, 680577.03 6803816.57, 680573.24 6803816.5, 680564.4907830188 6803816.342153301, 680564.53 6803816.45, 680564.62 6803817.03, 680564.59 6803817.62, 680561.8859094738 6803835.849730286))</text:p>
          </table:table-cell>
          <table:table-cell office:value-type="float" office:value="0.651199959963346" calcext:value-type="float">
            <text:p>0,651199959963346</text:p>
          </table:table-cell>
          <table:table-cell office:value-type="float" office:value="14.1968800945083" calcext:value-type="float">
            <text:p>14,1968800945083</text:p>
          </table:table-cell>
          <table:table-cell office:value-type="float" office:value="77312" calcext:value-type="float">
            <text:p>77312</text:p>
          </table:table-cell>
        </table:table-row>
        <table:table-row table:style-name="ro1">
          <table:table-cell office:value-type="string" calcext:value-type="string">
            <text:p>77152-AR-Densifyed-1</text:p>
          </table:table-cell>
          <table:table-cell office:value-type="float" office:value="299.982265971051" calcext:value-type="float">
            <text:p>299,982265971051</text:p>
          </table:table-cell>
          <table:table-cell office:value-type="string" calcext:value-type="string">
            <text:p>69.37684581447563</text:p>
          </table:table-cell>
          <table:table-cell office:value-type="string" calcext:value-type="string">
            <text:p>true</text:p>
          </table:table-cell>
          <table:table-cell office:value-type="string" calcext:value-type="string">
            <text:p>49.154282263228524</text:p>
          </table:table-cell>
          <table:table-cell office:value-type="float" office:value="2" calcext:value-type="float">
            <text:p>2</text:p>
          </table:table-cell>
          <table:table-cell office:value-type="string" calcext:value-type="string">
            <text:p>POLYGON ((673351.2012311539 6824848.00461162, 673341.23 6824841.55, 673337.9000000018 6824841.88, 673337.8999995971 6824841.88000064, 673335.84 6824845.15, 673331.02 6824852.76, 673327.7300054722 6824857.959991351, 673327.7300000014 6824857.960000001, 673340.1863929899 6824865.420402936, 673351.2012311539 6824848.00461162))</text:p>
          </table:table-cell>
          <table:table-cell office:value-type="float" office:value="0.528871146534791" calcext:value-type="float">
            <text:p>0,528871146534791</text:p>
          </table:table-cell>
          <table:table-cell office:value-type="float" office:value="25.6631545851549" calcext:value-type="float">
            <text:p>25,6631545851549</text:p>
          </table:table-cell>
          <table:table-cell office:value-type="float" office:value="77152" calcext:value-type="float">
            <text:p>77152</text:p>
          </table:table-cell>
        </table:table-row>
        <table:table-row table:style-name="ro1">
          <table:table-cell office:value-type="string" calcext:value-type="string">
            <text:p>77243-AI-Densifyed-1</text:p>
          </table:table-cell>
          <table:table-cell office:value-type="float" office:value="430.940594468481" calcext:value-type="float">
            <text:p>430,940594468481</text:p>
          </table:table-cell>
          <table:table-cell office:value-type="string" calcext:value-type="string">
            <text:p>113.63746208817163</text:p>
          </table:table-cell>
          <table:table-cell office:value-type="string" calcext:value-type="string">
            <text:p>true</text:p>
          </table:table-cell>
          <table:table-cell office:value-type="string" calcext:value-type="string">
            <text:p>112.88441076654064</text:p>
          </table:table-cell>
          <table:table-cell office:value-type="float" office:value="1" calcext:value-type="float">
            <text:p>1</text:p>
          </table:table-cell>
          <table:table-cell office:value-type="string" calcext:value-type="string">
            <text:p>POLYGON ((678179.1984413228 6863811.186636168, 678195.52 6863817.06, 678195.5379252797 6863817.0644026995, 678188.95 6863835.82, 678191.6 6863836.74, 678205.34 6863841.57, 678211.46 6863819.61, 678199.3567098859 6863815.256706771, 678199.3567098861 6863815.256706771, 678196.53 6863814.24, 678180.19 6863808.36, 678179.1984413228 6863811.186636168))</text:p>
          </table:table-cell>
          <table:table-cell office:value-type="float" office:value="0.660275605936628" calcext:value-type="float">
            <text:p>0,660275605936628</text:p>
          </table:table-cell>
          <table:table-cell office:value-type="float" office:value="17.3787945495925" calcext:value-type="float">
            <text:p>17,3787945495925</text:p>
          </table:table-cell>
          <table:table-cell office:value-type="float" office:value="77243" calcext:value-type="float">
            <text:p>77243</text:p>
          </table:table-cell>
        </table:table-row>
        <table:table-row table:style-name="ro1">
          <table:table-cell office:value-type="string" calcext:value-type="string">
            <text:p>77389-AI-Densifyed-3</text:p>
          </table:table-cell>
          <table:table-cell office:value-type="float" office:value="487.525577286396" calcext:value-type="float">
            <text:p>487,525577286396</text:p>
          </table:table-cell>
          <table:table-cell office:value-type="string" calcext:value-type="string">
            <text:p>93.21234769873428</text:p>
          </table:table-cell>
          <table:table-cell office:value-type="string" calcext:value-type="string">
            <text:p>true</text:p>
          </table:table-cell>
          <table:table-cell office:value-type="string" calcext:value-type="string">
            <text:p>77.78456392791038</text:p>
          </table:table-cell>
          <table:table-cell office:value-type="float" office:value="2" calcext:value-type="float">
            <text:p>2</text:p>
          </table:table-cell>
          <table:table-cell office:value-type="string" calcext:value-type="string">
            <text:p>POLYGON ((675020.2269999994 6823342.546, 675004.3210000014 6823340.612, 675004.3209999914 6823340.612000259, 675003.675 6823359.964, 675003.2685040047 6823371.942950285, 675019.0674304015 6823372.553463557, 675020.2269999994 6823342.546))</text:p>
          </table:table-cell>
          <table:table-cell office:value-type="float" office:value="0.263884722887106" calcext:value-type="float">
            <text:p>0,263884722887106</text:p>
          </table:table-cell>
          <table:table-cell office:value-type="float" office:value="94.0465185598393" calcext:value-type="float">
            <text:p>94,0465185598393</text:p>
          </table:table-cell>
          <table:table-cell office:value-type="float" office:value="77389" calcext:value-type="float">
            <text:p>77389</text:p>
          </table:table-cell>
        </table:table-row>
        <table:table-row table:style-name="ro1">
          <table:table-cell office:value-type="string" calcext:value-type="string">
            <text:p>77312-AC-Densifyed-2</text:p>
          </table:table-cell>
          <table:table-cell office:value-type="float" office:value="399.74411697607" calcext:value-type="float">
            <text:p>399,74411697607</text:p>
          </table:table-cell>
          <table:table-cell office:value-type="string" calcext:value-type="string">
            <text:p>81.66068700131432</text:p>
          </table:table-cell>
          <table:table-cell office:value-type="string" calcext:value-type="string">
            <text:p>true</text:p>
          </table:table-cell>
          <table:table-cell office:value-type="string" calcext:value-type="string">
            <text:p>40.89282927696261</text:p>
          </table:table-cell>
          <table:table-cell office:value-type="float" office:value="2" calcext:value-type="float">
            <text:p>2</text:p>
          </table:table-cell>
          <table:table-cell office:value-type="string" calcext:value-type="string">
            <text:p>POLYGON ((680468.86 6804587.97, 680470.93 6804588.27, 680475.75 6804588.59, 680481.72 6804588.95, 680487.43 6804590.7, 680490.5488501027 6804591.621478439, 680490.53 6804591.5, 680490.56 6804590.92, 680493.2081303583 6804572.832770006, 680471.25 6804569.75, 680468.86 6804587.97))</text:p>
          </table:table-cell>
          <table:table-cell office:value-type="float" office:value="0.455725571236854" calcext:value-type="float">
            <text:p>0,455725571236854</text:p>
          </table:table-cell>
          <table:table-cell office:value-type="float" office:value="31.2174001923079" calcext:value-type="float">
            <text:p>31,2174001923079</text:p>
          </table:table-cell>
          <table:table-cell office:value-type="float" office:value="77312" calcext:value-type="float">
            <text:p>77312</text:p>
          </table:table-cell>
        </table:table-row>
        <table:table-row table:style-name="ro1">
          <table:table-cell office:value-type="string" calcext:value-type="string">
            <text:p>77152-AB-Densifyed-3</text:p>
          </table:table-cell>
          <table:table-cell office:value-type="float" office:value="407.465853061715" calcext:value-type="float">
            <text:p>407,465853061715</text:p>
          </table:table-cell>
          <table:table-cell office:value-type="string" calcext:value-type="string">
            <text:p>126.9724124398978</text:p>
          </table:table-cell>
          <table:table-cell office:value-type="string" calcext:value-type="string">
            <text:p>true</text:p>
          </table:table-cell>
          <table:table-cell office:value-type="string" calcext:value-type="string">
            <text:p>3.3840815787180567</text:p>
          </table:table-cell>
          <table:table-cell office:value-type="float" office:value="4" calcext:value-type="float">
            <text:p>4</text:p>
          </table:table-cell>
          <table:table-cell office:value-type="string" calcext:value-type="string">
            <text:p>POLYGON ((669580.98 6823898.2, 669580.81 6823897.99, 669580.55 6823897.75, 669580.4735007801 6823897.688468019, 669578.46 6823899.89, 669578.71 6823900.14, 669579.05 6823900.62, 669579.29 6823901.16, 669579.41 6823901.74, 669581.83 6823921.73, 669582.191211311 6823924.709728499, 669585.24 6823949.86, 669597.72 6823947.69, 669592.87 6823919.82, 669584.7915539711 6823921.217629703, 669582.39 6823901.38, 669582.36 6823901.26, 669582.35 6823901.13, 669582.23 6823900.55, 669582.22 6823900.53, 669582.22 6823900.5, 669582.13 6823900.25, 669582.05 6823899.99, 669582.04 6823899.97, 669582.03 6823899.94, 669581.79 6823899.4, 669581.64 6823899.14, 669581.5 6823898.89, 669581.16 6823898.41, 669580.98 6823898.2))</text:p>
          </table:table-cell>
          <table:table-cell office:value-type="float" office:value="0.585334180729451" calcext:value-type="float">
            <text:p>0,585334180729451</text:p>
          </table:table-cell>
          <table:table-cell office:value-type="float" office:value="33.662626531569" calcext:value-type="float">
            <text:p>33,662626531569</text:p>
          </table:table-cell>
          <table:table-cell office:value-type="float" office:value="77152" calcext:value-type="float">
            <text:p>77152</text:p>
          </table:table-cell>
        </table:table-row>
        <table:table-row table:style-name="ro1">
          <table:table-cell office:value-type="string" calcext:value-type="string">
            <text:p>77152-AP-Densifyed-4</text:p>
          </table:table-cell>
          <table:table-cell office:value-type="float" office:value="468.715242233685" calcext:value-type="float">
            <text:p>468,715242233685</text:p>
          </table:table-cell>
          <table:table-cell office:value-type="string" calcext:value-type="string">
            <text:p>86.81259861592322</text:p>
          </table:table-cell>
          <table:table-cell office:value-type="string" calcext:value-type="string">
            <text:p>true</text:p>
          </table:table-cell>
          <table:table-cell office:value-type="string" calcext:value-type="string">
            <text:p>62.49171491494268</text:p>
          </table:table-cell>
          <table:table-cell office:value-type="float" office:value="3" calcext:value-type="float">
            <text:p>3</text:p>
          </table:table-cell>
          <table:table-cell office:value-type="string" calcext:value-type="string">
            <text:p>POLYGON ((673212.3161420072 6824006.321377542, 673219.271 6824017.943, 673223.2541585088 6824024.392306155, 673241.0865292842 6824016.907646373, 673235.367 6824003.287, 673231.9501424746 6823995.036198063, 673231.9501424571 6823995.036198021, 673212.3161420072 6824006.321377542))</text:p>
          </table:table-cell>
          <table:table-cell office:value-type="float" office:value="0.675127315801786" calcext:value-type="float">
            <text:p>0,675127315801786</text:p>
          </table:table-cell>
          <table:table-cell office:value-type="float" office:value="23.7060425757127" calcext:value-type="float">
            <text:p>23,7060425757127</text:p>
          </table:table-cell>
          <table:table-cell office:value-type="float" office:value="77152" calcext:value-type="float">
            <text:p>77152</text:p>
          </table:table-cell>
        </table:table-row>
        <table:table-row table:style-name="ro1">
          <table:table-cell office:value-type="string" calcext:value-type="string">
            <text:p>77061-AD-Densifyed-4</text:p>
          </table:table-cell>
          <table:table-cell office:value-type="float" office:value="613.419011112058" calcext:value-type="float">
            <text:p>613,419011112058</text:p>
          </table:table-cell>
          <table:table-cell office:value-type="string" calcext:value-type="string">
            <text:p>141.32877268563652</text:p>
          </table:table-cell>
          <table:table-cell office:value-type="string" calcext:value-type="string">
            <text:p>true</text:p>
          </table:table-cell>
          <table:table-cell office:value-type="string" calcext:value-type="string">
            <text:p>140.56063618443324</text:p>
          </table:table-cell>
          <table:table-cell office:value-type="float" office:value="1" calcext:value-type="float">
            <text:p>1</text:p>
          </table:table-cell>
          <table:table-cell office:value-type="string" calcext:value-type="string">
            <text:p>POLYGON ((699607.9105192878 6807114.95, 699605.67 6807138.92, 699625.66 6807140.76, 699628.13 6807113.8, 699611.1803799808 6807112.235942787, 699613.35 6807089.07, 699613.35 6807088.511422925, 699610.37 6807088.8, 699608.19 6807111.96, 699607.9105192878 6807114.95))</text:p>
          </table:table-cell>
          <table:table-cell office:value-type="float" office:value="0.718608993624897" calcext:value-type="float">
            <text:p>0,718608993624897</text:p>
          </table:table-cell>
          <table:table-cell office:value-type="float" office:value="17.3317536057794" calcext:value-type="float">
            <text:p>17,3317536057794</text:p>
          </table:table-cell>
          <table:table-cell office:value-type="float" office:value="77061" calcext:value-type="float">
            <text:p>77061</text:p>
          </table:table-cell>
        </table:table-row>
        <table:table-row table:style-name="ro1">
          <table:table-cell office:value-type="string" calcext:value-type="string">
            <text:p>77114-0A-Densifyed-1</text:p>
          </table:table-cell>
          <table:table-cell office:value-type="float" office:value="522.786249855568" calcext:value-type="float">
            <text:p>522,786249855568</text:p>
          </table:table-cell>
          <table:table-cell office:value-type="string" calcext:value-type="string">
            <text:p>90.76608580575808</text:p>
          </table:table-cell>
          <table:table-cell office:value-type="string" calcext:value-type="string">
            <text:p>true</text:p>
          </table:table-cell>
          <table:table-cell office:value-type="string" calcext:value-type="string">
            <text:p>73.24912717461356</text:p>
          </table:table-cell>
          <table:table-cell office:value-type="float" office:value="2" calcext:value-type="float">
            <text:p>2</text:p>
          </table:table-cell>
          <table:table-cell office:value-type="string" calcext:value-type="string">
            <text:p>POLYGON ((675499.529 6848354.735, 675510.818 6848368.493, 675528.08305998 6848365.451411438, 675517.9621558908 6848338.168533847, 675502.448 6848346.517, 675499.529 6848354.735))</text:p>
          </table:table-cell>
          <table:table-cell office:value-type="float" office:value="0.668789215057828" calcext:value-type="float">
            <text:p>0,668789215057828</text:p>
          </table:table-cell>
          <table:table-cell office:value-type="float" office:value="21.5397367067682" calcext:value-type="float">
            <text:p>21,5397367067682</text:p>
          </table:table-cell>
          <table:table-cell office:value-type="float" office:value="77114" calcext:value-type="float">
            <text:p>77114</text:p>
          </table:table-cell>
        </table:table-row>
        <table:table-row table:style-name="ro1">
          <table:table-cell office:value-type="string" calcext:value-type="string">
            <text:p>77243-AM-Densifyed-2</text:p>
          </table:table-cell>
          <table:table-cell office:value-type="float" office:value="268.050945532436" calcext:value-type="float">
            <text:p>268,050945532436</text:p>
          </table:table-cell>
          <table:table-cell office:value-type="string" calcext:value-type="string">
            <text:p>65.50652683616802</text:p>
          </table:table-cell>
          <table:table-cell office:value-type="string" calcext:value-type="string">
            <text:p>true</text:p>
          </table:table-cell>
          <table:table-cell office:value-type="string" calcext:value-type="string">
            <text:p>33.15605834909789</text:p>
          </table:table-cell>
          <table:table-cell office:value-type="float" office:value="2" calcext:value-type="float">
            <text:p>2</text:p>
          </table:table-cell>
          <table:table-cell office:value-type="string" calcext:value-type="string">
            <text:p>POLYGON ((678966.1598349352 6863851.12501025, 678972.05 6863836.21, 678956.48 6863830.09, 678950.6111728889 6863845.0104614645, 678952.44 6863845.73, 678957.84 6863847.85, 678966.15 6863851.12, 678966.1598349352 6863851.12501025))</text:p>
          </table:table-cell>
          <table:table-cell office:value-type="float" office:value="0.643207855848396" calcext:value-type="float">
            <text:p>0,643207855848396</text:p>
          </table:table-cell>
          <table:table-cell office:value-type="float" office:value="16.6444632771755" calcext:value-type="float">
            <text:p>16,6444632771755</text:p>
          </table:table-cell>
          <table:table-cell office:value-type="float" office:value="77243" calcext:value-type="float">
            <text:p>77243</text:p>
          </table:table-cell>
        </table:table-row>
        <table:table-row table:style-name="ro1">
          <table:table-cell office:value-type="string" calcext:value-type="string">
            <text:p>77217-0C-Densifyed-1</text:p>
          </table:table-cell>
          <table:table-cell office:value-type="float" office:value="401.306997369745" calcext:value-type="float">
            <text:p>401,306997369745</text:p>
          </table:table-cell>
          <table:table-cell office:value-type="string" calcext:value-type="string">
            <text:p>81.16984537556087</text:p>
          </table:table-cell>
          <table:table-cell office:value-type="string" calcext:value-type="string">
            <text:p>true</text:p>
          </table:table-cell>
          <table:table-cell office:value-type="string" calcext:value-type="string">
            <text:p>46.111809545901636</text:p>
          </table:table-cell>
          <table:table-cell office:value-type="float" office:value="2" calcext:value-type="float">
            <text:p>2</text:p>
          </table:table-cell>
          <table:table-cell office:value-type="string" calcext:value-type="string">
            <text:p>POLYGON ((675786.9512516863 6843588.481654437, 675786.59 6843588.87, 675773.69 6843600.01, 675773.21 6843600.35, 675773.0708300861 6843600.411853295, 675784.92 6843618.19, 675800.26 6843599.27, 675786.9512516863 6843588.481654437))</text:p>
          </table:table-cell>
          <table:table-cell office:value-type="float" office:value="0.619876592416779" calcext:value-type="float">
            <text:p>0,619876592416779</text:p>
          </table:table-cell>
          <table:table-cell office:value-type="float" office:value="25.5438251846839" calcext:value-type="float">
            <text:p>25,5438251846839</text:p>
          </table:table-cell>
          <table:table-cell office:value-type="float" office:value="77217" calcext:value-type="float">
            <text:p>77217</text:p>
          </table:table-cell>
        </table:table-row>
        <table:table-row table:style-name="ro1">
          <table:table-cell office:value-type="string" calcext:value-type="string">
            <text:p>77114-0B-Densifyed-2</text:p>
          </table:table-cell>
          <table:table-cell office:value-type="float" office:value="256.89176431613" calcext:value-type="float">
            <text:p>256,89176431613</text:p>
          </table:table-cell>
          <table:table-cell office:value-type="string" calcext:value-type="string">
            <text:p>64.56914794361033</text:p>
          </table:table-cell>
          <table:table-cell office:value-type="string" calcext:value-type="string">
            <text:p>true</text:p>
          </table:table-cell>
          <table:table-cell office:value-type="string" calcext:value-type="string">
            <text:p>32.86518264467103</text:p>
          </table:table-cell>
          <table:table-cell office:value-type="float" office:value="2" calcext:value-type="float">
            <text:p>2</text:p>
          </table:table-cell>
          <table:table-cell office:value-type="string" calcext:value-type="string">
            <text:p>POLYGON ((674553.5099441955 6846996.070051787, 674541.26 6846982.86, 674530.67 6846992.62, 674543.1942344978 6847005.650350823, 674543.23 6847005.61, 674553.5099441955 6846996.070051787))</text:p>
          </table:table-cell>
          <table:table-cell office:value-type="float" office:value="0.740261715069656" calcext:value-type="float">
            <text:p>0,740261715069656</text:p>
          </table:table-cell>
          <table:table-cell office:value-type="float" office:value="13.2719553946654" calcext:value-type="float">
            <text:p>13,2719553946654</text:p>
          </table:table-cell>
          <table:table-cell office:value-type="float" office:value="77114" calcext:value-type="float">
            <text:p>77114</text:p>
          </table:table-cell>
        </table:table-row>
        <table:table-row table:style-name="ro1">
          <table:table-cell office:value-type="string" calcext:value-type="string">
            <text:p>77114-0B-Densifyed-1</text:p>
          </table:table-cell>
          <table:table-cell office:value-type="float" office:value="412.857507463607" calcext:value-type="float">
            <text:p>412,857507463607</text:p>
          </table:table-cell>
          <table:table-cell office:value-type="string" calcext:value-type="string">
            <text:p>104.6670078482105</text:p>
          </table:table-cell>
          <table:table-cell office:value-type="string" calcext:value-type="string">
            <text:p>true</text:p>
          </table:table-cell>
          <table:table-cell office:value-type="string" calcext:value-type="string">
            <text:p>58.57403901197711</text:p>
          </table:table-cell>
          <table:table-cell office:value-type="float" office:value="2" calcext:value-type="float">
            <text:p>2</text:p>
          </table:table-cell>
          <table:table-cell office:value-type="string" calcext:value-type="string">
            <text:p>POLYGON ((674510.0349061032 6846970.989593115, 674510.07 6846970.95, 674523.39 6846958.55, 674535.52 6846941.56, 674535.68 6846941.38, 674535.84 6846941.18, 674535.88 6846941.15, 674535.9 6846941.12, 674536.1 6846940.97, 674536.3 6846940.81, 674536.34 6846940.79, 674536.37 6846940.76, 674536.6 6846940.65, 674536.82 6846940.53, 674536.86 6846940.52, 674536.9 6846940.5, 674537.14 6846940.44, 674537.38 6846940.36, 674537.42 6846940.36, 674537.47 6846940.35, 674537.72 6846940.33, 674537.97 6846940.31, 674540.2938489823 6846940.316564545, 674539.48 6846938.29, 674527.46 6846938.36, 674502.43 6846963.11, 674510.0349061032 6846970.989593115))</text:p>
          </table:table-cell>
          <table:table-cell office:value-type="float" office:value="0.526898034305815" calcext:value-type="float">
            <text:p>0,526898034305815</text:p>
          </table:table-cell>
          <table:table-cell office:value-type="float" office:value="48.0288289926961" calcext:value-type="float">
            <text:p>48,0288289926961</text:p>
          </table:table-cell>
          <table:table-cell office:value-type="float" office:value="77114" calcext:value-type="float">
            <text:p>77114</text:p>
          </table:table-cell>
        </table:table-row>
        <table:table-row table:style-name="ro1">
          <table:table-cell office:value-type="string" calcext:value-type="string">
            <text:p>77243-AM-Densifyed-1</text:p>
          </table:table-cell>
          <table:table-cell office:value-type="float" office:value="440.023484978559" calcext:value-type="float">
            <text:p>440,023484978559</text:p>
          </table:table-cell>
          <table:table-cell office:value-type="string" calcext:value-type="string">
            <text:p>86.21406358851806</text:p>
          </table:table-cell>
          <table:table-cell office:value-type="string" calcext:value-type="string">
            <text:p>true</text:p>
          </table:table-cell>
          <table:table-cell office:value-type="string" calcext:value-type="string">
            <text:p>86.18392505690164</text:p>
          </table:table-cell>
          <table:table-cell office:value-type="float" office:value="1" calcext:value-type="float">
            <text:p>1</text:p>
          </table:table-cell>
          <table:table-cell office:value-type="string" calcext:value-type="string">
            <text:p>POLYGON ((678750.394 6864246.727, 678750.552 6864250.035, 678753.978 6864255.922, 678756.327 6864258.191, 678762.4479999808 6864261.137999991, 678762.4480000021 6864261.138, 678776.5919999998 6864262.668, 678776.592000166 6864262.667999627, 678781.420912383 6864251.822107323, 678752.4191152728 6864238.902177216, 678751.617 6864240.082, 678750.394 6864246.727))</text:p>
          </table:table-cell>
          <table:table-cell office:value-type="float" office:value="0.522253764666619" calcext:value-type="float">
            <text:p>0,522253764666619</text:p>
          </table:table-cell>
          <table:table-cell office:value-type="float" office:value="32.0395169067155" calcext:value-type="float">
            <text:p>32,0395169067155</text:p>
          </table:table-cell>
          <table:table-cell office:value-type="float" office:value="77243" calcext:value-type="float">
            <text:p>77243</text:p>
          </table:table-cell>
        </table:table-row>
        <table:table-row table:style-name="ro1">
          <table:table-cell office:value-type="string" calcext:value-type="string">
            <text:p>77389-AI-Densifyed-2</text:p>
          </table:table-cell>
          <table:table-cell office:value-type="float" office:value="1148.88300888761" calcext:value-type="float">
            <text:p>1148,88300888761</text:p>
          </table:table-cell>
          <table:table-cell office:value-type="string" calcext:value-type="string">
            <text:p>250.61815708389966</text:p>
          </table:table-cell>
          <table:table-cell office:value-type="string" calcext:value-type="string">
            <text:p>true</text:p>
          </table:table-cell>
          <table:table-cell office:value-type="string" calcext:value-type="string">
            <text:p>183.17015884909182</text:p>
          </table:table-cell>
          <table:table-cell office:value-type="float" office:value="2" calcext:value-type="float">
            <text:p>2</text:p>
          </table:table-cell>
          <table:table-cell office:value-type="string" calcext:value-type="string">
            <text:p>POLYGON ((674983.88 6823205.63, 674984.05 6823209.1, 674988.44 6823217.3, 675010.03 6823256.06, 675022.7309623691 6823249.4118400095, 675045.56 6823293.06, 675046.65 6823295.55, 675046.94 6823296.07, 675047.32 6823296.51, 675047.5839547183 6823296.722311404, 675049.4 6823294.35, 675048.27 6823291.76, 675025.39 6823248.02, 675000.88 6823201.15, 674995.95 6823202.45, 674983.88 6823205.63))</text:p>
          </table:table-cell>
          <table:table-cell office:value-type="float" office:value="0.357759310150843" calcext:value-type="float">
            <text:p>0,357759310150843</text:p>
          </table:table-cell>
          <table:table-cell office:value-type="float" office:value="74.4194223416435" calcext:value-type="float">
            <text:p>74,4194223416435</text:p>
          </table:table-cell>
          <table:table-cell office:value-type="float" office:value="77389" calcext:value-type="float">
            <text:p>77389</text:p>
          </table:table-cell>
        </table:table-row>
        <table:table-row table:style-name="ro1">
          <table:table-cell office:value-type="string" calcext:value-type="string">
            <text:p>77152-AB-Densifyed-1</text:p>
          </table:table-cell>
          <table:table-cell office:value-type="float" office:value="298.031350298245" calcext:value-type="float">
            <text:p>298,031350298245</text:p>
          </table:table-cell>
          <table:table-cell office:value-type="string" calcext:value-type="string">
            <text:p>123.98685488435282</text:p>
          </table:table-cell>
          <table:table-cell office:value-type="string" calcext:value-type="string">
            <text:p>true</text:p>
          </table:table-cell>
          <table:table-cell office:value-type="string" calcext:value-type="string">
            <text:p>62.3317580131644</text:p>
          </table:table-cell>
          <table:table-cell office:value-type="float" office:value="2" calcext:value-type="float">
            <text:p>2</text:p>
          </table:table-cell>
          <table:table-cell office:value-type="string" calcext:value-type="string">
            <text:p>POLYGON ((669590.5615303639 6823890.319470182, 669590.57 6823890.33, 669590.83 6823890.85, 669590.99 6823891.42, 669600.3319353517 6823945.176051074, 669606.49 6823943.87, 669594.67 6823887.92, 669590.92 6823890.09, 669590.5615303639 6823890.319470182))</text:p>
          </table:table-cell>
          <table:table-cell office:value-type="float" office:value="0.605749958007768" calcext:value-type="float">
            <text:p>0,605749958007768</text:p>
          </table:table-cell>
          <table:table-cell office:value-type="float" office:value="27.4776242512264" calcext:value-type="float">
            <text:p>27,4776242512264</text:p>
          </table:table-cell>
          <table:table-cell office:value-type="float" office:value="77152" calcext:value-type="float">
            <text:p>77152</text:p>
          </table:table-cell>
        </table:table-row>
        <table:table-row table:style-name="ro1">
          <table:table-cell office:value-type="string" calcext:value-type="string">
            <text:p>77312-AK-Densifyed-1</text:p>
          </table:table-cell>
          <table:table-cell office:value-type="float" office:value="231.540297406322" calcext:value-type="float">
            <text:p>231,540297406322</text:p>
          </table:table-cell>
          <table:table-cell office:value-type="string" calcext:value-type="string">
            <text:p>109.83191509378359</text:p>
          </table:table-cell>
          <table:table-cell office:value-type="string" calcext:value-type="string">
            <text:p>true</text:p>
          </table:table-cell>
          <table:table-cell office:value-type="string" calcext:value-type="string">
            <text:p>40.690930348176806</text:p>
          </table:table-cell>
          <table:table-cell office:value-type="float" office:value="2" calcext:value-type="float">
            <text:p>2</text:p>
          </table:table-cell>
          <table:table-cell office:value-type="string" calcext:value-type="string">
            <text:p>POLYGON ((680701.05254869 6803986.028628922, 680691.07 6803984.75, 680687.27 6804014.44, 680697.6214081282 6804013.858460218, 680697.64 6804013.31, 680701.05 6803986.04, 680701.05254869 6803986.028628922), (680697.2 6804007.07, 680689.93 6804006.2, 680690.91 6803997.86, 680698.16 6803998.72, 680697.2 6804007.07))</text:p>
          </table:table-cell>
          <table:table-cell office:value-type="float" office:value="0.911820828939674" calcext:value-type="float">
            <text:p>0,911820828939674</text:p>
          </table:table-cell>
          <table:table-cell office:value-type="float" office:value="3.00290991882747" calcext:value-type="float">
            <text:p>3,00290991882747</text:p>
          </table:table-cell>
          <table:table-cell office:value-type="float" office:value="77312" calcext:value-type="float">
            <text:p>77312</text:p>
          </table:table-cell>
        </table:table-row>
        <table:table-row table:style-name="ro1">
          <table:table-cell office:value-type="string" calcext:value-type="string">
            <text:p>77152-AD-Densifyed-1</text:p>
          </table:table-cell>
          <table:table-cell office:value-type="float" office:value="441.208832069347" calcext:value-type="float">
            <text:p>441,208832069347</text:p>
          </table:table-cell>
          <table:table-cell office:value-type="string" calcext:value-type="string">
            <text:p>90.23554625009929</text:p>
          </table:table-cell>
          <table:table-cell office:value-type="string" calcext:value-type="string">
            <text:p>true</text:p>
          </table:table-cell>
          <table:table-cell office:value-type="string" calcext:value-type="string">
            <text:p>66.29534069724892</text:p>
          </table:table-cell>
          <table:table-cell office:value-type="float" office:value="2" calcext:value-type="float">
            <text:p>2</text:p>
          </table:table-cell>
          <table:table-cell office:value-type="string" calcext:value-type="string">
            <text:p>POLYGON ((671160.9608481961 6823640.110645337, 671160.9 6823640.26, 671160.78 6823640.84, 671160.78 6823641.42, 671160.9 6823642, 671161.5477081777 6823644.124101819, 671142.04 6823649.26, 671145.79 6823663.77, 671146.62 6823666.99, 671169.79 6823660.89, 671169.65 6823660.44, 671165.3233446648 6823646.2286013225, 671164.45 6823643.36, 671163.77 6823641.13, 671160.9608481961 6823640.110645337))</text:p>
          </table:table-cell>
          <table:table-cell office:value-type="float" office:value="0.729621301257956" calcext:value-type="float">
            <text:p>0,729621301257956</text:p>
          </table:table-cell>
          <table:table-cell office:value-type="float" office:value="14.1433836123828" calcext:value-type="float">
            <text:p>14,1433836123828</text:p>
          </table:table-cell>
          <table:table-cell office:value-type="float" office:value="77152" calcext:value-type="float">
            <text:p>77152</text:p>
          </table:table-cell>
        </table:table-row>
        <table:table-row table:style-name="ro1">
          <table:table-cell office:value-type="string" calcext:value-type="string">
            <text:p>77217-0C-Densifyed-2</text:p>
          </table:table-cell>
          <table:table-cell office:value-type="float" office:value="503.364335591251" calcext:value-type="float">
            <text:p>503,364335591251</text:p>
          </table:table-cell>
          <table:table-cell office:value-type="string" calcext:value-type="string">
            <text:p>94.46599937947367</text:p>
          </table:table-cell>
          <table:table-cell office:value-type="string" calcext:value-type="string">
            <text:p>true</text:p>
          </table:table-cell>
          <table:table-cell office:value-type="string" calcext:value-type="string">
            <text:p>94.43356191020004</text:p>
          </table:table-cell>
          <table:table-cell office:value-type="float" office:value="1" calcext:value-type="float">
            <text:p>1</text:p>
          </table:table-cell>
          <table:table-cell office:value-type="string" calcext:value-type="string">
            <text:p>POLYGON ((675778.7699076637 6843474.015446929, 675789.829 6843463.142, 675784.795 6843457.518, 675779.449 6843451.547, 675767.6810000003 6843440.213, 675767.6809999922 6843440.213000009, 675756.8593236436 6843451.730777366, 675778.7699076637 6843474.015446929))</text:p>
          </table:table-cell>
          <table:table-cell office:value-type="float" office:value="0.991523984078511" calcext:value-type="float">
            <text:p>0,991523984078511</text:p>
          </table:table-cell>
          <table:table-cell office:value-type="float" office:value="0.401829582051709" calcext:value-type="float">
            <text:p>0,401829582051709</text:p>
          </table:table-cell>
          <table:table-cell office:value-type="float" office:value="77217" calcext:value-type="float">
            <text:p>77217</text:p>
          </table:table-cell>
        </table:table-row>
        <table:table-row table:style-name="ro1">
          <table:table-cell office:value-type="string" calcext:value-type="string">
            <text:p>77152-AX-Densifyed-1</text:p>
          </table:table-cell>
          <table:table-cell office:value-type="float" office:value="478.839386010153" calcext:value-type="float">
            <text:p>478,839386010153</text:p>
          </table:table-cell>
          <table:table-cell office:value-type="string" calcext:value-type="string">
            <text:p>87.89042304463412</text:p>
          </table:table-cell>
          <table:table-cell office:value-type="string" calcext:value-type="string">
            <text:p>true</text:p>
          </table:table-cell>
          <table:table-cell office:value-type="string" calcext:value-type="string">
            <text:p>87.85825983650594</text:p>
          </table:table-cell>
          <table:table-cell office:value-type="float" office:value="1" calcext:value-type="float">
            <text:p>1</text:p>
          </table:table-cell>
          <table:table-cell office:value-type="string" calcext:value-type="string">
            <text:p>POLYGON ((671932.859000001 6823771.905000002, 671940.7001888513 6823791.053202324, 671958.4327225819 6823785.631122308, 671957.945 6823784.027, 671950.505 6823759.695, 671948.227 6823760.883, 671945.977 6823762.051, 671943.681 6823763.42, 671939.569 6823766.393, 671932.8590000003 6823771.905, 671932.859000001 6823771.905000002))</text:p>
          </table:table-cell>
          <table:table-cell office:value-type="float" office:value="0.674961060645739" calcext:value-type="float">
            <text:p>0,674961060645739</text:p>
          </table:table-cell>
          <table:table-cell office:value-type="float" office:value="13.1524432925596" calcext:value-type="float">
            <text:p>13,1524432925596</text:p>
          </table:table-cell>
          <table:table-cell office:value-type="float" office:value="77152" calcext:value-type="float">
            <text:p>77152</text:p>
          </table:table-cell>
        </table:table-row>
        <table:table-row table:style-name="ro1">
          <table:table-cell office:value-type="string" calcext:value-type="string">
            <text:p>77312-AN-Densifyed-1</text:p>
          </table:table-cell>
          <table:table-cell office:value-type="float" office:value="710.206405081488" calcext:value-type="float">
            <text:p>710,206405081488</text:p>
          </table:table-cell>
          <table:table-cell office:value-type="string" calcext:value-type="string">
            <text:p>203.18215925376708</text:p>
          </table:table-cell>
          <table:table-cell office:value-type="string" calcext:value-type="string">
            <text:p>true</text:p>
          </table:table-cell>
          <table:table-cell office:value-type="string" calcext:value-type="string">
            <text:p>125.6631894932538</text:p>
          </table:table-cell>
          <table:table-cell office:value-type="float" office:value="3" calcext:value-type="float">
            <text:p>3</text:p>
          </table:table-cell>
          <table:table-cell office:value-type="string" calcext:value-type="string">
            <text:p>POLYGON ((682842.65 6804500.73, 682852.86 6804479.15, 682853.32 6804478.19, 682851.22 6804476.82, 682852.11 6804474.1, 682855.03 6804465.16, 682850.43 6804462.9, 682835.73 6804455.67, 682835.69 6804460.01, 682843.1 6804463.79, 682827.67 6804495.75, 682810.79 6804530.7, 682813.4858917941 6804532.006758661, 682813.49 6804532, 682830.37 6804497.05, 682830.5005468326 6804496.69099621, 682842.65 6804500.73))</text:p>
          </table:table-cell>
          <table:table-cell office:value-type="float" office:value="0.827974282466941" calcext:value-type="float">
            <text:p>0,827974282466941</text:p>
          </table:table-cell>
          <table:table-cell office:value-type="float" office:value="16.0296381744087" calcext:value-type="float">
            <text:p>16,0296381744087</text:p>
          </table:table-cell>
          <table:table-cell office:value-type="float" office:value="77312" calcext:value-type="float">
            <text:p>77312</text:p>
          </table:table-cell>
        </table:table-row>
        <table:table-row table:style-name="ro1">
          <table:table-cell office:value-type="string" calcext:value-type="string">
            <text:p>77152-AY-Densifyed-1</text:p>
          </table:table-cell>
          <table:table-cell office:value-type="float" office:value="177.491193944484" calcext:value-type="float">
            <text:p>177,491193944484</text:p>
          </table:table-cell>
          <table:table-cell office:value-type="string" calcext:value-type="string">
            <text:p>80.67101917063391</text:p>
          </table:table-cell>
          <table:table-cell office:value-type="string" calcext:value-type="string">
            <text:p>true</text:p>
          </table:table-cell>
          <table:table-cell office:value-type="string" calcext:value-type="string">
            <text:p>41.51125361173847</text:p>
          </table:table-cell>
          <table:table-cell office:value-type="float" office:value="2" calcext:value-type="float">
            <text:p>2</text:p>
          </table:table-cell>
          <table:table-cell office:value-type="string" calcext:value-type="string">
            <text:p>POLYGON ((671576.6988520026 6823719.399243947, 671581.99 6823719.54, 671573.5 6823684.73, 671568.540618392 6823685.952515923, 671570 6823691.89, 671576.63 6823718.6, 671576.71 6823719.18, 671576.6988520026 6823719.399243947))</text:p>
          </table:table-cell>
          <table:table-cell office:value-type="float" office:value="0.782694296531721" calcext:value-type="float">
            <text:p>0,782694296531721</text:p>
          </table:table-cell>
          <table:table-cell office:value-type="float" office:value="10.2806774825621" calcext:value-type="float">
            <text:p>10,2806774825621</text:p>
          </table:table-cell>
          <table:table-cell office:value-type="float" office:value="77152" calcext:value-type="float">
            <text:p>77152</text:p>
          </table:table-cell>
        </table:table-row>
        <table:table-row table:style-name="ro1">
          <table:table-cell office:value-type="string" calcext:value-type="string">
            <text:p>77217-0C-Densifyed-3</text:p>
          </table:table-cell>
          <table:table-cell office:value-type="float" office:value="490.538702631633" calcext:value-type="float">
            <text:p>490,538702631633</text:p>
          </table:table-cell>
          <table:table-cell office:value-type="string" calcext:value-type="string">
            <text:p>120.71335219921681</text:p>
          </table:table-cell>
          <table:table-cell office:value-type="string" calcext:value-type="string">
            <text:p>true</text:p>
          </table:table-cell>
          <table:table-cell office:value-type="string" calcext:value-type="string">
            <text:p>28.110950679111088</text:p>
          </table:table-cell>
          <table:table-cell office:value-type="float" office:value="3" calcext:value-type="float">
            <text:p>3</text:p>
          </table:table-cell>
          <table:table-cell office:value-type="string" calcext:value-type="string">
            <text:p>POLYGON ((675815.6 6843580.36, 675803.31 6843570.4, 675802.94 6843570.78, 675784.63 6843586.6, 675771.73 6843597.74, 675771.43 6843597.95, 675773.0708300861 6843600.411853295, 675773.21 6843600.35, 675773.69 6843600.01, 675786.59 6843588.87, 675786.9512516863 6843588.481654437, 675800.26 6843599.27, 675815.6 6843580.36))</text:p>
          </table:table-cell>
          <table:table-cell office:value-type="float" office:value="0.686939515890322" calcext:value-type="float">
            <text:p>0,686939515890322</text:p>
          </table:table-cell>
          <table:table-cell office:value-type="float" office:value="21.3398617621991" calcext:value-type="float">
            <text:p>21,3398617621991</text:p>
          </table:table-cell>
          <table:table-cell office:value-type="float" office:value="77217" calcext:value-type="float">
            <text:p>77217</text:p>
          </table:table-cell>
        </table:table-row>
        <table:table-row table:style-name="ro1">
          <table:table-cell office:value-type="string" calcext:value-type="string">
            <text:p>77114-0B-Densifyed-4</text:p>
          </table:table-cell>
          <table:table-cell office:value-type="float" office:value="478.357490236375" calcext:value-type="float">
            <text:p>478,357490236375</text:p>
          </table:table-cell>
          <table:table-cell office:value-type="string" calcext:value-type="string">
            <text:p>87.23564032831894</text:p>
          </table:table-cell>
          <table:table-cell office:value-type="string" calcext:value-type="string">
            <text:p>true</text:p>
          </table:table-cell>
          <table:table-cell office:value-type="string" calcext:value-type="string">
            <text:p>41.18692214591618</text:p>
          </table:table-cell>
          <table:table-cell office:value-type="float" office:value="3" calcext:value-type="float">
            <text:p>3</text:p>
          </table:table-cell>
          <table:table-cell office:value-type="string" calcext:value-type="string">
            <text:p>POLYGON ((675074.5359385624 6847125.691997895, 675068.826 6847124.896, 675057.761 6847123.47, 675055.552 6847123.379, 675054.207 6847123.859, 675052.907 6847125, 675052.123 6847126.755, 675048.033 6847137.144, 675046.0553900087 6847142.184574962, 675046.0553900066 6847142.184574967, 675066.6088162886 6847149.134693832, 675074.5359385624 6847125.691997895))</text:p>
          </table:table-cell>
          <table:table-cell office:value-type="float" office:value="0.821192253447333" calcext:value-type="float">
            <text:p>0,821192253447333</text:p>
          </table:table-cell>
          <table:table-cell office:value-type="float" office:value="8.69726503719945" calcext:value-type="float">
            <text:p>8,69726503719945</text:p>
          </table:table-cell>
          <table:table-cell office:value-type="float" office:value="77114" calcext:value-type="float">
            <text:p>77114</text:p>
          </table:table-cell>
        </table:table-row>
        <table:table-row table:style-name="ro1">
          <table:table-cell office:value-type="string" calcext:value-type="string">
            <text:p>77243-AR-Densifyed-2</text:p>
          </table:table-cell>
          <table:table-cell office:value-type="float" office:value="216.051587315314" calcext:value-type="float">
            <text:p>216,051587315314</text:p>
          </table:table-cell>
          <table:table-cell office:value-type="string" calcext:value-type="string">
            <text:p>63.62794066101024</text:p>
          </table:table-cell>
          <table:table-cell office:value-type="string" calcext:value-type="string">
            <text:p>true</text:p>
          </table:table-cell>
          <table:table-cell office:value-type="string" calcext:value-type="string">
            <text:p>63.59062260216864</text:p>
          </table:table-cell>
          <table:table-cell office:value-type="float" office:value="1" calcext:value-type="float">
            <text:p>1</text:p>
          </table:table-cell>
          <table:table-cell office:value-type="string" calcext:value-type="string">
            <text:p>POLYGON ((679862.2977992602 6863863.803011526, 679881.519 6863862.714, 679881.91 6863856.943, 679876.182 6863854.364, 679861.4145719951 6863847.713311529, 679862.2977992602 6863863.803011526))</text:p>
          </table:table-cell>
          <table:table-cell office:value-type="float" office:value="0.712218156948564" calcext:value-type="float">
            <text:p>0,712218156948564</text:p>
          </table:table-cell>
          <table:table-cell office:value-type="float" office:value="10.5642115813556" calcext:value-type="float">
            <text:p>10,5642115813556</text:p>
          </table:table-cell>
          <table:table-cell office:value-type="float" office:value="77243" calcext:value-type="float">
            <text:p>77243</text:p>
          </table:table-cell>
        </table:table-row>
        <table:table-row table:style-name="ro1">
          <table:table-cell office:value-type="string" calcext:value-type="string">
            <text:p>77217-0B-Densifyed-2</text:p>
          </table:table-cell>
          <table:table-cell office:value-type="float" office:value="463.263606618671" calcext:value-type="float">
            <text:p>463,263606618671</text:p>
          </table:table-cell>
          <table:table-cell office:value-type="string" calcext:value-type="string">
            <text:p>86.39652552185439</text:p>
          </table:table-cell>
          <table:table-cell office:value-type="string" calcext:value-type="string">
            <text:p>true</text:p>
          </table:table-cell>
          <table:table-cell office:value-type="string" calcext:value-type="string">
            <text:p>64.81979256299982</text:p>
          </table:table-cell>
          <table:table-cell office:value-type="float" office:value="2" calcext:value-type="float">
            <text:p>2</text:p>
          </table:table-cell>
          <table:table-cell office:value-type="string" calcext:value-type="string">
            <text:p>POLYGON ((675553.6418901521 6842887.848818115, 675573.5129999912 6842891.7239999985, 675573.5130000002 6842891.723999999, 675575.446 6842869.652, 675575.61 6842867.741, 675555.5723843428 6842865.972743945, 675553.6418901521 6842887.848818115))</text:p>
          </table:table-cell>
          <table:table-cell office:value-type="float" office:value="0.779783943141218" calcext:value-type="float">
            <text:p>0,779783943141218</text:p>
          </table:table-cell>
          <table:table-cell office:value-type="float" office:value="7.45500175682459" calcext:value-type="float">
            <text:p>7,45500175682459</text:p>
          </table:table-cell>
          <table:table-cell office:value-type="float" office:value="77217" calcext:value-type="float">
            <text:p>77217</text:p>
          </table:table-cell>
        </table:table-row>
        <table:table-row table:style-name="ro1">
          <table:table-cell office:value-type="string" calcext:value-type="string">
            <text:p>77389-AI-Densifyed-2</text:p>
          </table:table-cell>
          <table:table-cell office:value-type="float" office:value="500.327901093543" calcext:value-type="float">
            <text:p>500,327901093543</text:p>
          </table:table-cell>
          <table:table-cell office:value-type="string" calcext:value-type="string">
            <text:p>98.0683299256444</text:p>
          </table:table-cell>
          <table:table-cell office:value-type="string" calcext:value-type="string">
            <text:p>true</text:p>
          </table:table-cell>
          <table:table-cell office:value-type="string" calcext:value-type="string">
            <text:p>77.79454646782243</text:p>
          </table:table-cell>
          <table:table-cell office:value-type="float" office:value="2" calcext:value-type="float">
            <text:p>2</text:p>
          </table:table-cell>
          <table:table-cell office:value-type="string" calcext:value-type="string">
            <text:p>POLYGON ((674989.23 6823441.355, 675015.4359999988 6823466.527999999, 675016.6464767996 6823435.203154517, 674995.9448380392 6823434.403187173, 674989.23 6823441.355))</text:p>
          </table:table-cell>
          <table:table-cell office:value-type="float" office:value="0.274891794981825" calcext:value-type="float">
            <text:p>0,274891794981825</text:p>
          </table:table-cell>
          <table:table-cell office:value-type="float" office:value="93.9966716004656" calcext:value-type="float">
            <text:p>93,9966716004656</text:p>
          </table:table-cell>
          <table:table-cell office:value-type="float" office:value="77389" calcext:value-type="float">
            <text:p>77389</text:p>
          </table:table-cell>
        </table:table-row>
        <table:table-row table:style-name="ro1">
          <table:table-cell office:value-type="string" calcext:value-type="string">
            <text:p>77114-0A-Densifyed-1</text:p>
          </table:table-cell>
          <table:table-cell office:value-type="float" office:value="480.635827772607" calcext:value-type="float">
            <text:p>480,635827772607</text:p>
          </table:table-cell>
          <table:table-cell office:value-type="string" calcext:value-type="string">
            <text:p>97.38819982271161</text:p>
          </table:table-cell>
          <table:table-cell office:value-type="string" calcext:value-type="string">
            <text:p>true</text:p>
          </table:table-cell>
          <table:table-cell office:value-type="string" calcext:value-type="string">
            <text:p>47.84577708082422</text:p>
          </table:table-cell>
          <table:table-cell office:value-type="float" office:value="2" calcext:value-type="float">
            <text:p>2</text:p>
          </table:table-cell>
          <table:table-cell office:value-type="string" calcext:value-type="string">
            <text:p>POLYGON ((675542.4963774009 6848423.0394502245, 675543.07 6848422.99, 675543.66 6848423.04, 675574.23659764 6848429.110137276, 675574.39 6848411.52, 675539.23 6848411.22, 675541.4 6848417.4, 675542.4963774009 6848423.0394502245))</text:p>
          </table:table-cell>
          <table:table-cell table:number-columns-repeated="2" office:value-type="float" office:value="0" calcext:value-type="float">
            <text:p>0</text:p>
          </table:table-cell>
          <table:table-cell/>
        </table:table-row>
        <table:table-row table:style-name="ro1">
          <table:table-cell office:value-type="string" calcext:value-type="string">
            <text:p>77312-AK-Densifyed-1</text:p>
          </table:table-cell>
          <table:table-cell office:value-type="float" office:value="199.638913346931" calcext:value-type="float">
            <text:p>199,638913346931</text:p>
          </table:table-cell>
          <table:table-cell office:value-type="string" calcext:value-type="string">
            <text:p>70.40901905836145</text:p>
          </table:table-cell>
          <table:table-cell office:value-type="string" calcext:value-type="string">
            <text:p>true</text:p>
          </table:table-cell>
          <table:table-cell office:value-type="string" calcext:value-type="string">
            <text:p>7.663590139187016</text:p>
          </table:table-cell>
          <table:table-cell office:value-type="float" office:value="3" calcext:value-type="float">
            <text:p>3</text:p>
          </table:table-cell>
          <table:table-cell office:value-type="string" calcext:value-type="string">
            <text:p>POLYGON ((680707.8709579242 6804013.272220197, 680707.89 6804012.72, 680711.2889624452 6803986.158108186, 680704.17 6803985.27, 680700.62 6804013.69, 680707.8709579242 6804013.272220197))</text:p>
          </table:table-cell>
          <table:table-cell office:value-type="float" office:value="0.517678203287589" calcext:value-type="float">
            <text:p>0,517678203287589</text:p>
          </table:table-cell>
          <table:table-cell office:value-type="float" office:value="28.6466523709672" calcext:value-type="float">
            <text:p>28,6466523709672</text:p>
          </table:table-cell>
          <table:table-cell office:value-type="float" office:value="77312" calcext:value-type="float">
            <text:p>77312</text:p>
          </table:table-cell>
        </table:table-row>
        <table:table-row table:style-name="ro1">
          <table:table-cell office:value-type="string" calcext:value-type="string">
            <text:p>77470-AK-Densifyed-2</text:p>
          </table:table-cell>
          <table:table-cell office:value-type="float" office:value="201.248763012798" calcext:value-type="float">
            <text:p>201,248763012798</text:p>
          </table:table-cell>
          <table:table-cell office:value-type="string" calcext:value-type="string">
            <text:p>61.87541761116707</text:p>
          </table:table-cell>
          <table:table-cell office:value-type="string" calcext:value-type="string">
            <text:p>true</text:p>
          </table:table-cell>
          <table:table-cell office:value-type="string" calcext:value-type="string">
            <text:p>61.84043161223691</text:p>
          </table:table-cell>
          <table:table-cell office:value-type="float" office:value="1" calcext:value-type="float">
            <text:p>1</text:p>
          </table:table-cell>
          <table:table-cell office:value-type="string" calcext:value-type="string">
            <text:p>POLYGON ((682235.1823467959 6848751.563396438, 682235.4289999997 6848756.832999992, 682235.429000005 6848756.833, 682251.234 6848756.271, 682258.4739575679 6848756.038027801, 682248.965500554 6848742.13614584, 682235.1823467959 6848751.563396438))</text:p>
          </table:table-cell>
          <table:table-cell office:value-type="float" office:value="0.471494613343392" calcext:value-type="float">
            <text:p>0,471494613343392</text:p>
          </table:table-cell>
          <table:table-cell office:value-type="float" office:value="23.4496191649322" calcext:value-type="float">
            <text:p>23,4496191649322</text:p>
          </table:table-cell>
          <table:table-cell office:value-type="float" office:value="77470" calcext:value-type="float">
            <text:p>77470</text:p>
          </table:table-cell>
        </table:table-row>
        <table:table-row table:style-name="ro1">
          <table:table-cell office:value-type="string" calcext:value-type="string">
            <text:p>77285-BT-Densifyed-2</text:p>
          </table:table-cell>
          <table:table-cell office:value-type="float" office:value="518.947140281983" calcext:value-type="float">
            <text:p>518,947140281983</text:p>
          </table:table-cell>
          <table:table-cell office:value-type="string" calcext:value-type="string">
            <text:p>124.68379551669727</text:p>
          </table:table-cell>
          <table:table-cell office:value-type="string" calcext:value-type="string">
            <text:p>true</text:p>
          </table:table-cell>
          <table:table-cell office:value-type="string" calcext:value-type="string">
            <text:p>123.74507979101358</text:p>
          </table:table-cell>
          <table:table-cell office:value-type="float" office:value="1" calcext:value-type="float">
            <text:p>1</text:p>
          </table:table-cell>
          <table:table-cell office:value-type="string" calcext:value-type="string">
            <text:p>POLYGON ((673625.3498933285 6826395.797790634, 673625.64 6826396.02, 673640.5481507652 6826405.219275571, 673626.29 6826424.47, 673628.52 6826426.18, 673631.39 6826428.38, 673641.22 6826435.65, 673647.17 6826425.02, 673654.99 6826410.63, 673650.52 6826407.87, 673642.72 6826403.04, 673642.34 6826402.8, 673627.21 6826393.47, 673625.3498933285 6826395.797790634))</text:p>
          </table:table-cell>
          <table:table-cell office:value-type="float" office:value="0.841244310943935" calcext:value-type="float">
            <text:p>0,841244310943935</text:p>
          </table:table-cell>
          <table:table-cell office:value-type="float" office:value="8.68038668137721" calcext:value-type="float">
            <text:p>8,68038668137721</text:p>
          </table:table-cell>
          <table:table-cell office:value-type="float" office:value="77285" calcext:value-type="float">
            <text:p>77285</text:p>
          </table:table-cell>
        </table:table-row>
        <table:table-row table:style-name="ro1">
          <table:table-cell office:value-type="string" calcext:value-type="string">
            <text:p>77317-AC-Densifyed-1</text:p>
          </table:table-cell>
          <table:table-cell office:value-type="float" office:value="682.620487999033" calcext:value-type="float">
            <text:p>682,620487999033</text:p>
          </table:table-cell>
          <table:table-cell office:value-type="string" calcext:value-type="string">
            <text:p>162.58237213184276</text:p>
          </table:table-cell>
          <table:table-cell office:value-type="string" calcext:value-type="string">
            <text:p>true</text:p>
          </table:table-cell>
          <table:table-cell office:value-type="string" calcext:value-type="string">
            <text:p>108.36414031811569</text:p>
          </table:table-cell>
          <table:table-cell office:value-type="float" office:value="3" calcext:value-type="float">
            <text:p>3</text:p>
          </table:table-cell>
          <table:table-cell office:value-type="string" calcext:value-type="string">
            <text:p>POLYGON ((691533.099 6834218.057, 691520.654 6834252.131, 691509.027 6834283.61, 691508.617 6834284.713, 691514.537 6834287.481, 691515.114 6834286.007, 691518.996 6834275.95, 691522.224 6834277.042, 691528.517 6834260.18, 691534.839 6834243.107, 691534.878 6834243.007, 691542.684 6834221.684, 691533.099 6834218.057))</text:p>
          </table:table-cell>
          <table:table-cell office:value-type="float" office:value="0.599307148470954" calcext:value-type="float">
            <text:p>0,599307148470954</text:p>
          </table:table-cell>
          <table:table-cell office:value-type="float" office:value="31.3932703705349" calcext:value-type="float">
            <text:p>31,3932703705349</text:p>
          </table:table-cell>
          <table:table-cell office:value-type="float" office:value="77317" calcext:value-type="float">
            <text:p>77317</text:p>
          </table:table-cell>
        </table:table-row>
        <table:table-row table:style-name="ro1">
          <table:table-cell office:value-type="string" calcext:value-type="string">
            <text:p>77061-0A-Densifyed-1</text:p>
          </table:table-cell>
          <table:table-cell office:value-type="float" office:value="352.285824364873" calcext:value-type="float">
            <text:p>352,285824364873</text:p>
          </table:table-cell>
          <table:table-cell office:value-type="string" calcext:value-type="string">
            <text:p>97.90470895041291</text:p>
          </table:table-cell>
          <table:table-cell office:value-type="string" calcext:value-type="string">
            <text:p>true</text:p>
          </table:table-cell>
          <table:table-cell office:value-type="string" calcext:value-type="string">
            <text:p>97.12453930607772</text:p>
          </table:table-cell>
          <table:table-cell office:value-type="float" office:value="1" calcext:value-type="float">
            <text:p>1</text:p>
          </table:table-cell>
          <table:table-cell office:value-type="string" calcext:value-type="string">
            <text:p>POLYGON ((699285.6724874247 6807432.720126479, 699285.57 6807429.87, 699285.58 6807422.17, 699260.86 6807424.35, 699261.32 6807435.47, 699261.37 6807436.74, 699282.7806096346 6807435.83656174, 699282.96 6807440.71, 699283.07 6807444.06, 699283.08 6807444.07, 699283.19 6807447.13, 699283.2048788746 6807447.2378718415, 699286.19 6807447.01, 699286.07 6807443.96, 699285.96 6807440.6, 699285.78 6807435.71, 699285.6724874247 6807432.720126479))</text:p>
          </table:table-cell>
          <table:table-cell office:value-type="float" office:value="0.613276192448781" calcext:value-type="float">
            <text:p>0,613276192448781</text:p>
          </table:table-cell>
          <table:table-cell office:value-type="float" office:value="21.3707580585672" calcext:value-type="float">
            <text:p>21,3707580585672</text:p>
          </table:table-cell>
          <table:table-cell office:value-type="float" office:value="77061" calcext:value-type="float">
            <text:p>77061</text:p>
          </table:table-cell>
        </table:table-row>
        <table:table-row table:style-name="ro1">
          <table:table-cell office:value-type="string" calcext:value-type="string">
            <text:p>77243-BE-Densifyed-2</text:p>
          </table:table-cell>
          <table:table-cell office:value-type="float" office:value="279.411093625525" calcext:value-type="float">
            <text:p>279,411093625525</text:p>
          </table:table-cell>
          <table:table-cell office:value-type="string" calcext:value-type="string">
            <text:p>96.01227872036934</text:p>
          </table:table-cell>
          <table:table-cell office:value-type="string" calcext:value-type="string">
            <text:p>true</text:p>
          </table:table-cell>
          <table:table-cell office:value-type="string" calcext:value-type="string">
            <text:p>95.95357753871436</text:p>
          </table:table-cell>
          <table:table-cell office:value-type="float" office:value="1" calcext:value-type="float">
            <text:p>1</text:p>
          </table:table-cell>
          <table:table-cell office:value-type="string" calcext:value-type="string">
            <text:p>POLYGON ((677933.6627253671 6863476.176981132, 677933.28 6863476.3, 677932.69 6863476.38, 677932.11 6863476.34, 677931.54 6863476.18, 677931.01 6863475.92, 677930.55 6863475.56, 677930.16 6863475.12, 677929.87 6863474.61, 677929.69 6863474.05, 677929.61 6863473.46, 677929.65 6863472.88, 677934.1924679091 6863446.164298627, 677927.35 6863445.11, 677923.75 6863466.27, 677921.8 6863478.42, 677934.05 6863483.73, 677935.11 6863476.84, 677935.07 6863476.84, 677934.5 6863476.68, 677933.98 6863476.42, 677933.6627253671 6863476.176981132))</text:p>
          </table:table-cell>
          <table:table-cell table:number-columns-repeated="2" office:value-type="float" office:value="0" calcext:value-type="float">
            <text:p>0</text:p>
          </table:table-cell>
          <table:table-cell/>
        </table:table-row>
        <table:table-row table:style-name="ro1">
          <table:table-cell office:value-type="string" calcext:value-type="string">
            <text:p>77390-AB-Densifyed-2</text:p>
          </table:table-cell>
          <table:table-cell office:value-type="float" office:value="313.729676888403" calcext:value-type="float">
            <text:p>313,729676888403</text:p>
          </table:table-cell>
          <table:table-cell office:value-type="string" calcext:value-type="string">
            <text:p>189.79585222502953</text:p>
          </table:table-cell>
          <table:table-cell office:value-type="string" calcext:value-type="string">
            <text:p>true</text:p>
          </table:table-cell>
          <table:table-cell office:value-type="string" calcext:value-type="string">
            <text:p>148.564032705071</text:p>
          </table:table-cell>
          <table:table-cell office:value-type="float" office:value="2" calcext:value-type="float">
            <text:p>2</text:p>
          </table:table-cell>
          <table:table-cell office:value-type="string" calcext:value-type="string">
            <text:p>POLYGON ((674907.166239365 6855426.357171584, 674908.11 6855424.03, 674915.44 6855405.9, 674917.7 6855400.54, 674908.6 6855397.02, 674893.11 6855390.89, 674891.97 6855390.8, 674890.62 6855390.81, 674889.56 6855390.77, 674888.19 6855391.62, 674887.04 6855392.95, 674886.11 6855394.2, 674912.71 6855404.91, 674905.46 6855423.37, 674872.67 6855410.23, 674869.8905744485 6855411.416930055, 674907.166239365 6855426.357171584))</text:p>
          </table:table-cell>
          <table:table-cell office:value-type="float" office:value="0.603014131685286" calcext:value-type="float">
            <text:p>0,603014131685286</text:p>
          </table:table-cell>
          <table:table-cell office:value-type="float" office:value="23.6604508463394" calcext:value-type="float">
            <text:p>23,6604508463394</text:p>
          </table:table-cell>
          <table:table-cell office:value-type="float" office:value="77390" calcext:value-type="float">
            <text:p>77390</text:p>
          </table:table-cell>
        </table:table-row>
        <table:table-row table:style-name="ro1">
          <table:table-cell office:value-type="string" calcext:value-type="string">
            <text:p>77317-AC-Densifyed-2</text:p>
          </table:table-cell>
          <table:table-cell office:value-type="float" office:value="544.915441549728" calcext:value-type="float">
            <text:p>544,915441549728</text:p>
          </table:table-cell>
          <table:table-cell office:value-type="string" calcext:value-type="string">
            <text:p>134.71207723081844</text:p>
          </table:table-cell>
          <table:table-cell office:value-type="string" calcext:value-type="string">
            <text:p>true</text:p>
          </table:table-cell>
          <table:table-cell office:value-type="string" calcext:value-type="string">
            <text:p>133.5283161590691</text:p>
          </table:table-cell>
          <table:table-cell office:value-type="float" office:value="1" calcext:value-type="float">
            <text:p>1</text:p>
          </table:table-cell>
          <table:table-cell office:value-type="string" calcext:value-type="string">
            <text:p>POLYGON ((692151.25 6833945.95, 692156.37 6833956.98, 692156.93 6833958.17, 692173.54 6833949.89, 692165.29 6833933.52, 692161.25 6833925.18, 692148.9646804644 6833933.816297022, 692148.38 6833932.53, 692148.36 6833932.49, 692148.34 6833932.46, 692148.21 6833932.24, 692148.08 6833932.02, 692148.06 6833931.99, 692148.04 6833931.95, 692147.86 6833931.77, 692147.69 6833931.58, 692147.66 6833931.55, 692147.64 6833931.52, 692139.13 6833924, 692139.12 6833924, 692139.12 6833923.99, 692132.2792115464 6833917.994367097, 692130.26 6833920.21, 692137.14 6833926.25, 692145.65 6833933.77, 692146.4 6833935.43, 692146.47 6833935.57, 692151.25 6833945.95))</text:p>
          </table:table-cell>
          <table:table-cell office:value-type="float" office:value="0.502406466835658" calcext:value-type="float">
            <text:p>0,502406466835658</text:p>
          </table:table-cell>
          <table:table-cell office:value-type="float" office:value="29.3843195867096" calcext:value-type="float">
            <text:p>29,3843195867096</text:p>
          </table:table-cell>
          <table:table-cell office:value-type="float" office:value="77317" calcext:value-type="float">
            <text:p>77317</text:p>
          </table:table-cell>
        </table:table-row>
        <table:table-row table:style-name="ro1">
          <table:table-cell office:value-type="string" calcext:value-type="string">
            <text:p>77389-AB-Densifyed-2</text:p>
          </table:table-cell>
          <table:table-cell office:value-type="float" office:value="540.347919480263" calcext:value-type="float">
            <text:p>540,347919480263</text:p>
          </table:table-cell>
          <table:table-cell office:value-type="string" calcext:value-type="string">
            <text:p>98.20472428732988</text:p>
          </table:table-cell>
          <table:table-cell office:value-type="string" calcext:value-type="string">
            <text:p>true</text:p>
          </table:table-cell>
          <table:table-cell office:value-type="string" calcext:value-type="string">
            <text:p>98.1720990107072</text:p>
          </table:table-cell>
          <table:table-cell office:value-type="float" office:value="1" calcext:value-type="float">
            <text:p>1</text:p>
          </table:table-cell>
          <table:table-cell office:value-type="string" calcext:value-type="string">
            <text:p>POLYGON ((674595.3233420365 6824669.443017976, 674595.957 6824666.335, 674582.484 6824645.921, 674566.4270000008 6824642.619, 674566.4269986436 6824642.619006657, 674562.3319491026 6824662.716449159, 674595.3233420365 6824669.443017976))</text:p>
          </table:table-cell>
          <table:table-cell office:value-type="float" office:value="0.942222455406288" calcext:value-type="float">
            <text:p>0,942222455406288</text:p>
          </table:table-cell>
          <table:table-cell office:value-type="float" office:value="2.60019011544646" calcext:value-type="float">
            <text:p>2,60019011544646</text:p>
          </table:table-cell>
          <table:table-cell office:value-type="float" office:value="77389" calcext:value-type="float">
            <text:p>77389</text:p>
          </table:table-cell>
        </table:table-row>
        <table:table-row table:style-name="ro1">
          <table:table-cell office:value-type="string" calcext:value-type="string">
            <text:p>77114-0B-Densifyed-1</text:p>
          </table:table-cell>
          <table:table-cell office:value-type="float" office:value="752.687262890218" calcext:value-type="float">
            <text:p>752,687262890218</text:p>
          </table:table-cell>
          <table:table-cell office:value-type="string" calcext:value-type="string">
            <text:p>175.61695949522962</text:p>
          </table:table-cell>
          <table:table-cell office:value-type="string" calcext:value-type="string">
            <text:p>true</text:p>
          </table:table-cell>
          <table:table-cell office:value-type="string" calcext:value-type="string">
            <text:p>174.15331161521544</text:p>
          </table:table-cell>
          <table:table-cell office:value-type="float" office:value="1" calcext:value-type="float">
            <text:p>1</text:p>
          </table:table-cell>
          <table:table-cell office:value-type="string" calcext:value-type="string">
            <text:p>POLYGON ((675726.43 6847269.8, 675754.57 6847283.15, 675757.54 6847284.51, 675763.4395676763 6847272.106199817, 675766.32 6847274.37, 675766.54 6847274.51, 675766.76 6847274.65, 675766.79 6847274.67, 675766.81 6847274.68, 675767.06 6847274.78, 675767.3 6847274.88, 675769.97 6847275.68, 675770.16 6847275.72, 675770.34 6847275.77, 675770.44 6847275.78, 675770.54 6847275.8, 675770.74 6847275.8, 675770.93 6847275.81, 675771.03 6847275.8, 675771.13 6847275.8, 675771.32 6847275.76, 675771.51 6847275.74, 675774.28 6847275.09, 675774.42 6847275.05, 675774.56 6847275.01, 675774.69 6847274.95, 675774.83 6847274.9, 675774.96 6847274.83, 675775.09 6847274.77, 675775.21 6847274.69, 675775.34 6847274.61, 675775.45 6847274.52, 675775.57 6847274.43, 675776.71 6847273.44, 675792.67 6847281.36, 675793.22 6847281.57, 675793.8 6847281.67, 675794.38 6847281.65, 675794.96 6847281.52, 675795.49 6847281.28, 675795.97 6847280.94, 675796.38 6847280.51, 675796.69 6847280.01, 675796.6900089715 6847280.0099765025, 675794 6847278.68, 675776.25 6847269.86, 675773.6 6847272.17, 675770.84 6847272.81, 675768.17 6847272.01, 675764.76 6847269.33, 675762.405204275 6847267.477493321, 675762.4052042749 6847267.477493321, 675741.46 6847251, 675726.43 6847269.8))</text:p>
          </table:table-cell>
          <table:table-cell office:value-type="float" office:value="0.774633168687094" calcext:value-type="float">
            <text:p>0,774633168687094</text:p>
          </table:table-cell>
          <table:table-cell office:value-type="float" office:value="19.0982238436797" calcext:value-type="float">
            <text:p>19,0982238436797</text:p>
          </table:table-cell>
          <table:table-cell office:value-type="float" office:value="77114" calcext:value-type="float">
            <text:p>77114</text:p>
          </table:table-cell>
        </table:table-row>
        <table:table-row table:style-name="ro1">
          <table:table-cell office:value-type="string" calcext:value-type="string">
            <text:p>77217-0B-Densifyed-1</text:p>
          </table:table-cell>
          <table:table-cell office:value-type="float" office:value="315.22487977193" calcext:value-type="float">
            <text:p>315,22487977193</text:p>
          </table:table-cell>
          <table:table-cell office:value-type="string" calcext:value-type="string">
            <text:p>71.50313828969243</text:p>
          </table:table-cell>
          <table:table-cell office:value-type="string" calcext:value-type="string">
            <text:p>true</text:p>
          </table:table-cell>
          <table:table-cell office:value-type="string" calcext:value-type="string">
            <text:p>71.46918044053491</text:p>
          </table:table-cell>
          <table:table-cell office:value-type="float" office:value="1" calcext:value-type="float">
            <text:p>1</text:p>
          </table:table-cell>
          <table:table-cell office:value-type="string" calcext:value-type="string">
            <text:p>POLYGON ((675705.462 6842811.103, 675724.6126274134 6842816.861401948, 675729.1280030223 6842801.844687815, 675710.1210000666 6842795.893000021, 675710.1209999998 6842795.893000001, 675707.709 6842803.758, 675705.4620000029 6842811.102999991, 675705.462 6842811.103))</text:p>
          </table:table-cell>
          <table:table-cell office:value-type="float" office:value="0.733795346877051" calcext:value-type="float">
            <text:p>0,733795346877051</text:p>
          </table:table-cell>
          <table:table-cell office:value-type="float" office:value="16.4016429483832" calcext:value-type="float">
            <text:p>16,4016429483832</text:p>
          </table:table-cell>
          <table:table-cell office:value-type="float" office:value="77217" calcext:value-type="float">
            <text:p>77217</text:p>
          </table:table-cell>
        </table:table-row>
        <table:table-row table:style-name="ro1">
          <table:table-cell office:value-type="string" calcext:value-type="string">
            <text:p>77152-AR-Densifyed-1</text:p>
          </table:table-cell>
          <table:table-cell office:value-type="float" office:value="272.404494025556" calcext:value-type="float">
            <text:p>272,404494025556</text:p>
          </table:table-cell>
          <table:table-cell office:value-type="string" calcext:value-type="string">
            <text:p>68.97538350981193</text:p>
          </table:table-cell>
          <table:table-cell office:value-type="string" calcext:value-type="string">
            <text:p>true</text:p>
          </table:table-cell>
          <table:table-cell office:value-type="string" calcext:value-type="string">
            <text:p>47.11682589687616</text:p>
          </table:table-cell>
          <table:table-cell office:value-type="float" office:value="2" calcext:value-type="float">
            <text:p>2</text:p>
          </table:table-cell>
          <table:table-cell office:value-type="string" calcext:value-type="string">
            <text:p>POLYGON ((673699.609 6824927.302, 673708.248 6824933.795, 673709.1488459875 6824934.47067558, 673722.4686003923 6824916.65835462, 673712.3970044686 6824909.126003342, 673712.3969999998 6824909.126, 673699.609 6824927.302))</text:p>
          </table:table-cell>
          <table:table-cell office:value-type="float" office:value="0.73150460680425" calcext:value-type="float">
            <text:p>0,73150460680425</text:p>
          </table:table-cell>
          <table:table-cell office:value-type="float" office:value="9.44802251187215" calcext:value-type="float">
            <text:p>9,44802251187215</text:p>
          </table:table-cell>
          <table:table-cell office:value-type="float" office:value="77152" calcext:value-type="float">
            <text:p>77152</text:p>
          </table:table-cell>
        </table:table-row>
        <table:table-row table:style-name="ro1">
          <table:table-cell office:value-type="string" calcext:value-type="string">
            <text:p>77114-0B-Densifyed-2</text:p>
          </table:table-cell>
          <table:table-cell office:value-type="float" office:value="482.803126112746" calcext:value-type="float">
            <text:p>482,803126112746</text:p>
          </table:table-cell>
          <table:table-cell office:value-type="string" calcext:value-type="string">
            <text:p>116.64282299522935</text:p>
          </table:table-cell>
          <table:table-cell office:value-type="string" calcext:value-type="string">
            <text:p>true</text:p>
          </table:table-cell>
          <table:table-cell office:value-type="string" calcext:value-type="string">
            <text:p>90.38454306442783</text:p>
          </table:table-cell>
          <table:table-cell office:value-type="float" office:value="2" calcext:value-type="float">
            <text:p>2</text:p>
          </table:table-cell>
          <table:table-cell office:value-type="string" calcext:value-type="string">
            <text:p>POLYGON ((674829.2180073415 6847044.342979811, 674829.11 6847044.64, 674825.3189781428 6847059.8338598525, 674804.57 6847053.74, 674799.42 6847070.28, 674824 6847077.5, 674828.2 6847060.68, 674832.02 6847045.37, 674829.2180073415 6847044.342979811))</text:p>
          </table:table-cell>
          <table:table-cell office:value-type="float" office:value="0.915124111555163" calcext:value-type="float">
            <text:p>0,915124111555163</text:p>
          </table:table-cell>
          <table:table-cell office:value-type="float" office:value="3.65579641767158" calcext:value-type="float">
            <text:p>3,65579641767158</text:p>
          </table:table-cell>
          <table:table-cell office:value-type="float" office:value="77114" calcext:value-type="float">
            <text:p>77114</text:p>
          </table:table-cell>
        </table:table-row>
        <table:table-row table:style-name="ro1">
          <table:table-cell office:value-type="string" calcext:value-type="string">
            <text:p>77312-AN-Densifyed-1</text:p>
          </table:table-cell>
          <table:table-cell office:value-type="float" office:value="670.286737557366" calcext:value-type="float">
            <text:p>670,286737557366</text:p>
          </table:table-cell>
          <table:table-cell office:value-type="string" calcext:value-type="string">
            <text:p>165.39563111752412</text:p>
          </table:table-cell>
          <table:table-cell office:value-type="string" calcext:value-type="string">
            <text:p>true</text:p>
          </table:table-cell>
          <table:table-cell office:value-type="string" calcext:value-type="string">
            <text:p>52.469002905158376</text:p>
          </table:table-cell>
          <table:table-cell office:value-type="float" office:value="4" calcext:value-type="float">
            <text:p>4</text:p>
          </table:table-cell>
          <table:table-cell office:value-type="string" calcext:value-type="string">
            <text:p>POLYGON ((682855.51 6804515.73, 682868.5 6804488.04, 682860.96 6804483.14, 682855.43 6804479.56, 682853.32 6804478.19, 682852.86 6804479.15, 682840.491022666 6804505.3106136, 682840.4910226658 6804505.3106136, 682839.21 6804508.02, 682825.19 6804537.68, 682827.8667488879 6804539.02541852, 682827.9 6804538.97, 682841.9192868158 6804509.301509285, 682855.51 6804515.73))</text:p>
          </table:table-cell>
          <table:table-cell office:value-type="float" office:value="0.811272144420248" calcext:value-type="float">
            <text:p>0,811272144420248</text:p>
          </table:table-cell>
          <table:table-cell office:value-type="float" office:value="15.1168779847805" calcext:value-type="float">
            <text:p>15,1168779847805</text:p>
          </table:table-cell>
          <table:table-cell office:value-type="float" office:value="77312" calcext:value-type="float">
            <text:p>77312</text:p>
          </table:table-cell>
        </table:table-row>
        <table:table-row table:style-name="ro1">
          <table:table-cell office:value-type="string" calcext:value-type="string">
            <text:p>77217-0E-Densifyed-1</text:p>
          </table:table-cell>
          <table:table-cell office:value-type="float" office:value="524.659543982215" calcext:value-type="float">
            <text:p>524,659543982215</text:p>
          </table:table-cell>
          <table:table-cell office:value-type="string" calcext:value-type="string">
            <text:p>98.86380874093717</text:p>
          </table:table-cell>
          <table:table-cell office:value-type="string" calcext:value-type="string">
            <text:p>true</text:p>
          </table:table-cell>
          <table:table-cell office:value-type="string" calcext:value-type="string">
            <text:p>38.28779643639997</text:p>
          </table:table-cell>
          <table:table-cell office:value-type="float" office:value="4" calcext:value-type="float">
            <text:p>4</text:p>
          </table:table-cell>
          <table:table-cell office:value-type="string" calcext:value-type="string">
            <text:p>POLYGON ((676231.864 6839861.025, 676232.2958688408 6839862.283572127, 676243.65033614 6839870.021222034, 676248.398 6839868.522, 676250.5025439716 6839874.6907484755, 676254.9331270613 6839877.710027138, 676265.286 6839862.383, 676266.5737328831 6839860.778103897, 676238.8096389826 6839847.197720907, 676231.864 6839861.025))</text:p>
          </table:table-cell>
          <table:table-cell office:value-type="float" office:value="0.743156308371218" calcext:value-type="float">
            <text:p>0,743156308371218</text:p>
          </table:table-cell>
          <table:table-cell office:value-type="float" office:value="16.2936414308337" calcext:value-type="float">
            <text:p>16,2936414308337</text:p>
          </table:table-cell>
          <table:table-cell office:value-type="float" office:value="77217" calcext:value-type="float">
            <text:p>77217</text:p>
          </table:table-cell>
        </table:table-row>
        <table:table-row table:style-name="ro1">
          <table:table-cell office:value-type="string" calcext:value-type="string">
            <text:p>77114-0A-Densifyed-4</text:p>
          </table:table-cell>
          <table:table-cell office:value-type="float" office:value="280.93525571017" calcext:value-type="float">
            <text:p>280,93525571017</text:p>
          </table:table-cell>
          <table:table-cell office:value-type="string" calcext:value-type="string">
            <text:p>68.55808348447732</text:p>
          </table:table-cell>
          <table:table-cell office:value-type="string" calcext:value-type="string">
            <text:p>true</text:p>
          </table:table-cell>
          <table:table-cell office:value-type="string" calcext:value-type="string">
            <text:p>47.490581529728324</text:p>
          </table:table-cell>
          <table:table-cell office:value-type="float" office:value="2" calcext:value-type="float">
            <text:p>2</text:p>
          </table:table-cell>
          <table:table-cell office:value-type="string" calcext:value-type="string">
            <text:p>POLYGON ((675467.3725093022 6847466.865775445, 675465.981254651 6847452.8628877215, 675444.6337674013 6847454.983863874, 675448.2393210254 6847468.346668788, 675448.8 6847468.25, 675467.3725092278 6847466.865775452, 675467.3725093022 6847466.865775445))</text:p>
          </table:table-cell>
          <table:table-cell table:number-columns-repeated="2" office:value-type="float" office:value="0" calcext:value-type="float">
            <text:p>0</text:p>
          </table:table-cell>
          <table:table-cell/>
        </table:table-row>
        <table:table-row table:style-name="ro1">
          <table:table-cell office:value-type="string" calcext:value-type="string">
            <text:p>77389-AK-Densifyed-3</text:p>
          </table:table-cell>
          <table:table-cell office:value-type="float" office:value="882.05693984009" calcext:value-type="float">
            <text:p>882,05693984009</text:p>
          </table:table-cell>
          <table:table-cell office:value-type="string" calcext:value-type="string">
            <text:p>137.44962528263633</text:p>
          </table:table-cell>
          <table:table-cell office:value-type="string" calcext:value-type="string">
            <text:p>true</text:p>
          </table:table-cell>
          <table:table-cell office:value-type="string" calcext:value-type="string">
            <text:p>31.536815987259523</text:p>
          </table:table-cell>
          <table:table-cell office:value-type="float" office:value="4" calcext:value-type="float">
            <text:p>4</text:p>
          </table:table-cell>
          <table:table-cell office:value-type="string" calcext:value-type="string">
            <text:p>POLYGON ((675280.320906009 6823365.00887361, 675280.3209060091 6823365.00887361, 675294.12 6823378.41, 675291.22 6823382.48, 675305.99 6823389.83, 675322.47 6823389.34, 675321.65 6823361.63, 675281.1642060715 6823362.831165459, 675281.1 6823362.29, 675280.92 6823361.73, 675280.64 6823361.22, 675280.26 6823360.77, 675279.36 6823359.9, 675278.9 6823359.53, 675278.37 6823359.26, 675278.3531152649 6823359.25517579, 675277.27 6823362.05, 675278.17 6823362.92, 675280.320906009 6823365.00887361))</text:p>
          </table:table-cell>
          <table:table-cell office:value-type="float" office:value="0.611864035742912" calcext:value-type="float">
            <text:p>0,611864035742912</text:p>
          </table:table-cell>
          <table:table-cell office:value-type="float" office:value="27.7104332824161" calcext:value-type="float">
            <text:p>27,7104332824161</text:p>
          </table:table-cell>
          <table:table-cell office:value-type="float" office:value="77389" calcext:value-type="float">
            <text:p>77389</text:p>
          </table:table-cell>
        </table:table-row>
        <table:table-row table:style-name="ro1">
          <table:table-cell office:value-type="string" calcext:value-type="string">
            <text:p>77152-AY-Densifyed-3</text:p>
          </table:table-cell>
          <table:table-cell office:value-type="float" office:value="385.395759256884" calcext:value-type="float">
            <text:p>385,395759256884</text:p>
          </table:table-cell>
          <table:table-cell office:value-type="string" calcext:value-type="string">
            <text:p>111.35881403156131</text:p>
          </table:table-cell>
          <table:table-cell office:value-type="string" calcext:value-type="string">
            <text:p>true</text:p>
          </table:table-cell>
          <table:table-cell office:value-type="string" calcext:value-type="string">
            <text:p>23.20364584419599</text:p>
          </table:table-cell>
          <table:table-cell office:value-type="float" office:value="3" calcext:value-type="float">
            <text:p>3</text:p>
          </table:table-cell>
          <table:table-cell office:value-type="string" calcext:value-type="string">
            <text:p>POLYGON ((671257.28 6823159.53, 671252.8 6823163.84, 671248.18 6823168.27, 671259.93 6823180.41, 671273.88 6823166.92, 671264.2653530888 6823156.984864859, 671278.26 6823143.56, 671278.2739839058 6823143.543808108, 671276.19 6823141.39, 671276.18 6823141.4, 671262.18 6823154.83, 671257.28 6823159.53))</text:p>
          </table:table-cell>
          <table:table-cell office:value-type="float" office:value="0.619680416785609" calcext:value-type="float">
            <text:p>0,619680416785609</text:p>
          </table:table-cell>
          <table:table-cell office:value-type="float" office:value="19.2076807435035" calcext:value-type="float">
            <text:p>19,2076807435035</text:p>
          </table:table-cell>
          <table:table-cell office:value-type="float" office:value="77152" calcext:value-type="float">
            <text:p>77152</text:p>
          </table:table-cell>
        </table:table-row>
        <table:table-row table:style-name="ro1">
          <table:table-cell office:value-type="string" calcext:value-type="string">
            <text:p>77061-0C-Densifyed-2</text:p>
          </table:table-cell>
          <table:table-cell office:value-type="float" office:value="263.425570806905" calcext:value-type="float">
            <text:p>263,425570806905</text:p>
          </table:table-cell>
          <table:table-cell office:value-type="string" calcext:value-type="string">
            <text:p>104.4882079081061</text:p>
          </table:table-cell>
          <table:table-cell office:value-type="string" calcext:value-type="string">
            <text:p>true</text:p>
          </table:table-cell>
          <table:table-cell office:value-type="string" calcext:value-type="string">
            <text:p>99.02653774516764</text:p>
          </table:table-cell>
          <table:table-cell office:value-type="float" office:value="2" calcext:value-type="float">
            <text:p>2</text:p>
          </table:table-cell>
          <table:table-cell office:value-type="string" calcext:value-type="string">
            <text:p>POLYGON ((698530.4395294253 6807202.025079064, 698516.182 6807205.115, 698485.119 6807211.872, 698486.112 6807214.683, 698486.024 6807217.351999999, 698531.6433605178 6807207.736458147, 698530.4395294253 6807202.025079064))</text:p>
          </table:table-cell>
          <table:table-cell office:value-type="float" office:value="0.613571457120836" calcext:value-type="float">
            <text:p>0,613571457120836</text:p>
          </table:table-cell>
          <table:table-cell office:value-type="float" office:value="30.7981658344528" calcext:value-type="float">
            <text:p>30,7981658344528</text:p>
          </table:table-cell>
          <table:table-cell office:value-type="float" office:value="77061" calcext:value-type="float">
            <text:p>77061</text:p>
          </table:table-cell>
        </table:table-row>
        <table:table-row table:style-name="ro1">
          <table:table-cell office:value-type="string" calcext:value-type="string">
            <text:p>77243-AL-Densifyed-2</text:p>
          </table:table-cell>
          <table:table-cell office:value-type="float" office:value="408.322199796026" calcext:value-type="float">
            <text:p>408,322199796026</text:p>
          </table:table-cell>
          <table:table-cell office:value-type="string" calcext:value-type="string">
            <text:p>83.76987882303854</text:p>
          </table:table-cell>
          <table:table-cell office:value-type="string" calcext:value-type="string">
            <text:p>true</text:p>
          </table:table-cell>
          <table:table-cell office:value-type="string" calcext:value-type="string">
            <text:p>83.73274638500644</text:p>
          </table:table-cell>
          <table:table-cell office:value-type="float" office:value="1" calcext:value-type="float">
            <text:p>1</text:p>
          </table:table-cell>
          <table:table-cell office:value-type="string" calcext:value-type="string">
            <text:p>POLYGON ((678526.5 6864081.7, 678526.29 6864081.62, 678526.2848577462 6864081.617231094, 678516.56 6864105.41, 678535.11 6864112.79, 678536.62 6864107.34, 678535.9504663037 6864085.271816987, 678535.87 6864085.28, 678535.29 6864085.23, 678534.72 6864085.06, 678526.5 6864081.7))</text:p>
          </table:table-cell>
          <table:table-cell office:value-type="float" office:value="0.327595050574671" calcext:value-type="float">
            <text:p>0,327595050574671</text:p>
          </table:table-cell>
          <table:table-cell office:value-type="float" office:value="59.9847846288904" calcext:value-type="float">
            <text:p>59,9847846288904</text:p>
          </table:table-cell>
          <table:table-cell office:value-type="float" office:value="77243" calcext:value-type="float">
            <text:p>77243</text:p>
          </table:table-cell>
        </table:table-row>
        <table:table-row table:style-name="ro1">
          <table:table-cell office:value-type="string" calcext:value-type="string">
            <text:p>77114-0B-Densifyed-4</text:p>
          </table:table-cell>
          <table:table-cell office:value-type="float" office:value="331.930776190365" calcext:value-type="float">
            <text:p>331,930776190365</text:p>
          </table:table-cell>
          <table:table-cell office:value-type="string" calcext:value-type="string">
            <text:p>78.5076612838916</text:p>
          </table:table-cell>
          <table:table-cell office:value-type="string" calcext:value-type="string">
            <text:p>true</text:p>
          </table:table-cell>
          <table:table-cell office:value-type="string" calcext:value-type="string">
            <text:p>78.47063369931784</text:p>
          </table:table-cell>
          <table:table-cell office:value-type="float" office:value="1" calcext:value-type="float">
            <text:p>1</text:p>
          </table:table-cell>
          <table:table-cell office:value-type="string" calcext:value-type="string">
            <text:p>POLYGON ((674918.4161918167 6847434.114232676, 674919.0489999992 6847433.498000001, 674919.049 6847433.497999999, 674919.139 6847429.969, 674919.306 6847420.184, 674916.367 6847418.889, 674915.362 6847418.199, 674912.899 6847416.601, 674909.282 6847413.033, 674903.17220669 6847406.926751887, 674895.3137804004 6847422.320820224, 674918.4161918167 6847434.114232676))</text:p>
          </table:table-cell>
          <table:table-cell office:value-type="float" office:value="0.691132561290965" calcext:value-type="float">
            <text:p>0,691132561290965</text:p>
          </table:table-cell>
          <table:table-cell office:value-type="float" office:value="15.323513936602" calcext:value-type="float">
            <text:p>15,323513936602</text:p>
          </table:table-cell>
          <table:table-cell office:value-type="float" office:value="77114" calcext:value-type="float">
            <text:p>77114</text:p>
          </table:table-cell>
        </table:table-row>
        <table:table-row table:style-name="ro1">
          <table:table-cell office:value-type="string" calcext:value-type="string">
            <text:p>77152-AX-Densifyed-1</text:p>
          </table:table-cell>
          <table:table-cell office:value-type="float" office:value="321.609168230989" calcext:value-type="float">
            <text:p>321,609168230989</text:p>
          </table:table-cell>
          <table:table-cell office:value-type="string" calcext:value-type="string">
            <text:p>72.89635940479664</text:p>
          </table:table-cell>
          <table:table-cell office:value-type="string" calcext:value-type="string">
            <text:p>true</text:p>
          </table:table-cell>
          <table:table-cell office:value-type="string" calcext:value-type="string">
            <text:p>72.86038615791772</text:p>
          </table:table-cell>
          <table:table-cell office:value-type="float" office:value="1" calcext:value-type="float">
            <text:p>1</text:p>
          </table:table-cell>
          <table:table-cell office:value-type="string" calcext:value-type="string">
            <text:p>POLYGON ((672188.27 6823311.13, 672194.56 6823307.86, 672201.4948342361 6823304.258803493, 672201.47 6823304.22, 672191.8803036984 6823285.120521532, 672178.46 6823292.01, 672188.27 6823311.13))</text:p>
          </table:table-cell>
          <table:table-cell office:value-type="float" office:value="0.821345263175249" calcext:value-type="float">
            <text:p>0,821345263175249</text:p>
          </table:table-cell>
          <table:table-cell office:value-type="float" office:value="6.20705425288415" calcext:value-type="float">
            <text:p>6,20705425288415</text:p>
          </table:table-cell>
          <table:table-cell office:value-type="float" office:value="77152" calcext:value-type="float">
            <text:p>77152</text:p>
          </table:table-cell>
        </table:table-row>
        <table:table-row table:style-name="ro1">
          <table:table-cell office:value-type="string" calcext:value-type="string">
            <text:p>77390-AE-Densifyed-2</text:p>
          </table:table-cell>
          <table:table-cell office:value-type="float" office:value="4430.77913336884" calcext:value-type="float">
            <text:p>4430,77913336884</text:p>
          </table:table-cell>
          <table:table-cell office:value-type="string" calcext:value-type="string">
            <text:p>263.47499637907276</text:p>
          </table:table-cell>
          <table:table-cell office:value-type="string" calcext:value-type="string">
            <text:p>true</text:p>
          </table:table-cell>
          <table:table-cell office:value-type="string" calcext:value-type="string">
            <text:p>126.17778021852313</text:p>
          </table:table-cell>
          <table:table-cell office:value-type="float" office:value="4" calcext:value-type="float">
            <text:p>4</text:p>
          </table:table-cell>
          <table:table-cell office:value-type="string" calcext:value-type="string">
            <text:p>POLYGON ((674129.0580734918 6854726.825052036, 674104.1170004942 6854726.194000012, 674104.1169999926 6854726.194, 674100.22 6854726.336, 674096.817 6854726.954, 674093.229 6854728.014, 674088.797 6854729.9, 674082.825 6854734.088, 674077.716 6854739.608, 674074.403 6854745.022, 674072.081 6854750.539, 674071.056 6854754.675, 674070.371 6854759.897, 674068.873 6854787.423, 674067.8037581564 6854808.068338546, 674067.8037581563 6854808.068338551, 674127.1485715477 6854805.075174283, 674129.0580734918 6854726.825052036))</text:p>
          </table:table-cell>
          <table:table-cell office:value-type="float" office:value="0.499173188710373" calcext:value-type="float">
            <text:p>0,499173188710373</text:p>
          </table:table-cell>
          <table:table-cell office:value-type="float" office:value="117.209376899001" calcext:value-type="float">
            <text:p>117,209376899001</text:p>
          </table:table-cell>
          <table:table-cell office:value-type="float" office:value="77390" calcext:value-type="float">
            <text:p>77390</text:p>
          </table:table-cell>
        </table:table-row>
        <table:table-row table:style-name="ro1">
          <table:table-cell office:value-type="string" calcext:value-type="string">
            <text:p>77312-0D-Densifyed-1</text:p>
          </table:table-cell>
          <table:table-cell office:value-type="float" office:value="806.443222514019" calcext:value-type="float">
            <text:p>806,443222514019</text:p>
          </table:table-cell>
          <table:table-cell office:value-type="string" calcext:value-type="string">
            <text:p>351.3979671318923</text:p>
          </table:table-cell>
          <table:table-cell office:value-type="string" calcext:value-type="string">
            <text:p>true</text:p>
          </table:table-cell>
          <table:table-cell office:value-type="string" calcext:value-type="string">
            <text:p>349.3168968074053</text:p>
          </table:table-cell>
          <table:table-cell office:value-type="float" office:value="1" calcext:value-type="float">
            <text:p>1</text:p>
          </table:table-cell>
          <table:table-cell office:value-type="string" calcext:value-type="string">
            <text:p>POLYGON ((681826.166 6804484.631, 681775.872 6804604.967, 681781.151 6804607.541, 681800.657 6804564.605, 681796.744 6804562.818, 681801.878 6804550.643, 681814.185 6804521.468, 681816.672 6804522.467, 681846.502 6804454.848, 681843.183 6804453.538, 681829.365 6804485.883, 681826.166 6804484.631))</text:p>
          </table:table-cell>
          <table:table-cell office:value-type="float" office:value="0.624334091621258" calcext:value-type="float">
            <text:p>0,624334091621258</text:p>
          </table:table-cell>
          <table:table-cell office:value-type="float" office:value="63.6479618056993" calcext:value-type="float">
            <text:p>63,6479618056993</text:p>
          </table:table-cell>
          <table:table-cell office:value-type="float" office:value="77312" calcext:value-type="float">
            <text:p>77312</text:p>
          </table:table-cell>
        </table:table-row>
        <table:table-row table:style-name="ro1">
          <table:table-cell office:value-type="string" calcext:value-type="string">
            <text:p>77152-AK-Densifyed-4</text:p>
          </table:table-cell>
          <table:table-cell office:value-type="float" office:value="453.001588157659" calcext:value-type="float">
            <text:p>453,001588157659</text:p>
          </table:table-cell>
          <table:table-cell office:value-type="string" calcext:value-type="string">
            <text:p>85.96556274259513</text:p>
          </table:table-cell>
          <table:table-cell office:value-type="string" calcext:value-type="string">
            <text:p>true</text:p>
          </table:table-cell>
          <table:table-cell office:value-type="string" calcext:value-type="string">
            <text:p>47.12929485102774</text:p>
          </table:table-cell>
          <table:table-cell office:value-type="float" office:value="2" calcext:value-type="float">
            <text:p>2</text:p>
          </table:table-cell>
          <table:table-cell office:value-type="string" calcext:value-type="string">
            <text:p>POLYGON ((672077.1721346319 6824029.577604626, 672076.83 6824029.64, 672066.25 6824031.64, 672055.69 6824033.46, 672057.92 6824038.22, 672066.25 6824056.02, 672084.2146947796 6824047.663115872, 672084.13 6824047.5, 672077.33 6824030.14, 672077.1721346319 6824029.577604626))</text:p>
          </table:table-cell>
          <table:table-cell office:value-type="float" office:value="0.663651638652901" calcext:value-type="float">
            <text:p>0,663651638652901</text:p>
          </table:table-cell>
          <table:table-cell office:value-type="float" office:value="19.6351430290847" calcext:value-type="float">
            <text:p>19,6351430290847</text:p>
          </table:table-cell>
          <table:table-cell office:value-type="float" office:value="77152" calcext:value-type="float">
            <text:p>77152</text:p>
          </table:table-cell>
        </table:table-row>
        <table:table-row table:style-name="ro1">
          <table:table-cell office:value-type="string" calcext:value-type="string">
            <text:p>77152-AY-Densifyed-4</text:p>
          </table:table-cell>
          <table:table-cell office:value-type="float" office:value="425.992425182881" calcext:value-type="float">
            <text:p>425,992425182881</text:p>
          </table:table-cell>
          <table:table-cell office:value-type="string" calcext:value-type="string">
            <text:p>82.64830554182184</text:p>
          </table:table-cell>
          <table:table-cell office:value-type="string" calcext:value-type="string">
            <text:p>true</text:p>
          </table:table-cell>
          <table:table-cell office:value-type="string" calcext:value-type="string">
            <text:p>63.07839588382793</text:p>
          </table:table-cell>
          <table:table-cell office:value-type="float" office:value="2" calcext:value-type="float">
            <text:p>2</text:p>
          </table:table-cell>
          <table:table-cell office:value-type="string" calcext:value-type="string">
            <text:p>POLYGON ((671549.9610000007 6823402.525000001, 671562.9509999912 6823417.74499999, 671562.9510000004 6823417.744999999, 671562.9510004814 6823417.744999531, 671563.487 6823417.222, 671578.7083827443 6823402.3888029605, 671564.7827175637 6823388.09901372, 671549.9610004402 6823402.524999572, 671549.9610000007 6823402.525000001))</text:p>
          </table:table-cell>
          <table:table-cell office:value-type="float" office:value="0.549756818726358" calcext:value-type="float">
            <text:p>0,549756818726358</text:p>
          </table:table-cell>
          <table:table-cell office:value-type="float" office:value="28.5358513512982" calcext:value-type="float">
            <text:p>28,5358513512982</text:p>
          </table:table-cell>
          <table:table-cell office:value-type="float" office:value="77152" calcext:value-type="float">
            <text:p>77152</text:p>
          </table:table-cell>
        </table:table-row>
        <table:table-row table:style-name="ro1">
          <table:table-cell office:value-type="string" calcext:value-type="string">
            <text:p>77243-BE-Densifyed-2</text:p>
          </table:table-cell>
          <table:table-cell office:value-type="float" office:value="1349.40897856183" calcext:value-type="float">
            <text:p>1349,40897856183</text:p>
          </table:table-cell>
          <table:table-cell office:value-type="string" calcext:value-type="string">
            <text:p>352.57746552617306</text:p>
          </table:table-cell>
          <table:table-cell office:value-type="string" calcext:value-type="string">
            <text:p>true</text:p>
          </table:table-cell>
          <table:table-cell office:value-type="string" calcext:value-type="string">
            <text:p>189.9850912742258</text:p>
          </table:table-cell>
          <table:table-cell office:value-type="float" office:value="2" calcext:value-type="float">
            <text:p>2</text:p>
          </table:table-cell>
          <table:table-cell office:value-type="string" calcext:value-type="string">
            <text:p>POLYGON ((677976.72 6863213.52, 677970.11 6863252.46, 677970.1098320703 6863252.46243498, 677960.16 6863250.79, 677957.95 6863263.95, 677947.3 6863327.42, 677945.97 6863335.42, 677958.71 6863337.59, 677972.5678502355 6863255.919396557, 677972.5678502356 6863255.919396557, 677973.07 6863252.96, 677979.68 6863214.02, 677985.82 6863177.49, 677983.6937702836 6863175.382339976, 677983.64 6863175.43, 677983.28 6863175.89, 677983.02 6863176.42, 677982.86 6863176.99, 677976.72 6863213.52))</text:p>
          </table:table-cell>
          <table:table-cell office:value-type="float" office:value="0.397287571130287" calcext:value-type="float">
            <text:p>0,397287571130287</text:p>
          </table:table-cell>
          <table:table-cell office:value-type="float" office:value="100.671646192185" calcext:value-type="float">
            <text:p>100,671646192185</text:p>
          </table:table-cell>
          <table:table-cell office:value-type="float" office:value="77243" calcext:value-type="float">
            <text:p>77243</text:p>
          </table:table-cell>
        </table:table-row>
        <table:table-row table:style-name="ro1">
          <table:table-cell office:value-type="string" calcext:value-type="string">
            <text:p>77152-AT-Densifyed-2</text:p>
          </table:table-cell>
          <table:table-cell office:value-type="float" office:value="360.151666912306" calcext:value-type="float">
            <text:p>360,151666912306</text:p>
          </table:table-cell>
          <table:table-cell office:value-type="string" calcext:value-type="string">
            <text:p>77.8169650812799</text:p>
          </table:table-cell>
          <table:table-cell office:value-type="string" calcext:value-type="string">
            <text:p>true</text:p>
          </table:table-cell>
          <table:table-cell office:value-type="string" calcext:value-type="string">
            <text:p>42.96779906342893</text:p>
          </table:table-cell>
          <table:table-cell office:value-type="float" office:value="3" calcext:value-type="float">
            <text:p>3</text:p>
          </table:table-cell>
          <table:table-cell office:value-type="string" calcext:value-type="string">
            <text:p>POLYGON ((673354.5380126038 6823819.615358917, 673369.588 6823822.511, 673371.8860799371 6823824.137107105, 673383.9151307234 6823816.656002044, 673379.8692162584 6823810.167678611, 673359.177966427 6823804.01396805, 673354.5380126038 6823819.615358917))</text:p>
          </table:table-cell>
          <table:table-cell office:value-type="float" office:value="0.63218917216652" calcext:value-type="float">
            <text:p>0,63218917216652</text:p>
          </table:table-cell>
          <table:table-cell office:value-type="float" office:value="13.3247053906846" calcext:value-type="float">
            <text:p>13,3247053906846</text:p>
          </table:table-cell>
          <table:table-cell office:value-type="float" office:value="77152" calcext:value-type="float">
            <text:p>77152</text:p>
          </table:table-cell>
        </table:table-row>
        <table:table-row table:style-name="ro1">
          <table:table-cell office:value-type="string" calcext:value-type="string">
            <text:p>77114-0A-Densifyed-2</text:p>
          </table:table-cell>
          <table:table-cell office:value-type="float" office:value="502.104582314242" calcext:value-type="float">
            <text:p>502,104582314242</text:p>
          </table:table-cell>
          <table:table-cell office:value-type="string" calcext:value-type="string">
            <text:p>102.13992157499169</text:p>
          </table:table-cell>
          <table:table-cell office:value-type="string" calcext:value-type="string">
            <text:p>true</text:p>
          </table:table-cell>
          <table:table-cell office:value-type="string" calcext:value-type="string">
            <text:p>12.496959825336758</text:p>
          </table:table-cell>
          <table:table-cell office:value-type="float" office:value="3" calcext:value-type="float">
            <text:p>3</text:p>
          </table:table-cell>
          <table:table-cell office:value-type="string" calcext:value-type="string">
            <text:p>POLYGON ((675543.07 6848425.99, 675545.0339721286 6848437.926140815, 675545.48 6848437.88, 675546.07 6848437.93, 675546.63 6848438.09, 675575.7248915897 6848449.747953125, 675582.14 6848433.74, 675543.07 6848425.99))</text:p>
          </table:table-cell>
          <table:table-cell table:number-columns-repeated="2" office:value-type="float" office:value="0" calcext:value-type="float">
            <text:p>0</text:p>
          </table:table-cell>
          <table:table-cell/>
        </table:table-row>
        <table:table-row table:style-name="ro1">
          <table:table-cell office:value-type="string" calcext:value-type="string">
            <text:p>77152-AH-Densifyed-1</text:p>
          </table:table-cell>
          <table:table-cell office:value-type="float" office:value="314.125453210989" calcext:value-type="float">
            <text:p>314,125453210989</text:p>
          </table:table-cell>
          <table:table-cell office:value-type="string" calcext:value-type="string">
            <text:p>142.9340316327319</text:p>
          </table:table-cell>
          <table:table-cell office:value-type="string" calcext:value-type="string">
            <text:p>true</text:p>
          </table:table-cell>
          <table:table-cell office:value-type="string" calcext:value-type="string">
            <text:p>142.90045875309076</text:p>
          </table:table-cell>
          <table:table-cell office:value-type="float" office:value="1" calcext:value-type="float">
            <text:p>1</text:p>
          </table:table-cell>
          <table:table-cell office:value-type="string" calcext:value-type="string">
            <text:p>POLYGON ((671634.6810000032 6823876.481000001, 671639.164 6823877.163, 671657.8413133662 6823813.394484866, 671653.1165635441 6823812.031345961, 671634.6810000001 6823876.481, 671634.6810000032 6823876.481000001))</text:p>
          </table:table-cell>
          <table:table-cell office:value-type="float" office:value="0.901994844702484" calcext:value-type="float">
            <text:p>0,901994844702484</text:p>
          </table:table-cell>
          <table:table-cell office:value-type="float" office:value="7.51036666863731" calcext:value-type="float">
            <text:p>7,51036666863731</text:p>
          </table:table-cell>
          <table:table-cell office:value-type="float" office:value="77152" calcext:value-type="float">
            <text:p>77152</text:p>
          </table:table-cell>
        </table:table-row>
        <table:table-row table:style-name="ro1">
          <table:table-cell office:value-type="string" calcext:value-type="string">
            <text:p>77312-0E-Densifyed-1</text:p>
          </table:table-cell>
          <table:table-cell office:value-type="float" office:value="204.806823903334" calcext:value-type="float">
            <text:p>204,806823903334</text:p>
          </table:table-cell>
          <table:table-cell office:value-type="string" calcext:value-type="string">
            <text:p>84.28367052426593</text:p>
          </table:table-cell>
          <table:table-cell office:value-type="string" calcext:value-type="string">
            <text:p>true</text:p>
          </table:table-cell>
          <table:table-cell office:value-type="string" calcext:value-type="string">
            <text:p>84.24487892227677</text:p>
          </table:table-cell>
          <table:table-cell office:value-type="float" office:value="1" calcext:value-type="float">
            <text:p>1</text:p>
          </table:table-cell>
          <table:table-cell office:value-type="string" calcext:value-type="string">
            <text:p>POLYGON ((681599.3430679934 6804513.023864013, 681594.56 6804511.22, 681582.06 6804545.69, 681584.91 6804546.44, 681588.3101888767 6804547.32536774, 681588.37 6804547.01, 681592.89 6804532.42, 681592.9 6804532.39, 681592.9 6804532.37, 681598.93 6804513.92, 681599.02 6804513.72, 681599.1 6804513.51, 681599.3430679934 6804513.023864013))</text:p>
          </table:table-cell>
          <table:table-cell office:value-type="float" office:value="0.272021146375077" calcext:value-type="float">
            <text:p>0,272021146375077</text:p>
          </table:table-cell>
          <table:table-cell office:value-type="float" office:value="139.796220621184" calcext:value-type="float">
            <text:p>139,796220621184</text:p>
          </table:table-cell>
          <table:table-cell office:value-type="float" office:value="77312" calcext:value-type="float">
            <text:p>77312</text:p>
          </table:table-cell>
        </table:table-row>
        <table:table-row table:style-name="ro1">
          <table:table-cell office:value-type="string" calcext:value-type="string">
            <text:p>77152-AV-Densifyed-1</text:p>
          </table:table-cell>
          <table:table-cell office:value-type="float" office:value="276.042683658447" calcext:value-type="float">
            <text:p>276,042683658447</text:p>
          </table:table-cell>
          <table:table-cell office:value-type="string" calcext:value-type="string">
            <text:p>73.62528595741585</text:p>
          </table:table-cell>
          <table:table-cell office:value-type="string" calcext:value-type="string">
            <text:p>true</text:p>
          </table:table-cell>
          <table:table-cell office:value-type="string" calcext:value-type="string">
            <text:p>73.59008478786433</text:p>
          </table:table-cell>
          <table:table-cell office:value-type="float" office:value="1" calcext:value-type="float">
            <text:p>1</text:p>
          </table:table-cell>
          <table:table-cell office:value-type="string" calcext:value-type="string">
            <text:p>POLYGON ((673195.509 6822857.797, 673222.5519999979 6822851.913, 673222.552 6822851.912999994, 673222.544716276 6822847.030823872, 673202.0189859703 6822839.669073541, 673195.509 6822857.797))</text:p>
          </table:table-cell>
          <table:table-cell office:value-type="float" office:value="0.422023983421415" calcext:value-type="float">
            <text:p>0,422023983421415</text:p>
          </table:table-cell>
          <table:table-cell office:value-type="float" office:value="35.2518218377429" calcext:value-type="float">
            <text:p>35,2518218377429</text:p>
          </table:table-cell>
          <table:table-cell office:value-type="float" office:value="77152" calcext:value-type="float">
            <text:p>77152</text:p>
          </table:table-cell>
        </table:table-row>
        <table:table-row table:style-name="ro1">
          <table:table-cell office:value-type="string" calcext:value-type="string">
            <text:p>77114-0A-Densifyed-1</text:p>
          </table:table-cell>
          <table:table-cell office:value-type="float" office:value="533.255302211241" calcext:value-type="float">
            <text:p>533,255302211241</text:p>
          </table:table-cell>
          <table:table-cell office:value-type="string" calcext:value-type="string">
            <text:p>92.79163427395261</text:p>
          </table:table-cell>
          <table:table-cell office:value-type="string" calcext:value-type="string">
            <text:p>true</text:p>
          </table:table-cell>
          <table:table-cell office:value-type="string" calcext:value-type="string">
            <text:p>49.33156061383961</text:p>
          </table:table-cell>
          <table:table-cell office:value-type="float" office:value="2" calcext:value-type="float">
            <text:p>2</text:p>
          </table:table-cell>
          <table:table-cell office:value-type="string" calcext:value-type="string">
            <text:p>POLYGON ((675792.0859306043 6848309.900344864, 675797.05 6848335.33, 675819.14 6848331.02, 675814.89 6848318.04, 675809.670873601 6848306.378007938, 675809.59 6848306.42, 675809.03 6848306.59, 675792.09 6848309.9, 675792.0859306043 6848309.900344864))</text:p>
          </table:table-cell>
          <table:table-cell office:value-type="float" office:value="0.609095771148903" calcext:value-type="float">
            <text:p>0,609095771148903</text:p>
          </table:table-cell>
          <table:table-cell office:value-type="float" office:value="24.9144020810512" calcext:value-type="float">
            <text:p>24,9144020810512</text:p>
          </table:table-cell>
          <table:table-cell office:value-type="float" office:value="77114" calcext:value-type="float">
            <text:p>77114</text:p>
          </table:table-cell>
        </table:table-row>
        <table:table-row table:style-name="ro1">
          <table:table-cell office:value-type="string" calcext:value-type="string">
            <text:p>77114-0A-Densifyed-3</text:p>
          </table:table-cell>
          <table:table-cell office:value-type="float" office:value="503.569965380772" calcext:value-type="float">
            <text:p>503,569965380772</text:p>
          </table:table-cell>
          <table:table-cell office:value-type="string" calcext:value-type="string">
            <text:p>118.14275949451978</text:p>
          </table:table-cell>
          <table:table-cell office:value-type="string" calcext:value-type="string">
            <text:p>true</text:p>
          </table:table-cell>
          <table:table-cell office:value-type="string" calcext:value-type="string">
            <text:p>95.65747878311444</text:p>
          </table:table-cell>
          <table:table-cell office:value-type="float" office:value="3" calcext:value-type="float">
            <text:p>3</text:p>
          </table:table-cell>
          <table:table-cell office:value-type="string" calcext:value-type="string">
            <text:p>POLYGON ((675667.3843811122 6847530.509312303, 675679.279 6847503.863, 675662.0206425593 6847495.536966709, 675659.3415301323 6847501.230772646, 675663.271 6847502.958, 675662.931 6847504.181, 675666.373 6847505.78, 675662.918 6847513.265, 675658.924 6847511.42, 675659.727 6847509.435, 675656.2391057737 6847507.8242257815, 675649.5201905549 6847522.103656154, 675667.3843811094 6847530.509312308, 675667.3843811122 6847530.509312303))</text:p>
          </table:table-cell>
          <table:table-cell office:value-type="float" office:value="0.743773585010289" calcext:value-type="float">
            <text:p>0,743773585010289</text:p>
          </table:table-cell>
          <table:table-cell office:value-type="float" office:value="14.6186371341652" calcext:value-type="float">
            <text:p>14,6186371341652</text:p>
          </table:table-cell>
          <table:table-cell office:value-type="float" office:value="77114" calcext:value-type="float">
            <text:p>77114</text:p>
          </table:table-cell>
        </table:table-row>
        <table:table-row table:style-name="ro1">
          <table:table-cell office:value-type="string" calcext:value-type="string">
            <text:p>77114-0B-Densifyed-5</text:p>
          </table:table-cell>
          <table:table-cell office:value-type="float" office:value="373.709117165345" calcext:value-type="float">
            <text:p>373,709117165345</text:p>
          </table:table-cell>
          <table:table-cell office:value-type="string" calcext:value-type="string">
            <text:p>127.90584891141503</text:p>
          </table:table-cell>
          <table:table-cell office:value-type="string" calcext:value-type="string">
            <text:p>true</text:p>
          </table:table-cell>
          <table:table-cell office:value-type="string" calcext:value-type="string">
            <text:p>109.11809160114768</text:p>
          </table:table-cell>
          <table:table-cell office:value-type="float" office:value="3" calcext:value-type="float">
            <text:p>3</text:p>
          </table:table-cell>
          <table:table-cell office:value-type="string" calcext:value-type="string">
            <text:p>POLYGON ((675199.2540963185 6847865.648444908, 675200 6847866.8, 675203.7 6847872.28, 675208.93 6847880.34, 675212.8819643933 6847886.443795123, 675220.3986874305 6847881.593642221, 675213.91 6847871.7, 675238.66 6847855.87, 675235.9800000057 6847851.670000009, 675235.9800000048 6847851.670000007, 675235.9799999988 6847851.670000001, 675224.33 6847859.22, 675217.48 6847863.46, 675211.38 6847867.56, 675206.1546933827 6847859.655820751, 675206.1546933763 6847859.655820754, 675199.254096156 6847865.648444655, 675199.2540963185 6847865.648444908))</text:p>
          </table:table-cell>
          <table:table-cell table:number-columns-repeated="2" office:value-type="float" office:value="0" calcext:value-type="float">
            <text:p>0</text:p>
          </table:table-cell>
          <table:table-cell/>
        </table:table-row>
        <table:table-row table:style-name="ro1">
          <table:table-cell office:value-type="string" calcext:value-type="string">
            <text:p>77152-AT-Densifyed-3</text:p>
          </table:table-cell>
          <table:table-cell office:value-type="float" office:value="321.662148791557" calcext:value-type="float">
            <text:p>321,662148791557</text:p>
          </table:table-cell>
          <table:table-cell office:value-type="string" calcext:value-type="string">
            <text:p>70.72236152930871</text:p>
          </table:table-cell>
          <table:table-cell office:value-type="string" calcext:value-type="string">
            <text:p>true</text:p>
          </table:table-cell>
          <table:table-cell office:value-type="string" calcext:value-type="string">
            <text:p>52.32787363950404</text:p>
          </table:table-cell>
          <table:table-cell office:value-type="float" office:value="2" calcext:value-type="float">
            <text:p>2</text:p>
          </table:table-cell>
          <table:table-cell office:value-type="string" calcext:value-type="string">
            <text:p>POLYGON ((672917.0192534155 6823384.481340162, 672921.77 6823385.38, 672934.142 6823387.694, 672936.9821337434 6823373.249009219, 672937.362 6823371.317, 672933.447594599 6823368.572729689, 672920.6421952774 6823366.054967839, 672917.0192534155 6823384.481340162))</text:p>
          </table:table-cell>
          <table:table-cell office:value-type="float" office:value="0.597187980129948" calcext:value-type="float">
            <text:p>0,597187980129948</text:p>
          </table:table-cell>
          <table:table-cell office:value-type="float" office:value="17.4313763604074" calcext:value-type="float">
            <text:p>17,4313763604074</text:p>
          </table:table-cell>
          <table:table-cell office:value-type="float" office:value="77152" calcext:value-type="float">
            <text:p>77152</text:p>
          </table:table-cell>
        </table:table-row>
        <table:table-row table:style-name="ro1">
          <table:table-cell office:value-type="string" calcext:value-type="string">
            <text:p>77217-0B-Densifyed-2</text:p>
          </table:table-cell>
          <table:table-cell office:value-type="float" office:value="465.810743836615" calcext:value-type="float">
            <text:p>465,810743836615</text:p>
          </table:table-cell>
          <table:table-cell office:value-type="string" calcext:value-type="string">
            <text:p>87.52881084754623</text:p>
          </table:table-cell>
          <table:table-cell office:value-type="string" calcext:value-type="string">
            <text:p>true</text:p>
          </table:table-cell>
          <table:table-cell office:value-type="string" calcext:value-type="string">
            <text:p>72.03392068391514</text:p>
          </table:table-cell>
          <table:table-cell office:value-type="float" office:value="2" calcext:value-type="float">
            <text:p>2</text:p>
          </table:table-cell>
          <table:table-cell office:value-type="string" calcext:value-type="string">
            <text:p>POLYGON ((675221.0217089324 6842920.977245609, 675245.8525849811 6842920.311182281, 675245.8525862852 6842920.311182246, 675246.554 6842916.683, 675246.16 6842905.493, 675246.053 6842902.336, 675237.541 6842902.638, 675235.653 6842902.704, 675235.6383573273 6842902.084971622, 675220.5222654515 6842902.493416954, 675221.0217089324 6842920.977245609))</text:p>
          </table:table-cell>
          <table:table-cell office:value-type="float" office:value="0.594065419669228" calcext:value-type="float">
            <text:p>0,594065419669228</text:p>
          </table:table-cell>
          <table:table-cell office:value-type="float" office:value="18.4962107587532" calcext:value-type="float">
            <text:p>18,4962107587532</text:p>
          </table:table-cell>
          <table:table-cell office:value-type="float" office:value="77217" calcext:value-type="float">
            <text:p>77217</text:p>
          </table:table-cell>
        </table:table-row>
        <table:table-row table:style-name="ro1">
          <table:table-cell office:value-type="string" calcext:value-type="string">
            <text:p>77114-0A-Densifyed-1</text:p>
          </table:table-cell>
          <table:table-cell office:value-type="float" office:value="384.993375088185" calcext:value-type="float">
            <text:p>384,993375088185</text:p>
          </table:table-cell>
          <table:table-cell office:value-type="string" calcext:value-type="string">
            <text:p>80.01206122122349</text:p>
          </table:table-cell>
          <table:table-cell office:value-type="string" calcext:value-type="string">
            <text:p>true</text:p>
          </table:table-cell>
          <table:table-cell office:value-type="string" calcext:value-type="string">
            <text:p>42.16456741947581</text:p>
          </table:table-cell>
          <table:table-cell office:value-type="float" office:value="3" calcext:value-type="float">
            <text:p>3</text:p>
          </table:table-cell>
          <table:table-cell office:value-type="string" calcext:value-type="string">
            <text:p>POLYGON ((675562.585197163 6848336.715873812, 675578.03 6848331.1, 675569.5300001084 6848307.6000002995, 675569.5299999998 6848307.600000001, 675569.5299999964 6848307.6000000015, 675555.1332588955 6848316.221517791, 675562.585197163 6848336.715873812))</text:p>
          </table:table-cell>
          <table:table-cell table:number-columns-repeated="2" office:value-type="float" office:value="0" calcext:value-type="float">
            <text:p>0</text:p>
          </table:table-cell>
          <table:table-cell/>
        </table:table-row>
        <table:table-row table:style-name="ro1">
          <table:table-cell office:value-type="string" calcext:value-type="string">
            <text:p>77222-AD-Densifyed-3</text:p>
          </table:table-cell>
          <table:table-cell office:value-type="float" office:value="1244.37325536524" calcext:value-type="float">
            <text:p>1244,37325536524</text:p>
          </table:table-cell>
          <table:table-cell office:value-type="string" calcext:value-type="string">
            <text:p>259.21882773939905</text:p>
          </table:table-cell>
          <table:table-cell office:value-type="string" calcext:value-type="string">
            <text:p>true</text:p>
          </table:table-cell>
          <table:table-cell office:value-type="string" calcext:value-type="string">
            <text:p>258.37938184135106</text:p>
          </table:table-cell>
          <table:table-cell office:value-type="float" office:value="1" calcext:value-type="float">
            <text:p>1</text:p>
          </table:table-cell>
          <table:table-cell office:value-type="string" calcext:value-type="string">
            <text:p>POLYGON ((685672.4423695388 6837128.901347088, 685672.57 6837128.91, 685702.73 6837127.88, 685702.74 6837127.88, 685727.9944590443 6837126.953505053, 685728.02 6837144.1, 685784.38 6837144.01, 685778.27 6837124.61, 685770.94 6837124.3, 685746.49 6837123.28, 685730.9799949578 6837123.850097483, 685727.99 6837123.96, 685702.63 6837124.88, 685672.47 6837125.91, 685671.63 6837125.94, 685672.4423695388 6837128.901347088))</text:p>
          </table:table-cell>
          <table:table-cell office:value-type="float" office:value="0.48593853843408" calcext:value-type="float">
            <text:p>0,48593853843408</text:p>
          </table:table-cell>
          <table:table-cell office:value-type="float" office:value="58.9453680639957" calcext:value-type="float">
            <text:p>58,9453680639957</text:p>
          </table:table-cell>
          <table:table-cell office:value-type="float" office:value="77222" calcext:value-type="float">
            <text:p>77222</text:p>
          </table:table-cell>
        </table:table-row>
        <table:table-row table:style-name="ro1">
          <table:table-cell office:value-type="string" calcext:value-type="string">
            <text:p>77114-0A-Densifyed-1</text:p>
          </table:table-cell>
          <table:table-cell office:value-type="float" office:value="325.344736221978" calcext:value-type="float">
            <text:p>325,344736221978</text:p>
          </table:table-cell>
          <table:table-cell office:value-type="string" calcext:value-type="string">
            <text:p>73.70091819179878</text:p>
          </table:table-cell>
          <table:table-cell office:value-type="string" calcext:value-type="string">
            <text:p>true</text:p>
          </table:table-cell>
          <table:table-cell office:value-type="string" calcext:value-type="string">
            <text:p>49.89392470622641</text:p>
          </table:table-cell>
          <table:table-cell office:value-type="float" office:value="2" calcext:value-type="float">
            <text:p>2</text:p>
          </table:table-cell>
          <table:table-cell office:value-type="string" calcext:value-type="string">
            <text:p>POLYGON ((675458.4397524284 6847506.73923121, 675461.14 6847516.772, 675468.13 6847518.413, 675485.4629999993 6847514.029, 675485.4629997534 6847514.0289990865, 675481.7983194874 6847500.4524408635, 675458.4397524284 6847506.73923121))</text:p>
          </table:table-cell>
          <table:table-cell office:value-type="float" office:value="0.738295735099151" calcext:value-type="float">
            <text:p>0,738295735099151</text:p>
          </table:table-cell>
          <table:table-cell office:value-type="float" office:value="10.8412614541109" calcext:value-type="float">
            <text:p>10,8412614541109</text:p>
          </table:table-cell>
          <table:table-cell office:value-type="float" office:value="77114" calcext:value-type="float">
            <text:p>77114</text:p>
          </table:table-cell>
        </table:table-row>
        <table:table-row table:style-name="ro1">
          <table:table-cell office:value-type="string" calcext:value-type="string">
            <text:p>77152-AR-Densifyed-3</text:p>
          </table:table-cell>
          <table:table-cell office:value-type="float" office:value="420.124152666654" calcext:value-type="float">
            <text:p>420,124152666654</text:p>
          </table:table-cell>
          <table:table-cell office:value-type="string" calcext:value-type="string">
            <text:p>86.46982431087596</text:p>
          </table:table-cell>
          <table:table-cell office:value-type="string" calcext:value-type="string">
            <text:p>true</text:p>
          </table:table-cell>
          <table:table-cell office:value-type="string" calcext:value-type="string">
            <text:p>57.782231093531564</text:p>
          </table:table-cell>
          <table:table-cell office:value-type="float" office:value="3" calcext:value-type="float">
            <text:p>3</text:p>
          </table:table-cell>
          <table:table-cell office:value-type="string" calcext:value-type="string">
            <text:p>POLYGON ((673535.3678746509 6824893.260627909, 673551.3986260041 6824869.70712073, 673539.1218305142 6824861.424665468, 673533.4599985447 6824869.817002159, 673531.21 6824873.155, 673530.735 6824873.868, 673527.479 6824878.703, 673524.103 6824883.708, 673523.373 6824884.793, 673523.1999544816 6824885.05162463, 673535.3678746509 6824893.260627909))</text:p>
          </table:table-cell>
          <table:table-cell office:value-type="float" office:value="0.42559465811729" calcext:value-type="float">
            <text:p>0,42559465811729</text:p>
          </table:table-cell>
          <table:table-cell office:value-type="float" office:value="55.606969076391" calcext:value-type="float">
            <text:p>55,606969076391</text:p>
          </table:table-cell>
          <table:table-cell office:value-type="float" office:value="77152" calcext:value-type="float">
            <text:p>77152</text:p>
          </table:table-cell>
        </table:table-row>
        <table:table-row table:style-name="ro1">
          <table:table-cell office:value-type="string" calcext:value-type="string">
            <text:p>77217-ZD-Densifyed-1</text:p>
          </table:table-cell>
          <table:table-cell office:value-type="float" office:value="1000.45068543528" calcext:value-type="float">
            <text:p>1000,45068543528</text:p>
          </table:table-cell>
          <table:table-cell office:value-type="string" calcext:value-type="string">
            <text:p>193.22214798385002</text:p>
          </table:table-cell>
          <table:table-cell office:value-type="string" calcext:value-type="string">
            <text:p>true</text:p>
          </table:table-cell>
          <table:table-cell office:value-type="string" calcext:value-type="string">
            <text:p>138.18418602419843</text:p>
          </table:table-cell>
          <table:table-cell office:value-type="float" office:value="2" calcext:value-type="float">
            <text:p>2</text:p>
          </table:table-cell>
          <table:table-cell office:value-type="string" calcext:value-type="string">
            <text:p>POLYGON ((675700.58 6843309.84, 675703.97 6843312, 675740.51 6843333.36, 675748.9129305979 6843320.138605703, 675712.83 6843298.84, 675712.77 6843298.8, 675712.71 6843298.76, 675712.54 6843298.63, 675712.36 6843298.5, 675712.31 6843298.44, 675712.25 6843298.39, 675712.11 6843298.22, 675711.96 6843298.06, 675711.92 6843298, 675711.87 6843297.94, 675711.77 6843297.75, 675711.66 6843297.56, 675711.63 6843297.49, 675711.59 6843297.42, 675711.53 6843297.21, 675711.45 6843297.01, 675711.44 6843296.93, 675711.42 6843296.86, 675711.4 6843296.64, 675711.36 6843296.43, 675711.37 6843296.35, 675711.36 6843296.28, 675711.38 6843296.06, 675711.39 6843295.84, 675711.41 6843295.77, 675711.41 6843295.69, 675711.48 6843295.48, 675711.53 6843295.27, 675711.56 6843295.2, 675711.58 6843295.13, 675711.68 6843294.93, 675711.78 6843294.73, 675711.82 6843294.67, 675711.85 6843294.61, 675726.9144090862 6843271.7767726155, 675721.34 6843269.04, 675696.1 6843307, 675700.58 6843309.84))</text:p>
          </table:table-cell>
          <table:table-cell office:value-type="float" office:value="0.614188222997953" calcext:value-type="float">
            <text:p>0,614188222997953</text:p>
          </table:table-cell>
          <table:table-cell office:value-type="float" office:value="51.6450153647846" calcext:value-type="float">
            <text:p>51,6450153647846</text:p>
          </table:table-cell>
          <table:table-cell office:value-type="float" office:value="77217" calcext:value-type="float">
            <text:p>77217</text:p>
          </table:table-cell>
        </table:table-row>
        <table:table-row table:style-name="ro1">
          <table:table-cell office:value-type="string" calcext:value-type="string">
            <text:p>77470-AE-Densifyed-2</text:p>
          </table:table-cell>
          <table:table-cell office:value-type="float" office:value="469.189138815918" calcext:value-type="float">
            <text:p>469,189138815918</text:p>
          </table:table-cell>
          <table:table-cell office:value-type="string" calcext:value-type="string">
            <text:p>100.16965502839398</text:p>
          </table:table-cell>
          <table:table-cell office:value-type="string" calcext:value-type="string">
            <text:p>true</text:p>
          </table:table-cell>
          <table:table-cell office:value-type="string" calcext:value-type="string">
            <text:p>52.25751200012873</text:p>
          </table:table-cell>
          <table:table-cell office:value-type="float" office:value="2" calcext:value-type="float">
            <text:p>2</text:p>
          </table:table-cell>
          <table:table-cell office:value-type="string" calcext:value-type="string">
            <text:p>POLYGON ((683102.6817192266 6849389.1105482085, 683111.6 6849399.29, 683129.93 6849378.54, 683137 6849370.58, 683128.3009399867 6849362.866939476, 683128.21 6849362.98, 683102.86 6849388.96, 683102.6817192266 6849389.1105482085))</text:p>
          </table:table-cell>
          <table:table-cell office:value-type="float" office:value="0.610048676987058" calcext:value-type="float">
            <text:p>0,610048676987058</text:p>
          </table:table-cell>
          <table:table-cell office:value-type="float" office:value="19.6952034861618" calcext:value-type="float">
            <text:p>19,6952034861618</text:p>
          </table:table-cell>
          <table:table-cell office:value-type="float" office:value="77470" calcext:value-type="float">
            <text:p>77470</text:p>
          </table:table-cell>
        </table:table-row>
        <table:table-row table:style-name="ro1">
          <table:table-cell office:value-type="string" calcext:value-type="string">
            <text:p>77217-0E-Densifyed-5</text:p>
          </table:table-cell>
          <table:table-cell office:value-type="float" office:value="334.474959285659" calcext:value-type="float">
            <text:p>334,474959285659</text:p>
          </table:table-cell>
          <table:table-cell office:value-type="string" calcext:value-type="string">
            <text:p>73.55806505897782</text:p>
          </table:table-cell>
          <table:table-cell office:value-type="string" calcext:value-type="string">
            <text:p>true</text:p>
          </table:table-cell>
          <table:table-cell office:value-type="string" calcext:value-type="string">
            <text:p>20.67668183655041</text:p>
          </table:table-cell>
          <table:table-cell office:value-type="float" office:value="4" calcext:value-type="float">
            <text:p>4</text:p>
          </table:table-cell>
          <table:table-cell office:value-type="string" calcext:value-type="string">
            <text:p>POLYGON ((676262.638585873 6839836.208726233, 676247.9112406784 6839829.0783819705, 676238.8096389936 6839847.197720885, 676238.8096389836 6839847.197720906, 676253.7007473998 6839854.481479424, 676262.638585873 6839836.208726233))</text:p>
          </table:table-cell>
          <table:table-cell office:value-type="float" office:value="0.696449130255831" calcext:value-type="float">
            <text:p>0,696449130255831</text:p>
          </table:table-cell>
          <table:table-cell office:value-type="float" office:value="20.4028369430413" calcext:value-type="float">
            <text:p>20,4028369430413</text:p>
          </table:table-cell>
          <table:table-cell office:value-type="float" office:value="77217" calcext:value-type="float">
            <text:p>77217</text:p>
          </table:table-cell>
        </table:table-row>
        <table:table-row table:style-name="ro1">
          <table:table-cell office:value-type="string" calcext:value-type="string">
            <text:p>77390-AH-Densifyed-2</text:p>
          </table:table-cell>
          <table:table-cell office:value-type="float" office:value="4282.17269598165" calcext:value-type="float">
            <text:p>4282,17269598165</text:p>
          </table:table-cell>
          <table:table-cell office:value-type="string" calcext:value-type="string">
            <text:p>282.3944181818883</text:p>
          </table:table-cell>
          <table:table-cell office:value-type="string" calcext:value-type="string">
            <text:p>true</text:p>
          </table:table-cell>
          <table:table-cell office:value-type="string" calcext:value-type="string">
            <text:p>281.6905618068858</text:p>
          </table:table-cell>
          <table:table-cell office:value-type="float" office:value="1" calcext:value-type="float">
            <text:p>1</text:p>
          </table:table-cell>
          <table:table-cell office:value-type="string" calcext:value-type="string">
            <text:p>POLYGON ((673890.2749632493 6854688.518805879, 673974.584 6854693.994, 673974.778 6854691.094, 673977.38 6854647.539, 673940.074 6854645.264, 673940.492 6854630.809000001, 673940.4919999953 6854630.809, 673937.592 6854630.624, 673907.1562889977 6854625.042136429, 673890.2749632493 6854688.518805879))</text:p>
          </table:table-cell>
          <table:table-cell office:value-type="float" office:value="0.729025157726724" calcext:value-type="float">
            <text:p>0,729025157726724</text:p>
          </table:table-cell>
          <table:table-cell office:value-type="float" office:value="36.7440857874768" calcext:value-type="float">
            <text:p>36,7440857874768</text:p>
          </table:table-cell>
          <table:table-cell office:value-type="float" office:value="77390" calcext:value-type="float">
            <text:p>77390</text:p>
          </table:table-cell>
        </table:table-row>
        <table:table-row table:style-name="ro1">
          <table:table-cell office:value-type="string" calcext:value-type="string">
            <text:p>77152-AB-Densifyed-1</text:p>
          </table:table-cell>
          <table:table-cell office:value-type="float" office:value="1845.74854247796" calcext:value-type="float">
            <text:p>1845,74854247796</text:p>
          </table:table-cell>
          <table:table-cell office:value-type="string" calcext:value-type="string">
            <text:p>337.1275732400374</text:p>
          </table:table-cell>
          <table:table-cell office:value-type="string" calcext:value-type="string">
            <text:p>true</text:p>
          </table:table-cell>
          <table:table-cell office:value-type="string" calcext:value-type="string">
            <text:p>335.7196497759825</text:p>
          </table:table-cell>
          <table:table-cell office:value-type="float" office:value="1" calcext:value-type="float">
            <text:p>1</text:p>
          </table:table-cell>
          <table:table-cell office:value-type="string" calcext:value-type="string">
            <text:p>POLYGON ((669756.886 6823929.098, 669765.864 6823936.787, 669793.33 6823912.192, 669794.758 6823910.92, 669804.172 6823902.507, 669831.852 6823872.693, 669843.153 6823860.565, 669829.788 6823850.714, 669845.304 6823833.484, 669851.223 6823826.738, 669852.134 6823825.702, 669854.569 6823822.922, 669856.835 6823820.325, 669856.151 6823819.751, 669858.802 6823815.342, 669857.462 6823815.213, 669850.187 6823824.709, 669823.764 6823854.542, 669799.064 6823882.233, 669769.946 6823914.717, 669756.886 6823929.098))</text:p>
          </table:table-cell>
          <table:table-cell office:value-type="float" office:value="0.46110390463883" calcext:value-type="float">
            <text:p>0,46110390463883</text:p>
          </table:table-cell>
          <table:table-cell office:value-type="float" office:value="85.4912560543944" calcext:value-type="float">
            <text:p>85,4912560543944</text:p>
          </table:table-cell>
          <table:table-cell office:value-type="float" office:value="77152" calcext:value-type="float">
            <text:p>77152</text:p>
          </table:table-cell>
        </table:table-row>
        <table:table-row table:style-name="ro1">
          <table:table-cell office:value-type="string" calcext:value-type="string">
            <text:p>77243-AR-Densifyed-1</text:p>
          </table:table-cell>
          <table:table-cell office:value-type="float" office:value="326.370609050537" calcext:value-type="float">
            <text:p>326,370609050537</text:p>
          </table:table-cell>
          <table:table-cell office:value-type="string" calcext:value-type="string">
            <text:p>72.28220103462502</text:p>
          </table:table-cell>
          <table:table-cell office:value-type="string" calcext:value-type="string">
            <text:p>true</text:p>
          </table:table-cell>
          <table:table-cell office:value-type="string" calcext:value-type="string">
            <text:p>72.24569277017454</text:p>
          </table:table-cell>
          <table:table-cell office:value-type="float" office:value="1" calcext:value-type="float">
            <text:p>1</text:p>
          </table:table-cell>
          <table:table-cell office:value-type="string" calcext:value-type="string">
            <text:p>POLYGON ((679913.5300972222 6863973.815736105, 679913.53 6863973.81, 679915.15 6863956.2, 679915.1585115553 6863956.155894668, 679896.89 6863954.17, 679896.52 6863958.9, 679895.83 6863967.76, 679895.48 6863972.16, 679913.5300972222 6863973.815736105))</text:p>
          </table:table-cell>
          <table:table-cell office:value-type="float" office:value="0.749060063268548" calcext:value-type="float">
            <text:p>0,749060063268548</text:p>
          </table:table-cell>
          <table:table-cell office:value-type="float" office:value="7.43317563359756" calcext:value-type="float">
            <text:p>7,43317563359756</text:p>
          </table:table-cell>
          <table:table-cell office:value-type="float" office:value="77243" calcext:value-type="float">
            <text:p>77243</text:p>
          </table:table-cell>
        </table:table-row>
        <table:table-row table:style-name="ro1">
          <table:table-cell office:value-type="string" calcext:value-type="string">
            <text:p>77152-AY-Densifyed-1</text:p>
          </table:table-cell>
          <table:table-cell office:value-type="float" office:value="744.104783452191" calcext:value-type="float">
            <text:p>744,104783452191</text:p>
          </table:table-cell>
          <table:table-cell office:value-type="string" calcext:value-type="string">
            <text:p>224.02254272672639</text:p>
          </table:table-cell>
          <table:table-cell office:value-type="string" calcext:value-type="string">
            <text:p>true</text:p>
          </table:table-cell>
          <table:table-cell office:value-type="string" calcext:value-type="string">
            <text:p>66.2865322044484</text:p>
          </table:table-cell>
          <table:table-cell office:value-type="float" office:value="4" calcext:value-type="float">
            <text:p>4</text:p>
          </table:table-cell>
          <table:table-cell office:value-type="string" calcext:value-type="string">
            <text:p>POLYGON ((671403.44 6822991.41, 671405.86 6822985.35, 671422.22 6822944.15, 671411.36 6822939.92, 671392.5 6822987.01, 671390.59 6822991.78, 671374.05 6823032.74, 671376.6528036982 6823034.201266952, 671376.83 6823033.86, 671393.37 6822992.9, 671393.38 6822992.9, 671393.38 6822992.89, 671395.2892673087 6822988.131825974, 671403.44 6822991.41))</text:p>
          </table:table-cell>
          <table:table-cell office:value-type="float" office:value="0.40325590076699" calcext:value-type="float">
            <text:p>0,40325590076699</text:p>
          </table:table-cell>
          <table:table-cell office:value-type="float" office:value="63.1877204265192" calcext:value-type="float">
            <text:p>63,1877204265192</text:p>
          </table:table-cell>
          <table:table-cell office:value-type="float" office:value="77152" calcext:value-type="float">
            <text:p>77152</text:p>
          </table:table-cell>
        </table:table-row>
        <table:table-row table:style-name="ro1">
          <table:table-cell office:value-type="string" calcext:value-type="string">
            <text:p>77114-0C-Densifyed-3</text:p>
          </table:table-cell>
          <table:table-cell office:value-type="float" office:value="338.670025315897" calcext:value-type="float">
            <text:p>338,670025315897</text:p>
          </table:table-cell>
          <table:table-cell office:value-type="string" calcext:value-type="string">
            <text:p>74.43957601218183</text:p>
          </table:table-cell>
          <table:table-cell office:value-type="string" calcext:value-type="string">
            <text:p>true</text:p>
          </table:table-cell>
          <table:table-cell office:value-type="string" calcext:value-type="string">
            <text:p>38.54008541730366</text:p>
          </table:table-cell>
          <table:table-cell office:value-type="float" office:value="3" calcext:value-type="float">
            <text:p>3</text:p>
          </table:table-cell>
          <table:table-cell office:value-type="string" calcext:value-type="string">
            <text:p>POLYGON ((676160.5545635207 6845525.944500775, 676166.38 6845530.73, 676171.8899999823 6845535.389999985, 676171.8900000002 6845535.39, 676174.4099999991 6845534.44, 676174.410000002 6845534.439999998, 676183.47 6845520.1, 676185.48 6845516.95, 676175.0974495438 6845508.361627122, 676160.5545635207 6845525.944500775))</text:p>
          </table:table-cell>
          <table:table-cell office:value-type="float" office:value="0.480510572019465" calcext:value-type="float">
            <text:p>0,480510572019465</text:p>
          </table:table-cell>
          <table:table-cell office:value-type="float" office:value="23.0383918174958" calcext:value-type="float">
            <text:p>23,0383918174958</text:p>
          </table:table-cell>
          <table:table-cell office:value-type="float" office:value="77114" calcext:value-type="float">
            <text:p>77114</text:p>
          </table:table-cell>
        </table:table-row>
        <table:table-row table:style-name="ro1">
          <table:table-cell office:value-type="string" calcext:value-type="string">
            <text:p>77114-0B-Densifyed-2</text:p>
          </table:table-cell>
          <table:table-cell office:value-type="float" office:value="356.620841585476" calcext:value-type="float">
            <text:p>356,620841585476</text:p>
          </table:table-cell>
          <table:table-cell office:value-type="string" calcext:value-type="string">
            <text:p>100.48106708525363</text:p>
          </table:table-cell>
          <table:table-cell office:value-type="string" calcext:value-type="string">
            <text:p>true</text:p>
          </table:table-cell>
          <table:table-cell office:value-type="string" calcext:value-type="string">
            <text:p>71.17689902069908</text:p>
          </table:table-cell>
          <table:table-cell office:value-type="float" office:value="2" calcext:value-type="float">
            <text:p>2</text:p>
          </table:table-cell>
          <table:table-cell office:value-type="string" calcext:value-type="string">
            <text:p>POLYGON ((675845.27 6847250.63, 675862.01 6847258.49, 675868.57 6847242.49, 675855.1806432151 6847236.3186029205, 675861.4 6847222.81, 675861.422014603 6847222.749459841, 675858.68 6847221.55, 675852.45 6847235.06, 675845.27 6847250.63))</text:p>
          </table:table-cell>
          <table:table-cell office:value-type="float" office:value="0.59279683513321" calcext:value-type="float">
            <text:p>0,59279683513321</text:p>
          </table:table-cell>
          <table:table-cell office:value-type="float" office:value="26.2442755662713" calcext:value-type="float">
            <text:p>26,2442755662713</text:p>
          </table:table-cell>
          <table:table-cell office:value-type="float" office:value="77114" calcext:value-type="float">
            <text:p>77114</text:p>
          </table:table-cell>
        </table:table-row>
        <table:table-row table:style-name="ro1">
          <table:table-cell office:value-type="string" calcext:value-type="string">
            <text:p>77217-0B-Densifyed-2</text:p>
          </table:table-cell>
          <table:table-cell office:value-type="float" office:value="226.850606614157" calcext:value-type="float">
            <text:p>226,850606614157</text:p>
          </table:table-cell>
          <table:table-cell office:value-type="string" calcext:value-type="string">
            <text:p>67.80583588901003</text:p>
          </table:table-cell>
          <table:table-cell office:value-type="string" calcext:value-type="string">
            <text:p>true</text:p>
          </table:table-cell>
          <table:table-cell office:value-type="string" calcext:value-type="string">
            <text:p>47.04830317797166</text:p>
          </table:table-cell>
          <table:table-cell office:value-type="float" office:value="2" calcext:value-type="float">
            <text:p>2</text:p>
          </table:table-cell>
          <table:table-cell office:value-type="string" calcext:value-type="string">
            <text:p>POLYGON ((675842.5999360654 6843332.29151217, 675842.744 6843332.387, 675864.4659999993 6843347.145, 675864.4660000002 6843347.144999999, 675866.227 6843341.424, 675866.3239999993 6843341.093000002, 675866.3239994873 6843341.092997776, 675864.85 6843334.7, 675863.2073420407 6843327.551447829, 675842.5999360654 6843332.29151217))</text:p>
          </table:table-cell>
          <table:table-cell office:value-type="float" office:value="0.572791796643059" calcext:value-type="float">
            <text:p>0,572791796643059</text:p>
          </table:table-cell>
          <table:table-cell office:value-type="float" office:value="19.4690946339147" calcext:value-type="float">
            <text:p>19,4690946339147</text:p>
          </table:table-cell>
          <table:table-cell office:value-type="float" office:value="77217" calcext:value-type="float">
            <text:p>77217</text:p>
          </table:table-cell>
        </table:table-row>
        <table:table-row table:style-name="ro1">
          <table:table-cell office:value-type="string" calcext:value-type="string">
            <text:p>77243-AM-Densifyed-1</text:p>
          </table:table-cell>
          <table:table-cell office:value-type="float" office:value="329.467985315521" calcext:value-type="float">
            <text:p>329,467985315521</text:p>
          </table:table-cell>
          <table:table-cell office:value-type="string" calcext:value-type="string">
            <text:p>99.36524286168947</text:p>
          </table:table-cell>
          <table:table-cell office:value-type="string" calcext:value-type="string">
            <text:p>true</text:p>
          </table:table-cell>
          <table:table-cell office:value-type="string" calcext:value-type="string">
            <text:p>52.996839221771346</text:p>
          </table:table-cell>
          <table:table-cell office:value-type="float" office:value="3" calcext:value-type="float">
            <text:p>3</text:p>
          </table:table-cell>
          <table:table-cell office:value-type="string" calcext:value-type="string">
            <text:p>POLYGON ((678943.53 6864215.99, 678942.46 6864215.61, 678941.68 6864217.81, 678936.61 6864231.94, 678951.75 6864237.48, 678956.6543546367 6864223.827337093, 678956.66 6864223.83, 678971.8585007623 6864229.205932551, 678972.87 6864226.39, 678972.87 6864226.38, 678957.67 6864221, 678943.53 6864215.99))</text:p>
          </table:table-cell>
          <table:table-cell office:value-type="float" office:value="0.677107270707356" calcext:value-type="float">
            <text:p>0,677107270707356</text:p>
          </table:table-cell>
          <table:table-cell office:value-type="float" office:value="14.6768711950462" calcext:value-type="float">
            <text:p>14,6768711950462</text:p>
          </table:table-cell>
          <table:table-cell office:value-type="float" office:value="77243" calcext:value-type="float">
            <text:p>77243</text:p>
          </table:table-cell>
        </table:table-row>
        <table:table-row table:style-name="ro1">
          <table:table-cell office:value-type="string" calcext:value-type="string">
            <text:p>77114-0C-Densifyed-2</text:p>
          </table:table-cell>
          <table:table-cell office:value-type="float" office:value="723.704161416829" calcext:value-type="float">
            <text:p>723,704161416829</text:p>
          </table:table-cell>
          <table:table-cell office:value-type="string" calcext:value-type="string">
            <text:p>149.68638341304924</text:p>
          </table:table-cell>
          <table:table-cell office:value-type="string" calcext:value-type="string">
            <text:p>true</text:p>
          </table:table-cell>
          <table:table-cell office:value-type="string" calcext:value-type="string">
            <text:p>83.65942553217484</text:p>
          </table:table-cell>
          <table:table-cell office:value-type="float" office:value="3" calcext:value-type="float">
            <text:p>3</text:p>
          </table:table-cell>
          <table:table-cell office:value-type="string" calcext:value-type="string">
            <text:p>POLYGON ((676177.61 6845483.38, 676197.81 6845497.46, 676201.35 6845499.92, 676201.57 6845500.07, 676211.6771426538 6845484.5477017, 676211.68 6845484.55, 676229.83 6845496.38, 676230.36 6845496.65, 676230.92 6845496.81, 676231.1287178937 6845496.831225548, 676231.47 6845493.87, 676213.31 6845482.04, 676185.46 6845463.89, 676177.61 6845483.38))</text:p>
          </table:table-cell>
          <table:table-cell office:value-type="float" office:value="0.52613018450233" calcext:value-type="float">
            <text:p>0,52613018450233</text:p>
          </table:table-cell>
          <table:table-cell office:value-type="float" office:value="34.8734770277913" calcext:value-type="float">
            <text:p>34,8734770277913</text:p>
          </table:table-cell>
          <table:table-cell office:value-type="float" office:value="77114" calcext:value-type="float">
            <text:p>77114</text:p>
          </table:table-cell>
        </table:table-row>
        <table:table-row table:style-name="ro1">
          <table:table-cell office:value-type="string" calcext:value-type="string">
            <text:p>77312-AK-Densifyed-3</text:p>
          </table:table-cell>
          <table:table-cell office:value-type="float" office:value="409.083662068691" calcext:value-type="float">
            <text:p>409,083662068691</text:p>
          </table:table-cell>
          <table:table-cell office:value-type="string" calcext:value-type="string">
            <text:p>137.21760294729998</text:p>
          </table:table-cell>
          <table:table-cell office:value-type="string" calcext:value-type="string">
            <text:p>true</text:p>
          </table:table-cell>
          <table:table-cell office:value-type="string" calcext:value-type="string">
            <text:p>3.305221029710954</text:p>
          </table:table-cell>
          <table:table-cell office:value-type="float" office:value="4" calcext:value-type="float">
            <text:p>4</text:p>
          </table:table-cell>
          <table:table-cell office:value-type="string" calcext:value-type="string">
            <text:p>POLYGON ((680554.98 6803862, 680559.97 6803862.89, 680559.73 6803864.43, 680570.08 6803865.89, 680573.56 6803841.23, 680568.1 6803840.46, 680567.61 6803844.34, 680559.62 6803843.26, 680560.13 6803839.34, 680560.6 6803835.69, 680561.8859094738 6803835.849730286, 680564.59 6803817.62, 680564.62 6803817.03, 680564.53 6803816.45, 680564.4907830188 6803816.342153301, 680561.6 6803816.29, 680561.65 6803816.59, 680561.62 6803817.18, 680558.37 6803839.09, 680554.98 6803862))</text:p>
          </table:table-cell>
          <table:table-cell office:value-type="float" office:value="0.38268702431573" calcext:value-type="float">
            <text:p>0,38268702431573</text:p>
          </table:table-cell>
          <table:table-cell office:value-type="float" office:value="33.4158669836865" calcext:value-type="float">
            <text:p>33,4158669836865</text:p>
          </table:table-cell>
          <table:table-cell office:value-type="float" office:value="77312" calcext:value-type="float">
            <text:p>77312</text:p>
          </table:table-cell>
        </table:table-row>
        <table:table-row table:style-name="ro1">
          <table:table-cell office:value-type="string" calcext:value-type="string">
            <text:p>77222-AD-Densifyed-2</text:p>
          </table:table-cell>
          <table:table-cell office:value-type="float" office:value="426.932400210312" calcext:value-type="float">
            <text:p>426,932400210312</text:p>
          </table:table-cell>
          <table:table-cell office:value-type="string" calcext:value-type="string">
            <text:p>141.88317586680412</text:p>
          </table:table-cell>
          <table:table-cell office:value-type="string" calcext:value-type="string">
            <text:p>true</text:p>
          </table:table-cell>
          <table:table-cell office:value-type="string" calcext:value-type="string">
            <text:p>72.1376998170351</text:p>
          </table:table-cell>
          <table:table-cell office:value-type="float" office:value="3" calcext:value-type="float">
            <text:p>3</text:p>
          </table:table-cell>
          <table:table-cell office:value-type="string" calcext:value-type="string">
            <text:p>POLYGON ((685546.22 6837369.57, 685556.75 6837368.18, 685557.81 6837368.03, 685558.04 6837339.6, 685549.6100421484 6837339.496745923, 685550 6837309.39, 685549.9995299833 6837309.384453803, 685547.01 6837309.35, 685546.61 6837339.46, 685546.22 6837369.57))</text:p>
          </table:table-cell>
          <table:table-cell office:value-type="float" office:value="0.421565193656594" calcext:value-type="float">
            <text:p>0,421565193656594</text:p>
          </table:table-cell>
          <table:table-cell office:value-type="float" office:value="40.3680418168871" calcext:value-type="float">
            <text:p>40,3680418168871</text:p>
          </table:table-cell>
          <table:table-cell office:value-type="float" office:value="77222" calcext:value-type="float">
            <text:p>77222</text:p>
          </table:table-cell>
        </table:table-row>
        <table:table-row table:style-name="ro1">
          <table:table-cell office:value-type="string" calcext:value-type="string">
            <text:p>77470-AE-Densifyed-3</text:p>
          </table:table-cell>
          <table:table-cell office:value-type="float" office:value="633.670311188201" calcext:value-type="float">
            <text:p>633,670311188201</text:p>
          </table:table-cell>
          <table:table-cell office:value-type="string" calcext:value-type="string">
            <text:p>176.67048716243792</text:p>
          </table:table-cell>
          <table:table-cell office:value-type="string" calcext:value-type="string">
            <text:p>true</text:p>
          </table:table-cell>
          <table:table-cell office:value-type="string" calcext:value-type="string">
            <text:p>116.66513297963536</text:p>
          </table:table-cell>
          <table:table-cell office:value-type="float" office:value="3" calcext:value-type="float">
            <text:p>3</text:p>
          </table:table-cell>
          <table:table-cell office:value-type="string" calcext:value-type="string">
            <text:p>POLYGON ((683137 6849370.58, 683159.66 6849345.04, 683162.11 6849341.59, 683152.64 6849333.45, 683152.58 6849333.63, 683148.16 6849338.22, 683128.1582230296 6849358.728609328, 683128.1582230295 6849358.728609328, 683126.06 6849360.88, 683100.71 6849386.86, 683102.6817192266 6849389.1105482085, 683102.86 6849388.96, 683128.21 6849362.98, 683128.3009399867 6849362.866939476, 683137 6849370.58))</text:p>
          </table:table-cell>
          <table:table-cell office:value-type="float" office:value="0.505630494837" calcext:value-type="float">
            <text:p>0,505630494837</text:p>
          </table:table-cell>
          <table:table-cell office:value-type="float" office:value="76.6711087063446" calcext:value-type="float">
            <text:p>76,6711087063446</text:p>
          </table:table-cell>
          <table:table-cell office:value-type="float" office:value="77470" calcext:value-type="float">
            <text:p>77470</text:p>
          </table:table-cell>
        </table:table-row>
        <table:table-row table:style-name="ro1">
          <table:table-cell office:value-type="string" calcext:value-type="string">
            <text:p>77152-BC-Densifyed-1</text:p>
          </table:table-cell>
          <table:table-cell office:value-type="float" office:value="469.176603834496" calcext:value-type="float">
            <text:p>469,176603834496</text:p>
          </table:table-cell>
          <table:table-cell office:value-type="string" calcext:value-type="string">
            <text:p>89.02636909824942</text:p>
          </table:table-cell>
          <table:table-cell office:value-type="string" calcext:value-type="string">
            <text:p>true</text:p>
          </table:table-cell>
          <table:table-cell office:value-type="string" calcext:value-type="string">
            <text:p>88.9917796727942</text:p>
          </table:table-cell>
          <table:table-cell office:value-type="float" office:value="1" calcext:value-type="float">
            <text:p>1</text:p>
          </table:table-cell>
          <table:table-cell office:value-type="string" calcext:value-type="string">
            <text:p>POLYGON ((673080.26 6822434.21, 673097.5 6822430.89, 673094.67 6822418.17, 673091.9357678384 6822404.654846433, 673091.81 6822404.68, 673091.65 6822404.72, 673074.9599971741 6822407.250291748, 673080.26 6822434.21))</text:p>
          </table:table-cell>
          <table:table-cell office:value-type="float" office:value="0.806189895795409" calcext:value-type="float">
            <text:p>0,806189895795409</text:p>
          </table:table-cell>
          <table:table-cell office:value-type="float" office:value="7.53891710717229" calcext:value-type="float">
            <text:p>7,53891710717229</text:p>
          </table:table-cell>
          <table:table-cell office:value-type="float" office:value="77152" calcext:value-type="float">
            <text:p>77152</text:p>
          </table:table-cell>
        </table:table-row>
        <table:table-row table:style-name="ro1">
          <table:table-cell office:value-type="string" calcext:value-type="string">
            <text:p>77285-BM-Densifyed-4</text:p>
          </table:table-cell>
          <table:table-cell office:value-type="float" office:value="194.239310446165" calcext:value-type="float">
            <text:p>194,239310446165</text:p>
          </table:table-cell>
          <table:table-cell office:value-type="string" calcext:value-type="string">
            <text:p>66.85541883236137</text:p>
          </table:table-cell>
          <table:table-cell office:value-type="string" calcext:value-type="string">
            <text:p>true</text:p>
          </table:table-cell>
          <table:table-cell office:value-type="string" calcext:value-type="string">
            <text:p>49.72944839959208</text:p>
          </table:table-cell>
          <table:table-cell office:value-type="float" office:value="2" calcext:value-type="float">
            <text:p>2</text:p>
          </table:table-cell>
          <table:table-cell office:value-type="string" calcext:value-type="string">
            <text:p>POLYGON ((672126.656 6826730.585, 672130.592 6826726.873, 672142.2749703974 6826715.821502765, 672130.2488768271 6826703.108248425, 672129.736 6826703.626, 672126.656 6826730.585))</text:p>
          </table:table-cell>
          <table:table-cell office:value-type="float" office:value="0.355562018347512" calcext:value-type="float">
            <text:p>0,355562018347512</text:p>
          </table:table-cell>
          <table:table-cell office:value-type="float" office:value="51.1268808158308" calcext:value-type="float">
            <text:p>51,1268808158308</text:p>
          </table:table-cell>
          <table:table-cell office:value-type="float" office:value="77285" calcext:value-type="float">
            <text:p>77285</text:p>
          </table:table-cell>
        </table:table-row>
        <table:table-row table:style-name="ro1">
          <table:table-cell office:value-type="string" calcext:value-type="string">
            <text:p>77152-AB-Densifyed-2</text:p>
          </table:table-cell>
          <table:table-cell office:value-type="float" office:value="393.999438129659" calcext:value-type="float">
            <text:p>393,999438129659</text:p>
          </table:table-cell>
          <table:table-cell office:value-type="string" calcext:value-type="string">
            <text:p>113.41642322570964</text:p>
          </table:table-cell>
          <table:table-cell office:value-type="string" calcext:value-type="string">
            <text:p>true</text:p>
          </table:table-cell>
          <table:table-cell office:value-type="string" calcext:value-type="string">
            <text:p>82.24187437047749</text:p>
          </table:table-cell>
          <table:table-cell office:value-type="float" office:value="2" calcext:value-type="float">
            <text:p>2</text:p>
          </table:table-cell>
          <table:table-cell office:value-type="string" calcext:value-type="string">
            <text:p>POLYGON ((669553.3606277882 6823927.929150126, 669555.9896503153 6823945.727632635, 669542.58 6823947.71, 669545.85 6823967.98, 669561.95 6823965.6, 669559.3887066237 6823948.260043843, 669558.95 6823945.29, 669555.96 6823924.98, 669554.3 6823927.37, 669553.3606277882 6823927.929150126))</text:p>
          </table:table-cell>
          <table:table-cell office:value-type="float" office:value="0.590697735271265" calcext:value-type="float">
            <text:p>0,590697735271265</text:p>
          </table:table-cell>
          <table:table-cell office:value-type="float" office:value="19.7104536266044" calcext:value-type="float">
            <text:p>19,7104536266044</text:p>
          </table:table-cell>
          <table:table-cell office:value-type="float" office:value="77152" calcext:value-type="float">
            <text:p>77152</text:p>
          </table:table-cell>
        </table:table-row>
        <table:table-row table:style-name="ro1">
          <table:table-cell office:value-type="string" calcext:value-type="string">
            <text:p>77470-AK-Densifyed-1</text:p>
          </table:table-cell>
          <table:table-cell office:value-type="float" office:value="314.076837490072" calcext:value-type="float">
            <text:p>314,076837490072</text:p>
          </table:table-cell>
          <table:table-cell office:value-type="string" calcext:value-type="string">
            <text:p>107.42047949039681</text:p>
          </table:table-cell>
          <table:table-cell office:value-type="string" calcext:value-type="string">
            <text:p>true</text:p>
          </table:table-cell>
          <table:table-cell office:value-type="string" calcext:value-type="string">
            <text:p>106.7077388246655</text:p>
          </table:table-cell>
          <table:table-cell office:value-type="float" office:value="1" calcext:value-type="float">
            <text:p>1</text:p>
          </table:table-cell>
          <table:table-cell office:value-type="string" calcext:value-type="string">
            <text:p>POLYGON ((682211.4526000405 6848652.995008187, 682205.02 6848643.56, 682183.2 6848658.38, 682174.13 6848645.78, 682173.99 6848645.88, 682189.0611084584 6848668.149249812, 682211.4526000405 6848652.995008187))</text:p>
          </table:table-cell>
          <table:table-cell office:value-type="float" office:value="0.579398585995344" calcext:value-type="float">
            <text:p>0,579398585995344</text:p>
          </table:table-cell>
          <table:table-cell office:value-type="float" office:value="27.1967424567544" calcext:value-type="float">
            <text:p>27,1967424567544</text:p>
          </table:table-cell>
          <table:table-cell office:value-type="float" office:value="77470" calcext:value-type="float">
            <text:p>77470</text:p>
          </table:table-cell>
        </table:table-row>
        <table:table-row table:style-name="ro1">
          <table:table-cell office:value-type="string" calcext:value-type="string">
            <text:p>77114-0B-Densifyed-1</text:p>
          </table:table-cell>
          <table:table-cell office:value-type="float" office:value="371.373227930014" calcext:value-type="float">
            <text:p>371,373227930014</text:p>
          </table:table-cell>
          <table:table-cell office:value-type="string" calcext:value-type="string">
            <text:p>109.13148084708051</text:p>
          </table:table-cell>
          <table:table-cell office:value-type="string" calcext:value-type="string">
            <text:p>true</text:p>
          </table:table-cell>
          <table:table-cell office:value-type="string" calcext:value-type="string">
            <text:p>101.84767909806544</text:p>
          </table:table-cell>
          <table:table-cell office:value-type="float" office:value="2" calcext:value-type="float">
            <text:p>2</text:p>
          </table:table-cell>
          <table:table-cell office:value-type="string" calcext:value-type="string">
            <text:p>POLYGON ((675223.6934782456 6847464.315613419, 675222.21 6847470.68, 675219.89 6847480.14, 675217.56 6847489.84, 675215.06 6847499.44, 675212.65 6847509.52, 675220.5199999124 6847511.429999978, 675220.5200000001 6847511.43, 675222.89 6847501.89, 675225.35 6847491.92, 675227.82 6847482.21, 675229.9109562733 6847473.473439222, 675229.03 6847473.27, 675230.5107164133 6847465.932390447, 675223.6934782456 6847464.315613419))</text:p>
          </table:table-cell>
          <table:table-cell office:value-type="float" office:value="0.359517313253518" calcext:value-type="float">
            <text:p>0,359517313253518</text:p>
          </table:table-cell>
          <table:table-cell office:value-type="float" office:value="55.6379793266993" calcext:value-type="float">
            <text:p>55,6379793266993</text:p>
          </table:table-cell>
          <table:table-cell office:value-type="float" office:value="77114" calcext:value-type="float">
            <text:p>77114</text:p>
          </table:table-cell>
        </table:table-row>
        <table:table-row table:style-name="ro1">
          <table:table-cell office:value-type="string" calcext:value-type="string">
            <text:p>77312-AK-Densifyed-2</text:p>
          </table:table-cell>
          <table:table-cell office:value-type="float" office:value="375.232679954409" calcext:value-type="float">
            <text:p>375,232679954409</text:p>
          </table:table-cell>
          <table:table-cell office:value-type="string" calcext:value-type="string">
            <text:p>129.95550126904627</text:p>
          </table:table-cell>
          <table:table-cell office:value-type="string" calcext:value-type="string">
            <text:p>true</text:p>
          </table:table-cell>
          <table:table-cell office:value-type="string" calcext:value-type="string">
            <text:p>59.090495600241255</text:p>
          </table:table-cell>
          <table:table-cell office:value-type="float" office:value="2" calcext:value-type="float">
            <text:p>2</text:p>
          </table:table-cell>
          <table:table-cell office:value-type="string" calcext:value-type="string">
            <text:p>POLYGON ((680573.693998145 6804019.452054719, 680573.71 6804018.98, 680575.951354685 6804002.459610017, 680569 6804001.61, 680570.27 6803992.69, 680577.1465297567 6803993.650313382, 680580.1290912838 6803971.66669789, 680571.24 6803970.46, 680564.62 6804019.64, 680573.693998145 6804019.452054719))</text:p>
          </table:table-cell>
          <table:table-cell office:value-type="float" office:value="0.786500338596489" calcext:value-type="float">
            <text:p>0,786500338596489</text:p>
          </table:table-cell>
          <table:table-cell office:value-type="float" office:value="14.0813073283409" calcext:value-type="float">
            <text:p>14,0813073283409</text:p>
          </table:table-cell>
          <table:table-cell office:value-type="float" office:value="77312" calcext:value-type="float">
            <text:p>77312</text:p>
          </table:table-cell>
        </table:table-row>
        <table:table-row table:style-name="ro1">
          <table:table-cell office:value-type="string" calcext:value-type="string">
            <text:p>77152-AK-Densifyed-1</text:p>
          </table:table-cell>
          <table:table-cell office:value-type="float" office:value="468.768527357976" calcext:value-type="float">
            <text:p>468,768527357976</text:p>
          </table:table-cell>
          <table:table-cell office:value-type="string" calcext:value-type="string">
            <text:p>133.98146280594506</text:p>
          </table:table-cell>
          <table:table-cell office:value-type="string" calcext:value-type="string">
            <text:p>true</text:p>
          </table:table-cell>
          <table:table-cell office:value-type="string" calcext:value-type="string">
            <text:p>68.29274731098546</text:p>
          </table:table-cell>
          <table:table-cell office:value-type="float" office:value="2" calcext:value-type="float">
            <text:p>2</text:p>
          </table:table-cell>
          <table:table-cell office:value-type="string" calcext:value-type="string">
            <text:p>POLYGON ((671908.9930517824 6824169.638555932, 671916.89 6824168.1, 671905.62 6824143.56, 671894.99 6824120.51, 671891.85 6824113.73, 671884.4600493994 6824117.180105523, 671892.1 6824133.5, 671908.78 6824168.93, 671908.97 6824169.49, 671908.9930517824 6824169.638555932))</text:p>
          </table:table-cell>
          <table:table-cell office:value-type="float" office:value="0.678906559325757" calcext:value-type="float">
            <text:p>0,678906559325757</text:p>
          </table:table-cell>
          <table:table-cell office:value-type="float" office:value="31.0470884493899" calcext:value-type="float">
            <text:p>31,0470884493899</text:p>
          </table:table-cell>
          <table:table-cell office:value-type="float" office:value="77152" calcext:value-type="float">
            <text:p>77152</text:p>
          </table:table-cell>
        </table:table-row>
        <table:table-row table:style-name="ro1">
          <table:table-cell office:value-type="string" calcext:value-type="string">
            <text:p>77152-AB-Densifyed-1</text:p>
          </table:table-cell>
          <table:table-cell office:value-type="float" office:value="853.433014794449" calcext:value-type="float">
            <text:p>853,433014794449</text:p>
          </table:table-cell>
          <table:table-cell office:value-type="string" calcext:value-type="string">
            <text:p>215.3166425444492</text:p>
          </table:table-cell>
          <table:table-cell office:value-type="string" calcext:value-type="string">
            <text:p>true</text:p>
          </table:table-cell>
          <table:table-cell office:value-type="string" calcext:value-type="string">
            <text:p>104.55816108300499</text:p>
          </table:table-cell>
          <table:table-cell office:value-type="float" office:value="3" calcext:value-type="float">
            <text:p>3</text:p>
          </table:table-cell>
          <table:table-cell office:value-type="string" calcext:value-type="string">
            <text:p>POLYGON ((669566.14 6823973.45, 669571.38 6824008.96, 669583.94 6824007.52, 669578.95 6823957.65, 669583.1 6823957.16, 669582.78 6823954.49, 669566.6536918727 6823956.4413762055, 669566.65 6823956.37, 669561.43 6823920.93, 669561.28 6823920.36, 669561.03 6823919.83, 669560.68 6823919.35, 669560.4914613358 6823919.178999816, 669558.46 6823921.37, 669563.69 6823956.8, 669566.14 6823973.45))</text:p>
          </table:table-cell>
          <table:table-cell office:value-type="float" office:value="0.513977943421507" calcext:value-type="float">
            <text:p>0,513977943421507</text:p>
          </table:table-cell>
          <table:table-cell office:value-type="float" office:value="47.2720755337641" calcext:value-type="float">
            <text:p>47,2720755337641</text:p>
          </table:table-cell>
          <table:table-cell office:value-type="float" office:value="77152" calcext:value-type="float">
            <text:p>77152</text:p>
          </table:table-cell>
        </table:table-row>
        <table:table-row table:style-name="ro1">
          <table:table-cell office:value-type="string" calcext:value-type="string">
            <text:p>77243-AC-Densifyed-2</text:p>
          </table:table-cell>
          <table:table-cell office:value-type="float" office:value="302.446740250068" calcext:value-type="float">
            <text:p>302,446740250068</text:p>
          </table:table-cell>
          <table:table-cell office:value-type="string" calcext:value-type="string">
            <text:p>70.27734325503867</text:p>
          </table:table-cell>
          <table:table-cell office:value-type="string" calcext:value-type="string">
            <text:p>true</text:p>
          </table:table-cell>
          <table:table-cell office:value-type="string" calcext:value-type="string">
            <text:p>70.24331423486156</text:p>
          </table:table-cell>
          <table:table-cell office:value-type="float" office:value="1" calcext:value-type="float">
            <text:p>1</text:p>
          </table:table-cell>
          <table:table-cell office:value-type="string" calcext:value-type="string">
            <text:p>POLYGON ((676918.880303986 6863627.23329739, 676936.56 6863637.78, 676937.28 6863637.14, 676937.49 6863636.96, 676942.51 6863621.86, 676923.6074002644 6863615.54754029, 676923.55 6863615.74, 676919.57 6863625.46, 676919.14 6863626.69, 676918.89 6863627.22, 676918.880303986 6863627.23329739))</text:p>
          </table:table-cell>
          <table:table-cell office:value-type="float" office:value="0.562469111631648" calcext:value-type="float">
            <text:p>0,562469111631648</text:p>
          </table:table-cell>
          <table:table-cell office:value-type="float" office:value="25.2516091879864" calcext:value-type="float">
            <text:p>25,2516091879864</text:p>
          </table:table-cell>
          <table:table-cell office:value-type="float" office:value="77243" calcext:value-type="float">
            <text:p>77243</text:p>
          </table:table-cell>
        </table:table-row>
        <table:table-row table:style-name="ro1">
          <table:table-cell office:value-type="string" calcext:value-type="string">
            <text:p>77317-0A-Densifyed-1</text:p>
          </table:table-cell>
          <table:table-cell office:value-type="float" office:value="297.309760210012" calcext:value-type="float">
            <text:p>297,309760210012</text:p>
          </table:table-cell>
          <table:table-cell office:value-type="string" calcext:value-type="string">
            <text:p>79.68572459854448</text:p>
          </table:table-cell>
          <table:table-cell office:value-type="string" calcext:value-type="string">
            <text:p>true</text:p>
          </table:table-cell>
          <table:table-cell office:value-type="string" calcext:value-type="string">
            <text:p>52.5713160446119</text:p>
          </table:table-cell>
          <table:table-cell office:value-type="float" office:value="2" calcext:value-type="float">
            <text:p>2</text:p>
          </table:table-cell>
          <table:table-cell office:value-type="string" calcext:value-type="string">
            <text:p>POLYGON ((691310.8354898951 6834859.95174525, 691326.9699979849 6834853.300000831, 691326.9699999995 6834853.3, 691304.16 6834832.91, 691300.348580718 6834834.534318386, 691310.8354898951 6834859.95174525))</text:p>
          </table:table-cell>
          <table:table-cell office:value-type="float" office:value="0.568703140149092" calcext:value-type="float">
            <text:p>0,568703140149092</text:p>
          </table:table-cell>
          <table:table-cell office:value-type="float" office:value="34.2992029628585" calcext:value-type="float">
            <text:p>34,2992029628585</text:p>
          </table:table-cell>
          <table:table-cell office:value-type="float" office:value="77317" calcext:value-type="float">
            <text:p>77317</text:p>
          </table:table-cell>
        </table:table-row>
        <table:table-row table:style-name="ro1">
          <table:table-cell office:value-type="string" calcext:value-type="string">
            <text:p>77312-AH-Densifyed-2</text:p>
          </table:table-cell>
          <table:table-cell office:value-type="float" office:value="322.28038130601" calcext:value-type="float">
            <text:p>322,28038130601</text:p>
          </table:table-cell>
          <table:table-cell office:value-type="string" calcext:value-type="string">
            <text:p>72.05504074529487</text:p>
          </table:table-cell>
          <table:table-cell office:value-type="string" calcext:value-type="string">
            <text:p>true</text:p>
          </table:table-cell>
          <table:table-cell office:value-type="string" calcext:value-type="string">
            <text:p>37.20525518562843</text:p>
          </table:table-cell>
          <table:table-cell office:value-type="float" office:value="2" calcext:value-type="float">
            <text:p>2</text:p>
          </table:table-cell>
          <table:table-cell office:value-type="string" calcext:value-type="string">
            <text:p>POLYGON ((680973.6299932966 6804344.314137123, 680973.13 6804350.51, 680972.6 6804350.58, 680971.97 6804362.38, 680990.45 6804362.51, 680990.7497127213 6804344.629995367, 680974.01 6804344.36, 680973.6299932966 6804344.314137123))</text:p>
          </table:table-cell>
          <table:table-cell office:value-type="float" office:value="0.476313555717067" calcext:value-type="float">
            <text:p>0,476313555717067</text:p>
          </table:table-cell>
          <table:table-cell office:value-type="float" office:value="26.6921906973876" calcext:value-type="float">
            <text:p>26,6921906973876</text:p>
          </table:table-cell>
          <table:table-cell office:value-type="float" office:value="77312" calcext:value-type="float">
            <text:p>77312</text:p>
          </table:table-cell>
        </table:table-row>
        <table:table-row table:style-name="ro1">
          <table:table-cell office:value-type="string" calcext:value-type="string">
            <text:p>77114-0A-Densifyed-3</text:p>
          </table:table-cell>
          <table:table-cell office:value-type="float" office:value="278.025695084502" calcext:value-type="float">
            <text:p>278,025695084502</text:p>
          </table:table-cell>
          <table:table-cell office:value-type="string" calcext:value-type="string">
            <text:p>67.69473918457403</text:p>
          </table:table-cell>
          <table:table-cell office:value-type="string" calcext:value-type="string">
            <text:p>true</text:p>
          </table:table-cell>
          <table:table-cell office:value-type="string" calcext:value-type="string">
            <text:p>37.39975723135188</text:p>
          </table:table-cell>
          <table:table-cell office:value-type="float" office:value="2" calcext:value-type="float">
            <text:p>2</text:p>
          </table:table-cell>
          <table:table-cell office:value-type="string" calcext:value-type="string">
            <text:p>POLYGON ((675761.67 6848274.34, 675765.55 6848292.8, 675782.1188951745 6848289.564352096, 675779.71 6848277.25, 675779.66 6848276.66, 675779.72 6848276.07, 675779.7403116265 6848276.003091113, 675761.67 6848274.34))</text:p>
          </table:table-cell>
          <table:table-cell office:value-type="float" office:value="0.542537397532942" calcext:value-type="float">
            <text:p>0,542537397532942</text:p>
          </table:table-cell>
          <table:table-cell office:value-type="float" office:value="28.1610414811426" calcext:value-type="float">
            <text:p>28,1610414811426</text:p>
          </table:table-cell>
          <table:table-cell office:value-type="float" office:value="77114" calcext:value-type="float">
            <text:p>77114</text:p>
          </table:table-cell>
        </table:table-row>
        <table:table-row table:style-name="ro1">
          <table:table-cell office:value-type="string" calcext:value-type="string">
            <text:p>77390-AK-Densifyed-1</text:p>
          </table:table-cell>
          <table:table-cell office:value-type="float" office:value="301.760950002133" calcext:value-type="float">
            <text:p>301,760950002133</text:p>
          </table:table-cell>
          <table:table-cell office:value-type="string" calcext:value-type="string">
            <text:p>93.08303851725115</text:p>
          </table:table-cell>
          <table:table-cell office:value-type="string" calcext:value-type="string">
            <text:p>true</text:p>
          </table:table-cell>
          <table:table-cell office:value-type="string" calcext:value-type="string">
            <text:p>85.67797562106686</text:p>
          </table:table-cell>
          <table:table-cell office:value-type="float" office:value="2" calcext:value-type="float">
            <text:p>2</text:p>
          </table:table-cell>
          <table:table-cell office:value-type="string" calcext:value-type="string">
            <text:p>POLYGON ((673922.9505405627 6855425.854666157, 673924.811 6855429.567, 673931.926 6855443.768, 673939.723 6855459.303, 673940.3223835371 6855460.499044311, 673947.274588782 6855457.01564827, 673947.168 6855456.802, 673929.9116043627 6855422.359866454, 673922.9505405627 6855425.854666157))</text:p>
          </table:table-cell>
          <table:table-cell office:value-type="float" office:value="0.455487081997573" calcext:value-type="float">
            <text:p>0,455487081997573</text:p>
          </table:table-cell>
          <table:table-cell office:value-type="float" office:value="38.1413159975575" calcext:value-type="float">
            <text:p>38,1413159975575</text:p>
          </table:table-cell>
          <table:table-cell office:value-type="float" office:value="77390" calcext:value-type="float">
            <text:p>77390</text:p>
          </table:table-cell>
        </table:table-row>
        <table:table-row table:style-name="ro1">
          <table:table-cell office:value-type="string" calcext:value-type="string">
            <text:p>77312-AK-Densifyed-1</text:p>
          </table:table-cell>
          <table:table-cell office:value-type="float" office:value="502.260120034514" calcext:value-type="float">
            <text:p>502,260120034514</text:p>
          </table:table-cell>
          <table:table-cell office:value-type="string" calcext:value-type="string">
            <text:p>221.22933431505086</text:p>
          </table:table-cell>
          <table:table-cell office:value-type="string" calcext:value-type="string">
            <text:p>true</text:p>
          </table:table-cell>
          <table:table-cell office:value-type="string" calcext:value-type="string">
            <text:p>161.40986446355492</text:p>
          </table:table-cell>
          <table:table-cell office:value-type="float" office:value="2" calcext:value-type="float">
            <text:p>2</text:p>
          </table:table-cell>
          <table:table-cell office:value-type="string" calcext:value-type="string">
            <text:p>POLYGON ((680583.5104926603 6803969.100112361, 680584.96 6803958.42, 680589.77 6803922.9, 680584.16 6803922.23, 680579.27 6803957.69, 680573.07 6803956.9, 680571.24 6803970.46, 680580.1290912838 6803971.66669789, 680577.1465297567 6803993.650313382, 680578.29 6803993.81, 680577.1 6804002.6, 680575.951354685 6804002.459610017, 680573.71 6804018.98, 680573.693998145 6804019.452054719, 680576.69 6804019.39, 680583.1 6803972.07, 680583.33 6803970.43, 680583.5104926603 6803969.100112361))</text:p>
          </table:table-cell>
          <table:table-cell office:value-type="float" office:value="0.64351417205296" calcext:value-type="float">
            <text:p>0,64351417205296</text:p>
          </table:table-cell>
          <table:table-cell office:value-type="float" office:value="35.8640167856751" calcext:value-type="float">
            <text:p>35,8640167856751</text:p>
          </table:table-cell>
          <table:table-cell office:value-type="float" office:value="77312" calcext:value-type="float">
            <text:p>77312</text:p>
          </table:table-cell>
        </table:table-row>
        <table:table-row table:style-name="ro1">
          <table:table-cell office:value-type="string" calcext:value-type="string">
            <text:p>77222-AH-Densifyed-1</text:p>
          </table:table-cell>
          <table:table-cell office:value-type="float" office:value="348.604792840628" calcext:value-type="float">
            <text:p>348,604792840628</text:p>
          </table:table-cell>
          <table:table-cell office:value-type="string" calcext:value-type="string">
            <text:p>105.73913434206924</text:p>
          </table:table-cell>
          <table:table-cell office:value-type="string" calcext:value-type="string">
            <text:p>true</text:p>
          </table:table-cell>
          <table:table-cell office:value-type="string" calcext:value-type="string">
            <text:p>104.98019946552574</text:p>
          </table:table-cell>
          <table:table-cell office:value-type="float" office:value="1" calcext:value-type="float">
            <text:p>1</text:p>
          </table:table-cell>
          <table:table-cell office:value-type="string" calcext:value-type="string">
            <text:p>POLYGON ((685606.83 6836967.1, 685613.02 6836976.51, 685615.3673620151 6836980.072121858, 685617.02 6836982.58, 685627.22 6836998.05, 685629.7155276842 6836996.393210332, 685619.53 6836980.93, 685619.5214183341 6836980.9193309015, 685630.23 6836973.81, 685619.96 6836958.38, 685609.89 6836965.07, 685606.83 6836967.1))</text:p>
          </table:table-cell>
          <table:table-cell office:value-type="float" office:value="0.752431562147145" calcext:value-type="float">
            <text:p>0,752431562147145</text:p>
          </table:table-cell>
          <table:table-cell office:value-type="float" office:value="12.9465807465066" calcext:value-type="float">
            <text:p>12,9465807465066</text:p>
          </table:table-cell>
          <table:table-cell office:value-type="float" office:value="77222" calcext:value-type="float">
            <text:p>77222</text:p>
          </table:table-cell>
        </table:table-row>
        <table:table-row table:style-name="ro1">
          <table:table-cell office:value-type="string" calcext:value-type="string">
            <text:p>77061-AD-Densifyed-2</text:p>
          </table:table-cell>
          <table:table-cell office:value-type="float" office:value="200.772941937856" calcext:value-type="float">
            <text:p>200,772941937856</text:p>
          </table:table-cell>
          <table:table-cell office:value-type="string" calcext:value-type="string">
            <text:p>60.42006768544064</text:p>
          </table:table-cell>
          <table:table-cell office:value-type="string" calcext:value-type="string">
            <text:p>true</text:p>
          </table:table-cell>
          <table:table-cell office:value-type="string" calcext:value-type="string">
            <text:p>60.37427465990902</text:p>
          </table:table-cell>
          <table:table-cell office:value-type="float" office:value="1" calcext:value-type="float">
            <text:p>1</text:p>
          </table:table-cell>
          <table:table-cell office:value-type="string" calcext:value-type="string">
            <text:p>POLYGON ((699281.67 6806890.33, 699278.46 6806871.96, 699278.34 6806870.99, 699265.9816869866 6806883.785093307, 699266.08 6806883.87, 699266.44 6806884.34, 699266.71 6806884.86, 699266.86 6806885.43, 699266.99 6806886.16, 699268.1195362881 6806892.677324423, 699281.67 6806890.33))</text:p>
          </table:table-cell>
          <table:table-cell office:value-type="float" office:value="0.504098566522613" calcext:value-type="float">
            <text:p>0,504098566522613</text:p>
          </table:table-cell>
          <table:table-cell office:value-type="float" office:value="26.1352099826802" calcext:value-type="float">
            <text:p>26,1352099826802</text:p>
          </table:table-cell>
          <table:table-cell office:value-type="float" office:value="77061" calcext:value-type="float">
            <text:p>77061</text:p>
          </table:table-cell>
        </table:table-row>
        <table:table-row table:style-name="ro1">
          <table:table-cell office:value-type="string" calcext:value-type="string">
            <text:p>77222-AI-Densifyed-3</text:p>
          </table:table-cell>
          <table:table-cell office:value-type="float" office:value="936.92593859913" calcext:value-type="float">
            <text:p>936,92593859913</text:p>
          </table:table-cell>
          <table:table-cell office:value-type="string" calcext:value-type="string">
            <text:p>214.20416333806185</text:p>
          </table:table-cell>
          <table:table-cell office:value-type="string" calcext:value-type="string">
            <text:p>true</text:p>
          </table:table-cell>
          <table:table-cell office:value-type="string" calcext:value-type="string">
            <text:p>191.5187250566679</text:p>
          </table:table-cell>
          <table:table-cell office:value-type="float" office:value="2" calcext:value-type="float">
            <text:p>2</text:p>
          </table:table-cell>
          <table:table-cell office:value-type="string" calcext:value-type="string">
            <text:p>POLYGON ((684964.6 6836803.83, 684957.98 6836819.88, 684999.23 6836837.6, 685004.988514931 6836823.149228907, 685004.99 6836823.15, 685045.4542691658 6836839.258078373, 685047.8 6836836.96, 685006.1 6836820.36, 684976.52 6836808.58, 684964.6 6836803.83))</text:p>
          </table:table-cell>
          <table:table-cell office:value-type="float" office:value="0.837737190509844" calcext:value-type="float">
            <text:p>0,837737190509844</text:p>
          </table:table-cell>
          <table:table-cell office:value-type="float" office:value="16.5311633384723" calcext:value-type="float">
            <text:p>16,5311633384723</text:p>
          </table:table-cell>
          <table:table-cell office:value-type="float" office:value="77222" calcext:value-type="float">
            <text:p>77222</text:p>
          </table:table-cell>
        </table:table-row>
        <table:table-row table:style-name="ro1">
          <table:table-cell office:value-type="string" calcext:value-type="string">
            <text:p>77312-AH-Densifyed-3</text:p>
          </table:table-cell>
          <table:table-cell office:value-type="float" office:value="256.009496477721" calcext:value-type="float">
            <text:p>256,009496477721</text:p>
          </table:table-cell>
          <table:table-cell office:value-type="string" calcext:value-type="string">
            <text:p>72.99089548607068</text:p>
          </table:table-cell>
          <table:table-cell office:value-type="string" calcext:value-type="string">
            <text:p>true</text:p>
          </table:table-cell>
          <table:table-cell office:value-type="string" calcext:value-type="string">
            <text:p>38.03178427581159</text:p>
          </table:table-cell>
          <table:table-cell office:value-type="float" office:value="2" calcext:value-type="float">
            <text:p>2</text:p>
          </table:table-cell>
          <table:table-cell office:value-type="string" calcext:value-type="string">
            <text:p>POLYGON ((680288.4979950846 6804106.6981628705, 680297.88 6804108.02, 680301.76 6804080.56, 680291.8628815368 6804081.051782284, 680291.88 6804081.3, 680291.86 6804081.85, 680291.84 6804082, 680291.83 6804082.15, 680288.5 6804106.69, 680288.4979950846 6804106.6981628705))</text:p>
          </table:table-cell>
          <table:table-cell office:value-type="float" office:value="0.36523361146518" calcext:value-type="float">
            <text:p>0,36523361146518</text:p>
          </table:table-cell>
          <table:table-cell office:value-type="float" office:value="53.2962474099479" calcext:value-type="float">
            <text:p>53,2962474099479</text:p>
          </table:table-cell>
          <table:table-cell office:value-type="float" office:value="77312" calcext:value-type="float">
            <text:p>77312</text:p>
          </table:table-cell>
        </table:table-row>
        <table:table-row table:style-name="ro1">
          <table:table-cell office:value-type="string" calcext:value-type="string">
            <text:p>77312-0E-Densifyed-3</text:p>
          </table:table-cell>
          <table:table-cell office:value-type="float" office:value="234.262208249688" calcext:value-type="float">
            <text:p>234,262208249688</text:p>
          </table:table-cell>
          <table:table-cell office:value-type="string" calcext:value-type="string">
            <text:p>67.61439941226998</text:p>
          </table:table-cell>
          <table:table-cell office:value-type="string" calcext:value-type="string">
            <text:p>true</text:p>
          </table:table-cell>
          <table:table-cell office:value-type="string" calcext:value-type="string">
            <text:p>16.35705822145256</text:p>
          </table:table-cell>
          <table:table-cell office:value-type="float" office:value="3" calcext:value-type="float">
            <text:p>3</text:p>
          </table:table-cell>
          <table:table-cell office:value-type="string" calcext:value-type="string">
            <text:p>POLYGON ((681625.2 6804382.96, 681618.47 6804384.47, 681614.25 6804385.44, 681610.43 6804386.4, 681609.6624656706 6804386.591278272, 681609.69 6804386.68, 681609.7 6804386.69, 681609.7 6804386.71, 681609.76 6804386.98, 681609.82 6804387.25, 681609.83 6804387.27, 681609.83 6804387.29, 681609.9 6804387.88, 681609.9 6804387.89, 681609.9 6804387.9, 681609.91 6804388.18, 681609.91 6804388.46, 681609.91 6804388.48, 681609.91 6804388.49, 681609.86 6804389.07, 681609.81 6804389.32, 681609.77 6804389.57, 681609.62 6804390.14, 681609.56 6804390.3, 681609.52 6804390.46, 681605.27 6804401.43, 681605.2011473328 6804401.570353514, 681614.9 6804405.92, 681625.2 6804382.96))</text:p>
          </table:table-cell>
          <table:table-cell office:value-type="float" office:value="0.242892094810773" calcext:value-type="float">
            <text:p>0,242892094810773</text:p>
          </table:table-cell>
          <table:table-cell office:value-type="float" office:value="145.389970080653" calcext:value-type="float">
            <text:p>145,389970080653</text:p>
          </table:table-cell>
          <table:table-cell office:value-type="float" office:value="77312" calcext:value-type="float">
            <text:p>77312</text:p>
          </table:table-cell>
        </table:table-row>
        <table:table-row table:style-name="ro1">
          <table:table-cell office:value-type="string" calcext:value-type="string">
            <text:p>77312-AE-Densifyed-2</text:p>
          </table:table-cell>
          <table:table-cell office:value-type="float" office:value="509.797406465934" calcext:value-type="float">
            <text:p>509,797406465934</text:p>
          </table:table-cell>
          <table:table-cell office:value-type="string" calcext:value-type="string">
            <text:p>196.01045861767133</text:p>
          </table:table-cell>
          <table:table-cell office:value-type="string" calcext:value-type="string">
            <text:p>true</text:p>
          </table:table-cell>
          <table:table-cell office:value-type="string" calcext:value-type="string">
            <text:p>146.2333302245449</text:p>
          </table:table-cell>
          <table:table-cell office:value-type="float" office:value="2" calcext:value-type="float">
            <text:p>2</text:p>
          </table:table-cell>
          <table:table-cell office:value-type="string" calcext:value-type="string">
            <text:p>POLYGON ((681222.4896041233 6804248.684671344, 681264.35 6804248.19, 681264.43 6804239.85, 681233.13 6804240.19, 681227.09 6804240.26, 681219.4 6804240.35, 681219.46416192 6804245.720352705, 681219.46 6804245.72, 681174.83 6804246.24, 681174.6857906668 6804246.257109582, 681174.86 6804249.24, 681219.5 6804248.72, 681222.4896041233 6804248.684671344))</text:p>
          </table:table-cell>
          <table:table-cell office:value-type="float" office:value="0.444769765998002" calcext:value-type="float">
            <text:p>0,444769765998002</text:p>
          </table:table-cell>
          <table:table-cell office:value-type="float" office:value="52.4777629295013" calcext:value-type="float">
            <text:p>52,4777629295013</text:p>
          </table:table-cell>
          <table:table-cell office:value-type="float" office:value="77312" calcext:value-type="float">
            <text:p>77312</text:p>
          </table:table-cell>
        </table:table-row>
        <table:table-row table:style-name="ro1">
          <table:table-cell office:value-type="string" calcext:value-type="string">
            <text:p>77152-AY-Densifyed-4</text:p>
          </table:table-cell>
          <table:table-cell office:value-type="float" office:value="510.222460397588" calcext:value-type="float">
            <text:p>510,222460397588</text:p>
          </table:table-cell>
          <table:table-cell office:value-type="string" calcext:value-type="string">
            <text:p>94.18718538200638</text:p>
          </table:table-cell>
          <table:table-cell office:value-type="string" calcext:value-type="string">
            <text:p>true</text:p>
          </table:table-cell>
          <table:table-cell office:value-type="string" calcext:value-type="string">
            <text:p>94.15384460565865</text:p>
          </table:table-cell>
          <table:table-cell office:value-type="float" office:value="1" calcext:value-type="float">
            <text:p>1</text:p>
          </table:table-cell>
          <table:table-cell office:value-type="string" calcext:value-type="string">
            <text:p>POLYGON ((671447.3790000003 6823292.289, 671467.951 6823314.412, 671480.2950706275 6823302.385072492, 671459.2643796356 6823280.746205493, 671447.3790010825 6823292.288998948, 671447.3790000003 6823292.289))</text:p>
          </table:table-cell>
          <table:table-cell office:value-type="float" office:value="0.72528100827489" calcext:value-type="float">
            <text:p>0,72528100827489</text:p>
          </table:table-cell>
          <table:table-cell office:value-type="float" office:value="17.0894053140772" calcext:value-type="float">
            <text:p>17,0894053140772</text:p>
          </table:table-cell>
          <table:table-cell office:value-type="float" office:value="77152" calcext:value-type="float">
            <text:p>77152</text:p>
          </table:table-cell>
        </table:table-row>
        <table:table-row table:style-name="ro1">
          <table:table-cell office:value-type="string" calcext:value-type="string">
            <text:p>77285-BV-Densifyed-2</text:p>
          </table:table-cell>
          <table:table-cell office:value-type="float" office:value="945.004584394258" calcext:value-type="float">
            <text:p>945,004584394258</text:p>
          </table:table-cell>
          <table:table-cell office:value-type="string" calcext:value-type="string">
            <text:p>253.87102212308793</text:p>
          </table:table-cell>
          <table:table-cell office:value-type="string" calcext:value-type="string">
            <text:p>true</text:p>
          </table:table-cell>
          <table:table-cell office:value-type="string" calcext:value-type="string">
            <text:p>253.1089905335517</text:p>
          </table:table-cell>
          <table:table-cell office:value-type="float" office:value="1" calcext:value-type="float">
            <text:p>1</text:p>
          </table:table-cell>
          <table:table-cell office:value-type="string" calcext:value-type="string">
            <text:p>POLYGON ((673045.151391149 6826516.333661441, 673057.02 6826463.94, 673043.73 6826460.92, 673043.08 6826463.77, 673034.95 6826499.46, 673034.2 6826502.77, 673031.09 6826516.25, 673041.5625714783 6826518.602420907, 673041.56 6826518.61, 673029.3690158657 6826573.48428358, 673032.18 6826574.67, 673044.49 6826519.26, 673044.86 6826517.62, 673045.151391149 6826516.333661441))</text:p>
          </table:table-cell>
          <table:table-cell office:value-type="float" office:value="0.55756858761025" calcext:value-type="float">
            <text:p>0,55756858761025</text:p>
          </table:table-cell>
          <table:table-cell office:value-type="float" office:value="51.7921470877405" calcext:value-type="float">
            <text:p>51,7921470877405</text:p>
          </table:table-cell>
          <table:table-cell office:value-type="float" office:value="77285" calcext:value-type="float">
            <text:p>77285</text:p>
          </table:table-cell>
        </table:table-row>
        <table:table-row table:style-name="ro1">
          <table:table-cell office:value-type="string" calcext:value-type="string">
            <text:p>77243-AS-Densifyed-1</text:p>
          </table:table-cell>
          <table:table-cell office:value-type="float" office:value="298.131237770488" calcext:value-type="float">
            <text:p>298,131237770488</text:p>
          </table:table-cell>
          <table:table-cell office:value-type="string" calcext:value-type="string">
            <text:p>69.73444112364977</text:p>
          </table:table-cell>
          <table:table-cell office:value-type="string" calcext:value-type="string">
            <text:p>true</text:p>
          </table:table-cell>
          <table:table-cell office:value-type="string" calcext:value-type="string">
            <text:p>35.37312067853336</text:p>
          </table:table-cell>
          <table:table-cell office:value-type="float" office:value="2" calcext:value-type="float">
            <text:p>2</text:p>
          </table:table-cell>
          <table:table-cell office:value-type="string" calcext:value-type="string">
            <text:p>POLYGON ((679330.6602867288 6863962.662348764, 679325.93 6863982.14, 679341.24 6863985.86, 679344.7274022164 6863966.951876321, 679344.38 6863966.88, 679330.6602867288 6863962.662348764))</text:p>
          </table:table-cell>
          <table:table-cell office:value-type="float" office:value="0.619073912921959" calcext:value-type="float">
            <text:p>0,619073912921959</text:p>
          </table:table-cell>
          <table:table-cell office:value-type="float" office:value="15.6528698410666" calcext:value-type="float">
            <text:p>15,6528698410666</text:p>
          </table:table-cell>
          <table:table-cell office:value-type="float" office:value="77243" calcext:value-type="float">
            <text:p>77243</text:p>
          </table:table-cell>
        </table:table-row>
        <table:table-row table:style-name="ro1">
          <table:table-cell office:value-type="string" calcext:value-type="string">
            <text:p>77152-AK-Densifyed-3</text:p>
          </table:table-cell>
          <table:table-cell office:value-type="float" office:value="190.740778894756" calcext:value-type="float">
            <text:p>190,740778894756</text:p>
          </table:table-cell>
          <table:table-cell office:value-type="string" calcext:value-type="string">
            <text:p>70.54241118383625</text:p>
          </table:table-cell>
          <table:table-cell office:value-type="string" calcext:value-type="string">
            <text:p>true</text:p>
          </table:table-cell>
          <table:table-cell office:value-type="string" calcext:value-type="string">
            <text:p>37.071776638288405</text:p>
          </table:table-cell>
          <table:table-cell office:value-type="float" office:value="2" calcext:value-type="float">
            <text:p>2</text:p>
          </table:table-cell>
          <table:table-cell office:value-type="string" calcext:value-type="string">
            <text:p>POLYGON ((671886.1581346256 6824060.256476036, 671878.91 6824061.23, 671890.85 6824086.7, 671891.38 6824087.82, 671897.4166930169 6824084.991378129, 671897.41 6824084.98, 671893.36 6824076.26, 671893.35 6824076.25, 671886.39 6824061.12, 671886.2 6824060.56, 671886.1581346256 6824060.256476036))</text:p>
          </table:table-cell>
          <table:table-cell office:value-type="float" office:value="0.535480348812692" calcext:value-type="float">
            <text:p>0,535480348812692</text:p>
          </table:table-cell>
          <table:table-cell office:value-type="float" office:value="29.918630368226" calcext:value-type="float">
            <text:p>29,918630368226</text:p>
          </table:table-cell>
          <table:table-cell office:value-type="float" office:value="77152" calcext:value-type="float">
            <text:p>77152</text:p>
          </table:table-cell>
        </table:table-row>
        <table:table-row table:style-name="ro1">
          <table:table-cell office:value-type="string" calcext:value-type="string">
            <text:p>77152-AK-Densifyed-2</text:p>
          </table:table-cell>
          <table:table-cell office:value-type="float" office:value="831.455072636788" calcext:value-type="float">
            <text:p>831,455072636788</text:p>
          </table:table-cell>
          <table:table-cell office:value-type="string" calcext:value-type="string">
            <text:p>254.4970390578588</text:p>
          </table:table-cell>
          <table:table-cell office:value-type="string" calcext:value-type="string">
            <text:p>true</text:p>
          </table:table-cell>
          <table:table-cell office:value-type="string" calcext:value-type="string">
            <text:p>72.17504141499101</text:p>
          </table:table-cell>
          <table:table-cell office:value-type="float" office:value="3" calcext:value-type="float">
            <text:p>3</text:p>
          </table:table-cell>
          <table:table-cell office:value-type="string" calcext:value-type="string">
            <text:p>POLYGON ((671856.4 6824064.23, 671874.35 6824102.67, 671880.4670218661 6824115.731786881, 671881.74 6824118.45, 671889.39 6824134.77, 671906.06 6824170.21, 671908.9930517824 6824169.638555932, 671908.97 6824169.49, 671908.78 6824168.93, 671892.1 6824133.5, 671884.4600493994 6824117.180105523, 671891.85 6824113.73, 671881.88 6824092.15, 671868.42 6824062.58, 671856.4 6824064.23))</text:p>
          </table:table-cell>
          <table:table-cell office:value-type="float" office:value="0.75833604789611" calcext:value-type="float">
            <text:p>0,75833604789611</text:p>
          </table:table-cell>
          <table:table-cell office:value-type="float" office:value="28.9495319474183" calcext:value-type="float">
            <text:p>28,9495319474183</text:p>
          </table:table-cell>
          <table:table-cell office:value-type="float" office:value="77152" calcext:value-type="float">
            <text:p>77152</text:p>
          </table:table-cell>
        </table:table-row>
        <table:table-row table:style-name="ro1">
          <table:table-cell office:value-type="string" calcext:value-type="string">
            <text:p>77243-AK-Densifyed-1</text:p>
          </table:table-cell>
          <table:table-cell office:value-type="float" office:value="478.006742419725" calcext:value-type="float">
            <text:p>478,006742419725</text:p>
          </table:table-cell>
          <table:table-cell office:value-type="string" calcext:value-type="string">
            <text:p>160.29953676660494</text:p>
          </table:table-cell>
          <table:table-cell office:value-type="string" calcext:value-type="string">
            <text:p>true</text:p>
          </table:table-cell>
          <table:table-cell office:value-type="string" calcext:value-type="string">
            <text:p>119.01115337725199</text:p>
          </table:table-cell>
          <table:table-cell office:value-type="float" office:value="2" calcext:value-type="float">
            <text:p>2</text:p>
          </table:table-cell>
          <table:table-cell office:value-type="string" calcext:value-type="string">
            <text:p>POLYGON ((678313.1 6864446.85, 678313.28 6864445.98, 678314.56 6864439.62, 678315.8 6864433.55, 678316.29 6864433.61, 678316.64 6864431.29, 678313.73 6864430.72, 678313.93 6864428.62, 678314.3 6864424.54, 678311.62 6864424.22, 678305.24 6864423.45, 678299.64 6864422.78, 678299.59 6864423.11, 678296.95 6864443.29, 678296.32 6864448.07, 678285.29 6864445.68, 678285.24 6864445.88, 678283.04 6864455.37, 678283.41 6864455.45, 678291.92 6864457.2, 678291.17 6864461.62, 678291.5 6864461.76, 678290.93 6864464.55, 678293.8779794993 6864465.11080246, 678294.44 6864462.35, 678294.44 6864462.34, 678294.45 6864462.33, 678294.47 6864462.05, 678294.5 6864461.77, 678294.5 6864461.76, 678294.5 6864461.75, 678294.47 6864461.46, 678294.45 6864461.18, 678294.44 6864461.17, 678294.44 6864461.16, 678294.36 6864460.89, 678294.34 6864460.84, 678294.88 6864457.7, 678294.9 6864457.46, 678294.92 6864457.21, 678294.92 6864457.16, 678294.92 6864457.11, 678294.89 6864456.87, 678294.87 6864456.63, 678294.85 6864456.58, 678294.85 6864456.53, 678294.77 6864456.3, 678294.7 6864456.07, 678294.68 6864456.02, 678294.66 6864455.97, 678294.54 6864455.76, 678294.43 6864455.54, 678294.39 6864455.5, 678294.37 6864455.46, 678294.21 6864455.28, 678294.06 6864455.09, 678294.02 6864455.05, 678293.98 6864455.02, 678293.79 6864454.87, 678293.6 6864454.71, 678293.56 6864454.69, 678293.52 6864454.66, 678293.3 6864454.55, 678293.09 6864454.43, 678293.04 6864454.42, 678292.99 6864454.39, 678292.76 6864454.33, 678292.52 6864454.26, 678286.66 6864453.05, 678287.54 6864449.24, 678295.69 6864451.01, 678295.81 6864451.02, 678295.93 6864451.05, 678296.1 6864451.05, 678296.27 6864451.07, 678296.39 6864451.06, 678296.52 6864451.07, 678296.69 6864451.04, 678296.86 6864451.03, 678296.98 6864450.99, 678297.1 6864450.97, 678297.26 6864450.91, 678297.42 6864450.87, 678297.53 6864450.81, 678297.65 6864450.76, 678297.79 6864450.67, 678297.95 6864450.6, 678298.04 6864450.52, 678298.15 6864450.45, 678298.27 6864450.34, 678298.41 6864450.23, 678298.49 6864450.14, 678298.58 6864450.05, 678298.68 6864449.91, 678298.79 6864449.78, 678298.85 6864449.67, 678298.92 6864449.57, 678298.99 6864449.42, 678299.07 6864449.27, 678299.11 6864449.15, 678299.16 6864449.04, 678299.2 6864448.87, 678299.25 6864448.71, 678299.27 6864448.59, 678299.3 6864448.46, 678299.8866224961 6864443.937329789, 678313.1 6864446.85))</text:p>
          </table:table-cell>
          <table:table-cell office:value-type="float" office:value="0.666241082636593" calcext:value-type="float">
            <text:p>0,666241082636593</text:p>
          </table:table-cell>
          <table:table-cell office:value-type="float" office:value="24.2903787537639" calcext:value-type="float">
            <text:p>24,2903787537639</text:p>
          </table:table-cell>
          <table:table-cell office:value-type="float" office:value="77243" calcext:value-type="float">
            <text:p>77243</text:p>
          </table:table-cell>
        </table:table-row>
        <table:table-row table:style-name="ro1">
          <table:table-cell office:value-type="string" calcext:value-type="string">
            <text:p>77114-0A-Densifyed-4</text:p>
          </table:table-cell>
          <table:table-cell office:value-type="float" office:value="410.703766847853" calcext:value-type="float">
            <text:p>410,703766847853</text:p>
          </table:table-cell>
          <table:table-cell office:value-type="string" calcext:value-type="string">
            <text:p>98.65345097703914</text:p>
          </table:table-cell>
          <table:table-cell office:value-type="string" calcext:value-type="string">
            <text:p>true</text:p>
          </table:table-cell>
          <table:table-cell office:value-type="string" calcext:value-type="string">
            <text:p>63.55183392192486</text:p>
          </table:table-cell>
          <table:table-cell office:value-type="float" office:value="4" calcext:value-type="float">
            <text:p>4</text:p>
          </table:table-cell>
          <table:table-cell office:value-type="string" calcext:value-type="string">
            <text:p>POLYGON ((675637.7110000018 6848290.122000003, 675647.829 6848304.927, 675654.266 6848308.511, 675655.988 6848307.856, 675662.382 6848306.304, 675665.245 6848314.035, 675665.7435049096 6848314.857266995, 675655.4399643192 6848281.422200744, 675640.015 6848286.125, 675637.7110000006 6848290.1219999995, 675637.7110000018 6848290.122000003))</text:p>
          </table:table-cell>
          <table:table-cell office:value-type="float" office:value="0.724930214002135" calcext:value-type="float">
            <text:p>0,724930214002135</text:p>
          </table:table-cell>
          <table:table-cell office:value-type="float" office:value="19.2001851440285" calcext:value-type="float">
            <text:p>19,2001851440285</text:p>
          </table:table-cell>
          <table:table-cell office:value-type="float" office:value="77114" calcext:value-type="float">
            <text:p>77114</text:p>
          </table:table-cell>
        </table:table-row>
        <table:table-row table:style-name="ro1">
          <table:table-cell office:value-type="string" calcext:value-type="string">
            <text:p>77285-BY-Densifyed-1</text:p>
          </table:table-cell>
          <table:table-cell office:value-type="float" office:value="407.652719122832" calcext:value-type="float">
            <text:p>407,652719122832</text:p>
          </table:table-cell>
          <table:table-cell office:value-type="string" calcext:value-type="string">
            <text:p>83.51723248375428</text:p>
          </table:table-cell>
          <table:table-cell office:value-type="string" calcext:value-type="string">
            <text:p>true</text:p>
          </table:table-cell>
          <table:table-cell office:value-type="string" calcext:value-type="string">
            <text:p>56.1482625405516</text:p>
          </table:table-cell>
          <table:table-cell office:value-type="float" office:value="3" calcext:value-type="float">
            <text:p>3</text:p>
          </table:table-cell>
          <table:table-cell office:value-type="string" calcext:value-type="string">
            <text:p>POLYGON ((672825.876298531 6826126.58501427, 672809.1275970637 6826127.36502854, 672810.4187520291 6826155.089097062, 672826.8472845872 6826147.434319483, 672825.876298531 6826126.58501427))</text:p>
          </table:table-cell>
          <table:table-cell office:value-type="float" office:value="0.628283297664722" calcext:value-type="float">
            <text:p>0,628283297664722</text:p>
          </table:table-cell>
          <table:table-cell office:value-type="float" office:value="16.7576347456253" calcext:value-type="float">
            <text:p>16,7576347456253</text:p>
          </table:table-cell>
          <table:table-cell office:value-type="float" office:value="77285" calcext:value-type="float">
            <text:p>77285</text:p>
          </table:table-cell>
        </table:table-row>
        <table:table-row table:style-name="ro1">
          <table:table-cell office:value-type="string" calcext:value-type="string">
            <text:p>77114-0B-Densifyed-1</text:p>
          </table:table-cell>
          <table:table-cell office:value-type="float" office:value="205.445218432347" calcext:value-type="float">
            <text:p>205,445218432347</text:p>
          </table:table-cell>
          <table:table-cell office:value-type="string" calcext:value-type="string">
            <text:p>69.34845415038325</text:p>
          </table:table-cell>
          <table:table-cell office:value-type="string" calcext:value-type="string">
            <text:p>true</text:p>
          </table:table-cell>
          <table:table-cell office:value-type="string" calcext:value-type="string">
            <text:p>69.30245336237235</text:p>
          </table:table-cell>
          <table:table-cell office:value-type="float" office:value="1" calcext:value-type="float">
            <text:p>1</text:p>
          </table:table-cell>
          <table:table-cell office:value-type="string" calcext:value-type="string">
            <text:p>POLYGON ((675472.252369847 6847325.40608023, 675489.2049999996 6847302.186999997, 675470.0918268447 6847304.127693791, 675472.252369847 6847325.40608023))</text:p>
          </table:table-cell>
          <table:table-cell office:value-type="float" office:value="0.547835831282261" calcext:value-type="float">
            <text:p>0,547835831282261</text:p>
          </table:table-cell>
          <table:table-cell office:value-type="float" office:value="21.867595830891" calcext:value-type="float">
            <text:p>21,867595830891</text:p>
          </table:table-cell>
          <table:table-cell office:value-type="float" office:value="77114" calcext:value-type="float">
            <text:p>77114</text:p>
          </table:table-cell>
        </table:table-row>
        <table:table-row table:style-name="ro1">
          <table:table-cell office:value-type="string" calcext:value-type="string">
            <text:p>77285-BY-Densifyed-5</text:p>
          </table:table-cell>
          <table:table-cell office:value-type="float" office:value="411.535663983127" calcext:value-type="float">
            <text:p>411,535663983127</text:p>
          </table:table-cell>
          <table:table-cell office:value-type="string" calcext:value-type="string">
            <text:p>82.82065320080171</text:p>
          </table:table-cell>
          <table:table-cell office:value-type="string" calcext:value-type="string">
            <text:p>true</text:p>
          </table:table-cell>
          <table:table-cell office:value-type="string" calcext:value-type="string">
            <text:p>17.89926890126466</text:p>
          </table:table-cell>
          <table:table-cell office:value-type="float" office:value="3" calcext:value-type="float">
            <text:p>3</text:p>
          </table:table-cell>
          <table:table-cell office:value-type="string" calcext:value-type="string">
            <text:p>POLYGON ((672786.4565701149 6826145.0641691955, 672786.46 6826145.07, 672794.57 6826162.47, 672794.5709217427 6826162.472580879, 672810.42 6826155.09, 672809.45 6826134.35, 672786.4565701149 6826145.0641691955))</text:p>
          </table:table-cell>
          <table:table-cell office:value-type="float" office:value="0.638437650990652" calcext:value-type="float">
            <text:p>0,638437650990652</text:p>
          </table:table-cell>
          <table:table-cell office:value-type="float" office:value="24.2776261769332" calcext:value-type="float">
            <text:p>24,2776261769332</text:p>
          </table:table-cell>
          <table:table-cell office:value-type="float" office:value="77285" calcext:value-type="float">
            <text:p>77285</text:p>
          </table:table-cell>
        </table:table-row>
        <table:table-row table:style-name="ro1">
          <table:table-cell office:value-type="string" calcext:value-type="string">
            <text:p>77114-0B-Densifyed-3</text:p>
          </table:table-cell>
          <table:table-cell office:value-type="float" office:value="574.567154634132" calcext:value-type="float">
            <text:p>574,567154634132</text:p>
          </table:table-cell>
          <table:table-cell office:value-type="string" calcext:value-type="string">
            <text:p>102.13672809147289</text:p>
          </table:table-cell>
          <table:table-cell office:value-type="string" calcext:value-type="string">
            <text:p>true</text:p>
          </table:table-cell>
          <table:table-cell office:value-type="string" calcext:value-type="string">
            <text:p>102.10473274745064</text:p>
          </table:table-cell>
          <table:table-cell office:value-type="float" office:value="1" calcext:value-type="float">
            <text:p>1</text:p>
          </table:table-cell>
          <table:table-cell office:value-type="string" calcext:value-type="string">
            <text:p>POLYGON ((675011.92 6847540.121, 675014.251 6847541.511, 675019.681 6847544.273, 675025.551 6847547.062, 675030.306 6847549.22, 675044.551 6847554.357, 675044.8419999994 6847552.166000005, 675044.8420000022 6847552.165999973, 675046.248 6847535.175, 675046.5003871176 6847532.449985044, 675012.9063396032 6847529.425256799, 675011.92 6847540.121))</text:p>
          </table:table-cell>
          <table:table-cell office:value-type="float" office:value="0.482082209627837" calcext:value-type="float">
            <text:p>0,482082209627837</text:p>
          </table:table-cell>
          <table:table-cell office:value-type="float" office:value="114.317579412035" calcext:value-type="float">
            <text:p>114,317579412035</text:p>
          </table:table-cell>
          <table:table-cell office:value-type="float" office:value="77114" calcext:value-type="float">
            <text:p>77114</text:p>
          </table:table-cell>
        </table:table-row>
        <table:table-row table:style-name="ro1">
          <table:table-cell office:value-type="string" calcext:value-type="string">
            <text:p>77152-AX-Densifyed-1</text:p>
          </table:table-cell>
          <table:table-cell office:value-type="float" office:value="345.135699495146" calcext:value-type="float">
            <text:p>345,135699495146</text:p>
          </table:table-cell>
          <table:table-cell office:value-type="string" calcext:value-type="string">
            <text:p>77.45888191256064</text:p>
          </table:table-cell>
          <table:table-cell office:value-type="string" calcext:value-type="string">
            <text:p>true</text:p>
          </table:table-cell>
          <table:table-cell office:value-type="string" calcext:value-type="string">
            <text:p>39.31850316548263</text:p>
          </table:table-cell>
          <table:table-cell office:value-type="float" office:value="2" calcext:value-type="float">
            <text:p>2</text:p>
          </table:table-cell>
          <table:table-cell office:value-type="string" calcext:value-type="string">
            <text:p>POLYGON ((672175.7910795304 6823327.174467938, 672163.34 6823333.54, 672175.19 6823355.49, 672187.3916516516 6823348.982452453, 672187.39 6823348.98, 672183.38 6823341.43, 672175.83 6823327.27, 672175.7910795304 6823327.174467938))</text:p>
          </table:table-cell>
          <table:table-cell office:value-type="float" office:value="0.754011124234607" calcext:value-type="float">
            <text:p>0,754011124234607</text:p>
          </table:table-cell>
          <table:table-cell office:value-type="float" office:value="12.444233691709" calcext:value-type="float">
            <text:p>12,444233691709</text:p>
          </table:table-cell>
          <table:table-cell office:value-type="float" office:value="77152" calcext:value-type="float">
            <text:p>77152</text:p>
          </table:table-cell>
        </table:table-row>
        <table:table-row table:style-name="ro1">
          <table:table-cell office:value-type="string" calcext:value-type="string">
            <text:p>77114-0B-Densifyed-2</text:p>
          </table:table-cell>
          <table:table-cell office:value-type="float" office:value="346.711325549365" calcext:value-type="float">
            <text:p>346,711325549365</text:p>
          </table:table-cell>
          <table:table-cell office:value-type="string" calcext:value-type="string">
            <text:p>101.9786325201708</text:p>
          </table:table-cell>
          <table:table-cell office:value-type="string" calcext:value-type="string">
            <text:p>true</text:p>
          </table:table-cell>
          <table:table-cell office:value-type="string" calcext:value-type="string">
            <text:p>101.20520077321125</text:p>
          </table:table-cell>
          <table:table-cell office:value-type="float" office:value="1" calcext:value-type="float">
            <text:p>1</text:p>
          </table:table-cell>
          <table:table-cell office:value-type="string" calcext:value-type="string">
            <text:p>POLYGON ((675381.0322719843 6847583.499730443, 675381.32 6847597.36, 675384.26 6847597.31, 675394.99 6847597.07, 675396.48 6847593.74, 675397.43 6847592.52, 675399.91 6847590.97, 675399.69 6847580.11, 675383.9699481551 6847580.43750108, 675383.62 6847563.57, 675383.6197201054 6847563.567680874, 675380.63 6847563.63, 675380.97 6847580.5, 675381.0322719843 6847583.499730443))</text:p>
          </table:table-cell>
          <table:table-cell office:value-type="float" office:value="0.63889790408824" calcext:value-type="float">
            <text:p>0,63889790408824</text:p>
          </table:table-cell>
          <table:table-cell office:value-type="float" office:value="14.7042216388581" calcext:value-type="float">
            <text:p>14,7042216388581</text:p>
          </table:table-cell>
          <table:table-cell office:value-type="float" office:value="77114" calcext:value-type="float">
            <text:p>77114</text:p>
          </table:table-cell>
        </table:table-row>
        <table:table-row table:style-name="ro1">
          <table:table-cell office:value-type="string" calcext:value-type="string">
            <text:p>77390-AE-Densifyed-3</text:p>
          </table:table-cell>
          <table:table-cell office:value-type="float" office:value="3392.96489498071" calcext:value-type="float">
            <text:p>3392,96489498071</text:p>
          </table:table-cell>
          <table:table-cell office:value-type="string" calcext:value-type="string">
            <text:p>229.36122744001236</text:p>
          </table:table-cell>
          <table:table-cell office:value-type="string" calcext:value-type="string">
            <text:p>true</text:p>
          </table:table-cell>
          <table:table-cell office:value-type="string" calcext:value-type="string">
            <text:p>72.35551623694616</text:p>
          </table:table-cell>
          <table:table-cell office:value-type="float" office:value="3" calcext:value-type="float">
            <text:p>3</text:p>
          </table:table-cell>
          <table:table-cell office:value-type="string" calcext:value-type="string">
            <text:p>POLYGON ((674067.55 6854812.97, 674067.78 6854820.91, 674068.79 6854829.81, 674070.51 6854839.6, 674072.71 6854848.68, 674074.91 6854855.21, 674077.76 6854862.03, 674080.41 6854867.42, 674082.89 6854872.2, 674085.5528792152 6854876.65624685, 674130.18 6854849.83, 674132.31 6854848.83, 674133.9171516759 6854848.421163171, 674124.89 6854805.19, 674067.8 6854808.07, 674067.55 6854812.97))</text:p>
          </table:table-cell>
          <table:table-cell office:value-type="float" office:value="0.68456979548017" calcext:value-type="float">
            <text:p>0,68456979548017</text:p>
          </table:table-cell>
          <table:table-cell office:value-type="float" office:value="51.1303447288079" calcext:value-type="float">
            <text:p>51,1303447288079</text:p>
          </table:table-cell>
          <table:table-cell office:value-type="float" office:value="77390" calcext:value-type="float">
            <text:p>77390</text:p>
          </table:table-cell>
        </table:table-row>
        <table:table-row table:style-name="ro1">
          <table:table-cell office:value-type="string" calcext:value-type="string">
            <text:p>77152-AV-Densifyed-2</text:p>
          </table:table-cell>
          <table:table-cell office:value-type="float" office:value="483.779077823027" calcext:value-type="float">
            <text:p>483,779077823027</text:p>
          </table:table-cell>
          <table:table-cell office:value-type="string" calcext:value-type="string">
            <text:p>97.2454766643505</text:p>
          </table:table-cell>
          <table:table-cell office:value-type="string" calcext:value-type="string">
            <text:p>true</text:p>
          </table:table-cell>
          <table:table-cell office:value-type="string" calcext:value-type="string">
            <text:p>97.20756873414493</text:p>
          </table:table-cell>
          <table:table-cell office:value-type="float" office:value="1" calcext:value-type="float">
            <text:p>1</text:p>
          </table:table-cell>
          <table:table-cell office:value-type="string" calcext:value-type="string">
            <text:p>POLYGON ((672823.9110000012 6823123.02, 672848.018 6823123.217, 672861.6501105158 6823109.161305208, 672849.3457663507 6823097.091337504, 672823.9110000005 6823123.019999999, 672823.9110000012 6823123.02))</text:p>
          </table:table-cell>
          <table:table-cell office:value-type="float" office:value="0.863861904819183" calcext:value-type="float">
            <text:p>0,863861904819183</text:p>
          </table:table-cell>
          <table:table-cell office:value-type="float" office:value="6.66917692190994" calcext:value-type="float">
            <text:p>6,66917692190994</text:p>
          </table:table-cell>
          <table:table-cell office:value-type="float" office:value="77152" calcext:value-type="float">
            <text:p>77152</text:p>
          </table:table-cell>
        </table:table-row>
        <table:table-row table:style-name="ro1">
          <table:table-cell office:value-type="string" calcext:value-type="string">
            <text:p>77317-AC-Densifyed-3</text:p>
          </table:table-cell>
          <table:table-cell office:value-type="float" office:value="1027.43300145642" calcext:value-type="float">
            <text:p>1027,43300145642</text:p>
          </table:table-cell>
          <table:table-cell office:value-type="string" calcext:value-type="string">
            <text:p>187.60266014418764</text:p>
          </table:table-cell>
          <table:table-cell office:value-type="string" calcext:value-type="string">
            <text:p>true</text:p>
          </table:table-cell>
          <table:table-cell office:value-type="string" calcext:value-type="string">
            <text:p>117.35814960279599</text:p>
          </table:table-cell>
          <table:table-cell office:value-type="float" office:value="4" calcext:value-type="float">
            <text:p>4</text:p>
          </table:table-cell>
          <table:table-cell office:value-type="string" calcext:value-type="string">
            <text:p>POLYGON ((691487.8486983717 6834273.591114857, 691488.07 6834273.14, 691499.1 6834243.3, 691499.1009207186 6834243.29656265, 691520.94 6834251.35, 691533.1 6834218.06, 691516.1 6834211.7, 691508.56 6834208.88, 691497.3 6834239.53, 691496.29 6834242.26, 691485.26 6834272.1, 691487.8486983717 6834273.591114857))</text:p>
          </table:table-cell>
          <table:table-cell office:value-type="float" office:value="0.52759000585037" calcext:value-type="float">
            <text:p>0,52759000585037</text:p>
          </table:table-cell>
          <table:table-cell office:value-type="float" office:value="38.0171014145661" calcext:value-type="float">
            <text:p>38,0171014145661</text:p>
          </table:table-cell>
          <table:table-cell office:value-type="float" office:value="77317" calcext:value-type="float">
            <text:p>77317</text:p>
          </table:table-cell>
        </table:table-row>
        <table:table-row table:style-name="ro1">
          <table:table-cell office:value-type="string" calcext:value-type="string">
            <text:p>77152-AR-Densifyed-1</text:p>
          </table:table-cell>
          <table:table-cell office:value-type="float" office:value="330.934256416338" calcext:value-type="float">
            <text:p>330,934256416338</text:p>
          </table:table-cell>
          <table:table-cell office:value-type="string" calcext:value-type="string">
            <text:p>82.8984356125459</text:p>
          </table:table-cell>
          <table:table-cell office:value-type="string" calcext:value-type="string">
            <text:p>true</text:p>
          </table:table-cell>
          <table:table-cell office:value-type="string" calcext:value-type="string">
            <text:p>56.87311089541197</text:p>
          </table:table-cell>
          <table:table-cell office:value-type="float" office:value="2" calcext:value-type="float">
            <text:p>2</text:p>
          </table:table-cell>
          <table:table-cell office:value-type="string" calcext:value-type="string">
            <text:p>POLYGON ((673469.9869999988 6824782.886999999, 673469.123 6824782.215, 673473.201 6824776.355, 673468.005 6824772.88, 673468.498 6824772.077, 673463.9430022689 6824768.807001629, 673463.9429999997 6824768.807, 673463.429 6824769.452, 673462.575 6824768.898, 673458.844 6824774.577, 673456.362 6824772.868, 673455.315 6824774.347, 673454.16 6824773.607, 673453.479 6824774.592, 673449.453 6824774.765, 673448.065 6824773.768, 673444.7123945245 6824778.5280353585, 673463.459056465 6824791.982591682, 673469.9869999988 6824782.886999999))</text:p>
          </table:table-cell>
          <table:table-cell office:value-type="float" office:value="0.623591692259719" calcext:value-type="float">
            <text:p>0,623591692259719</text:p>
          </table:table-cell>
          <table:table-cell office:value-type="float" office:value="19.1040304726089" calcext:value-type="float">
            <text:p>19,1040304726089</text:p>
          </table:table-cell>
          <table:table-cell office:value-type="float" office:value="77152" calcext:value-type="float">
            <text:p>77152</text:p>
          </table:table-cell>
        </table:table-row>
        <table:table-row table:style-name="ro1">
          <table:table-cell office:value-type="string" calcext:value-type="string">
            <text:p>77243-BE-Densifyed-2</text:p>
          </table:table-cell>
          <table:table-cell office:value-type="float" office:value="394.115292097985" calcext:value-type="float">
            <text:p>394,115292097985</text:p>
          </table:table-cell>
          <table:table-cell office:value-type="string" calcext:value-type="string">
            <text:p>85.06398555855958</text:p>
          </table:table-cell>
          <table:table-cell office:value-type="string" calcext:value-type="string">
            <text:p>true</text:p>
          </table:table-cell>
          <table:table-cell office:value-type="string" calcext:value-type="string">
            <text:p>85.03035097368576</text:p>
          </table:table-cell>
          <table:table-cell office:value-type="float" office:value="1" calcext:value-type="float">
            <text:p>1</text:p>
          </table:table-cell>
          <table:table-cell office:value-type="string" calcext:value-type="string">
            <text:p>POLYGON ((677715.886 6863381.846, 677741.17 6863388.848, 677743.7069999988 6863389.825999999, 677743.7070000793 6863389.825999393, 677744.214 6863385.944, 677745.8260321446 6863373.8423398165, 677717.9748008501 6863370.141156355, 677715.886 6863381.846))</text:p>
          </table:table-cell>
          <table:table-cell office:value-type="float" office:value="0.655850036020021" calcext:value-type="float">
            <text:p>0,655850036020021</text:p>
          </table:table-cell>
          <table:table-cell office:value-type="float" office:value="16.1327669872721" calcext:value-type="float">
            <text:p>16,1327669872721</text:p>
          </table:table-cell>
          <table:table-cell office:value-type="float" office:value="77243" calcext:value-type="float">
            <text:p>77243</text:p>
          </table:table-cell>
        </table:table-row>
        <table:table-row table:style-name="ro1">
          <table:table-cell office:value-type="string" calcext:value-type="string">
            <text:p>77152-AY-Densifyed-3</text:p>
          </table:table-cell>
          <table:table-cell office:value-type="float" office:value="442.053522030264" calcext:value-type="float">
            <text:p>442,053522030264</text:p>
          </table:table-cell>
          <table:table-cell office:value-type="string" calcext:value-type="string">
            <text:p>84.14510835909289</text:p>
          </table:table-cell>
          <table:table-cell office:value-type="string" calcext:value-type="string">
            <text:p>true</text:p>
          </table:table-cell>
          <table:table-cell office:value-type="string" calcext:value-type="string">
            <text:p>64.48181590453137</text:p>
          </table:table-cell>
          <table:table-cell office:value-type="float" office:value="2" calcext:value-type="float">
            <text:p>2</text:p>
          </table:table-cell>
          <table:table-cell office:value-type="string" calcext:value-type="string">
            <text:p>POLYGON ((671610.2598185437 6823371.6976645775, 671617.876 6823364.317, 671618.0249999923 6823364.176000007, 671618.0250000748 6823364.175999926, 671625.9939999988 6823356.334000001, 671625.9939983436 6823356.333998307, 671611.9420000006 6823341.971000001, 671611.9419996609 6823341.971000332, 671596.2246002626 6823357.384116873, 671610.2598185437 6823371.6976645775))</text:p>
          </table:table-cell>
          <table:table-cell office:value-type="float" office:value="0.625956598270136" calcext:value-type="float">
            <text:p>0,625956598270136</text:p>
          </table:table-cell>
          <table:table-cell office:value-type="float" office:value="21.4620720563943" calcext:value-type="float">
            <text:p>21,4620720563943</text:p>
          </table:table-cell>
          <table:table-cell office:value-type="float" office:value="77152" calcext:value-type="float">
            <text:p>77152</text:p>
          </table:table-cell>
        </table:table-row>
        <table:table-row table:style-name="ro1">
          <table:table-cell office:value-type="string" calcext:value-type="string">
            <text:p>77243-BE-Densifyed-2</text:p>
          </table:table-cell>
          <table:table-cell office:value-type="float" office:value="761.30803137988" calcext:value-type="float">
            <text:p>761,30803137988</text:p>
          </table:table-cell>
          <table:table-cell office:value-type="string" calcext:value-type="string">
            <text:p>228.27506051379765</text:p>
          </table:table-cell>
          <table:table-cell office:value-type="string" calcext:value-type="string">
            <text:p>true</text:p>
          </table:table-cell>
          <table:table-cell office:value-type="string" calcext:value-type="string">
            <text:p>227.51895494212408</text:p>
          </table:table-cell>
          <table:table-cell office:value-type="float" office:value="1" calcext:value-type="float">
            <text:p>1</text:p>
          </table:table-cell>
          <table:table-cell office:value-type="string" calcext:value-type="string">
            <text:p>POLYGON ((677889.5857293764 6863157.873061202, 677882.08 6863208.3, 677882.0783899706 6863208.33166391, 677872.42 6863207, 677866.57 6863257.82, 677869.57 6863258.23, 677869.57 6863258.24, 677877.51 6863259.33, 677885.04 6863208.74, 677892.58 6863158.15, 677889.5857293764 6863157.873061202))</text:p>
          </table:table-cell>
          <table:table-cell office:value-type="float" office:value="0.35690919295556" calcext:value-type="float">
            <text:p>0,35690919295556</text:p>
          </table:table-cell>
          <table:table-cell office:value-type="float" office:value="67.355989339401" calcext:value-type="float">
            <text:p>67,355989339401</text:p>
          </table:table-cell>
          <table:table-cell office:value-type="float" office:value="77243" calcext:value-type="float">
            <text:p>77243</text:p>
          </table:table-cell>
        </table:table-row>
        <table:table-row table:style-name="ro1">
          <table:table-cell office:value-type="string" calcext:value-type="string">
            <text:p>77217-0C-Densifyed-2</text:p>
          </table:table-cell>
          <table:table-cell office:value-type="float" office:value="903.228688756041" calcext:value-type="float">
            <text:p>903,228688756041</text:p>
          </table:table-cell>
          <table:table-cell office:value-type="string" calcext:value-type="string">
            <text:p>221.8975678952134</text:p>
          </table:table-cell>
          <table:table-cell office:value-type="string" calcext:value-type="string">
            <text:p>true</text:p>
          </table:table-cell>
          <table:table-cell office:value-type="string" calcext:value-type="string">
            <text:p>162.06112511833672</text:p>
          </table:table-cell>
          <table:table-cell office:value-type="float" office:value="2" calcext:value-type="float">
            <text:p>2</text:p>
          </table:table-cell>
          <table:table-cell office:value-type="string" calcext:value-type="string">
            <text:p>POLYGON ((675846.03 6843542.83, 675835.28 6843533.62, 675819.16 6843547.53, 675822.04 6843550.33, 675815.96 6843555.57, 675816.19 6843555.81, 675817.29 6843557.14, 675814.19 6843559.96, 675812.7 6843558.39, 675800.98 6843568.51, 675769.77 6843595.47, 675771.4268513884 6843597.954730267, 675771.73 6843597.74, 675802.94 6843570.78, 675803.3113256783 6843570.399617598, 675815.6 6843580.36, 675846.03 6843542.83))</text:p>
          </table:table-cell>
          <table:table-cell office:value-type="float" office:value="0.571391645761252" calcext:value-type="float">
            <text:p>0,571391645761252</text:p>
          </table:table-cell>
          <table:table-cell office:value-type="float" office:value="42.763312765822" calcext:value-type="float">
            <text:p>42,763312765822</text:p>
          </table:table-cell>
          <table:table-cell office:value-type="float" office:value="77217" calcext:value-type="float">
            <text:p>77217</text:p>
          </table:table-cell>
        </table:table-row>
        <table:table-row table:style-name="ro1">
          <table:table-cell office:value-type="string" calcext:value-type="string">
            <text:p>77285-BX-Densifyed-2</text:p>
          </table:table-cell>
          <table:table-cell office:value-type="float" office:value="674.016573155343" calcext:value-type="float">
            <text:p>674,016573155343</text:p>
          </table:table-cell>
          <table:table-cell office:value-type="string" calcext:value-type="string">
            <text:p>105.36570455845396</text:p>
          </table:table-cell>
          <table:table-cell office:value-type="string" calcext:value-type="string">
            <text:p>true</text:p>
          </table:table-cell>
          <table:table-cell office:value-type="string" calcext:value-type="string">
            <text:p>105.3319444353584</text:p>
          </table:table-cell>
          <table:table-cell office:value-type="float" office:value="1" calcext:value-type="float">
            <text:p>1</text:p>
          </table:table-cell>
          <table:table-cell office:value-type="string" calcext:value-type="string">
            <text:p>POLYGON ((672991.8823087616 6825920.414571963, 673009.925 6825928.481, 673028.204999997 6825904.861000003, 673028.204999999 6825904.861, 673004.2396642282 6825893.802791301, 672991.8823087616 6825920.414571963))</text:p>
          </table:table-cell>
          <table:table-cell office:value-type="float" office:value="0.923621051487947" calcext:value-type="float">
            <text:p>0,923621051487947</text:p>
          </table:table-cell>
          <table:table-cell office:value-type="float" office:value="4.07252103744321" calcext:value-type="float">
            <text:p>4,07252103744321</text:p>
          </table:table-cell>
          <table:table-cell office:value-type="float" office:value="77285" calcext:value-type="float">
            <text:p>77285</text:p>
          </table:table-cell>
        </table:table-row>
        <table:table-row table:style-name="ro1">
          <table:table-cell office:value-type="string" calcext:value-type="string">
            <text:p>77312-AE-Densifyed-1</text:p>
          </table:table-cell>
          <table:table-cell office:value-type="float" office:value="808.691446965581" calcext:value-type="float">
            <text:p>808,691446965581</text:p>
          </table:table-cell>
          <table:table-cell office:value-type="string" calcext:value-type="string">
            <text:p>214.8625677607845</text:p>
          </table:table-cell>
          <table:table-cell office:value-type="string" calcext:value-type="string">
            <text:p>true</text:p>
          </table:table-cell>
          <table:table-cell office:value-type="string" calcext:value-type="string">
            <text:p>179.63654306437138</text:p>
          </table:table-cell>
          <table:table-cell office:value-type="float" office:value="2" calcext:value-type="float">
            <text:p>2</text:p>
          </table:table-cell>
          <table:table-cell office:value-type="string" calcext:value-type="string">
            <text:p>POLYGON ((681332.68 6804096.1, 681331.47 6804049.7, 681326.91 6804049.84, 681317.44 6804050.14, 681317.86 6804096.43, 681318.1 6804122.76, 681318.26 6804139.97, 681316.8432636413 6804142.595925353, 681317.14 6804142.75, 681317.5307338651 6804142.861638247, 681319.1146099413 6804142.827046159, 681319.44 6804142.73, 681319.95 6804142.44, 681320.4 6804142.07, 681320.77 6804141.61, 681321.04 6804141.09, 681321.21 6804140.52, 681321.26 6804139.94, 681321.1 6804122.73, 681320.86 6804096.4, 681320.856265918 6804096.3632815275, 681332.68 6804096.1))</text:p>
          </table:table-cell>
          <table:table-cell office:value-type="float" office:value="0.75743024181845" calcext:value-type="float">
            <text:p>0,75743024181845</text:p>
          </table:table-cell>
          <table:table-cell office:value-type="float" office:value="23.1981589187328" calcext:value-type="float">
            <text:p>23,1981589187328</text:p>
          </table:table-cell>
          <table:table-cell office:value-type="float" office:value="77312" calcext:value-type="float">
            <text:p>77312</text:p>
          </table:table-cell>
        </table:table-row>
        <table:table-row table:style-name="ro1">
          <table:table-cell office:value-type="string" calcext:value-type="string">
            <text:p>77285-BR-Densifyed-1</text:p>
          </table:table-cell>
          <table:table-cell office:value-type="float" office:value="443.554572146062" calcext:value-type="float">
            <text:p>443,554572146062</text:p>
          </table:table-cell>
          <table:table-cell office:value-type="string" calcext:value-type="string">
            <text:p>85.38488159496418</text:p>
          </table:table-cell>
          <table:table-cell office:value-type="string" calcext:value-type="string">
            <text:p>true</text:p>
          </table:table-cell>
          <table:table-cell office:value-type="string" calcext:value-type="string">
            <text:p>35.97385128512951</text:p>
          </table:table-cell>
          <table:table-cell office:value-type="float" office:value="4" calcext:value-type="float">
            <text:p>4</text:p>
          </table:table-cell>
          <table:table-cell office:value-type="string" calcext:value-type="string">
            <text:p>POLYGON ((673734.0008898514 6826706.3684413405, 673733.77 6826697.5, 673733.5300000026 6826688.510000095, 673733.5299999993 6826688.51, 673708.65 6826689.35, 673709.2519525569 6826707.202909583, 673734.0008898514 6826706.3684413405))</text:p>
          </table:table-cell>
          <table:table-cell office:value-type="float" office:value="0.512505525784626" calcext:value-type="float">
            <text:p>0,512505525784626</text:p>
          </table:table-cell>
          <table:table-cell office:value-type="float" office:value="30.4383514894262" calcext:value-type="float">
            <text:p>30,4383514894262</text:p>
          </table:table-cell>
          <table:table-cell office:value-type="float" office:value="77285" calcext:value-type="float">
            <text:p>77285</text:p>
          </table:table-cell>
        </table:table-row>
        <table:table-row table:style-name="ro1">
          <table:table-cell office:value-type="string" calcext:value-type="string">
            <text:p>77312-AE-Densifyed-2</text:p>
          </table:table-cell>
          <table:table-cell office:value-type="float" office:value="402.968451505258" calcext:value-type="float">
            <text:p>402,968451505258</text:p>
          </table:table-cell>
          <table:table-cell office:value-type="string" calcext:value-type="string">
            <text:p>125.41813881729752</text:p>
          </table:table-cell>
          <table:table-cell office:value-type="string" calcext:value-type="string">
            <text:p>true</text:p>
          </table:table-cell>
          <table:table-cell office:value-type="string" calcext:value-type="string">
            <text:p>88.77202654443965</text:p>
          </table:table-cell>
          <table:table-cell office:value-type="float" office:value="2" calcext:value-type="float">
            <text:p>2</text:p>
          </table:table-cell>
          <table:table-cell office:value-type="string" calcext:value-type="string">
            <text:p>POLYGON ((681337.4752376636 6804116.210355096, 681337.2 6804106.47, 681332.96 6804106.58, 681332.68 6804096.1, 681320.86 6804096.36, 681320.86 6804096.4, 681321.07 6804119.57, 681334.5610019058 6804119.275472366, 681334.56 6804119.29, 681335.2096071205 6804142.475977226, 681338.21 6804142.41, 681337.56 6804119.21, 681337.4752376636 6804116.210355096))</text:p>
          </table:table-cell>
          <table:table-cell office:value-type="float" office:value="0.68151100405732" calcext:value-type="float">
            <text:p>0,68151100405732</text:p>
          </table:table-cell>
          <table:table-cell office:value-type="float" office:value="23.3675454457532" calcext:value-type="float">
            <text:p>23,3675454457532</text:p>
          </table:table-cell>
          <table:table-cell office:value-type="float" office:value="77312" calcext:value-type="float">
            <text:p>77312</text:p>
          </table:table-cell>
        </table:table-row>
        <table:table-row table:style-name="ro1">
          <table:table-cell office:value-type="string" calcext:value-type="string">
            <text:p>77114-0B-Densifyed-3</text:p>
          </table:table-cell>
          <table:table-cell office:value-type="float" office:value="487.616648719361" calcext:value-type="float">
            <text:p>487,616648719361</text:p>
          </table:table-cell>
          <table:table-cell office:value-type="string" calcext:value-type="string">
            <text:p>135.69015609133032</text:p>
          </table:table-cell>
          <table:table-cell office:value-type="string" calcext:value-type="string">
            <text:p>true</text:p>
          </table:table-cell>
          <table:table-cell office:value-type="string" calcext:value-type="string">
            <text:p>119.772572614647</text:p>
          </table:table-cell>
          <table:table-cell office:value-type="float" office:value="3" calcext:value-type="float">
            <text:p>3</text:p>
          </table:table-cell>
          <table:table-cell office:value-type="string" calcext:value-type="string">
            <text:p>POLYGON ((675195.1077405371 6847433.602711877, 675193.3139510626 6847441.166333738, 675202.57 6847443.41, 675221.19 6847447.84, 675223.27 6847448.5, 675224.59 6847449.41, 675225.58 6847450.42, 675226 6847451.51, 675226.23 6847452.33, 675226.19 6847452.94, 675226.09 6847454.06, 675224.45 6847461.07, 675223.6934782456 6847464.315613419, 675230.5107164133 6847465.932390447, 675231.05 6847463.26, 675232.364007443 6847463.576628299, 675232.49 6847463.07, 675235.27 6847451.27, 675237.72 6847451.8, 675237.7200000125 6847451.799999947, 675239.5322400548 6847444.138431554, 675195.1077405371 6847433.602711877))</text:p>
          </table:table-cell>
          <table:table-cell office:value-type="float" office:value="0.46514431491953" calcext:value-type="float">
            <text:p>0,46514431491953</text:p>
          </table:table-cell>
          <table:table-cell office:value-type="float" office:value="56.2901506570199" calcext:value-type="float">
            <text:p>56,2901506570199</text:p>
          </table:table-cell>
          <table:table-cell office:value-type="float" office:value="77114" calcext:value-type="float">
            <text:p>77114</text:p>
          </table:table-cell>
        </table:table-row>
        <table:table-row table:style-name="ro1">
          <table:table-cell office:value-type="string" calcext:value-type="string">
            <text:p>77470-AH-Densifyed-2</text:p>
          </table:table-cell>
          <table:table-cell office:value-type="float" office:value="437.135109203876" calcext:value-type="float">
            <text:p>437,135109203876</text:p>
          </table:table-cell>
          <table:table-cell office:value-type="string" calcext:value-type="string">
            <text:p>138.97074329841408</text:p>
          </table:table-cell>
          <table:table-cell office:value-type="string" calcext:value-type="string">
            <text:p>true</text:p>
          </table:table-cell>
          <table:table-cell office:value-type="string" calcext:value-type="string">
            <text:p>69.43019861820298</text:p>
          </table:table-cell>
          <table:table-cell office:value-type="float" office:value="2" calcext:value-type="float">
            <text:p>2</text:p>
          </table:table-cell>
          <table:table-cell office:value-type="string" calcext:value-type="string">
            <text:p>POLYGON ((683242.58 6848842.64, 683242.3000846714 6848837.4115815405, 683222.53 6848838.48, 683222.73 6848850.67, 683238.79 6848850.48, 683238.78 6848886.03, 683244.7322964501 6848886.72675711, 683244.57 6848882.48, 683244.06 6848870.12, 683242.58 6848842.64))</text:p>
          </table:table-cell>
          <table:table-cell office:value-type="float" office:value="0.478548891472025" calcext:value-type="float">
            <text:p>0,478548891472025</text:p>
          </table:table-cell>
          <table:table-cell office:value-type="float" office:value="36.7290013767977" calcext:value-type="float">
            <text:p>36,7290013767977</text:p>
          </table:table-cell>
          <table:table-cell office:value-type="float" office:value="77470" calcext:value-type="float">
            <text:p>77470</text:p>
          </table:table-cell>
        </table:table-row>
        <table:table-row table:style-name="ro1">
          <table:table-cell office:value-type="string" calcext:value-type="string">
            <text:p>77114-0A-Densifyed-2</text:p>
          </table:table-cell>
          <table:table-cell office:value-type="float" office:value="451.720562410171" calcext:value-type="float">
            <text:p>451,720562410171</text:p>
          </table:table-cell>
          <table:table-cell office:value-type="string" calcext:value-type="string">
            <text:p>116.3330076610674</text:p>
          </table:table-cell>
          <table:table-cell office:value-type="string" calcext:value-type="string">
            <text:p>true</text:p>
          </table:table-cell>
          <table:table-cell office:value-type="string" calcext:value-type="string">
            <text:p>90.43375500704158</text:p>
          </table:table-cell>
          <table:table-cell office:value-type="float" office:value="2" calcext:value-type="float">
            <text:p>2</text:p>
          </table:table-cell>
          <table:table-cell office:value-type="string" calcext:value-type="string">
            <text:p>POLYGON ((675475.8196297629 6847492.0176140275, 675479.47 6847491.82, 675493.46 6847490.97, 675493.46 6847490.96, 675491.43 6847471.45, 675471.37 6847472.97, 675472.5945757856 6847489.193517821, 675454.62 6847490.16, 675454.043797911 6847490.249410669, 675454.79 6847493.16, 675472.82 6847492.18, 675475.8196297629 6847492.0176140275))</text:p>
          </table:table-cell>
          <table:table-cell office:value-type="float" office:value="0.730155578836845" calcext:value-type="float">
            <text:p>0,730155578836845</text:p>
          </table:table-cell>
          <table:table-cell office:value-type="float" office:value="13.0362242032564" calcext:value-type="float">
            <text:p>13,0362242032564</text:p>
          </table:table-cell>
          <table:table-cell office:value-type="float" office:value="77114" calcext:value-type="float">
            <text:p>77114</text:p>
          </table:table-cell>
        </table:table-row>
        <table:table-row table:style-name="ro1">
          <table:table-cell office:value-type="string" calcext:value-type="string">
            <text:p>77114-0B-Densifyed-2</text:p>
          </table:table-cell>
          <table:table-cell office:value-type="float" office:value="627.734889795432" calcext:value-type="float">
            <text:p>627,734889795432</text:p>
          </table:table-cell>
          <table:table-cell office:value-type="string" calcext:value-type="string">
            <text:p>119.33882625207193</text:p>
          </table:table-cell>
          <table:table-cell office:value-type="string" calcext:value-type="string">
            <text:p>true</text:p>
          </table:table-cell>
          <table:table-cell office:value-type="string" calcext:value-type="string">
            <text:p>119.3002604936994</text:p>
          </table:table-cell>
          <table:table-cell office:value-type="float" office:value="1" calcext:value-type="float">
            <text:p>1</text:p>
          </table:table-cell>
          <table:table-cell office:value-type="string" calcext:value-type="string">
            <text:p>POLYGON ((674974.801 6847501.926, 674980.203 6847507.248, 674987.7229999992 6847515.049999999, 674987.7230000001 6847515.049999999, 674992.001 6847480.645, 674993.7708734145 6847466.618218899, 674979.04865534 6847464.881526109, 674978.571 6847468.925, 674974.801 6847501.926))</text:p>
          </table:table-cell>
          <table:table-cell office:value-type="float" office:value="0.573760146517888" calcext:value-type="float">
            <text:p>0,573760146517888</text:p>
          </table:table-cell>
          <table:table-cell office:value-type="float" office:value="49.9136868781639" calcext:value-type="float">
            <text:p>49,9136868781639</text:p>
          </table:table-cell>
          <table:table-cell office:value-type="float" office:value="77114" calcext:value-type="float">
            <text:p>77114</text:p>
          </table:table-cell>
        </table:table-row>
        <table:table-row table:style-name="ro1">
          <table:table-cell office:value-type="string" calcext:value-type="string">
            <text:p>77152-AS-Densifyed-1</text:p>
          </table:table-cell>
          <table:table-cell office:value-type="float" office:value="288.421755257361" calcext:value-type="float">
            <text:p>288,421755257361</text:p>
          </table:table-cell>
          <table:table-cell office:value-type="string" calcext:value-type="string">
            <text:p>67.94822351419319</text:p>
          </table:table-cell>
          <table:table-cell office:value-type="string" calcext:value-type="string">
            <text:p>true</text:p>
          </table:table-cell>
          <table:table-cell office:value-type="string" calcext:value-type="string">
            <text:p>67.91454721166802</text:p>
          </table:table-cell>
          <table:table-cell office:value-type="float" office:value="1" calcext:value-type="float">
            <text:p>1</text:p>
          </table:table-cell>
          <table:table-cell office:value-type="string" calcext:value-type="string">
            <text:p>POLYGON ((672598.1650378958 6823834.388781911, 672613.7669999999 6823831.672, 672613.7669999959 6823831.671999978, 672611.295 6823818.051, 672608.463 6823815.247, 672594.6566855408 6823814.251577097, 672598.1650378958 6823834.388781911))</text:p>
          </table:table-cell>
          <table:table-cell office:value-type="float" office:value="0.909606413700424" calcext:value-type="float">
            <text:p>0,909606413700424</text:p>
          </table:table-cell>
          <table:table-cell office:value-type="float" office:value="2.50966492066281" calcext:value-type="float">
            <text:p>2,50966492066281</text:p>
          </table:table-cell>
          <table:table-cell office:value-type="float" office:value="77152" calcext:value-type="float">
            <text:p>77152</text:p>
          </table:table-cell>
        </table:table-row>
        <table:table-row table:style-name="ro1">
          <table:table-cell office:value-type="string" calcext:value-type="string">
            <text:p>77470-AB-Densifyed-1</text:p>
          </table:table-cell>
          <table:table-cell office:value-type="float" office:value="431.741847092126" calcext:value-type="float">
            <text:p>431,741847092126</text:p>
          </table:table-cell>
          <table:table-cell office:value-type="string" calcext:value-type="string">
            <text:p>126.80375672914347</text:p>
          </table:table-cell>
          <table:table-cell office:value-type="string" calcext:value-type="string">
            <text:p>true</text:p>
          </table:table-cell>
          <table:table-cell office:value-type="string" calcext:value-type="string">
            <text:p>84.82924790003997</text:p>
          </table:table-cell>
          <table:table-cell office:value-type="float" office:value="2" calcext:value-type="float">
            <text:p>2</text:p>
          </table:table-cell>
          <table:table-cell office:value-type="string" calcext:value-type="string">
            <text:p>POLYGON ((681778.52 6849166.11, 681796.45 6849168.99, 681791.31 6849144.44, 681775.1019803111 6849152.325445856, 681775.1 6849152.32, 681764.3842385351 6849130.488635225, 681761.69 6849131.8, 681772.4 6849153.64, 681778.52 6849166.11))</text:p>
          </table:table-cell>
          <table:table-cell office:value-type="float" office:value="0.781784696048062" calcext:value-type="float">
            <text:p>0,781784696048062</text:p>
          </table:table-cell>
          <table:table-cell office:value-type="float" office:value="12.1558905389991" calcext:value-type="float">
            <text:p>12,1558905389991</text:p>
          </table:table-cell>
          <table:table-cell office:value-type="float" office:value="77470" calcext:value-type="float">
            <text:p>77470</text:p>
          </table:table-cell>
        </table:table-row>
        <table:table-row table:style-name="ro1">
          <table:table-cell office:value-type="string" calcext:value-type="string">
            <text:p>77389-AK-Densifyed-2</text:p>
          </table:table-cell>
          <table:table-cell office:value-type="float" office:value="502.062252100459" calcext:value-type="float">
            <text:p>502,062252100459</text:p>
          </table:table-cell>
          <table:table-cell office:value-type="string" calcext:value-type="string">
            <text:p>91.1957203384797</text:p>
          </table:table-cell>
          <table:table-cell office:value-type="string" calcext:value-type="string">
            <text:p>true</text:p>
          </table:table-cell>
          <table:table-cell office:value-type="string" calcext:value-type="string">
            <text:p>40.209715221026514</text:p>
          </table:table-cell>
          <table:table-cell office:value-type="float" office:value="3" calcext:value-type="float">
            <text:p>3</text:p>
          </table:table-cell>
          <table:table-cell office:value-type="string" calcext:value-type="string">
            <text:p>POLYGON ((675278.3531152649 6823359.25517579, 675278.37 6823359.26, 675278.9 6823359.53, 675279.36 6823359.9, 675280.26 6823360.77, 675280.64 6823361.22, 675280.92 6823361.73, 675281.1 6823362.29, 675281.1642060715 6823362.831165459, 675284.2492208739 6823362.739636731, 675300.0557947909 6823362.270674441, 675299.2337319807 6823334.562696928, 675284.47 6823335, 675282.61 6823343.89, 675281 6823351.21, 675278.39 6823359.16, 675278.3531152649 6823359.25517579))</text:p>
          </table:table-cell>
          <table:table-cell office:value-type="float" office:value="0.505684423612347" calcext:value-type="float">
            <text:p>0,505684423612347</text:p>
          </table:table-cell>
          <table:table-cell office:value-type="float" office:value="35.1446294811461" calcext:value-type="float">
            <text:p>35,1446294811461</text:p>
          </table:table-cell>
          <table:table-cell office:value-type="float" office:value="77389" calcext:value-type="float">
            <text:p>77389</text:p>
          </table:table-cell>
        </table:table-row>
        <table:table-row table:style-name="ro1">
          <table:table-cell office:value-type="string" calcext:value-type="string">
            <text:p>77470-0C-Densifyed-2</text:p>
          </table:table-cell>
          <table:table-cell office:value-type="float" office:value="429.152586337337" calcext:value-type="float">
            <text:p>429,152586337337</text:p>
          </table:table-cell>
          <table:table-cell office:value-type="string" calcext:value-type="string">
            <text:p>113.17911265448397</text:p>
          </table:table-cell>
          <table:table-cell office:value-type="string" calcext:value-type="string">
            <text:p>true</text:p>
          </table:table-cell>
          <table:table-cell office:value-type="string" calcext:value-type="string">
            <text:p>60.18108851551172</text:p>
          </table:table-cell>
          <table:table-cell office:value-type="float" office:value="2" calcext:value-type="float">
            <text:p>2</text:p>
          </table:table-cell>
          <table:table-cell office:value-type="string" calcext:value-type="string">
            <text:p>POLYGON ((683196.6356337499 6848487.254700135, 683193.71 6848478.44, 683147.14 6848493.88, 683154.8996028593 6848501.295426927, 683155.1 6848501.08, 683155.59 6848500.75, 683156.12 6848500.51, 683196.6356337499 6848487.254700135))</text:p>
          </table:table-cell>
          <table:table-cell office:value-type="float" office:value="0.71469498276422" calcext:value-type="float">
            <text:p>0,71469498276422</text:p>
          </table:table-cell>
          <table:table-cell office:value-type="float" office:value="20.9883002686707" calcext:value-type="float">
            <text:p>20,9883002686707</text:p>
          </table:table-cell>
          <table:table-cell office:value-type="float" office:value="77470" calcext:value-type="float">
            <text:p>77470</text:p>
          </table:table-cell>
        </table:table-row>
        <table:table-row table:style-name="ro1">
          <table:table-cell office:value-type="string" calcext:value-type="string">
            <text:p>77243-AR-Densifyed-1</text:p>
          </table:table-cell>
          <table:table-cell office:value-type="float" office:value="426.684767183199" calcext:value-type="float">
            <text:p>426,684767183199</text:p>
          </table:table-cell>
          <table:table-cell office:value-type="string" calcext:value-type="string">
            <text:p>112.5615771140565</text:p>
          </table:table-cell>
          <table:table-cell office:value-type="string" calcext:value-type="string">
            <text:p>true</text:p>
          </table:table-cell>
          <table:table-cell office:value-type="string" calcext:value-type="string">
            <text:p>111.78860779396773</text:p>
          </table:table-cell>
          <table:table-cell office:value-type="float" office:value="1" calcext:value-type="float">
            <text:p>1</text:p>
          </table:table-cell>
          <table:table-cell office:value-type="string" calcext:value-type="string">
            <text:p>POLYGON ((679996.2 6864150.47, 679995.88 6864153.25, 679994.66 6864163.9, 680005.97 6864164.66, 680017.44 6864165.44, 680019.16 6864149.52, 679999.5708221485 6864147.332816651, 680000.75 6864137.03, 680000.75 6864137.02, 680000.88 6864135.84, 680001.49 6864130.45, 680001.4901204602 6864130.442892851, 679998.51 6864130.11, 679997.9 6864135.51, 679997.77 6864136.69, 679996.59 6864147, 679996.2 6864150.47))</text:p>
          </table:table-cell>
          <table:table-cell office:value-type="float" office:value="0.752101272192117" calcext:value-type="float">
            <text:p>0,752101272192117</text:p>
          </table:table-cell>
          <table:table-cell office:value-type="float" office:value="10.6615352120344" calcext:value-type="float">
            <text:p>10,6615352120344</text:p>
          </table:table-cell>
          <table:table-cell office:value-type="float" office:value="77243" calcext:value-type="float">
            <text:p>77243</text:p>
          </table:table-cell>
        </table:table-row>
        <table:table-row table:style-name="ro1">
          <table:table-cell office:value-type="string" calcext:value-type="string">
            <text:p>77317-AB-Densifyed-3</text:p>
          </table:table-cell>
          <table:table-cell office:value-type="float" office:value="315.350139220869" calcext:value-type="float">
            <text:p>315,350139220869</text:p>
          </table:table-cell>
          <table:table-cell office:value-type="string" calcext:value-type="string">
            <text:p>72.2646461403675</text:p>
          </table:table-cell>
          <table:table-cell office:value-type="string" calcext:value-type="string">
            <text:p>true</text:p>
          </table:table-cell>
          <table:table-cell office:value-type="string" calcext:value-type="string">
            <text:p>52.37812767761443</text:p>
          </table:table-cell>
          <table:table-cell office:value-type="float" office:value="2" calcext:value-type="float">
            <text:p>2</text:p>
          </table:table-cell>
          <table:table-cell office:value-type="string" calcext:value-type="string">
            <text:p>POLYGON ((691730.9084431486 6834226.041670174, 691717.4897471039 6834225.1664528465, 691717.427 6834225.517, 691712.352 6834245.836, 691729.5968008968 6834246.267120022, 691730.9084431486 6834226.041670174))</text:p>
          </table:table-cell>
          <table:table-cell office:value-type="float" office:value="0.69596792363536" calcext:value-type="float">
            <text:p>0,69596792363536</text:p>
          </table:table-cell>
          <table:table-cell office:value-type="float" office:value="11.3484513575301" calcext:value-type="float">
            <text:p>11,3484513575301</text:p>
          </table:table-cell>
          <table:table-cell office:value-type="float" office:value="77317" calcext:value-type="float">
            <text:p>77317</text:p>
          </table:table-cell>
        </table:table-row>
        <table:table-row table:style-name="ro1">
          <table:table-cell office:value-type="string" calcext:value-type="string">
            <text:p>77152-AP-Densifyed-3</text:p>
          </table:table-cell>
          <table:table-cell office:value-type="float" office:value="557.771950117115" calcext:value-type="float">
            <text:p>557,771950117115</text:p>
          </table:table-cell>
          <table:table-cell office:value-type="string" calcext:value-type="string">
            <text:p>139.4074658185663</text:p>
          </table:table-cell>
          <table:table-cell office:value-type="string" calcext:value-type="string">
            <text:p>true</text:p>
          </table:table-cell>
          <table:table-cell office:value-type="string" calcext:value-type="string">
            <text:p>99.71744906632108</text:p>
          </table:table-cell>
          <table:table-cell office:value-type="float" office:value="2" calcext:value-type="float">
            <text:p>2</text:p>
          </table:table-cell>
          <table:table-cell office:value-type="string" calcext:value-type="string">
            <text:p>POLYGON ((673344.22 6824247.34, 673344.98 6824246.9, 673358.28 6824239.16, 673367.26 6824233.92, 673357.98 6824218.2, 673352.98 6824221.19, 673337.6638295791 6824230.341714006, 673337.663829579 6824230.341714006, 673335.24 6824231.79, 673335.09 6824231.88, 673313.77 6824244.49, 673314.98931522 6824247.218082124, 673315.3 6824247.08, 673336.61528382 6824234.46279166, 673344.22 6824247.34))</text:p>
          </table:table-cell>
          <table:table-cell office:value-type="float" office:value="0.781896660398538" calcext:value-type="float">
            <text:p>0,781896660398538</text:p>
          </table:table-cell>
          <table:table-cell office:value-type="float" office:value="14.9113737815173" calcext:value-type="float">
            <text:p>14,9113737815173</text:p>
          </table:table-cell>
          <table:table-cell office:value-type="float" office:value="77152" calcext:value-type="float">
            <text:p>77152</text:p>
          </table:table-cell>
        </table:table-row>
        <table:table-row table:style-name="ro1">
          <table:table-cell office:value-type="string" calcext:value-type="string">
            <text:p>77243-AL-Densifyed-2</text:p>
          </table:table-cell>
          <table:table-cell office:value-type="float" office:value="459.856776146707" calcext:value-type="float">
            <text:p>459,856776146707</text:p>
          </table:table-cell>
          <table:table-cell office:value-type="string" calcext:value-type="string">
            <text:p>139.68140388592002</text:p>
          </table:table-cell>
          <table:table-cell office:value-type="string" calcext:value-type="string">
            <text:p>true</text:p>
          </table:table-cell>
          <table:table-cell office:value-type="string" calcext:value-type="string">
            <text:p>138.90021296256774</text:p>
          </table:table-cell>
          <table:table-cell office:value-type="float" office:value="1" calcext:value-type="float">
            <text:p>1</text:p>
          </table:table-cell>
          <table:table-cell office:value-type="string" calcext:value-type="string">
            <text:p>POLYGON ((678712.28 6864313.85, 678709.63 6864316.8, 678719.06 6864321.29, 678719.33 6864321.43, 678722.82 6864323.17, 678733.51 6864310.93, 678736.1 6864307.96, 678736.35 6864307.69, 678739.19 6864304.44, 678731.2006434142 6864297.279285096, 678731.65 6864296.78, 678731.76 6864296.66, 678731.77 6864296.65, 678731.79 6864296.63, 678741.9 6864285.3, 678750.2001613524 6864275.992584528, 678748.23 6864273.69, 678739.66 6864283.31, 678729.55 6864294.64, 678729.43 6864294.77, 678728.97 6864295.28, 678712.28 6864313.85))</text:p>
          </table:table-cell>
          <table:table-cell office:value-type="float" office:value="0.921270511973484" calcext:value-type="float">
            <text:p>0,921270511973484</text:p>
          </table:table-cell>
          <table:table-cell office:value-type="float" office:value="5.06564596148915" calcext:value-type="float">
            <text:p>5,06564596148915</text:p>
          </table:table-cell>
          <table:table-cell office:value-type="float" office:value="77243" calcext:value-type="float">
            <text:p>77243</text:p>
          </table:table-cell>
        </table:table-row>
        <table:table-row table:style-name="ro1">
          <table:table-cell office:value-type="string" calcext:value-type="string">
            <text:p>77114-0A-Densifyed-2</text:p>
          </table:table-cell>
          <table:table-cell office:value-type="float" office:value="349.446795653328" calcext:value-type="float">
            <text:p>349,446795653328</text:p>
          </table:table-cell>
          <table:table-cell office:value-type="string" calcext:value-type="string">
            <text:p>77.86329398353683</text:p>
          </table:table-cell>
          <table:table-cell office:value-type="string" calcext:value-type="string">
            <text:p>true</text:p>
          </table:table-cell>
          <table:table-cell office:value-type="string" calcext:value-type="string">
            <text:p>42.279645951865405</text:p>
          </table:table-cell>
          <table:table-cell office:value-type="float" office:value="2" calcext:value-type="float">
            <text:p>2</text:p>
          </table:table-cell>
          <table:table-cell office:value-type="string" calcext:value-type="string">
            <text:p>POLYGON ((675644.4457398673 6848337.5598627925, 675648.9 6848352.55, 675671.36 6848346.34, 675668.37 6848339.03, 675662.4132716145 6848330.1551231835, 675662.4 6848330.54, 675662.28 6848331.12, 675662.04 6848331.66, 675661.71 6848332.14, 675661.28 6848332.55, 675660.79 6848332.87, 675660.24 6848333.08, 675644.4457398673 6848337.5598627925))</text:p>
          </table:table-cell>
          <table:table-cell office:value-type="float" office:value="0.596285587066107" calcext:value-type="float">
            <text:p>0,596285587066107</text:p>
          </table:table-cell>
          <table:table-cell office:value-type="float" office:value="25.6256902346276" calcext:value-type="float">
            <text:p>25,6256902346276</text:p>
          </table:table-cell>
          <table:table-cell office:value-type="float" office:value="77114" calcext:value-type="float">
            <text:p>77114</text:p>
          </table:table-cell>
        </table:table-row>
        <table:table-row table:style-name="ro1">
          <table:table-cell office:value-type="string" calcext:value-type="string">
            <text:p>77243-AE-Densifyed-2</text:p>
          </table:table-cell>
          <table:table-cell office:value-type="float" office:value="464.560502875504" calcext:value-type="float">
            <text:p>464,560502875504</text:p>
          </table:table-cell>
          <table:table-cell office:value-type="string" calcext:value-type="string">
            <text:p>87.7272385754954</text:p>
          </table:table-cell>
          <table:table-cell office:value-type="string" calcext:value-type="string">
            <text:p>true</text:p>
          </table:table-cell>
          <table:table-cell office:value-type="string" calcext:value-type="string">
            <text:p>87.69245669056424</text:p>
          </table:table-cell>
          <table:table-cell office:value-type="float" office:value="1" calcext:value-type="float">
            <text:p>1</text:p>
          </table:table-cell>
          <table:table-cell office:value-type="string" calcext:value-type="string">
            <text:p>POLYGON ((677480.2335716638 6863961.733000702, 677492.1979999996 6863941.944000001, 677492.1979999997 6863941.944, 677482.913 6863937.155, 677472.394 6863931.737, 677465.3385170128 6863957.681412641, 677480.2335716638 6863961.733000702))</text:p>
          </table:table-cell>
          <table:table-cell office:value-type="float" office:value="0.542292137595719" calcext:value-type="float">
            <text:p>0,542292137595719</text:p>
          </table:table-cell>
          <table:table-cell office:value-type="float" office:value="18.4315488252645" calcext:value-type="float">
            <text:p>18,4315488252645</text:p>
          </table:table-cell>
          <table:table-cell office:value-type="float" office:value="77243" calcext:value-type="float">
            <text:p>77243</text:p>
          </table:table-cell>
        </table:table-row>
        <table:table-row table:style-name="ro1">
          <table:table-cell office:value-type="string" calcext:value-type="string">
            <text:p>77285-BW-Densifyed-4</text:p>
          </table:table-cell>
          <table:table-cell office:value-type="float" office:value="424.938899402452" calcext:value-type="float">
            <text:p>424,938899402452</text:p>
          </table:table-cell>
          <table:table-cell office:value-type="string" calcext:value-type="string">
            <text:p>113.61008809023588</text:p>
          </table:table-cell>
          <table:table-cell office:value-type="string" calcext:value-type="string">
            <text:p>true</text:p>
          </table:table-cell>
          <table:table-cell office:value-type="string" calcext:value-type="string">
            <text:p>76.69949017214827</text:p>
          </table:table-cell>
          <table:table-cell office:value-type="float" office:value="2" calcext:value-type="float">
            <text:p>2</text:p>
          </table:table-cell>
          <table:table-cell office:value-type="string" calcext:value-type="string">
            <text:p>POLYGON ((673505.8122506507 6826211.691900549, 673514.49 6826199.11, 673497.42 6826187.81, 673487.26 6826202.53, 673501.6375752188 6826212.453513341, 673493.22 6826224.65, 673491.2852104199 6826227.449061068, 673493.72 6826229.2, 673495.68 6826226.36, 673504.11 6826214.16, 673505.812250651 6826211.691900549, 673505.8122506507 6826211.691900549))</text:p>
          </table:table-cell>
          <table:table-cell office:value-type="float" office:value="0.705208758104986" calcext:value-type="float">
            <text:p>0,705208758104986</text:p>
          </table:table-cell>
          <table:table-cell office:value-type="float" office:value="17.4718969123073" calcext:value-type="float">
            <text:p>17,4718969123073</text:p>
          </table:table-cell>
          <table:table-cell office:value-type="float" office:value="77285" calcext:value-type="float">
            <text:p>77285</text:p>
          </table:table-cell>
        </table:table-row>
        <table:table-row table:style-name="ro1">
          <table:table-cell office:value-type="string" calcext:value-type="string">
            <text:p>77114-0C-Densifyed-1</text:p>
          </table:table-cell>
          <table:table-cell office:value-type="float" office:value="326.232399641228" calcext:value-type="float">
            <text:p>326,232399641228</text:p>
          </table:table-cell>
          <table:table-cell office:value-type="string" calcext:value-type="string">
            <text:p>75.25005497566825</text:p>
          </table:table-cell>
          <table:table-cell office:value-type="string" calcext:value-type="string">
            <text:p>true</text:p>
          </table:table-cell>
          <table:table-cell office:value-type="string" calcext:value-type="string">
            <text:p>16.491216472373072</text:p>
          </table:table-cell>
          <table:table-cell office:value-type="float" office:value="3" calcext:value-type="float">
            <text:p>3</text:p>
          </table:table-cell>
          <table:table-cell office:value-type="string" calcext:value-type="string">
            <text:p>POLYGON ((676148.1206901433 6845515.730280496, 676160.5545635207 6845525.944500775, 676175.0974495438 6845508.361627122, 676164.9777191911 6845499.990657191, 676164.9777184676 6845499.990656592, 676164.78 6845500.23, 676149.9 6845514.9, 676149.44 6845515.27, 676148.92 6845515.54, 676148.36 6845515.71, 676148.1206901433 6845515.730280496))</text:p>
          </table:table-cell>
          <table:table-cell table:number-columns-repeated="2" office:value-type="float" office:value="0" calcext:value-type="float">
            <text:p>0</text:p>
          </table:table-cell>
          <table:table-cell/>
        </table:table-row>
        <table:table-row table:style-name="ro1">
          <table:table-cell office:value-type="string" calcext:value-type="string">
            <text:p>77114-0B-Densifyed-2</text:p>
          </table:table-cell>
          <table:table-cell office:value-type="float" office:value="430.303158651614" calcext:value-type="float">
            <text:p>430,303158651614</text:p>
          </table:table-cell>
          <table:table-cell office:value-type="string" calcext:value-type="string">
            <text:p>118.49598119522992</text:p>
          </table:table-cell>
          <table:table-cell office:value-type="string" calcext:value-type="string">
            <text:p>true</text:p>
          </table:table-cell>
          <table:table-cell office:value-type="string" calcext:value-type="string">
            <text:p>117.67941147649341</text:p>
          </table:table-cell>
          <table:table-cell office:value-type="float" office:value="1" calcext:value-type="float">
            <text:p>1</text:p>
          </table:table-cell>
          <table:table-cell office:value-type="string" calcext:value-type="string">
            <text:p>POLYGON ((674660.71 6847269.42, 674664.37 6847270.69, 674666.72 6847262.89, 674670.15 6847251.48, 674653.64 6847249.37, 674649.43 6847248.81, 674645.777428114 6847260.939447789, 674626.46 6847254.09, 674626.349858266 6847254.062947644, 674625.46 6847256.92, 674644.91 6847263.82, 674660.71 6847269.42))</text:p>
          </table:table-cell>
          <table:table-cell office:value-type="float" office:value="0.961784083513479" calcext:value-type="float">
            <text:p>0,961784083513479</text:p>
          </table:table-cell>
          <table:table-cell office:value-type="float" office:value="1.90157519705675" calcext:value-type="float">
            <text:p>1,90157519705675</text:p>
          </table:table-cell>
          <table:table-cell office:value-type="float" office:value="77114" calcext:value-type="float">
            <text:p>77114</text:p>
          </table:table-cell>
        </table:table-row>
        <table:table-row table:style-name="ro1">
          <table:table-cell office:value-type="string" calcext:value-type="string">
            <text:p>77114-0A-Densifyed-1</text:p>
          </table:table-cell>
          <table:table-cell office:value-type="float" office:value="358.611514245006" calcext:value-type="float">
            <text:p>358,611514245006</text:p>
          </table:table-cell>
          <table:table-cell office:value-type="string" calcext:value-type="string">
            <text:p>93.57596016684354</text:p>
          </table:table-cell>
          <table:table-cell office:value-type="string" calcext:value-type="string">
            <text:p>true</text:p>
          </table:table-cell>
          <table:table-cell office:value-type="string" calcext:value-type="string">
            <text:p>83.4841580729856</text:p>
          </table:table-cell>
          <table:table-cell office:value-type="float" office:value="2" calcext:value-type="float">
            <text:p>2</text:p>
          </table:table-cell>
          <table:table-cell office:value-type="string" calcext:value-type="string">
            <text:p>POLYGON ((675783.3563977552 6847637.345459213, 675787.745 6847626.375, 675797.3862273513 6847602.946298205, 675788.9594590006 6847599.9057437, 675785.281 6847607.856, 675775.92 6847628.503, 675773.591832242 6847633.554540527, 675783.35639774 6847637.345459207, 675783.3563977552 6847637.345459213))</text:p>
          </table:table-cell>
          <table:table-cell office:value-type="float" office:value="0.573049031295336" calcext:value-type="float">
            <text:p>0,573049031295336</text:p>
          </table:table-cell>
          <table:table-cell office:value-type="float" office:value="22.4682690868149" calcext:value-type="float">
            <text:p>22,4682690868149</text:p>
          </table:table-cell>
          <table:table-cell office:value-type="float" office:value="77114" calcext:value-type="float">
            <text:p>77114</text:p>
          </table:table-cell>
        </table:table-row>
        <table:table-row table:style-name="ro1">
          <table:table-cell office:value-type="string" calcext:value-type="string">
            <text:p>77243-AR-Densifyed-2</text:p>
          </table:table-cell>
          <table:table-cell office:value-type="float" office:value="372.225858351727" calcext:value-type="float">
            <text:p>372,225858351727</text:p>
          </table:table-cell>
          <table:table-cell office:value-type="string" calcext:value-type="string">
            <text:p>76.06808464274096</text:p>
          </table:table-cell>
          <table:table-cell office:value-type="string" calcext:value-type="string">
            <text:p>true</text:p>
          </table:table-cell>
          <table:table-cell office:value-type="string" calcext:value-type="string">
            <text:p>76.03640509028115</text:p>
          </table:table-cell>
          <table:table-cell office:value-type="float" office:value="1" calcext:value-type="float">
            <text:p>1</text:p>
          </table:table-cell>
          <table:table-cell office:value-type="string" calcext:value-type="string">
            <text:p>POLYGON ((680233.0452519259 6864244.115896228, 680233.205 6864237.384, 680233.4959999826 6864225.53900071, 680233.4959999998 6864225.539, 680216.03 6864224.876, 680213.401 6864227.157, 680213.0032299103 6864243.630844349, 680233.0452519259 6864244.115896228))</text:p>
          </table:table-cell>
          <table:table-cell office:value-type="float" office:value="0.729765776991721" calcext:value-type="float">
            <text:p>0,729765776991721</text:p>
          </table:table-cell>
          <table:table-cell office:value-type="float" office:value="7.59717823600551" calcext:value-type="float">
            <text:p>7,59717823600551</text:p>
          </table:table-cell>
          <table:table-cell office:value-type="float" office:value="77243" calcext:value-type="float">
            <text:p>77243</text:p>
          </table:table-cell>
        </table:table-row>
        <table:table-row table:style-name="ro1">
          <table:table-cell office:value-type="string" calcext:value-type="string">
            <text:p>77114-0B-Densifyed-2</text:p>
          </table:table-cell>
          <table:table-cell office:value-type="float" office:value="535.904559371264" calcext:value-type="float">
            <text:p>535,904559371264</text:p>
          </table:table-cell>
          <table:table-cell office:value-type="string" calcext:value-type="string">
            <text:p>186.11176080162454</text:p>
          </table:table-cell>
          <table:table-cell office:value-type="string" calcext:value-type="string">
            <text:p>true</text:p>
          </table:table-cell>
          <table:table-cell office:value-type="string" calcext:value-type="string">
            <text:p>68.10681148927995</text:p>
          </table:table-cell>
          <table:table-cell office:value-type="float" office:value="6" calcext:value-type="float">
            <text:p>6</text:p>
          </table:table-cell>
          <table:table-cell office:value-type="string" calcext:value-type="string">
            <text:p>POLYGON ((675037.9350000009 6847162.882, 675050.985 6847166.161, 675054.892 6847167.228, 675055.195 6847166.416, 675057.918 6847156.299, 675072.772 6847160.291, 675073.852 6847155.625, 675074.284 6847153.433, 675078.242 6847154.669, 675085.678 6847157.084, 675077.0940000003 6847183.260999999, 675077.0940000074 6847183.261000002, 675077.904 6847183.464, 675087.1435966602 6847156.078507603, 675046.0553900064 6847142.184574967, 675037.9350000066 6847162.881999983, 675037.9350000009 6847162.882))</text:p>
          </table:table-cell>
          <table:table-cell office:value-type="float" office:value="0.682865562429598" calcext:value-type="float">
            <text:p>0,682865562429598</text:p>
          </table:table-cell>
          <table:table-cell office:value-type="float" office:value="22.7284908142101" calcext:value-type="float">
            <text:p>22,7284908142101</text:p>
          </table:table-cell>
          <table:table-cell office:value-type="float" office:value="77114" calcext:value-type="float">
            <text:p>77114</text:p>
          </table:table-cell>
        </table:table-row>
        <table:table-row table:style-name="ro1">
          <table:table-cell office:value-type="string" calcext:value-type="string">
            <text:p>77114-0B-Densifyed-2</text:p>
          </table:table-cell>
          <table:table-cell office:value-type="float" office:value="426.971469518153" calcext:value-type="float">
            <text:p>426,971469518153</text:p>
          </table:table-cell>
          <table:table-cell office:value-type="string" calcext:value-type="string">
            <text:p>120.9557457436351</text:p>
          </table:table-cell>
          <table:table-cell office:value-type="string" calcext:value-type="string">
            <text:p>true</text:p>
          </table:table-cell>
          <table:table-cell office:value-type="string" calcext:value-type="string">
            <text:p>85.82605830507019</text:p>
          </table:table-cell>
          <table:table-cell office:value-type="float" office:value="2" calcext:value-type="float">
            <text:p>2</text:p>
          </table:table-cell>
          <table:table-cell office:value-type="string" calcext:value-type="string">
            <text:p>POLYGON ((674778.24 6846927.35, 674778.04 6846905.21, 674762.03 6846905.22, 674761.7014874859 6846924.360176481, 674761.65 6846927.36, 674761.27 6846949.5, 674764.2750898763 6846949.263447735, 674764.65 6846927.42, 674764.6447622746 6846927.358194839, 674778.24 6846927.35))</text:p>
          </table:table-cell>
          <table:table-cell office:value-type="float" office:value="0.775437843531868" calcext:value-type="float">
            <text:p>0,775437843531868</text:p>
          </table:table-cell>
          <table:table-cell office:value-type="float" office:value="11.0900829797532" calcext:value-type="float">
            <text:p>11,0900829797532</text:p>
          </table:table-cell>
          <table:table-cell office:value-type="float" office:value="77114" calcext:value-type="float">
            <text:p>77114</text:p>
          </table:table-cell>
        </table:table-row>
        <table:table-row table:style-name="ro1">
          <table:table-cell office:value-type="string" calcext:value-type="string">
            <text:p>77114-0A-Densifyed-1</text:p>
          </table:table-cell>
          <table:table-cell office:value-type="float" office:value="445.395464162258" calcext:value-type="float">
            <text:p>445,395464162258</text:p>
          </table:table-cell>
          <table:table-cell office:value-type="string" calcext:value-type="string">
            <text:p>90.86548805426312</text:p>
          </table:table-cell>
          <table:table-cell office:value-type="string" calcext:value-type="string">
            <text:p>true</text:p>
          </table:table-cell>
          <table:table-cell office:value-type="string" calcext:value-type="string">
            <text:p>39.69561678916476</text:p>
          </table:table-cell>
          <table:table-cell office:value-type="float" office:value="3" calcext:value-type="float">
            <text:p>3</text:p>
          </table:table-cell>
          <table:table-cell office:value-type="string" calcext:value-type="string">
            <text:p>POLYGON ((675788.674241254 6848307.504855033, 675807.4565627881 6848303.840035286, 675808.4509999999 6848303.646, 675808.4509999998 6848303.645999999, 675804.791 6848293.962, 675803.054 6848290.549, 675799.771 6848286.509, 675793.045 6848281.699, 675786.154 6848277.57, 675782.6578533894 6848276.670669682, 675788.674241254 6848307.504855033))</text:p>
          </table:table-cell>
          <table:table-cell office:value-type="float" office:value="0.6155773046164" calcext:value-type="float">
            <text:p>0,6155773046164</text:p>
          </table:table-cell>
          <table:table-cell office:value-type="float" office:value="23.9804186958187" calcext:value-type="float">
            <text:p>23,9804186958187</text:p>
          </table:table-cell>
          <table:table-cell office:value-type="float" office:value="77114" calcext:value-type="float">
            <text:p>77114</text:p>
          </table:table-cell>
        </table:table-row>
        <table:table-row table:style-name="ro1">
          <table:table-cell office:value-type="string" calcext:value-type="string">
            <text:p>77114-0A-Densifyed-2</text:p>
          </table:table-cell>
          <table:table-cell office:value-type="float" office:value="197.767058152524" calcext:value-type="float">
            <text:p>197,767058152524</text:p>
          </table:table-cell>
          <table:table-cell office:value-type="string" calcext:value-type="string">
            <text:p>62.697943872235264</text:p>
          </table:table-cell>
          <table:table-cell office:value-type="string" calcext:value-type="string">
            <text:p>true</text:p>
          </table:table-cell>
          <table:table-cell office:value-type="string" calcext:value-type="string">
            <text:p>62.65151283383216</text:p>
          </table:table-cell>
          <table:table-cell office:value-type="float" office:value="1" calcext:value-type="float">
            <text:p>1</text:p>
          </table:table-cell>
          <table:table-cell office:value-type="string" calcext:value-type="string">
            <text:p>POLYGON ((675682.7129469016 6847578.378469878, 675690.83 6847598.9, 675699.3 6847580.47, 675685.491710301 6847574.191986787, 675684.36 6847576.79, 675684.08 6847577.3, 675683.69 6847577.75, 675683.23 6847578.11, 675682.7129469016 6847578.378469878))</text:p>
          </table:table-cell>
          <table:table-cell office:value-type="float" office:value="0.343941333249956" calcext:value-type="float">
            <text:p>0,343941333249956</text:p>
          </table:table-cell>
          <table:table-cell office:value-type="float" office:value="56.9449176255194" calcext:value-type="float">
            <text:p>56,9449176255194</text:p>
          </table:table-cell>
          <table:table-cell office:value-type="float" office:value="77114" calcext:value-type="float">
            <text:p>77114</text:p>
          </table:table-cell>
        </table:table-row>
        <table:table-row table:style-name="ro1">
          <table:table-cell office:value-type="string" calcext:value-type="string">
            <text:p>77390-AE-Densifyed-1</text:p>
          </table:table-cell>
          <table:table-cell office:value-type="float" office:value="4105.09944601299" calcext:value-type="float">
            <text:p>4105,09944601299</text:p>
          </table:table-cell>
          <table:table-cell office:value-type="string" calcext:value-type="string">
            <text:p>272.64199422366397</text:p>
          </table:table-cell>
          <table:table-cell office:value-type="string" calcext:value-type="string">
            <text:p>true</text:p>
          </table:table-cell>
          <table:table-cell office:value-type="string" calcext:value-type="string">
            <text:p>136.00549798186648</text:p>
          </table:table-cell>
          <table:table-cell office:value-type="float" office:value="3" calcext:value-type="float">
            <text:p>3</text:p>
          </table:table-cell>
          <table:table-cell office:value-type="string" calcext:value-type="string">
            <text:p>POLYGON ((674185.815489609 6854802.116200908, 674183.743 6854792.073, 674177.667 6854763.542, 674181.784 6854744.599, 674188.2939999993 6854728.294000002, 674188.2939999993 6854728.294, 674186.945 6854728.375, 674169.5610000311 6854727.791000001, 674169.5609995102 6854727.790999988, 674129.886 6854726.846, 674129.0580734918 6854726.825052036, 674127.1485715477 6854805.075174283, 674185.815489609 6854802.116200908))</text:p>
          </table:table-cell>
          <table:table-cell office:value-type="float" office:value="0.492110701188216" calcext:value-type="float">
            <text:p>0,492110701188216</text:p>
          </table:table-cell>
          <table:table-cell office:value-type="float" office:value="118.859658939347" calcext:value-type="float">
            <text:p>118,859658939347</text:p>
          </table:table-cell>
          <table:table-cell office:value-type="float" office:value="77390" calcext:value-type="float">
            <text:p>77390</text:p>
          </table:table-cell>
        </table:table-row>
        <table:table-row table:style-name="ro1">
          <table:table-cell office:value-type="string" calcext:value-type="string">
            <text:p>77390-0D-Densifyed-2</text:p>
          </table:table-cell>
          <table:table-cell office:value-type="float" office:value="560.760583657313" calcext:value-type="float">
            <text:p>560,760583657313</text:p>
          </table:table-cell>
          <table:table-cell office:value-type="string" calcext:value-type="string">
            <text:p>135.69019468599328</text:p>
          </table:table-cell>
          <table:table-cell office:value-type="string" calcext:value-type="string">
            <text:p>true</text:p>
          </table:table-cell>
          <table:table-cell office:value-type="string" calcext:value-type="string">
            <text:p>134.9292431009832</text:p>
          </table:table-cell>
          <table:table-cell office:value-type="float" office:value="1" calcext:value-type="float">
            <text:p>1</text:p>
          </table:table-cell>
          <table:table-cell office:value-type="string" calcext:value-type="string">
            <text:p>POLYGON ((675629.59 6854528.95, 675631.73 6854544.56, 675631.97 6854546.98, 675632.0359223159 6854547.489799243, 675632.42 6854550.46, 675632.65 6854552.21, 675632.66 6854552.33, 675633.9 6854562.12, 675633.92 6854562.27, 675635.41 6854573.75, 675638.3800763099 6854573.362251141, 675638.38 6854573.36, 675636.9 6854561.88, 675636.89 6854561.87, 675636.89 6854561.85, 675636.87 6854561.72, 675635.64 6854552, 675635.64 6854551.93, 675635.63 6854551.88, 675635.62 6854551.82, 675635.4003132797 6854550.072491998, 675654.57 6854547.58, 675654.23 6854545.81, 675650.3 6854524.46, 675629.59 6854528.95))</text:p>
          </table:table-cell>
          <table:table-cell office:value-type="float" office:value="0.84765925676517" calcext:value-type="float">
            <text:p>0,84765925676517</text:p>
          </table:table-cell>
          <table:table-cell office:value-type="float" office:value="8.42017220750548" calcext:value-type="float">
            <text:p>8,42017220750548</text:p>
          </table:table-cell>
          <table:table-cell office:value-type="float" office:value="77390" calcext:value-type="float">
            <text:p>77390</text:p>
          </table:table-cell>
        </table:table-row>
        <table:table-row table:style-name="ro1">
          <table:table-cell office:value-type="string" calcext:value-type="string">
            <text:p>77390-AK-Densifyed-2</text:p>
          </table:table-cell>
          <table:table-cell office:value-type="float" office:value="301.819623693254" calcext:value-type="float">
            <text:p>301,819623693254</text:p>
          </table:table-cell>
          <table:table-cell office:value-type="string" calcext:value-type="string">
            <text:p>93.09361765428919</text:p>
          </table:table-cell>
          <table:table-cell office:value-type="string" calcext:value-type="string">
            <text:p>true</text:p>
          </table:table-cell>
          <table:table-cell office:value-type="string" calcext:value-type="string">
            <text:p>78.31783271503937</text:p>
          </table:table-cell>
          <table:table-cell office:value-type="float" office:value="3" calcext:value-type="float">
            <text:p>3</text:p>
          </table:table-cell>
          <table:table-cell office:value-type="string" calcext:value-type="string">
            <text:p>POLYGON ((673905.5907905555 6855391.2007337995, 673911.608 6855403.204, 673918.093 6855416.162, 673922.9505405627 6855425.854666157, 673929.9116043627 6855422.359866454, 673912.5496472439 6855387.707042176, 673905.5907905555 6855391.2007337995))</text:p>
          </table:table-cell>
          <table:table-cell table:number-columns-repeated="2" office:value-type="float" office:value="0" calcext:value-type="float">
            <text:p>0</text:p>
          </table:table-cell>
          <table:table-cell/>
        </table:table-row>
        <table:table-row table:style-name="ro1">
          <table:table-cell office:value-type="string" calcext:value-type="string">
            <text:p>77152-AY-Densifyed-1</text:p>
          </table:table-cell>
          <table:table-cell office:value-type="float" office:value="383.134076718135" calcext:value-type="float">
            <text:p>383,134076718135</text:p>
          </table:table-cell>
          <table:table-cell office:value-type="string" calcext:value-type="string">
            <text:p>78.55736494505143</text:p>
          </table:table-cell>
          <table:table-cell office:value-type="string" calcext:value-type="string">
            <text:p>true</text:p>
          </table:table-cell>
          <table:table-cell office:value-type="string" calcext:value-type="string">
            <text:p>60.36909193466985</text:p>
          </table:table-cell>
          <table:table-cell office:value-type="float" office:value="3" calcext:value-type="float">
            <text:p>3</text:p>
          </table:table-cell>
          <table:table-cell office:value-type="string" calcext:value-type="string">
            <text:p>POLYGON ((671534.3649998545 6823261.666000142, 671519.1862001425 6823276.4566003755, 671531.6631571782 6823289.452096713, 671546.9414999988 6823274.627, 671534.3649999993 6823261.666000001, 671534.3649998545 6823261.666000142))</text:p>
          </table:table-cell>
          <table:table-cell office:value-type="float" office:value="0.666520973405476" calcext:value-type="float">
            <text:p>0,666520973405476</text:p>
          </table:table-cell>
          <table:table-cell office:value-type="float" office:value="22.6241069219031" calcext:value-type="float">
            <text:p>22,6241069219031</text:p>
          </table:table-cell>
          <table:table-cell office:value-type="float" office:value="77152" calcext:value-type="float">
            <text:p>77152</text:p>
          </table:table-cell>
        </table:table-row>
        <table:table-row table:style-name="ro1">
          <table:table-cell office:value-type="string" calcext:value-type="string">
            <text:p>77114-0B-Densifyed-2</text:p>
          </table:table-cell>
          <table:table-cell office:value-type="float" office:value="336.376567784337" calcext:value-type="float">
            <text:p>336,376567784337</text:p>
          </table:table-cell>
          <table:table-cell office:value-type="string" calcext:value-type="string">
            <text:p>114.77666164656313</text:p>
          </table:table-cell>
          <table:table-cell office:value-type="string" calcext:value-type="string">
            <text:p>true</text:p>
          </table:table-cell>
          <table:table-cell office:value-type="string" calcext:value-type="string">
            <text:p>82.94053965134277</text:p>
          </table:table-cell>
          <table:table-cell office:value-type="float" office:value="3" calcext:value-type="float">
            <text:p>3</text:p>
          </table:table-cell>
          <table:table-cell office:value-type="string" calcext:value-type="string">
            <text:p>POLYGON ((674872.0623040987 6847465.866342586, 674873.195 6847466.564, 674878.537 6847469.498, 674879.239 6847469.811, 674893.231 6847442.54, 674909.642 6847442.702, 674909.689 6847438.714000002, 674909.6889999964 6847438.714, 674889.009 6847438.508, 674886.5342349983 6847437.244671949, 674872.0623040987 6847465.866342586))</text:p>
          </table:table-cell>
          <table:table-cell office:value-type="float" office:value="0.678846004620957" calcext:value-type="float">
            <text:p>0,678846004620957</text:p>
          </table:table-cell>
          <table:table-cell office:value-type="float" office:value="23.766024549486" calcext:value-type="float">
            <text:p>23,766024549486</text:p>
          </table:table-cell>
          <table:table-cell office:value-type="float" office:value="77114" calcext:value-type="float">
            <text:p>77114</text:p>
          </table:table-cell>
        </table:table-row>
        <table:table-row table:style-name="ro1">
          <table:table-cell office:value-type="string" calcext:value-type="string">
            <text:p>77243-AM-Densifyed-1</text:p>
          </table:table-cell>
          <table:table-cell office:value-type="float" office:value="357.777604474367" calcext:value-type="float">
            <text:p>357,777604474367</text:p>
          </table:table-cell>
          <table:table-cell office:value-type="string" calcext:value-type="string">
            <text:p>103.83026999624556</text:p>
          </table:table-cell>
          <table:table-cell office:value-type="string" calcext:value-type="string">
            <text:p>true</text:p>
          </table:table-cell>
          <table:table-cell office:value-type="string" calcext:value-type="string">
            <text:p>71.46457716882037</text:p>
          </table:table-cell>
          <table:table-cell office:value-type="float" office:value="2" calcext:value-type="float">
            <text:p>2</text:p>
          </table:table-cell>
          <table:table-cell office:value-type="string" calcext:value-type="string">
            <text:p>POLYGON ((678966.1598349352 6863851.12501025, 678966.15 6863851.12, 678957.84 6863847.85, 678952.44 6863845.73, 678950.6111728889 6863845.0104614645, 678956.48 6863830.09, 678940.9 6863823.97, 678939.12 6863829.47, 678935.01 6863842.11, 678949.51 6863847.81, 678951.34 6863848.52, 678956.74 6863850.65, 678965.06 6863853.91, 678966.1598349352 6863851.12501025))</text:p>
          </table:table-cell>
          <table:table-cell office:value-type="float" office:value="0.696345110903547" calcext:value-type="float">
            <text:p>0,696345110903547</text:p>
          </table:table-cell>
          <table:table-cell office:value-type="float" office:value="14.3116630764556" calcext:value-type="float">
            <text:p>14,3116630764556</text:p>
          </table:table-cell>
          <table:table-cell office:value-type="float" office:value="77243" calcext:value-type="float">
            <text:p>77243</text:p>
          </table:table-cell>
        </table:table-row>
        <table:table-row table:style-name="ro1">
          <table:table-cell office:value-type="string" calcext:value-type="string">
            <text:p>77285-BY-Densifyed-3</text:p>
          </table:table-cell>
          <table:table-cell office:value-type="float" office:value="506.275516427778" calcext:value-type="float">
            <text:p>506,275516427778</text:p>
          </table:table-cell>
          <table:table-cell office:value-type="string" calcext:value-type="string">
            <text:p>195.38130504787512</text:p>
          </table:table-cell>
          <table:table-cell office:value-type="string" calcext:value-type="string">
            <text:p>true</text:p>
          </table:table-cell>
          <table:table-cell office:value-type="string" calcext:value-type="string">
            <text:p>157.16219806149863</text:p>
          </table:table-cell>
          <table:table-cell office:value-type="float" office:value="2" calcext:value-type="float">
            <text:p>2</text:p>
          </table:table-cell>
          <table:table-cell office:value-type="string" calcext:value-type="string">
            <text:p>POLYGON ((672733.527 6826185.467, 672743.6469999992 6826186.201, 672791.8520722343 6826163.7401317, 672775.6301941277 6826128.925057079, 672774.7940000009 6826128.964, 672774.794 6826128.964, 672776.386 6826142.343, 672778.101 6826157.349, 672779.073 6826165.885, 672752.647 6826178.56, 672734.508 6826177.373, 672733.527 6826185.467))</text:p>
          </table:table-cell>
          <table:table-cell office:value-type="float" office:value="0.498355628860331" calcext:value-type="float">
            <text:p>0,498355628860331</text:p>
          </table:table-cell>
          <table:table-cell office:value-type="float" office:value="41.010397594156" calcext:value-type="float">
            <text:p>41,010397594156</text:p>
          </table:table-cell>
          <table:table-cell office:value-type="float" office:value="77285" calcext:value-type="float">
            <text:p>77285</text:p>
          </table:table-cell>
        </table:table-row>
        <table:table-row table:style-name="ro1">
          <table:table-cell office:value-type="string" calcext:value-type="string">
            <text:p>77217-0B-Densifyed-2</text:p>
          </table:table-cell>
          <table:table-cell office:value-type="float" office:value="362.43652873841" calcext:value-type="float">
            <text:p>362,43652873841</text:p>
          </table:table-cell>
          <table:table-cell office:value-type="string" calcext:value-type="string">
            <text:p>78.78379290380579</text:p>
          </table:table-cell>
          <table:table-cell office:value-type="string" calcext:value-type="string">
            <text:p>true</text:p>
          </table:table-cell>
          <table:table-cell office:value-type="string" calcext:value-type="string">
            <text:p>15.04815492901437</text:p>
          </table:table-cell>
          <table:table-cell office:value-type="float" office:value="3" calcext:value-type="float">
            <text:p>3</text:p>
          </table:table-cell>
          <table:table-cell office:value-type="string" calcext:value-type="string">
            <text:p>POLYGON ((675403.3546847961 6842560.964126081, 675403.34 6842560.97, 675379.64 6842567.87, 675379.6387164829 6842567.8702434255, 675383.7343582414 6842581.935121712, 675407.5302644123 6842575.005726372, 675403.3546847961 6842560.964126081))</text:p>
          </table:table-cell>
          <table:table-cell office:value-type="float" office:value="0.82414220644319" calcext:value-type="float">
            <text:p>0,82414220644319</text:p>
          </table:table-cell>
          <table:table-cell office:value-type="float" office:value="7.58812239098919" calcext:value-type="float">
            <text:p>7,58812239098919</text:p>
          </table:table-cell>
          <table:table-cell office:value-type="float" office:value="77217" calcext:value-type="float">
            <text:p>77217</text:p>
          </table:table-cell>
        </table:table-row>
        <table:table-row table:style-name="ro1">
          <table:table-cell office:value-type="string" calcext:value-type="string">
            <text:p>77312-AK-Densifyed-1</text:p>
          </table:table-cell>
          <table:table-cell office:value-type="float" office:value="379.327004692982" calcext:value-type="float">
            <text:p>379,327004692982</text:p>
          </table:table-cell>
          <table:table-cell office:value-type="string" calcext:value-type="string">
            <text:p>144.6066031484598</text:p>
          </table:table-cell>
          <table:table-cell office:value-type="string" calcext:value-type="string">
            <text:p>true</text:p>
          </table:table-cell>
          <table:table-cell office:value-type="string" calcext:value-type="string">
            <text:p>61.67870783261334</text:p>
          </table:table-cell>
          <table:table-cell office:value-type="float" office:value="3" calcext:value-type="float">
            <text:p>3</text:p>
          </table:table-cell>
          <table:table-cell office:value-type="string" calcext:value-type="string">
            <text:p>POLYGON ((680496.12 6803955.16, 680483.38 6803953.1, 680482.43 6803959.03, 680480.13 6803973.39, 680486.76 6803974.48, 680487.01 6803973.37, 680489.33 6803973.7, 680489.14 6803974.87, 680489.44 6803974.92, 680488 6803983.37, 680488.4998543293 6803983.450901279, 680483.8571966746 6804012.175473478, 680486.81 6804012.7, 680491.46 6803983.93, 680496.12 6803955.16))</text:p>
          </table:table-cell>
          <table:table-cell office:value-type="float" office:value="0.801050354483442" calcext:value-type="float">
            <text:p>0,801050354483442</text:p>
          </table:table-cell>
          <table:table-cell office:value-type="float" office:value="12.8122394621486" calcext:value-type="float">
            <text:p>12,8122394621486</text:p>
          </table:table-cell>
          <table:table-cell office:value-type="float" office:value="77312" calcext:value-type="float">
            <text:p>77312</text:p>
          </table:table-cell>
        </table:table-row>
        <table:table-row table:style-name="ro1">
          <table:table-cell office:value-type="string" calcext:value-type="string">
            <text:p>77114-0A-Densifyed-1</text:p>
          </table:table-cell>
          <table:table-cell office:value-type="float" office:value="409.188897287114" calcext:value-type="float">
            <text:p>409,188897287114</text:p>
          </table:table-cell>
          <table:table-cell office:value-type="string" calcext:value-type="string">
            <text:p>94.1848920200518</text:p>
          </table:table-cell>
          <table:table-cell office:value-type="string" calcext:value-type="string">
            <text:p>true</text:p>
          </table:table-cell>
          <table:table-cell office:value-type="string" calcext:value-type="string">
            <text:p>94.14464281025242</text:p>
          </table:table-cell>
          <table:table-cell office:value-type="float" office:value="1" calcext:value-type="float">
            <text:p>1</text:p>
          </table:table-cell>
          <table:table-cell office:value-type="string" calcext:value-type="string">
            <text:p>POLYGON ((675691.3930307403 6847640.651668035, 675696.962 6847623.011, 675688.6700000005 6847600.744000001, 675677.3528185613 6847636.165861148, 675691.3930307403 6847640.651668035))</text:p>
          </table:table-cell>
          <table:table-cell office:value-type="float" office:value="0.562065460441092" calcext:value-type="float">
            <text:p>0,562065460441092</text:p>
          </table:table-cell>
          <table:table-cell office:value-type="float" office:value="36.0650408077387" calcext:value-type="float">
            <text:p>36,0650408077387</text:p>
          </table:table-cell>
          <table:table-cell office:value-type="float" office:value="77114" calcext:value-type="float">
            <text:p>77114</text:p>
          </table:table-cell>
        </table:table-row>
        <table:table-row table:style-name="ro1">
          <table:table-cell office:value-type="string" calcext:value-type="string">
            <text:p>77390-0D-Densifyed-5</text:p>
          </table:table-cell>
          <table:table-cell office:value-type="float" office:value="275.11164525013" calcext:value-type="float">
            <text:p>275,11164525013</text:p>
          </table:table-cell>
          <table:table-cell office:value-type="string" calcext:value-type="string">
            <text:p>69.79695420471373</text:p>
          </table:table-cell>
          <table:table-cell office:value-type="string" calcext:value-type="string">
            <text:p>true</text:p>
          </table:table-cell>
          <table:table-cell office:value-type="string" calcext:value-type="string">
            <text:p>37.96674552633211</text:p>
          </table:table-cell>
          <table:table-cell office:value-type="float" office:value="3" calcext:value-type="float">
            <text:p>3</text:p>
          </table:table-cell>
          <table:table-cell office:value-type="string" calcext:value-type="string">
            <text:p>POLYGON ((674517.3925931846 6854690.207204726, 674506.1600009403 6854695.269999576, 674506.1600000001 6854695.27, 674506.33 6854695.67, 674509.96 6854704.08, 674508.2800000001 6854710.139999999, 674508.2800000113 6854710.140000024, 674510.47 6854714.84, 674513.81 6854713.19, 674513.9399999997 6854713.529999999, 674513.9400000161 6854713.529999993, 674520.31 6854710.44, 674525.4434622778 6854708.051952029, 674517.3925931846 6854690.207204726))</text:p>
          </table:table-cell>
          <table:table-cell office:value-type="float" office:value="0.739919584799991" calcext:value-type="float">
            <text:p>0,739919584799991</text:p>
          </table:table-cell>
          <table:table-cell office:value-type="float" office:value="10.7408822634856" calcext:value-type="float">
            <text:p>10,7408822634856</text:p>
          </table:table-cell>
          <table:table-cell office:value-type="float" office:value="77390" calcext:value-type="float">
            <text:p>77390</text:p>
          </table:table-cell>
        </table:table-row>
        <table:table-row table:style-name="ro1">
          <table:table-cell office:value-type="string" calcext:value-type="string">
            <text:p>77061-AC-Densifyed-1</text:p>
          </table:table-cell>
          <table:table-cell office:value-type="float" office:value="395.603380188502" calcext:value-type="float">
            <text:p>395,603380188502</text:p>
          </table:table-cell>
          <table:table-cell office:value-type="string" calcext:value-type="string">
            <text:p>81.48044227616134</text:p>
          </table:table-cell>
          <table:table-cell office:value-type="string" calcext:value-type="string">
            <text:p>true</text:p>
          </table:table-cell>
          <table:table-cell office:value-type="string" calcext:value-type="string">
            <text:p>57.5447814389986</text:p>
          </table:table-cell>
          <table:table-cell office:value-type="float" office:value="2" calcext:value-type="float">
            <text:p>2</text:p>
          </table:table-cell>
          <table:table-cell office:value-type="string" calcext:value-type="string">
            <text:p>POLYGON ((698724.9340000013 6806881.41, 698740.7405963123 6806878.875900411, 698738.0550000012 6806854.7065, 698722.1550000281 6806856.399999998, 698722.1550000012 6806856.4, 698724.9340000013 6806881.41))</text:p>
          </table:table-cell>
          <table:table-cell office:value-type="float" office:value="0.874713044338538" calcext:value-type="float">
            <text:p>0,874713044338538</text:p>
          </table:table-cell>
          <table:table-cell office:value-type="float" office:value="4.07616311589497" calcext:value-type="float">
            <text:p>4,07616311589497</text:p>
          </table:table-cell>
          <table:table-cell office:value-type="float" office:value="77061" calcext:value-type="float">
            <text:p>77061</text:p>
          </table:table-cell>
        </table:table-row>
        <table:table-row table:style-name="ro1">
          <table:table-cell office:value-type="string" calcext:value-type="string">
            <text:p>77152-AR-Densifyed-1</text:p>
          </table:table-cell>
          <table:table-cell office:value-type="float" office:value="237.535203675951" calcext:value-type="float">
            <text:p>237,535203675951</text:p>
          </table:table-cell>
          <table:table-cell office:value-type="string" calcext:value-type="string">
            <text:p>62.365121116644836</text:p>
          </table:table-cell>
          <table:table-cell office:value-type="string" calcext:value-type="string">
            <text:p>true</text:p>
          </table:table-cell>
          <table:table-cell office:value-type="string" calcext:value-type="string">
            <text:p>49.50081739679449</text:p>
          </table:table-cell>
          <table:table-cell office:value-type="float" office:value="2" calcext:value-type="float">
            <text:p>2</text:p>
          </table:table-cell>
          <table:table-cell office:value-type="string" calcext:value-type="string">
            <text:p>POLYGON ((673020.8760000025 6824672.840000002, 673034.618 6824681.11, 673036.2456289512 6824682.10104913, 673043.3266970414 6824670.9068674715, 673028.038 6824661.638, 673027.968 6824661.767, 673023.924 6824668.068, 673020.8760000122 6824672.839999981, 673020.8760000002 6824672.84, 673020.8760000025 6824672.840000002))</text:p>
          </table:table-cell>
          <table:table-cell office:value-type="float" office:value="0.634317208320249" calcext:value-type="float">
            <text:p>0,634317208320249</text:p>
          </table:table-cell>
          <table:table-cell office:value-type="float" office:value="15.861277329392" calcext:value-type="float">
            <text:p>15,861277329392</text:p>
          </table:table-cell>
          <table:table-cell office:value-type="float" office:value="77152" calcext:value-type="float">
            <text:p>77152</text:p>
          </table:table-cell>
        </table:table-row>
        <table:table-row table:style-name="ro1">
          <table:table-cell office:value-type="string" calcext:value-type="string">
            <text:p>77312-AK-Densifyed-1</text:p>
          </table:table-cell>
          <table:table-cell office:value-type="float" office:value="375.036576352787" calcext:value-type="float">
            <text:p>375,036576352787</text:p>
          </table:table-cell>
          <table:table-cell office:value-type="string" calcext:value-type="string">
            <text:p>87.42306728838804</text:p>
          </table:table-cell>
          <table:table-cell office:value-type="string" calcext:value-type="string">
            <text:p>true</text:p>
          </table:table-cell>
          <table:table-cell office:value-type="string" calcext:value-type="string">
            <text:p>86.64633463313592</text:p>
          </table:table-cell>
          <table:table-cell office:value-type="float" office:value="1" calcext:value-type="float">
            <text:p>1</text:p>
          </table:table-cell>
          <table:table-cell office:value-type="string" calcext:value-type="string">
            <text:p>POLYGON ((680463.482 6803539.22, 680485.0412736016 6803551.193985763, 680494.0444378944 6803534.005684003, 680485.699 6803529.869, 680482.875 6803535.219, 680469.353 6803527.998, 680463.806 6803538.588, 680463.482 6803539.22))</text:p>
          </table:table-cell>
          <table:table-cell office:value-type="float" office:value="0.934682152038245" calcext:value-type="float">
            <text:p>0,934682152038245</text:p>
          </table:table-cell>
          <table:table-cell office:value-type="float" office:value="2.50644215119199" calcext:value-type="float">
            <text:p>2,50644215119199</text:p>
          </table:table-cell>
          <table:table-cell office:value-type="float" office:value="77312" calcext:value-type="float">
            <text:p>77312</text:p>
          </table:table-cell>
        </table:table-row>
        <table:table-row table:style-name="ro1">
          <table:table-cell office:value-type="string" calcext:value-type="string">
            <text:p>77061-0A-Densifyed-2</text:p>
          </table:table-cell>
          <table:table-cell office:value-type="float" office:value="231.089392365756" calcext:value-type="float">
            <text:p>231,089392365756</text:p>
          </table:table-cell>
          <table:table-cell office:value-type="string" calcext:value-type="string">
            <text:p>70.52235644191185</text:p>
          </table:table-cell>
          <table:table-cell office:value-type="string" calcext:value-type="string">
            <text:p>true</text:p>
          </table:table-cell>
          <table:table-cell office:value-type="string" calcext:value-type="string">
            <text:p>35.87322934795413</text:p>
          </table:table-cell>
          <table:table-cell office:value-type="float" office:value="2" calcext:value-type="float">
            <text:p>2</text:p>
          </table:table-cell>
          <table:table-cell office:value-type="string" calcext:value-type="string">
            <text:p>POLYGON ((699242.25 6807453.34, 699250.7182861365 6807452.0200744895, 699250.67 6807451.67, 699250.05 6807435.71, 699249.6723520613 6807425.960720318, 699240.73 6807426.47, 699240.74 6807426.63, 699242.25 6807453.34))</text:p>
          </table:table-cell>
          <table:table-cell office:value-type="float" office:value="0.693833725022151" calcext:value-type="float">
            <text:p>0,693833725022151</text:p>
          </table:table-cell>
          <table:table-cell office:value-type="float" office:value="11.3258432796973" calcext:value-type="float">
            <text:p>11,3258432796973</text:p>
          </table:table-cell>
          <table:table-cell office:value-type="float" office:value="77061" calcext:value-type="float">
            <text:p>77061</text:p>
          </table:table-cell>
        </table:table-row>
        <table:table-row table:style-name="ro1">
          <table:table-cell office:value-type="string" calcext:value-type="string">
            <text:p>77312-AK-Densifyed-3</text:p>
          </table:table-cell>
          <table:table-cell office:value-type="float" office:value="286.271353732709" calcext:value-type="float">
            <text:p>286,271353732709</text:p>
          </table:table-cell>
          <table:table-cell office:value-type="string" calcext:value-type="string">
            <text:p>72.86272211296468</text:p>
          </table:table-cell>
          <table:table-cell office:value-type="string" calcext:value-type="string">
            <text:p>true</text:p>
          </table:table-cell>
          <table:table-cell office:value-type="string" calcext:value-type="string">
            <text:p>72.08089725508154</text:p>
          </table:table-cell>
          <table:table-cell office:value-type="float" office:value="1" calcext:value-type="float">
            <text:p>1</text:p>
          </table:table-cell>
          <table:table-cell office:value-type="string" calcext:value-type="string">
            <text:p>POLYGON ((680475.0110842253 6803569.286798777, 680490.4 6803579.94, 680499.36 6803563.17, 680491.53 6803558.81, 680489.29 6803563.04, 680481.2716637463 6803558.725909227, 680481.22 6803558.84, 680479.47 6803561.78, 680475.14 6803569.11, 680475.0110842253 6803569.286798777))</text:p>
          </table:table-cell>
          <table:table-cell office:value-type="float" office:value="0.52798275083948" calcext:value-type="float">
            <text:p>0,52798275083948</text:p>
          </table:table-cell>
          <table:table-cell office:value-type="float" office:value="29.5993974256811" calcext:value-type="float">
            <text:p>29,5993974256811</text:p>
          </table:table-cell>
          <table:table-cell office:value-type="float" office:value="77312" calcext:value-type="float">
            <text:p>77312</text:p>
          </table:table-cell>
        </table:table-row>
        <table:table-row table:style-name="ro1">
          <table:table-cell office:value-type="string" calcext:value-type="string">
            <text:p>77243-AH-Densifyed-1</text:p>
          </table:table-cell>
          <table:table-cell office:value-type="float" office:value="548.06728341448" calcext:value-type="float">
            <text:p>548,06728341448</text:p>
          </table:table-cell>
          <table:table-cell office:value-type="string" calcext:value-type="string">
            <text:p>109.51989323464012</text:p>
          </table:table-cell>
          <table:table-cell office:value-type="string" calcext:value-type="string">
            <text:p>true</text:p>
          </table:table-cell>
          <table:table-cell office:value-type="string" calcext:value-type="string">
            <text:p>107.76657312468504</text:p>
          </table:table-cell>
          <table:table-cell office:value-type="float" office:value="1" calcext:value-type="float">
            <text:p>1</text:p>
          </table:table-cell>
          <table:table-cell office:value-type="string" calcext:value-type="string">
            <text:p>POLYGON ((677952.797 6864167.858, 677961.575 6864169.353, 677964.237 6864169.81, 677981.972 6864161.016, 677982.172 6864157.497, 677984.3649999999 6864157.928, 677984.3650004978 6864157.927997792, 677987.1625415997 6864145.520881715, 677971.2909799941 6864141.941052991, 677968.361 6864155.125, 677958.98 6864153.255, 677954.3760000006 6864152.334, 677954.3759999996 6864152.334000004, 677952.797 6864167.858))</text:p>
          </table:table-cell>
          <table:table-cell office:value-type="float" office:value="0.695254859492322" calcext:value-type="float">
            <text:p>0,695254859492322</text:p>
          </table:table-cell>
          <table:table-cell office:value-type="float" office:value="13.4852731576605" calcext:value-type="float">
            <text:p>13,4852731576605</text:p>
          </table:table-cell>
          <table:table-cell office:value-type="float" office:value="77243" calcext:value-type="float">
            <text:p>77243</text:p>
          </table:table-cell>
        </table:table-row>
        <table:table-row table:style-name="ro1">
          <table:table-cell office:value-type="string" calcext:value-type="string">
            <text:p>77222-AI-Densifyed-1</text:p>
          </table:table-cell>
          <table:table-cell office:value-type="float" office:value="251.420228752377" calcext:value-type="float">
            <text:p>251,420228752377</text:p>
          </table:table-cell>
          <table:table-cell office:value-type="string" calcext:value-type="string">
            <text:p>65.71699559396835</text:p>
          </table:table-cell>
          <table:table-cell office:value-type="string" calcext:value-type="string">
            <text:p>true</text:p>
          </table:table-cell>
          <table:table-cell office:value-type="string" calcext:value-type="string">
            <text:p>43.75693194544135</text:p>
          </table:table-cell>
          <table:table-cell office:value-type="float" office:value="2" calcext:value-type="float">
            <text:p>2</text:p>
          </table:table-cell>
          <table:table-cell office:value-type="string" calcext:value-type="string">
            <text:p>POLYGON ((685020.3572676289 6836843.417920531, 685020.43 6836843.44, 685033.72 6836849.15, 685034.24 6836849.44, 685034.6808457015 6836849.8122697035, 685045.45 6836839.26, 685025.22 6836831.2, 685020.3572676289 6836843.417920531))</text:p>
          </table:table-cell>
          <table:table-cell office:value-type="float" office:value="0.392827645965466" calcext:value-type="float">
            <text:p>0,392827645965466</text:p>
          </table:table-cell>
          <table:table-cell office:value-type="float" office:value="54.68940258023" calcext:value-type="float">
            <text:p>54,68940258023</text:p>
          </table:table-cell>
          <table:table-cell office:value-type="float" office:value="77222" calcext:value-type="float">
            <text:p>77222</text:p>
          </table:table-cell>
        </table:table-row>
        <table:table-row table:style-name="ro1">
          <table:table-cell office:value-type="string" calcext:value-type="string">
            <text:p>77222-AD-Densifyed-5</text:p>
          </table:table-cell>
          <table:table-cell office:value-type="float" office:value="371.507611811855" calcext:value-type="float">
            <text:p>371,507611811855</text:p>
          </table:table-cell>
          <table:table-cell office:value-type="string" calcext:value-type="string">
            <text:p>104.12797141458312</text:p>
          </table:table-cell>
          <table:table-cell office:value-type="string" calcext:value-type="string">
            <text:p>true</text:p>
          </table:table-cell>
          <table:table-cell office:value-type="string" calcext:value-type="string">
            <text:p>39.50474924541213</text:p>
          </table:table-cell>
          <table:table-cell office:value-type="float" office:value="3" calcext:value-type="float">
            <text:p>3</text:p>
          </table:table-cell>
          <table:table-cell office:value-type="string" calcext:value-type="string">
            <text:p>POLYGON ((685544.0096382652 6837309.33706121, 685543.8 6837325.02, 685543.8015882001 6837325.03842312, 685526.08 6837324.97, 685526.01 6837340.67, 685546.6 6837340.76, 685546.7618097182 6837328.049846634, 685546.8 6837325.05, 685547.01 6837309.35, 685544.0096382652 6837309.33706121))</text:p>
          </table:table-cell>
          <table:table-cell office:value-type="float" office:value="0.629241131491687" calcext:value-type="float">
            <text:p>0,629241131491687</text:p>
          </table:table-cell>
          <table:table-cell office:value-type="float" office:value="22.2492584898094" calcext:value-type="float">
            <text:p>22,2492584898094</text:p>
          </table:table-cell>
          <table:table-cell office:value-type="float" office:value="77222" calcext:value-type="float">
            <text:p>77222</text:p>
          </table:table-cell>
        </table:table-row>
        <table:table-row table:style-name="ro1">
          <table:table-cell office:value-type="string" calcext:value-type="string">
            <text:p>77114-0B-Densifyed-2</text:p>
          </table:table-cell>
          <table:table-cell office:value-type="float" office:value="370.747370490119" calcext:value-type="float">
            <text:p>370,747370490119</text:p>
          </table:table-cell>
          <table:table-cell office:value-type="string" calcext:value-type="string">
            <text:p>78.7762967400822</text:p>
          </table:table-cell>
          <table:table-cell office:value-type="string" calcext:value-type="string">
            <text:p>true</text:p>
          </table:table-cell>
          <table:table-cell office:value-type="string" calcext:value-type="string">
            <text:p>78.74628083811675</text:p>
          </table:table-cell>
          <table:table-cell office:value-type="float" office:value="1" calcext:value-type="float">
            <text:p>1</text:p>
          </table:table-cell>
          <table:table-cell office:value-type="string" calcext:value-type="string">
            <text:p>POLYGON ((675333.5784879334 6847590.194582246, 675333.774 6847598.225, 675333.9619999994 6847614.613999936, 675333.9620000005 6847614.614, 675336.139 6847615.615, 675339.489 6847615.815, 675343.015 6847615.617, 675348.674 6847614.63, 675348.6739999993 6847614.629999966, 675348.343 6847597.942, 675348.1826437433 6847589.916324232, 675333.5784879334 6847590.194582246))</text:p>
          </table:table-cell>
          <table:table-cell office:value-type="float" office:value="0.51747366038067" calcext:value-type="float">
            <text:p>0,51747366038067</text:p>
          </table:table-cell>
          <table:table-cell office:value-type="float" office:value="28.0163427050537" calcext:value-type="float">
            <text:p>28,0163427050537</text:p>
          </table:table-cell>
          <table:table-cell office:value-type="float" office:value="77114" calcext:value-type="float">
            <text:p>77114</text:p>
          </table:table-cell>
        </table:table-row>
        <table:table-row table:style-name="ro1">
          <table:table-cell office:value-type="string" calcext:value-type="string">
            <text:p>77114-0B-Densifyed-1</text:p>
          </table:table-cell>
          <table:table-cell office:value-type="float" office:value="212.496786754831" calcext:value-type="float">
            <text:p>212,496786754831</text:p>
          </table:table-cell>
          <table:table-cell office:value-type="string" calcext:value-type="string">
            <text:p>76.62201685442133</text:p>
          </table:table-cell>
          <table:table-cell office:value-type="string" calcext:value-type="string">
            <text:p>true</text:p>
          </table:table-cell>
          <table:table-cell office:value-type="string" calcext:value-type="string">
            <text:p>36.8793852453078</text:p>
          </table:table-cell>
          <table:table-cell office:value-type="float" office:value="2" calcext:value-type="float">
            <text:p>2</text:p>
          </table:table-cell>
          <table:table-cell office:value-type="string" calcext:value-type="string">
            <text:p>POLYGON ((674683.4242551016 6847203.929789802, 674683.42 6847203.98, 674681.18 6847216.75, 674681.18 6847216.76, 674681.18 6847216.77, 674679.1201302343 6847228.014699687, 674693.26 6847230.33, 674694.35 6847222.41, 674694.37 6847222.25, 674688.34 6847221.06, 674689.54 6847211.92, 674685.75 6847211.2, 674687.01 6847204.5, 674683.4242551016 6847203.929789802))</text:p>
          </table:table-cell>
          <table:table-cell office:value-type="float" office:value="0.529984564694031" calcext:value-type="float">
            <text:p>0,529984564694031</text:p>
          </table:table-cell>
          <table:table-cell office:value-type="float" office:value="24.9548842654525" calcext:value-type="float">
            <text:p>24,9548842654525</text:p>
          </table:table-cell>
          <table:table-cell office:value-type="float" office:value="77114" calcext:value-type="float">
            <text:p>77114</text:p>
          </table:table-cell>
        </table:table-row>
        <table:table-row table:style-name="ro1">
          <table:table-cell office:value-type="string" calcext:value-type="string">
            <text:p>77114-0A-Densifyed-1</text:p>
          </table:table-cell>
          <table:table-cell office:value-type="float" office:value="709.453721512902" calcext:value-type="float">
            <text:p>709,453721512902</text:p>
          </table:table-cell>
          <table:table-cell office:value-type="string" calcext:value-type="string">
            <text:p>175.41431164246438</text:p>
          </table:table-cell>
          <table:table-cell office:value-type="string" calcext:value-type="string">
            <text:p>true</text:p>
          </table:table-cell>
          <table:table-cell office:value-type="string" calcext:value-type="string">
            <text:p>145.5418325314885</text:p>
          </table:table-cell>
          <table:table-cell office:value-type="float" office:value="2" calcext:value-type="float">
            <text:p>2</text:p>
          </table:table-cell>
          <table:table-cell office:value-type="string" calcext:value-type="string">
            <text:p>POLYGON ((675704.075 6847589.412, 675722.35 6847598.443, 675734.622 6847572.225, 675719.259 6847564.949, 675734.244 6847533.332, 675736.494 6847531.135, 675732.6 6847529.219, 675704.075 6847589.412))</text:p>
          </table:table-cell>
          <table:table-cell office:value-type="float" office:value="0.956400140313384" calcext:value-type="float">
            <text:p>0,956400140313384</text:p>
          </table:table-cell>
          <table:table-cell office:value-type="float" office:value="3.45119993696693" calcext:value-type="float">
            <text:p>3,45119993696693</text:p>
          </table:table-cell>
          <table:table-cell office:value-type="float" office:value="77114" calcext:value-type="float">
            <text:p>77114</text:p>
          </table:table-cell>
        </table:table-row>
        <table:table-row table:style-name="ro1">
          <table:table-cell office:value-type="string" calcext:value-type="string">
            <text:p>77312-AK-Densifyed-2</text:p>
          </table:table-cell>
          <table:table-cell office:value-type="float" office:value="413.493183232167" calcext:value-type="float">
            <text:p>413,493183232167</text:p>
          </table:table-cell>
          <table:table-cell office:value-type="string" calcext:value-type="string">
            <text:p>84.39326213683145</text:p>
          </table:table-cell>
          <table:table-cell office:value-type="string" calcext:value-type="string">
            <text:p>true</text:p>
          </table:table-cell>
          <table:table-cell office:value-type="string" calcext:value-type="string">
            <text:p>31.746640939515395</text:p>
          </table:table-cell>
          <table:table-cell office:value-type="float" office:value="3" calcext:value-type="float">
            <text:p>3</text:p>
          </table:table-cell>
          <table:table-cell office:value-type="string" calcext:value-type="string">
            <text:p>POLYGON ((680999.0446854207 6803794.61230091, 681006.9559865865 6803781.314030733, 681006.9559865948 6803781.314030719, 680983.8359999994 6803767.796000001, 680976.0259999994 6803781.153500001, 680999.0446854207 6803794.61230091))</text:p>
          </table:table-cell>
          <table:table-cell office:value-type="float" office:value="0.729722816736406" calcext:value-type="float">
            <text:p>0,729722816736406</text:p>
          </table:table-cell>
          <table:table-cell office:value-type="float" office:value="15.4702850497761" calcext:value-type="float">
            <text:p>15,4702850497761</text:p>
          </table:table-cell>
          <table:table-cell office:value-type="float" office:value="77312" calcext:value-type="float">
            <text:p>77312</text:p>
          </table:table-cell>
        </table:table-row>
        <table:table-row table:style-name="ro1">
          <table:table-cell office:value-type="string" calcext:value-type="string">
            <text:p>77243-AI-Densifyed-1</text:p>
          </table:table-cell>
          <table:table-cell office:value-type="float" office:value="564.976862318906" calcext:value-type="float">
            <text:p>564,976862318906</text:p>
          </table:table-cell>
          <table:table-cell office:value-type="string" calcext:value-type="string">
            <text:p>132.65379511265397</text:p>
          </table:table-cell>
          <table:table-cell office:value-type="string" calcext:value-type="string">
            <text:p>true</text:p>
          </table:table-cell>
          <table:table-cell office:value-type="string" calcext:value-type="string">
            <text:p>131.88427545443136</text:p>
          </table:table-cell>
          <table:table-cell office:value-type="float" office:value="1" calcext:value-type="float">
            <text:p>1</text:p>
          </table:table-cell>
          <table:table-cell office:value-type="string" calcext:value-type="string">
            <text:p>POLYGON ((678181.13 6863729.37, 678183.97 6863719.73, 678161.94 6863713.25, 678160.98 6863716.52, 678155.8 6863734.16, 678174.9164555917 6863739.781975804, 678172.94 6863746.46, 678168.8 6863760.47, 678168.7942141978 6863760.499980975, 678171.68 6863761.32, 678175.82 6863747.31, 678177.8 6863740.63, 678181.13 6863729.37))</text:p>
          </table:table-cell>
          <table:table-cell office:value-type="float" office:value="0.556277337603766" calcext:value-type="float">
            <text:p>0,556277337603766</text:p>
          </table:table-cell>
          <table:table-cell office:value-type="float" office:value="43.5568880890704" calcext:value-type="float">
            <text:p>43,5568880890704</text:p>
          </table:table-cell>
          <table:table-cell office:value-type="float" office:value="77243" calcext:value-type="float">
            <text:p>77243</text:p>
          </table:table-cell>
        </table:table-row>
        <table:table-row table:style-name="ro1">
          <table:table-cell office:value-type="string" calcext:value-type="string">
            <text:p>77114-0A-Densifyed-3</text:p>
          </table:table-cell>
          <table:table-cell office:value-type="float" office:value="286.537666027392" calcext:value-type="float">
            <text:p>286,537666027392</text:p>
          </table:table-cell>
          <table:table-cell office:value-type="string" calcext:value-type="string">
            <text:p>75.9156769414755</text:p>
          </table:table-cell>
          <table:table-cell office:value-type="string" calcext:value-type="string">
            <text:p>true</text:p>
          </table:table-cell>
          <table:table-cell office:value-type="string" calcext:value-type="string">
            <text:p>39.28042620386613</text:p>
          </table:table-cell>
          <table:table-cell office:value-type="float" office:value="3" calcext:value-type="float">
            <text:p>3</text:p>
          </table:table-cell>
          <table:table-cell office:value-type="string" calcext:value-type="string">
            <text:p>POLYGON ((675668.6092544342 6848332.912162311, 675670.428 6848336.048, 675674.109 6848334.128, 675680.766 6848346.185, 675694.9929999937 6848343.277000001, 675694.9929999996 6848343.276999999, 675690.812 6848329.81, 675689.7379205672 6848326.35250143, 675668.6092544342 6848332.912162311))</text:p>
          </table:table-cell>
          <table:table-cell office:value-type="float" office:value="0.733605900224092" calcext:value-type="float">
            <text:p>0,733605900224092</text:p>
          </table:table-cell>
          <table:table-cell office:value-type="float" office:value="11.3430939080417" calcext:value-type="float">
            <text:p>11,3430939080417</text:p>
          </table:table-cell>
          <table:table-cell office:value-type="float" office:value="77114" calcext:value-type="float">
            <text:p>77114</text:p>
          </table:table-cell>
        </table:table-row>
        <table:table-row table:style-name="ro1">
          <table:table-cell office:value-type="string" calcext:value-type="string">
            <text:p>77390-AK-Densifyed-4</text:p>
          </table:table-cell>
          <table:table-cell office:value-type="float" office:value="452.730458599342" calcext:value-type="float">
            <text:p>452,730458599342</text:p>
          </table:table-cell>
          <table:table-cell office:value-type="string" calcext:value-type="string">
            <text:p>100.95569642179672</text:p>
          </table:table-cell>
          <table:table-cell office:value-type="string" calcext:value-type="string">
            <text:p>true</text:p>
          </table:table-cell>
          <table:table-cell office:value-type="string" calcext:value-type="string">
            <text:p>93.19880183371257</text:p>
          </table:table-cell>
          <table:table-cell office:value-type="float" office:value="2" calcext:value-type="float">
            <text:p>2</text:p>
          </table:table-cell>
          <table:table-cell office:value-type="string" calcext:value-type="string">
            <text:p>POLYGON ((673888.178 6855373.06, 673888.325 6855375.147, 673888.832 6855377.262, 673889.5379999964 6855379.103999991, 673889.5380000031 6855379.104000004, 673890.488 6855380.356, 673891.781 6855382.134, 673893.28 6855383.251, 673894.746 6855384.058, 673896.262 6855384.874, 673897.425 6855385.234, 673899.056 6855385.591, 673900.815 6855385.606, 673902.723 6855385.48, 673905.5907905555 6855391.2007337995, 673912.5496472439 6855387.707042176, 673910.2900009631 6855383.197001922, 673895.2259999986 6855353.192000001, 673888.388000084 6855356.46799996, 673888.3880000009 6855356.468000001, 673892.299 6855364.06, 673890.625 6855365.803, 673889.58 6855367.491, 673888.755 6855369.367, 673888.333 6855371.329, 673888.178 6855373.06))</text:p>
          </table:table-cell>
          <table:table-cell table:number-columns-repeated="2" office:value-type="float" office:value="0" calcext:value-type="float">
            <text:p>0</text:p>
          </table:table-cell>
          <table:table-cell/>
        </table:table-row>
        <table:table-row table:style-name="ro1">
          <table:table-cell office:value-type="string" calcext:value-type="string">
            <text:p>77312-AC-Densifyed-2</text:p>
          </table:table-cell>
          <table:table-cell office:value-type="float" office:value="459.269187616394" calcext:value-type="float">
            <text:p>459,269187616394</text:p>
          </table:table-cell>
          <table:table-cell office:value-type="string" calcext:value-type="string">
            <text:p>171.61820425196427</text:p>
          </table:table-cell>
          <table:table-cell office:value-type="string" calcext:value-type="string">
            <text:p>true</text:p>
          </table:table-cell>
          <table:table-cell office:value-type="string" calcext:value-type="string">
            <text:p>127.35793063871343</text:p>
          </table:table-cell>
          <table:table-cell office:value-type="float" office:value="2" calcext:value-type="float">
            <text:p>2</text:p>
          </table:table-cell>
          <table:table-cell office:value-type="string" calcext:value-type="string">
            <text:p>POLYGON ((681010.8802207069 6804714.988933251, 681010.8802207068 6804714.988933251, 680975.53 6804711.18, 680975.07 6804714.85, 680974.46 6804719.72, 681012.71 6804724.5, 681013.4884298306 6804718.2793303095, 681013.54 6804718.29, 681051.59 6804722.4, 681051.6331009121 6804722.400730524, 681051.92 6804719.42, 681013.86 6804715.31, 681010.8802207069 6804714.988933251))</text:p>
          </table:table-cell>
          <table:table-cell office:value-type="float" office:value="0.891091255509658" calcext:value-type="float">
            <text:p>0,891091255509658</text:p>
          </table:table-cell>
          <table:table-cell office:value-type="float" office:value="8.66462872198629" calcext:value-type="float">
            <text:p>8,66462872198629</text:p>
          </table:table-cell>
          <table:table-cell office:value-type="float" office:value="77312" calcext:value-type="float">
            <text:p>77312</text:p>
          </table:table-cell>
        </table:table-row>
        <table:table-row table:style-name="ro1">
          <table:table-cell office:value-type="string" calcext:value-type="string">
            <text:p>77152-AX-Densifyed-1</text:p>
          </table:table-cell>
          <table:table-cell office:value-type="float" office:value="416.416250617804" calcext:value-type="float">
            <text:p>416,416250617804</text:p>
          </table:table-cell>
          <table:table-cell office:value-type="string" calcext:value-type="string">
            <text:p>84.79581167343835</text:p>
          </table:table-cell>
          <table:table-cell office:value-type="string" calcext:value-type="string">
            <text:p>true</text:p>
          </table:table-cell>
          <table:table-cell office:value-type="string" calcext:value-type="string">
            <text:p>84.76273948829952</text:p>
          </table:table-cell>
          <table:table-cell office:value-type="float" office:value="1" calcext:value-type="float">
            <text:p>1</text:p>
          </table:table-cell>
          <table:table-cell office:value-type="string" calcext:value-type="string">
            <text:p>POLYGON ((671717.815 6823105.888, 671732.4376980495 6823123.4770636605, 671745.8791256482 6823098.958305438, 671744.257 6823098.621, 671741.753 6823098.042, 671740.534 6823097.932, 671735.225 6823097.658, 671722.185 6823096.757, 671717.815 6823105.888))</text:p>
          </table:table-cell>
          <table:table-cell office:value-type="float" office:value="0.829551664003933" calcext:value-type="float">
            <text:p>0,829551664003933</text:p>
          </table:table-cell>
          <table:table-cell office:value-type="float" office:value="7.9465537819707" calcext:value-type="float">
            <text:p>7,9465537819707</text:p>
          </table:table-cell>
          <table:table-cell office:value-type="float" office:value="77152" calcext:value-type="float">
            <text:p>77152</text:p>
          </table:table-cell>
        </table:table-row>
        <table:table-row table:style-name="ro1">
          <table:table-cell office:value-type="string" calcext:value-type="string">
            <text:p>77152-AR-Densifyed-1</text:p>
          </table:table-cell>
          <table:table-cell office:value-type="float" office:value="346.051455861218" calcext:value-type="float">
            <text:p>346,051455861218</text:p>
          </table:table-cell>
          <table:table-cell office:value-type="string" calcext:value-type="string">
            <text:p>79.8904324355371</text:p>
          </table:table-cell>
          <table:table-cell office:value-type="string" calcext:value-type="string">
            <text:p>true</text:p>
          </table:table-cell>
          <table:table-cell office:value-type="string" calcext:value-type="string">
            <text:p>53.76760103231828</text:p>
          </table:table-cell>
          <table:table-cell office:value-type="float" office:value="3" calcext:value-type="float">
            <text:p>3</text:p>
          </table:table-cell>
          <table:table-cell office:value-type="string" calcext:value-type="string">
            <text:p>POLYGON ((673352.974 6824872.137, 673363.982 6824878.621, 673366.923 6824874.238, 673373.359 6824864.64, 673374.432 6824865.081, 673379.1655111909 6824858.114078387, 673367.2772826323 6824850.036900826, 673360.738 6824860.139, 673355.884 6824867.636, 673352.974 6824872.137))</text:p>
          </table:table-cell>
          <table:table-cell office:value-type="float" office:value="0.598783903111446" calcext:value-type="float">
            <text:p>0,598783903111446</text:p>
          </table:table-cell>
          <table:table-cell office:value-type="float" office:value="21.3379818557168" calcext:value-type="float">
            <text:p>21,3379818557168</text:p>
          </table:table-cell>
          <table:table-cell office:value-type="float" office:value="77152" calcext:value-type="float">
            <text:p>77152</text:p>
          </table:table-cell>
        </table:table-row>
        <table:table-row table:style-name="ro1">
          <table:table-cell office:value-type="string" calcext:value-type="string">
            <text:p>77217-0C-Densifyed-1</text:p>
          </table:table-cell>
          <table:table-cell office:value-type="float" office:value="225.681677610083" calcext:value-type="float">
            <text:p>225,681677610083</text:p>
          </table:table-cell>
          <table:table-cell office:value-type="string" calcext:value-type="string">
            <text:p>62.38622176506376</text:p>
          </table:table-cell>
          <table:table-cell office:value-type="string" calcext:value-type="string">
            <text:p>true</text:p>
          </table:table-cell>
          <table:table-cell office:value-type="string" calcext:value-type="string">
            <text:p>31.902085145953475</text:p>
          </table:table-cell>
          <table:table-cell office:value-type="float" office:value="2" calcext:value-type="float">
            <text:p>2</text:p>
          </table:table-cell>
          <table:table-cell office:value-type="string" calcext:value-type="string">
            <text:p>POLYGON ((675746.1402695606 6843570.757603612, 675737.93 6843553.75, 675726.43 6843558.96, 675737.27644966 6843576.275955808, 675745.85 6843570.9, 675746.1402695606 6843570.757603612))</text:p>
          </table:table-cell>
          <table:table-cell office:value-type="float" office:value="0.71330157964543" calcext:value-type="float">
            <text:p>0,71330157964543</text:p>
          </table:table-cell>
          <table:table-cell office:value-type="float" office:value="12.5598288206318" calcext:value-type="float">
            <text:p>12,5598288206318</text:p>
          </table:table-cell>
          <table:table-cell office:value-type="float" office:value="77217" calcext:value-type="float">
            <text:p>77217</text:p>
          </table:table-cell>
        </table:table-row>
        <table:table-row table:style-name="ro1">
          <table:table-cell office:value-type="string" calcext:value-type="string">
            <text:p>77114-0A-Densifyed-3</text:p>
          </table:table-cell>
          <table:table-cell office:value-type="float" office:value="330.908069376825" calcext:value-type="float">
            <text:p>330,908069376825</text:p>
          </table:table-cell>
          <table:table-cell office:value-type="string" calcext:value-type="string">
            <text:p>73.51840282577768</text:p>
          </table:table-cell>
          <table:table-cell office:value-type="string" calcext:value-type="string">
            <text:p>true</text:p>
          </table:table-cell>
          <table:table-cell office:value-type="string" calcext:value-type="string">
            <text:p>17.18131746276981</text:p>
          </table:table-cell>
          <table:table-cell office:value-type="float" office:value="3" calcext:value-type="float">
            <text:p>3</text:p>
          </table:table-cell>
          <table:table-cell office:value-type="string" calcext:value-type="string">
            <text:p>POLYGON ((675540.7365177915 6848324.843035582, 675540.98 6848325.33, 675547.26 6848342.27, 675547.2643851116 6848342.286663424, 675548.5176904283 6848341.830949966, 675562.585197163 6848336.715873812, 675555.1332588955 6848316.221517791, 675540.7365177915 6848324.843035582))</text:p>
          </table:table-cell>
          <table:table-cell table:number-columns-repeated="2" office:value-type="float" office:value="0" calcext:value-type="float">
            <text:p>0</text:p>
          </table:table-cell>
          <table:table-cell/>
        </table:table-row>
        <table:table-row table:style-name="ro1">
          <table:table-cell office:value-type="string" calcext:value-type="string">
            <text:p>77152-AK-Densifyed-2</text:p>
          </table:table-cell>
          <table:table-cell office:value-type="float" office:value="362.441471103685" calcext:value-type="float">
            <text:p>362,441471103685</text:p>
          </table:table-cell>
          <table:table-cell office:value-type="string" calcext:value-type="string">
            <text:p>131.4416576326101</text:p>
          </table:table-cell>
          <table:table-cell office:value-type="string" calcext:value-type="string">
            <text:p>true</text:p>
          </table:table-cell>
          <table:table-cell office:value-type="string" calcext:value-type="string">
            <text:p>97.95718418399288</text:p>
          </table:table-cell>
          <table:table-cell office:value-type="float" office:value="2" calcext:value-type="float">
            <text:p>2</text:p>
          </table:table-cell>
          <table:table-cell office:value-type="string" calcext:value-type="string">
            <text:p>POLYGON ((671886.1581346256 6824060.256476036, 671886.2 6824060.56, 671886.39 6824061.12, 671893.35 6824076.25, 671893.36 6824076.26, 671897.41 6824084.98, 671897.4166930169 6824084.991378129, 671891.38 6824087.82, 671899.96 6824106.09, 671901.91 6824110.21, 671903.58 6824113.76, 671903.88 6824114.4, 671912.55 6824110.34, 671907.44 6824099.46, 671900.13 6824083.72, 671896.08 6824074.99, 671889.11 6824059.86, 671886.1581346256 6824060.256476036))</text:p>
          </table:table-cell>
          <table:table-cell office:value-type="float" office:value="0.886489759585118" calcext:value-type="float">
            <text:p>0,886489759585118</text:p>
          </table:table-cell>
          <table:table-cell office:value-type="float" office:value="7.31189674292108" calcext:value-type="float">
            <text:p>7,31189674292108</text:p>
          </table:table-cell>
          <table:table-cell office:value-type="float" office:value="77152" calcext:value-type="float">
            <text:p>77152</text:p>
          </table:table-cell>
        </table:table-row>
        <table:table-row table:style-name="ro1">
          <table:table-cell office:value-type="string" calcext:value-type="string">
            <text:p>77114-0B-Densifyed-1</text:p>
          </table:table-cell>
          <table:table-cell office:value-type="float" office:value="1140.50081000553" calcext:value-type="float">
            <text:p>1140,50081000553</text:p>
          </table:table-cell>
          <table:table-cell office:value-type="string" calcext:value-type="string">
            <text:p>256.98303132297855</text:p>
          </table:table-cell>
          <table:table-cell office:value-type="string" calcext:value-type="string">
            <text:p>true</text:p>
          </table:table-cell>
          <table:table-cell office:value-type="string" calcext:value-type="string">
            <text:p>230.572546990923</text:p>
          </table:table-cell>
          <table:table-cell office:value-type="float" office:value="2" calcext:value-type="float">
            <text:p>2</text:p>
          </table:table-cell>
          <table:table-cell office:value-type="string" calcext:value-type="string">
            <text:p>POLYGON ((675176.738 6847251.58, 675193.887 6847253.843, 675195.551 6847244.895, 675199.766 6847222.184, 675204.53 6847196.759, 675212.273 6847145.526, 675210.852 6847145.278, 675203.228 6847196.441, 675185.505 6847193.562, 675182.429 6847214.045, 675177.832 6847243.855, 675176.738 6847251.58))</text:p>
          </table:table-cell>
          <table:table-cell office:value-type="float" office:value="0.345099402428013" calcext:value-type="float">
            <text:p>0,345099402428013</text:p>
          </table:table-cell>
          <table:table-cell office:value-type="float" office:value="101.721111516184" calcext:value-type="float">
            <text:p>101,721111516184</text:p>
          </table:table-cell>
          <table:table-cell office:value-type="float" office:value="77114" calcext:value-type="float">
            <text:p>77114</text:p>
          </table:table-cell>
        </table:table-row>
        <table:table-row table:style-name="ro1">
          <table:table-cell office:value-type="string" calcext:value-type="string">
            <text:p>77312-AK-Densifyed-2</text:p>
          </table:table-cell>
          <table:table-cell office:value-type="float" office:value="472.167352602837" calcext:value-type="float">
            <text:p>472,167352602837</text:p>
          </table:table-cell>
          <table:table-cell office:value-type="string" calcext:value-type="string">
            <text:p>141.30080401471704</text:p>
          </table:table-cell>
          <table:table-cell office:value-type="string" calcext:value-type="string">
            <text:p>true</text:p>
          </table:table-cell>
          <table:table-cell office:value-type="string" calcext:value-type="string">
            <text:p>46.703354159199066</text:p>
          </table:table-cell>
          <table:table-cell office:value-type="float" office:value="4" calcext:value-type="float">
            <text:p>4</text:p>
          </table:table-cell>
          <table:table-cell office:value-type="string" calcext:value-type="string">
            <text:p>POLYGON ((680707.73 6803956.85, 680694.88 6803955.06, 680691.07 6803984.75, 680701.05254869 6803986.028628922, 680701.05 6803986.04, 680697.64 6804013.31, 680697.6214081282 6804013.858460218, 680700.62 6804013.69, 680700.62 6804013.68, 680704.03 6803986.41, 680707.73 6803956.85))</text:p>
          </table:table-cell>
          <table:table-cell office:value-type="float" office:value="0.552895275977087" calcext:value-type="float">
            <text:p>0,552895275977087</text:p>
          </table:table-cell>
          <table:table-cell office:value-type="float" office:value="27.3374169174845" calcext:value-type="float">
            <text:p>27,3374169174845</text:p>
          </table:table-cell>
          <table:table-cell office:value-type="float" office:value="77312" calcext:value-type="float">
            <text:p>77312</text:p>
          </table:table-cell>
        </table:table-row>
        <table:table-row table:style-name="ro1">
          <table:table-cell office:value-type="string" calcext:value-type="string">
            <text:p>77470-AB-Densifyed-1</text:p>
          </table:table-cell>
          <table:table-cell office:value-type="float" office:value="1681.92007301131" calcext:value-type="float">
            <text:p>1681,92007301131</text:p>
          </table:table-cell>
          <table:table-cell office:value-type="string" calcext:value-type="string">
            <text:p>208.57015722565902</text:p>
          </table:table-cell>
          <table:table-cell office:value-type="string" calcext:value-type="string">
            <text:p>true</text:p>
          </table:table-cell>
          <table:table-cell office:value-type="string" calcext:value-type="string">
            <text:p>207.82304025534938</text:p>
          </table:table-cell>
          <table:table-cell office:value-type="float" office:value="1" calcext:value-type="float">
            <text:p>1</text:p>
          </table:table-cell>
          <table:table-cell office:value-type="string" calcext:value-type="string">
            <text:p>POLYGON ((682089.44 6849131.784, 682108.211 6849168.883, 682139.858 6849153.187, 682150.793 6849174.702, 682153.631 6849173.308, 682139.696 6849145.703, 682123.983 6849114.585, 682089.44 6849131.784))</text:p>
          </table:table-cell>
          <table:table-cell office:value-type="float" office:value="0.655209990095191" calcext:value-type="float">
            <text:p>0,655209990095191</text:p>
          </table:table-cell>
          <table:table-cell office:value-type="float" office:value="30.3229791580723" calcext:value-type="float">
            <text:p>30,3229791580723</text:p>
          </table:table-cell>
          <table:table-cell office:value-type="float" office:value="77470" calcext:value-type="float">
            <text:p>77470</text:p>
          </table:table-cell>
        </table:table-row>
        <table:table-row table:style-name="ro1">
          <table:table-cell office:value-type="string" calcext:value-type="string">
            <text:p>77312-AE-Densifyed-2</text:p>
          </table:table-cell>
          <table:table-cell office:value-type="float" office:value="277.097754821355" calcext:value-type="float">
            <text:p>277,097754821355</text:p>
          </table:table-cell>
          <table:table-cell office:value-type="string" calcext:value-type="string">
            <text:p>110.11835854661906</text:p>
          </table:table-cell>
          <table:table-cell office:value-type="string" calcext:value-type="string">
            <text:p>true</text:p>
          </table:table-cell>
          <table:table-cell office:value-type="string" calcext:value-type="string">
            <text:p>76.36321108058878</text:p>
          </table:table-cell>
          <table:table-cell office:value-type="float" office:value="2" calcext:value-type="float">
            <text:p>2</text:p>
          </table:table-cell>
          <table:table-cell office:value-type="string" calcext:value-type="string">
            <text:p>POLYGON ((681175.2845565637 6804300.975393666, 681175.5 6804300.99, 681193.4649414422 6804300.186044057, 681193.49 6804315.43, 681212.08 6804315.41, 681212.08 6804312.48, 681212.1 6804308.24, 681201.27 6804307.99, 681201.27 6804305.31, 681201.27 6804302.09, 681201.28 6804296.83, 681193.46 6804297.18, 681175.37 6804297.99, 681175.2845565637 6804300.975393666))</text:p>
          </table:table-cell>
          <table:table-cell office:value-type="float" office:value="0.702324609272665" calcext:value-type="float">
            <text:p>0,702324609272665</text:p>
          </table:table-cell>
          <table:table-cell office:value-type="float" office:value="14.6360816688424" calcext:value-type="float">
            <text:p>14,6360816688424</text:p>
          </table:table-cell>
          <table:table-cell office:value-type="float" office:value="77312" calcext:value-type="float">
            <text:p>77312</text:p>
          </table:table-cell>
        </table:table-row>
        <table:table-row table:style-name="ro1">
          <table:table-cell office:value-type="string" calcext:value-type="string">
            <text:p>77312-AE-Densifyed-1</text:p>
          </table:table-cell>
          <table:table-cell office:value-type="float" office:value="273.208045172797" calcext:value-type="float">
            <text:p>273,208045172797</text:p>
          </table:table-cell>
          <table:table-cell office:value-type="string" calcext:value-type="string">
            <text:p>66.55339774521775</text:p>
          </table:table-cell>
          <table:table-cell office:value-type="string" calcext:value-type="string">
            <text:p>true</text:p>
          </table:table-cell>
          <table:table-cell office:value-type="string" calcext:value-type="string">
            <text:p>33.50100545310235</text:p>
          </table:table-cell>
          <table:table-cell office:value-type="float" office:value="2" calcext:value-type="float">
            <text:p>2</text:p>
          </table:table-cell>
          <table:table-cell office:value-type="string" calcext:value-type="string">
            <text:p>POLYGON ((681193.4649414422 6804300.186044057, 681175.5 6804300.99, 681175.2845565637 6804300.975393666, 681174.87 6804315.46, 681193.49 6804315.43, 681193.4649414422 6804300.186044057))</text:p>
          </table:table-cell>
          <table:table-cell office:value-type="float" office:value="0.548776889187534" calcext:value-type="float">
            <text:p>0,548776889187534</text:p>
          </table:table-cell>
          <table:table-cell office:value-type="float" office:value="19.0475860961957" calcext:value-type="float">
            <text:p>19,0475860961957</text:p>
          </table:table-cell>
          <table:table-cell office:value-type="float" office:value="77312" calcext:value-type="float">
            <text:p>77312</text:p>
          </table:table-cell>
        </table:table-row>
        <table:table-row table:style-name="ro1">
          <table:table-cell office:value-type="string" calcext:value-type="string">
            <text:p>77114-0B-Densifyed-1</text:p>
          </table:table-cell>
          <table:table-cell office:value-type="float" office:value="203.840880483497" calcext:value-type="float">
            <text:p>203,840880483497</text:p>
          </table:table-cell>
          <table:table-cell office:value-type="string" calcext:value-type="string">
            <text:p>90.64912438265827</text:p>
          </table:table-cell>
          <table:table-cell office:value-type="string" calcext:value-type="string">
            <text:p>true</text:p>
          </table:table-cell>
          <table:table-cell office:value-type="string" calcext:value-type="string">
            <text:p>54.03874138832237</text:p>
          </table:table-cell>
          <table:table-cell office:value-type="float" office:value="2" calcext:value-type="float">
            <text:p>2</text:p>
          </table:table-cell>
          <table:table-cell office:value-type="string" calcext:value-type="string">
            <text:p>POLYGON ((674764.6447622746 6846927.358194839, 674764.65 6846927.42, 674764.2750898763 6846949.263447735, 674778.42 6846948.15, 674778.33 6846937.48, 674768.18 6846937.2, 674768.41 6846927.9, 674778.25 6846928.33, 674778.24 6846927.35, 674764.6447622746 6846927.358194839))</text:p>
          </table:table-cell>
          <table:table-cell office:value-type="float" office:value="0.558522178511346" calcext:value-type="float">
            <text:p>0,558522178511346</text:p>
          </table:table-cell>
          <table:table-cell office:value-type="float" office:value="21.2687804264852" calcext:value-type="float">
            <text:p>21,2687804264852</text:p>
          </table:table-cell>
          <table:table-cell office:value-type="float" office:value="77114" calcext:value-type="float">
            <text:p>77114</text:p>
          </table:table-cell>
        </table:table-row>
        <table:table-row table:style-name="ro1">
          <table:table-cell office:value-type="string" calcext:value-type="string">
            <text:p>77317-AB-Densifyed-1</text:p>
          </table:table-cell>
          <table:table-cell office:value-type="float" office:value="384.367180746545" calcext:value-type="float">
            <text:p>384,367180746545</text:p>
          </table:table-cell>
          <table:table-cell office:value-type="string" calcext:value-type="string">
            <text:p>78.56775924591</text:p>
          </table:table-cell>
          <table:table-cell office:value-type="string" calcext:value-type="string">
            <text:p>true</text:p>
          </table:table-cell>
          <table:table-cell office:value-type="string" calcext:value-type="string">
            <text:p>58.886659007247054</text:p>
          </table:table-cell>
          <table:table-cell office:value-type="float" office:value="2" calcext:value-type="float">
            <text:p>2</text:p>
          </table:table-cell>
          <table:table-cell office:value-type="string" calcext:value-type="string">
            <text:p>POLYGON ((691746.847 6834246.615, 691766.708 6834246.946, 691766.542 6834228.44, 691766.6210980327 6834227.296120759, 691748.1780751757 6834226.089895569, 691746.847 6834246.615))</text:p>
          </table:table-cell>
          <table:table-cell office:value-type="float" office:value="0.795853609882247" calcext:value-type="float">
            <text:p>0,795853609882247</text:p>
          </table:table-cell>
          <table:table-cell office:value-type="float" office:value="6.34295544332413" calcext:value-type="float">
            <text:p>6,34295544332413</text:p>
          </table:table-cell>
          <table:table-cell office:value-type="float" office:value="77317" calcext:value-type="float">
            <text:p>77317</text:p>
          </table:table-cell>
        </table:table-row>
        <table:table-row table:style-name="ro1">
          <table:table-cell office:value-type="string" calcext:value-type="string">
            <text:p>77243-AN-Densifyed-1</text:p>
          </table:table-cell>
          <table:table-cell office:value-type="float" office:value="395.872037338422" calcext:value-type="float">
            <text:p>395,872037338422</text:p>
          </table:table-cell>
          <table:table-cell office:value-type="string" calcext:value-type="string">
            <text:p>93.32799440063229</text:p>
          </table:table-cell>
          <table:table-cell office:value-type="string" calcext:value-type="string">
            <text:p>true</text:p>
          </table:table-cell>
          <table:table-cell office:value-type="string" calcext:value-type="string">
            <text:p>23.16971262700847</text:p>
          </table:table-cell>
          <table:table-cell office:value-type="float" office:value="3" calcext:value-type="float">
            <text:p>3</text:p>
          </table:table-cell>
          <table:table-cell office:value-type="string" calcext:value-type="string">
            <text:p>POLYGON ((679503.82 6864428.58, 679503.71 6864428.31, 679503.6 6864428.05, 679503.59 6864428.04, 679503.41 6864427.7, 679503.3691413787 6864427.639331138, 679500.77 6864429.12, 679500.95 6864429.46, 679501.12 6864430.02, 679501.17 6864430.61, 679501.17 6864436.33, 679501.1668934068 6864439.329415813, 679501.15 6864455.64, 679501.14 6864455.72, 679520.05 6864456.26, 679520.6 6864436.89, 679504.1621134212 6864436.416236929, 679504.17 6864436.34, 679504.17 6864430.61, 679504.16 6864430.48, 679504.16 6864430.36, 679504.11 6864429.77, 679504.11 6864429.75, 679504.11 6864429.73, 679504.05 6864429.46, 679504 6864429.19, 679503.99 6864429.17, 679503.99 6864429.15, 679503.82 6864428.59, 679503.82 6864428.58))</text:p>
          </table:table-cell>
          <table:table-cell office:value-type="float" office:value="0.516048930502141" calcext:value-type="float">
            <text:p>0,516048930502141</text:p>
          </table:table-cell>
          <table:table-cell office:value-type="float" office:value="38.7673060287691" calcext:value-type="float">
            <text:p>38,7673060287691</text:p>
          </table:table-cell>
          <table:table-cell office:value-type="float" office:value="77243" calcext:value-type="float">
            <text:p>77243</text:p>
          </table:table-cell>
        </table:table-row>
        <table:table-row table:style-name="ro1">
          <table:table-cell office:value-type="string" calcext:value-type="string">
            <text:p>77285-BY-Densifyed-1</text:p>
          </table:table-cell>
          <table:table-cell office:value-type="float" office:value="474.784505588955" calcext:value-type="float">
            <text:p>474,784505588955</text:p>
          </table:table-cell>
          <table:table-cell office:value-type="string" calcext:value-type="string">
            <text:p>101.1093346395698</text:p>
          </table:table-cell>
          <table:table-cell office:value-type="string" calcext:value-type="string">
            <text:p>true</text:p>
          </table:table-cell>
          <table:table-cell office:value-type="string" calcext:value-type="string">
            <text:p>52.829717003733265</text:p>
          </table:table-cell>
          <table:table-cell office:value-type="float" office:value="3" calcext:value-type="float">
            <text:p>3</text:p>
          </table:table-cell>
          <table:table-cell office:value-type="string" calcext:value-type="string">
            <text:p>POLYGON ((672565.1110000008 6826013.114000008, 672568.8335619695 6826049.74735869, 672578.018 6826050.461999999, 672581.048 6826011.521, 672574.088 6826012.219, 672568.805 6826012.742, 672565.1110000015 6826013.114, 672565.1110000008 6826013.114000008))</text:p>
          </table:table-cell>
          <table:table-cell office:value-type="float" office:value="0.749472376905922" calcext:value-type="float">
            <text:p>0,749472376905922</text:p>
          </table:table-cell>
          <table:table-cell office:value-type="float" office:value="10.5415260525457" calcext:value-type="float">
            <text:p>10,5415260525457</text:p>
          </table:table-cell>
          <table:table-cell office:value-type="float" office:value="77285" calcext:value-type="float">
            <text:p>77285</text:p>
          </table:table-cell>
        </table:table-row>
        <table:table-row table:style-name="ro1">
          <table:table-cell office:value-type="string" calcext:value-type="string">
            <text:p>77114-0A-Densifyed-2</text:p>
          </table:table-cell>
          <table:table-cell office:value-type="float" office:value="843.992705541362" calcext:value-type="float">
            <text:p>843,992705541362</text:p>
          </table:table-cell>
          <table:table-cell office:value-type="string" calcext:value-type="string">
            <text:p>152.80791338268673</text:p>
          </table:table-cell>
          <table:table-cell office:value-type="string" calcext:value-type="string">
            <text:p>true</text:p>
          </table:table-cell>
          <table:table-cell office:value-type="string" calcext:value-type="string">
            <text:p>46.53276000025153</text:p>
          </table:table-cell>
          <table:table-cell office:value-type="float" office:value="5" calcext:value-type="float">
            <text:p>5</text:p>
          </table:table-cell>
          <table:table-cell office:value-type="string" calcext:value-type="string">
            <text:p>POLYGON ((675545.494249585 6848346.127915298, 675551.15 6848361.39, 675586.62 6848354.57, 675584.87 6848350.02, 675578.03 6848331.1, 675547.2643851116 6848342.286663424, 675547.26 6848342.27, 675540.98 6848325.33, 675540.7365177915 6848324.843035582, 675538.17 6848326.38, 675544.45 6848343.31, 675545.494249585 6848346.127915298))</text:p>
          </table:table-cell>
          <table:table-cell office:value-type="float" office:value="0.600815485519138" calcext:value-type="float">
            <text:p>0,600815485519138</text:p>
          </table:table-cell>
          <table:table-cell office:value-type="float" office:value="41.0991070130514" calcext:value-type="float">
            <text:p>41,0991070130514</text:p>
          </table:table-cell>
          <table:table-cell office:value-type="float" office:value="77114" calcext:value-type="float">
            <text:p>77114</text:p>
          </table:table-cell>
        </table:table-row>
        <table:table-row table:style-name="ro1">
          <table:table-cell office:value-type="string" calcext:value-type="string">
            <text:p>77389-AI-Densifyed-1</text:p>
          </table:table-cell>
          <table:table-cell office:value-type="float" office:value="469.564654578384" calcext:value-type="float">
            <text:p>469,564654578384</text:p>
          </table:table-cell>
          <table:table-cell office:value-type="string" calcext:value-type="string">
            <text:p>136.54466636830014</text:p>
          </table:table-cell>
          <table:table-cell office:value-type="string" calcext:value-type="string">
            <text:p>true</text:p>
          </table:table-cell>
          <table:table-cell office:value-type="string" calcext:value-type="string">
            <text:p>34.23234586964456</text:p>
          </table:table-cell>
          <table:table-cell office:value-type="float" office:value="3" calcext:value-type="float">
            <text:p>3</text:p>
          </table:table-cell>
          <table:table-cell office:value-type="string" calcext:value-type="string">
            <text:p>POLYGON ((675022.73 6823249.41, 675010.03 6823256.06, 675015.98 6823266.75, 675016.26 6823269.74, 675016.48 6823272.12, 675019.47 6823272.11, 675025.45 6823280.05, 675033.2336043459 6823275.956897714, 675042.85 6823294.36, 675043.9 6823296.75, 675043.97 6823296.88, 675044.03 6823297.01, 675044.32 6823297.53, 675044.33 6823297.54, 675044.33 6823297.55, 675044.49 6823297.78, 675044.66 6823298.01, 675044.66 6823298.02, 675044.67 6823298.03, 675045.05 6823298.47, 675045.48 6823298.88, 675045.7822346317 6823299.071209665, 675047.58 6823296.72, 675047.32 6823296.51, 675046.94 6823296.07, 675046.65 6823295.55, 675045.56 6823293.06, 675035.89 6823274.56, 675022.73 6823249.41))</text:p>
          </table:table-cell>
          <table:table-cell office:value-type="float" office:value="0.758412032292185" calcext:value-type="float">
            <text:p>0,758412032292185</text:p>
          </table:table-cell>
          <table:table-cell office:value-type="float" office:value="21.4654373354344" calcext:value-type="float">
            <text:p>21,4654373354344</text:p>
          </table:table-cell>
          <table:table-cell office:value-type="float" office:value="77389" calcext:value-type="float">
            <text:p>77389</text:p>
          </table:table-cell>
        </table:table-row>
        <table:table-row table:style-name="ro1">
          <table:table-cell office:value-type="string" calcext:value-type="string">
            <text:p>77285-BR-Densifyed-1</text:p>
          </table:table-cell>
          <table:table-cell office:value-type="float" office:value="389.50170853022" calcext:value-type="float">
            <text:p>389,50170853022</text:p>
          </table:table-cell>
          <table:table-cell office:value-type="string" calcext:value-type="string">
            <text:p>127.1544817865368</text:p>
          </table:table-cell>
          <table:table-cell office:value-type="string" calcext:value-type="string">
            <text:p>true</text:p>
          </table:table-cell>
          <table:table-cell office:value-type="string" calcext:value-type="string">
            <text:p>127.05303850291003</text:p>
          </table:table-cell>
          <table:table-cell office:value-type="float" office:value="1" calcext:value-type="float">
            <text:p>1</text:p>
          </table:table-cell>
          <table:table-cell office:value-type="string" calcext:value-type="string">
            <text:p>POLYGON ((673698.6161340254 6826864.959840195, 673698.82 6826872.06, 673727.57 6826871.23, 673733.91 6826876.49, 673739.01 6826880.63, 673738.18 6826851.39, 673735.5660015824 6826853.718344982, 673735.88 6826854.14, 673736.14 6826854.66, 673736.29 6826855.23, 673736.33 6826855.82, 673736.25 6826856.4, 673736.06 6826856.96, 673735.76 6826857.47, 673735.37 6826857.91, 673729.61 6826863.27, 673729.46 6826863.39, 673729.31 6826863.52, 673729.23 6826863.57, 673729.15 6826863.63, 673728.97 6826863.71, 673728.8 6826863.81, 673728.71 6826863.84, 673728.62 6826863.89, 673728.43 6826863.94, 673728.25 6826864, 673728.15 6826864.01, 673728.05 6826864.04, 673727.86 6826864.05, 673727.66 6826864.08, 673703.61 6826864.83, 673703.6 6826864.83, 673698.6161340254 6826864.959840195))</text:p>
          </table:table-cell>
          <table:table-cell office:value-type="float" office:value="0.531826773308978" calcext:value-type="float">
            <text:p>0,531826773308978</text:p>
          </table:table-cell>
          <table:table-cell office:value-type="float" office:value="40.0531364520107" calcext:value-type="float">
            <text:p>40,0531364520107</text:p>
          </table:table-cell>
          <table:table-cell office:value-type="float" office:value="77285" calcext:value-type="float">
            <text:p>77285</text:p>
          </table:table-cell>
        </table:table-row>
        <table:table-row table:style-name="ro1">
          <table:table-cell office:value-type="string" calcext:value-type="string">
            <text:p>77390-AE-Densifyed-4</text:p>
          </table:table-cell>
          <table:table-cell office:value-type="float" office:value="3410.82240497454" calcext:value-type="float">
            <text:p>3410,82240497454</text:p>
          </table:table-cell>
          <table:table-cell office:value-type="string" calcext:value-type="string">
            <text:p>357.1596574425849</text:p>
          </table:table-cell>
          <table:table-cell office:value-type="string" calcext:value-type="string">
            <text:p>true</text:p>
          </table:table-cell>
          <table:table-cell office:value-type="string" calcext:value-type="string">
            <text:p>196.2223578265321</text:p>
          </table:table-cell>
          <table:table-cell office:value-type="float" office:value="4" calcext:value-type="float">
            <text:p>4</text:p>
          </table:table-cell>
          <table:table-cell office:value-type="string" calcext:value-type="string">
            <text:p>POLYGON ((674146.6471494383 6854853.936151742, 674171.96 6854838.72, 674177.03 6854840.33, 674177.85 6854840.84, 674179.25 6854841.84, 674180.57 6854842.94, 674181.81 6854844.12, 674182.5 6854844.89, 674182.73 6854845.1, 674183.23 6854845.58, 674183.89 6854846.31, 674184.52 6854847.09, 674185.07 6854847.91, 674185.58 6854848.76, 674186.03 6854849.65, 674186.41 6854850.58, 674186.72 6854851.51, 674186.97 6854852.48, 674187.15 6854853.46, 674187.26 6854854.46, 674187.31 6854855.45, 674187.27 6854856.44, 674187.21 6854857.27, 674187.18 6854857.43, 674187.18 6854859, 674187.09 6854859.84, 674190.67 6854858.64, 674193.99 6854841.27, 674191.66 6854830.45, 674185.82 6854802.12, 674124.89 6854805.19, 674133.9171516759 6854848.421163171, 674132.31 6854848.83, 674130.18 6854849.83, 674085.5528792152 6854876.65624685, 674091.71 6854886.96, 674136.36 6854860.12, 674146.6471494384 6854853.936151742, 674146.6471494383 6854853.936151742))</text:p>
          </table:table-cell>
          <table:table-cell office:value-type="float" office:value="0.630316483865142" calcext:value-type="float">
            <text:p>0,630316483865142</text:p>
          </table:table-cell>
          <table:table-cell office:value-type="float" office:value="62.7361658061553" calcext:value-type="float">
            <text:p>62,7361658061553</text:p>
          </table:table-cell>
          <table:table-cell office:value-type="float" office:value="77390" calcext:value-type="float">
            <text:p>77390</text:p>
          </table:table-cell>
        </table:table-row>
        <table:table-row table:style-name="ro1">
          <table:table-cell office:value-type="string" calcext:value-type="string">
            <text:p>77312-AH-Densifyed-1</text:p>
          </table:table-cell>
          <table:table-cell office:value-type="float" office:value="578.904568480824" calcext:value-type="float">
            <text:p>578,904568480824</text:p>
          </table:table-cell>
          <table:table-cell office:value-type="string" calcext:value-type="string">
            <text:p>191.73740265379683</text:p>
          </table:table-cell>
          <table:table-cell office:value-type="string" calcext:value-type="string">
            <text:p>true</text:p>
          </table:table-cell>
          <table:table-cell office:value-type="string" calcext:value-type="string">
            <text:p>133.85272962402908</text:p>
          </table:table-cell>
          <table:table-cell office:value-type="float" office:value="2" calcext:value-type="float">
            <text:p>2</text:p>
          </table:table-cell>
          <table:table-cell office:value-type="string" calcext:value-type="string">
            <text:p>POLYGON ((680973.8698444128 6804341.337439168, 680974.06 6804341.36, 681009.2847343116 6804341.928784661, 681008.42 6804362.63, 681010.32 6804362.64, 681018.02 6804362.69, 681018.13 6804361.87, 681041.85 6804365.28, 681042.11 6804363.58, 681044.15 6804363.92, 681045.13 6804356.3, 681045.17 6804355.98, 681038.4 6804355.33, 681018.96 6804353.5, 681019.77 6804339.09, 681012.4092501143 6804338.976320465, 681009.41 6804338.93, 680974.11 6804338.36, 680973.8698444128 6804341.337439168))</text:p>
          </table:table-cell>
          <table:table-cell office:value-type="float" office:value="0.406907618250901" calcext:value-type="float">
            <text:p>0,406907618250901</text:p>
          </table:table-cell>
          <table:table-cell office:value-type="float" office:value="45.2012610440548" calcext:value-type="float">
            <text:p>45,2012610440548</text:p>
          </table:table-cell>
          <table:table-cell office:value-type="float" office:value="77312" calcext:value-type="float">
            <text:p>77312</text:p>
          </table:table-cell>
        </table:table-row>
        <table:table-row table:style-name="ro1">
          <table:table-cell office:value-type="string" calcext:value-type="string">
            <text:p>77114-0B-Densifyed-2</text:p>
          </table:table-cell>
          <table:table-cell office:value-type="float" office:value="316.229990108605" calcext:value-type="float">
            <text:p>316,229990108605</text:p>
          </table:table-cell>
          <table:table-cell office:value-type="string" calcext:value-type="string">
            <text:p>94.59343840297659</text:p>
          </table:table-cell>
          <table:table-cell office:value-type="string" calcext:value-type="string">
            <text:p>true</text:p>
          </table:table-cell>
          <table:table-cell office:value-type="string" calcext:value-type="string">
            <text:p>17.32528999294654</text:p>
          </table:table-cell>
          <table:table-cell office:value-type="float" office:value="4" calcext:value-type="float">
            <text:p>4</text:p>
          </table:table-cell>
          <table:table-cell office:value-type="string" calcext:value-type="string">
            <text:p>POLYGON ((674508.43 6846949.64, 674518.12 6846940.2, 674503.96 6846925.53, 674496.3875312337 6846932.837860403, 674496.3875312336 6846932.837860403, 674494.23 6846934.92, 674484.63 6846944.18, 674486.6911885568 6846946.3551309435, 674486.71 6846946.34, 674496.31 6846937.08, 674496.3117489367 6846937.077981996, 674508.43 6846949.64))</text:p>
          </table:table-cell>
          <table:table-cell office:value-type="float" office:value="0.592644691092907" calcext:value-type="float">
            <text:p>0,592644691092907</text:p>
          </table:table-cell>
          <table:table-cell office:value-type="float" office:value="37.1771166177331" calcext:value-type="float">
            <text:p>37,1771166177331</text:p>
          </table:table-cell>
          <table:table-cell office:value-type="float" office:value="77114" calcext:value-type="float">
            <text:p>77114</text:p>
          </table:table-cell>
        </table:table-row>
        <table:table-row table:style-name="ro1">
          <table:table-cell office:value-type="string" calcext:value-type="string">
            <text:p>77114-0A-Densifyed-2</text:p>
          </table:table-cell>
          <table:table-cell office:value-type="float" office:value="681.867314908176" calcext:value-type="float">
            <text:p>681,867314908176</text:p>
          </table:table-cell>
          <table:table-cell office:value-type="string" calcext:value-type="string">
            <text:p>168.82050903960985</text:p>
          </table:table-cell>
          <table:table-cell office:value-type="string" calcext:value-type="string">
            <text:p>true</text:p>
          </table:table-cell>
          <table:table-cell office:value-type="string" calcext:value-type="string">
            <text:p>88.2327284864908</text:p>
          </table:table-cell>
          <table:table-cell office:value-type="float" office:value="3" calcext:value-type="float">
            <text:p>3</text:p>
          </table:table-cell>
          <table:table-cell office:value-type="string" calcext:value-type="string">
            <text:p>POLYGON ((675591.64 6848368.21, 675586.62 6848354.57, 675551.15 6848361.39, 675549.99 6848361.59, 675552.3912830587 6848374.666374751, 675552.22 6848374.69, 675523.38 6848381.69, 675522.82 6848381.88, 675522.32 6848382.18, 675522.1908849695 6848382.294442868, 675524.09 6848384.6, 675552.93 6848377.6, 675591.64 6848368.21))</text:p>
          </table:table-cell>
          <table:table-cell office:value-type="float" office:value="0.774037395762668" calcext:value-type="float">
            <text:p>0,774037395762668</text:p>
          </table:table-cell>
          <table:table-cell office:value-type="float" office:value="20.2556560001876" calcext:value-type="float">
            <text:p>20,2556560001876</text:p>
          </table:table-cell>
          <table:table-cell office:value-type="float" office:value="77114" calcext:value-type="float">
            <text:p>77114</text:p>
          </table:table-cell>
        </table:table-row>
        <table:table-row table:style-name="ro1">
          <table:table-cell office:value-type="string" calcext:value-type="string">
            <text:p>77114-0B-Densifyed-1</text:p>
          </table:table-cell>
          <table:table-cell office:value-type="float" office:value="351.752027955895" calcext:value-type="float">
            <text:p>351,752027955895</text:p>
          </table:table-cell>
          <table:table-cell office:value-type="string" calcext:value-type="string">
            <text:p>111.24230522208467</text:p>
          </table:table-cell>
          <table:table-cell office:value-type="string" calcext:value-type="string">
            <text:p>true</text:p>
          </table:table-cell>
          <table:table-cell office:value-type="string" calcext:value-type="string">
            <text:p>108.89871431647137</text:p>
          </table:table-cell>
          <table:table-cell office:value-type="float" office:value="1" calcext:value-type="float">
            <text:p>1</text:p>
          </table:table-cell>
          <table:table-cell office:value-type="string" calcext:value-type="string">
            <text:p>POLYGON ((675265.56 6847283.24, 675265.71 6847268.69, 675264.56 6847268.74, 675264.54 6847263.15, 675252.95 6847261.11, 675249.4289149471 6847277.779871265, 675248.81 6847280.71, 675248.75 6847280.97, 675247.81 6847284.92, 675247.2 6847288.43, 675248.06 6847288.51, 675245.65 6847300.46, 675248.6184000114 6847300.909178366, 675251 6847289.1, 675251.01 6847288.93, 675251.05 6847288.76, 675251.04 6847288.64, 675251.06 6847288.51, 675251.04 6847288.34, 675251.04 6847288.17, 675251.01 6847288.05, 675251 6847287.93, 675250.95 6847287.76, 675250.91 6847287.6, 675250.87 6847287.48, 675250.83 6847287.37, 675250.75 6847287.21, 675250.68 6847287.06, 675250.61 6847286.96, 675250.55 6847286.85, 675250.52 6847286.81, 675250.75 6847285.53, 675251.67 6847281.66, 675251.68 6847281.62, 675251.69 6847281.59, 675251.74 6847281.33, 675251.7610316313 6847281.155737912, 675265.56 6847283.24))</text:p>
          </table:table-cell>
          <table:table-cell office:value-type="float" office:value="0.876931529813902" calcext:value-type="float">
            <text:p>0,876931529813902</text:p>
          </table:table-cell>
          <table:table-cell office:value-type="float" office:value="5.63593466730405" calcext:value-type="float">
            <text:p>5,63593466730405</text:p>
          </table:table-cell>
          <table:table-cell office:value-type="float" office:value="77114" calcext:value-type="float">
            <text:p>77114</text:p>
          </table:table-cell>
        </table:table-row>
        <table:table-row table:style-name="ro1">
          <table:table-cell office:value-type="string" calcext:value-type="string">
            <text:p>77114-0A-Densifyed-2</text:p>
          </table:table-cell>
          <table:table-cell office:value-type="float" office:value="321.243582202542" calcext:value-type="float">
            <text:p>321,243582202542</text:p>
          </table:table-cell>
          <table:table-cell office:value-type="string" calcext:value-type="string">
            <text:p>102.79030718762864</text:p>
          </table:table-cell>
          <table:table-cell office:value-type="string" calcext:value-type="string">
            <text:p>true</text:p>
          </table:table-cell>
          <table:table-cell office:value-type="string" calcext:value-type="string">
            <text:p>88.89012727572529</text:p>
          </table:table-cell>
          <table:table-cell office:value-type="float" office:value="2" calcext:value-type="float">
            <text:p>2</text:p>
          </table:table-cell>
          <table:table-cell office:value-type="string" calcext:value-type="string">
            <text:p>POLYGON ((675754.006 6847699.993, 675759.7159999995 6847707.510999999, 675759.7160000006 6847707.511, 675762.69 6847705.806, 675765.044 6847704.058, 675766.818 6847702.394, 675768.179 6847701.314, 675769.9309999977 6847698.211000004, 675769.9310000006 6847698.210999996, 675772.507 6847683.538, 675774.2150653695 6847672.200568411, 675760.4801606202 6847669.170996061, 675765.71 6847671.553, 675763.202 6847690.612, 675762.498 6847692.497, 675761.705 6847694.412, 675760.718 6847695.999, 675759.51 6847697.229, 675757.681 6847698.424, 675755.928 6847699.188, 675754.006 6847699.993))</text:p>
          </table:table-cell>
          <table:table-cell office:value-type="float" office:value="0.539979818744203" calcext:value-type="float">
            <text:p>0,539979818744203</text:p>
          </table:table-cell>
          <table:table-cell office:value-type="float" office:value="27.372437469104" calcext:value-type="float">
            <text:p>27,372437469104</text:p>
          </table:table-cell>
          <table:table-cell office:value-type="float" office:value="77114" calcext:value-type="float">
            <text:p>77114</text:p>
          </table:table-cell>
        </table:table-row>
        <table:table-row table:style-name="ro1">
          <table:table-cell office:value-type="string" calcext:value-type="string">
            <text:p>77217-0C-Densifyed-3</text:p>
          </table:table-cell>
          <table:table-cell office:value-type="float" office:value="439.270981046434" calcext:value-type="float">
            <text:p>439,270981046434</text:p>
          </table:table-cell>
          <table:table-cell office:value-type="string" calcext:value-type="string">
            <text:p>95.83842994158609</text:p>
          </table:table-cell>
          <table:table-cell office:value-type="string" calcext:value-type="string">
            <text:p>true</text:p>
          </table:table-cell>
          <table:table-cell office:value-type="string" calcext:value-type="string">
            <text:p>69.94631883617538</text:p>
          </table:table-cell>
          <table:table-cell office:value-type="float" office:value="2" calcext:value-type="float">
            <text:p>2</text:p>
          </table:table-cell>
          <table:table-cell office:value-type="string" calcext:value-type="string">
            <text:p>POLYGON ((674818.1499645119 6842195.365824338, 674827.614 6842205.548, 674830.934 6842202.292, 674836.475 6842196.908, 674843.9849999996 6842204.611, 674843.9850000066 6842204.610999993, 674850.617 6842198.079, 674837.1408898014 6842178.280898639, 674818.1499645119 6842195.365824338))</text:p>
          </table:table-cell>
          <table:table-cell office:value-type="float" office:value="0.86571217974134" calcext:value-type="float">
            <text:p>0,86571217974134</text:p>
          </table:table-cell>
          <table:table-cell office:value-type="float" office:value="6.59416401751266" calcext:value-type="float">
            <text:p>6,59416401751266</text:p>
          </table:table-cell>
          <table:table-cell office:value-type="float" office:value="77217" calcext:value-type="float">
            <text:p>77217</text:p>
          </table:table-cell>
        </table:table-row>
        <table:table-row table:style-name="ro1">
          <table:table-cell office:value-type="string" calcext:value-type="string">
            <text:p>77312-AH-Densifyed-1</text:p>
          </table:table-cell>
          <table:table-cell office:value-type="float" office:value="456.26418058846" calcext:value-type="float">
            <text:p>456,26418058846</text:p>
          </table:table-cell>
          <table:table-cell office:value-type="string" calcext:value-type="string">
            <text:p>90.74898371268561</text:p>
          </table:table-cell>
          <table:table-cell office:value-type="string" calcext:value-type="string">
            <text:p>true</text:p>
          </table:table-cell>
          <table:table-cell office:value-type="string" calcext:value-type="string">
            <text:p>67.7036836507688</text:p>
          </table:table-cell>
          <table:table-cell office:value-type="float" office:value="2" calcext:value-type="float">
            <text:p>2</text:p>
          </table:table-cell>
          <table:table-cell office:value-type="string" calcext:value-type="string">
            <text:p>POLYGON ((681010.8924257553 6804554.124468949, 681013.716 6804555.165, 681019.711 6804557.363, 681029.8659999936 6804561.164999997, 681029.8660000002 6804561.164999999, 681029.8660000006 6804561.164999997, 681031.399 6804553.287, 681029.497 6804552.863, 681031.657 6804542.372, 681033.077 6804542.56, 681033.923 6804537.386, 681033.899 6804534.618, 681015.7693799762 6804532.534913426, 681010.8924257553 6804554.124468949))</text:p>
          </table:table-cell>
          <table:table-cell office:value-type="float" office:value="0.795870547255407" calcext:value-type="float">
            <text:p>0,795870547255407</text:p>
          </table:table-cell>
          <table:table-cell office:value-type="float" office:value="8.77613167435381" calcext:value-type="float">
            <text:p>8,77613167435381</text:p>
          </table:table-cell>
          <table:table-cell office:value-type="float" office:value="77312" calcext:value-type="float">
            <text:p>77312</text:p>
          </table:table-cell>
        </table:table-row>
        <table:table-row table:style-name="ro1">
          <table:table-cell office:value-type="string" calcext:value-type="string">
            <text:p>77217-0E-Densifyed-2</text:p>
          </table:table-cell>
          <table:table-cell office:value-type="float" office:value="293.423785451389" calcext:value-type="float">
            <text:p>293,423785451389</text:p>
          </table:table-cell>
          <table:table-cell office:value-type="string" calcext:value-type="string">
            <text:p>73.90787888243617</text:p>
          </table:table-cell>
          <table:table-cell office:value-type="string" calcext:value-type="string">
            <text:p>true</text:p>
          </table:table-cell>
          <table:table-cell office:value-type="string" calcext:value-type="string">
            <text:p>42.61527989902743</text:p>
          </table:table-cell>
          <table:table-cell office:value-type="float" office:value="2" calcext:value-type="float">
            <text:p>2</text:p>
          </table:table-cell>
          <table:table-cell office:value-type="string" calcext:value-type="string">
            <text:p>POLYGON ((676206.8140340295 6839746.907336255, 676197.99 6839745.12, 676191.66 6839743.67, 676200.35 6839768.95, 676212.5076244168 6839764.773097682, 676206.9 6839748.48, 676206.77 6839747.91, 676206.75 6839747.32, 676206.8140340295 6839746.907336255))</text:p>
          </table:table-cell>
          <table:table-cell office:value-type="float" office:value="0.621564850994448" calcext:value-type="float">
            <text:p>0,621564850994448</text:p>
          </table:table-cell>
          <table:table-cell office:value-type="float" office:value="20.2552834580867" calcext:value-type="float">
            <text:p>20,2552834580867</text:p>
          </table:table-cell>
          <table:table-cell office:value-type="float" office:value="77217" calcext:value-type="float">
            <text:p>77217</text:p>
          </table:table-cell>
        </table:table-row>
        <table:table-row table:style-name="ro1">
          <table:table-cell office:value-type="string" calcext:value-type="string">
            <text:p>77114-0B-Densifyed-2</text:p>
          </table:table-cell>
          <table:table-cell office:value-type="float" office:value="504.947653789377" calcext:value-type="float">
            <text:p>504,947653789377</text:p>
          </table:table-cell>
          <table:table-cell office:value-type="string" calcext:value-type="string">
            <text:p>158.22432017842237</text:p>
          </table:table-cell>
          <table:table-cell office:value-type="string" calcext:value-type="string">
            <text:p>true</text:p>
          </table:table-cell>
          <table:table-cell office:value-type="string" calcext:value-type="string">
            <text:p>57.50375669153565</text:p>
          </table:table-cell>
          <table:table-cell office:value-type="float" office:value="5" calcext:value-type="float">
            <text:p>5</text:p>
          </table:table-cell>
          <table:table-cell office:value-type="string" calcext:value-type="string">
            <text:p>POLYGON ((675085.3607448692 6847161.370169883, 675077.9 6847183.46, 675075.77 6847189.31, 675076.12 6847189.53, 675075.76 6847190.32, 675074.98 6847192.89, 675083.87 6847195.86, 675085.19 6847193.11, 675088 6847187.03, 675091.35 6847179.65, 675098.52 6847164.06, 675089.0370250987 6847159.761569574, 675089.16 6847159.49, 675090.81 6847154.6, 675099.28 6847129.61, 675099.4020028996 6847129.104559417, 675096.44 6847128.64, 675087.97 6847153.64, 675086.32 6847158.53, 675085.3607448692 6847161.370169883))</text:p>
          </table:table-cell>
          <table:table-cell office:value-type="float" office:value="0.515153116946803" calcext:value-type="float">
            <text:p>0,515153116946803</text:p>
          </table:table-cell>
          <table:table-cell office:value-type="float" office:value="35.1861613705959" calcext:value-type="float">
            <text:p>35,1861613705959</text:p>
          </table:table-cell>
          <table:table-cell office:value-type="float" office:value="77114" calcext:value-type="float">
            <text:p>77114</text:p>
          </table:table-cell>
        </table:table-row>
        <table:table-row table:style-name="ro1">
          <table:table-cell office:value-type="string" calcext:value-type="string">
            <text:p>77152-AP-Densifyed-2</text:p>
          </table:table-cell>
          <table:table-cell office:value-type="float" office:value="385.946599880714" calcext:value-type="float">
            <text:p>385,946599880714</text:p>
          </table:table-cell>
          <table:table-cell office:value-type="string" calcext:value-type="string">
            <text:p>81.64706124632124</text:p>
          </table:table-cell>
          <table:table-cell office:value-type="string" calcext:value-type="string">
            <text:p>true</text:p>
          </table:table-cell>
          <table:table-cell office:value-type="string" calcext:value-type="string">
            <text:p>41.97340759249455</text:p>
          </table:table-cell>
          <table:table-cell office:value-type="float" office:value="2" calcext:value-type="float">
            <text:p>2</text:p>
          </table:table-cell>
          <table:table-cell office:value-type="string" calcext:value-type="string">
            <text:p>POLYGON ((673336.61528382 6824234.46279166, 673315.3 6824247.08, 673314.98931522 6824247.218082124, 673320.51 6824259.57, 673321.19 6824260.78, 673344.22 6824247.34, 673336.61528382 6824234.46279166))</text:p>
          </table:table-cell>
          <table:table-cell office:value-type="float" office:value="0.741595291176533" calcext:value-type="float">
            <text:p>0,741595291176533</text:p>
          </table:table-cell>
          <table:table-cell office:value-type="float" office:value="14.4686057695941" calcext:value-type="float">
            <text:p>14,4686057695941</text:p>
          </table:table-cell>
          <table:table-cell office:value-type="float" office:value="77152" calcext:value-type="float">
            <text:p>77152</text:p>
          </table:table-cell>
        </table:table-row>
        <table:table-row table:style-name="ro1">
          <table:table-cell office:value-type="string" calcext:value-type="string">
            <text:p>77317-AB-Densifyed-2</text:p>
          </table:table-cell>
          <table:table-cell office:value-type="float" office:value="534.862867940952" calcext:value-type="float">
            <text:p>534,862867940952</text:p>
          </table:table-cell>
          <table:table-cell office:value-type="string" calcext:value-type="string">
            <text:p>124.87805494545495</text:p>
          </table:table-cell>
          <table:table-cell office:value-type="string" calcext:value-type="string">
            <text:p>true</text:p>
          </table:table-cell>
          <table:table-cell office:value-type="string" calcext:value-type="string">
            <text:p>85.1398848696396</text:p>
          </table:table-cell>
          <table:table-cell office:value-type="float" office:value="2" calcext:value-type="float">
            <text:p>2</text:p>
          </table:table-cell>
          <table:table-cell office:value-type="string" calcext:value-type="string">
            <text:p>POLYGON ((691615.6554148303 6834186.017183369, 691615.75 6834186.23, 691616.08 6834186.72, 691616.5 6834187.13, 691616.99 6834187.45, 691617.54 6834187.67, 691618.12 6834187.78, 691634.0956020423 6834189.165338185, 691630.3 6834209.84, 691649.07 6834213.53, 691650.07 6834208.14, 691653.8 6834187.86, 691650.13 6834187.54, 691637.6299772073 6834186.458655227, 691634.64 6834186.2, 691618.38 6834184.79, 691616.01 6834184.58, 691615.6554148303 6834186.017183369))</text:p>
          </table:table-cell>
          <table:table-cell office:value-type="float" office:value="0.858466971139286" calcext:value-type="float">
            <text:p>0,858466971139286</text:p>
          </table:table-cell>
          <table:table-cell office:value-type="float" office:value="6.77836972994148" calcext:value-type="float">
            <text:p>6,77836972994148</text:p>
          </table:table-cell>
          <table:table-cell office:value-type="float" office:value="77317" calcext:value-type="float">
            <text:p>77317</text:p>
          </table:table-cell>
        </table:table-row>
        <table:table-row table:style-name="ro1">
          <table:table-cell office:value-type="string" calcext:value-type="string">
            <text:p>77470-AE-Densifyed-3</text:p>
          </table:table-cell>
          <table:table-cell office:value-type="float" office:value="219.133234916653" calcext:value-type="float">
            <text:p>219,133234916653</text:p>
          </table:table-cell>
          <table:table-cell office:value-type="string" calcext:value-type="string">
            <text:p>87.83910148426283</text:p>
          </table:table-cell>
          <table:table-cell office:value-type="string" calcext:value-type="string">
            <text:p>true</text:p>
          </table:table-cell>
          <table:table-cell office:value-type="string" calcext:value-type="string">
            <text:p>82.07578268404848</text:p>
          </table:table-cell>
          <table:table-cell office:value-type="float" office:value="2" calcext:value-type="float">
            <text:p>2</text:p>
          </table:table-cell>
          <table:table-cell office:value-type="string" calcext:value-type="string">
            <text:p>POLYGON ((683537.212 6849242.921, 683542.842 6849242.195, 683550.344 6849250.087, 683565.508 6849256.365, 683567.023757248 6849257.038048971, 683569.4214753179 6849251.494370145, 683562.253 6849248.388, 683553.667 6849244.712, 683547.899 6849238.665, 683545.17 6849231.462, 683537.212 6849242.921))</text:p>
          </table:table-cell>
          <table:table-cell table:number-columns-repeated="2" office:value-type="float" office:value="0" calcext:value-type="float">
            <text:p>0</text:p>
          </table:table-cell>
          <table:table-cell/>
        </table:table-row>
        <table:table-row table:style-name="ro1">
          <table:table-cell office:value-type="string" calcext:value-type="string">
            <text:p>77114-0A-Densifyed-5</text:p>
          </table:table-cell>
          <table:table-cell office:value-type="float" office:value="316.801994090205" calcext:value-type="float">
            <text:p>316,801994090205</text:p>
          </table:table-cell>
          <table:table-cell office:value-type="string" calcext:value-type="string">
            <text:p>89.09087369682307</text:p>
          </table:table-cell>
          <table:table-cell office:value-type="string" calcext:value-type="string">
            <text:p>true</text:p>
          </table:table-cell>
          <table:table-cell office:value-type="string" calcext:value-type="string">
            <text:p>46.76588643204076</text:p>
          </table:table-cell>
          <table:table-cell office:value-type="float" office:value="4" calcext:value-type="float">
            <text:p>4</text:p>
          </table:table-cell>
          <table:table-cell office:value-type="string" calcext:value-type="string">
            <text:p>POLYGON ((675665.9417769801 6848315.184310072, 675670.303 6848322.378, 675672.563 6848321.399, 675675.731 6848326.269, 675666.8170000005 6848329.822, 675666.8170000012 6848329.822000002, 675668.6092544342 6848332.912162311, 675689.7379205672 6848326.35250143, 675684.4862363689 6848309.447149694, 675665.9417769801 6848315.184310072))</text:p>
          </table:table-cell>
          <table:table-cell office:value-type="float" office:value="0.655082911424986" calcext:value-type="float">
            <text:p>0,655082911424986</text:p>
          </table:table-cell>
          <table:table-cell office:value-type="float" office:value="15.5661701472468" calcext:value-type="float">
            <text:p>15,5661701472468</text:p>
          </table:table-cell>
          <table:table-cell office:value-type="float" office:value="77114" calcext:value-type="float">
            <text:p>77114</text:p>
          </table:table-cell>
        </table:table-row>
        <table:table-row table:style-name="ro1">
          <table:table-cell office:value-type="string" calcext:value-type="string">
            <text:p>77152-AW-Densifyed-1</text:p>
          </table:table-cell>
          <table:table-cell office:value-type="float" office:value="669.686155504795" calcext:value-type="float">
            <text:p>669,686155504795</text:p>
          </table:table-cell>
          <table:table-cell office:value-type="string" calcext:value-type="string">
            <text:p>278.07767985341735</text:p>
          </table:table-cell>
          <table:table-cell office:value-type="string" calcext:value-type="string">
            <text:p>true</text:p>
          </table:table-cell>
          <table:table-cell office:value-type="string" calcext:value-type="string">
            <text:p>278.0425293433412</text:p>
          </table:table-cell>
          <table:table-cell office:value-type="float" office:value="1" calcext:value-type="float">
            <text:p>1</text:p>
          </table:table-cell>
          <table:table-cell office:value-type="string" calcext:value-type="string">
            <text:p>POLYGON ((672475.978 6823405.912, 672479.145 6823435.457, 672483.325 6823478.484, 672489.726 6823539.622, 672495.749 6823538.112, 672490.444 6823494.354, 672489.475 6823486.028, 672486.555 6823460.908, 672482.362 6823426.985, 672479.521 6823405.253, 672477.535 6823405.629, 672476.188 6823405.89, 672475.978 6823405.912))</text:p>
          </table:table-cell>
          <table:table-cell office:value-type="float" office:value="0.555729227391476" calcext:value-type="float">
            <text:p>0,555729227391476</text:p>
          </table:table-cell>
          <table:table-cell office:value-type="float" office:value="61.3270367870268" calcext:value-type="float">
            <text:p>61,3270367870268</text:p>
          </table:table-cell>
          <table:table-cell office:value-type="float" office:value="77152" calcext:value-type="float">
            <text:p>77152</text:p>
          </table:table-cell>
        </table:table-row>
        <table:table-row table:style-name="ro1">
          <table:table-cell office:value-type="string" calcext:value-type="string">
            <text:p>77317-AB-Densifyed-1</text:p>
          </table:table-cell>
          <table:table-cell office:value-type="float" office:value="217.085382050528" calcext:value-type="float">
            <text:p>217,085382050528</text:p>
          </table:table-cell>
          <table:table-cell office:value-type="string" calcext:value-type="string">
            <text:p>80.39261057528765</text:p>
          </table:table-cell>
          <table:table-cell office:value-type="string" calcext:value-type="string">
            <text:p>true</text:p>
          </table:table-cell>
          <table:table-cell office:value-type="string" calcext:value-type="string">
            <text:p>39.77261028748022</text:p>
          </table:table-cell>
          <table:table-cell office:value-type="float" office:value="2" calcext:value-type="float">
            <text:p>2</text:p>
          </table:table-cell>
          <table:table-cell office:value-type="string" calcext:value-type="string">
            <text:p>POLYGON ((691634.0956020423 6834189.165338185, 691618.12 6834187.78, 691617.54 6834187.67, 691616.99 6834187.45, 691616.5 6834187.13, 691616.08 6834186.72, 691615.75 6834186.23, 691615.6554148303 6834186.017183369, 691613.94 6834192.97, 691626.38 6834195.51, 691623.44 6834208.49, 691630.3 6834209.84, 691634.0956020423 6834189.165338185))</text:p>
          </table:table-cell>
          <table:table-cell office:value-type="float" office:value="0.597382239609017" calcext:value-type="float">
            <text:p>0,597382239609017</text:p>
          </table:table-cell>
          <table:table-cell office:value-type="float" office:value="19.1510553927249" calcext:value-type="float">
            <text:p>19,1510553927249</text:p>
          </table:table-cell>
          <table:table-cell office:value-type="float" office:value="77317" calcext:value-type="float">
            <text:p>77317</text:p>
          </table:table-cell>
        </table:table-row>
        <table:table-row table:style-name="ro1">
          <table:table-cell office:value-type="string" calcext:value-type="string">
            <text:p>77243-AM-Densifyed-3</text:p>
          </table:table-cell>
          <table:table-cell office:value-type="float" office:value="444.140282539282" calcext:value-type="float">
            <text:p>444,140282539282</text:p>
          </table:table-cell>
          <table:table-cell office:value-type="string" calcext:value-type="string">
            <text:p>87.45190477400696</text:p>
          </table:table-cell>
          <table:table-cell office:value-type="string" calcext:value-type="string">
            <text:p>true</text:p>
          </table:table-cell>
          <table:table-cell office:value-type="string" calcext:value-type="string">
            <text:p>61.932599353819526</text:p>
          </table:table-cell>
          <table:table-cell office:value-type="float" office:value="2" calcext:value-type="float">
            <text:p>2</text:p>
          </table:table-cell>
          <table:table-cell office:value-type="string" calcext:value-type="string">
            <text:p>POLYGON ((678788.0224188162 6864236.994911344, 678794.297 6864222.902, 678794.6250206004 6864222.168203331, 678770.9625302922 6864211.626866193, 678761.6908227848 6864225.2645217, 678761.6908227832 6864225.264521704, 678788.0224188162 6864236.994911344))</text:p>
          </table:table-cell>
          <table:table-cell office:value-type="float" office:value="0.519394966052315" calcext:value-type="float">
            <text:p>0,519394966052315</text:p>
          </table:table-cell>
          <table:table-cell office:value-type="float" office:value="32.4617965028071" calcext:value-type="float">
            <text:p>32,4617965028071</text:p>
          </table:table-cell>
          <table:table-cell office:value-type="float" office:value="77243" calcext:value-type="float">
            <text:p>77243</text:p>
          </table:table-cell>
        </table:table-row>
        <table:table-row table:style-name="ro1">
          <table:table-cell office:value-type="string" calcext:value-type="string">
            <text:p>77114-0A-Densifyed-1</text:p>
          </table:table-cell>
          <table:table-cell office:value-type="float" office:value="358.244749587642" calcext:value-type="float">
            <text:p>358,244749587642</text:p>
          </table:table-cell>
          <table:table-cell office:value-type="string" calcext:value-type="string">
            <text:p>79.72538023138682</text:p>
          </table:table-cell>
          <table:table-cell office:value-type="string" calcext:value-type="string">
            <text:p>true</text:p>
          </table:table-cell>
          <table:table-cell office:value-type="string" calcext:value-type="string">
            <text:p>57.921999284609214</text:p>
          </table:table-cell>
          <table:table-cell office:value-type="float" office:value="2" calcext:value-type="float">
            <text:p>2</text:p>
          </table:table-cell>
          <table:table-cell office:value-type="string" calcext:value-type="string">
            <text:p>POLYGON ((675707.3968123683 6848346.416517154, 675711.378 6848366.285, 675712.413 6848365.736, 675713.638 6848365.226, 675725.099 6848360.323, 675726.939 6848349.843, 675730.381 6848349.025, 675728.7187366904 6848340.898153428, 675707.3968123683 6848346.416517154))</text:p>
          </table:table-cell>
          <table:table-cell office:value-type="float" office:value="0.561717054602344" calcext:value-type="float">
            <text:p>0,561717054602344</text:p>
          </table:table-cell>
          <table:table-cell office:value-type="float" office:value="32.7410314268238" calcext:value-type="float">
            <text:p>32,7410314268238</text:p>
          </table:table-cell>
          <table:table-cell office:value-type="float" office:value="77114" calcext:value-type="float">
            <text:p>77114</text:p>
          </table:table-cell>
        </table:table-row>
        <table:table-row table:style-name="ro1">
          <table:table-cell office:value-type="string" calcext:value-type="string">
            <text:p>77390-AB-Densifyed-3</text:p>
          </table:table-cell>
          <table:table-cell office:value-type="float" office:value="385.122571233544" calcext:value-type="float">
            <text:p>385,122571233544</text:p>
          </table:table-cell>
          <table:table-cell office:value-type="string" calcext:value-type="string">
            <text:p>260.19172553171904</text:p>
          </table:table-cell>
          <table:table-cell office:value-type="string" calcext:value-type="string">
            <text:p>true</text:p>
          </table:table-cell>
          <table:table-cell office:value-type="string" calcext:value-type="string">
            <text:p>204.42314836211483</text:p>
          </table:table-cell>
          <table:table-cell office:value-type="float" office:value="2" calcext:value-type="float">
            <text:p>2</text:p>
          </table:table-cell>
          <table:table-cell office:value-type="string" calcext:value-type="string">
            <text:p>POLYGON ((674882.89 6855478.96, 674880.28 6855480.08, 674870.21 6855476.04, 674868.32 6855480.65, 674859.5 6855502.35, 674862.44 6855503.52, 674865.77 6855495.05, 674871.87 6855479.68, 674883.89 6855484.63, 674891.02 6855467.23, 674896.1 6855454.45, 674896.9532159999 6855452.302896, 674896.96 6855452.28, 674897.04 6855452.01, 674897.04 6855452, 674897.05 6855451.99, 674897.07 6855451.71, 674897.1 6855451.43, 674897.1 6855451.42, 674897.1 6855451.4, 674897.07 6855451.12, 674897.05 6855450.84, 674897.04 6855450.83, 674897.04 6855450.82, 674896.96 6855450.55, 674896.88 6855450.28, 674896.87 6855450.27, 674896.87 6855450.26, 674896.73 6855450.01, 674896.6 6855449.76, 674896.59 6855449.75, 674896.59 6855449.74, 674896.41 6855449.52, 674896.23 6855449.3, 674896.22 6855449.3, 674896.21 6855449.29, 674895.99 6855449.11, 674895.77 6855448.93, 674895.76 6855448.92, 674895.75 6855448.92, 674895.5 6855448.79, 674895.26 6855448.65, 674888.4 6855445.79, 674888.39 6855445.79, 674888.38 6855445.79, 674875.15 6855440.37, 674872.09 6855433.21, 674868.14 6855412.85, 674867.98 6855412.28, 674867.9593469524 6855412.241644341, 674865.2 6855413.42, 674869.2 6855434.09, 674872.88 6855442.68, 674887.24 6855448.56, 674894.1 6855451.42, 674893.32 6855453.34, 674882.89 6855478.96))</text:p>
          </table:table-cell>
          <table:table-cell office:value-type="float" office:value="0.4202649752394" calcext:value-type="float">
            <text:p>0,4202649752394</text:p>
          </table:table-cell>
          <table:table-cell office:value-type="float" office:value="60.2958194369495" calcext:value-type="float">
            <text:p>60,2958194369495</text:p>
          </table:table-cell>
          <table:table-cell office:value-type="float" office:value="77390" calcext:value-type="float">
            <text:p>77390</text:p>
          </table:table-cell>
        </table:table-row>
        <table:table-row table:style-name="ro1">
          <table:table-cell office:value-type="string" calcext:value-type="string">
            <text:p>77217-0C-Densifyed-1</text:p>
          </table:table-cell>
          <table:table-cell office:value-type="float" office:value="311.601207416574" calcext:value-type="float">
            <text:p>311,601207416574</text:p>
          </table:table-cell>
          <table:table-cell office:value-type="string" calcext:value-type="string">
            <text:p>78.93324383886028</text:p>
          </table:table-cell>
          <table:table-cell office:value-type="string" calcext:value-type="string">
            <text:p>true</text:p>
          </table:table-cell>
          <table:table-cell office:value-type="string" calcext:value-type="string">
            <text:p>32.39199225071907</text:p>
          </table:table-cell>
          <table:table-cell office:value-type="float" office:value="3" calcext:value-type="float">
            <text:p>3</text:p>
          </table:table-cell>
          <table:table-cell office:value-type="string" calcext:value-type="string">
            <text:p>POLYGON ((674811.447742645 6842164.875565802, 674811.48 6842164.84, 674821.42 6842155.9, 674821.74928014 6842155.654791385, 674814.27 6842144.64, 674810.54 6842147.3, 674806.48 6842141.5, 674802.04 6842144.76, 674800.34 6842142.17, 674794.97 6842147.17, 674811.447742645 6842164.875565802))</text:p>
          </table:table-cell>
          <table:table-cell office:value-type="float" office:value="0.668536698880279" calcext:value-type="float">
            <text:p>0,668536698880279</text:p>
          </table:table-cell>
          <table:table-cell office:value-type="float" office:value="16.0846520983976" calcext:value-type="float">
            <text:p>16,0846520983976</text:p>
          </table:table-cell>
          <table:table-cell office:value-type="float" office:value="77217" calcext:value-type="float">
            <text:p>77217</text:p>
          </table:table-cell>
        </table:table-row>
        <table:table-row table:style-name="ro1">
          <table:table-cell office:value-type="string" calcext:value-type="string">
            <text:p>77222-AD-Densifyed-1</text:p>
          </table:table-cell>
          <table:table-cell office:value-type="float" office:value="437.147431481583" calcext:value-type="float">
            <text:p>437,147431481583</text:p>
          </table:table-cell>
          <table:table-cell office:value-type="string" calcext:value-type="string">
            <text:p>94.13264213067399</text:p>
          </table:table-cell>
          <table:table-cell office:value-type="string" calcext:value-type="string">
            <text:p>true</text:p>
          </table:table-cell>
          <table:table-cell office:value-type="string" calcext:value-type="string">
            <text:p>88.88377025404453</text:p>
          </table:table-cell>
          <table:table-cell office:value-type="float" office:value="1" calcext:value-type="float">
            <text:p>1</text:p>
          </table:table-cell>
          <table:table-cell office:value-type="string" calcext:value-type="string">
            <text:p>POLYGON ((685716.908 6837291.517, 685716.843 6837292.026, 685716.645 6837292.238, 685716.377 6837292.42, 685715.986 6837292.354, 685715.607 6837292.337, 685715.245 6837292.17, 685715.164 6837292.021, 685714.862 6837291.773, 685714.849 6837291.464, 685714.917 6837291.163, 685714.965 6837290.933, 685715.033 6837290.722, 685715.561 6837290.489, 685715.99 6837290.425, 685716.451 6837290.511, 685715.1470000001 6837281.648000001, 685715.1469999969 6837281.648, 685696.286 6837283.755, 685699.199 6837293.834, 685701.926 6837303.216, 685718.519 6837303.436, 685723.0521317382 6837303.539321772, 685723.632873605 6837290.91549991, 685716.908 6837291.517))</text:p>
          </table:table-cell>
          <table:table-cell office:value-type="float" office:value="0.963286162325026" calcext:value-type="float">
            <text:p>0,963286162325026</text:p>
          </table:table-cell>
          <table:table-cell office:value-type="float" office:value="1.30789632982768" calcext:value-type="float">
            <text:p>1,30789632982768</text:p>
          </table:table-cell>
          <table:table-cell office:value-type="float" office:value="77222" calcext:value-type="float">
            <text:p>77222</text:p>
          </table:table-cell>
        </table:table-row>
        <table:table-row table:style-name="ro1">
          <table:table-cell office:value-type="string" calcext:value-type="string">
            <text:p>77114-0B-Densifyed-1</text:p>
          </table:table-cell>
          <table:table-cell office:value-type="float" office:value="549.106226369768" calcext:value-type="float">
            <text:p>549,106226369768</text:p>
          </table:table-cell>
          <table:table-cell office:value-type="string" calcext:value-type="string">
            <text:p>94.56905110240083</text:p>
          </table:table-cell>
          <table:table-cell office:value-type="string" calcext:value-type="string">
            <text:p>true</text:p>
          </table:table-cell>
          <table:table-cell office:value-type="string" calcext:value-type="string">
            <text:p>20.909566963595942</text:p>
          </table:table-cell>
          <table:table-cell office:value-type="float" office:value="3" calcext:value-type="float">
            <text:p>3</text:p>
          </table:table-cell>
          <table:table-cell office:value-type="string" calcext:value-type="string">
            <text:p>POLYGON ((674470.5213304712 6846929.295016795, 674484.6303406656 6846944.182165927, 674503.9636854869 6846925.528150411, 674489.7219413042 6846910.767760033, 674489.72 6846910.77, 674470.54 6846929.28, 674470.5213304712 6846929.295016795))</text:p>
          </table:table-cell>
          <table:table-cell office:value-type="float" office:value="0.696841895757566" calcext:value-type="float">
            <text:p>0,696841895757566</text:p>
          </table:table-cell>
          <table:table-cell office:value-type="float" office:value="27.6676011054574" calcext:value-type="float">
            <text:p>27,6676011054574</text:p>
          </table:table-cell>
          <table:table-cell office:value-type="float" office:value="77114" calcext:value-type="float">
            <text:p>77114</text:p>
          </table:table-cell>
        </table:table-row>
        <table:table-row table:style-name="ro1">
          <table:table-cell office:value-type="string" calcext:value-type="string">
            <text:p>77217-0E-Densifyed-3</text:p>
          </table:table-cell>
          <table:table-cell office:value-type="float" office:value="228.541632645351" calcext:value-type="float">
            <text:p>228,541632645351</text:p>
          </table:table-cell>
          <table:table-cell office:value-type="string" calcext:value-type="string">
            <text:p>66.1506179457896</text:p>
          </table:table-cell>
          <table:table-cell office:value-type="string" calcext:value-type="string">
            <text:p>true</text:p>
          </table:table-cell>
          <table:table-cell office:value-type="string" calcext:value-type="string">
            <text:p>66.11453570045863</text:p>
          </table:table-cell>
          <table:table-cell office:value-type="float" office:value="1" calcext:value-type="float">
            <text:p>1</text:p>
          </table:table-cell>
          <table:table-cell office:value-type="string" calcext:value-type="string">
            <text:p>POLYGON ((676220.5582353693 6839818.546188397, 676220.56 6839818.55, 676228.311447739 6839841.134575267, 676236.51 6839825.37, 676232.73 6839814.37, 676220.5582353693 6839818.546188397))</text:p>
          </table:table-cell>
          <table:table-cell office:value-type="float" office:value="0.511318971788485" calcext:value-type="float">
            <text:p>0,511318971788485</text:p>
          </table:table-cell>
          <table:table-cell office:value-type="float" office:value="33.6261866482471" calcext:value-type="float">
            <text:p>33,6261866482471</text:p>
          </table:table-cell>
          <table:table-cell office:value-type="float" office:value="77217" calcext:value-type="float">
            <text:p>77217</text:p>
          </table:table-cell>
        </table:table-row>
        <table:table-row table:style-name="ro1">
          <table:table-cell office:value-type="string" calcext:value-type="string">
            <text:p>77285-BR-Densifyed-4</text:p>
          </table:table-cell>
          <table:table-cell office:value-type="float" office:value="421.319394893218" calcext:value-type="float">
            <text:p>421,319394893218</text:p>
          </table:table-cell>
          <table:table-cell office:value-type="string" calcext:value-type="string">
            <text:p>83.64063670731858</text:p>
          </table:table-cell>
          <table:table-cell office:value-type="string" calcext:value-type="string">
            <text:p>true</text:p>
          </table:table-cell>
          <table:table-cell office:value-type="string" calcext:value-type="string">
            <text:p>17.292264919172673</text:p>
          </table:table-cell>
          <table:table-cell office:value-type="float" office:value="4" calcext:value-type="float">
            <text:p>4</text:p>
          </table:table-cell>
          <table:table-cell office:value-type="string" calcext:value-type="string">
            <text:p>POLYGON ((673708.6879208391 6826689.343839149, 673708.6879208453 6826689.343839149, 673733.531 6826688.506, 673733.084767767 6826671.619554056, 673708.1562104196 6826672.401919574, 673708.6879208391 6826689.343839149))</text:p>
          </table:table-cell>
          <table:table-cell office:value-type="float" office:value="0.511617291284972" calcext:value-type="float">
            <text:p>0,511617291284972</text:p>
          </table:table-cell>
          <table:table-cell office:value-type="float" office:value="30.2240528836514" calcext:value-type="float">
            <text:p>30,2240528836514</text:p>
          </table:table-cell>
          <table:table-cell office:value-type="float" office:value="77285" calcext:value-type="float">
            <text:p>77285</text:p>
          </table:table-cell>
        </table:table-row>
        <table:table-row table:style-name="ro1">
          <table:table-cell office:value-type="string" calcext:value-type="string">
            <text:p>77243-BD-Densifyed-2</text:p>
          </table:table-cell>
          <table:table-cell office:value-type="float" office:value="469.560310368507" calcext:value-type="float">
            <text:p>469,560310368507</text:p>
          </table:table-cell>
          <table:table-cell office:value-type="string" calcext:value-type="string">
            <text:p>132.03488296463343</text:p>
          </table:table-cell>
          <table:table-cell office:value-type="string" calcext:value-type="string">
            <text:p>true</text:p>
          </table:table-cell>
          <table:table-cell office:value-type="string" calcext:value-type="string">
            <text:p>123.97842687044889</text:p>
          </table:table-cell>
          <table:table-cell office:value-type="float" office:value="2" calcext:value-type="float">
            <text:p>2</text:p>
          </table:table-cell>
          <table:table-cell office:value-type="string" calcext:value-type="string">
            <text:p>POLYGON ((678159.3530607417 6862922.214747049, 678161.774 6862921.855, 678172.144 6862920.169, 678182.648 6862919.051, 678192.965 6862918.334, 678201.07 6862918.216, 678209.943 6862918.101, 678216.7705385868 6862918.225442598, 678216.7705385899 6862918.225442597, 678214.4221980857 6862910.197020132, 678205.569 6862910.093, 678195.587 6862910.367, 678185.374 6862910.503, 678171.575 6862911.938, 678157.979 6862913.901, 678157.0978816032 6862914.082178689, 678159.3530607417 6862922.214747049))</text:p>
          </table:table-cell>
          <table:table-cell table:number-columns-repeated="2" office:value-type="float" office:value="0" calcext:value-type="float">
            <text:p>0</text:p>
          </table:table-cell>
          <table:table-cell/>
        </table:table-row>
        <table:table-row table:style-name="ro1">
          <table:table-cell office:value-type="string" calcext:value-type="string">
            <text:p>77061-AC-Densifyed-2</text:p>
          </table:table-cell>
          <table:table-cell office:value-type="float" office:value="381.7687037728" calcext:value-type="float">
            <text:p>381,7687037728</text:p>
          </table:table-cell>
          <table:table-cell office:value-type="string" calcext:value-type="string">
            <text:p>79.76366508210637</text:p>
          </table:table-cell>
          <table:table-cell office:value-type="string" calcext:value-type="string">
            <text:p>true</text:p>
          </table:table-cell>
          <table:table-cell office:value-type="string" calcext:value-type="string">
            <text:p>55.82888360830595</text:p>
          </table:table-cell>
          <table:table-cell office:value-type="float" office:value="2" calcext:value-type="float">
            <text:p>2</text:p>
          </table:table-cell>
          <table:table-cell office:value-type="string" calcext:value-type="string">
            <text:p>POLYGON ((698740.7405963123 6806878.875900411, 698756.521 6806876.346, 698753.955 6806853.013, 698738.0550000012 6806854.7065, 698740.7405963123 6806878.875900411))</text:p>
          </table:table-cell>
          <table:table-cell office:value-type="float" office:value="0.81030563591361" calcext:value-type="float">
            <text:p>0,81030563591361</text:p>
          </table:table-cell>
          <table:table-cell office:value-type="float" office:value="6.02869448852854" calcext:value-type="float">
            <text:p>6,02869448852854</text:p>
          </table:table-cell>
          <table:table-cell office:value-type="float" office:value="77061" calcext:value-type="float">
            <text:p>77061</text:p>
          </table:table-cell>
        </table:table-row>
        <table:table-row table:style-name="ro1">
          <table:table-cell office:value-type="string" calcext:value-type="string">
            <text:p>77152-AR-Densifyed-2</text:p>
          </table:table-cell>
          <table:table-cell office:value-type="float" office:value="359.257875328779" calcext:value-type="float">
            <text:p>359,257875328779</text:p>
          </table:table-cell>
          <table:table-cell office:value-type="string" calcext:value-type="string">
            <text:p>96.78184276212544</text:p>
          </table:table-cell>
          <table:table-cell office:value-type="string" calcext:value-type="string">
            <text:p>true</text:p>
          </table:table-cell>
          <table:table-cell office:value-type="string" calcext:value-type="string">
            <text:p>83.78309551216188</text:p>
          </table:table-cell>
          <table:table-cell office:value-type="float" office:value="2" calcext:value-type="float">
            <text:p>2</text:p>
          </table:table-cell>
          <table:table-cell office:value-type="string" calcext:value-type="string">
            <text:p>POLYGON ((673036.2456289512 6824682.10104913, 673049.284 6824690.04, 673053.219 6824688.629, 673054.502 6824686.629, 673060.735 6824676.942, 673061.15 6824676.289, 673070.283 6824661.851, 673068.855 6824660.903, 673065.267 6824666.76, 673064.547 6824667.895, 673050.081 6824672.015, 673047.77 6824670.616, 673044.15 6824671.406, 673043.3266970414 6824670.9068674715, 673036.2456289512 6824682.10104913))</text:p>
          </table:table-cell>
          <table:table-cell office:value-type="float" office:value="0.657615373682511" calcext:value-type="float">
            <text:p>0,657615373682511</text:p>
          </table:table-cell>
          <table:table-cell office:value-type="float" office:value="17.8729390446336" calcext:value-type="float">
            <text:p>17,8729390446336</text:p>
          </table:table-cell>
          <table:table-cell office:value-type="float" office:value="77152" calcext:value-type="float">
            <text:p>77152</text:p>
          </table:table-cell>
        </table:table-row>
        <table:table-row table:style-name="ro1">
          <table:table-cell office:value-type="string" calcext:value-type="string">
            <text:p>77390-0C-Densifyed-1</text:p>
          </table:table-cell>
          <table:table-cell office:value-type="float" office:value="374.155661708703" calcext:value-type="float">
            <text:p>374,155661708703</text:p>
          </table:table-cell>
          <table:table-cell office:value-type="string" calcext:value-type="string">
            <text:p>80.83535847177373</text:p>
          </table:table-cell>
          <table:table-cell office:value-type="string" calcext:value-type="string">
            <text:p>true</text:p>
          </table:table-cell>
          <table:table-cell office:value-type="string" calcext:value-type="string">
            <text:p>80.80087993236693</text:p>
          </table:table-cell>
          <table:table-cell office:value-type="float" office:value="1" calcext:value-type="float">
            <text:p>1</text:p>
          </table:table-cell>
          <table:table-cell office:value-type="string" calcext:value-type="string">
            <text:p>POLYGON ((674811.7026784751 6853848.024566925, 674823.309 6853847.541, 674831.783 6853823.863, 674812.5799121268 6853823.184828805, 674811.7026784751 6853848.024566925))</text:p>
          </table:table-cell>
          <table:table-cell office:value-type="float" office:value="0.886653862996131" calcext:value-type="float">
            <text:p>0,886653862996131</text:p>
          </table:table-cell>
          <table:table-cell office:value-type="float" office:value="3.89871077487373" calcext:value-type="float">
            <text:p>3,89871077487373</text:p>
          </table:table-cell>
          <table:table-cell office:value-type="float" office:value="77390" calcext:value-type="float">
            <text:p>77390</text:p>
          </table:table-cell>
        </table:table-row>
        <table:table-row table:style-name="ro1">
          <table:table-cell office:value-type="string" calcext:value-type="string">
            <text:p>77114-0B-Densifyed-1</text:p>
          </table:table-cell>
          <table:table-cell office:value-type="float" office:value="355.854639203815" calcext:value-type="float">
            <text:p>355,854639203815</text:p>
          </table:table-cell>
          <table:table-cell office:value-type="string" calcext:value-type="string">
            <text:p>119.15974814072865</text:p>
          </table:table-cell>
          <table:table-cell office:value-type="string" calcext:value-type="string">
            <text:p>true</text:p>
          </table:table-cell>
          <table:table-cell office:value-type="string" calcext:value-type="string">
            <text:p>55.88438439445686</text:p>
          </table:table-cell>
          <table:table-cell office:value-type="float" office:value="2" calcext:value-type="float">
            <text:p>2</text:p>
          </table:table-cell>
          <table:table-cell office:value-type="string" calcext:value-type="string">
            <text:p>POLYGON ((675154.3767169766 6847286.927381941, 675160.92 6847287.87, 675162.97 6847274.79, 675162.18 6847274.68, 675162.27 6847273.43, 675163.19 6847273.68, 675163.4 6847272.49, 675168.6 6847273.25, 675168.93 6847271.64, 675190.91 6847275.53, 675191.87 6847269.47, 675157.7933676587 6847264.106426389, 675157.46 6847266.44, 675157.44 6847266.52, 675157.44 6847266.6, 675157.37 6847266.81, 675157.32 6847267.01, 675157.29 6847267.09, 675157.27 6847267.17, 675157.17 6847267.35, 675157.08 6847267.55, 675157.03 6847267.61, 675156.99 6847267.68, 675156.85 6847267.85, 675156.73 6847268.02, 675156.67 6847268.08, 675156.62 6847268.14, 675156.45 6847268.27, 675156.29 6847268.42, 675156.22 6847268.46, 675156.16 6847268.51, 675155.97 6847268.61, 675155.79 6847268.72, 675155.71 6847268.75, 675155.64 6847268.79, 675155.44 6847268.85, 675155.24 6847268.92, 675155.16 6847268.94, 675155.08 6847268.96, 675154.87 6847268.98, 675154.67 6847269.01, 675152.91 6847278.77, 675153.06 6847278.91, 675153.09 6847278.96, 675153.13 6847279, 675153.26 6847279.2, 675153.4 6847279.39, 675153.42 6847279.44, 675153.45 6847279.49, 675153.54 6847279.71, 675153.63 6847279.93, 675153.65 6847279.99, 675153.67 6847280.04, 675153.71 6847280.27, 675153.74 6847280.41, 675153.77 6847280.44, 675154 6847280.6, 675154.01 6847280.61, 675154.02 6847280.62, 675154.21 6847280.83, 675154.39 6847281.04, 675154.4 6847281.05, 675154.41 6847281.06, 675154.55 6847281.3, 675154.7 6847281.54, 675154.7 6847281.56, 675154.71 6847281.57, 675154.8 6847281.83, 675154.9 6847282.09, 675154.9 6847282.11, 675154.9 6847282.12, 675154.94 6847282.4, 675154.98 6847282.68, 675154.98 6847282.69, 675154.98 6847282.71, 675154.97 6847282.99, 675154.96 6847283.26, 675154.95 6847283.28, 675154.95 6847283.29, 675154.3767169766 6847286.927381941))</text:p>
          </table:table-cell>
          <table:table-cell office:value-type="float" office:value="0.65634510226508" calcext:value-type="float">
            <text:p>0,65634510226508</text:p>
          </table:table-cell>
          <table:table-cell office:value-type="float" office:value="22.3067675343933" calcext:value-type="float">
            <text:p>22,3067675343933</text:p>
          </table:table-cell>
          <table:table-cell office:value-type="float" office:value="77114" calcext:value-type="float">
            <text:p>77114</text:p>
          </table:table-cell>
        </table:table-row>
        <table:table-row table:style-name="ro1">
          <table:table-cell office:value-type="string" calcext:value-type="string">
            <text:p>77114-0B-Densifyed-2</text:p>
          </table:table-cell>
          <table:table-cell office:value-type="float" office:value="243.179469719709" calcext:value-type="float">
            <text:p>243,179469719709</text:p>
          </table:table-cell>
          <table:table-cell office:value-type="string" calcext:value-type="string">
            <text:p>62.294848681224664</text:p>
          </table:table-cell>
          <table:table-cell office:value-type="string" calcext:value-type="string">
            <text:p>true</text:p>
          </table:table-cell>
          <table:table-cell office:value-type="string" calcext:value-type="string">
            <text:p>22.19379975514753</text:p>
          </table:table-cell>
          <table:table-cell office:value-type="float" office:value="4" calcext:value-type="float">
            <text:p>4</text:p>
          </table:table-cell>
          <table:table-cell office:value-type="string" calcext:value-type="string">
            <text:p>POLYGON ((675078.2127593792 6847802.224711069, 675083.0007020341 6847802.688663771, 675086.3131181324 6847785.983635467, 675071.597312634 6847784.794093781, 675068.5220435443 6847800.303152928, 675078.2127593792 6847802.224711069))</text:p>
          </table:table-cell>
          <table:table-cell office:value-type="float" office:value="0.462484898734008" calcext:value-type="float">
            <text:p>0,462484898734008</text:p>
          </table:table-cell>
          <table:table-cell office:value-type="float" office:value="28.1876268952026" calcext:value-type="float">
            <text:p>28,1876268952026</text:p>
          </table:table-cell>
          <table:table-cell office:value-type="float" office:value="77114" calcext:value-type="float">
            <text:p>77114</text:p>
          </table:table-cell>
        </table:table-row>
        <table:table-row table:style-name="ro1">
          <table:table-cell office:value-type="string" calcext:value-type="string">
            <text:p>77243-AE-Densifyed-3</text:p>
          </table:table-cell>
          <table:table-cell office:value-type="float" office:value="322.897924434374" calcext:value-type="float">
            <text:p>322,897924434374</text:p>
          </table:table-cell>
          <table:table-cell office:value-type="string" calcext:value-type="string">
            <text:p>76.18395325787777</text:p>
          </table:table-cell>
          <table:table-cell office:value-type="string" calcext:value-type="string">
            <text:p>true</text:p>
          </table:table-cell>
          <table:table-cell office:value-type="string" calcext:value-type="string">
            <text:p>42.47700754476335</text:p>
          </table:table-cell>
          <table:table-cell office:value-type="float" office:value="3" calcext:value-type="float">
            <text:p>3</text:p>
          </table:table-cell>
          <table:table-cell office:value-type="string" calcext:value-type="string">
            <text:p>POLYGON ((677260.5536795534 6864317.926367817, 677247.0000058969 6864317.090000364, 677247 6864317.090000001, 677246.4523031559 6864325.988424027, 677245.34 6864344.06, 677259.2920926793 6864338.423354558, 677260.5536795534 6864317.926367817))</text:p>
          </table:table-cell>
          <table:table-cell office:value-type="float" office:value="0.783130110520658" calcext:value-type="float">
            <text:p>0,783130110520658</text:p>
          </table:table-cell>
          <table:table-cell office:value-type="float" office:value="8.33623156677184" calcext:value-type="float">
            <text:p>8,33623156677184</text:p>
          </table:table-cell>
          <table:table-cell office:value-type="float" office:value="77243" calcext:value-type="float">
            <text:p>77243</text:p>
          </table:table-cell>
        </table:table-row>
        <table:table-row table:style-name="ro1">
          <table:table-cell office:value-type="string" calcext:value-type="string">
            <text:p>77061-0A-Densifyed-1</text:p>
          </table:table-cell>
          <table:table-cell office:value-type="float" office:value="233.702030518289" calcext:value-type="float">
            <text:p>233,702030518289</text:p>
          </table:table-cell>
          <table:table-cell office:value-type="string" calcext:value-type="string">
            <text:p>64.60724635024053</text:p>
          </table:table-cell>
          <table:table-cell office:value-type="string" calcext:value-type="string">
            <text:p>true</text:p>
          </table:table-cell>
          <table:table-cell office:value-type="string" calcext:value-type="string">
            <text:p>42.51295060613934</text:p>
          </table:table-cell>
          <table:table-cell office:value-type="float" office:value="2" calcext:value-type="float">
            <text:p>2</text:p>
          </table:table-cell>
          <table:table-cell office:value-type="string" calcext:value-type="string">
            <text:p>POLYGON ((698994.218 6807828.454, 698987.914 6807835.772, 698987.319358033 6807839.826052047, 699009.755796143 6807838.421716916, 699009.371 6807832.274, 699008.529 6807824.865, 699008.5289999987 6807824.865, 698994.218 6807828.454))</text:p>
          </table:table-cell>
          <table:table-cell office:value-type="float" office:value="0.519474363453824" calcext:value-type="float">
            <text:p>0,519474363453824</text:p>
          </table:table-cell>
          <table:table-cell office:value-type="float" office:value="21.3336525681889" calcext:value-type="float">
            <text:p>21,3336525681889</text:p>
          </table:table-cell>
          <table:table-cell office:value-type="float" office:value="77061" calcext:value-type="float">
            <text:p>77061</text:p>
          </table:table-cell>
        </table:table-row>
        <table:table-row table:style-name="ro1">
          <table:table-cell office:value-type="string" calcext:value-type="string">
            <text:p>77152-AR-Densifyed-1</text:p>
          </table:table-cell>
          <table:table-cell office:value-type="float" office:value="414.989274637233" calcext:value-type="float">
            <text:p>414,989274637233</text:p>
          </table:table-cell>
          <table:table-cell office:value-type="string" calcext:value-type="string">
            <text:p>86.11561625734932</text:p>
          </table:table-cell>
          <table:table-cell office:value-type="string" calcext:value-type="string">
            <text:p>true</text:p>
          </table:table-cell>
          <table:table-cell office:value-type="string" calcext:value-type="string">
            <text:p>71.82070893464319</text:p>
          </table:table-cell>
          <table:table-cell office:value-type="float" office:value="2" calcext:value-type="float">
            <text:p>2</text:p>
          </table:table-cell>
          <table:table-cell office:value-type="string" calcext:value-type="string">
            <text:p>POLYGON ((673519.3371232988 6824916.814135086, 673535.3678746509 6824893.260627909, 673523.1999544817 6824885.05162463, 673523.1999544393 6824885.051624693, 673510.078 6824904.663, 673507.3541100034 6824908.7298779525, 673519.3371232988 6824916.814135086))</text:p>
          </table:table-cell>
          <table:table-cell office:value-type="float" office:value="0.64426509376351" calcext:value-type="float">
            <text:p>0,64426509376351</text:p>
          </table:table-cell>
          <table:table-cell office:value-type="float" office:value="33.780278760875" calcext:value-type="float">
            <text:p>33,780278760875</text:p>
          </table:table-cell>
          <table:table-cell office:value-type="float" office:value="77152" calcext:value-type="float">
            <text:p>77152</text:p>
          </table:table-cell>
        </table:table-row>
        <table:table-row table:style-name="ro1">
          <table:table-cell office:value-type="string" calcext:value-type="string">
            <text:p>77312-0E-Densifyed-1</text:p>
          </table:table-cell>
          <table:table-cell office:value-type="float" office:value="892.300674201138" calcext:value-type="float">
            <text:p>892,300674201138</text:p>
          </table:table-cell>
          <table:table-cell office:value-type="string" calcext:value-type="string">
            <text:p>207.7740235249021</text:p>
          </table:table-cell>
          <table:table-cell office:value-type="string" calcext:value-type="string">
            <text:p>true</text:p>
          </table:table-cell>
          <table:table-cell office:value-type="string" calcext:value-type="string">
            <text:p>106.80952650551747</text:p>
          </table:table-cell>
          <table:table-cell office:value-type="float" office:value="3" calcext:value-type="float">
            <text:p>3</text:p>
          </table:table-cell>
          <table:table-cell office:value-type="string" calcext:value-type="string">
            <text:p>POLYGON ((681586.32 6804433.93, 681584.1 6804433.05, 681570.66 6804468.82, 681580.96 6804472.6, 681584.45 6804473.86, 681604.61 6804428.88, 681593.3994758799 6804423.853760706, 681593.47 6804423.71, 681599.88 6804407.06, 681606.72 6804389.38, 681606.87 6804388.81, 681606.92 6804388.23, 681606.85 6804387.64, 681606.7543381542 6804387.358049297, 681603.92 6804388.3, 681597.08 6804405.98, 681590.67 6804422.63, 681586.32 6804433.93))</text:p>
          </table:table-cell>
          <table:table-cell office:value-type="float" office:value="0.610011439285705" calcext:value-type="float">
            <text:p>0,610011439285705</text:p>
          </table:table-cell>
          <table:table-cell office:value-type="float" office:value="74.890811184803" calcext:value-type="float">
            <text:p>74,890811184803</text:p>
          </table:table-cell>
          <table:table-cell office:value-type="float" office:value="77312" calcext:value-type="float">
            <text:p>77312</text:p>
          </table:table-cell>
        </table:table-row>
        <table:table-row table:style-name="ro1">
          <table:table-cell office:value-type="string" calcext:value-type="string">
            <text:p>77061-0A-Densifyed-1</text:p>
          </table:table-cell>
          <table:table-cell office:value-type="float" office:value="1050.74846200509" calcext:value-type="float">
            <text:p>1050,74846200509</text:p>
          </table:table-cell>
          <table:table-cell office:value-type="string" calcext:value-type="string">
            <text:p>195.17302659426065</text:p>
          </table:table-cell>
          <table:table-cell office:value-type="string" calcext:value-type="string">
            <text:p>true</text:p>
          </table:table-cell>
          <table:table-cell office:value-type="string" calcext:value-type="string">
            <text:p>195.125848814062</text:p>
          </table:table-cell>
          <table:table-cell office:value-type="float" office:value="1" calcext:value-type="float">
            <text:p>1</text:p>
          </table:table-cell>
          <table:table-cell office:value-type="string" calcext:value-type="string">
            <text:p>POLYGON ((698791.635 6807468.038, 698790.607 6807468.157, 698791.102 6807471.27, 698791.693 6807474.913, 698799.118 6807521.12, 698804.308 6807553.406, 698810.697 6807552.583, 698815.797 6807551.919, 698813.854 6807538.415, 698812.2 6807527.016, 698807.371 6807493.659, 698806.957 6807490.783, 698804.248 6807471.758, 698800.934 6807467.47, 698800.859 6807466.96, 698799.562 6807467.111, 698791.635 6807468.038))</text:p>
          </table:table-cell>
          <table:table-cell office:value-type="float" office:value="0.66713092191484" calcext:value-type="float">
            <text:p>0,66713092191484</text:p>
          </table:table-cell>
          <table:table-cell office:value-type="float" office:value="29.9722648129989" calcext:value-type="float">
            <text:p>29,9722648129989</text:p>
          </table:table-cell>
          <table:table-cell office:value-type="float" office:value="77061" calcext:value-type="float">
            <text:p>77061</text:p>
          </table:table-cell>
        </table:table-row>
        <table:table-row table:style-name="ro1">
          <table:table-cell office:value-type="string" calcext:value-type="string">
            <text:p>77152-AB-Densifyed-1</text:p>
          </table:table-cell>
          <table:table-cell office:value-type="float" office:value="1338.63818860786" calcext:value-type="float">
            <text:p>1338,63818860786</text:p>
          </table:table-cell>
          <table:table-cell office:value-type="string" calcext:value-type="string">
            <text:p>255.1618391538011</text:p>
          </table:table-cell>
          <table:table-cell office:value-type="string" calcext:value-type="string">
            <text:p>true</text:p>
          </table:table-cell>
          <table:table-cell office:value-type="string" calcext:value-type="string">
            <text:p>27.702428800416808</text:p>
          </table:table-cell>
          <table:table-cell office:value-type="float" office:value="6" calcext:value-type="float">
            <text:p>6</text:p>
          </table:table-cell>
          <table:table-cell office:value-type="string" calcext:value-type="string">
            <text:p>POLYGON ((669583.1 6823957.16, 669578.95 6823957.65, 669583.94 6824007.52, 669600.22 6824003.86, 669607.19 6824002.17, 669597.72 6823947.69, 669585.241334534 6823949.855985975, 669579.41 6823901.74, 669579.29 6823901.16, 669579.05 6823900.62, 669578.71 6823900.14, 669578.4574926696 6823899.893504749, 669576.44 6823902.1, 669582.28 6823950.37, 669583.1 6823957.16))</text:p>
          </table:table-cell>
          <table:table-cell office:value-type="float" office:value="0.448357920244069" calcext:value-type="float">
            <text:p>0,448357920244069</text:p>
          </table:table-cell>
          <table:table-cell office:value-type="float" office:value="62.431804441959" calcext:value-type="float">
            <text:p>62,431804441959</text:p>
          </table:table-cell>
          <table:table-cell office:value-type="float" office:value="77152" calcext:value-type="float">
            <text:p>77152</text:p>
          </table:table-cell>
        </table:table-row>
        <table:table-row table:style-name="ro1">
          <table:table-cell office:value-type="string" calcext:value-type="string">
            <text:p>77217-0B-Densifyed-3</text:p>
          </table:table-cell>
          <table:table-cell office:value-type="float" office:value="183.274559866414" calcext:value-type="float">
            <text:p>183,274559866414</text:p>
          </table:table-cell>
          <table:table-cell office:value-type="string" calcext:value-type="string">
            <text:p>77.51515846388884</text:p>
          </table:table-cell>
          <table:table-cell office:value-type="string" calcext:value-type="string">
            <text:p>true</text:p>
          </table:table-cell>
          <table:table-cell office:value-type="string" calcext:value-type="string">
            <text:p>72.285789634965</text:p>
          </table:table-cell>
          <table:table-cell office:value-type="float" office:value="2" calcext:value-type="float">
            <text:p>2</text:p>
          </table:table-cell>
          <table:table-cell office:value-type="string" calcext:value-type="string">
            <text:p>POLYGON ((675363.9582946822 6842602.946647594, 675370.858 6842629.892, 675371.530999996 6842632.534999984, 675371.5310000005 6842632.535, 675379.82 6842631.965, 675377.26 6842630.458, 675369.2942081443 6842601.393333964, 675363.9582946822 6842602.946647594))</text:p>
          </table:table-cell>
          <table:table-cell office:value-type="float" office:value="0.905410627747943" calcext:value-type="float">
            <text:p>0,905410627747943</text:p>
          </table:table-cell>
          <table:table-cell office:value-type="float" office:value="3.63020581745515" calcext:value-type="float">
            <text:p>3,63020581745515</text:p>
          </table:table-cell>
          <table:table-cell office:value-type="float" office:value="77217" calcext:value-type="float">
            <text:p>77217</text:p>
          </table:table-cell>
        </table:table-row>
        <table:table-row table:style-name="ro1">
          <table:table-cell office:value-type="string" calcext:value-type="string">
            <text:p>77217-0D-Densifyed-1</text:p>
          </table:table-cell>
          <table:table-cell office:value-type="float" office:value="438.218098907341" calcext:value-type="float">
            <text:p>438,218098907341</text:p>
          </table:table-cell>
          <table:table-cell office:value-type="string" calcext:value-type="string">
            <text:p>84.8255796631282</text:p>
          </table:table-cell>
          <table:table-cell office:value-type="string" calcext:value-type="string">
            <text:p>true</text:p>
          </table:table-cell>
          <table:table-cell office:value-type="string" calcext:value-type="string">
            <text:p>43.64779614423534</text:p>
          </table:table-cell>
          <table:table-cell office:value-type="float" office:value="2" calcext:value-type="float">
            <text:p>2</text:p>
          </table:table-cell>
          <table:table-cell office:value-type="string" calcext:value-type="string">
            <text:p>POLYGON ((675402.1915346347 6841011.544432138, 675391.04 6841033.91, 675399.15 6841037.16, 675407.99 6841040.72, 675418.1301259223 6841019.00004579, 675418.13 6841019, 675402.32 6841011.62, 675402.1915346347 6841011.544432138))</text:p>
          </table:table-cell>
          <table:table-cell office:value-type="float" office:value="0.654292311928879" calcext:value-type="float">
            <text:p>0,654292311928879</text:p>
          </table:table-cell>
          <table:table-cell office:value-type="float" office:value="18.8138883039932" calcext:value-type="float">
            <text:p>18,8138883039932</text:p>
          </table:table-cell>
          <table:table-cell office:value-type="float" office:value="77217" calcext:value-type="float">
            <text:p>77217</text:p>
          </table:table-cell>
        </table:table-row>
        <table:table-row table:style-name="ro1">
          <table:table-cell office:value-type="string" calcext:value-type="string">
            <text:p>77152-AY-Densifyed-2</text:p>
          </table:table-cell>
          <table:table-cell office:value-type="float" office:value="383.463656056813" calcext:value-type="float">
            <text:p>383,463656056813</text:p>
          </table:table-cell>
          <table:table-cell office:value-type="string" calcext:value-type="string">
            <text:p>155.3819321442611</text:p>
          </table:table-cell>
          <table:table-cell office:value-type="string" calcext:value-type="string">
            <text:p>true</text:p>
          </table:table-cell>
          <table:table-cell office:value-type="string" calcext:value-type="string">
            <text:p>116.20488151482272</text:p>
          </table:table-cell>
          <table:table-cell office:value-type="float" office:value="2" calcext:value-type="float">
            <text:p>2</text:p>
          </table:table-cell>
          <table:table-cell office:value-type="string" calcext:value-type="string">
            <text:p>POLYGON ((671557.09 6823651.92, 671564.7 6823682.85, 671565.63 6823686.67, 671567.09 6823692.61, 671573.72 6823719.32, 671576.6988520026 6823719.399243947, 671576.71 6823719.18, 671576.63 6823718.6, 671570 6823691.89, 671568.540618392 6823685.952515923, 671573.5 6823684.73, 671573.24 6823683.64, 671573.23 6823683.64, 671569.33 6823668.68, 671564.47 6823650.07, 671557.09 6823651.92))</text:p>
          </table:table-cell>
          <table:table-cell office:value-type="float" office:value="0.918508781938679" calcext:value-type="float">
            <text:p>0,918508781938679</text:p>
          </table:table-cell>
          <table:table-cell office:value-type="float" office:value="5.8723881003665" calcext:value-type="float">
            <text:p>5,8723881003665</text:p>
          </table:table-cell>
          <table:table-cell office:value-type="float" office:value="77152" calcext:value-type="float">
            <text:p>77152</text:p>
          </table:table-cell>
        </table:table-row>
        <table:table-row table:style-name="ro1">
          <table:table-cell office:value-type="string" calcext:value-type="string">
            <text:p>77217-0D-Densifyed-2</text:p>
          </table:table-cell>
          <table:table-cell office:value-type="float" office:value="193.860737420178" calcext:value-type="float">
            <text:p>193,860737420178</text:p>
          </table:table-cell>
          <table:table-cell office:value-type="string" calcext:value-type="string">
            <text:p>60.04028300543379</text:p>
          </table:table-cell>
          <table:table-cell office:value-type="string" calcext:value-type="string">
            <text:p>true</text:p>
          </table:table-cell>
          <table:table-cell office:value-type="string" calcext:value-type="string">
            <text:p>22.02433740284123</text:p>
          </table:table-cell>
          <table:table-cell office:value-type="float" office:value="3" calcext:value-type="float">
            <text:p>3</text:p>
          </table:table-cell>
          <table:table-cell office:value-type="string" calcext:value-type="string">
            <text:p>POLYGON ((675400.4176578474 6841192.771326919, 675401.38 6841190.7, 675401.67 6841190.19, 675402.07 6841189.75, 675402.53 6841189.4, 675403.06 6841189.14, 675403.2057436602 6841189.101646405, 675403.2057436607 6841189.101646404, 675401.91 6841184.96, 675392.9405283128 6841170.181949769, 675385.1461597146 6841184.398676078, 675400.4176578474 6841192.771326919))</text:p>
          </table:table-cell>
          <table:table-cell office:value-type="float" office:value="0.588289948178357" calcext:value-type="float">
            <text:p>0,588289948178357</text:p>
          </table:table-cell>
          <table:table-cell office:value-type="float" office:value="19.0621922108983" calcext:value-type="float">
            <text:p>19,0621922108983</text:p>
          </table:table-cell>
          <table:table-cell office:value-type="float" office:value="77217" calcext:value-type="float">
            <text:p>77217</text:p>
          </table:table-cell>
        </table:table-row>
        <table:table-row table:style-name="ro1">
          <table:table-cell office:value-type="string" calcext:value-type="string">
            <text:p>77217-0B-Densifyed-1</text:p>
          </table:table-cell>
          <table:table-cell office:value-type="float" office:value="478.747313651915" calcext:value-type="float">
            <text:p>478,747313651915</text:p>
          </table:table-cell>
          <table:table-cell office:value-type="string" calcext:value-type="string">
            <text:p>169.89494113536497</text:p>
          </table:table-cell>
          <table:table-cell office:value-type="string" calcext:value-type="string">
            <text:p>true</text:p>
          </table:table-cell>
          <table:table-cell office:value-type="string" calcext:value-type="string">
            <text:p>100.01409430074759</text:p>
          </table:table-cell>
          <table:table-cell office:value-type="float" office:value="5" calcext:value-type="float">
            <text:p>5</text:p>
          </table:table-cell>
          <table:table-cell office:value-type="string" calcext:value-type="string">
            <text:p>POLYGON ((675372.14 6842566.93, 675376.68 6842585.19, 675374.49 6842585.78, 675371.12 6842586.67, 675363.27 6842588.74, 675365.74 6842598.66, 675363.11 6842599.63, 675363.96 6842602.95, 675369.29 6842601.39, 675368.36 6842597.99, 675378.76 6842594.77, 675379.12 6842596.06, 675379.71 6842598.36, 675387.83 6842596, 675379.6387164829 6842567.8702434255, 675379.64 6842567.87, 675403.34 6842560.97, 675403.3546847961 6842560.964126081, 675402.5 6842558.09, 675378.8 6842564.99, 675372.14 6842566.93))</text:p>
          </table:table-cell>
          <table:table-cell office:value-type="float" office:value="0.623190208010125" calcext:value-type="float">
            <text:p>0,623190208010125</text:p>
          </table:table-cell>
          <table:table-cell office:value-type="float" office:value="24.8554809766311" calcext:value-type="float">
            <text:p>24,8554809766311</text:p>
          </table:table-cell>
          <table:table-cell office:value-type="float" office:value="77217" calcext:value-type="float">
            <text:p>77217</text:p>
          </table:table-cell>
        </table:table-row>
        <table:table-row table:style-name="ro1">
          <table:table-cell office:value-type="string" calcext:value-type="string">
            <text:p>77114-0A-Densifyed-1</text:p>
          </table:table-cell>
          <table:table-cell office:value-type="float" office:value="446.480203933369" calcext:value-type="float">
            <text:p>446,480203933369</text:p>
          </table:table-cell>
          <table:table-cell office:value-type="string" calcext:value-type="string">
            <text:p>89.99066744493585</text:p>
          </table:table-cell>
          <table:table-cell office:value-type="string" calcext:value-type="string">
            <text:p>true</text:p>
          </table:table-cell>
          <table:table-cell office:value-type="string" calcext:value-type="string">
            <text:p>49.703147622648935</text:p>
          </table:table-cell>
          <table:table-cell office:value-type="float" office:value="3" calcext:value-type="float">
            <text:p>3</text:p>
          </table:table-cell>
          <table:table-cell office:value-type="string" calcext:value-type="string">
            <text:p>POLYGON ((675453.9761238743 6847437.331469984, 675460.66 6847422.75, 675457.15 6847421.11, 675440.75 6847413.6, 675432.53 6847410.16, 675440.1396440961 6847438.331101982, 675440.62 6847438.24, 675452.43 6847437.06, 675453.02 6847437.06, 675453.59 6847437.17, 675453.9761238743 6847437.331469984))</text:p>
          </table:table-cell>
          <table:table-cell office:value-type="float" office:value="0.626688363550491" calcext:value-type="float">
            <text:p>0,626688363550491</text:p>
          </table:table-cell>
          <table:table-cell office:value-type="float" office:value="21.0765415762389" calcext:value-type="float">
            <text:p>21,0765415762389</text:p>
          </table:table-cell>
          <table:table-cell office:value-type="float" office:value="77114" calcext:value-type="float">
            <text:p>77114</text:p>
          </table:table-cell>
        </table:table-row>
        <table:table-row table:style-name="ro1">
          <table:table-cell office:value-type="string" calcext:value-type="string">
            <text:p>77114-0B-Densifyed-1</text:p>
          </table:table-cell>
          <table:table-cell office:value-type="float" office:value="988.944029497891" calcext:value-type="float">
            <text:p>988,944029497891</text:p>
          </table:table-cell>
          <table:table-cell office:value-type="string" calcext:value-type="string">
            <text:p>261.8722868197551</text:p>
          </table:table-cell>
          <table:table-cell office:value-type="string" calcext:value-type="string">
            <text:p>true</text:p>
          </table:table-cell>
          <table:table-cell office:value-type="string" calcext:value-type="string">
            <text:p>258.7009760296942</text:p>
          </table:table-cell>
          <table:table-cell office:value-type="float" office:value="1" calcext:value-type="float">
            <text:p>1</text:p>
          </table:table-cell>
          <table:table-cell office:value-type="string" calcext:value-type="string">
            <text:p>POLYGON ((675423.721 6847335.079, 675427.29 6847335.129, 675443.771 6847335.35, 675449.504 6847362.095, 675428.18 6847361.255, 675424.17 6847363.398, 675458.034 6847379.313, 675458.038 6847367.929, 675457.838 6847352.541, 675466.862 6847352.535, 675467.129 6847337.921, 675467.054 6847332.526, 675453.64 6847332.279, 675426.865 6847332.114, 675427.097 6847307.467, 675423.822 6847307.864, 675423.762 6847326.813, 675423.721 6847335.079))</text:p>
          </table:table-cell>
          <table:table-cell office:value-type="float" office:value="0.435811574424303" calcext:value-type="float">
            <text:p>0,435811574424303</text:p>
          </table:table-cell>
          <table:table-cell office:value-type="float" office:value="47.3716153940163" calcext:value-type="float">
            <text:p>47,3716153940163</text:p>
          </table:table-cell>
          <table:table-cell office:value-type="float" office:value="77114" calcext:value-type="float">
            <text:p>77114</text:p>
          </table:table-cell>
        </table:table-row>
        <table:table-row table:style-name="ro1">
          <table:table-cell office:value-type="string" calcext:value-type="string">
            <text:p>77312-AI-Densifyed-3</text:p>
          </table:table-cell>
          <table:table-cell office:value-type="float" office:value="569.71008137285" calcext:value-type="float">
            <text:p>569,71008137285</text:p>
          </table:table-cell>
          <table:table-cell office:value-type="string" calcext:value-type="string">
            <text:p>177.41857149007154</text:p>
          </table:table-cell>
          <table:table-cell office:value-type="string" calcext:value-type="string">
            <text:p>true</text:p>
          </table:table-cell>
          <table:table-cell office:value-type="string" calcext:value-type="string">
            <text:p>130.8075883859652</text:p>
          </table:table-cell>
          <table:table-cell office:value-type="float" office:value="2" calcext:value-type="float">
            <text:p>2</text:p>
          </table:table-cell>
          <table:table-cell office:value-type="string" calcext:value-type="string">
            <text:p>POLYGON ((679955.25 6804350.57, 679967.13 6804352.78, 679973.68 6804314.89, 679965.2797137588 6804313.320959751, 679965.28 6804313.32, 679972.14 6804276.7, 679972.36 6804275.55, 679972.3610170793 6804275.538201879, 679969.41 6804274.99, 679969.19 6804276.14, 679962.33 6804312.77, 679955.25 6804350.57))</text:p>
          </table:table-cell>
          <table:table-cell office:value-type="float" office:value="0.774617711674074" calcext:value-type="float">
            <text:p>0,774617711674074</text:p>
          </table:table-cell>
          <table:table-cell office:value-type="float" office:value="23.7160915831605" calcext:value-type="float">
            <text:p>23,7160915831605</text:p>
          </table:table-cell>
          <table:table-cell office:value-type="float" office:value="77312" calcext:value-type="float">
            <text:p>77312</text:p>
          </table:table-cell>
        </table:table-row>
        <table:table-row table:style-name="ro1">
          <table:table-cell office:value-type="string" calcext:value-type="string">
            <text:p>77152-AY-Densifyed-1</text:p>
          </table:table-cell>
          <table:table-cell office:value-type="float" office:value="892.412121430263" calcext:value-type="float">
            <text:p>892,412121430263</text:p>
          </table:table-cell>
          <table:table-cell office:value-type="string" calcext:value-type="string">
            <text:p>195.1633475367928</text:p>
          </table:table-cell>
          <table:table-cell office:value-type="string" calcext:value-type="string">
            <text:p>true</text:p>
          </table:table-cell>
          <table:table-cell office:value-type="string" calcext:value-type="string">
            <text:p>139.8347528778338</text:p>
          </table:table-cell>
          <table:table-cell office:value-type="float" office:value="2" calcext:value-type="float">
            <text:p>2</text:p>
          </table:table-cell>
          <table:table-cell office:value-type="string" calcext:value-type="string">
            <text:p>POLYGON ((671243.02 6823169.06, 671222.7 6823188.39, 671218.12 6823192.74, 671232.02 6823207.4, 671259.93 6823180.41, 671248.184878932 6823168.26573165, 671252.8 6823163.84, 671257.28 6823159.53, 671276.18 6823141.4, 671276.1853352239 6823141.393681972, 671274.1 6823139.24, 671255.21 6823157.36, 671250.72 6823161.68, 671246.1 6823166.11, 671243.02 6823169.06))</text:p>
          </table:table-cell>
          <table:table-cell office:value-type="float" office:value="0.350838302352205" calcext:value-type="float">
            <text:p>0,350838302352205</text:p>
          </table:table-cell>
          <table:table-cell office:value-type="float" office:value="58.1257830937035" calcext:value-type="float">
            <text:p>58,1257830937035</text:p>
          </table:table-cell>
          <table:table-cell office:value-type="float" office:value="77152" calcext:value-type="float">
            <text:p>77152</text:p>
          </table:table-cell>
        </table:table-row>
        <table:table-row table:style-name="ro1">
          <table:table-cell office:value-type="string" calcext:value-type="string">
            <text:p>77222-AD-Densifyed-3</text:p>
          </table:table-cell>
          <table:table-cell office:value-type="float" office:value="279.487588188123" calcext:value-type="float">
            <text:p>279,487588188123</text:p>
          </table:table-cell>
          <table:table-cell office:value-type="string" calcext:value-type="string">
            <text:p>67.0044706160846</text:p>
          </table:table-cell>
          <table:table-cell office:value-type="string" calcext:value-type="string">
            <text:p>true</text:p>
          </table:table-cell>
          <table:table-cell office:value-type="string" calcext:value-type="string">
            <text:p>33.971345558867625</text:p>
          </table:table-cell>
          <table:table-cell office:value-type="float" office:value="2" calcext:value-type="float">
            <text:p>2</text:p>
          </table:table-cell>
          <table:table-cell office:value-type="string" calcext:value-type="string">
            <text:p>POLYGON ((685544.0096382652 6837309.33706121, 685526.14 6837309.26, 685526.08 6837324.97, 685543.8015882001 6837325.03842312, 685543.8 6837325.02, 685544.0096382652 6837309.33706121))</text:p>
          </table:table-cell>
          <table:table-cell office:value-type="float" office:value="0.535341615664423" calcext:value-type="float">
            <text:p>0,535341615664423</text:p>
          </table:table-cell>
          <table:table-cell office:value-type="float" office:value="20.8660095003235" calcext:value-type="float">
            <text:p>20,8660095003235</text:p>
          </table:table-cell>
          <table:table-cell office:value-type="float" office:value="77222" calcext:value-type="float">
            <text:p>77222</text:p>
          </table:table-cell>
        </table:table-row>
        <table:table-row table:style-name="ro1">
          <table:table-cell office:value-type="string" calcext:value-type="string">
            <text:p>77222-AK-Densifyed-1</text:p>
          </table:table-cell>
          <table:table-cell office:value-type="float" office:value="418.217688967134" calcext:value-type="float">
            <text:p>418,217688967134</text:p>
          </table:table-cell>
          <table:table-cell office:value-type="string" calcext:value-type="string">
            <text:p>111.3950053892471</text:p>
          </table:table-cell>
          <table:table-cell office:value-type="string" calcext:value-type="string">
            <text:p>true</text:p>
          </table:table-cell>
          <table:table-cell office:value-type="string" calcext:value-type="string">
            <text:p>110.95284629231463</text:p>
          </table:table-cell>
          <table:table-cell office:value-type="float" office:value="1" calcext:value-type="float">
            <text:p>1</text:p>
          </table:table-cell>
          <table:table-cell office:value-type="string" calcext:value-type="string">
            <text:p>POLYGON ((684919.886 6837182.906, 684919.249 6837183.162, 684902.157 6837184.105, 684881.638 6837185.018, 684874.5476704024 6837185.401820416, 684874.9893683548 6837194.794588162, 684877.661 6837194.606, 684877.8569999998 6837195.393999999, 684877.8570000099 6837195.393999999, 684904.148 6837192.624, 684919.886 6837191.212, 684922.352 6837190.861, 684919.886 6837182.906))</text:p>
          </table:table-cell>
          <table:table-cell office:value-type="float" office:value="0.34757560144861" calcext:value-type="float">
            <text:p>0,34757560144861</text:p>
          </table:table-cell>
          <table:table-cell office:value-type="float" office:value="32.2353386256259" calcext:value-type="float">
            <text:p>32,2353386256259</text:p>
          </table:table-cell>
          <table:table-cell office:value-type="float" office:value="77222" calcext:value-type="float">
            <text:p>77222</text:p>
          </table:table-cell>
        </table:table-row>
        <table:table-row table:style-name="ro1">
          <table:table-cell office:value-type="string" calcext:value-type="string">
            <text:p>77285-BX-Densifyed-1</text:p>
          </table:table-cell>
          <table:table-cell office:value-type="float" office:value="252.286967923981" calcext:value-type="float">
            <text:p>252,286967923981</text:p>
          </table:table-cell>
          <table:table-cell office:value-type="string" calcext:value-type="string">
            <text:p>76.43963259687176</text:p>
          </table:table-cell>
          <table:table-cell office:value-type="string" calcext:value-type="string">
            <text:p>true</text:p>
          </table:table-cell>
          <table:table-cell office:value-type="string" calcext:value-type="string">
            <text:p>38.840255673925185</text:p>
          </table:table-cell>
          <table:table-cell office:value-type="float" office:value="2" calcext:value-type="float">
            <text:p>2</text:p>
          </table:table-cell>
          <table:table-cell office:value-type="string" calcext:value-type="string">
            <text:p>POLYGON ((672985.1848963073 6825699.088607599, 672978.78 6825694.65, 672978.11 6825694.3, 672962.4 6825719.74, 672969.5858211176 6825724.178518491, 672969.59 6825724.17, 672985 6825699.33, 672985.1848963073 6825699.088607599))</text:p>
          </table:table-cell>
          <table:table-cell office:value-type="float" office:value="0.428438790008205" calcext:value-type="float">
            <text:p>0,428438790008205</text:p>
          </table:table-cell>
          <table:table-cell office:value-type="float" office:value="56.905208725213" calcext:value-type="float">
            <text:p>56,905208725213</text:p>
          </table:table-cell>
          <table:table-cell office:value-type="float" office:value="77285" calcext:value-type="float">
            <text:p>77285</text:p>
          </table:table-cell>
        </table:table-row>
        <table:table-row table:style-name="ro1">
          <table:table-cell office:value-type="string" calcext:value-type="string">
            <text:p>77312-AK-Densifyed-3</text:p>
          </table:table-cell>
          <table:table-cell office:value-type="float" office:value="274.889172731552" calcext:value-type="float">
            <text:p>274,889172731552</text:p>
          </table:table-cell>
          <table:table-cell office:value-type="string" calcext:value-type="string">
            <text:p>68.14342165299902</text:p>
          </table:table-cell>
          <table:table-cell office:value-type="string" calcext:value-type="string">
            <text:p>true</text:p>
          </table:table-cell>
          <table:table-cell office:value-type="string" calcext:value-type="string">
            <text:p>16.159642808939537</text:p>
          </table:table-cell>
          <table:table-cell office:value-type="float" office:value="3" calcext:value-type="float">
            <text:p>3</text:p>
          </table:table-cell>
          <table:table-cell office:value-type="string" calcext:value-type="string">
            <text:p>POLYGON ((680459.0273893306 6803562.236129398, 680459.03 6803562.23, 680463.97 6803553.28, 680464.13 6803553.05, 680464.29 6803552.82, 680464.3 6803552.81, 680464.31 6803552.8, 680464.51 6803552.6, 680464.71 6803552.41, 680464.72 6803552.4, 680464.73 6803552.39, 680464.96 6803552.24, 680465.2 6803552.08, 680465.21 6803552.08, 680465.22 6803552.07, 680465.48 6803551.96, 680465.74 6803551.86, 680465.76 6803551.86, 680465.77 6803551.85, 680466.04 6803551.8, 680466.32 6803551.75, 680466.33 6803551.75, 680466.35 6803551.74, 680466.63 6803551.75, 680466.85 6803551.75, 680466.98 6803551.51, 680466.99 6803551.51, 680469.71 6803546.63, 680469.7106907059 6803546.629004571, 680455.9462066175 6803538.951465922, 680446.8412380301 6803555.552563989, 680459.0273893306 6803562.236129398))</text:p>
          </table:table-cell>
          <table:table-cell office:value-type="float" office:value="0.663647896413084" calcext:value-type="float">
            <text:p>0,663647896413084</text:p>
          </table:table-cell>
          <table:table-cell office:value-type="float" office:value="22.2811664920988" calcext:value-type="float">
            <text:p>22,2811664920988</text:p>
          </table:table-cell>
          <table:table-cell office:value-type="float" office:value="77312" calcext:value-type="float">
            <text:p>77312</text:p>
          </table:table-cell>
        </table:table-row>
        <table:table-row table:style-name="ro1">
          <table:table-cell office:value-type="string" calcext:value-type="string">
            <text:p>77217-0B-Densifyed-1</text:p>
          </table:table-cell>
          <table:table-cell office:value-type="float" office:value="307.756608191852" calcext:value-type="float">
            <text:p>307,756608191852</text:p>
          </table:table-cell>
          <table:table-cell office:value-type="string" calcext:value-type="string">
            <text:p>71.6041234201305</text:p>
          </table:table-cell>
          <table:table-cell office:value-type="string" calcext:value-type="string">
            <text:p>true</text:p>
          </table:table-cell>
          <table:table-cell office:value-type="string" calcext:value-type="string">
            <text:p>60.88122385657792</text:p>
          </table:table-cell>
          <table:table-cell office:value-type="float" office:value="2" calcext:value-type="float">
            <text:p>2</text:p>
          </table:table-cell>
          <table:table-cell office:value-type="string" calcext:value-type="string">
            <text:p>POLYGON ((675873.31051026 6843012.200695804, 675874.8953850861 6843001.772407005, 675857.56 6842994.979, 675850.652 6842998.266, 675849.1730105488 6843008.532316801, 675873.31051026 6843012.200695804))</text:p>
          </table:table-cell>
          <table:table-cell office:value-type="float" office:value="0.651715853141308" calcext:value-type="float">
            <text:p>0,651715853141308</text:p>
          </table:table-cell>
          <table:table-cell office:value-type="float" office:value="14.6673534548523" calcext:value-type="float">
            <text:p>14,6673534548523</text:p>
          </table:table-cell>
          <table:table-cell office:value-type="float" office:value="77217" calcext:value-type="float">
            <text:p>77217</text:p>
          </table:table-cell>
        </table:table-row>
        <table:table-row table:style-name="ro1">
          <table:table-cell office:value-type="string" calcext:value-type="string">
            <text:p>77217-0E-Densifyed-3</text:p>
          </table:table-cell>
          <table:table-cell office:value-type="float" office:value="201.750472234445" calcext:value-type="float">
            <text:p>201,750472234445</text:p>
          </table:table-cell>
          <table:table-cell office:value-type="string" calcext:value-type="string">
            <text:p>102.32037672916111</text:p>
          </table:table-cell>
          <table:table-cell office:value-type="string" calcext:value-type="string">
            <text:p>true</text:p>
          </table:table-cell>
          <table:table-cell office:value-type="string" calcext:value-type="string">
            <text:p>55.24115768103787</text:p>
          </table:table-cell>
          <table:table-cell office:value-type="float" office:value="2" calcext:value-type="float">
            <text:p>2</text:p>
          </table:table-cell>
          <table:table-cell office:value-type="string" calcext:value-type="string">
            <text:p>POLYGON ((676232.2958688408 6839862.283572127, 676243.4319999996 6839894.736999998, 676243.4320000006 6839894.736999999, 676254.9331270613 6839877.710027138, 676250.5025439716 6839874.6907484755, 676251.216 6839876.782, 676240.573 6839880.36, 676237.958 6839872.577, 676242.273 6839871.092, 676242.188 6839870.483, 676243.65033614 6839870.021222034, 676232.2958688408 6839862.283572127))</text:p>
          </table:table-cell>
          <table:table-cell office:value-type="float" office:value="0.797152158046525" calcext:value-type="float">
            <text:p>0,797152158046525</text:p>
          </table:table-cell>
          <table:table-cell office:value-type="float" office:value="9.62115417235853" calcext:value-type="float">
            <text:p>9,62115417235853</text:p>
          </table:table-cell>
          <table:table-cell office:value-type="float" office:value="77217" calcext:value-type="float">
            <text:p>77217</text:p>
          </table:table-cell>
        </table:table-row>
        <table:table-row table:style-name="ro1">
          <table:table-cell office:value-type="string" calcext:value-type="string">
            <text:p>77243-AP-Densifyed-3</text:p>
          </table:table-cell>
          <table:table-cell office:value-type="float" office:value="614.793200624294" calcext:value-type="float">
            <text:p>614,793200624294</text:p>
          </table:table-cell>
          <table:table-cell office:value-type="string" calcext:value-type="string">
            <text:p>121.10281844179984</text:p>
          </table:table-cell>
          <table:table-cell office:value-type="string" calcext:value-type="string">
            <text:p>true</text:p>
          </table:table-cell>
          <table:table-cell office:value-type="string" calcext:value-type="string">
            <text:p>82.11824581116625</text:p>
          </table:table-cell>
          <table:table-cell office:value-type="float" office:value="2" calcext:value-type="float">
            <text:p>2</text:p>
          </table:table-cell>
          <table:table-cell office:value-type="string" calcext:value-type="string">
            <text:p>POLYGON ((680028.42 6864372.42, 680028.42 6864372.43, 680057.38 6864377.81, 680062.06 6864359, 680034.9004178636 6864353.957752769, 680036.62 6864344.71, 680036.67 6864344.12, 680036.6 6864343.54, 680036.43 6864342.98, 680036.1455107157 6864342.469881283, 680033.55 6864342.65, 680033.66 6864342.98, 680033.72 6864343.57, 680033.67 6864344.16, 680031.95 6864353.41, 680028.42 6864372.42))</text:p>
          </table:table-cell>
          <table:table-cell office:value-type="float" office:value="0.534769044205628" calcext:value-type="float">
            <text:p>0,534769044205628</text:p>
          </table:table-cell>
          <table:table-cell office:value-type="float" office:value="38.7962730173129" calcext:value-type="float">
            <text:p>38,7962730173129</text:p>
          </table:table-cell>
          <table:table-cell office:value-type="float" office:value="77243" calcext:value-type="float">
            <text:p>77243</text:p>
          </table:table-cell>
        </table:table-row>
        <table:table-row table:style-name="ro1">
          <table:table-cell office:value-type="string" calcext:value-type="string">
            <text:p>77152-AN-Densifyed-1</text:p>
          </table:table-cell>
          <table:table-cell office:value-type="float" office:value="404.522009430128" calcext:value-type="float">
            <text:p>404,522009430128</text:p>
          </table:table-cell>
          <table:table-cell office:value-type="string" calcext:value-type="string">
            <text:p>88.66721746667238</text:p>
          </table:table-cell>
          <table:table-cell office:value-type="string" calcext:value-type="string">
            <text:p>true</text:p>
          </table:table-cell>
          <table:table-cell office:value-type="string" calcext:value-type="string">
            <text:p>88.63361325976705</text:p>
          </table:table-cell>
          <table:table-cell office:value-type="float" office:value="1" calcext:value-type="float">
            <text:p>1</text:p>
          </table:table-cell>
          <table:table-cell office:value-type="string" calcext:value-type="string">
            <text:p>POLYGON ((673771.7970000183 6824536.321000021, 673780.233 6824545.913, 673803.1999987987 6824527.132000983, 673804.4275872796 6824526.1269683475, 673796.2352956138 6824516.120564048, 673771.7970000007 6824536.3209999995, 673771.7970000183 6824536.321000021))</text:p>
          </table:table-cell>
          <table:table-cell office:value-type="float" office:value="0.994786804747518" calcext:value-type="float">
            <text:p>0,994786804747518</text:p>
          </table:table-cell>
          <table:table-cell office:value-type="float" office:value="0.230346816231082" calcext:value-type="float">
            <text:p>0,230346816231082</text:p>
          </table:table-cell>
          <table:table-cell office:value-type="float" office:value="77152" calcext:value-type="float">
            <text:p>77152</text:p>
          </table:table-cell>
        </table:table-row>
        <table:table-row table:style-name="ro1">
          <table:table-cell office:value-type="string" calcext:value-type="string">
            <text:p>77312-0G-Densifyed-1</text:p>
          </table:table-cell>
          <table:table-cell office:value-type="float" office:value="977.7918156888" calcext:value-type="float">
            <text:p>977,7918156888</text:p>
          </table:table-cell>
          <table:table-cell office:value-type="string" calcext:value-type="string">
            <text:p>234.01165028281838</text:p>
          </table:table-cell>
          <table:table-cell office:value-type="string" calcext:value-type="string">
            <text:p>true</text:p>
          </table:table-cell>
          <table:table-cell office:value-type="string" calcext:value-type="string">
            <text:p>232.51818067846813</text:p>
          </table:table-cell>
          <table:table-cell office:value-type="float" office:value="1" calcext:value-type="float">
            <text:p>1</text:p>
          </table:table-cell>
          <table:table-cell office:value-type="string" calcext:value-type="string">
            <text:p>POLYGON ((680326.46 6803683.49, 680332.2 6803668.61, 680328.48 6803667.11, 680328.67 6803666.64, 680334.94 6803650.96, 680340.51 6803636.33, 680332.69 6803633.15, 680325.9 6803630.46, 680308.27 6803676.53, 680291.06 6803721.49, 680293.7772364473 6803722.725527105, 680293.86 6803722.56, 680311.0695466239 6803677.601184415, 680326.46 6803683.49))</text:p>
          </table:table-cell>
          <table:table-cell office:value-type="float" office:value="0.959569487031874" calcext:value-type="float">
            <text:p>0,959569487031874</text:p>
          </table:table-cell>
          <table:table-cell office:value-type="float" office:value="4.24817669674887" calcext:value-type="float">
            <text:p>4,24817669674887</text:p>
          </table:table-cell>
          <table:table-cell office:value-type="float" office:value="77312" calcext:value-type="float">
            <text:p>77312</text:p>
          </table:table-cell>
        </table:table-row>
        <table:table-row table:style-name="ro1">
          <table:table-cell office:value-type="string" calcext:value-type="string">
            <text:p>77285-BY-Densifyed-1</text:p>
          </table:table-cell>
          <table:table-cell office:value-type="float" office:value="1167.98977721804" calcext:value-type="float">
            <text:p>1167,98977721804</text:p>
          </table:table-cell>
          <table:table-cell office:value-type="string" calcext:value-type="string">
            <text:p>283.58867460477</text:p>
          </table:table-cell>
          <table:table-cell office:value-type="string" calcext:value-type="string">
            <text:p>true</text:p>
          </table:table-cell>
          <table:table-cell office:value-type="string" calcext:value-type="string">
            <text:p>251.6027461546854</text:p>
          </table:table-cell>
          <table:table-cell office:value-type="float" office:value="2" calcext:value-type="float">
            <text:p>2</text:p>
          </table:table-cell>
          <table:table-cell office:value-type="string" calcext:value-type="string">
            <text:p>POLYGON ((672636.56 6826122.35, 672636.66 6826129.11, 672636.82 6826138.76, 672637.29 6826166.29, 672637.53 6826180.43, 672637.5869517336 6826183.650361659, 672637.64 6826186.65, 672638.35 6826224.02, 672638.36 6826224.32, 672638.42 6826231.2, 672638.63 6826250.95, 672641.607256812 6826248.781057326, 672641.42 6826231.17, 672641.35 6826224.29, 672641.35 6826223.99, 672641.35 6826223.98, 672641.35 6826223.97, 672640.6400679656 6826186.603577285, 672653.15 6826186.41, 672653.14 6826183.31, 672652.86 6826126.8, 672650.68 6826126.41, 672648.92 6826126.21, 672645.64 6826125.46, 672644.68 6826125.01, 672642.46 6826124.54, 672638.69 6826123.29, 672636.56 6826122.35))</text:p>
          </table:table-cell>
          <table:table-cell office:value-type="float" office:value="0.736604824233723" calcext:value-type="float">
            <text:p>0,736604824233723</text:p>
          </table:table-cell>
          <table:table-cell office:value-type="float" office:value="34.1647552312339" calcext:value-type="float">
            <text:p>34,1647552312339</text:p>
          </table:table-cell>
          <table:table-cell office:value-type="float" office:value="77285" calcext:value-type="float">
            <text:p>77285</text:p>
          </table:table-cell>
        </table:table-row>
        <table:table-row table:style-name="ro1">
          <table:table-cell office:value-type="string" calcext:value-type="string">
            <text:p>77114-0B-Densifyed-3</text:p>
          </table:table-cell>
          <table:table-cell office:value-type="float" office:value="232.074605200431" calcext:value-type="float">
            <text:p>232,074605200431</text:p>
          </table:table-cell>
          <table:table-cell office:value-type="string" calcext:value-type="string">
            <text:p>70.1876666889592</text:p>
          </table:table-cell>
          <table:table-cell office:value-type="string" calcext:value-type="string">
            <text:p>true</text:p>
          </table:table-cell>
          <table:table-cell office:value-type="string" calcext:value-type="string">
            <text:p>53.11005154066232</text:p>
          </table:table-cell>
          <table:table-cell office:value-type="float" office:value="3" calcext:value-type="float">
            <text:p>3</text:p>
          </table:table-cell>
          <table:table-cell office:value-type="string" calcext:value-type="string">
            <text:p>POLYGON ((675212.8819643933 6847886.443795123, 675217.47 6847893.53, 675226.02 6847907.13, 675226.9314506663 6847908.499224203, 675234.4400424534 6847903.66221618, 675229.76 6847896.56, 675221.99 6847884.02, 675220.3986874305 6847881.593642221, 675212.8819643933 6847886.443795123))</text:p>
          </table:table-cell>
          <table:table-cell table:number-columns-repeated="2" office:value-type="float" office:value="0" calcext:value-type="float">
            <text:p>0</text:p>
          </table:table-cell>
          <table:table-cell/>
        </table:table-row>
        <table:table-row table:style-name="ro1">
          <table:table-cell office:value-type="string" calcext:value-type="string">
            <text:p>77389-AB-Densifyed-1</text:p>
          </table:table-cell>
          <table:table-cell office:value-type="float" office:value="694.875940334847" calcext:value-type="float">
            <text:p>694,875940334847</text:p>
          </table:table-cell>
          <table:table-cell office:value-type="string" calcext:value-type="string">
            <text:p>109.65550103640511</text:p>
          </table:table-cell>
          <table:table-cell office:value-type="string" calcext:value-type="string">
            <text:p>true</text:p>
          </table:table-cell>
          <table:table-cell office:value-type="string" calcext:value-type="string">
            <text:p>109.62175987920216</text:p>
          </table:table-cell>
          <table:table-cell office:value-type="float" office:value="1" calcext:value-type="float">
            <text:p>1</text:p>
          </table:table-cell>
          <table:table-cell office:value-type="string" calcext:value-type="string">
            <text:p>POLYGON ((674510.293 6824386.484, 674544.5838343573 6824393.406854659, 674548.5241625044 6824373.886562578, 674514.307 6824367.032, 674510.293 6824386.484))</text:p>
          </table:table-cell>
          <table:table-cell office:value-type="float" office:value="0.546739759487904" calcext:value-type="float">
            <text:p>0,546739759487904</text:p>
          </table:table-cell>
          <table:table-cell office:value-type="float" office:value="34.9856722032767" calcext:value-type="float">
            <text:p>34,9856722032767</text:p>
          </table:table-cell>
          <table:table-cell office:value-type="float" office:value="77389" calcext:value-type="float">
            <text:p>77389</text:p>
          </table:table-cell>
        </table:table-row>
        <table:table-row table:style-name="ro1">
          <table:table-cell office:value-type="string" calcext:value-type="string">
            <text:p>77312-0G-Densifyed-2</text:p>
          </table:table-cell>
          <table:table-cell office:value-type="float" office:value="325.073147479392" calcext:value-type="float">
            <text:p>325,073147479392</text:p>
          </table:table-cell>
          <table:table-cell office:value-type="string" calcext:value-type="string">
            <text:p>75.396376403625</text:p>
          </table:table-cell>
          <table:table-cell office:value-type="string" calcext:value-type="string">
            <text:p>true</text:p>
          </table:table-cell>
          <table:table-cell office:value-type="string" calcext:value-type="string">
            <text:p>75.36124549308316</text:p>
          </table:table-cell>
          <table:table-cell office:value-type="float" office:value="1" calcext:value-type="float">
            <text:p>1</text:p>
          </table:table-cell>
          <table:table-cell office:value-type="string" calcext:value-type="string">
            <text:p>POLYGON ((680305.0672202394 6803701.677258447, 680296.66 6803723.63, 680296.4959709198 6803723.9643669715, 680308.72 6803729.52, 680309.46 6803727.58, 680317.59 6803706.5, 680305.0672202394 6803701.677258447))</text:p>
          </table:table-cell>
          <table:table-cell office:value-type="float" office:value="0.552054619788478" calcext:value-type="float">
            <text:p>0,552054619788478</text:p>
          </table:table-cell>
          <table:table-cell office:value-type="float" office:value="28.9434818033096" calcext:value-type="float">
            <text:p>28,9434818033096</text:p>
          </table:table-cell>
          <table:table-cell office:value-type="float" office:value="77312" calcext:value-type="float">
            <text:p>77312</text:p>
          </table:table-cell>
        </table:table-row>
        <table:table-row table:style-name="ro1">
          <table:table-cell office:value-type="string" calcext:value-type="string">
            <text:p>77217-ZD-Densifyed-1</text:p>
          </table:table-cell>
          <table:table-cell office:value-type="float" office:value="1051.37587228271" calcext:value-type="float">
            <text:p>1051,37587228271</text:p>
          </table:table-cell>
          <table:table-cell office:value-type="string" calcext:value-type="string">
            <text:p>222.7151045790842</text:p>
          </table:table-cell>
          <table:table-cell office:value-type="string" calcext:value-type="string">
            <text:p>true</text:p>
          </table:table-cell>
          <table:table-cell office:value-type="string" calcext:value-type="string">
            <text:p>143.35155257332394</text:p>
          </table:table-cell>
          <table:table-cell office:value-type="float" office:value="3" calcext:value-type="float">
            <text:p>3</text:p>
          </table:table-cell>
          <table:table-cell office:value-type="string" calcext:value-type="string">
            <text:p>POLYGON ((675683.1194849315 6843305.07960548, 675683.1194849316 6843305.07960548, 675662.34 6843338.6, 675665.89 6843342.2, 675672.53 6843350.26, 675675.68 6843352.95, 675694.42 6843326.07, 675702.84 6843313.65, 675687.2575501427 6843304.097803616, 675690.24 6843299.28, 675690.25 6843299.27, 675690.25 6843299.26, 675700.87 6843281.71, 675708.55 6843269.03, 675710.86 6843265.21, 675711.12 6843264.67, 675711.1235015661 6843264.655743624, 675708.3 6843263.65, 675705.98 6843267.48, 675698.3 6843280.16, 675687.69 6843297.7, 675684.7 6843302.53, 675683.1194849315 6843305.07960548))</text:p>
          </table:table-cell>
          <table:table-cell office:value-type="float" office:value="0.875063485017037" calcext:value-type="float">
            <text:p>0,875063485017037</text:p>
          </table:table-cell>
          <table:table-cell office:value-type="float" office:value="13.3713068624144" calcext:value-type="float">
            <text:p>13,3713068624144</text:p>
          </table:table-cell>
          <table:table-cell office:value-type="float" office:value="77217" calcext:value-type="float">
            <text:p>77217</text:p>
          </table:table-cell>
        </table:table-row>
        <table:table-row table:style-name="ro1">
          <table:table-cell office:value-type="string" calcext:value-type="string">
            <text:p>77152-AX-Densifyed-2</text:p>
          </table:table-cell>
          <table:table-cell office:value-type="float" office:value="491.994800507699" calcext:value-type="float">
            <text:p>491,994800507699</text:p>
          </table:table-cell>
          <table:table-cell office:value-type="string" calcext:value-type="string">
            <text:p>132.73985798267032</text:p>
          </table:table-cell>
          <table:table-cell office:value-type="string" calcext:value-type="string">
            <text:p>true</text:p>
          </table:table-cell>
          <table:table-cell office:value-type="string" calcext:value-type="string">
            <text:p>94.58308508926844</text:p>
          </table:table-cell>
          <table:table-cell office:value-type="float" office:value="2" calcext:value-type="float">
            <text:p>2</text:p>
          </table:table-cell>
          <table:table-cell office:value-type="string" calcext:value-type="string">
            <text:p>POLYGON ((672175.7910795304 6823327.174467938, 672175.83 6823327.27, 672183.38 6823341.43, 672187.39 6823348.98, 672187.3916516516 6823348.982452453, 672175.19 6823355.49, 672187.03 6823377.43, 672201.76 6823369.59, 672190.35 6823348.15, 672190.04 6823347.57, 672186.03 6823340.02, 672178.48 6823325.86, 672178.46 6823325.81, 672175.7910795304 6823327.174467938))</text:p>
          </table:table-cell>
          <table:table-cell office:value-type="float" office:value="0.516036843964405" calcext:value-type="float">
            <text:p>0,516036843964405</text:p>
          </table:table-cell>
          <table:table-cell office:value-type="float" office:value="49.9577671641396" calcext:value-type="float">
            <text:p>49,9577671641396</text:p>
          </table:table-cell>
          <table:table-cell office:value-type="float" office:value="77152" calcext:value-type="float">
            <text:p>77152</text:p>
          </table:table-cell>
        </table:table-row>
        <table:table-row table:style-name="ro1">
          <table:table-cell office:value-type="string" calcext:value-type="string">
            <text:p>77285-BR-Densifyed-3</text:p>
          </table:table-cell>
          <table:table-cell office:value-type="float" office:value="473.682410958753" calcext:value-type="float">
            <text:p>473,682410958753</text:p>
          </table:table-cell>
          <table:table-cell office:value-type="string" calcext:value-type="string">
            <text:p>117.7209174817004</text:p>
          </table:table-cell>
          <table:table-cell office:value-type="string" calcext:value-type="string">
            <text:p>true</text:p>
          </table:table-cell>
          <table:table-cell office:value-type="string" calcext:value-type="string">
            <text:p>82.89200385799022</text:p>
          </table:table-cell>
          <table:table-cell office:value-type="float" office:value="4" calcext:value-type="float">
            <text:p>4</text:p>
          </table:table-cell>
          <table:table-cell office:value-type="string" calcext:value-type="string">
            <text:p>POLYGON ((673704.6301234197 6826655.56395176, 673705.159804993 6826672.523756093, 673683.2 6826673.21, 673683.78 6826690.18, 673708.69 6826689.34, 673708.63 6826687.47, 673708.16 6826672.43, 673707.62 6826655.47, 673704.6301234197 6826655.56395176))</text:p>
          </table:table-cell>
          <table:table-cell office:value-type="float" office:value="0.656800907187856" calcext:value-type="float">
            <text:p>0,656800907187856</text:p>
          </table:table-cell>
          <table:table-cell office:value-type="float" office:value="19.8509609832283" calcext:value-type="float">
            <text:p>19,8509609832283</text:p>
          </table:table-cell>
          <table:table-cell office:value-type="float" office:value="77285" calcext:value-type="float">
            <text:p>77285</text:p>
          </table:table-cell>
        </table:table-row>
        <table:table-row table:style-name="ro1">
          <table:table-cell office:value-type="string" calcext:value-type="string">
            <text:p>77114-0A-Densifyed-1</text:p>
          </table:table-cell>
          <table:table-cell office:value-type="float" office:value="316.046414624264" calcext:value-type="float">
            <text:p>316,046414624264</text:p>
          </table:table-cell>
          <table:table-cell office:value-type="string" calcext:value-type="string">
            <text:p>77.55257177064752</text:p>
          </table:table-cell>
          <table:table-cell office:value-type="string" calcext:value-type="string">
            <text:p>true</text:p>
          </table:table-cell>
          <table:table-cell office:value-type="string" calcext:value-type="string">
            <text:p>77.50895456845345</text:p>
          </table:table-cell>
          <table:table-cell office:value-type="float" office:value="1" calcext:value-type="float">
            <text:p>1</text:p>
          </table:table-cell>
          <table:table-cell office:value-type="string" calcext:value-type="string">
            <text:p>POLYGON ((675495.03 6847647.95, 675496.64 6847658.34, 675497.12 6847661.58, 675497.42 6847664.57, 675497.61 6847667.87, 675497.87 6847671.4, 675497.5574103299 6847673.952815639, 675497.64 6847673.94, 675498.23 6847673.96, 675498.8 6847674.09, 675505.5571943076 6847676.435143907, 675513.07 6847653.63, 675499.51 6847649.14, 675495.03 6847647.95))</text:p>
          </table:table-cell>
          <table:table-cell office:value-type="float" office:value="0.552783331724294" calcext:value-type="float">
            <text:p>0,552783331724294</text:p>
          </table:table-cell>
          <table:table-cell office:value-type="float" office:value="26.5422129951982" calcext:value-type="float">
            <text:p>26,5422129951982</text:p>
          </table:table-cell>
          <table:table-cell office:value-type="float" office:value="77114" calcext:value-type="float">
            <text:p>77114</text:p>
          </table:table-cell>
        </table:table-row>
        <table:table-row table:style-name="ro1">
          <table:table-cell office:value-type="string" calcext:value-type="string">
            <text:p>77152-AR-Densifyed-2</text:p>
          </table:table-cell>
          <table:table-cell office:value-type="float" office:value="272.63003034697" calcext:value-type="float">
            <text:p>272,63003034697</text:p>
          </table:table-cell>
          <table:table-cell office:value-type="string" calcext:value-type="string">
            <text:p>67.9566950377594</text:p>
          </table:table-cell>
          <table:table-cell office:value-type="string" calcext:value-type="string">
            <text:p>true</text:p>
          </table:table-cell>
          <table:table-cell office:value-type="string" calcext:value-type="string">
            <text:p>35.80019213574293</text:p>
          </table:table-cell>
          <table:table-cell office:value-type="float" office:value="3" calcext:value-type="float">
            <text:p>3</text:p>
          </table:table-cell>
          <table:table-cell office:value-type="string" calcext:value-type="string">
            <text:p>POLYGON ((673359.1080541898 6824862.658434892, 673358.65 6824862.29, 673358.27 6824861.84, 673357.98 6824861.33, 673357.8 6824860.77, 673357.74 6824860.18, 673357.79 6824859.6, 673357.95 6824859.03, 673358.22 6824858.51, 673360.94 6824854.31, 673360.9406519448 6824854.309166959, 673351.2012311539 6824848.00461162, 673340.1863929899 6824865.420402936, 673351.84 6824872.4, 673352.97 6824872.14, 673355.88 6824867.64, 673359.1080541898 6824862.658434892))</text:p>
          </table:table-cell>
          <table:table-cell office:value-type="float" office:value="0.587109281726249" calcext:value-type="float">
            <text:p>0,587109281726249</text:p>
          </table:table-cell>
          <table:table-cell office:value-type="float" office:value="21.3129413520662" calcext:value-type="float">
            <text:p>21,3129413520662</text:p>
          </table:table-cell>
          <table:table-cell office:value-type="float" office:value="77152" calcext:value-type="float">
            <text:p>77152</text:p>
          </table:table-cell>
        </table:table-row>
        <table:table-row table:style-name="ro1">
          <table:table-cell office:value-type="string" calcext:value-type="string">
            <text:p>77061-0A-Densifyed-1</text:p>
          </table:table-cell>
          <table:table-cell office:value-type="float" office:value="335.11205763246" calcext:value-type="float">
            <text:p>335,11205763246</text:p>
          </table:table-cell>
          <table:table-cell office:value-type="string" calcext:value-type="string">
            <text:p>129.62696282500946</text:p>
          </table:table-cell>
          <table:table-cell office:value-type="string" calcext:value-type="string">
            <text:p>true</text:p>
          </table:table-cell>
          <table:table-cell office:value-type="string" calcext:value-type="string">
            <text:p>94.38322625254283</text:p>
          </table:table-cell>
          <table:table-cell office:value-type="float" office:value="2" calcext:value-type="float">
            <text:p>2</text:p>
          </table:table-cell>
          <table:table-cell office:value-type="string" calcext:value-type="string">
            <text:p>POLYGON ((699252.5515831843 6807422.790107335, 699252.52 6807421.99, 699249.51 6807421.9, 699249.41 6807419.91, 699248.51 6807399.06, 699239.21 6807399.7, 699240.23 6807417.66, 699240.73 6807426.47, 699249.6723520613 6807425.960720318, 699250.05 6807435.71, 699250.67 6807451.67, 699250.7182861365 6807452.0200744895, 699253.67 6807451.56, 699253.04 6807435.59, 699252.67 6807425.79, 699252.5515831843 6807422.790107335))</text:p>
          </table:table-cell>
          <table:table-cell office:value-type="float" office:value="0.479778668072305" calcext:value-type="float">
            <text:p>0,479778668072305</text:p>
          </table:table-cell>
          <table:table-cell office:value-type="float" office:value="28.5594455934606" calcext:value-type="float">
            <text:p>28,5594455934606</text:p>
          </table:table-cell>
          <table:table-cell office:value-type="float" office:value="77061" calcext:value-type="float">
            <text:p>77061</text:p>
          </table:table-cell>
        </table:table-row>
        <table:table-row table:style-name="ro1">
          <table:table-cell office:value-type="string" calcext:value-type="string">
            <text:p>77114-0B-Densifyed-4</text:p>
          </table:table-cell>
          <table:table-cell office:value-type="float" office:value="240.069608420816" calcext:value-type="float">
            <text:p>240,069608420816</text:p>
          </table:table-cell>
          <table:table-cell office:value-type="string" calcext:value-type="string">
            <text:p>79.25080156131799</text:p>
          </table:table-cell>
          <table:table-cell office:value-type="string" calcext:value-type="string">
            <text:p>true</text:p>
          </table:table-cell>
          <table:table-cell office:value-type="string" calcext:value-type="string">
            <text:p>49.135626942929306</text:p>
          </table:table-cell>
          <table:table-cell office:value-type="float" office:value="2" calcext:value-type="float">
            <text:p>2</text:p>
          </table:table-cell>
          <table:table-cell office:value-type="string" calcext:value-type="string">
            <text:p>POLYGON ((675861.422014603 6847222.749459841, 675861.4 6847222.81, 675855.1806432151 6847236.3186029205, 675868.57 6847242.49, 675873.6 6847230.26, 675881.33 6847233.57, 675882.68 6847231, 675883.17 6847230.19, 675880.53 6847229.08, 675879.7 6847230.16, 675878.66 6847230.29, 675861.422014603 6847222.749459841))</text:p>
          </table:table-cell>
          <table:table-cell office:value-type="float" office:value="0.522989874863127" calcext:value-type="float">
            <text:p>0,522989874863127</text:p>
          </table:table-cell>
          <table:table-cell office:value-type="float" office:value="34.7311444436592" calcext:value-type="float">
            <text:p>34,7311444436592</text:p>
          </table:table-cell>
          <table:table-cell office:value-type="float" office:value="77114" calcext:value-type="float">
            <text:p>77114</text:p>
          </table:table-cell>
        </table:table-row>
        <table:table-row table:style-name="ro1">
          <table:table-cell office:value-type="string" calcext:value-type="string">
            <text:p>77061-0C-Densifyed-1</text:p>
          </table:table-cell>
          <table:table-cell office:value-type="float" office:value="397.837012568579" calcext:value-type="float">
            <text:p>397,837012568579</text:p>
          </table:table-cell>
          <table:table-cell office:value-type="string" calcext:value-type="string">
            <text:p>81.937359821239</text:p>
          </table:table-cell>
          <table:table-cell office:value-type="string" calcext:value-type="string">
            <text:p>true</text:p>
          </table:table-cell>
          <table:table-cell office:value-type="string" calcext:value-type="string">
            <text:p>81.89907391644107</text:p>
          </table:table-cell>
          <table:table-cell office:value-type="float" office:value="1" calcext:value-type="float">
            <text:p>1</text:p>
          </table:table-cell>
          <table:table-cell office:value-type="string" calcext:value-type="string">
            <text:p>POLYGON ((698469.4503440326 6807317.389984632, 698445.1 6807317.96, 698452.57 6807338.01, 698473.8719788529 6807330.075874322, 698473.86 6807330.05, 698469.62 6807318.34, 698469.47 6807317.77, 698469.4503440326 6807317.389984632))</text:p>
          </table:table-cell>
          <table:table-cell office:value-type="float" office:value="0.845391002485342" calcext:value-type="float">
            <text:p>0,845391002485342</text:p>
          </table:table-cell>
          <table:table-cell office:value-type="float" office:value="6.07350758054861" calcext:value-type="float">
            <text:p>6,07350758054861</text:p>
          </table:table-cell>
          <table:table-cell office:value-type="float" office:value="77061" calcext:value-type="float">
            <text:p>77061</text:p>
          </table:table-cell>
        </table:table-row>
        <table:table-row table:style-name="ro1">
          <table:table-cell office:value-type="string" calcext:value-type="string">
            <text:p>77470-ZB-Densifyed-2</text:p>
          </table:table-cell>
          <table:table-cell office:value-type="float" office:value="460.767391342324" calcext:value-type="float">
            <text:p>460,767391342324</text:p>
          </table:table-cell>
          <table:table-cell office:value-type="string" calcext:value-type="string">
            <text:p>91.52940688317467</text:p>
          </table:table-cell>
          <table:table-cell office:value-type="string" calcext:value-type="string">
            <text:p>true</text:p>
          </table:table-cell>
          <table:table-cell office:value-type="string" calcext:value-type="string">
            <text:p>91.48199684613276</text:p>
          </table:table-cell>
          <table:table-cell office:value-type="float" office:value="1" calcext:value-type="float">
            <text:p>1</text:p>
          </table:table-cell>
          <table:table-cell office:value-type="string" calcext:value-type="string">
            <text:p>POLYGON ((683899.6340680197 6848982.671114483, 683899.74 6848982.75, 683900.14 6848983.19, 683900.44 6848983.69, 683900.63 6848984.25, 683900.71 6848984.83, 683900.68 6848985.42, 683900.53 6848985.99, 683898.34 6848992, 683898.2934206976 6848992.098748121, 683924.37 6849002.75, 683931.8 6848984.54, 683901.55 6848980.38, 683899.6340680197 6848982.671114483))</text:p>
          </table:table-cell>
          <table:table-cell office:value-type="float" office:value="0.702451506803587" calcext:value-type="float">
            <text:p>0,702451506803587</text:p>
          </table:table-cell>
          <table:table-cell office:value-type="float" office:value="16.4656112333389" calcext:value-type="float">
            <text:p>16,4656112333389</text:p>
          </table:table-cell>
          <table:table-cell office:value-type="float" office:value="77470" calcext:value-type="float">
            <text:p>77470</text:p>
          </table:table-cell>
        </table:table-row>
        <table:table-row table:style-name="ro1">
          <table:table-cell office:value-type="string" calcext:value-type="string">
            <text:p>77470-AB-Densifyed-2</text:p>
          </table:table-cell>
          <table:table-cell office:value-type="float" office:value="514.21405290916" calcext:value-type="float">
            <text:p>514,21405290916</text:p>
          </table:table-cell>
          <table:table-cell office:value-type="string" calcext:value-type="string">
            <text:p>91.68017387045386</text:p>
          </table:table-cell>
          <table:table-cell office:value-type="string" calcext:value-type="string">
            <text:p>true</text:p>
          </table:table-cell>
          <table:table-cell office:value-type="string" calcext:value-type="string">
            <text:p>49.72551179556681</text:p>
          </table:table-cell>
          <table:table-cell office:value-type="float" office:value="2" calcext:value-type="float">
            <text:p>2</text:p>
          </table:table-cell>
          <table:table-cell office:value-type="string" calcext:value-type="string">
            <text:p>POLYGON ((681775.1019803111 6849152.325445856, 681791.31 6849144.44, 681791.17 6849143.77, 681789.83 6849137.3, 681786.18 6849119.88, 681764.3842385351 6849130.488635225, 681775.1 6849152.32, 681775.1019803111 6849152.325445856))</text:p>
          </table:table-cell>
          <table:table-cell office:value-type="float" office:value="0.688072815904421" calcext:value-type="float">
            <text:p>0,688072815904421</text:p>
          </table:table-cell>
          <table:table-cell office:value-type="float" office:value="17.3835452497877" calcext:value-type="float">
            <text:p>17,3835452497877</text:p>
          </table:table-cell>
          <table:table-cell office:value-type="float" office:value="77470" calcext:value-type="float">
            <text:p>77470</text:p>
          </table:table-cell>
        </table:table-row>
        <table:table-row table:style-name="ro1">
          <table:table-cell office:value-type="string" calcext:value-type="string">
            <text:p>77061-0A-Densifyed-1</text:p>
          </table:table-cell>
          <table:table-cell office:value-type="float" office:value="210.012588814535" calcext:value-type="float">
            <text:p>210,012588814535</text:p>
          </table:table-cell>
          <table:table-cell office:value-type="string" calcext:value-type="string">
            <text:p>126.97322043569953</text:p>
          </table:table-cell>
          <table:table-cell office:value-type="string" calcext:value-type="string">
            <text:p>true</text:p>
          </table:table-cell>
          <table:table-cell office:value-type="string" calcext:value-type="string">
            <text:p>78.69232360404376</text:p>
          </table:table-cell>
          <table:table-cell office:value-type="float" office:value="2" calcext:value-type="float">
            <text:p>2</text:p>
          </table:table-cell>
          <table:table-cell office:value-type="string" calcext:value-type="string">
            <text:p>POLYGON ((699001.2574819278 6807641.470679192, 698997.5 6807611.52, 698978.84 6807613.85, 698980.03 6807619.7, 698982.13 6807619.54, 698995.81 6807618.49, 698997.16 6807629.61, 698997.47 6807632.27, 698997.72 6807634.28, 698998.18 6807634.25, 698998.86 6807639.97, 698994.39 6807640.63, 698994.31 6807640.15, 698984.5 6807641.65, 698985.0330364619 6807644.263293805, 698985.12 6807644.24, 699001.12 6807641.48, 699001.2574819278 6807641.470679192))</text:p>
          </table:table-cell>
          <table:table-cell office:value-type="float" office:value="0.670224098738232" calcext:value-type="float">
            <text:p>0,670224098738232</text:p>
          </table:table-cell>
          <table:table-cell office:value-type="float" office:value="14.4811345637069" calcext:value-type="float">
            <text:p>14,4811345637069</text:p>
          </table:table-cell>
          <table:table-cell office:value-type="float" office:value="77061" calcext:value-type="float">
            <text:p>77061</text:p>
          </table:table-cell>
        </table:table-row>
        <table:table-row table:style-name="ro1">
          <table:table-cell office:value-type="string" calcext:value-type="string">
            <text:p>77285-BM-Densifyed-3</text:p>
          </table:table-cell>
          <table:table-cell office:value-type="float" office:value="400.960511908553" calcext:value-type="float">
            <text:p>400,960511908553</text:p>
          </table:table-cell>
          <table:table-cell office:value-type="string" calcext:value-type="string">
            <text:p>89.8341699940173</text:p>
          </table:table-cell>
          <table:table-cell office:value-type="string" calcext:value-type="string">
            <text:p>true</text:p>
          </table:table-cell>
          <table:table-cell office:value-type="string" calcext:value-type="string">
            <text:p>48.71070048992318</text:p>
          </table:table-cell>
          <table:table-cell office:value-type="float" office:value="3" calcext:value-type="float">
            <text:p>3</text:p>
          </table:table-cell>
          <table:table-cell office:value-type="string" calcext:value-type="string">
            <text:p>POLYGON ((672142.2749703974 6826715.821502765, 672157.8883213251 6826701.0520649655, 672141.584063923 6826683.816196147, 672141.5840638949 6826683.816196173, 672139.343 6826686.066, 672143.203 6826690.031, 672130.2488768271 6826703.108248425, 672142.2749703974 6826715.821502765))</text:p>
          </table:table-cell>
          <table:table-cell office:value-type="float" office:value="0.626433733904705" calcext:value-type="float">
            <text:p>0,626433733904705</text:p>
          </table:table-cell>
          <table:table-cell office:value-type="float" office:value="29.6347189870761" calcext:value-type="float">
            <text:p>29,6347189870761</text:p>
          </table:table-cell>
          <table:table-cell office:value-type="float" office:value="77285" calcext:value-type="float">
            <text:p>77285</text:p>
          </table:table-cell>
        </table:table-row>
        <table:table-row table:style-name="ro1">
          <table:table-cell office:value-type="string" calcext:value-type="string">
            <text:p>77114-0A-Densifyed-1</text:p>
          </table:table-cell>
          <table:table-cell office:value-type="float" office:value="290.355872557566" calcext:value-type="float">
            <text:p>290,355872557566</text:p>
          </table:table-cell>
          <table:table-cell office:value-type="string" calcext:value-type="string">
            <text:p>68.27316918105429</text:p>
          </table:table-cell>
          <table:table-cell office:value-type="string" calcext:value-type="string">
            <text:p>true</text:p>
          </table:table-cell>
          <table:table-cell office:value-type="string" calcext:value-type="string">
            <text:p>16.89388479551872</text:p>
          </table:table-cell>
          <table:table-cell office:value-type="float" office:value="3" calcext:value-type="float">
            <text:p>3</text:p>
          </table:table-cell>
          <table:table-cell office:value-type="string" calcext:value-type="string">
            <text:p>POLYGON ((675676.3787778663 6848293.466065325, 675671.46 6848277.63, 675671.44 6848277.52, 675671.4 6848277.41, 675671.217579793 6848276.608937352, 675655.44 6848281.42, 675660.65 6848298.32, 675676.3787778663 6848293.466065325))</text:p>
          </table:table-cell>
          <table:table-cell office:value-type="float" office:value="0.583431302631352" calcext:value-type="float">
            <text:p>0,583431302631352</text:p>
          </table:table-cell>
          <table:table-cell office:value-type="float" office:value="29.0769707246106" calcext:value-type="float">
            <text:p>29,0769707246106</text:p>
          </table:table-cell>
          <table:table-cell office:value-type="float" office:value="77114" calcext:value-type="float">
            <text:p>77114</text:p>
          </table:table-cell>
        </table:table-row>
        <table:table-row table:style-name="ro1">
          <table:table-cell office:value-type="string" calcext:value-type="string">
            <text:p>77152-AY-Densifyed-2</text:p>
          </table:table-cell>
          <table:table-cell office:value-type="float" office:value="444.588066542977" calcext:value-type="float">
            <text:p>444,588066542977</text:p>
          </table:table-cell>
          <table:table-cell office:value-type="string" calcext:value-type="string">
            <text:p>118.30630978033203</text:p>
          </table:table-cell>
          <table:table-cell office:value-type="string" calcext:value-type="string">
            <text:p>true</text:p>
          </table:table-cell>
          <table:table-cell office:value-type="string" calcext:value-type="string">
            <text:p>60.20743910774831</text:p>
          </table:table-cell>
          <table:table-cell office:value-type="float" office:value="2" calcext:value-type="float">
            <text:p>2</text:p>
          </table:table-cell>
          <table:table-cell office:value-type="string" calcext:value-type="string">
            <text:p>POLYGON ((671376.6528036982 6823034.201266952, 671384.47 6823038.59, 671391.44 6823021.28, 671394.95 6823012.72, 671403.44 6822991.41, 671395.2892673087 6822988.131825974, 671393.38 6822992.89, 671393.38 6822992.9, 671393.37 6822992.9, 671376.83 6823033.86, 671376.6528036982 6823034.201266952))</text:p>
          </table:table-cell>
          <table:table-cell office:value-type="float" office:value="0.806803155450432" calcext:value-type="float">
            <text:p>0,806803155450432</text:p>
          </table:table-cell>
          <table:table-cell office:value-type="float" office:value="13.8230092326112" calcext:value-type="float">
            <text:p>13,8230092326112</text:p>
          </table:table-cell>
          <table:table-cell office:value-type="float" office:value="77152" calcext:value-type="float">
            <text:p>77152</text:p>
          </table:table-cell>
        </table:table-row>
        <table:table-row table:style-name="ro1">
          <table:table-cell office:value-type="string" calcext:value-type="string">
            <text:p>77317-AB-Densifyed-1</text:p>
          </table:table-cell>
          <table:table-cell office:value-type="float" office:value="342.881619943772" calcext:value-type="float">
            <text:p>342,881619943772</text:p>
          </table:table-cell>
          <table:table-cell office:value-type="string" calcext:value-type="string">
            <text:p>74.25062402428611</text:p>
          </table:table-cell>
          <table:table-cell office:value-type="string" calcext:value-type="string">
            <text:p>true</text:p>
          </table:table-cell>
          <table:table-cell office:value-type="string" calcext:value-type="string">
            <text:p>34.728007959607936</text:p>
          </table:table-cell>
          <table:table-cell office:value-type="float" office:value="3" calcext:value-type="float">
            <text:p>3</text:p>
          </table:table-cell>
          <table:table-cell office:value-type="string" calcext:value-type="string">
            <text:p>POLYGON ((691734.792 6834246.397, 691746.8469999998 6834246.615, 691746.8470000278 6834246.614999572, 691747.5848105041 6834235.2380034765, 691748.10844956 6834227.163518647, 691730.9084431486 6834226.041670174, 691729.5968008968 6834246.267120022, 691734.792 6834246.397))</text:p>
          </table:table-cell>
          <table:table-cell office:value-type="float" office:value="0.76336403247447" calcext:value-type="float">
            <text:p>0,76336403247447</text:p>
          </table:table-cell>
          <table:table-cell office:value-type="float" office:value="8.63213513356793" calcext:value-type="float">
            <text:p>8,63213513356793</text:p>
          </table:table-cell>
          <table:table-cell office:value-type="float" office:value="77317" calcext:value-type="float">
            <text:p>77317</text:p>
          </table:table-cell>
        </table:table-row>
        <table:table-row table:style-name="ro1">
          <table:table-cell office:value-type="string" calcext:value-type="string">
            <text:p>77312-AH-Densifyed-2</text:p>
          </table:table-cell>
          <table:table-cell office:value-type="float" office:value="306.484820337965" calcext:value-type="float">
            <text:p>306,484820337965</text:p>
          </table:table-cell>
          <table:table-cell office:value-type="string" calcext:value-type="string">
            <text:p>76.57651185832626</text:p>
          </table:table-cell>
          <table:table-cell office:value-type="string" calcext:value-type="string">
            <text:p>true</text:p>
          </table:table-cell>
          <table:table-cell office:value-type="string" calcext:value-type="string">
            <text:p>38.566274176813565</text:p>
          </table:table-cell>
          <table:table-cell office:value-type="float" office:value="2" calcext:value-type="float">
            <text:p>2</text:p>
          </table:table-cell>
          <table:table-cell office:value-type="string" calcext:value-type="string">
            <text:p>POLYGON ((680788.6035392196 6804314.030303316, 680790.36 6804302.27, 680763.5 6804298.26, 680762.5322575977 6804309.23561505, 680762.82 6804309.26, 680788.6035392196 6804314.030303316))</text:p>
          </table:table-cell>
          <table:table-cell office:value-type="float" office:value="0.613826956520425" calcext:value-type="float">
            <text:p>0,613826956520425</text:p>
          </table:table-cell>
          <table:table-cell office:value-type="float" office:value="20.2487299058926" calcext:value-type="float">
            <text:p>20,2487299058926</text:p>
          </table:table-cell>
          <table:table-cell office:value-type="float" office:value="77312" calcext:value-type="float">
            <text:p>77312</text:p>
          </table:table-cell>
        </table:table-row>
        <table:table-row table:style-name="ro1">
          <table:table-cell office:value-type="string" calcext:value-type="string">
            <text:p>77217-0D-Densifyed-3</text:p>
          </table:table-cell>
          <table:table-cell office:value-type="float" office:value="377.131133341873" calcext:value-type="float">
            <text:p>377,131133341873</text:p>
          </table:table-cell>
          <table:table-cell office:value-type="string" calcext:value-type="string">
            <text:p>84.25231265995134</text:p>
          </table:table-cell>
          <table:table-cell office:value-type="string" calcext:value-type="string">
            <text:p>true</text:p>
          </table:table-cell>
          <table:table-cell office:value-type="string" calcext:value-type="string">
            <text:p>49.19903274899148</text:p>
          </table:table-cell>
          <table:table-cell office:value-type="float" office:value="3" calcext:value-type="float">
            <text:p>3</text:p>
          </table:table-cell>
          <table:table-cell office:value-type="string" calcext:value-type="string">
            <text:p>POLYGON ((675392.9405283128 6841170.181949769, 675386.53 6841159.62, 675385 6841160.59, 675382.25 6841156.16, 675383.66 6841154.9, 675381.750000003 6841152.950000003, 675381.7499999994 6841152.950000001, 675369.28 6841175.7, 675375.8333610131 6841179.2929024855, 675385.1461597146 6841184.398676078, 675392.9405283128 6841170.181949769))</text:p>
          </table:table-cell>
          <table:table-cell office:value-type="float" office:value="0.602415320913737" calcext:value-type="float">
            <text:p>0,602415320913737</text:p>
          </table:table-cell>
          <table:table-cell office:value-type="float" office:value="23.3373582716256" calcext:value-type="float">
            <text:p>23,3373582716256</text:p>
          </table:table-cell>
          <table:table-cell office:value-type="float" office:value="77217" calcext:value-type="float">
            <text:p>77217</text:p>
          </table:table-cell>
        </table:table-row>
        <table:table-row table:style-name="ro1">
          <table:table-cell office:value-type="string" calcext:value-type="string">
            <text:p>77390-0D-Densifyed-2</text:p>
          </table:table-cell>
          <table:table-cell office:value-type="float" office:value="483.010099019777" calcext:value-type="float">
            <text:p>483,010099019777</text:p>
          </table:table-cell>
          <table:table-cell office:value-type="string" calcext:value-type="string">
            <text:p>119.69632270355095</text:p>
          </table:table-cell>
          <table:table-cell office:value-type="string" calcext:value-type="string">
            <text:p>true</text:p>
          </table:table-cell>
          <table:table-cell office:value-type="string" calcext:value-type="string">
            <text:p>118.9203180200361</text:p>
          </table:table-cell>
          <table:table-cell office:value-type="float" office:value="1" calcext:value-type="float">
            <text:p>1</text:p>
          </table:table-cell>
          <table:table-cell office:value-type="string" calcext:value-type="string">
            <text:p>POLYGON ((675136.0392490728 6854239.2006471995, 675122.43 6854250.93, 675122.4278978272 6854250.932153445, 675108.8 6854235.1, 675100.59 6854242.19, 675095.16 6854246.79, 675102.97 6854255.87, 675110.77 6854264.93, 675116.85 6854259.69, 675121.92 6854255.32, 675124.38 6854253.2, 675138 6854241.47, 675136.0392490728 6854239.2006471995))</text:p>
          </table:table-cell>
          <table:table-cell office:value-type="float" office:value="0.777296468233864" calcext:value-type="float">
            <text:p>0,777296468233864</text:p>
          </table:table-cell>
          <table:table-cell office:value-type="float" office:value="11.976741884673" calcext:value-type="float">
            <text:p>11,976741884673</text:p>
          </table:table-cell>
          <table:table-cell office:value-type="float" office:value="77390" calcext:value-type="float">
            <text:p>77390</text:p>
          </table:table-cell>
        </table:table-row>
        <table:table-row table:style-name="ro1">
          <table:table-cell office:value-type="string" calcext:value-type="string">
            <text:p>77470-AE-Densifyed-1</text:p>
          </table:table-cell>
          <table:table-cell office:value-type="float" office:value="576.871996966688" calcext:value-type="float">
            <text:p>576,871996966688</text:p>
          </table:table-cell>
          <table:table-cell office:value-type="string" calcext:value-type="string">
            <text:p>209.19558470090925</text:p>
          </table:table-cell>
          <table:table-cell office:value-type="string" calcext:value-type="string">
            <text:p>true</text:p>
          </table:table-cell>
          <table:table-cell office:value-type="string" calcext:value-type="string">
            <text:p>118.54133519092164</text:p>
          </table:table-cell>
          <table:table-cell office:value-type="float" office:value="3" calcext:value-type="float">
            <text:p>3</text:p>
          </table:table-cell>
          <table:table-cell office:value-type="string" calcext:value-type="string">
            <text:p>POLYGON ((683204.1213768024 6849277.667730396, 683182 6849308.48, 683181.9963298263 6849308.486239295, 683174.28 6849302.98, 683172.22 6849305.55, 683154.71 6849327.35, 683154.71 6849327.36, 683152.64 6849333.45, 683162.11 6849341.59, 683177.01 6849320.58, 683182.689005321 6849312.6691379445, 683182.6890053211 6849312.6691379445, 683184.44 6849310.23, 683206.89 6849278.96, 683204.1213768024 6849277.667730396), (683172.63 6849316.01, 683170.07 6849314.22, 683172.16 6849311.56, 683174.67 6849313.48, 683176.99 6849310.82, 683179.78 6849313.14, 683174.41 6849320.04, 683171.34 6849317.65, 683172.63 6849316.01))</text:p>
          </table:table-cell>
          <table:table-cell office:value-type="float" office:value="0.520892502997734" calcext:value-type="float">
            <text:p>0,520892502997734</text:p>
          </table:table-cell>
          <table:table-cell office:value-type="float" office:value="72.6341744635969" calcext:value-type="float">
            <text:p>72,6341744635969</text:p>
          </table:table-cell>
          <table:table-cell office:value-type="float" office:value="77470" calcext:value-type="float">
            <text:p>77470</text:p>
          </table:table-cell>
        </table:table-row>
        <table:table-row table:style-name="ro1">
          <table:table-cell office:value-type="string" calcext:value-type="string">
            <text:p>77217-0B-Densifyed-1</text:p>
          </table:table-cell>
          <table:table-cell office:value-type="float" office:value="663.653262055831" calcext:value-type="float">
            <text:p>663,653262055831</text:p>
          </table:table-cell>
          <table:table-cell office:value-type="string" calcext:value-type="string">
            <text:p>106.45594067472429</text:p>
          </table:table-cell>
          <table:table-cell office:value-type="string" calcext:value-type="string">
            <text:p>true</text:p>
          </table:table-cell>
          <table:table-cell office:value-type="string" calcext:value-type="string">
            <text:p>75.09521003644332</text:p>
          </table:table-cell>
          <table:table-cell office:value-type="float" office:value="2" calcext:value-type="float">
            <text:p>2</text:p>
          </table:table-cell>
          <table:table-cell office:value-type="string" calcext:value-type="string">
            <text:p>POLYGON ((675704.2640000001 6842772.137, 675720.578 6842780.804, 675720.035 6842781.738, 675721.241 6842782.428, 675721.682 6842781.405, 675722.314 6842781.739, 675730.687 6842786.166, 675741.2902120185 6842766.978831482, 675714.9097977084 6842752.602319915, 675706.9040362483 6842767.2926224405, 675704.2640000001 6842772.137))</text:p>
          </table:table-cell>
          <table:table-cell office:value-type="float" office:value="0.758418361398834" calcext:value-type="float">
            <text:p>0,758418361398834</text:p>
          </table:table-cell>
          <table:table-cell office:value-type="float" office:value="15.6496212858438" calcext:value-type="float">
            <text:p>15,6496212858438</text:p>
          </table:table-cell>
          <table:table-cell office:value-type="float" office:value="77217" calcext:value-type="float">
            <text:p>77217</text:p>
          </table:table-cell>
        </table:table-row>
        <table:table-row table:style-name="ro1">
          <table:table-cell office:value-type="string" calcext:value-type="string">
            <text:p>77217-ZD-Densifyed-2</text:p>
          </table:table-cell>
          <table:table-cell office:value-type="float" office:value="486.197927717443" calcext:value-type="float">
            <text:p>486,197927717443</text:p>
          </table:table-cell>
          <table:table-cell office:value-type="string" calcext:value-type="string">
            <text:p>132.42378495718833</text:p>
          </table:table-cell>
          <table:table-cell office:value-type="string" calcext:value-type="string">
            <text:p>true</text:p>
          </table:table-cell>
          <table:table-cell office:value-type="string" calcext:value-type="string">
            <text:p>13.435677676327387</text:p>
          </table:table-cell>
          <table:table-cell office:value-type="float" office:value="3" calcext:value-type="float">
            <text:p>3</text:p>
          </table:table-cell>
          <table:table-cell office:value-type="string" calcext:value-type="string">
            <text:p>POLYGON ((675711.1235015661 6843264.655743624, 675711.12 6843264.67, 675710.86 6843265.21, 675708.55 6843269.03, 675700.87 6843281.71, 675690.25 6843299.26, 675690.25 6843299.27, 675690.24 6843299.28, 675687.2575501427 6843304.097803616, 675702.84 6843313.65, 675703.97 6843312, 675696.1 6843307, 675721.34 6843269.04, 675715.15 6843266.09, 675711.1235015661 6843264.655743624))</text:p>
          </table:table-cell>
          <table:table-cell office:value-type="float" office:value="0.638755862489624" calcext:value-type="float">
            <text:p>0,638755862489624</text:p>
          </table:table-cell>
          <table:table-cell office:value-type="float" office:value="34.5143252845613" calcext:value-type="float">
            <text:p>34,5143252845613</text:p>
          </table:table-cell>
          <table:table-cell office:value-type="float" office:value="77217" calcext:value-type="float">
            <text:p>77217</text:p>
          </table:table-cell>
        </table:table-row>
        <table:table-row table:style-name="ro1">
          <table:table-cell office:value-type="string" calcext:value-type="string">
            <text:p>77114-0C-Densifyed-2</text:p>
          </table:table-cell>
          <table:table-cell office:value-type="float" office:value="659.860775059087" calcext:value-type="float">
            <text:p>659,860775059087</text:p>
          </table:table-cell>
          <table:table-cell office:value-type="string" calcext:value-type="string">
            <text:p>143.17079048981572</text:p>
          </table:table-cell>
          <table:table-cell office:value-type="string" calcext:value-type="string">
            <text:p>true</text:p>
          </table:table-cell>
          <table:table-cell office:value-type="string" calcext:value-type="string">
            <text:p>69.00061951591638</text:p>
          </table:table-cell>
          <table:table-cell office:value-type="float" office:value="4" calcext:value-type="float">
            <text:p>4</text:p>
          </table:table-cell>
          <table:table-cell office:value-type="string" calcext:value-type="string">
            <text:p>POLYGON ((676185.48 6845516.95, 676187.14 6845514.33, 676190.68 6845508.69, 676197.81 6845497.46, 676177.61 6845483.38, 676164.8206777708 6845495.980866041, 676164.8206777707 6845495.980866041, 676162.68 6845498.09, 676147.79 6845512.76, 676146.83 6845514.67, 676148.1206901433 6845515.730280496, 676148.36 6845515.71, 676148.92 6845515.54, 676149.44 6845515.27, 676149.9 6845514.9, 676164.78 6845500.23, 676164.9777184676 6845499.990656592, 676185.48 6845516.95))</text:p>
          </table:table-cell>
          <table:table-cell office:value-type="float" office:value="0.34119042221138" calcext:value-type="float">
            <text:p>0,34119042221138</text:p>
          </table:table-cell>
          <table:table-cell office:value-type="float" office:value="43.5978944446738" calcext:value-type="float">
            <text:p>43,5978944446738</text:p>
          </table:table-cell>
          <table:table-cell office:value-type="float" office:value="77114" calcext:value-type="float">
            <text:p>77114</text:p>
          </table:table-cell>
        </table:table-row>
        <table:table-row table:style-name="ro1">
          <table:table-cell office:value-type="string" calcext:value-type="string">
            <text:p>77243-AN-Densifyed-1</text:p>
          </table:table-cell>
          <table:table-cell office:value-type="float" office:value="363.691603142542" calcext:value-type="float">
            <text:p>363,691603142542</text:p>
          </table:table-cell>
          <table:table-cell office:value-type="string" calcext:value-type="string">
            <text:p>75.52030202154575</text:p>
          </table:table-cell>
          <table:table-cell office:value-type="string" calcext:value-type="string">
            <text:p>true</text:p>
          </table:table-cell>
          <table:table-cell office:value-type="string" calcext:value-type="string">
            <text:p>57.616582254496855</text:p>
          </table:table-cell>
          <table:table-cell office:value-type="float" office:value="2" calcext:value-type="float">
            <text:p>2</text:p>
          </table:table-cell>
          <table:table-cell office:value-type="string" calcext:value-type="string">
            <text:p>POLYGON ((678932.9990000002 6864553.624999999, 678937.142 6864536.38, 678936.301 6864536.177, 678932.6070000011 6864534.210000001, 678932.6069999915 6864534.209999998, 678917.9107361201 6864531.546269183, 678913.9486336734 6864549.396514533, 678932.9990000002 6864553.624999999))</text:p>
          </table:table-cell>
          <table:table-cell office:value-type="float" office:value="0.439086761028914" calcext:value-type="float">
            <text:p>0,439086761028914</text:p>
          </table:table-cell>
          <table:table-cell office:value-type="float" office:value="40.4615964351734" calcext:value-type="float">
            <text:p>40,4615964351734</text:p>
          </table:table-cell>
          <table:table-cell office:value-type="float" office:value="77243" calcext:value-type="float">
            <text:p>77243</text:p>
          </table:table-cell>
        </table:table-row>
        <table:table-row table:style-name="ro1">
          <table:table-cell office:value-type="string" calcext:value-type="string">
            <text:p>77114-0B-Densifyed-1</text:p>
          </table:table-cell>
          <table:table-cell office:value-type="float" office:value="318.883637870712" calcext:value-type="float">
            <text:p>318,883637870712</text:p>
          </table:table-cell>
          <table:table-cell office:value-type="string" calcext:value-type="string">
            <text:p>140.17190728004607</text:p>
          </table:table-cell>
          <table:table-cell office:value-type="string" calcext:value-type="string">
            <text:p>true</text:p>
          </table:table-cell>
          <table:table-cell office:value-type="string" calcext:value-type="string">
            <text:p>71.1257845958276</text:p>
          </table:table-cell>
          <table:table-cell office:value-type="float" office:value="2" calcext:value-type="float">
            <text:p>2</text:p>
          </table:table-cell>
          <table:table-cell office:value-type="string" calcext:value-type="string">
            <text:p>POLYGON ((675473.1961658398 6847265.599255847, 675473.19 6847265.6, 675459.01 6847265.84, 675431.81 6847266.29, 675417.94 6847266.6, 675413.42 6847266.7, 675413.38 6847266.7, 675413.33 6847266.7, 675412.23 6847266.69, 675409.59 6847266.77, 675409 6847266.73, 675408.7916598526 6847266.674194604, 675407.6 6847271.56, 675408.98 6847271.69, 675428.5 6847271.18, 675447.28 6847270.93, 675466.35 6847270.71, 675473.29 6847270.61, 675473.1961658398 6847265.599255847))</text:p>
          </table:table-cell>
          <table:table-cell office:value-type="float" office:value="0.453709381807776" calcext:value-type="float">
            <text:p>0,453709381807776</text:p>
          </table:table-cell>
          <table:table-cell office:value-type="float" office:value="36.1745818381662" calcext:value-type="float">
            <text:p>36,1745818381662</text:p>
          </table:table-cell>
          <table:table-cell office:value-type="float" office:value="77114" calcext:value-type="float">
            <text:p>77114</text:p>
          </table:table-cell>
        </table:table-row>
        <table:table-row table:style-name="ro1">
          <table:table-cell office:value-type="string" calcext:value-type="string">
            <text:p>77243-AL-Densifyed-3</text:p>
          </table:table-cell>
          <table:table-cell office:value-type="float" office:value="236.829135737923" calcext:value-type="float">
            <text:p>236,829135737923</text:p>
          </table:table-cell>
          <table:table-cell office:value-type="string" calcext:value-type="string">
            <text:p>61.891227228445786</text:p>
          </table:table-cell>
          <table:table-cell office:value-type="string" calcext:value-type="string">
            <text:p>true</text:p>
          </table:table-cell>
          <table:table-cell office:value-type="string" calcext:value-type="string">
            <text:p>61.85573564603545</text:p>
          </table:table-cell>
          <table:table-cell office:value-type="float" office:value="1" calcext:value-type="float">
            <text:p>1</text:p>
          </table:table-cell>
          <table:table-cell office:value-type="string" calcext:value-type="string">
            <text:p>POLYGON ((678870.8898561577 6864429.432121673, 678870.89 6864429.43, 678873.14 6864415.5, 678873.29 6864414.93, 678873.410684015 6864414.683990277, 678859.05 6864410.19, 678856.32 6864427.08, 678870.8898561577 6864429.432121673))</text:p>
          </table:table-cell>
          <table:table-cell office:value-type="float" office:value="0.419256073889585" calcext:value-type="float">
            <text:p>0,419256073889585</text:p>
          </table:table-cell>
          <table:table-cell office:value-type="float" office:value="35.9089711149207" calcext:value-type="float">
            <text:p>35,9089711149207</text:p>
          </table:table-cell>
          <table:table-cell office:value-type="float" office:value="77243" calcext:value-type="float">
            <text:p>77243</text:p>
          </table:table-cell>
        </table:table-row>
        <table:table-row table:style-name="ro1">
          <table:table-cell office:value-type="string" calcext:value-type="string">
            <text:p>77285-BM-Densifyed-1</text:p>
          </table:table-cell>
          <table:table-cell office:value-type="float" office:value="505.006019929617" calcext:value-type="float">
            <text:p>505,006019929617</text:p>
          </table:table-cell>
          <table:table-cell office:value-type="string" calcext:value-type="string">
            <text:p>90.41052607231417</text:p>
          </table:table-cell>
          <table:table-cell office:value-type="string" calcext:value-type="string">
            <text:p>true</text:p>
          </table:table-cell>
          <table:table-cell office:value-type="string" calcext:value-type="string">
            <text:p>66.43229077528596</text:p>
          </table:table-cell>
          <table:table-cell office:value-type="float" office:value="2" calcext:value-type="float">
            <text:p>2</text:p>
          </table:table-cell>
          <table:table-cell office:value-type="string" calcext:value-type="string">
            <text:p>POLYGON ((672187.6309999994 6826672.916999999, 672171.9260000102 6826653.342000013, 672171.926 6826653.342000002, 672171.9259999677 6826653.342000033, 672168.923 6826656.355, 672164.583 6826660.728, 672160.352 6826664.982, 672156.7595403153 6826668.5838640295, 672173.5016722544 6826686.282627163, 672187.6309999994 6826672.916999999))</text:p>
          </table:table-cell>
          <table:table-cell office:value-type="float" office:value="0.344836301182393" calcext:value-type="float">
            <text:p>0,344836301182393</text:p>
          </table:table-cell>
          <table:table-cell office:value-type="float" office:value="64.4701436150555" calcext:value-type="float">
            <text:p>64,4701436150555</text:p>
          </table:table-cell>
          <table:table-cell office:value-type="float" office:value="77285" calcext:value-type="float">
            <text:p>77285</text:p>
          </table:table-cell>
        </table:table-row>
        <table:table-row table:style-name="ro1">
          <table:table-cell office:value-type="string" calcext:value-type="string">
            <text:p>77114-0B-Densifyed-2</text:p>
          </table:table-cell>
          <table:table-cell office:value-type="float" office:value="366.300004620394" calcext:value-type="float">
            <text:p>366,300004620394</text:p>
          </table:table-cell>
          <table:table-cell office:value-type="string" calcext:value-type="string">
            <text:p>75.90948053980426</text:p>
          </table:table-cell>
          <table:table-cell office:value-type="string" calcext:value-type="string">
            <text:p>true</text:p>
          </table:table-cell>
          <table:table-cell office:value-type="string" calcext:value-type="string">
            <text:p>37.65329811578695</text:p>
          </table:table-cell>
          <table:table-cell office:value-type="float" office:value="3" calcext:value-type="float">
            <text:p>3</text:p>
          </table:table-cell>
          <table:table-cell office:value-type="string" calcext:value-type="string">
            <text:p>POLYGON ((675031.512 6847179.736, 675031.841 6847180.973, 675032.4 6847181.987, 675039.593 6847185.145, 675047.8029029242 6847188.566733956, 675053.6302744186 6847166.883423293, 675050.985 6847166.161, 675037.935 6847162.882, 675033.246 6847174.396, 675031.797 6847178.085, 675031.512 6847179.736))</text:p>
          </table:table-cell>
          <table:table-cell office:value-type="float" office:value="0.597074282011529" calcext:value-type="float">
            <text:p>0,597074282011529</text:p>
          </table:table-cell>
          <table:table-cell office:value-type="float" office:value="23.677955251986" calcext:value-type="float">
            <text:p>23,677955251986</text:p>
          </table:table-cell>
          <table:table-cell office:value-type="float" office:value="77114" calcext:value-type="float">
            <text:p>77114</text:p>
          </table:table-cell>
        </table:table-row>
        <table:table-row table:style-name="ro1">
          <table:table-cell office:value-type="string" calcext:value-type="string">
            <text:p>77152-AR-Densifyed-2</text:p>
          </table:table-cell>
          <table:table-cell office:value-type="float" office:value="278.871232471971" calcext:value-type="float">
            <text:p>278,871232471971</text:p>
          </table:table-cell>
          <table:table-cell office:value-type="string" calcext:value-type="string">
            <text:p>69.56848951394913</text:p>
          </table:table-cell>
          <table:table-cell office:value-type="string" calcext:value-type="string">
            <text:p>true</text:p>
          </table:table-cell>
          <table:table-cell office:value-type="string" calcext:value-type="string">
            <text:p>47.709924463923564</text:p>
          </table:table-cell>
          <table:table-cell office:value-type="float" office:value="2" calcext:value-type="float">
            <text:p>2</text:p>
          </table:table-cell>
          <table:table-cell office:value-type="string" calcext:value-type="string">
            <text:p>POLYGON ((673709.1488459875 6824934.47067558, 673719.2099997422 6824942.016999806, 673719.2099999995 6824942.016999999, 673719.2100001408 6824942.01699981, 673732.4709999997 6824924.137, 673732.4709944032 6824924.136995816, 673723.721 6824917.595, 673722.4686003923 6824916.65835462, 673709.1488459875 6824934.47067558))</text:p>
          </table:table-cell>
          <table:table-cell office:value-type="float" office:value="0.596193473935016" calcext:value-type="float">
            <text:p>0,596193473935016</text:p>
          </table:table-cell>
          <table:table-cell office:value-type="float" office:value="17.3762258788196" calcext:value-type="float">
            <text:p>17,3762258788196</text:p>
          </table:table-cell>
          <table:table-cell office:value-type="float" office:value="77152" calcext:value-type="float">
            <text:p>77152</text:p>
          </table:table-cell>
        </table:table-row>
        <table:table-row table:style-name="ro1">
          <table:table-cell office:value-type="string" calcext:value-type="string">
            <text:p>77389-AK-Densifyed-1</text:p>
          </table:table-cell>
          <table:table-cell office:value-type="float" office:value="429.270908054329" calcext:value-type="float">
            <text:p>429,270908054329</text:p>
          </table:table-cell>
          <table:table-cell office:value-type="string" calcext:value-type="string">
            <text:p>88.80547933488457</text:p>
          </table:table-cell>
          <table:table-cell office:value-type="string" calcext:value-type="string">
            <text:p>true</text:p>
          </table:table-cell>
          <table:table-cell office:value-type="string" calcext:value-type="string">
            <text:p>39.84262534823358</text:p>
          </table:table-cell>
          <table:table-cell office:value-type="float" office:value="3" calcext:value-type="float">
            <text:p>3</text:p>
          </table:table-cell>
          <table:table-cell office:value-type="string" calcext:value-type="string">
            <text:p>POLYGON ((675321.4614638828 6823361.6355936425, 675321.65 6823361.63, 675321.27 6823348.96, 675319.57 6823349.01, 675300 6823334.54, 675299.2337319807 6823334.562696928, 675300.0557947909 6823362.270674441, 675321.4614638828 6823361.6355936425))</text:p>
          </table:table-cell>
          <table:table-cell office:value-type="float" office:value="0.610110987633552" calcext:value-type="float">
            <text:p>0,610110987633552</text:p>
          </table:table-cell>
          <table:table-cell office:value-type="float" office:value="27.7231875610124" calcext:value-type="float">
            <text:p>27,7231875610124</text:p>
          </table:table-cell>
          <table:table-cell office:value-type="float" office:value="77389" calcext:value-type="float">
            <text:p>77389</text:p>
          </table:table-cell>
        </table:table-row>
        <table:table-row table:style-name="ro1">
          <table:table-cell office:value-type="string" calcext:value-type="string">
            <text:p>77312-AH-Densifyed-2</text:p>
          </table:table-cell>
          <table:table-cell office:value-type="float" office:value="301.174484526416" calcext:value-type="float">
            <text:p>301,174484526416</text:p>
          </table:table-cell>
          <table:table-cell office:value-type="string" calcext:value-type="string">
            <text:p>74.23385569426308</text:p>
          </table:table-cell>
          <table:table-cell office:value-type="string" calcext:value-type="string">
            <text:p>true</text:p>
          </table:table-cell>
          <table:table-cell office:value-type="string" calcext:value-type="string">
            <text:p>38.95058659068157</text:p>
          </table:table-cell>
          <table:table-cell office:value-type="float" office:value="2" calcext:value-type="float">
            <text:p>2</text:p>
          </table:table-cell>
          <table:table-cell office:value-type="string" calcext:value-type="string">
            <text:p>POLYGON ((680254.4664597013 6804106.505795179, 680266.38 6804108.09, 680269.88 6804082.27, 680257.3995523043 6804083.036414047, 680257.39 6804083.6, 680254.47 6804106.49, 680254.4664597013 6804106.505795179))</text:p>
          </table:table-cell>
          <table:table-cell office:value-type="float" office:value="0.795934309538744" calcext:value-type="float">
            <text:p>0,795934309538744</text:p>
          </table:table-cell>
          <table:table-cell office:value-type="float" office:value="7.47322334028176" calcext:value-type="float">
            <text:p>7,47322334028176</text:p>
          </table:table-cell>
          <table:table-cell office:value-type="float" office:value="77312" calcext:value-type="float">
            <text:p>77312</text:p>
          </table:table-cell>
        </table:table-row>
        <table:table-row table:style-name="ro1">
          <table:table-cell office:value-type="string" calcext:value-type="string">
            <text:p>77217-0E-Densifyed-2</text:p>
          </table:table-cell>
          <table:table-cell office:value-type="float" office:value="267.835389255329" calcext:value-type="float">
            <text:p>267,835389255329</text:p>
          </table:table-cell>
          <table:table-cell office:value-type="string" calcext:value-type="string">
            <text:p>65.53577519900345</text:p>
          </table:table-cell>
          <table:table-cell office:value-type="string" calcext:value-type="string">
            <text:p>true</text:p>
          </table:table-cell>
          <table:table-cell office:value-type="string" calcext:value-type="string">
            <text:p>26.045902692364713</text:p>
          </table:table-cell>
          <table:table-cell office:value-type="float" office:value="4" calcext:value-type="float">
            <text:p>4</text:p>
          </table:table-cell>
          <table:table-cell office:value-type="string" calcext:value-type="string">
            <text:p>POLYGON ((676266.5737328831 6839860.778103897, 676272.9799999989 6839852.794000001, 676272.9799999999 6839852.794, 676267.4191275032 6839838.523257951, 676262.638585873 6839836.208726233, 676253.7007473998 6839854.481479424, 676266.5737328831 6839860.778103897))</text:p>
          </table:table-cell>
          <table:table-cell office:value-type="float" office:value="0.587261006318728" calcext:value-type="float">
            <text:p>0,587261006318728</text:p>
          </table:table-cell>
          <table:table-cell office:value-type="float" office:value="26.3346137896822" calcext:value-type="float">
            <text:p>26,3346137896822</text:p>
          </table:table-cell>
          <table:table-cell office:value-type="float" office:value="77217" calcext:value-type="float">
            <text:p>77217</text:p>
          </table:table-cell>
        </table:table-row>
        <table:table-row table:style-name="ro1">
          <table:table-cell office:value-type="string" calcext:value-type="string">
            <text:p>77312-0E-Densifyed-2</text:p>
          </table:table-cell>
          <table:table-cell office:value-type="float" office:value="370.262741747696" calcext:value-type="float">
            <text:p>370,262741747696</text:p>
          </table:table-cell>
          <table:table-cell office:value-type="string" calcext:value-type="string">
            <text:p>105.97127564024665</text:p>
          </table:table-cell>
          <table:table-cell office:value-type="string" calcext:value-type="string">
            <text:p>true</text:p>
          </table:table-cell>
          <table:table-cell office:value-type="string" calcext:value-type="string">
            <text:p>3.413413842556791</text:p>
          </table:table-cell>
          <table:table-cell office:value-type="float" office:value="4" calcext:value-type="float">
            <text:p>4</text:p>
          </table:table-cell>
          <table:table-cell office:value-type="string" calcext:value-type="string">
            <text:p>POLYGON ((681599.88 6804407.06, 681593.47 6804423.71, 681593.4 6804423.85, 681604.61 6804428.88, 681614.9 6804405.92, 681605.2011473328 6804401.570353514, 681605.27 6804401.43, 681609.52 6804390.46, 681609.56 6804390.3, 681609.62 6804390.14, 681609.77 6804389.57, 681609.81 6804389.32, 681609.86 6804389.07, 681609.91 6804388.49, 681609.91 6804388.48, 681609.91 6804388.46, 681609.91 6804388.18, 681609.9 6804387.9, 681609.9 6804387.89, 681609.9 6804387.88, 681609.83 6804387.29, 681609.83 6804387.27, 681609.82 6804387.25, 681609.76 6804386.98, 681609.7 6804386.71, 681609.7 6804386.69, 681609.69 6804386.68, 681609.6624656706 6804386.591278272, 681607.26 6804387.19, 681606.75 6804387.36, 681606.85 6804387.64, 681606.92 6804388.23, 681606.87 6804388.81, 681606.72 6804389.38, 681602.48 6804400.35, 681599.88 6804407.06))</text:p>
          </table:table-cell>
          <table:table-cell office:value-type="float" office:value="0.373874793439277" calcext:value-type="float">
            <text:p>0,373874793439277</text:p>
          </table:table-cell>
          <table:table-cell office:value-type="float" office:value="120.236923197696" calcext:value-type="float">
            <text:p>120,236923197696</text:p>
          </table:table-cell>
          <table:table-cell office:value-type="float" office:value="77312" calcext:value-type="float">
            <text:p>77312</text:p>
          </table:table-cell>
        </table:table-row>
        <table:table-row table:style-name="ro1">
          <table:table-cell office:value-type="string" calcext:value-type="string">
            <text:p>77312-AK-Densifyed-2</text:p>
          </table:table-cell>
          <table:table-cell office:value-type="float" office:value="372.864436650509" calcext:value-type="float">
            <text:p>372,864436650509</text:p>
          </table:table-cell>
          <table:table-cell office:value-type="string" calcext:value-type="string">
            <text:p>131.6591657566361</text:p>
          </table:table-cell>
          <table:table-cell office:value-type="string" calcext:value-type="string">
            <text:p>true</text:p>
          </table:table-cell>
          <table:table-cell office:value-type="string" calcext:value-type="string">
            <text:p>68.89533559977222</text:p>
          </table:table-cell>
          <table:table-cell office:value-type="float" office:value="3" calcext:value-type="float">
            <text:p>3</text:p>
          </table:table-cell>
          <table:table-cell office:value-type="string" calcext:value-type="string">
            <text:p>POLYGON ((680717.23 6803963.39, 680717.88 6803958.28, 680707.73 6803956.85, 680706.31 6803968.21, 680704.17 6803985.27, 680711.2889624452 6803986.158108186, 680707.89 6804012.72, 680707.8709579242 6804013.272220197, 680710.86 6804013.1, 680714.27 6803986.53, 680717.23 6803963.39))</text:p>
          </table:table-cell>
          <table:table-cell office:value-type="float" office:value="0.92442214471065" calcext:value-type="float">
            <text:p>0,92442214471065</text:p>
          </table:table-cell>
          <table:table-cell office:value-type="float" office:value="3.10604985564099" calcext:value-type="float">
            <text:p>3,10604985564099</text:p>
          </table:table-cell>
          <table:table-cell office:value-type="float" office:value="77312" calcext:value-type="float">
            <text:p>77312</text:p>
          </table:table-cell>
        </table:table-row>
        <table:table-row table:style-name="ro1">
          <table:table-cell office:value-type="string" calcext:value-type="string">
            <text:p>77114-0B-Densifyed-2</text:p>
          </table:table-cell>
          <table:table-cell office:value-type="float" office:value="359.582330685667" calcext:value-type="float">
            <text:p>359,582330685667</text:p>
          </table:table-cell>
          <table:table-cell office:value-type="string" calcext:value-type="string">
            <text:p>78.93368063193226</text:p>
          </table:table-cell>
          <table:table-cell office:value-type="string" calcext:value-type="string">
            <text:p>true</text:p>
          </table:table-cell>
          <table:table-cell office:value-type="string" calcext:value-type="string">
            <text:p>52.95171191201544</text:p>
          </table:table-cell>
          <table:table-cell office:value-type="float" office:value="2" calcext:value-type="float">
            <text:p>2</text:p>
          </table:table-cell>
          <table:table-cell office:value-type="string" calcext:value-type="string">
            <text:p>POLYGON ((674840.19 6847073.08, 674845.73 6847051.34, 674845.93 6847050.79, 674845.9856230621 6847050.7002853835, 674839.43 6847048.21, 674839.65 6847047.45, 674832.28 6847045.02, 674832.02 6847045.37, 674825.96 6847069.63, 674840.151228422 6847073.233857891, 674840.18 6847073.09, 674840.19 6847073.08))</text:p>
          </table:table-cell>
          <table:table-cell office:value-type="float" office:value="0.540909245765617" calcext:value-type="float">
            <text:p>0,540909245765617</text:p>
          </table:table-cell>
          <table:table-cell office:value-type="float" office:value="26.6089477431808" calcext:value-type="float">
            <text:p>26,6089477431808</text:p>
          </table:table-cell>
          <table:table-cell office:value-type="float" office:value="77114" calcext:value-type="float">
            <text:p>77114</text:p>
          </table:table-cell>
        </table:table-row>
        <table:table-row table:style-name="ro1">
          <table:table-cell office:value-type="string" calcext:value-type="string">
            <text:p>77390-0D-Densifyed-3</text:p>
          </table:table-cell>
          <table:table-cell office:value-type="float" office:value="392.998713901906" calcext:value-type="float">
            <text:p>392,998713901906</text:p>
          </table:table-cell>
          <table:table-cell office:value-type="string" calcext:value-type="string">
            <text:p>142.40069748765563</text:p>
          </table:table-cell>
          <table:table-cell office:value-type="string" calcext:value-type="string">
            <text:p>true</text:p>
          </table:table-cell>
          <table:table-cell office:value-type="string" calcext:value-type="string">
            <text:p>93.79176532846797</text:p>
          </table:table-cell>
          <table:table-cell office:value-type="float" office:value="3" calcext:value-type="float">
            <text:p>3</text:p>
          </table:table-cell>
          <table:table-cell office:value-type="string" calcext:value-type="string">
            <text:p>POLYGON ((674502.02 6854685.35, 674506.16 6854695.27, 674532.4385235158 6854683.425648257, 674532.44 6854683.43, 674540.41 6854701.1, 674540.4221825207 6854701.121424433, 674543.14 6854699.87, 674535.18 6854682.19, 674533.9469579235 6854679.457639276, 674527.03 6854664.13, 674526.54 6854664.32, 674529.34 6854671.2, 674530.34 6854673.6, 674518.48 6854678.44, 674517.25 6854678.92, 674514.82 6854679.97, 674508.66 6854682.4, 674502.02 6854685.35))</text:p>
          </table:table-cell>
          <table:table-cell office:value-type="float" office:value="0.6035228750836" calcext:value-type="float">
            <text:p>0,6035228750836</text:p>
          </table:table-cell>
          <table:table-cell office:value-type="float" office:value="23.9051998709684" calcext:value-type="float">
            <text:p>23,9051998709684</text:p>
          </table:table-cell>
          <table:table-cell office:value-type="float" office:value="77390" calcext:value-type="float">
            <text:p>77390</text:p>
          </table:table-cell>
        </table:table-row>
        <table:table-row table:style-name="ro1">
          <table:table-cell office:value-type="string" calcext:value-type="string">
            <text:p>77114-0B-Densifyed-2</text:p>
          </table:table-cell>
          <table:table-cell office:value-type="float" office:value="593.6862186836" calcext:value-type="float">
            <text:p>593,6862186836</text:p>
          </table:table-cell>
          <table:table-cell office:value-type="string" calcext:value-type="string">
            <text:p>113.15564037322379</text:p>
          </table:table-cell>
          <table:table-cell office:value-type="string" calcext:value-type="string">
            <text:p>true</text:p>
          </table:table-cell>
          <table:table-cell office:value-type="string" calcext:value-type="string">
            <text:p>80.51115735497444</text:p>
          </table:table-cell>
          <table:table-cell office:value-type="float" office:value="2" calcext:value-type="float">
            <text:p>2</text:p>
          </table:table-cell>
          <table:table-cell office:value-type="string" calcext:value-type="string">
            <text:p>POLYGON ((674337.44 6847329.17, 674363.7 6847329.86, 674364.93 6847308.65, 674341.5496323196 6847307.462369496, 674341.55 6847307.46, 674341.94 6847299.76, 674341.91 6847299.17, 674341.77 6847298.6, 674341.52 6847298.07, 674341.4421506276 6847297.963235146, 674340.67 6847298.71, 674338.94 6847299.61, 674338.55 6847307.31, 674337.44 6847329.17))</text:p>
          </table:table-cell>
          <table:table-cell office:value-type="float" office:value="0.626442796739636" calcext:value-type="float">
            <text:p>0,626442796739636</text:p>
          </table:table-cell>
          <table:table-cell office:value-type="float" office:value="34.7449579074441" calcext:value-type="float">
            <text:p>34,7449579074441</text:p>
          </table:table-cell>
          <table:table-cell office:value-type="float" office:value="77114" calcext:value-type="float">
            <text:p>77114</text:p>
          </table:table-cell>
        </table:table-row>
        <table:table-row table:style-name="ro1">
          <table:table-cell office:value-type="string" calcext:value-type="string">
            <text:p>77114-0B-Densifyed-2</text:p>
          </table:table-cell>
          <table:table-cell office:value-type="float" office:value="721.673255149609" calcext:value-type="float">
            <text:p>721,673255149609</text:p>
          </table:table-cell>
          <table:table-cell office:value-type="string" calcext:value-type="string">
            <text:p>155.3490698931181</text:p>
          </table:table-cell>
          <table:table-cell office:value-type="string" calcext:value-type="string">
            <text:p>true</text:p>
          </table:table-cell>
          <table:table-cell office:value-type="string" calcext:value-type="string">
            <text:p>105.83369079542211</text:p>
          </table:table-cell>
          <table:table-cell office:value-type="float" office:value="2" calcext:value-type="float">
            <text:p>2</text:p>
          </table:table-cell>
          <table:table-cell office:value-type="string" calcext:value-type="string">
            <text:p>POLYGON ((674903.55 6847366.02, 674908.04 6847364.11, 674926.72 6847356.19, 674924.34 6847352.35, 674923.38 6847351.59, 674920.41 6847349.62, 674918.69 6847348.45, 674906.97 6847342.32, 674894.2 6847335.66, 674886.146394334 6847343.36687509, 674883.98 6847345.44, 674879.51 6847349.72, 674872.43 6847356.37, 674867.23 6847361.32, 674866.24 6847362.32, 674868.042920527 6847364.191539144, 674868.31 6847364.12, 674868.84 6847363.85, 674869.3 6847363.49, 674874.49 6847358.55, 674881.56 6847351.91, 674881.57 6847351.9, 674881.58 6847351.89, 674886.0465995362 6847347.6132559255, 674903.55 6847366.02))</text:p>
          </table:table-cell>
          <table:table-cell office:value-type="float" office:value="0.513255019612142" calcext:value-type="float">
            <text:p>0,513255019612142</text:p>
          </table:table-cell>
          <table:table-cell office:value-type="float" office:value="38.4133544490415" calcext:value-type="float">
            <text:p>38,4133544490415</text:p>
          </table:table-cell>
          <table:table-cell office:value-type="float" office:value="77114" calcext:value-type="float">
            <text:p>77114</text:p>
          </table:table-cell>
        </table:table-row>
        <table:table-row table:style-name="ro1">
          <table:table-cell office:value-type="string" calcext:value-type="string">
            <text:p>77152-AK-Densifyed-1</text:p>
          </table:table-cell>
          <table:table-cell office:value-type="float" office:value="582.290118012533" calcext:value-type="float">
            <text:p>582,290118012533</text:p>
          </table:table-cell>
          <table:table-cell office:value-type="string" calcext:value-type="string">
            <text:p>245.82121458726286</text:p>
          </table:table-cell>
          <table:table-cell office:value-type="string" calcext:value-type="string">
            <text:p>true</text:p>
          </table:table-cell>
          <table:table-cell office:value-type="string" calcext:value-type="string">
            <text:p>129.1701727896204</text:p>
          </table:table-cell>
          <table:table-cell office:value-type="float" office:value="2" calcext:value-type="float">
            <text:p>2</text:p>
          </table:table-cell>
          <table:table-cell office:value-type="string" calcext:value-type="string">
            <text:p>POLYGON ((671850.95 6824064.96, 671858.614 6824081.345, 671870.525 6824106.099, 671886.154 6824139.197, 671889.837 6824147.001, 671893.866 6824155.532, 671897.652 6824163.525, 671901.691 6824172.075, 671906.062 6824170.209, 671889.385 6824134.772, 671874.354 6824102.67, 671856.401 6824064.225, 671850.95 6824064.96))</text:p>
          </table:table-cell>
          <table:table-cell office:value-type="float" office:value="0.745235309972457" calcext:value-type="float">
            <text:p>0,745235309972457</text:p>
          </table:table-cell>
          <table:table-cell office:value-type="float" office:value="31.0409407074346" calcext:value-type="float">
            <text:p>31,0409407074346</text:p>
          </table:table-cell>
          <table:table-cell office:value-type="float" office:value="77152" calcext:value-type="float">
            <text:p>77152</text:p>
          </table:table-cell>
        </table:table-row>
        <table:table-row table:style-name="ro1">
          <table:table-cell office:value-type="string" calcext:value-type="string">
            <text:p>77217-0E-Densifyed-4</text:p>
          </table:table-cell>
          <table:table-cell office:value-type="float" office:value="216.028451712399" calcext:value-type="float">
            <text:p>216,028451712399</text:p>
          </table:table-cell>
          <table:table-cell office:value-type="string" calcext:value-type="string">
            <text:p>72.09770291444534</text:p>
          </table:table-cell>
          <table:table-cell office:value-type="string" calcext:value-type="string">
            <text:p>true</text:p>
          </table:table-cell>
          <table:table-cell office:value-type="string" calcext:value-type="string">
            <text:p>50.80203412750844</text:p>
          </table:table-cell>
          <table:table-cell office:value-type="float" office:value="3" calcext:value-type="float">
            <text:p>3</text:p>
          </table:table-cell>
          <table:table-cell office:value-type="string" calcext:value-type="string">
            <text:p>POLYGON ((676267.4191275032 6839838.523257951, 676256.534 6839810.589, 676255.523 6839813.925, 676247.9112406784 6839829.0783819705, 676267.4191275032 6839838.523257951))</text:p>
          </table:table-cell>
          <table:table-cell office:value-type="float" office:value="0.520545308374251" calcext:value-type="float">
            <text:p>0,520545308374251</text:p>
          </table:table-cell>
          <table:table-cell office:value-type="float" office:value="30.5918118762041" calcext:value-type="float">
            <text:p>30,5918118762041</text:p>
          </table:table-cell>
          <table:table-cell office:value-type="float" office:value="77217" calcext:value-type="float">
            <text:p>77217</text:p>
          </table:table-cell>
        </table:table-row>
        <table:table-row table:style-name="ro1">
          <table:table-cell office:value-type="string" calcext:value-type="string">
            <text:p>77217-0B-Densifyed-2</text:p>
          </table:table-cell>
          <table:table-cell office:value-type="float" office:value="205.315610718133" calcext:value-type="float">
            <text:p>205,315610718133</text:p>
          </table:table-cell>
          <table:table-cell office:value-type="string" calcext:value-type="string">
            <text:p>65.82251571556642</text:p>
          </table:table-cell>
          <table:table-cell office:value-type="string" calcext:value-type="string">
            <text:p>true</text:p>
          </table:table-cell>
          <table:table-cell office:value-type="string" calcext:value-type="string">
            <text:p>63.74119920384701</text:p>
          </table:table-cell>
          <table:table-cell office:value-type="float" office:value="1" calcext:value-type="float">
            <text:p>1</text:p>
          </table:table-cell>
          <table:table-cell office:value-type="string" calcext:value-type="string">
            <text:p>POLYGON ((675343.4386928501 6842251.501082353, 675340.3 6842254.1, 675335.6034385144 6842257.977610209, 675336.35 6842257.75, 675336.96 6842259.94, 675334.61 6842260.55, 675334.1329372829 6842259.191696431, 675332.73 6842260.35, 675332.24 6842260.68, 675331.7 6842260.91, 675331.6559903874 6842260.918346651, 675333.98 6842268.92, 675354.1 6842264.41, 675343.4386928501 6842251.501082353))</text:p>
          </table:table-cell>
          <table:table-cell office:value-type="float" office:value="0.589865341488363" calcext:value-type="float">
            <text:p>0,589865341488363</text:p>
          </table:table-cell>
          <table:table-cell office:value-type="float" office:value="18.3884225185126" calcext:value-type="float">
            <text:p>18,3884225185126</text:p>
          </table:table-cell>
          <table:table-cell office:value-type="float" office:value="77217" calcext:value-type="float">
            <text:p>77217</text:p>
          </table:table-cell>
        </table:table-row>
        <table:table-row table:style-name="ro1">
          <table:table-cell office:value-type="string" calcext:value-type="string">
            <text:p>77243-AM-Densifyed-1</text:p>
          </table:table-cell>
          <table:table-cell office:value-type="float" office:value="321.34362309741" calcext:value-type="float">
            <text:p>321,34362309741</text:p>
          </table:table-cell>
          <table:table-cell office:value-type="string" calcext:value-type="string">
            <text:p>76.36889734798513</text:p>
          </table:table-cell>
          <table:table-cell office:value-type="string" calcext:value-type="string">
            <text:p>true</text:p>
          </table:table-cell>
          <table:table-cell office:value-type="string" calcext:value-type="string">
            <text:p>76.33606725044454</text:p>
          </table:table-cell>
          <table:table-cell office:value-type="float" office:value="1" calcext:value-type="float">
            <text:p>1</text:p>
          </table:table-cell>
          <table:table-cell office:value-type="string" calcext:value-type="string">
            <text:p>POLYGON ((678833.5491754422 6864305.876551411, 678841.926 6864279.756, 678828.913 6864278.377, 678822.051370689 6864300.493751814, 678833.5491754422 6864305.876551411))</text:p>
          </table:table-cell>
          <table:table-cell office:value-type="float" office:value="0.953068542542242" calcext:value-type="float">
            <text:p>0,953068542542242</text:p>
          </table:table-cell>
          <table:table-cell office:value-type="float" office:value="1.62259421032919" calcext:value-type="float">
            <text:p>1,62259421032919</text:p>
          </table:table-cell>
          <table:table-cell office:value-type="float" office:value="77243" calcext:value-type="float">
            <text:p>77243</text:p>
          </table:table-cell>
        </table:table-row>
        <table:table-row table:style-name="ro1">
          <table:table-cell office:value-type="string" calcext:value-type="string">
            <text:p>77390-0D-Densifyed-2</text:p>
          </table:table-cell>
          <table:table-cell office:value-type="float" office:value="739.500082392509" calcext:value-type="float">
            <text:p>739,500082392509</text:p>
          </table:table-cell>
          <table:table-cell office:value-type="string" calcext:value-type="string">
            <text:p>176.6581800872237</text:p>
          </table:table-cell>
          <table:table-cell office:value-type="string" calcext:value-type="string">
            <text:p>true</text:p>
          </table:table-cell>
          <table:table-cell office:value-type="string" calcext:value-type="string">
            <text:p>121.96958171744757</text:p>
          </table:table-cell>
          <table:table-cell office:value-type="float" office:value="2" calcext:value-type="float">
            <text:p>2</text:p>
          </table:table-cell>
          <table:table-cell office:value-type="string" calcext:value-type="string">
            <text:p>POLYGON ((674580.13 6854753.1, 674594.74 6854753.08, 674597.54 6854753.19, 674594.28 6854719.12, 674576.5826121215 6854720.815250508, 674576.55 6854720.5, 674574.99 6854712.8, 674573.43 6854705.07, 674573.16 6854702.5, 674573.13 6854702.2, 674573.16 6854702.16, 674573.23 6854702.05, 674573.31 6854701.94, 674573.37 6854701.79, 674573.45 6854701.65, 674573.5 6854701.52, 674573.53 6854701.45, 674575.64 6854700.9, 674575.79 6854700.84, 674575.94 6854700.8, 674576.07 6854700.74, 674576.19 6854700.7, 674576.33 6854700.61, 674576.47 6854700.54, 674576.58 6854700.46, 674576.7 6854700.39, 674576.81 6854700.28, 674576.94 6854700.18, 674577.03 6854700.08, 674577.13 6854699.99, 674577.22 6854699.86, 674577.32 6854699.74, 674577.39 6854699.62, 674577.47 6854699.51, 674577.54 6854699.37, 674577.62 6854699.23, 674577.66 6854699.1, 674577.72 6854698.98, 674577.76 6854698.83, 674577.81 6854698.68, 674577.82 6854698.54, 674577.86 6854698.41, 674577.86 6854698.25, 674577.88 6854698.09, 674577.87 6854697.96, 674577.88 6854697.82, 674577.86 6854697.66, 674577.84 6854697.51, 674577.81 6854697.37, 674577.79 6854697.24, 674577.73 6854697.09, 674577.69 6854696.94, 674574.78 6854689.21, 674574.5354298456 6854688.711453146, 674571.97 6854690.27, 674574.89 6854698, 674570.37 6854699.17, 674570.71 6854700.44, 674569.97 6854700.73, 674570.18 6854702.8, 674570.46 6854705.52, 674572.05 6854713.39, 674573.61 6854721.1, 674580.13 6854753.1))</text:p>
          </table:table-cell>
          <table:table-cell office:value-type="float" office:value="0.795356538479903" calcext:value-type="float">
            <text:p>0,795356538479903</text:p>
          </table:table-cell>
          <table:table-cell office:value-type="float" office:value="14.3507282040278" calcext:value-type="float">
            <text:p>14,3507282040278</text:p>
          </table:table-cell>
          <table:table-cell office:value-type="float" office:value="77390" calcext:value-type="float">
            <text:p>77390</text:p>
          </table:table-cell>
        </table:table-row>
        <table:table-row table:style-name="ro1">
          <table:table-cell office:value-type="string" calcext:value-type="string">
            <text:p>77152-AS-Densifyed-1</text:p>
          </table:table-cell>
          <table:table-cell office:value-type="float" office:value="655.108533038352" calcext:value-type="float">
            <text:p>655,108533038352</text:p>
          </table:table-cell>
          <table:table-cell office:value-type="string" calcext:value-type="string">
            <text:p>148.50516322644276</text:p>
          </table:table-cell>
          <table:table-cell office:value-type="string" calcext:value-type="string">
            <text:p>true</text:p>
          </table:table-cell>
          <table:table-cell office:value-type="string" calcext:value-type="string">
            <text:p>147.74324511082412</text:p>
          </table:table-cell>
          <table:table-cell office:value-type="float" office:value="1" calcext:value-type="float">
            <text:p>1</text:p>
          </table:table-cell>
          <table:table-cell office:value-type="string" calcext:value-type="string">
            <text:p>POLYGON ((672629.29 6823731.27, 672630.68 6823741.73, 672631.6996098629 6823749.387070147, 672611.33 6823752.11, 672614.55 6823774.13, 672638.25 6823775.87, 672634.67 6823748.99, 672633.65 6823741.33, 672632.27 6823730.88, 672631.56 6823725.6, 672631.1002429422 6823722.6456352025, 672630.59 6823722.76, 672630.06 6823723, 672629.58 6823723.35, 672629.18 6823723.78, 672628.87 6823724.28, 672628.66 6823724.83, 672628.57 6823725.41, 672628.59 6823726, 672629.29 6823731.27))</text:p>
          </table:table-cell>
          <table:table-cell office:value-type="float" office:value="0.886159572463453" calcext:value-type="float">
            <text:p>0,886159572463453</text:p>
          </table:table-cell>
          <table:table-cell office:value-type="float" office:value="4.76173287780655" calcext:value-type="float">
            <text:p>4,76173287780655</text:p>
          </table:table-cell>
          <table:table-cell office:value-type="float" office:value="77152" calcext:value-type="float">
            <text:p>77152</text:p>
          </table:table-cell>
        </table:table-row>
        <table:table-row table:style-name="ro1">
          <table:table-cell office:value-type="string" calcext:value-type="string">
            <text:p>77114-0B-Densifyed-2</text:p>
          </table:table-cell>
          <table:table-cell office:value-type="float" office:value="240.449933597656" calcext:value-type="float">
            <text:p>240,449933597656</text:p>
          </table:table-cell>
          <table:table-cell office:value-type="string" calcext:value-type="string">
            <text:p>69.96909267972943</text:p>
          </table:table-cell>
          <table:table-cell office:value-type="string" calcext:value-type="string">
            <text:p>true</text:p>
          </table:table-cell>
          <table:table-cell office:value-type="string" calcext:value-type="string">
            <text:p>45.22647226530972</text:p>
          </table:table-cell>
          <table:table-cell office:value-type="float" office:value="3" calcext:value-type="float">
            <text:p>3</text:p>
          </table:table-cell>
          <table:table-cell office:value-type="string" calcext:value-type="string">
            <text:p>POLYGON ((675123.1274854684 6847820.634945529, 675124.246 6847811.139, 675124.515 6847808.619, 675113.7590000002 6847792.968, 675113.759 6847792.968, 675112.2310000007 6847806.082999994, 675112.230999998 6847806.083000018, 675111.193 6847815.765, 675110.8028574807 6847819.286616053, 675123.1274854684 6847820.634945529))</text:p>
          </table:table-cell>
          <table:table-cell office:value-type="float" office:value="0.532741403389209" calcext:value-type="float">
            <text:p>0,532741403389209</text:p>
          </table:table-cell>
          <table:table-cell office:value-type="float" office:value="22.6679371848242" calcext:value-type="float">
            <text:p>22,6679371848242</text:p>
          </table:table-cell>
          <table:table-cell office:value-type="float" office:value="77114" calcext:value-type="float">
            <text:p>77114</text:p>
          </table:table-cell>
        </table:table-row>
        <table:table-row table:style-name="ro1">
          <table:table-cell office:value-type="string" calcext:value-type="string">
            <text:p>77152-AX-Densifyed-3</text:p>
          </table:table-cell>
          <table:table-cell office:value-type="float" office:value="831.158801239794" calcext:value-type="float">
            <text:p>831,158801239794</text:p>
          </table:table-cell>
          <table:table-cell office:value-type="string" calcext:value-type="string">
            <text:p>189.89442630124506</text:p>
          </table:table-cell>
          <table:table-cell office:value-type="string" calcext:value-type="string">
            <text:p>true</text:p>
          </table:table-cell>
          <table:table-cell office:value-type="string" calcext:value-type="string">
            <text:p>189.12812036400095</text:p>
          </table:table-cell>
          <table:table-cell office:value-type="float" office:value="1" calcext:value-type="float">
            <text:p>1</text:p>
          </table:table-cell>
          <table:table-cell office:value-type="string" calcext:value-type="string">
            <text:p>POLYGON ((672079.6870926181 6823245.201467439, 672079.6870926182 6823245.201467439, 672069 6823279.45, 672081.47 6823278.69, 672090 6823278.13, 672090.94 6823278.08, 672099.65 6823249.46, 672099.98 6823248.39, 672083.4392944494 6823243.231687186, 672083.44 6823243.23, 672085.31 6823237.23, 672087.14 6823231.41, 672087.74 6823229.52, 672095.0608664386 6823206.2109198, 672092.22 6823205.25, 672084.87 6823228.62, 672084.28 6823230.51, 672082.45 6823236.33, 672080.58 6823242.34, 672079.6870926181 6823245.201467439))</text:p>
          </table:table-cell>
          <table:table-cell office:value-type="float" office:value="0.797572349081358" calcext:value-type="float">
            <text:p>0,797572349081358</text:p>
          </table:table-cell>
          <table:table-cell office:value-type="float" office:value="17.2849482025589" calcext:value-type="float">
            <text:p>17,2849482025589</text:p>
          </table:table-cell>
          <table:table-cell office:value-type="float" office:value="77152" calcext:value-type="float">
            <text:p>77152</text:p>
          </table:table-cell>
        </table:table-row>
        <table:table-row table:style-name="ro1">
          <table:table-cell office:value-type="string" calcext:value-type="string">
            <text:p>77217-0C-Densifyed-4</text:p>
          </table:table-cell>
          <table:table-cell office:value-type="float" office:value="336.957935080864" calcext:value-type="float">
            <text:p>336,957935080864</text:p>
          </table:table-cell>
          <table:table-cell office:value-type="string" calcext:value-type="string">
            <text:p>73.75035865128446</text:p>
          </table:table-cell>
          <table:table-cell office:value-type="string" calcext:value-type="string">
            <text:p>true</text:p>
          </table:table-cell>
          <table:table-cell office:value-type="string" calcext:value-type="string">
            <text:p>73.71681677422612</text:p>
          </table:table-cell>
          <table:table-cell office:value-type="float" office:value="1" calcext:value-type="float">
            <text:p>1</text:p>
          </table:table-cell>
          <table:table-cell office:value-type="string" calcext:value-type="string">
            <text:p>POLYGON ((674889.1501610887 6842280.977161959, 674895.646 6842277.161, 674897.7309999999 6842267.349, 674897.7309999958 6842267.348999994, 674887.8249999993 6842252.801, 674875.561313039 6842262.427867019, 674889.1501610887 6842280.977161959))</text:p>
          </table:table-cell>
          <table:table-cell office:value-type="float" office:value="0.260216010245519" calcext:value-type="float">
            <text:p>0,260216010245519</text:p>
          </table:table-cell>
          <table:table-cell office:value-type="float" office:value="78.3395958298883" calcext:value-type="float">
            <text:p>78,3395958298883</text:p>
          </table:table-cell>
          <table:table-cell office:value-type="float" office:value="77217" calcext:value-type="float">
            <text:p>77217</text:p>
          </table:table-cell>
        </table:table-row>
        <table:table-row table:style-name="ro1">
          <table:table-cell office:value-type="string" calcext:value-type="string">
            <text:p>77217-0C-Densifyed-1</text:p>
          </table:table-cell>
          <table:table-cell office:value-type="float" office:value="210.521994473812" calcext:value-type="float">
            <text:p>210,521994473812</text:p>
          </table:table-cell>
          <table:table-cell office:value-type="string" calcext:value-type="string">
            <text:p>77.1368828889927</text:p>
          </table:table-cell>
          <table:table-cell office:value-type="string" calcext:value-type="string">
            <text:p>true</text:p>
          </table:table-cell>
          <table:table-cell office:value-type="string" calcext:value-type="string">
            <text:p>68.45620218315547</text:p>
          </table:table-cell>
          <table:table-cell office:value-type="float" office:value="2" calcext:value-type="float">
            <text:p>2</text:p>
          </table:table-cell>
          <table:table-cell office:value-type="string" calcext:value-type="string">
            <text:p>POLYGON ((674784.0820000019 6842317.226000005, 674785.5849999997 6842321.170999999, 674785.5850001589 6842321.170999945, 674795.699 6842317.698, 674815.5600040015 6842310.970488707, 674812.6460453174 6842302.387728952, 674784.0820000087 6842317.225999995, 674784.0820000004 6842317.226000001, 674784.0820000019 6842317.226000005))</text:p>
          </table:table-cell>
          <table:table-cell office:value-type="float" office:value="0.899463261862966" calcext:value-type="float">
            <text:p>0,899463261862966</text:p>
          </table:table-cell>
          <table:table-cell office:value-type="float" office:value="3.6859298029237" calcext:value-type="float">
            <text:p>3,6859298029237</text:p>
          </table:table-cell>
          <table:table-cell office:value-type="float" office:value="77217" calcext:value-type="float">
            <text:p>77217</text:p>
          </table:table-cell>
        </table:table-row>
        <table:table-row table:style-name="ro1">
          <table:table-cell office:value-type="string" calcext:value-type="string">
            <text:p>77470-AC-Densifyed-4</text:p>
          </table:table-cell>
          <table:table-cell office:value-type="float" office:value="328.780506103426" calcext:value-type="float">
            <text:p>328,780506103426</text:p>
          </table:table-cell>
          <table:table-cell office:value-type="string" calcext:value-type="string">
            <text:p>90.37563769004902</text:p>
          </table:table-cell>
          <table:table-cell office:value-type="string" calcext:value-type="string">
            <text:p>true</text:p>
          </table:table-cell>
          <table:table-cell office:value-type="string" calcext:value-type="string">
            <text:p>89.6160426364401</text:p>
          </table:table-cell>
          <table:table-cell office:value-type="float" office:value="1" calcext:value-type="float">
            <text:p>1</text:p>
          </table:table-cell>
          <table:table-cell office:value-type="string" calcext:value-type="string">
            <text:p>POLYGON ((682354.2808254414 6848896.556311236, 682354.1 6848896.05, 682350.98 6848889.48, 682350.69 6848888.87, 682350.6844470851 6848888.860745142, 682370.19 6848879.49, 682364.85 6848868.35, 682342.69 6848878.99, 682347.98 6848890.16, 682348.27 6848890.77, 682351.39 6848897.34, 682354.2808254414 6848896.556311236))</text:p>
          </table:table-cell>
          <table:table-cell office:value-type="float" office:value="0.735734236947061" calcext:value-type="float">
            <text:p>0,735734236947061</text:p>
          </table:table-cell>
          <table:table-cell office:value-type="float" office:value="12.3490647418543" calcext:value-type="float">
            <text:p>12,3490647418543</text:p>
          </table:table-cell>
          <table:table-cell office:value-type="float" office:value="77470" calcext:value-type="float">
            <text:p>77470</text:p>
          </table:table-cell>
        </table:table-row>
        <table:table-row table:style-name="ro1">
          <table:table-cell office:value-type="string" calcext:value-type="string">
            <text:p>77217-0C-Densifyed-2</text:p>
          </table:table-cell>
          <table:table-cell office:value-type="float" office:value="469.636392589551" calcext:value-type="float">
            <text:p>469,636392589551</text:p>
          </table:table-cell>
          <table:table-cell office:value-type="string" calcext:value-type="string">
            <text:p>113.00106778560877</text:p>
          </table:table-cell>
          <table:table-cell office:value-type="string" calcext:value-type="string">
            <text:p>true</text:p>
          </table:table-cell>
          <table:table-cell office:value-type="string" calcext:value-type="string">
            <text:p>30.71550457043177</text:p>
          </table:table-cell>
          <table:table-cell office:value-type="float" office:value="5" calcext:value-type="float">
            <text:p>5</text:p>
          </table:table-cell>
          <table:table-cell office:value-type="string" calcext:value-type="string">
            <text:p>POLYGON ((674801.71 6842177.67, 674811.2585124514 6842169.077959933, 674811.2585124515 6842169.077959933, 674813.49 6842167.07, 674823.43 6842158.13, 674821.74928014 6842155.654791385, 674821.42 6842155.9, 674811.48 6842164.84, 674811.447742645 6842164.875565802, 674794.97 6842147.17, 674783.36 6842157.97, 674801.71 6842177.67))</text:p>
          </table:table-cell>
          <table:table-cell office:value-type="float" office:value="0.755079945493019" calcext:value-type="float">
            <text:p>0,755079945493019</text:p>
          </table:table-cell>
          <table:table-cell office:value-type="float" office:value="12.3335059410038" calcext:value-type="float">
            <text:p>12,3335059410038</text:p>
          </table:table-cell>
          <table:table-cell office:value-type="float" office:value="77217" calcext:value-type="float">
            <text:p>77217</text:p>
          </table:table-cell>
        </table:table-row>
        <table:table-row table:style-name="ro1">
          <table:table-cell office:value-type="string" calcext:value-type="string">
            <text:p>77152-AB-Densifyed-3</text:p>
          </table:table-cell>
          <table:table-cell office:value-type="float" office:value="229.410711868895" calcext:value-type="float">
            <text:p>229,410711868895</text:p>
          </table:table-cell>
          <table:table-cell office:value-type="string" calcext:value-type="string">
            <text:p>61.4214624365932</text:p>
          </table:table-cell>
          <table:table-cell office:value-type="string" calcext:value-type="string">
            <text:p>true</text:p>
          </table:table-cell>
          <table:table-cell office:value-type="string" calcext:value-type="string">
            <text:p>30.263695891280747</text:p>
          </table:table-cell>
          <table:table-cell office:value-type="float" office:value="2" calcext:value-type="float">
            <text:p>2</text:p>
          </table:table-cell>
          <table:table-cell office:value-type="string" calcext:value-type="string">
            <text:p>POLYGON ((669555.9896503153 6823945.727632635, 669553.3606277882 6823927.929150126, 669552.2 6823928.62, 669540.05 6823932, 669542.58 6823947.71, 669555.9896503153 6823945.727632635))</text:p>
          </table:table-cell>
          <table:table-cell office:value-type="float" office:value="0.674931484944293" calcext:value-type="float">
            <text:p>0,674931484944293</text:p>
          </table:table-cell>
          <table:table-cell office:value-type="float" office:value="9.55933388794903" calcext:value-type="float">
            <text:p>9,55933388794903</text:p>
          </table:table-cell>
          <table:table-cell office:value-type="float" office:value="77152" calcext:value-type="float">
            <text:p>77152</text:p>
          </table:table-cell>
        </table:table-row>
        <table:table-row table:style-name="ro1">
          <table:table-cell office:value-type="string" calcext:value-type="string">
            <text:p>77114-0B-Densifyed-3</text:p>
          </table:table-cell>
          <table:table-cell office:value-type="float" office:value="345.645373642801" calcext:value-type="float">
            <text:p>345,645373642801</text:p>
          </table:table-cell>
          <table:table-cell office:value-type="string" calcext:value-type="string">
            <text:p>93.4096752532884</text:p>
          </table:table-cell>
          <table:table-cell office:value-type="string" calcext:value-type="string">
            <text:p>true</text:p>
          </table:table-cell>
          <table:table-cell office:value-type="string" calcext:value-type="string">
            <text:p>3.396498315962974</text:p>
          </table:table-cell>
          <table:table-cell office:value-type="float" office:value="5" calcext:value-type="float">
            <text:p>5</text:p>
          </table:table-cell>
          <table:table-cell office:value-type="string" calcext:value-type="string">
            <text:p>POLYGON ((675066.61 6847149.13, 675087.14 6847156.08, 675087.97 6847153.64, 675091.79 6847142.36, 675074.0896313364 6847136.370829493, 675074.09 6847136.37, 675077.38 6847126.65, 675077.5048209965 6847126.102707938, 675074.54 6847125.69, 675071.25 6847135.41, 675066.61 6847149.13))</text:p>
          </table:table-cell>
          <table:table-cell office:value-type="float" office:value="0.423647748538087" calcext:value-type="float">
            <text:p>0,423647748538087</text:p>
          </table:table-cell>
          <table:table-cell office:value-type="float" office:value="45.5820977918708" calcext:value-type="float">
            <text:p>45,5820977918708</text:p>
          </table:table-cell>
          <table:table-cell office:value-type="float" office:value="77114" calcext:value-type="float">
            <text:p>77114</text:p>
          </table:table-cell>
        </table:table-row>
        <table:table-row table:style-name="ro1">
          <table:table-cell office:value-type="string" calcext:value-type="string">
            <text:p>77114-0B-Densifyed-2</text:p>
          </table:table-cell>
          <table:table-cell office:value-type="float" office:value="716.290712119395" calcext:value-type="float">
            <text:p>716,290712119395</text:p>
          </table:table-cell>
          <table:table-cell office:value-type="string" calcext:value-type="string">
            <text:p>274.5240670750156</text:p>
          </table:table-cell>
          <table:table-cell office:value-type="string" calcext:value-type="string">
            <text:p>true</text:p>
          </table:table-cell>
          <table:table-cell office:value-type="string" calcext:value-type="string">
            <text:p>205.45529303941709</text:p>
          </table:table-cell>
          <table:table-cell office:value-type="float" office:value="2" calcext:value-type="float">
            <text:p>2</text:p>
          </table:table-cell>
          <table:table-cell office:value-type="string" calcext:value-type="string">
            <text:p>POLYGON ((675408.7916598526 6847266.674194604, 675409 6847266.73, 675409.59 6847266.77, 675412.23 6847266.69, 675413.33 6847266.7, 675413.38 6847266.7, 675413.42 6847266.7, 675417.94 6847266.6, 675431.81 6847266.29, 675459.01 6847265.84, 675473.19 6847265.6, 675473.1961658398 6847265.599255847, 675473.29 6847270.61, 675485.88 6847270.42, 675508.38 6847270.01, 675538.03 6847269.25, 675538.82 6847261.3, 675480.15 6847262.48, 675473.14 6847262.6, 675458.96 6847262.84, 675431.75 6847263.29, 675431.75 6847263.3, 675417.87 6847263.6, 675413.36 6847263.7, 675412.2 6847263.69, 675409.5 6847263.77, 675408.7916598526 6847266.674194604))</text:p>
          </table:table-cell>
          <table:table-cell office:value-type="float" office:value="0.269875017541938" calcext:value-type="float">
            <text:p>0,269875017541938</text:p>
          </table:table-cell>
          <table:table-cell office:value-type="float" office:value="97.693349652835" calcext:value-type="float">
            <text:p>97,693349652835</text:p>
          </table:table-cell>
          <table:table-cell office:value-type="float" office:value="77114" calcext:value-type="float">
            <text:p>77114</text:p>
          </table:table-cell>
        </table:table-row>
        <table:table-row table:style-name="ro1">
          <table:table-cell office:value-type="string" calcext:value-type="string">
            <text:p>77312-0E-Densifyed-1</text:p>
          </table:table-cell>
          <table:table-cell office:value-type="float" office:value="1575.92629699637" calcext:value-type="float">
            <text:p>1575,92629699637</text:p>
          </table:table-cell>
          <table:table-cell office:value-type="string" calcext:value-type="string">
            <text:p>251.65466482229792</text:p>
          </table:table-cell>
          <table:table-cell office:value-type="string" calcext:value-type="string">
            <text:p>true</text:p>
          </table:table-cell>
          <table:table-cell office:value-type="string" calcext:value-type="string">
            <text:p>150.2182977123798</text:p>
          </table:table-cell>
          <table:table-cell office:value-type="float" office:value="4" calcext:value-type="float">
            <text:p>4</text:p>
          </table:table-cell>
          <table:table-cell office:value-type="string" calcext:value-type="string">
            <text:p>POLYGON ((681589.454 6804475.703, 681599.769 6804453.44, 681607.53 6804452.864, 681604.4 6804459.687, 681614.093 6804464.422, 681636.641 6804410.047, 681634.691 6804407.515, 681633.348 6804405.947, 681631.753 6804404.102, 681630.009 6804402.288, 681628.936 6804400.658, 681628.204 6804399.195, 681627.893 6804397.848, 681627.701 6804396.331, 681627.624 6804394.323, 681627.783 6804391.983, 681628.639 6804387.888, 681630.697 6804381.855, 681625.2 6804382.961, 681584.452 6804473.855, 681589.454 6804475.703))</text:p>
          </table:table-cell>
          <table:table-cell office:value-type="float" office:value="0.62171109500171" calcext:value-type="float">
            <text:p>0,62171109500171</text:p>
          </table:table-cell>
          <table:table-cell office:value-type="float" office:value="72.6440870615372" calcext:value-type="float">
            <text:p>72,6440870615372</text:p>
          </table:table-cell>
          <table:table-cell office:value-type="float" office:value="77312" calcext:value-type="float">
            <text:p>77312</text:p>
          </table:table-cell>
        </table:table-row>
        <table:table-row table:style-name="ro1">
          <table:table-cell office:value-type="string" calcext:value-type="string">
            <text:p>77317-AC-Densifyed-2</text:p>
          </table:table-cell>
          <table:table-cell office:value-type="float" office:value="279.481775097666" calcext:value-type="float">
            <text:p>279,481775097666</text:p>
          </table:table-cell>
          <table:table-cell office:value-type="string" calcext:value-type="string">
            <text:p>68.70873398210958</text:p>
          </table:table-cell>
          <table:table-cell office:value-type="string" calcext:value-type="string">
            <text:p>true</text:p>
          </table:table-cell>
          <table:table-cell office:value-type="string" calcext:value-type="string">
            <text:p>68.67165861115073</text:p>
          </table:table-cell>
          <table:table-cell office:value-type="float" office:value="1" calcext:value-type="float">
            <text:p>1</text:p>
          </table:table-cell>
          <table:table-cell office:value-type="string" calcext:value-type="string">
            <text:p>POLYGON ((692075.5842392301 6833927.8367330935, 692061.447 6833926.307, 692059.834 6833933.007, 692058.1270000004 6833940.326999998, 692058.1270000002 6833940.327, 692069.622 6833947.645, 692073.1725058393 6833949.934981953, 692075.5842392301 6833927.8367330935))</text:p>
          </table:table-cell>
          <table:table-cell office:value-type="float" office:value="0.904784774674816" calcext:value-type="float">
            <text:p>0,904784774674816</text:p>
          </table:table-cell>
          <table:table-cell office:value-type="float" office:value="2.79811615970703" calcext:value-type="float">
            <text:p>2,79811615970703</text:p>
          </table:table-cell>
          <table:table-cell office:value-type="float" office:value="77317" calcext:value-type="float">
            <text:p>77317</text:p>
          </table:table-cell>
        </table:table-row>
        <table:table-row table:style-name="ro1">
          <table:table-cell office:value-type="string" calcext:value-type="string">
            <text:p>77114-0A-Densifyed-1</text:p>
          </table:table-cell>
          <table:table-cell office:value-type="float" office:value="599.26355433731" calcext:value-type="float">
            <text:p>599,26355433731</text:p>
          </table:table-cell>
          <table:table-cell office:value-type="string" calcext:value-type="string">
            <text:p>132.17765227614558</text:p>
          </table:table-cell>
          <table:table-cell office:value-type="string" calcext:value-type="string">
            <text:p>true</text:p>
          </table:table-cell>
          <table:table-cell office:value-type="string" calcext:value-type="string">
            <text:p>96.65156766286879</text:p>
          </table:table-cell>
          <table:table-cell office:value-type="float" office:value="2" calcext:value-type="float">
            <text:p>2</text:p>
          </table:table-cell>
          <table:table-cell office:value-type="string" calcext:value-type="string">
            <text:p>POLYGON ((675621.17 6848341.03, 675627.78 6848363.27, 675629.37 6848364.27, 675637.8 6848366.19, 675642.9 6848354.21, 675648.9 6848352.55, 675644.4457398673 6848337.5598627925, 675660.24 6848333.08, 675660.79 6848332.87, 675661.28 6848332.55, 675661.71 6848332.14, 675662.04 6848331.66, 675662.28 6848331.12, 675662.4 6848330.54, 675662.4132716145 6848330.1551231835, 675661.94 6848329.45, 675659.43 6848330.19, 675643.59 6848334.68, 675621.17 6848341.03))</text:p>
          </table:table-cell>
          <table:table-cell office:value-type="float" office:value="0.771838636781382" calcext:value-type="float">
            <text:p>0,771838636781382</text:p>
          </table:table-cell>
          <table:table-cell office:value-type="float" office:value="14.0141995311417" calcext:value-type="float">
            <text:p>14,0141995311417</text:p>
          </table:table-cell>
          <table:table-cell office:value-type="float" office:value="77114" calcext:value-type="float">
            <text:p>77114</text:p>
          </table:table-cell>
        </table:table-row>
        <table:table-row table:style-name="ro1">
          <table:table-cell office:value-type="string" calcext:value-type="string">
            <text:p>77217-0B-Densifyed-2</text:p>
          </table:table-cell>
          <table:table-cell office:value-type="float" office:value="964.68519257535" calcext:value-type="float">
            <text:p>964,68519257535</text:p>
          </table:table-cell>
          <table:table-cell office:value-type="string" calcext:value-type="string">
            <text:p>141.63745649987692</text:p>
          </table:table-cell>
          <table:table-cell office:value-type="string" calcext:value-type="string">
            <text:p>true</text:p>
          </table:table-cell>
          <table:table-cell office:value-type="string" calcext:value-type="string">
            <text:p>141.60345114615507</text:p>
          </table:table-cell>
          <table:table-cell office:value-type="float" office:value="1" calcext:value-type="float">
            <text:p>1</text:p>
          </table:table-cell>
          <table:table-cell office:value-type="string" calcext:value-type="string">
            <text:p>POLYGON ((675823.0900000001 6842710.355, 675831.2599999949 6842695.555000009, 675831.26 6842695.555, 675814.603 6842685.091, 675786.3746112181 6842668.042744764, 675776.9998597617 6842685.262106392, 675823.0900000001 6842710.355))</text:p>
          </table:table-cell>
          <table:table-cell office:value-type="float" office:value="0.713323006286944" calcext:value-type="float">
            <text:p>0,713323006286944</text:p>
          </table:table-cell>
          <table:table-cell office:value-type="float" office:value="25.334648704929" calcext:value-type="float">
            <text:p>25,334648704929</text:p>
          </table:table-cell>
          <table:table-cell office:value-type="float" office:value="77217" calcext:value-type="float">
            <text:p>77217</text:p>
          </table:table-cell>
        </table:table-row>
        <table:table-row table:style-name="ro1">
          <table:table-cell office:value-type="string" calcext:value-type="string">
            <text:p>77152-AW-Densifyed-4</text:p>
          </table:table-cell>
          <table:table-cell office:value-type="float" office:value="263.893137113476" calcext:value-type="float">
            <text:p>263,893137113476</text:p>
          </table:table-cell>
          <table:table-cell office:value-type="string" calcext:value-type="string">
            <text:p>69.7650625762352</text:p>
          </table:table-cell>
          <table:table-cell office:value-type="string" calcext:value-type="string">
            <text:p>true</text:p>
          </table:table-cell>
          <table:table-cell office:value-type="string" calcext:value-type="string">
            <text:p>69.73298928405956</text:p>
          </table:table-cell>
          <table:table-cell office:value-type="float" office:value="1" calcext:value-type="float">
            <text:p>1</text:p>
          </table:table-cell>
          <table:table-cell office:value-type="string" calcext:value-type="string">
            <text:p>POLYGON ((672548.6517519982 6823603.7542374795, 672538.38 6823608, 672547.49 6823629.75, 672553.6 6823627.62, 672557.8415607151 6823625.981215179, 672548.6517519982 6823603.7542374795))</text:p>
          </table:table-cell>
          <table:table-cell office:value-type="float" office:value="0.436979022862476" calcext:value-type="float">
            <text:p>0,436979022862476</text:p>
          </table:table-cell>
          <table:table-cell office:value-type="float" office:value="44.0994905912707" calcext:value-type="float">
            <text:p>44,0994905912707</text:p>
          </table:table-cell>
          <table:table-cell office:value-type="float" office:value="77152" calcext:value-type="float">
            <text:p>77152</text:p>
          </table:table-cell>
        </table:table-row>
        <table:table-row table:style-name="ro1">
          <table:table-cell office:value-type="string" calcext:value-type="string">
            <text:p>77389-AI-Densifyed-4</text:p>
          </table:table-cell>
          <table:table-cell office:value-type="float" office:value="502.833115963862" calcext:value-type="float">
            <text:p>502,833115963862</text:p>
          </table:table-cell>
          <table:table-cell office:value-type="string" calcext:value-type="string">
            <text:p>101.03793471427133</text:p>
          </table:table-cell>
          <table:table-cell office:value-type="string" calcext:value-type="string">
            <text:p>true</text:p>
          </table:table-cell>
          <table:table-cell office:value-type="string" calcext:value-type="string">
            <text:p>65.45291701699496</text:p>
          </table:table-cell>
          <table:table-cell office:value-type="float" office:value="3" calcext:value-type="float">
            <text:p>3</text:p>
          </table:table-cell>
          <table:table-cell office:value-type="string" calcext:value-type="string">
            <text:p>POLYGON ((675017.8569536004 6823403.878309038, 675002.2374026538 6823403.274727319, 675001.927 6823412.406, 675001.386 6823428.77, 674995.9448380392 6823434.403187173, 675016.6464767996 6823435.203154517, 675017.8569536004 6823403.878309038))</text:p>
          </table:table-cell>
          <table:table-cell office:value-type="float" office:value="0.511282589154368" calcext:value-type="float">
            <text:p>0,511282589154368</text:p>
          </table:table-cell>
          <table:table-cell office:value-type="float" office:value="62.6493518638963" calcext:value-type="float">
            <text:p>62,6493518638963</text:p>
          </table:table-cell>
          <table:table-cell office:value-type="float" office:value="77389" calcext:value-type="float">
            <text:p>77389</text:p>
          </table:table-cell>
        </table:table-row>
        <table:table-row table:style-name="ro1">
          <table:table-cell office:value-type="string" calcext:value-type="string">
            <text:p>77243-AK-Densifyed-1</text:p>
          </table:table-cell>
          <table:table-cell office:value-type="float" office:value="773.663707823709" calcext:value-type="float">
            <text:p>773,663707823709</text:p>
          </table:table-cell>
          <table:table-cell office:value-type="string" calcext:value-type="string">
            <text:p>175.62254921821207</text:p>
          </table:table-cell>
          <table:table-cell office:value-type="string" calcext:value-type="string">
            <text:p>true</text:p>
          </table:table-cell>
          <table:table-cell office:value-type="string" calcext:value-type="string">
            <text:p>113.78055912727469</text:p>
          </table:table-cell>
          <table:table-cell office:value-type="float" office:value="3" calcext:value-type="float">
            <text:p>3</text:p>
          </table:table-cell>
          <table:table-cell office:value-type="string" calcext:value-type="string">
            <text:p>POLYGON ((678290.18 6864412.16, 678290.17 6864412.4, 678290.18 6864412.45, 678290.18 6864412.5, 678290.22 6864412.74, 678290.26 6864412.98, 678290.28 6864413.03, 678290.29 6864413.08, 678290.39 6864413.3, 678290.47 6864413.53, 678290.5 6864413.57, 678290.52 6864413.62, 678290.65 6864413.82, 678290.78 6864414.03, 678290.82 6864414.07, 678290.84 6864414.11, 678291.02 6864414.28, 678291.18 6864414.46, 678291.23 6864414.49, 678291.26 6864414.52, 678291.46 6864414.66, 678291.66 6864414.8, 678291.71 6864414.82, 678291.75 6864414.85, 678291.98 6864414.94, 678292.2 6864415.04, 678292.25 6864415.06, 678292.29 6864415.07, 678292.53 6864415.12, 678292.65 6864415.15, 678292.6472086952 6864415.181634788, 678279.32 6864412.67, 678278.53 6864416.86, 678276.14 6864429.62, 678273.55 6864443.34, 678285.24 6864445.88, 678285.29 6864445.68, 678296.32 6864448.07, 678299.59 6864423.11, 678295.06 6864422.31, 678295.61 6864415.74, 678295.87 6864412.56, 678293.16 6864412.2, 678295.95 6864383.61, 678292.9883638091 6864383.182908257, 678292.96 6864383.32, 678290.18 6864411.91, 678290.18 6864412.16))</text:p>
          </table:table-cell>
          <table:table-cell office:value-type="float" office:value="0.791589457797185" calcext:value-type="float">
            <text:p>0,791589457797185</text:p>
          </table:table-cell>
          <table:table-cell office:value-type="float" office:value="16.1073475508337" calcext:value-type="float">
            <text:p>16,1073475508337</text:p>
          </table:table-cell>
          <table:table-cell office:value-type="float" office:value="77243" calcext:value-type="float">
            <text:p>77243</text:p>
          </table:table-cell>
        </table:table-row>
        <table:table-row table:style-name="ro1">
          <table:table-cell office:value-type="string" calcext:value-type="string">
            <text:p>77114-0B-Densifyed-1</text:p>
          </table:table-cell>
          <table:table-cell office:value-type="float" office:value="321.648461908216" calcext:value-type="float">
            <text:p>321,648461908216</text:p>
          </table:table-cell>
          <table:table-cell office:value-type="string" calcext:value-type="string">
            <text:p>77.02005593283681</text:p>
          </table:table-cell>
          <table:table-cell office:value-type="string" calcext:value-type="string">
            <text:p>true</text:p>
          </table:table-cell>
          <table:table-cell office:value-type="string" calcext:value-type="string">
            <text:p>65.00522104218616</text:p>
          </table:table-cell>
          <table:table-cell office:value-type="float" office:value="2" calcext:value-type="float">
            <text:p>2</text:p>
          </table:table-cell>
          <table:table-cell office:value-type="string" calcext:value-type="string">
            <text:p>POLYGON ((675107.936 6847845.615, 675119.957 6847846.524, 675120.424 6847842.662, 675122.68 6847824.434, 675123.1274854684 6847820.634945529, 675110.8028574807 6847819.286616053, 675109.4940000194 6847831.100999825, 675109.4939999873 6847831.101000117, 675107.936 6847845.615))</text:p>
          </table:table-cell>
          <table:table-cell office:value-type="float" office:value="0.498819995304199" calcext:value-type="float">
            <text:p>0,498819995304199</text:p>
          </table:table-cell>
          <table:table-cell office:value-type="float" office:value="23.1411244392241" calcext:value-type="float">
            <text:p>23,1411244392241</text:p>
          </table:table-cell>
          <table:table-cell office:value-type="float" office:value="77114" calcext:value-type="float">
            <text:p>77114</text:p>
          </table:table-cell>
        </table:table-row>
        <table:table-row table:style-name="ro1">
          <table:table-cell office:value-type="string" calcext:value-type="string">
            <text:p>77390-0D-Densifyed-1</text:p>
          </table:table-cell>
          <table:table-cell office:value-type="float" office:value="296.900856762898" calcext:value-type="float">
            <text:p>296,900856762898</text:p>
          </table:table-cell>
          <table:table-cell office:value-type="string" calcext:value-type="string">
            <text:p>68.63115019722171</text:p>
          </table:table-cell>
          <table:table-cell office:value-type="string" calcext:value-type="string">
            <text:p>true</text:p>
          </table:table-cell>
          <table:table-cell office:value-type="string" calcext:value-type="string">
            <text:p>68.60226576892322</text:p>
          </table:table-cell>
          <table:table-cell office:value-type="float" office:value="1" calcext:value-type="float">
            <text:p>1</text:p>
          </table:table-cell>
          <table:table-cell office:value-type="string" calcext:value-type="string">
            <text:p>POLYGON ((674739.9830000009 6853908.626, 674740.042 6853910.763, 674740.3038737265 6853926.507020788, 674760.3258540573 6853926.160582159, 674760.296 6853924.575, 674760.118 6853922.468, 674759.262 6853919.357, 674757.374 6853915.804, 674755.465 6853913.492, 674752.618 6853911.188, 674749.387 6853909.636, 674746.001 6853908.734, 674743.441 6853908.587, 674739.9830000009 6853908.626))</text:p>
          </table:table-cell>
          <table:table-cell office:value-type="float" office:value="0.75927883137217" calcext:value-type="float">
            <text:p>0,75927883137217</text:p>
          </table:table-cell>
          <table:table-cell office:value-type="float" office:value="8.08084967046058" calcext:value-type="float">
            <text:p>8,08084967046058</text:p>
          </table:table-cell>
          <table:table-cell office:value-type="float" office:value="77390" calcext:value-type="float">
            <text:p>77390</text:p>
          </table:table-cell>
        </table:table-row>
        <table:table-row table:style-name="ro1">
          <table:table-cell office:value-type="string" calcext:value-type="string">
            <text:p>77285-BY-Densifyed-2</text:p>
          </table:table-cell>
          <table:table-cell office:value-type="float" office:value="447.035436018653" calcext:value-type="float">
            <text:p>447,035436018653</text:p>
          </table:table-cell>
          <table:table-cell office:value-type="string" calcext:value-type="string">
            <text:p>126.5025298244554</text:p>
          </table:table-cell>
          <table:table-cell office:value-type="string" calcext:value-type="string">
            <text:p>true</text:p>
          </table:table-cell>
          <table:table-cell office:value-type="string" calcext:value-type="string">
            <text:p>37.337113143220805</text:p>
          </table:table-cell>
          <table:table-cell office:value-type="float" office:value="4" calcext:value-type="float">
            <text:p>4</text:p>
          </table:table-cell>
          <table:table-cell office:value-type="string" calcext:value-type="string">
            <text:p>POLYGON ((672809.13 6826127.37, 672775.63 6826128.93, 672783.74 6826146.33, 672791.85 6826163.74, 672794.5709217427 6826162.472580879, 672794.57 6826162.47, 672786.46 6826145.07, 672786.4565701149 6826145.0641691955, 672809.45 6826134.35, 672809.13 6826127.37))</text:p>
          </table:table-cell>
          <table:table-cell office:value-type="float" office:value="0.538774547764012" calcext:value-type="float">
            <text:p>0,538774547764012</text:p>
          </table:table-cell>
          <table:table-cell office:value-type="float" office:value="23.168945239588" calcext:value-type="float">
            <text:p>23,168945239588</text:p>
          </table:table-cell>
          <table:table-cell office:value-type="float" office:value="77285" calcext:value-type="float">
            <text:p>77285</text:p>
          </table:table-cell>
        </table:table-row>
        <table:table-row table:style-name="ro1">
          <table:table-cell office:value-type="string" calcext:value-type="string">
            <text:p>77312-AH-Densifyed-1</text:p>
          </table:table-cell>
          <table:table-cell office:value-type="float" office:value="601.357030942065" calcext:value-type="float">
            <text:p>601,357030942065</text:p>
          </table:table-cell>
          <table:table-cell office:value-type="string" calcext:value-type="string">
            <text:p>203.85105628653298</text:p>
          </table:table-cell>
          <table:table-cell office:value-type="string" calcext:value-type="string">
            <text:p>true</text:p>
          </table:table-cell>
          <table:table-cell office:value-type="string" calcext:value-type="string">
            <text:p>203.07776100963721</text:p>
          </table:table-cell>
          <table:table-cell office:value-type="float" office:value="1" calcext:value-type="float">
            <text:p>1</text:p>
          </table:table-cell>
          <table:table-cell office:value-type="string" calcext:value-type="string">
            <text:p>POLYGON ((680549.73 6804346.95, 680547.7629759907 6804369.310564412, 680547.7629759905 6804369.310564412, 680547.5 6804372.3, 680546.46 6804384.15, 680545.24 6804397.8, 680544.28 6804408.72, 680543.47 6804417.85, 680546.23 6804418.21, 680546.4357093184 6804418.23807814, 680546.46 6804418.11, 680547.26 6804408.98, 680548.23 6804398.06, 680549.45 6804384.42, 680550.48878143 6804372.573896385, 680557.43 6804373.21, 680561.66 6804327.4, 680551.54 6804326.34, 680549.73 6804346.95))</text:p>
          </table:table-cell>
          <table:table-cell office:value-type="float" office:value="0.941462945292115" calcext:value-type="float">
            <text:p>0,941462945292115</text:p>
          </table:table-cell>
          <table:table-cell office:value-type="float" office:value="5.58165783750922" calcext:value-type="float">
            <text:p>5,58165783750922</text:p>
          </table:table-cell>
          <table:table-cell office:value-type="float" office:value="77312" calcext:value-type="float">
            <text:p>77312</text:p>
          </table:table-cell>
        </table:table-row>
        <table:table-row table:style-name="ro1">
          <table:table-cell office:value-type="string" calcext:value-type="string">
            <text:p>77114-0B-Densifyed-1</text:p>
          </table:table-cell>
          <table:table-cell office:value-type="float" office:value="523.915684256252" calcext:value-type="float">
            <text:p>523,915684256252</text:p>
          </table:table-cell>
          <table:table-cell office:value-type="string" calcext:value-type="string">
            <text:p>127.67841212705359</text:p>
          </table:table-cell>
          <table:table-cell office:value-type="string" calcext:value-type="string">
            <text:p>true</text:p>
          </table:table-cell>
          <table:table-cell office:value-type="string" calcext:value-type="string">
            <text:p>126.97992912157135</text:p>
          </table:table-cell>
          <table:table-cell office:value-type="float" office:value="1" calcext:value-type="float">
            <text:p>1</text:p>
          </table:table-cell>
          <table:table-cell office:value-type="string" calcext:value-type="string">
            <text:p>POLYGON ((674718.9 6847112.89, 674718.17 6847115.95, 674715.59 6847133.57, 674718.48 6847134.18, 674728.95 6847135.99, 674736.48 6847137.32, 674739.3069924789 6847118.016670987, 674739.43 6847118.04, 674743.9 6847118.51, 674752.77 6847119.47, 674759.9413415202 6847120.286401104, 674760.84 6847117.37, 674753.1 6847116.49, 674744.22 6847115.53, 674739.74 6847115.06, 674718.9 6847112.89))</text:p>
          </table:table-cell>
          <table:table-cell office:value-type="float" office:value="0.78565652077298" calcext:value-type="float">
            <text:p>0,78565652077298</text:p>
          </table:table-cell>
          <table:table-cell office:value-type="float" office:value="11.1753939798248" calcext:value-type="float">
            <text:p>11,1753939798248</text:p>
          </table:table-cell>
          <table:table-cell office:value-type="float" office:value="77114" calcext:value-type="float">
            <text:p>77114</text:p>
          </table:table-cell>
        </table:table-row>
        <table:table-row table:style-name="ro1">
          <table:table-cell office:value-type="string" calcext:value-type="string">
            <text:p>77152-AT-Densifyed-2</text:p>
          </table:table-cell>
          <table:table-cell office:value-type="float" office:value="317.24826875777" calcext:value-type="float">
            <text:p>317,24826875777</text:p>
          </table:table-cell>
          <table:table-cell office:value-type="string" calcext:value-type="string">
            <text:p>70.90075446924969</text:p>
          </table:table-cell>
          <table:table-cell office:value-type="string" calcext:value-type="string">
            <text:p>true</text:p>
          </table:table-cell>
          <table:table-cell office:value-type="string" calcext:value-type="string">
            <text:p>52.50499229962726</text:p>
          </table:table-cell>
          <table:table-cell office:value-type="float" office:value="2" calcext:value-type="float">
            <text:p>2</text:p>
          </table:table-cell>
          <table:table-cell office:value-type="string" calcext:value-type="string">
            <text:p>POLYGON ((672899.8990000054 6823381.256000001, 672913.872 6823383.886, 672917.0192534155 6823384.481340162, 672920.6421952774 6823366.054967839, 672905.2811775485 6823363.0347274365, 672903.235 6823367.886, 672900.199 6823380.035, 672899.8990000031 6823381.255999987, 672899.8990000006 6823381.256, 672899.8990000054 6823381.256000001))</text:p>
          </table:table-cell>
          <table:table-cell office:value-type="float" office:value="0.678478677901871" calcext:value-type="float">
            <text:p>0,678478677901871</text:p>
          </table:table-cell>
          <table:table-cell office:value-type="float" office:value="12.3246031893865" calcext:value-type="float">
            <text:p>12,3246031893865</text:p>
          </table:table-cell>
          <table:table-cell office:value-type="float" office:value="77152" calcext:value-type="float">
            <text:p>77152</text:p>
          </table:table-cell>
        </table:table-row>
        <table:table-row table:style-name="ro1">
          <table:table-cell office:value-type="string" calcext:value-type="string">
            <text:p>77114-0B-Densifyed-4</text:p>
          </table:table-cell>
          <table:table-cell office:value-type="float" office:value="473.806529384902" calcext:value-type="float">
            <text:p>473,806529384902</text:p>
          </table:table-cell>
          <table:table-cell office:value-type="string" calcext:value-type="string">
            <text:p>124.28763707819469</text:p>
          </table:table-cell>
          <table:table-cell office:value-type="string" calcext:value-type="string">
            <text:p>true</text:p>
          </table:table-cell>
          <table:table-cell office:value-type="string" calcext:value-type="string">
            <text:p>115.31873314140863</text:p>
          </table:table-cell>
          <table:table-cell office:value-type="float" office:value="2" calcext:value-type="float">
            <text:p>2</text:p>
          </table:table-cell>
          <table:table-cell office:value-type="string" calcext:value-type="string">
            <text:p>POLYGON ((675147.18 6847800.91, 675140.8086974167 6847798.351523806, 675140.7593124093 6847798.3339719605, 675134.915306647 6847796.63112033, 675128.88 6847795.25, 675126.313126189 6847791.926815156, 675126.3131261889 6847791.926815156, 675125.24 6847801.87, 675128.71 6847806.8, 675128.82 6847806.97, 675130.62 6847805.44, 675139.17 6847807.96, 675148.21 6847811.39, 675154.23 6847814.13, 675158.62 6847816.51, 675167.7440914445 6847823.978586193, 675173.6427061844 6847816.89824178, 675167.6700000315 6847811.780000027, 675167.6699999972 6847811.779999998, 675163.92 6847809.68, 675155.122042068 6847804.447112283, 675153.1967517914 6847803.434014046, 675147.18 6847800.91))</text:p>
          </table:table-cell>
          <table:table-cell office:value-type="float" office:value="0.558324684129972" calcext:value-type="float">
            <text:p>0,558324684129972</text:p>
          </table:table-cell>
          <table:table-cell office:value-type="float" office:value="27.5266993861771" calcext:value-type="float">
            <text:p>27,5266993861771</text:p>
          </table:table-cell>
          <table:table-cell office:value-type="float" office:value="77114" calcext:value-type="float">
            <text:p>77114</text:p>
          </table:table-cell>
        </table:table-row>
        <table:table-row table:style-name="ro1">
          <table:table-cell office:value-type="string" calcext:value-type="string">
            <text:p>77317-AC-Densifyed-1</text:p>
          </table:table-cell>
          <table:table-cell office:value-type="float" office:value="334.563242100221" calcext:value-type="float">
            <text:p>334,563242100221</text:p>
          </table:table-cell>
          <table:table-cell office:value-type="string" calcext:value-type="string">
            <text:p>73.76780883253336</text:p>
          </table:table-cell>
          <table:table-cell office:value-type="string" calcext:value-type="string">
            <text:p>true</text:p>
          </table:table-cell>
          <table:table-cell office:value-type="string" calcext:value-type="string">
            <text:p>55.80688812348673</text:p>
          </table:table-cell>
          <table:table-cell office:value-type="float" office:value="2" calcext:value-type="float">
            <text:p>2</text:p>
          </table:table-cell>
          <table:table-cell office:value-type="string" calcext:value-type="string">
            <text:p>POLYGON ((691495.7507138777 6834261.007287264, 691495.75 6834261.01, 691490.88 6834274.18, 691490.63 6834274.71, 691490.3737699065 6834275.044522622, 691493.68 6834276.95, 691508.62 6834284.71, 691509.03 6834283.61, 691514.78 6834268.03, 691495.7507138777 6834261.007287264))</text:p>
          </table:table-cell>
          <table:table-cell office:value-type="float" office:value="0.597280179460433" calcext:value-type="float">
            <text:p>0,597280179460433</text:p>
          </table:table-cell>
          <table:table-cell office:value-type="float" office:value="21.61156659554" calcext:value-type="float">
            <text:p>21,61156659554</text:p>
          </table:table-cell>
          <table:table-cell office:value-type="float" office:value="77317" calcext:value-type="float">
            <text:p>77317</text:p>
          </table:table-cell>
        </table:table-row>
        <table:table-row table:style-name="ro1">
          <table:table-cell office:value-type="string" calcext:value-type="string">
            <text:p>77312-AH-Densifyed-1</text:p>
          </table:table-cell>
          <table:table-cell office:value-type="float" office:value="564.327202289919" calcext:value-type="float">
            <text:p>564,327202289919</text:p>
          </table:table-cell>
          <table:table-cell office:value-type="string" calcext:value-type="string">
            <text:p>229.96808893673003</text:p>
          </table:table-cell>
          <table:table-cell office:value-type="string" calcext:value-type="string">
            <text:p>true</text:p>
          </table:table-cell>
          <table:table-cell office:value-type="string" calcext:value-type="string">
            <text:p>229.2123850501521</text:p>
          </table:table-cell>
          <table:table-cell office:value-type="float" office:value="1" calcext:value-type="float">
            <text:p>1</text:p>
          </table:table-cell>
          <table:table-cell office:value-type="string" calcext:value-type="string">
            <text:p>POLYGON ((680702.33 6804391.55, 680708.69 6804337.3, 680706.05 6804337.05, 680701.26 6804336.43, 680695.3529524318 6804387.759880549, 680695.01 6804390.74, 680694.86 6804392.11, 680692.5 6804412.73, 680690.07 6804432.78, 680689.44 6804438.48, 680688.96 6804442.7, 680688.94 6804443.1, 680688.93 6804443.21, 680691.7080446045 6804443.849373538, 680691.81 6804443.61, 680691.94 6804443.04, 680692.42 6804438.83, 680692.42 6804438.82, 680692.42 6804438.81, 680693.05 6804433.13, 680695.48 6804413.09, 680695.48 6804413.08, 680695.48 6804413.07, 680697.84 6804392.45, 680698 6804391.09, 680698 6804391.070860656, 680702.33 6804391.55))</text:p>
          </table:table-cell>
          <table:table-cell office:value-type="float" office:value="0.971948541652803" calcext:value-type="float">
            <text:p>0,971948541652803</text:p>
          </table:table-cell>
          <table:table-cell office:value-type="float" office:value="3.0103551479324" calcext:value-type="float">
            <text:p>3,0103551479324</text:p>
          </table:table-cell>
          <table:table-cell office:value-type="float" office:value="77312" calcext:value-type="float">
            <text:p>77312</text:p>
          </table:table-cell>
        </table:table-row>
        <table:table-row table:style-name="ro1">
          <table:table-cell office:value-type="string" calcext:value-type="string">
            <text:p>77285-BY-Densifyed-2</text:p>
          </table:table-cell>
          <table:table-cell office:value-type="float" office:value="481.270940835622" calcext:value-type="float">
            <text:p>481,270940835622</text:p>
          </table:table-cell>
          <table:table-cell office:value-type="string" calcext:value-type="string">
            <text:p>198.5792800360252</text:p>
          </table:table-cell>
          <table:table-cell office:value-type="string" calcext:value-type="string">
            <text:p>true</text:p>
          </table:table-cell>
          <table:table-cell office:value-type="string" calcext:value-type="string">
            <text:p>69.74268896027725</text:p>
          </table:table-cell>
          <table:table-cell office:value-type="float" office:value="4" calcext:value-type="float">
            <text:p>4</text:p>
          </table:table-cell>
          <table:table-cell office:value-type="string" calcext:value-type="string">
            <text:p>POLYGON ((672586.52 6826045.5, 672588.73 6825999.11, 672581.95 6825998.47, 672581.05 6826011.52, 672578.6631397429 6826042.1301162755, 672578.43 6826045.12, 672574.99 6826089.4, 672575.91 6826090.2, 672576.5 6826090.59, 672577.37 6826091.01, 672577.4889339502 6826091.035912983, 672577.66 6826090.76, 672577.88 6826090.21, 672577.98 6826089.64, 672581.42 6826045.35, 672581.4184809092 6826045.26037364, 672586.52 6826045.5))</text:p>
          </table:table-cell>
          <table:table-cell office:value-type="float" office:value="0.452191413787646" calcext:value-type="float">
            <text:p>0,452191413787646</text:p>
          </table:table-cell>
          <table:table-cell office:value-type="float" office:value="51.2639844165619" calcext:value-type="float">
            <text:p>51,2639844165619</text:p>
          </table:table-cell>
          <table:table-cell office:value-type="float" office:value="77285" calcext:value-type="float">
            <text:p>77285</text:p>
          </table:table-cell>
        </table:table-row>
        <table:table-row table:style-name="ro1">
          <table:table-cell office:value-type="string" calcext:value-type="string">
            <text:p>77217-0B-Densifyed-2</text:p>
          </table:table-cell>
          <table:table-cell office:value-type="float" office:value="284.318158908539" calcext:value-type="float">
            <text:p>284,318158908539</text:p>
          </table:table-cell>
          <table:table-cell office:value-type="string" calcext:value-type="string">
            <text:p>72.05910316147052</text:p>
          </table:table-cell>
          <table:table-cell office:value-type="string" calcext:value-type="string">
            <text:p>true</text:p>
          </table:table-cell>
          <table:table-cell office:value-type="string" calcext:value-type="string">
            <text:p>42.984307550439894</text:p>
          </table:table-cell>
          <table:table-cell office:value-type="float" office:value="2" calcext:value-type="float">
            <text:p>2</text:p>
          </table:table-cell>
          <table:table-cell office:value-type="string" calcext:value-type="string">
            <text:p>POLYGON ((675133.78 6842488.83, 675137.9360855708 6842486.926373276, 675128.86 6842467.44, 675112.09 6842475.25, 675130.8285263504 6842490.4027589625, 675131.09 6842490.1, 675131.56 6842489.74, 675132.08 6842489.48, 675133.78 6842488.83))</text:p>
          </table:table-cell>
          <table:table-cell office:value-type="float" office:value="0.642471969258723" calcext:value-type="float">
            <text:p>0,642471969258723</text:p>
          </table:table-cell>
          <table:table-cell office:value-type="float" office:value="18.495210259151" calcext:value-type="float">
            <text:p>18,495210259151</text:p>
          </table:table-cell>
          <table:table-cell office:value-type="float" office:value="77217" calcext:value-type="float">
            <text:p>77217</text:p>
          </table:table-cell>
        </table:table-row>
        <table:table-row table:style-name="ro1">
          <table:table-cell office:value-type="string" calcext:value-type="string">
            <text:p>77114-0A-Densifyed-2</text:p>
          </table:table-cell>
          <table:table-cell office:value-type="float" office:value="691.152177979549" calcext:value-type="float">
            <text:p>691,152177979549</text:p>
          </table:table-cell>
          <table:table-cell office:value-type="string" calcext:value-type="string">
            <text:p>168.9955943120702</text:p>
          </table:table-cell>
          <table:table-cell office:value-type="string" calcext:value-type="string">
            <text:p>true</text:p>
          </table:table-cell>
          <table:table-cell office:value-type="string" calcext:value-type="string">
            <text:p>139.13276091700982</text:p>
          </table:table-cell>
          <table:table-cell office:value-type="float" office:value="2" calcext:value-type="float">
            <text:p>2</text:p>
          </table:table-cell>
          <table:table-cell office:value-type="string" calcext:value-type="string">
            <text:p>POLYGON ((675735.1583180355 6847571.07901061, 675735.1583180357 6847571.07901061, 675734.62 6847572.23, 675722.35 6847598.44, 675738.11 6847606.26, 675752.53 6847575.99, 675739.1457752198 6847569.6470413, 675739.15 6847569.64, 675753.32 6847539.37, 675753.32131382 6847539.366386995, 675750.6 6847538.1, 675736.43 6847568.36, 675735.1583180355 6847571.07901061))</text:p>
          </table:table-cell>
          <table:table-cell office:value-type="float" office:value="0.601648661688837" calcext:value-type="float">
            <text:p>0,601648661688837</text:p>
          </table:table-cell>
          <table:table-cell office:value-type="float" office:value="31.6016344509206" calcext:value-type="float">
            <text:p>31,6016344509206</text:p>
          </table:table-cell>
          <table:table-cell office:value-type="float" office:value="77114" calcext:value-type="float">
            <text:p>77114</text:p>
          </table:table-cell>
        </table:table-row>
        <table:table-row table:style-name="ro1">
          <table:table-cell office:value-type="string" calcext:value-type="string">
            <text:p>77390-AB-Densifyed-1</text:p>
          </table:table-cell>
          <table:table-cell office:value-type="float" office:value="856.941201877491" calcext:value-type="float">
            <text:p>856,941201877491</text:p>
          </table:table-cell>
          <table:table-cell office:value-type="string" calcext:value-type="string">
            <text:p>125.48720119706223</text:p>
          </table:table-cell>
          <table:table-cell office:value-type="string" calcext:value-type="string">
            <text:p>true</text:p>
          </table:table-cell>
          <table:table-cell office:value-type="string" calcext:value-type="string">
            <text:p>30.86607973963863</text:p>
          </table:table-cell>
          <table:table-cell office:value-type="float" office:value="3" calcext:value-type="float">
            <text:p>3</text:p>
          </table:table-cell>
          <table:table-cell office:value-type="string" calcext:value-type="string">
            <text:p>POLYGON ((674896.953216 6855452.302896, 674897.01 6855452.16, 674902.4 6855438.11, 674907.166239365 6855426.357171584, 674869.8905744485 6855411.416930055, 674867.9593469524 6855412.241644341, 674867.98 6855412.28, 674868.14 6855412.85, 674872.09 6855433.21, 674875.15 6855440.37, 674888.38 6855445.79, 674888.39 6855445.79, 674888.4 6855445.79, 674895.26 6855448.65, 674895.5 6855448.79, 674895.75 6855448.92, 674895.76 6855448.92, 674895.77 6855448.93, 674895.99 6855449.11, 674896.21 6855449.29, 674896.22 6855449.3, 674896.23 6855449.3, 674896.41 6855449.52, 674896.59 6855449.74, 674896.59 6855449.75, 674896.6 6855449.76, 674896.73 6855450.01, 674896.87 6855450.26, 674896.87 6855450.27, 674896.88 6855450.28, 674896.96 6855450.55, 674897.04 6855450.82, 674897.04 6855450.83, 674897.05 6855450.84, 674897.07 6855451.12, 674897.1 6855451.4, 674897.1 6855451.42, 674897.1 6855451.43, 674897.07 6855451.71, 674897.05 6855451.99, 674897.04 6855452, 674897.04 6855452.01, 674896.96 6855452.28, 674896.953216 6855452.302896))</text:p>
          </table:table-cell>
          <table:table-cell office:value-type="float" office:value="0.945625924107591" calcext:value-type="float">
            <text:p>0,945625924107591</text:p>
          </table:table-cell>
          <table:table-cell office:value-type="float" office:value="3.23154761673532" calcext:value-type="float">
            <text:p>3,23154761673532</text:p>
          </table:table-cell>
          <table:table-cell office:value-type="float" office:value="77390" calcext:value-type="float">
            <text:p>77390</text:p>
          </table:table-cell>
        </table:table-row>
        <table:table-row table:style-name="ro1">
          <table:table-cell office:value-type="string" calcext:value-type="string">
            <text:p>77243-AZ-Densifyed-2</text:p>
          </table:table-cell>
          <table:table-cell office:value-type="float" office:value="290.918924614917" calcext:value-type="float">
            <text:p>290,918924614917</text:p>
          </table:table-cell>
          <table:table-cell office:value-type="string" calcext:value-type="string">
            <text:p>74.69723540704024</text:p>
          </table:table-cell>
          <table:table-cell office:value-type="string" calcext:value-type="string">
            <text:p>true</text:p>
          </table:table-cell>
          <table:table-cell office:value-type="string" calcext:value-type="string">
            <text:p>74.66330484720865</text:p>
          </table:table-cell>
          <table:table-cell office:value-type="float" office:value="1" calcext:value-type="float">
            <text:p>1</text:p>
          </table:table-cell>
          <table:table-cell office:value-type="string" calcext:value-type="string">
            <text:p>POLYGON ((678763.4639480625 6863602.237730483, 678786.112 6863609.42, 678793.289 6863600.085, 678773.194 6863593.328, 678767.1111414542 6863591.284073514, 678763.4639480625 6863602.237730483))</text:p>
          </table:table-cell>
          <table:table-cell office:value-type="float" office:value="0.822303749739008" calcext:value-type="float">
            <text:p>0,822303749739008</text:p>
          </table:table-cell>
          <table:table-cell office:value-type="float" office:value="7.47490149002984" calcext:value-type="float">
            <text:p>7,47490149002984</text:p>
          </table:table-cell>
          <table:table-cell office:value-type="float" office:value="77243" calcext:value-type="float">
            <text:p>77243</text:p>
          </table:table-cell>
        </table:table-row>
        <table:table-row table:style-name="ro1">
          <table:table-cell office:value-type="string" calcext:value-type="string">
            <text:p>77390-0D-Densifyed-3</text:p>
          </table:table-cell>
          <table:table-cell office:value-type="float" office:value="433.256002139329" calcext:value-type="float">
            <text:p>433,256002139329</text:p>
          </table:table-cell>
          <table:table-cell office:value-type="string" calcext:value-type="string">
            <text:p>123.0007732379136</text:p>
          </table:table-cell>
          <table:table-cell office:value-type="string" calcext:value-type="string">
            <text:p>true</text:p>
          </table:table-cell>
          <table:table-cell office:value-type="string" calcext:value-type="string">
            <text:p>103.78635557287582</text:p>
          </table:table-cell>
          <table:table-cell office:value-type="float" office:value="3" calcext:value-type="float">
            <text:p>3</text:p>
          </table:table-cell>
          <table:table-cell office:value-type="string" calcext:value-type="string">
            <text:p>POLYGON ((674479.1421504648 6854557.460090662, 674485.384 6854558.475, 674493.35 6854559.766, 674503.977 6854561.507, 674509.282 6854562.351, 674510.187 6854557.167, 674505.685 6854556.515, 674506.607 6854550.83, 674507.206 6854547.308, 674508.806 6854547.455, 674509.504 6854543.631, 674509.799 6854542.009, 674510.078 6854540.638, 674506.926 6854540.165, 674507.648 6854535.652, 674506.227 6854535.454, 674506.317747278 6854534.946713731, 674497.5213908335 6854533.51332244, 674498.067 6854538.4, 674494.972 6854538.835, 674494.255 6854543.819, 674493.787 6854546.512, 674496.201 6854547.091, 674494.818 6854553.788, 674486.311 6854552.291, 674480.1296765844 6854551.393990385, 674479.1421504648 6854557.460090662))</text:p>
          </table:table-cell>
          <table:table-cell table:number-columns-repeated="2" office:value-type="float" office:value="0" calcext:value-type="float">
            <text:p>0</text:p>
          </table:table-cell>
          <table:table-cell/>
        </table:table-row>
        <table:table-row table:style-name="ro1">
          <table:table-cell office:value-type="string" calcext:value-type="string">
            <text:p>77152-AV-Densifyed-1</text:p>
          </table:table-cell>
          <table:table-cell office:value-type="float" office:value="236.576386672583" calcext:value-type="float">
            <text:p>236,576386672583</text:p>
          </table:table-cell>
          <table:table-cell office:value-type="string" calcext:value-type="string">
            <text:p>100.67682825303936</text:p>
          </table:table-cell>
          <table:table-cell office:value-type="string" calcext:value-type="string">
            <text:p>true</text:p>
          </table:table-cell>
          <table:table-cell office:value-type="string" calcext:value-type="string">
            <text:p>53.01866806365323</text:p>
          </table:table-cell>
          <table:table-cell office:value-type="float" office:value="2" calcext:value-type="float">
            <text:p>2</text:p>
          </table:table-cell>
          <table:table-cell office:value-type="string" calcext:value-type="string">
            <text:p>POLYGON ((672808.1722622262 6822983.812934858, 672806.24 6822975.24, 672806.21 6822974.95, 672806.17 6822974.66, 672806.17 6822974.65, 672806.19 6822974.37, 672806.21 6822974.08, 672806.21 6822974.07, 672806.29 6822973.79, 672806.37 6822973.51, 672806.37 6822973.5, 672806.5 6822973.24, 672806.63 6822972.98, 672806.63 6822972.97, 672806.81 6822972.75, 672806.99 6822972.52, 672807 6822972.51, 672807.21 6822972.32, 672807.43 6822972.13, 672807.44 6822972.13, 672807.69 6822971.98, 672807.94 6822971.84, 672807.95 6822971.84, 672808.23 6822971.75, 672808.5 6822971.65, 672808.51 6822971.65, 672808.8 6822971.62, 672809.08 6822971.58, 672836.6 6822970.78, 672836.6041139058 6822970.780348636, 672836.42 6822964.35, 672830.88 6822964.45, 672804.08 6822965.23, 672804.42 6822980.49, 672804.42 6822980.5, 672806.11 6822981.96, 672808.1722622262 6822983.812934858))</text:p>
          </table:table-cell>
          <table:table-cell office:value-type="float" office:value="0.521234890785909" calcext:value-type="float">
            <text:p>0,521234890785909</text:p>
          </table:table-cell>
          <table:table-cell office:value-type="float" office:value="32.595531613162" calcext:value-type="float">
            <text:p>32,595531613162</text:p>
          </table:table-cell>
          <table:table-cell office:value-type="float" office:value="77152" calcext:value-type="float">
            <text:p>77152</text:p>
          </table:table-cell>
        </table:table-row>
        <table:table-row table:style-name="ro1">
          <table:table-cell office:value-type="string" calcext:value-type="string">
            <text:p>77217-0C-Densifyed-2</text:p>
          </table:table-cell>
          <table:table-cell office:value-type="float" office:value="382.747896983722" calcext:value-type="float">
            <text:p>382,747896983722</text:p>
          </table:table-cell>
          <table:table-cell office:value-type="string" calcext:value-type="string">
            <text:p>100.18498933762325</text:p>
          </table:table-cell>
          <table:table-cell office:value-type="string" calcext:value-type="string">
            <text:p>true</text:p>
          </table:table-cell>
          <table:table-cell office:value-type="string" calcext:value-type="string">
            <text:p>27.945743731694538</text:p>
          </table:table-cell>
          <table:table-cell office:value-type="float" office:value="4" calcext:value-type="float">
            <text:p>4</text:p>
          </table:table-cell>
          <table:table-cell office:value-type="string" calcext:value-type="string">
            <text:p>POLYGON ((674801.71 6842177.67, 674818.15 6842195.37, 674828.72 6842185.86, 674837.14 6842178.28, 674835.4593276666 6842175.809865243, 674835.13 6842176.05, 674826.7126185551 6842183.627642678, 674812.57 6842167.9, 674801.71 6842177.67))</text:p>
          </table:table-cell>
          <table:table-cell office:value-type="float" office:value="0.715988795321434" calcext:value-type="float">
            <text:p>0,715988795321434</text:p>
          </table:table-cell>
          <table:table-cell office:value-type="float" office:value="14.6005273881283" calcext:value-type="float">
            <text:p>14,6005273881283</text:p>
          </table:table-cell>
          <table:table-cell office:value-type="float" office:value="77217" calcext:value-type="float">
            <text:p>77217</text:p>
          </table:table-cell>
        </table:table-row>
        <table:table-row table:style-name="ro1">
          <table:table-cell office:value-type="string" calcext:value-type="string">
            <text:p>77152-AK-Densifyed-2</text:p>
          </table:table-cell>
          <table:table-cell office:value-type="float" office:value="605.663111835235" calcext:value-type="float">
            <text:p>605,663111835235</text:p>
          </table:table-cell>
          <table:table-cell office:value-type="string" calcext:value-type="string">
            <text:p>131.9933739115516</text:p>
          </table:table-cell>
          <table:table-cell office:value-type="string" calcext:value-type="string">
            <text:p>true</text:p>
          </table:table-cell>
          <table:table-cell office:value-type="string" calcext:value-type="string">
            <text:p>93.14403410849917</text:p>
          </table:table-cell>
          <table:table-cell office:value-type="float" office:value="2" calcext:value-type="float">
            <text:p>2</text:p>
          </table:table-cell>
          <table:table-cell office:value-type="string" calcext:value-type="string">
            <text:p>POLYGON ((672077.1721346319 6824029.577604626, 672077.33 6824030.14, 672084.13 6824047.5, 672084.2146947796 6824047.663115872, 672066.25 6824056.02, 672072.36 6824069.08, 672076.77 6824078.6, 672096.04 6824069.64, 672094.91 6824066.76, 672088.0262066835 6824049.196838105, 672088.0262066836 6824049.196838105, 672086.93 6824046.4, 672080.12 6824029.04, 672077.1721346319 6824029.577604626))</text:p>
          </table:table-cell>
          <table:table-cell office:value-type="float" office:value="0.658296276748509" calcext:value-type="float">
            <text:p>0,658296276748509</text:p>
          </table:table-cell>
          <table:table-cell office:value-type="float" office:value="21.8399827122348" calcext:value-type="float">
            <text:p>21,8399827122348</text:p>
          </table:table-cell>
          <table:table-cell office:value-type="float" office:value="77152" calcext:value-type="float">
            <text:p>77152</text:p>
          </table:table-cell>
        </table:table-row>
        <table:table-row table:style-name="ro1">
          <table:table-cell office:value-type="string" calcext:value-type="string">
            <text:p>77390-0D-Densifyed-2</text:p>
          </table:table-cell>
          <table:table-cell office:value-type="float" office:value="270.521032649953" calcext:value-type="float">
            <text:p>270,521032649953</text:p>
          </table:table-cell>
          <table:table-cell office:value-type="string" calcext:value-type="string">
            <text:p>99.16126910638548</text:p>
          </table:table-cell>
          <table:table-cell office:value-type="string" calcext:value-type="string">
            <text:p>true</text:p>
          </table:table-cell>
          <table:table-cell office:value-type="string" calcext:value-type="string">
            <text:p>83.71635263647553</text:p>
          </table:table-cell>
          <table:table-cell office:value-type="float" office:value="2" calcext:value-type="float">
            <text:p>2</text:p>
          </table:table-cell>
          <table:table-cell office:value-type="string" calcext:value-type="string">
            <text:p>POLYGON ((674506.317747278 6854534.946713731, 674506.732 6854532.631, 674507.254 6854529.208, 674508.694 6854529.306, 674509.341 6854525.503, 674509.569 6854524.092, 674508.875 6854522.389, 674506.6 6854522.708, 674506.22 6854516.794, 674511.541 6854516.07, 674511.23 6854511.246, 674506.869 6854513.221, 674505.97 6854510.89, 674503.152 6854512.083, 674501.2120000011 6854507.173000002, 674501.2119999964 6854507.173000002, 674495.882 6854509.296, 674498.415 6854514.492, 674496.563 6854515.227, 674497.815 6854518.065, 674494.021 6854519.626, 674494.841 6854524.506, 674499.155 6854524.03, 674499.772 6854529.741, 674497.227 6854530.022, 674497.36 6854531.651, 674497.494 6854533.268, 674497.5213908335 6854533.51332244, 674506.317747278 6854534.946713731))</text:p>
          </table:table-cell>
          <table:table-cell table:number-columns-repeated="2" office:value-type="float" office:value="0" calcext:value-type="float">
            <text:p>0</text:p>
          </table:table-cell>
          <table:table-cell/>
        </table:table-row>
        <table:table-row table:style-name="ro1">
          <table:table-cell office:value-type="string" calcext:value-type="string">
            <text:p>77390-AK-Densifyed-1</text:p>
          </table:table-cell>
          <table:table-cell office:value-type="float" office:value="4187.44735095821" calcext:value-type="float">
            <text:p>4187,44735095821</text:p>
          </table:table-cell>
          <table:table-cell office:value-type="string" calcext:value-type="string">
            <text:p>283.32630175202655</text:p>
          </table:table-cell>
          <table:table-cell office:value-type="string" calcext:value-type="string">
            <text:p>true</text:p>
          </table:table-cell>
          <table:table-cell office:value-type="string" calcext:value-type="string">
            <text:p>283.2939275108973</text:p>
          </table:table-cell>
          <table:table-cell office:value-type="float" office:value="1" calcext:value-type="float">
            <text:p>1</text:p>
          </table:table-cell>
          <table:table-cell office:value-type="string" calcext:value-type="string">
            <text:p>POLYGON ((674185.085 6855204.072, 674195.627 6855221.693, 674216.326 6855251.58, 674236.1377164576 6855273.838705538, 674269.0684275859 6855178.208991871, 674261.987 6855169.536, 674235.077 6855181.774, 674185.085 6855204.072))</text:p>
          </table:table-cell>
          <table:table-cell office:value-type="float" office:value="0.614084036283667" calcext:value-type="float">
            <text:p>0,614084036283667</text:p>
          </table:table-cell>
          <table:table-cell office:value-type="float" office:value="73.1476644735037" calcext:value-type="float">
            <text:p>73,1476644735037</text:p>
          </table:table-cell>
          <table:table-cell office:value-type="float" office:value="77390" calcext:value-type="float">
            <text:p>77390</text:p>
          </table:table-cell>
        </table:table-row>
        <table:table-row table:style-name="ro1">
          <table:table-cell office:value-type="string" calcext:value-type="string">
            <text:p>77390-0D-Densifyed-1</text:p>
          </table:table-cell>
          <table:table-cell office:value-type="float" office:value="259.160280707148" calcext:value-type="float">
            <text:p>259,160280707148</text:p>
          </table:table-cell>
          <table:table-cell office:value-type="string" calcext:value-type="string">
            <text:p>98.97295020420583</text:p>
          </table:table-cell>
          <table:table-cell office:value-type="string" calcext:value-type="string">
            <text:p>true</text:p>
          </table:table-cell>
          <table:table-cell office:value-type="string" calcext:value-type="string">
            <text:p>89.44681060367095</text:p>
          </table:table-cell>
          <table:table-cell office:value-type="float" office:value="2" calcext:value-type="float">
            <text:p>2</text:p>
          </table:table-cell>
          <table:table-cell office:value-type="string" calcext:value-type="string">
            <text:p>POLYGON ((674448.945 6854552.546, 674455.06 6854553.543, 674462.956 6854554.825, 674471.052 6854556.147, 674477.438 6854557.183, 674479.1421504648 6854557.460090662, 674480.1296765844 6854551.393990385, 674475.244 6854550.685, 674475.784 6854546.063, 674473.674 6854545.791, 674469.102 6854545.32, 674468.855 6854546.871, 674465.964 6854546.496, 674465.716 6854549.126, 674461.905 6854548.709, 674460.307 6854546.364, 674460.451 6854545.752, 674461.145 6854539.111, 674458.303 6854538.665, 674457.429 6854545.238, 674454.459 6854544.993, 674454.386 6854547.003, 674450.244 6854546.538, 674448.945 6854552.546))</text:p>
          </table:table-cell>
          <table:table-cell office:value-type="float" office:value="0.274268990989749" calcext:value-type="float">
            <text:p>0,274268990989749</text:p>
          </table:table-cell>
          <table:table-cell office:value-type="float" office:value="26.4243781576216" calcext:value-type="float">
            <text:p>26,4243781576216</text:p>
          </table:table-cell>
          <table:table-cell office:value-type="float" office:value="77390" calcext:value-type="float">
            <text:p>77390</text:p>
          </table:table-cell>
        </table:table-row>
        <table:table-row table:style-name="ro1">
          <table:table-cell office:value-type="string" calcext:value-type="string">
            <text:p>77285-BW-Densifyed-1</text:p>
          </table:table-cell>
          <table:table-cell office:value-type="float" office:value="288.88460989824" calcext:value-type="float">
            <text:p>288,88460989824</text:p>
          </table:table-cell>
          <table:table-cell office:value-type="string" calcext:value-type="string">
            <text:p>121.41574238897522</text:p>
          </table:table-cell>
          <table:table-cell office:value-type="string" calcext:value-type="string">
            <text:p>true</text:p>
          </table:table-cell>
          <table:table-cell office:value-type="string" calcext:value-type="string">
            <text:p>63.44128172688866</text:p>
          </table:table-cell>
          <table:table-cell office:value-type="float" office:value="2" calcext:value-type="float">
            <text:p>2</text:p>
          </table:table-cell>
          <table:table-cell office:value-type="string" calcext:value-type="string">
            <text:p>POLYGON ((673419.9623553348 6826120.926319789, 673419.96 6826120.93, 673386.2970305356 6826164.350931508, 673390.64 6826166.86, 673392.56 6826166.29, 673415.16 6826138.25, 673411.9 6826135.85, 673422.06 6826122.55, 673419.9623553348 6826120.926319789))</text:p>
          </table:table-cell>
          <table:table-cell office:value-type="float" office:value="0.5818069271412" calcext:value-type="float">
            <text:p>0,5818069271412</text:p>
          </table:table-cell>
          <table:table-cell office:value-type="float" office:value="45.1836397380252" calcext:value-type="float">
            <text:p>45,1836397380252</text:p>
          </table:table-cell>
          <table:table-cell office:value-type="float" office:value="77285" calcext:value-type="float">
            <text:p>77285</text:p>
          </table:table-cell>
        </table:table-row>
        <table:table-row table:style-name="ro1">
          <table:table-cell office:value-type="string" calcext:value-type="string">
            <text:p>77114-0B-Densifyed-1</text:p>
          </table:table-cell>
          <table:table-cell office:value-type="float" office:value="456.211293489794" calcext:value-type="float">
            <text:p>456,211293489794</text:p>
          </table:table-cell>
          <table:table-cell office:value-type="string" calcext:value-type="string">
            <text:p>85.67909709049812</text:p>
          </table:table-cell>
          <table:table-cell office:value-type="string" calcext:value-type="string">
            <text:p>true</text:p>
          </table:table-cell>
          <table:table-cell office:value-type="string" calcext:value-type="string">
            <text:p>85.6464307851767</text:p>
          </table:table-cell>
          <table:table-cell office:value-type="float" office:value="1" calcext:value-type="float">
            <text:p>1</text:p>
          </table:table-cell>
          <table:table-cell office:value-type="string" calcext:value-type="string">
            <text:p>POLYGON ((674577.1395564182 6847452.640071765, 674582.1069999967 6847430.278000014, 674582.1069999989 6847430.278, 674575.8648838773 6847429.296594698, 674561.6520000581 6847427.062000009, 674561.6520000177 6847427.062000003, 674561.652 6847427.062, 674558.16925 6847449.6575, 674577.1395564182 6847452.640071765))</text:p>
          </table:table-cell>
          <table:table-cell office:value-type="float" office:value="0.312617577911587" calcext:value-type="float">
            <text:p>0,312617577911587</text:p>
          </table:table-cell>
          <table:table-cell office:value-type="float" office:value="67.483373959789" calcext:value-type="float">
            <text:p>67,483373959789</text:p>
          </table:table-cell>
          <table:table-cell office:value-type="float" office:value="77114" calcext:value-type="float">
            <text:p>77114</text:p>
          </table:table-cell>
        </table:table-row>
        <table:table-row table:style-name="ro1">
          <table:table-cell office:value-type="string" calcext:value-type="string">
            <text:p>77285-BX-Densifyed-3</text:p>
          </table:table-cell>
          <table:table-cell office:value-type="float" office:value="427.579982073972" calcext:value-type="float">
            <text:p>427,579982073972</text:p>
          </table:table-cell>
          <table:table-cell office:value-type="string" calcext:value-type="string">
            <text:p>141.2595222034123</text:p>
          </table:table-cell>
          <table:table-cell office:value-type="string" calcext:value-type="string">
            <text:p>true</text:p>
          </table:table-cell>
          <table:table-cell office:value-type="string" calcext:value-type="string">
            <text:p>103.63626753476521</text:p>
          </table:table-cell>
          <table:table-cell office:value-type="float" office:value="2" calcext:value-type="float">
            <text:p>2</text:p>
          </table:table-cell>
          <table:table-cell office:value-type="string" calcext:value-type="string">
            <text:p>POLYGON ((672985.1848963073 6825699.088607599, 672985 6825699.33, 672969.59 6825724.17, 672969.5858211176 6825724.178518491, 672962.4 6825719.74, 672946.66 6825745.22, 672956.56 6825750.86, 672956.61 6825750.76, 672961.45 6825742.95, 672961.46 6825742.95, 672970.5487280061 6825728.299004526, 672970.5487280063 6825728.299004526, 672972.13 6825725.75, 672987.55 6825700.91, 672987.64 6825700.79, 672985.1848963073 6825699.088607599))</text:p>
          </table:table-cell>
          <table:table-cell office:value-type="float" office:value="0.72659978788537" calcext:value-type="float">
            <text:p>0,72659978788537</text:p>
          </table:table-cell>
          <table:table-cell office:value-type="float" office:value="27.2199999998668" calcext:value-type="float">
            <text:p>27,2199999998668</text:p>
          </table:table-cell>
          <table:table-cell office:value-type="float" office:value="77285" calcext:value-type="float">
            <text:p>77285</text:p>
          </table:table-cell>
        </table:table-row>
        <table:table-row table:style-name="ro1">
          <table:table-cell office:value-type="string" calcext:value-type="string">
            <text:p>77114-0B-Densifyed-1</text:p>
          </table:table-cell>
          <table:table-cell office:value-type="float" office:value="324.592297892948" calcext:value-type="float">
            <text:p>324,592297892948</text:p>
          </table:table-cell>
          <table:table-cell office:value-type="string" calcext:value-type="string">
            <text:p>76.10556775632388</text:p>
          </table:table-cell>
          <table:table-cell office:value-type="string" calcext:value-type="string">
            <text:p>true</text:p>
          </table:table-cell>
          <table:table-cell office:value-type="string" calcext:value-type="string">
            <text:p>76.07136512430534</text:p>
          </table:table-cell>
          <table:table-cell office:value-type="float" office:value="1" calcext:value-type="float">
            <text:p>1</text:p>
          </table:table-cell>
          <table:table-cell office:value-type="string" calcext:value-type="string">
            <text:p>POLYGON ((674998.6790994698 6847136.763100349, 675003.38 6847113.09, 675003.4985676112 6847112.692449774, 674991.86 6847108.66, 674991.74 6847108.92, 674990.11 6847115.42, 674985.86 6847131.1, 674985.3 6847133.18, 674998.6790994698 6847136.763100349))</text:p>
          </table:table-cell>
          <table:table-cell office:value-type="float" office:value="0.836865527535992" calcext:value-type="float">
            <text:p>0,836865527535992</text:p>
          </table:table-cell>
          <table:table-cell office:value-type="float" office:value="6.66140397245985" calcext:value-type="float">
            <text:p>6,66140397245985</text:p>
          </table:table-cell>
          <table:table-cell office:value-type="float" office:value="77114" calcext:value-type="float">
            <text:p>77114</text:p>
          </table:table-cell>
        </table:table-row>
        <table:table-row table:style-name="ro1">
          <table:table-cell office:value-type="string" calcext:value-type="string">
            <text:p>77152-AY-Densifyed-1</text:p>
          </table:table-cell>
          <table:table-cell office:value-type="float" office:value="438.615930385882" calcext:value-type="float">
            <text:p>438,615930385882</text:p>
          </table:table-cell>
          <table:table-cell office:value-type="string" calcext:value-type="string">
            <text:p>83.87231735678583</text:p>
          </table:table-cell>
          <table:table-cell office:value-type="string" calcext:value-type="string">
            <text:p>true</text:p>
          </table:table-cell>
          <table:table-cell office:value-type="string" calcext:value-type="string">
            <text:p>44.77977734485563</text:p>
          </table:table-cell>
          <table:table-cell office:value-type="float" office:value="3" calcext:value-type="float">
            <text:p>3</text:p>
          </table:table-cell>
          <table:table-cell office:value-type="string" calcext:value-type="string">
            <text:p>POLYGON ((671578.7083827443 6823402.3888029605, 671594.4660882922 6823387.032960773, 671594.4661000912 6823387.032949275, 671580.5318729252 6823372.770351694, 671564.7827175637 6823388.09901372, 671578.7083827443 6823402.3888029605))</text:p>
          </table:table-cell>
          <table:table-cell office:value-type="float" office:value="0.639656796245756" calcext:value-type="float">
            <text:p>0,639656796245756</text:p>
          </table:table-cell>
          <table:table-cell office:value-type="float" office:value="21.5267456968417" calcext:value-type="float">
            <text:p>21,5267456968417</text:p>
          </table:table-cell>
          <table:table-cell office:value-type="float" office:value="77152" calcext:value-type="float">
            <text:p>77152</text:p>
          </table:table-cell>
        </table:table-row>
        <table:table-row table:style-name="ro1">
          <table:table-cell office:value-type="string" calcext:value-type="string">
            <text:p>77114-0B-Densifyed-1</text:p>
          </table:table-cell>
          <table:table-cell office:value-type="float" office:value="578.517734266726" calcext:value-type="float">
            <text:p>578,517734266726</text:p>
          </table:table-cell>
          <table:table-cell office:value-type="string" calcext:value-type="string">
            <text:p>124.67274677535781</text:p>
          </table:table-cell>
          <table:table-cell office:value-type="string" calcext:value-type="string">
            <text:p>true</text:p>
          </table:table-cell>
          <table:table-cell office:value-type="string" calcext:value-type="string">
            <text:p>124.63649637719041</text:p>
          </table:table-cell>
          <table:table-cell office:value-type="float" office:value="1" calcext:value-type="float">
            <text:p>1</text:p>
          </table:table-cell>
          <table:table-cell office:value-type="string" calcext:value-type="string">
            <text:p>POLYGON ((674481.856 6847108.609, 674503.041 6847130.756, 674514.6898535801 6847142.998139187, 674520.707518379 6847132.196760135, 674485.363000001 6847095.357000001, 674485.3630000008 6847095.357000001, 674485.3629999988 6847095.3570000045, 674483.728 6847101.757, 674481.856 6847108.609))</text:p>
          </table:table-cell>
          <table:table-cell office:value-type="float" office:value="0.700010382006571" calcext:value-type="float">
            <text:p>0,700010382006571</text:p>
          </table:table-cell>
          <table:table-cell office:value-type="float" office:value="34.0003690868576" calcext:value-type="float">
            <text:p>34,0003690868576</text:p>
          </table:table-cell>
          <table:table-cell office:value-type="float" office:value="77114" calcext:value-type="float">
            <text:p>77114</text:p>
          </table:table-cell>
        </table:table-row>
        <table:table-row table:style-name="ro1">
          <table:table-cell office:value-type="string" calcext:value-type="string">
            <text:p>77114-0B-Densifyed-1</text:p>
          </table:table-cell>
          <table:table-cell office:value-type="float" office:value="322.640160792148" calcext:value-type="float">
            <text:p>322,640160792148</text:p>
          </table:table-cell>
          <table:table-cell office:value-type="string" calcext:value-type="string">
            <text:p>77.67917587230542</text:p>
          </table:table-cell>
          <table:table-cell office:value-type="string" calcext:value-type="string">
            <text:p>true</text:p>
          </table:table-cell>
          <table:table-cell office:value-type="string" calcext:value-type="string">
            <text:p>77.6443860569454</text:p>
          </table:table-cell>
          <table:table-cell office:value-type="float" office:value="1" calcext:value-type="float">
            <text:p>1</text:p>
          </table:table-cell>
          <table:table-cell office:value-type="string" calcext:value-type="string">
            <text:p>POLYGON ((674838.9264406515 6847711.650920317, 674846.81 6847712.8, 674850.51 6847684.7, 674850.36 6847684.61, 674831.678664009 6847691.837276634, 674831.68 6847691.84, 674838.77 6847710.13, 674838.92 6847710.7, 674838.97 6847711.29, 674838.9264406515 6847711.650920317))</text:p>
          </table:table-cell>
          <table:table-cell office:value-type="float" office:value="0.543018359647215" calcext:value-type="float">
            <text:p>0,543018359647215</text:p>
          </table:table-cell>
          <table:table-cell office:value-type="float" office:value="24.8449116911276" calcext:value-type="float">
            <text:p>24,8449116911276</text:p>
          </table:table-cell>
          <table:table-cell office:value-type="float" office:value="77114" calcext:value-type="float">
            <text:p>77114</text:p>
          </table:table-cell>
        </table:table-row>
        <table:table-row table:style-name="ro1">
          <table:table-cell office:value-type="string" calcext:value-type="string">
            <text:p>77470-AE-Densifyed-4</text:p>
          </table:table-cell>
          <table:table-cell office:value-type="float" office:value="300.888753034989" calcext:value-type="float">
            <text:p>300,888753034989</text:p>
          </table:table-cell>
          <table:table-cell office:value-type="string" calcext:value-type="string">
            <text:p>91.72694024223598</text:p>
          </table:table-cell>
          <table:table-cell office:value-type="string" calcext:value-type="string">
            <text:p>true</text:p>
          </table:table-cell>
          <table:table-cell office:value-type="string" calcext:value-type="string">
            <text:p>44.39915060370761</text:p>
          </table:table-cell>
          <table:table-cell office:value-type="float" office:value="2" calcext:value-type="float">
            <text:p>2</text:p>
          </table:table-cell>
          <table:table-cell office:value-type="string" calcext:value-type="string">
            <text:p>POLYGON ((683204.1213768024 6849277.667730396, 683199.37 6849275.45, 683196.75 6849278.76, 683195.11 6849280.65, 683193.01 6849279.57, 683174.28 6849302.98, 683181.9963298263 6849308.486239295, 683182 6849308.48, 683204.1213768024 6849277.667730396))</text:p>
          </table:table-cell>
          <table:table-cell office:value-type="float" office:value="0.278365380928284" calcext:value-type="float">
            <text:p>0,278365380928284</text:p>
          </table:table-cell>
          <table:table-cell office:value-type="float" office:value="109.71533803426" calcext:value-type="float">
            <text:p>109,71533803426</text:p>
          </table:table-cell>
          <table:table-cell office:value-type="float" office:value="77470" calcext:value-type="float">
            <text:p>77470</text:p>
          </table:table-cell>
        </table:table-row>
        <table:table-row table:style-name="ro1">
          <table:table-cell office:value-type="string" calcext:value-type="string">
            <text:p>77243-AP-Densifyed-2</text:p>
          </table:table-cell>
          <table:table-cell office:value-type="float" office:value="435.980399355398" calcext:value-type="float">
            <text:p>435,980399355398</text:p>
          </table:table-cell>
          <table:table-cell office:value-type="string" calcext:value-type="string">
            <text:p>89.41575405893371</text:p>
          </table:table-cell>
          <table:table-cell office:value-type="string" calcext:value-type="string">
            <text:p>true</text:p>
          </table:table-cell>
          <table:table-cell office:value-type="string" calcext:value-type="string">
            <text:p>50.42930014234135</text:p>
          </table:table-cell>
          <table:table-cell office:value-type="float" office:value="2" calcext:value-type="float">
            <text:p>2</text:p>
          </table:table-cell>
          <table:table-cell office:value-type="string" calcext:value-type="string">
            <text:p>POLYGON ((680036.1455107157 6864342.469881283, 680036.43 6864342.98, 680036.6 6864343.54, 680036.67 6864344.12, 680036.62 6864344.71, 680034.9004178636 6864353.957752769, 680062.06 6864359, 680066.73 6864340.2, 680060.31 6864340.7, 680047.96 6864341.65, 680036.1455107157 6864342.469881283))</text:p>
          </table:table-cell>
          <table:table-cell office:value-type="float" office:value="0.656137468064766" calcext:value-type="float">
            <text:p>0,656137468064766</text:p>
          </table:table-cell>
          <table:table-cell office:value-type="float" office:value="15.5884711440323" calcext:value-type="float">
            <text:p>15,5884711440323</text:p>
          </table:table-cell>
          <table:table-cell office:value-type="float" office:value="77243" calcext:value-type="float">
            <text:p>77243</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18T22:14:05.962249019</dc:date>
    <meta:editing-duration>PT37M50S</meta:editing-duration>
    <meta:editing-cycles>1</meta:editing-cycles>
    <meta:document-statistic meta:table-count="1" meta:cell-count="5774" meta:object-count="1"/>
    <meta:generator>LibreOffice/6.0.7.3$Linux_X86_64 LibreOffice_project/00m0$Build-3</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chart:symbol-image/>
      </style:chart-properties>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05cm" chart:symbol-height="0.0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scatter" chart:style-name="ch1">
        <chart:legend chart:legend-position="end" svg:x="13.843cm" svg:y="4.201cm" style:legend-expansion="high" chart:style-name="ch2"/>
        <chart:plot-area chart:style-name="ch3" table:cell-range-address="stat.B1:stat.B580 stat.H1:stat.H580" chart:data-source-has-labels="row" svg:x="0.32cm" svg:y="0.18cm" svg:width="13.203cm" svg:height="8.64cm">
          <chartooo:coordinate-region svg:x="1.047cm" svg:y="0.38cm" svg:width="12.104cm" svg:height="7.793cm"/>
          <chart:axis chart:dimension="x" chart:name="primary-x" chart:style-name="ch4"/>
          <chart:axis chart:dimension="y" chart:name="primary-y" chart:style-name="ch4">
            <chart:grid chart:style-name="ch5" chart:class="major"/>
          </chart:axis>
          <chart:series chart:style-name="ch6" chart:values-cell-range-address="stat.H2:stat.H580" chart:label-cell-address="stat.H1:stat.H1" chart:class="chart:scatter">
            <chart:domain table:cell-range-address="stat.B2:stat.B580"/>
            <chart:data-point chart:repeated="579"/>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B</text:p>
              </table:table-cell>
              <table:table-cell office:value-type="string">
                <text:p>HausDist</text:p>
                <draw:g>
                  <svg:desc>stat.H1:stat.H1</svg:desc>
                </draw:g>
              </table:table-cell>
            </table:table-row>
          </table:table-header-rows>
          <table:table-rows>
            <table:table-row>
              <table:table-cell office:value-type="string">
                <text:p>1</text:p>
              </table:table-cell>
              <table:table-cell office:value-type="float" office:value="527.00262989873">
                <text:p>527.00262989873</text:p>
                <draw:g>
                  <svg:desc>stat.B2:stat.B580</svg:desc>
                </draw:g>
              </table:table-cell>
              <table:table-cell office:value-type="float" office:value="0.525663671650085">
                <text:p>0.525663671650085</text:p>
                <draw:g>
                  <svg:desc>stat.H2:stat.H580</svg:desc>
                </draw:g>
              </table:table-cell>
            </table:table-row>
            <table:table-row>
              <table:table-cell office:value-type="string">
                <text:p>2</text:p>
              </table:table-cell>
              <table:table-cell office:value-type="float" office:value="366.015658242732">
                <text:p>366.015658242732</text:p>
              </table:table-cell>
              <table:table-cell office:value-type="float" office:value="0">
                <text:p>0</text:p>
              </table:table-cell>
            </table:table-row>
            <table:table-row>
              <table:table-cell office:value-type="string">
                <text:p>3</text:p>
              </table:table-cell>
              <table:table-cell office:value-type="float" office:value="374.387426639603">
                <text:p>374.387426639603</text:p>
              </table:table-cell>
              <table:table-cell office:value-type="float" office:value="0.511566240340523">
                <text:p>0.511566240340523</text:p>
              </table:table-cell>
            </table:table-row>
            <table:table-row>
              <table:table-cell office:value-type="string">
                <text:p>4</text:p>
              </table:table-cell>
              <table:table-cell office:value-type="float" office:value="293.926716142083">
                <text:p>293.926716142083</text:p>
              </table:table-cell>
              <table:table-cell office:value-type="float" office:value="0.585770799323172">
                <text:p>0.585770799323172</text:p>
              </table:table-cell>
            </table:table-row>
            <table:table-row>
              <table:table-cell office:value-type="string">
                <text:p>5</text:p>
              </table:table-cell>
              <table:table-cell office:value-type="float" office:value="1089.00445672316">
                <text:p>1089.00445672316</text:p>
              </table:table-cell>
              <table:table-cell office:value-type="float" office:value="0.691059812526894">
                <text:p>0.691059812526894</text:p>
              </table:table-cell>
            </table:table-row>
            <table:table-row>
              <table:table-cell office:value-type="string">
                <text:p>6</text:p>
              </table:table-cell>
              <table:table-cell office:value-type="float" office:value="475.058469064249">
                <text:p>475.058469064249</text:p>
              </table:table-cell>
              <table:table-cell office:value-type="float" office:value="0.60904375695486">
                <text:p>0.60904375695486</text:p>
              </table:table-cell>
            </table:table-row>
            <table:table-row>
              <table:table-cell office:value-type="string">
                <text:p>7</text:p>
              </table:table-cell>
              <table:table-cell office:value-type="float" office:value="332.697522389019">
                <text:p>332.697522389019</text:p>
              </table:table-cell>
              <table:table-cell office:value-type="float" office:value="0.723628951484209">
                <text:p>0.723628951484209</text:p>
              </table:table-cell>
            </table:table-row>
            <table:table-row>
              <table:table-cell office:value-type="string">
                <text:p>8</text:p>
              </table:table-cell>
              <table:table-cell office:value-type="float" office:value="254.642445312258">
                <text:p>254.642445312258</text:p>
              </table:table-cell>
              <table:table-cell office:value-type="float" office:value="0.51827623654659">
                <text:p>0.51827623654659</text:p>
              </table:table-cell>
            </table:table-row>
            <table:table-row>
              <table:table-cell office:value-type="string">
                <text:p>9</text:p>
              </table:table-cell>
              <table:table-cell office:value-type="float" office:value="245.206313035912">
                <text:p>245.206313035912</text:p>
              </table:table-cell>
              <table:table-cell office:value-type="float" office:value="0.651483543058459">
                <text:p>0.651483543058459</text:p>
              </table:table-cell>
            </table:table-row>
            <table:table-row>
              <table:table-cell office:value-type="string">
                <text:p>10</text:p>
              </table:table-cell>
              <table:table-cell office:value-type="float" office:value="1186.62954079681">
                <text:p>1186.62954079681</text:p>
              </table:table-cell>
              <table:table-cell office:value-type="float" office:value="0.327202619484482">
                <text:p>0.327202619484482</text:p>
              </table:table-cell>
            </table:table-row>
            <table:table-row>
              <table:table-cell office:value-type="string">
                <text:p>11</text:p>
              </table:table-cell>
              <table:table-cell office:value-type="float" office:value="344.334054496184">
                <text:p>344.334054496184</text:p>
              </table:table-cell>
              <table:table-cell office:value-type="float" office:value="0.41611008065223">
                <text:p>0.41611008065223</text:p>
              </table:table-cell>
            </table:table-row>
            <table:table-row>
              <table:table-cell office:value-type="string">
                <text:p>12</text:p>
              </table:table-cell>
              <table:table-cell office:value-type="float" office:value="288.130420897724">
                <text:p>288.130420897724</text:p>
              </table:table-cell>
              <table:table-cell office:value-type="float" office:value="0.935099615127345">
                <text:p>0.935099615127345</text:p>
              </table:table-cell>
            </table:table-row>
            <table:table-row>
              <table:table-cell office:value-type="string">
                <text:p>13</text:p>
              </table:table-cell>
              <table:table-cell office:value-type="float" office:value="321.144729550415">
                <text:p>321.144729550415</text:p>
              </table:table-cell>
              <table:table-cell office:value-type="float" office:value="0.509358406713999">
                <text:p>0.509358406713999</text:p>
              </table:table-cell>
            </table:table-row>
            <table:table-row>
              <table:table-cell office:value-type="string">
                <text:p>14</text:p>
              </table:table-cell>
              <table:table-cell office:value-type="float" office:value="358.306473827984">
                <text:p>358.306473827984</text:p>
              </table:table-cell>
              <table:table-cell office:value-type="float" office:value="0.457993627098837">
                <text:p>0.457993627098837</text:p>
              </table:table-cell>
            </table:table-row>
            <table:table-row>
              <table:table-cell office:value-type="string">
                <text:p>15</text:p>
              </table:table-cell>
              <table:table-cell office:value-type="float" office:value="252.177571620652">
                <text:p>252.177571620652</text:p>
              </table:table-cell>
              <table:table-cell office:value-type="float" office:value="0.628022278040013">
                <text:p>0.628022278040013</text:p>
              </table:table-cell>
            </table:table-row>
            <table:table-row>
              <table:table-cell office:value-type="string">
                <text:p>16</text:p>
              </table:table-cell>
              <table:table-cell office:value-type="float" office:value="383.779232525252">
                <text:p>383.779232525252</text:p>
              </table:table-cell>
              <table:table-cell office:value-type="float" office:value="0">
                <text:p>0</text:p>
              </table:table-cell>
            </table:table-row>
            <table:table-row>
              <table:table-cell office:value-type="string">
                <text:p>17</text:p>
              </table:table-cell>
              <table:table-cell office:value-type="float" office:value="515.466892803182">
                <text:p>515.466892803182</text:p>
              </table:table-cell>
              <table:table-cell office:value-type="float" office:value="0.455827856088555">
                <text:p>0.455827856088555</text:p>
              </table:table-cell>
            </table:table-row>
            <table:table-row>
              <table:table-cell office:value-type="string">
                <text:p>18</text:p>
              </table:table-cell>
              <table:table-cell office:value-type="float" office:value="459.477661488133">
                <text:p>459.477661488133</text:p>
              </table:table-cell>
              <table:table-cell office:value-type="float" office:value="0">
                <text:p>0</text:p>
              </table:table-cell>
            </table:table-row>
            <table:table-row>
              <table:table-cell office:value-type="string">
                <text:p>19</text:p>
              </table:table-cell>
              <table:table-cell office:value-type="float" office:value="412.740646217945">
                <text:p>412.740646217945</text:p>
              </table:table-cell>
              <table:table-cell office:value-type="float" office:value="0.901799904231106">
                <text:p>0.901799904231106</text:p>
              </table:table-cell>
            </table:table-row>
            <table:table-row>
              <table:table-cell office:value-type="string">
                <text:p>20</text:p>
              </table:table-cell>
              <table:table-cell office:value-type="float" office:value="378.629502062292">
                <text:p>378.629502062292</text:p>
              </table:table-cell>
              <table:table-cell office:value-type="float" office:value="0.648217123223271">
                <text:p>0.648217123223271</text:p>
              </table:table-cell>
            </table:table-row>
            <table:table-row>
              <table:table-cell office:value-type="string">
                <text:p>21</text:p>
              </table:table-cell>
              <table:table-cell office:value-type="float" office:value="754.884849698682">
                <text:p>754.884849698682</text:p>
              </table:table-cell>
              <table:table-cell office:value-type="float" office:value="0.341188810317229">
                <text:p>0.341188810317229</text:p>
              </table:table-cell>
            </table:table-row>
            <table:table-row>
              <table:table-cell office:value-type="string">
                <text:p>22</text:p>
              </table:table-cell>
              <table:table-cell office:value-type="float" office:value="293.25023337113">
                <text:p>293.25023337113</text:p>
              </table:table-cell>
              <table:table-cell office:value-type="float" office:value="0.678248614843594">
                <text:p>0.678248614843594</text:p>
              </table:table-cell>
            </table:table-row>
            <table:table-row>
              <table:table-cell office:value-type="string">
                <text:p>23</text:p>
              </table:table-cell>
              <table:table-cell office:value-type="float" office:value="279.897905441057">
                <text:p>279.897905441057</text:p>
              </table:table-cell>
              <table:table-cell office:value-type="float" office:value="0.974051172528764">
                <text:p>0.974051172528764</text:p>
              </table:table-cell>
            </table:table-row>
            <table:table-row>
              <table:table-cell office:value-type="string">
                <text:p>24</text:p>
              </table:table-cell>
              <table:table-cell office:value-type="float" office:value="647.059867784974">
                <text:p>647.059867784974</text:p>
              </table:table-cell>
              <table:table-cell office:value-type="float" office:value="0.408769017725363">
                <text:p>0.408769017725363</text:p>
              </table:table-cell>
            </table:table-row>
            <table:table-row>
              <table:table-cell office:value-type="string">
                <text:p>25</text:p>
              </table:table-cell>
              <table:table-cell office:value-type="float" office:value="872.401292966992">
                <text:p>872.401292966992</text:p>
              </table:table-cell>
              <table:table-cell office:value-type="float" office:value="0.849726236411702">
                <text:p>0.849726236411702</text:p>
              </table:table-cell>
            </table:table-row>
            <table:table-row>
              <table:table-cell office:value-type="string">
                <text:p>26</text:p>
              </table:table-cell>
              <table:table-cell office:value-type="float" office:value="430.113968690607">
                <text:p>430.113968690607</text:p>
              </table:table-cell>
              <table:table-cell office:value-type="float" office:value="0.766428185868769">
                <text:p>0.766428185868769</text:p>
              </table:table-cell>
            </table:table-row>
            <table:table-row>
              <table:table-cell office:value-type="string">
                <text:p>27</text:p>
              </table:table-cell>
              <table:table-cell office:value-type="float" office:value="648.468922823767">
                <text:p>648.468922823767</text:p>
              </table:table-cell>
              <table:table-cell office:value-type="float" office:value="0.885675583141046">
                <text:p>0.885675583141046</text:p>
              </table:table-cell>
            </table:table-row>
            <table:table-row>
              <table:table-cell office:value-type="string">
                <text:p>28</text:p>
              </table:table-cell>
              <table:table-cell office:value-type="float" office:value="414.361817770942">
                <text:p>414.361817770942</text:p>
              </table:table-cell>
              <table:table-cell office:value-type="float" office:value="0.643565192121592">
                <text:p>0.643565192121592</text:p>
              </table:table-cell>
            </table:table-row>
            <table:table-row>
              <table:table-cell office:value-type="string">
                <text:p>29</text:p>
              </table:table-cell>
              <table:table-cell office:value-type="float" office:value="780.713559503679">
                <text:p>780.713559503679</text:p>
              </table:table-cell>
              <table:table-cell office:value-type="float" office:value="0.956324576534462">
                <text:p>0.956324576534462</text:p>
              </table:table-cell>
            </table:table-row>
            <table:table-row>
              <table:table-cell office:value-type="string">
                <text:p>30</text:p>
              </table:table-cell>
              <table:table-cell office:value-type="float" office:value="487.496798477865">
                <text:p>487.496798477865</text:p>
              </table:table-cell>
              <table:table-cell office:value-type="float" office:value="0.956782906882355">
                <text:p>0.956782906882355</text:p>
              </table:table-cell>
            </table:table-row>
            <table:table-row>
              <table:table-cell office:value-type="string">
                <text:p>31</text:p>
              </table:table-cell>
              <table:table-cell office:value-type="float" office:value="479.094063243002">
                <text:p>479.094063243002</text:p>
              </table:table-cell>
              <table:table-cell office:value-type="float" office:value="0.691031237789938">
                <text:p>0.691031237789938</text:p>
              </table:table-cell>
            </table:table-row>
            <table:table-row>
              <table:table-cell office:value-type="string">
                <text:p>32</text:p>
              </table:table-cell>
              <table:table-cell office:value-type="float" office:value="272.550580980871">
                <text:p>272.550580980871</text:p>
              </table:table-cell>
              <table:table-cell office:value-type="float" office:value="0.656777628192057">
                <text:p>0.656777628192057</text:p>
              </table:table-cell>
            </table:table-row>
            <table:table-row>
              <table:table-cell office:value-type="string">
                <text:p>33</text:p>
              </table:table-cell>
              <table:table-cell office:value-type="float" office:value="435.587640502783">
                <text:p>435.587640502783</text:p>
              </table:table-cell>
              <table:table-cell office:value-type="float" office:value="0.920019142245156">
                <text:p>0.920019142245156</text:p>
              </table:table-cell>
            </table:table-row>
            <table:table-row>
              <table:table-cell office:value-type="string">
                <text:p>34</text:p>
              </table:table-cell>
              <table:table-cell office:value-type="float" office:value="437.060808481077">
                <text:p>437.060808481077</text:p>
              </table:table-cell>
              <table:table-cell office:value-type="float" office:value="0.620226982617935">
                <text:p>0.620226982617935</text:p>
              </table:table-cell>
            </table:table-row>
            <table:table-row>
              <table:table-cell office:value-type="string">
                <text:p>35</text:p>
              </table:table-cell>
              <table:table-cell office:value-type="float" office:value="413.674459436221">
                <text:p>413.674459436221</text:p>
              </table:table-cell>
              <table:table-cell office:value-type="float" office:value="0.392825276636119">
                <text:p>0.392825276636119</text:p>
              </table:table-cell>
            </table:table-row>
            <table:table-row>
              <table:table-cell office:value-type="string">
                <text:p>36</text:p>
              </table:table-cell>
              <table:table-cell office:value-type="float" office:value="412.162912221345">
                <text:p>412.162912221345</text:p>
              </table:table-cell>
              <table:table-cell office:value-type="float" office:value="0.742456102472067">
                <text:p>0.742456102472067</text:p>
              </table:table-cell>
            </table:table-row>
            <table:table-row>
              <table:table-cell office:value-type="string">
                <text:p>37</text:p>
              </table:table-cell>
              <table:table-cell office:value-type="float" office:value="329.976013873223">
                <text:p>329.976013873223</text:p>
              </table:table-cell>
              <table:table-cell office:value-type="float" office:value="0.688442944223175">
                <text:p>0.688442944223175</text:p>
              </table:table-cell>
            </table:table-row>
            <table:table-row>
              <table:table-cell office:value-type="string">
                <text:p>38</text:p>
              </table:table-cell>
              <table:table-cell office:value-type="float" office:value="833.543477178048">
                <text:p>833.543477178048</text:p>
              </table:table-cell>
              <table:table-cell office:value-type="float" office:value="0.474215439918732">
                <text:p>0.474215439918732</text:p>
              </table:table-cell>
            </table:table-row>
            <table:table-row>
              <table:table-cell office:value-type="string">
                <text:p>39</text:p>
              </table:table-cell>
              <table:table-cell office:value-type="float" office:value="376.251528675307">
                <text:p>376.251528675307</text:p>
              </table:table-cell>
              <table:table-cell office:value-type="float" office:value="0.437502303299643">
                <text:p>0.437502303299643</text:p>
              </table:table-cell>
            </table:table-row>
            <table:table-row>
              <table:table-cell office:value-type="string">
                <text:p>40</text:p>
              </table:table-cell>
              <table:table-cell office:value-type="float" office:value="500.40848005664">
                <text:p>500.40848005664</text:p>
              </table:table-cell>
              <table:table-cell office:value-type="float" office:value="0">
                <text:p>0</text:p>
              </table:table-cell>
            </table:table-row>
            <table:table-row>
              <table:table-cell office:value-type="string">
                <text:p>41</text:p>
              </table:table-cell>
              <table:table-cell office:value-type="float" office:value="714.363343801765">
                <text:p>714.363343801765</text:p>
              </table:table-cell>
              <table:table-cell office:value-type="float" office:value="0.664387106729692">
                <text:p>0.664387106729692</text:p>
              </table:table-cell>
            </table:table-row>
            <table:table-row>
              <table:table-cell office:value-type="string">
                <text:p>42</text:p>
              </table:table-cell>
              <table:table-cell office:value-type="float" office:value="244.710144261949">
                <text:p>244.710144261949</text:p>
              </table:table-cell>
              <table:table-cell office:value-type="float" office:value="0.382722233599917">
                <text:p>0.382722233599917</text:p>
              </table:table-cell>
            </table:table-row>
            <table:table-row>
              <table:table-cell office:value-type="string">
                <text:p>43</text:p>
              </table:table-cell>
              <table:table-cell office:value-type="float" office:value="549.70826236695">
                <text:p>549.70826236695</text:p>
              </table:table-cell>
              <table:table-cell office:value-type="float" office:value="0.536135970471288">
                <text:p>0.536135970471288</text:p>
              </table:table-cell>
            </table:table-row>
            <table:table-row>
              <table:table-cell office:value-type="string">
                <text:p>44</text:p>
              </table:table-cell>
              <table:table-cell office:value-type="float" office:value="377.457169802239">
                <text:p>377.457169802239</text:p>
              </table:table-cell>
              <table:table-cell office:value-type="float" office:value="0.655698883643605">
                <text:p>0.655698883643605</text:p>
              </table:table-cell>
            </table:table-row>
            <table:table-row>
              <table:table-cell office:value-type="string">
                <text:p>45</text:p>
              </table:table-cell>
              <table:table-cell office:value-type="float" office:value="347.516982544291">
                <text:p>347.516982544291</text:p>
              </table:table-cell>
              <table:table-cell office:value-type="float" office:value="0.670019617622497">
                <text:p>0.670019617622497</text:p>
              </table:table-cell>
            </table:table-row>
            <table:table-row>
              <table:table-cell office:value-type="string">
                <text:p>46</text:p>
              </table:table-cell>
              <table:table-cell office:value-type="float" office:value="713.654579999741">
                <text:p>713.654579999741</text:p>
              </table:table-cell>
              <table:table-cell office:value-type="float" office:value="0.750221697183">
                <text:p>0.750221697183</text:p>
              </table:table-cell>
            </table:table-row>
            <table:table-row>
              <table:table-cell office:value-type="string">
                <text:p>47</text:p>
              </table:table-cell>
              <table:table-cell office:value-type="float" office:value="935.676082569208">
                <text:p>935.676082569208</text:p>
              </table:table-cell>
              <table:table-cell office:value-type="float" office:value="0.600020151533669">
                <text:p>0.600020151533669</text:p>
              </table:table-cell>
            </table:table-row>
            <table:table-row>
              <table:table-cell office:value-type="string">
                <text:p>48</text:p>
              </table:table-cell>
              <table:table-cell office:value-type="float" office:value="346.652774178452">
                <text:p>346.652774178452</text:p>
              </table:table-cell>
              <table:table-cell office:value-type="float" office:value="0">
                <text:p>0</text:p>
              </table:table-cell>
            </table:table-row>
            <table:table-row>
              <table:table-cell office:value-type="string">
                <text:p>49</text:p>
              </table:table-cell>
              <table:table-cell office:value-type="float" office:value="407.853197932622">
                <text:p>407.853197932622</text:p>
              </table:table-cell>
              <table:table-cell office:value-type="float" office:value="0.627951179933019">
                <text:p>0.627951179933019</text:p>
              </table:table-cell>
            </table:table-row>
            <table:table-row>
              <table:table-cell office:value-type="string">
                <text:p>50</text:p>
              </table:table-cell>
              <table:table-cell office:value-type="float" office:value="693.894463658961">
                <text:p>693.894463658961</text:p>
              </table:table-cell>
              <table:table-cell office:value-type="float" office:value="0.528249264267183">
                <text:p>0.528249264267183</text:p>
              </table:table-cell>
            </table:table-row>
            <table:table-row>
              <table:table-cell office:value-type="string">
                <text:p>51</text:p>
              </table:table-cell>
              <table:table-cell office:value-type="float" office:value="278.58441700428">
                <text:p>278.58441700428</text:p>
              </table:table-cell>
              <table:table-cell office:value-type="float" office:value="0.702413415049913">
                <text:p>0.702413415049913</text:p>
              </table:table-cell>
            </table:table-row>
            <table:table-row>
              <table:table-cell office:value-type="string">
                <text:p>52</text:p>
              </table:table-cell>
              <table:table-cell office:value-type="float" office:value="231.56056822134">
                <text:p>231.56056822134</text:p>
              </table:table-cell>
              <table:table-cell office:value-type="float" office:value="0.51882907105341">
                <text:p>0.51882907105341</text:p>
              </table:table-cell>
            </table:table-row>
            <table:table-row>
              <table:table-cell office:value-type="string">
                <text:p>53</text:p>
              </table:table-cell>
              <table:table-cell office:value-type="float" office:value="387.09548208596">
                <text:p>387.09548208596</text:p>
              </table:table-cell>
              <table:table-cell office:value-type="float" office:value="0.979438496784171">
                <text:p>0.979438496784171</text:p>
              </table:table-cell>
            </table:table-row>
            <table:table-row>
              <table:table-cell office:value-type="string">
                <text:p>54</text:p>
              </table:table-cell>
              <table:table-cell office:value-type="float" office:value="423.324816576334">
                <text:p>423.324816576334</text:p>
              </table:table-cell>
              <table:table-cell office:value-type="float" office:value="0.511103769055862">
                <text:p>0.511103769055862</text:p>
              </table:table-cell>
            </table:table-row>
            <table:table-row>
              <table:table-cell office:value-type="string">
                <text:p>55</text:p>
              </table:table-cell>
              <table:table-cell office:value-type="float" office:value="411.981354918161">
                <text:p>411.981354918161</text:p>
              </table:table-cell>
              <table:table-cell office:value-type="float" office:value="0.661572253863642">
                <text:p>0.661572253863642</text:p>
              </table:table-cell>
            </table:table-row>
            <table:table-row>
              <table:table-cell office:value-type="string">
                <text:p>56</text:p>
              </table:table-cell>
              <table:table-cell office:value-type="float" office:value="235.035859889496">
                <text:p>235.035859889496</text:p>
              </table:table-cell>
              <table:table-cell office:value-type="float" office:value="0.460665798239497">
                <text:p>0.460665798239497</text:p>
              </table:table-cell>
            </table:table-row>
            <table:table-row>
              <table:table-cell office:value-type="string">
                <text:p>57</text:p>
              </table:table-cell>
              <table:table-cell office:value-type="float" office:value="494.599996262716">
                <text:p>494.599996262716</text:p>
              </table:table-cell>
              <table:table-cell office:value-type="float" office:value="0.896678820073232">
                <text:p>0.896678820073232</text:p>
              </table:table-cell>
            </table:table-row>
            <table:table-row>
              <table:table-cell office:value-type="string">
                <text:p>58</text:p>
              </table:table-cell>
              <table:table-cell office:value-type="float" office:value="349.511749508826">
                <text:p>349.511749508826</text:p>
              </table:table-cell>
              <table:table-cell office:value-type="float" office:value="0.678406900193049">
                <text:p>0.678406900193049</text:p>
              </table:table-cell>
            </table:table-row>
            <table:table-row>
              <table:table-cell office:value-type="string">
                <text:p>59</text:p>
              </table:table-cell>
              <table:table-cell office:value-type="float" office:value="371.358692545328">
                <text:p>371.358692545328</text:p>
              </table:table-cell>
              <table:table-cell office:value-type="float" office:value="0.739572492160132">
                <text:p>0.739572492160132</text:p>
              </table:table-cell>
            </table:table-row>
            <table:table-row>
              <table:table-cell office:value-type="string">
                <text:p>60</text:p>
              </table:table-cell>
              <table:table-cell office:value-type="float" office:value="427.740522543154">
                <text:p>427.740522543154</text:p>
              </table:table-cell>
              <table:table-cell office:value-type="float" office:value="0.73082086420507">
                <text:p>0.73082086420507</text:p>
              </table:table-cell>
            </table:table-row>
            <table:table-row>
              <table:table-cell office:value-type="string">
                <text:p>61</text:p>
              </table:table-cell>
              <table:table-cell office:value-type="float" office:value="291.649177154013">
                <text:p>291.649177154013</text:p>
              </table:table-cell>
              <table:table-cell office:value-type="float" office:value="0.77257940747149">
                <text:p>0.77257940747149</text:p>
              </table:table-cell>
            </table:table-row>
            <table:table-row>
              <table:table-cell office:value-type="string">
                <text:p>62</text:p>
              </table:table-cell>
              <table:table-cell office:value-type="float" office:value="363.295750423674">
                <text:p>363.295750423674</text:p>
              </table:table-cell>
              <table:table-cell office:value-type="float" office:value="0">
                <text:p>0</text:p>
              </table:table-cell>
            </table:table-row>
            <table:table-row>
              <table:table-cell office:value-type="string">
                <text:p>63</text:p>
              </table:table-cell>
              <table:table-cell office:value-type="float" office:value="326.513141519897">
                <text:p>326.513141519897</text:p>
              </table:table-cell>
              <table:table-cell office:value-type="float" office:value="0.668466443487741">
                <text:p>0.668466443487741</text:p>
              </table:table-cell>
            </table:table-row>
            <table:table-row>
              <table:table-cell office:value-type="string">
                <text:p>64</text:p>
              </table:table-cell>
              <table:table-cell office:value-type="float" office:value="494.693879674917">
                <text:p>494.693879674917</text:p>
              </table:table-cell>
              <table:table-cell office:value-type="float" office:value="0.807927958293528">
                <text:p>0.807927958293528</text:p>
              </table:table-cell>
            </table:table-row>
            <table:table-row>
              <table:table-cell office:value-type="string">
                <text:p>65</text:p>
              </table:table-cell>
              <table:table-cell office:value-type="float" office:value="412.27062415234">
                <text:p>412.27062415234</text:p>
              </table:table-cell>
              <table:table-cell office:value-type="float" office:value="0.668285526080252">
                <text:p>0.668285526080252</text:p>
              </table:table-cell>
            </table:table-row>
            <table:table-row>
              <table:table-cell office:value-type="string">
                <text:p>66</text:p>
              </table:table-cell>
              <table:table-cell office:value-type="float" office:value="375.747489875575">
                <text:p>375.747489875575</text:p>
              </table:table-cell>
              <table:table-cell office:value-type="float" office:value="0.913230709960033">
                <text:p>0.913230709960033</text:p>
              </table:table-cell>
            </table:table-row>
            <table:table-row>
              <table:table-cell office:value-type="string">
                <text:p>67</text:p>
              </table:table-cell>
              <table:table-cell office:value-type="float" office:value="397.267827435844">
                <text:p>397.267827435844</text:p>
              </table:table-cell>
              <table:table-cell office:value-type="float" office:value="0.618925110598101">
                <text:p>0.618925110598101</text:p>
              </table:table-cell>
            </table:table-row>
            <table:table-row>
              <table:table-cell office:value-type="string">
                <text:p>68</text:p>
              </table:table-cell>
              <table:table-cell office:value-type="float" office:value="342.499515335128">
                <text:p>342.499515335128</text:p>
              </table:table-cell>
              <table:table-cell office:value-type="float" office:value="0.558303263054957">
                <text:p>0.558303263054957</text:p>
              </table:table-cell>
            </table:table-row>
            <table:table-row>
              <table:table-cell office:value-type="string">
                <text:p>69</text:p>
              </table:table-cell>
              <table:table-cell office:value-type="float" office:value="415.308898462874">
                <text:p>415.308898462874</text:p>
              </table:table-cell>
              <table:table-cell office:value-type="float" office:value="0.604816275861484">
                <text:p>0.604816275861484</text:p>
              </table:table-cell>
            </table:table-row>
            <table:table-row>
              <table:table-cell office:value-type="string">
                <text:p>70</text:p>
              </table:table-cell>
              <table:table-cell office:value-type="float" office:value="441.821376045564">
                <text:p>441.821376045564</text:p>
              </table:table-cell>
              <table:table-cell office:value-type="float" office:value="0.732260869424631">
                <text:p>0.732260869424631</text:p>
              </table:table-cell>
            </table:table-row>
            <table:table-row>
              <table:table-cell office:value-type="string">
                <text:p>71</text:p>
              </table:table-cell>
              <table:table-cell office:value-type="float" office:value="347.564027911698">
                <text:p>347.564027911698</text:p>
              </table:table-cell>
              <table:table-cell office:value-type="float" office:value="0.74684190006951">
                <text:p>0.74684190006951</text:p>
              </table:table-cell>
            </table:table-row>
            <table:table-row>
              <table:table-cell office:value-type="string">
                <text:p>72</text:p>
              </table:table-cell>
              <table:table-cell office:value-type="float" office:value="318.229218639068">
                <text:p>318.229218639068</text:p>
              </table:table-cell>
              <table:table-cell office:value-type="float" office:value="0.408440464907712">
                <text:p>0.408440464907712</text:p>
              </table:table-cell>
            </table:table-row>
            <table:table-row>
              <table:table-cell office:value-type="string">
                <text:p>73</text:p>
              </table:table-cell>
              <table:table-cell office:value-type="float" office:value="1008.01707450741">
                <text:p>1008.01707450741</text:p>
              </table:table-cell>
              <table:table-cell office:value-type="float" office:value="0.586638239796878">
                <text:p>0.586638239796878</text:p>
              </table:table-cell>
            </table:table-row>
            <table:table-row>
              <table:table-cell office:value-type="string">
                <text:p>74</text:p>
              </table:table-cell>
              <table:table-cell office:value-type="float" office:value="315.740100530291">
                <text:p>315.740100530291</text:p>
              </table:table-cell>
              <table:table-cell office:value-type="float" office:value="0">
                <text:p>0</text:p>
              </table:table-cell>
            </table:table-row>
            <table:table-row>
              <table:table-cell office:value-type="string">
                <text:p>75</text:p>
              </table:table-cell>
              <table:table-cell office:value-type="float" office:value="241.351167062558">
                <text:p>241.351167062558</text:p>
              </table:table-cell>
              <table:table-cell office:value-type="float" office:value="0.625361791922491">
                <text:p>0.625361791922491</text:p>
              </table:table-cell>
            </table:table-row>
            <table:table-row>
              <table:table-cell office:value-type="string">
                <text:p>76</text:p>
              </table:table-cell>
              <table:table-cell office:value-type="float" office:value="469.177538707342">
                <text:p>469.177538707342</text:p>
              </table:table-cell>
              <table:table-cell office:value-type="float" office:value="0.601469938205449">
                <text:p>0.601469938205449</text:p>
              </table:table-cell>
            </table:table-row>
            <table:table-row>
              <table:table-cell office:value-type="string">
                <text:p>77</text:p>
              </table:table-cell>
              <table:table-cell office:value-type="float" office:value="738.494101770953">
                <text:p>738.494101770953</text:p>
              </table:table-cell>
              <table:table-cell office:value-type="float" office:value="0.629128234834647">
                <text:p>0.629128234834647</text:p>
              </table:table-cell>
            </table:table-row>
            <table:table-row>
              <table:table-cell office:value-type="string">
                <text:p>78</text:p>
              </table:table-cell>
              <table:table-cell office:value-type="float" office:value="395.783657368072">
                <text:p>395.783657368072</text:p>
              </table:table-cell>
              <table:table-cell office:value-type="float" office:value="0.766649142313621">
                <text:p>0.766649142313621</text:p>
              </table:table-cell>
            </table:table-row>
            <table:table-row>
              <table:table-cell office:value-type="string">
                <text:p>79</text:p>
              </table:table-cell>
              <table:table-cell office:value-type="float" office:value="517.689171730863">
                <text:p>517.689171730863</text:p>
              </table:table-cell>
              <table:table-cell office:value-type="float" office:value="0.763830160804533">
                <text:p>0.763830160804533</text:p>
              </table:table-cell>
            </table:table-row>
            <table:table-row>
              <table:table-cell office:value-type="string">
                <text:p>80</text:p>
              </table:table-cell>
              <table:table-cell office:value-type="float" office:value="368.007682217962">
                <text:p>368.007682217962</text:p>
              </table:table-cell>
              <table:table-cell office:value-type="float" office:value="0.821246436751823">
                <text:p>0.821246436751823</text:p>
              </table:table-cell>
            </table:table-row>
            <table:table-row>
              <table:table-cell office:value-type="string">
                <text:p>81</text:p>
              </table:table-cell>
              <table:table-cell office:value-type="float" office:value="390.876549523476">
                <text:p>390.876549523476</text:p>
              </table:table-cell>
              <table:table-cell office:value-type="float" office:value="0.998796272669811">
                <text:p>0.998796272669811</text:p>
              </table:table-cell>
            </table:table-row>
            <table:table-row>
              <table:table-cell office:value-type="string">
                <text:p>82</text:p>
              </table:table-cell>
              <table:table-cell office:value-type="float" office:value="769.136092993679">
                <text:p>769.136092993679</text:p>
              </table:table-cell>
              <table:table-cell office:value-type="float" office:value="0.399857107132082">
                <text:p>0.399857107132082</text:p>
              </table:table-cell>
            </table:table-row>
            <table:table-row>
              <table:table-cell office:value-type="string">
                <text:p>83</text:p>
              </table:table-cell>
              <table:table-cell office:value-type="float" office:value="478.060687444173">
                <text:p>478.060687444173</text:p>
              </table:table-cell>
              <table:table-cell office:value-type="float" office:value="0.912207689844155">
                <text:p>0.912207689844155</text:p>
              </table:table-cell>
            </table:table-row>
            <table:table-row>
              <table:table-cell office:value-type="string">
                <text:p>84</text:p>
              </table:table-cell>
              <table:table-cell office:value-type="float" office:value="990.612877747339">
                <text:p>990.612877747339</text:p>
              </table:table-cell>
              <table:table-cell office:value-type="float" office:value="0.509806283954683">
                <text:p>0.509806283954683</text:p>
              </table:table-cell>
            </table:table-row>
            <table:table-row>
              <table:table-cell office:value-type="string">
                <text:p>85</text:p>
              </table:table-cell>
              <table:table-cell office:value-type="float" office:value="364.613761370586">
                <text:p>364.613761370586</text:p>
              </table:table-cell>
              <table:table-cell office:value-type="float" office:value="0.928843316645718">
                <text:p>0.928843316645718</text:p>
              </table:table-cell>
            </table:table-row>
            <table:table-row>
              <table:table-cell office:value-type="string">
                <text:p>86</text:p>
              </table:table-cell>
              <table:table-cell office:value-type="float" office:value="318.229416998792">
                <text:p>318.229416998792</text:p>
              </table:table-cell>
              <table:table-cell office:value-type="float" office:value="0">
                <text:p>0</text:p>
              </table:table-cell>
            </table:table-row>
            <table:table-row>
              <table:table-cell office:value-type="string">
                <text:p>87</text:p>
              </table:table-cell>
              <table:table-cell office:value-type="float" office:value="411.667931318073">
                <text:p>411.667931318073</text:p>
              </table:table-cell>
              <table:table-cell office:value-type="float" office:value="0.656417479817952">
                <text:p>0.656417479817952</text:p>
              </table:table-cell>
            </table:table-row>
            <table:table-row>
              <table:table-cell office:value-type="string">
                <text:p>88</text:p>
              </table:table-cell>
              <table:table-cell office:value-type="float" office:value="387.567388242721">
                <text:p>387.567388242721</text:p>
              </table:table-cell>
              <table:table-cell office:value-type="float" office:value="0.497414207777802">
                <text:p>0.497414207777802</text:p>
              </table:table-cell>
            </table:table-row>
            <table:table-row>
              <table:table-cell office:value-type="string">
                <text:p>89</text:p>
              </table:table-cell>
              <table:table-cell office:value-type="float" office:value="381.925201257217">
                <text:p>381.925201257217</text:p>
              </table:table-cell>
              <table:table-cell office:value-type="float" office:value="0.698306305804508">
                <text:p>0.698306305804508</text:p>
              </table:table-cell>
            </table:table-row>
            <table:table-row>
              <table:table-cell office:value-type="string">
                <text:p>90</text:p>
              </table:table-cell>
              <table:table-cell office:value-type="float" office:value="417.624646391845">
                <text:p>417.624646391845</text:p>
              </table:table-cell>
              <table:table-cell office:value-type="float" office:value="0.675032959663338">
                <text:p>0.675032959663338</text:p>
              </table:table-cell>
            </table:table-row>
            <table:table-row>
              <table:table-cell office:value-type="string">
                <text:p>91</text:p>
              </table:table-cell>
              <table:table-cell office:value-type="float" office:value="437.729052726622">
                <text:p>437.729052726622</text:p>
              </table:table-cell>
              <table:table-cell office:value-type="float" office:value="0.860363205396746">
                <text:p>0.860363205396746</text:p>
              </table:table-cell>
            </table:table-row>
            <table:table-row>
              <table:table-cell office:value-type="string">
                <text:p>92</text:p>
              </table:table-cell>
              <table:table-cell office:value-type="float" office:value="506.318162495992">
                <text:p>506.318162495992</text:p>
              </table:table-cell>
              <table:table-cell office:value-type="float" office:value="0.635757350334068">
                <text:p>0.635757350334068</text:p>
              </table:table-cell>
            </table:table-row>
            <table:table-row>
              <table:table-cell office:value-type="string">
                <text:p>93</text:p>
              </table:table-cell>
              <table:table-cell office:value-type="float" office:value="450.259431064011">
                <text:p>450.259431064011</text:p>
              </table:table-cell>
              <table:table-cell office:value-type="float" office:value="0.69613110150897">
                <text:p>0.69613110150897</text:p>
              </table:table-cell>
            </table:table-row>
            <table:table-row>
              <table:table-cell office:value-type="string">
                <text:p>94</text:p>
              </table:table-cell>
              <table:table-cell office:value-type="float" office:value="236.267026357848">
                <text:p>236.267026357848</text:p>
              </table:table-cell>
              <table:table-cell office:value-type="float" office:value="0.242035738778897">
                <text:p>0.242035738778897</text:p>
              </table:table-cell>
            </table:table-row>
            <table:table-row>
              <table:table-cell office:value-type="string">
                <text:p>95</text:p>
              </table:table-cell>
              <table:table-cell office:value-type="float" office:value="547.805583017279">
                <text:p>547.805583017279</text:p>
              </table:table-cell>
              <table:table-cell office:value-type="float" office:value="0.697638511280003">
                <text:p>0.697638511280003</text:p>
              </table:table-cell>
            </table:table-row>
            <table:table-row>
              <table:table-cell office:value-type="string">
                <text:p>96</text:p>
              </table:table-cell>
              <table:table-cell office:value-type="float" office:value="273.862428489255">
                <text:p>273.862428489255</text:p>
              </table:table-cell>
              <table:table-cell office:value-type="float" office:value="0.706935901796154">
                <text:p>0.706935901796154</text:p>
              </table:table-cell>
            </table:table-row>
            <table:table-row>
              <table:table-cell office:value-type="string">
                <text:p>97</text:p>
              </table:table-cell>
              <table:table-cell office:value-type="float" office:value="462.281747078148">
                <text:p>462.281747078148</text:p>
              </table:table-cell>
              <table:table-cell office:value-type="float" office:value="0.580190700503483">
                <text:p>0.580190700503483</text:p>
              </table:table-cell>
            </table:table-row>
            <table:table-row>
              <table:table-cell office:value-type="string">
                <text:p>98</text:p>
              </table:table-cell>
              <table:table-cell office:value-type="float" office:value="251.801049789829">
                <text:p>251.801049789829</text:p>
              </table:table-cell>
              <table:table-cell office:value-type="float" office:value="0.628964324121176">
                <text:p>0.628964324121176</text:p>
              </table:table-cell>
            </table:table-row>
            <table:table-row>
              <table:table-cell office:value-type="string">
                <text:p>99</text:p>
              </table:table-cell>
              <table:table-cell office:value-type="float" office:value="344.269896050297">
                <text:p>344.269896050297</text:p>
              </table:table-cell>
              <table:table-cell office:value-type="float" office:value="0.624781229507583">
                <text:p>0.624781229507583</text:p>
              </table:table-cell>
            </table:table-row>
            <table:table-row>
              <table:table-cell office:value-type="string">
                <text:p>100</text:p>
              </table:table-cell>
              <table:table-cell office:value-type="float" office:value="308.424010274836">
                <text:p>308.424010274836</text:p>
              </table:table-cell>
              <table:table-cell office:value-type="float" office:value="0.272128063723922">
                <text:p>0.272128063723922</text:p>
              </table:table-cell>
            </table:table-row>
            <table:table-row>
              <table:table-cell office:value-type="string">
                <text:p>101</text:p>
              </table:table-cell>
              <table:table-cell office:value-type="float" office:value="392.01449527386">
                <text:p>392.01449527386</text:p>
              </table:table-cell>
              <table:table-cell office:value-type="float" office:value="0.95476382295799">
                <text:p>0.95476382295799</text:p>
              </table:table-cell>
            </table:table-row>
            <table:table-row>
              <table:table-cell office:value-type="string">
                <text:p>102</text:p>
              </table:table-cell>
              <table:table-cell office:value-type="float" office:value="306.836462859478">
                <text:p>306.836462859478</text:p>
              </table:table-cell>
              <table:table-cell office:value-type="float" office:value="0.817219240042938">
                <text:p>0.817219240042938</text:p>
              </table:table-cell>
            </table:table-row>
            <table:table-row>
              <table:table-cell office:value-type="string">
                <text:p>103</text:p>
              </table:table-cell>
              <table:table-cell office:value-type="float" office:value="412.645280635902">
                <text:p>412.645280635902</text:p>
              </table:table-cell>
              <table:table-cell office:value-type="float" office:value="0.871987721550543">
                <text:p>0.871987721550543</text:p>
              </table:table-cell>
            </table:table-row>
            <table:table-row>
              <table:table-cell office:value-type="string">
                <text:p>104</text:p>
              </table:table-cell>
              <table:table-cell office:value-type="float" office:value="456.147020448246">
                <text:p>456.147020448246</text:p>
              </table:table-cell>
              <table:table-cell office:value-type="float" office:value="0.715317524892758">
                <text:p>0.715317524892758</text:p>
              </table:table-cell>
            </table:table-row>
            <table:table-row>
              <table:table-cell office:value-type="string">
                <text:p>105</text:p>
              </table:table-cell>
              <table:table-cell office:value-type="float" office:value="409.736327833878">
                <text:p>409.736327833878</text:p>
              </table:table-cell>
              <table:table-cell office:value-type="float" office:value="0.912505012344311">
                <text:p>0.912505012344311</text:p>
              </table:table-cell>
            </table:table-row>
            <table:table-row>
              <table:table-cell office:value-type="string">
                <text:p>106</text:p>
              </table:table-cell>
              <table:table-cell office:value-type="float" office:value="278.145731771203">
                <text:p>278.145731771203</text:p>
              </table:table-cell>
              <table:table-cell office:value-type="float" office:value="0.603648312029407">
                <text:p>0.603648312029407</text:p>
              </table:table-cell>
            </table:table-row>
            <table:table-row>
              <table:table-cell office:value-type="string">
                <text:p>107</text:p>
              </table:table-cell>
              <table:table-cell office:value-type="float" office:value="758.299552918415">
                <text:p>758.299552918415</text:p>
              </table:table-cell>
              <table:table-cell office:value-type="float" office:value="0.54558294402911">
                <text:p>0.54558294402911</text:p>
              </table:table-cell>
            </table:table-row>
            <table:table-row>
              <table:table-cell office:value-type="string">
                <text:p>108</text:p>
              </table:table-cell>
              <table:table-cell office:value-type="float" office:value="335.220437054732">
                <text:p>335.220437054732</text:p>
              </table:table-cell>
              <table:table-cell office:value-type="float" office:value="0.657849664235696">
                <text:p>0.657849664235696</text:p>
              </table:table-cell>
            </table:table-row>
            <table:table-row>
              <table:table-cell office:value-type="string">
                <text:p>109</text:p>
              </table:table-cell>
              <table:table-cell office:value-type="float" office:value="339.018019642621">
                <text:p>339.018019642621</text:p>
              </table:table-cell>
              <table:table-cell office:value-type="float" office:value="0.688815823767612">
                <text:p>0.688815823767612</text:p>
              </table:table-cell>
            </table:table-row>
            <table:table-row>
              <table:table-cell office:value-type="string">
                <text:p>110</text:p>
              </table:table-cell>
              <table:table-cell office:value-type="float" office:value="856.355623988541">
                <text:p>856.355623988541</text:p>
              </table:table-cell>
              <table:table-cell office:value-type="float" office:value="0.642042843882932">
                <text:p>0.642042843882932</text:p>
              </table:table-cell>
            </table:table-row>
            <table:table-row>
              <table:table-cell office:value-type="string">
                <text:p>111</text:p>
              </table:table-cell>
              <table:table-cell office:value-type="float" office:value="538.61370734271">
                <text:p>538.61370734271</text:p>
              </table:table-cell>
              <table:table-cell office:value-type="float" office:value="0.679721492961805">
                <text:p>0.679721492961805</text:p>
              </table:table-cell>
            </table:table-row>
            <table:table-row>
              <table:table-cell office:value-type="string">
                <text:p>112</text:p>
              </table:table-cell>
              <table:table-cell office:value-type="float" office:value="731.64198214901">
                <text:p>731.64198214901</text:p>
              </table:table-cell>
              <table:table-cell office:value-type="float" office:value="0.657941031831452">
                <text:p>0.657941031831452</text:p>
              </table:table-cell>
            </table:table-row>
            <table:table-row>
              <table:table-cell office:value-type="string">
                <text:p>113</text:p>
              </table:table-cell>
              <table:table-cell office:value-type="float" office:value="459.475400476088">
                <text:p>459.475400476088</text:p>
              </table:table-cell>
              <table:table-cell office:value-type="float" office:value="0.475463920957611">
                <text:p>0.475463920957611</text:p>
              </table:table-cell>
            </table:table-row>
            <table:table-row>
              <table:table-cell office:value-type="string">
                <text:p>114</text:p>
              </table:table-cell>
              <table:table-cell office:value-type="float" office:value="546.741377320871">
                <text:p>546.741377320871</text:p>
              </table:table-cell>
              <table:table-cell office:value-type="float" office:value="0.559604227502508">
                <text:p>0.559604227502508</text:p>
              </table:table-cell>
            </table:table-row>
            <table:table-row>
              <table:table-cell office:value-type="string">
                <text:p>115</text:p>
              </table:table-cell>
              <table:table-cell office:value-type="float" office:value="237.955689474657">
                <text:p>237.955689474657</text:p>
              </table:table-cell>
              <table:table-cell office:value-type="float" office:value="0.406470844229842">
                <text:p>0.406470844229842</text:p>
              </table:table-cell>
            </table:table-row>
            <table:table-row>
              <table:table-cell office:value-type="string">
                <text:p>116</text:p>
              </table:table-cell>
              <table:table-cell office:value-type="float" office:value="413.550556662245">
                <text:p>413.550556662245</text:p>
              </table:table-cell>
              <table:table-cell office:value-type="float" office:value="0.693592161870508">
                <text:p>0.693592161870508</text:p>
              </table:table-cell>
            </table:table-row>
            <table:table-row>
              <table:table-cell office:value-type="string">
                <text:p>117</text:p>
              </table:table-cell>
              <table:table-cell office:value-type="float" office:value="421.546956759851">
                <text:p>421.546956759851</text:p>
              </table:table-cell>
              <table:table-cell office:value-type="float" office:value="0.91220305689279">
                <text:p>0.91220305689279</text:p>
              </table:table-cell>
            </table:table-row>
            <table:table-row>
              <table:table-cell office:value-type="string">
                <text:p>118</text:p>
              </table:table-cell>
              <table:table-cell office:value-type="float" office:value="190.250958538737">
                <text:p>190.250958538737</text:p>
              </table:table-cell>
              <table:table-cell office:value-type="float" office:value="0.575203775517095">
                <text:p>0.575203775517095</text:p>
              </table:table-cell>
            </table:table-row>
            <table:table-row>
              <table:table-cell office:value-type="string">
                <text:p>119</text:p>
              </table:table-cell>
              <table:table-cell office:value-type="float" office:value="481.242389960406">
                <text:p>481.242389960406</text:p>
              </table:table-cell>
              <table:table-cell office:value-type="float" office:value="0.538279958932401">
                <text:p>0.538279958932401</text:p>
              </table:table-cell>
            </table:table-row>
            <table:table-row>
              <table:table-cell office:value-type="string">
                <text:p>120</text:p>
              </table:table-cell>
              <table:table-cell office:value-type="float" office:value="484.263210743925">
                <text:p>484.263210743925</text:p>
              </table:table-cell>
              <table:table-cell office:value-type="float" office:value="0">
                <text:p>0</text:p>
              </table:table-cell>
            </table:table-row>
            <table:table-row>
              <table:table-cell office:value-type="string">
                <text:p>121</text:p>
              </table:table-cell>
              <table:table-cell office:value-type="float" office:value="321.580540856447">
                <text:p>321.580540856447</text:p>
              </table:table-cell>
              <table:table-cell office:value-type="float" office:value="0.750762001373415">
                <text:p>0.750762001373415</text:p>
              </table:table-cell>
            </table:table-row>
            <table:table-row>
              <table:table-cell office:value-type="string">
                <text:p>122</text:p>
              </table:table-cell>
              <table:table-cell office:value-type="float" office:value="488.167238216947">
                <text:p>488.167238216947</text:p>
              </table:table-cell>
              <table:table-cell office:value-type="float" office:value="0.316543365881137">
                <text:p>0.316543365881137</text:p>
              </table:table-cell>
            </table:table-row>
            <table:table-row>
              <table:table-cell office:value-type="string">
                <text:p>123</text:p>
              </table:table-cell>
              <table:table-cell office:value-type="float" office:value="457.342300932137">
                <text:p>457.342300932137</text:p>
              </table:table-cell>
              <table:table-cell office:value-type="float" office:value="0.663504212397849">
                <text:p>0.663504212397849</text:p>
              </table:table-cell>
            </table:table-row>
            <table:table-row>
              <table:table-cell office:value-type="string">
                <text:p>124</text:p>
              </table:table-cell>
              <table:table-cell office:value-type="float" office:value="320.871221485293">
                <text:p>320.871221485293</text:p>
              </table:table-cell>
              <table:table-cell office:value-type="float" office:value="0.951888049621028">
                <text:p>0.951888049621028</text:p>
              </table:table-cell>
            </table:table-row>
            <table:table-row>
              <table:table-cell office:value-type="string">
                <text:p>125</text:p>
              </table:table-cell>
              <table:table-cell office:value-type="float" office:value="470.384346157017">
                <text:p>470.384346157017</text:p>
              </table:table-cell>
              <table:table-cell office:value-type="float" office:value="0.582187905188936">
                <text:p>0.582187905188936</text:p>
              </table:table-cell>
            </table:table-row>
            <table:table-row>
              <table:table-cell office:value-type="string">
                <text:p>126</text:p>
              </table:table-cell>
              <table:table-cell office:value-type="float" office:value="511.397030920895">
                <text:p>511.397030920895</text:p>
              </table:table-cell>
              <table:table-cell office:value-type="float" office:value="0.965583481154523">
                <text:p>0.965583481154523</text:p>
              </table:table-cell>
            </table:table-row>
            <table:table-row>
              <table:table-cell office:value-type="string">
                <text:p>127</text:p>
              </table:table-cell>
              <table:table-cell office:value-type="float" office:value="960.550156235829">
                <text:p>960.550156235829</text:p>
              </table:table-cell>
              <table:table-cell office:value-type="float" office:value="0.540269049369556">
                <text:p>0.540269049369556</text:p>
              </table:table-cell>
            </table:table-row>
            <table:table-row>
              <table:table-cell office:value-type="string">
                <text:p>128</text:p>
              </table:table-cell>
              <table:table-cell office:value-type="float" office:value="402.954709436711">
                <text:p>402.954709436711</text:p>
              </table:table-cell>
              <table:table-cell office:value-type="float" office:value="0.949353510154165">
                <text:p>0.949353510154165</text:p>
              </table:table-cell>
            </table:table-row>
            <table:table-row>
              <table:table-cell office:value-type="string">
                <text:p>129</text:p>
              </table:table-cell>
              <table:table-cell office:value-type="float" office:value="513.539894166915">
                <text:p>513.539894166915</text:p>
              </table:table-cell>
              <table:table-cell office:value-type="float" office:value="0.549041231220893">
                <text:p>0.549041231220893</text:p>
              </table:table-cell>
            </table:table-row>
            <table:table-row>
              <table:table-cell office:value-type="string">
                <text:p>130</text:p>
              </table:table-cell>
              <table:table-cell office:value-type="float" office:value="405.571488122198">
                <text:p>405.571488122198</text:p>
              </table:table-cell>
              <table:table-cell office:value-type="float" office:value="0.453258920343135">
                <text:p>0.453258920343135</text:p>
              </table:table-cell>
            </table:table-row>
            <table:table-row>
              <table:table-cell office:value-type="string">
                <text:p>131</text:p>
              </table:table-cell>
              <table:table-cell office:value-type="float" office:value="459.219515478056">
                <text:p>459.219515478056</text:p>
              </table:table-cell>
              <table:table-cell office:value-type="float" office:value="0.862274535242949">
                <text:p>0.862274535242949</text:p>
              </table:table-cell>
            </table:table-row>
            <table:table-row>
              <table:table-cell office:value-type="string">
                <text:p>132</text:p>
              </table:table-cell>
              <table:table-cell office:value-type="float" office:value="913.914647644006">
                <text:p>913.914647644006</text:p>
              </table:table-cell>
              <table:table-cell office:value-type="float" office:value="0.675685966264221">
                <text:p>0.675685966264221</text:p>
              </table:table-cell>
            </table:table-row>
            <table:table-row>
              <table:table-cell office:value-type="string">
                <text:p>133</text:p>
              </table:table-cell>
              <table:table-cell office:value-type="float" office:value="513.89179491194">
                <text:p>513.89179491194</text:p>
              </table:table-cell>
              <table:table-cell office:value-type="float" office:value="0.657941290507818">
                <text:p>0.657941290507818</text:p>
              </table:table-cell>
            </table:table-row>
            <table:table-row>
              <table:table-cell office:value-type="string">
                <text:p>134</text:p>
              </table:table-cell>
              <table:table-cell office:value-type="float" office:value="307.722186012366">
                <text:p>307.722186012366</text:p>
              </table:table-cell>
              <table:table-cell office:value-type="float" office:value="0.469744933507861">
                <text:p>0.469744933507861</text:p>
              </table:table-cell>
            </table:table-row>
            <table:table-row>
              <table:table-cell office:value-type="string">
                <text:p>135</text:p>
              </table:table-cell>
              <table:table-cell office:value-type="float" office:value="445.305106170681">
                <text:p>445.305106170681</text:p>
              </table:table-cell>
              <table:table-cell office:value-type="float" office:value="0.593959467717544">
                <text:p>0.593959467717544</text:p>
              </table:table-cell>
            </table:table-row>
            <table:table-row>
              <table:table-cell office:value-type="string">
                <text:p>136</text:p>
              </table:table-cell>
              <table:table-cell office:value-type="float" office:value="269.096409163161">
                <text:p>269.096409163161</text:p>
              </table:table-cell>
              <table:table-cell office:value-type="float" office:value="0.881113065406696">
                <text:p>0.881113065406696</text:p>
              </table:table-cell>
            </table:table-row>
            <table:table-row>
              <table:table-cell office:value-type="string">
                <text:p>137</text:p>
              </table:table-cell>
              <table:table-cell office:value-type="float" office:value="192.243430281491">
                <text:p>192.243430281491</text:p>
              </table:table-cell>
              <table:table-cell office:value-type="float" office:value="0.565058572216436">
                <text:p>0.565058572216436</text:p>
              </table:table-cell>
            </table:table-row>
            <table:table-row>
              <table:table-cell office:value-type="string">
                <text:p>138</text:p>
              </table:table-cell>
              <table:table-cell office:value-type="float" office:value="471.345991293402">
                <text:p>471.345991293402</text:p>
              </table:table-cell>
              <table:table-cell office:value-type="float" office:value="0.938338199669553">
                <text:p>0.938338199669553</text:p>
              </table:table-cell>
            </table:table-row>
            <table:table-row>
              <table:table-cell office:value-type="string">
                <text:p>139</text:p>
              </table:table-cell>
              <table:table-cell office:value-type="float" office:value="546.927088588019">
                <text:p>546.927088588019</text:p>
              </table:table-cell>
              <table:table-cell office:value-type="float" office:value="0.611614776974903">
                <text:p>0.611614776974903</text:p>
              </table:table-cell>
            </table:table-row>
            <table:table-row>
              <table:table-cell office:value-type="string">
                <text:p>140</text:p>
              </table:table-cell>
              <table:table-cell office:value-type="float" office:value="572.598411200576">
                <text:p>572.598411200576</text:p>
              </table:table-cell>
              <table:table-cell office:value-type="float" office:value="0.521233311061491">
                <text:p>0.521233311061491</text:p>
              </table:table-cell>
            </table:table-row>
            <table:table-row>
              <table:table-cell office:value-type="string">
                <text:p>141</text:p>
              </table:table-cell>
              <table:table-cell office:value-type="float" office:value="516.77463059785">
                <text:p>516.77463059785</text:p>
              </table:table-cell>
              <table:table-cell office:value-type="float" office:value="0.471641506933028">
                <text:p>0.471641506933028</text:p>
              </table:table-cell>
            </table:table-row>
            <table:table-row>
              <table:table-cell office:value-type="string">
                <text:p>142</text:p>
              </table:table-cell>
              <table:table-cell office:value-type="float" office:value="492.772200553755">
                <text:p>492.772200553755</text:p>
              </table:table-cell>
              <table:table-cell office:value-type="float" office:value="0.509069887415691">
                <text:p>0.509069887415691</text:p>
              </table:table-cell>
            </table:table-row>
            <table:table-row>
              <table:table-cell office:value-type="string">
                <text:p>143</text:p>
              </table:table-cell>
              <table:table-cell office:value-type="float" office:value="541.165883442164">
                <text:p>541.165883442164</text:p>
              </table:table-cell>
              <table:table-cell office:value-type="float" office:value="0.733983741917315">
                <text:p>0.733983741917315</text:p>
              </table:table-cell>
            </table:table-row>
            <table:table-row>
              <table:table-cell office:value-type="string">
                <text:p>144</text:p>
              </table:table-cell>
              <table:table-cell office:value-type="float" office:value="474.499617601775">
                <text:p>474.499617601775</text:p>
              </table:table-cell>
              <table:table-cell office:value-type="float" office:value="0.688479342489009">
                <text:p>0.688479342489009</text:p>
              </table:table-cell>
            </table:table-row>
            <table:table-row>
              <table:table-cell office:value-type="string">
                <text:p>145</text:p>
              </table:table-cell>
              <table:table-cell office:value-type="float" office:value="452.462843949847">
                <text:p>452.462843949847</text:p>
              </table:table-cell>
              <table:table-cell office:value-type="float" office:value="0.352420264470251">
                <text:p>0.352420264470251</text:p>
              </table:table-cell>
            </table:table-row>
            <table:table-row>
              <table:table-cell office:value-type="string">
                <text:p>146</text:p>
              </table:table-cell>
              <table:table-cell office:value-type="float" office:value="389.49433622511">
                <text:p>389.49433622511</text:p>
              </table:table-cell>
              <table:table-cell office:value-type="float" office:value="0.606519398571161">
                <text:p>0.606519398571161</text:p>
              </table:table-cell>
            </table:table-row>
            <table:table-row>
              <table:table-cell office:value-type="string">
                <text:p>147</text:p>
              </table:table-cell>
              <table:table-cell office:value-type="float" office:value="402.185739800743">
                <text:p>402.185739800743</text:p>
              </table:table-cell>
              <table:table-cell office:value-type="float" office:value="0.640559382948052">
                <text:p>0.640559382948052</text:p>
              </table:table-cell>
            </table:table-row>
            <table:table-row>
              <table:table-cell office:value-type="string">
                <text:p>148</text:p>
              </table:table-cell>
              <table:table-cell office:value-type="float" office:value="325.423681596739">
                <text:p>325.423681596739</text:p>
              </table:table-cell>
              <table:table-cell office:value-type="float" office:value="0.693403613239064">
                <text:p>0.693403613239064</text:p>
              </table:table-cell>
            </table:table-row>
            <table:table-row>
              <table:table-cell office:value-type="string">
                <text:p>149</text:p>
              </table:table-cell>
              <table:table-cell office:value-type="float" office:value="712.028026134794">
                <text:p>712.028026134794</text:p>
              </table:table-cell>
              <table:table-cell office:value-type="float" office:value="0.771163463544382">
                <text:p>0.771163463544382</text:p>
              </table:table-cell>
            </table:table-row>
            <table:table-row>
              <table:table-cell office:value-type="string">
                <text:p>150</text:p>
              </table:table-cell>
              <table:table-cell office:value-type="float" office:value="420.534853519416">
                <text:p>420.534853519416</text:p>
              </table:table-cell>
              <table:table-cell office:value-type="float" office:value="0.697346923295445">
                <text:p>0.697346923295445</text:p>
              </table:table-cell>
            </table:table-row>
            <table:table-row>
              <table:table-cell office:value-type="string">
                <text:p>151</text:p>
              </table:table-cell>
              <table:table-cell office:value-type="float" office:value="319.043131500112">
                <text:p>319.043131500112</text:p>
              </table:table-cell>
              <table:table-cell office:value-type="float" office:value="0.946661946995934">
                <text:p>0.946661946995934</text:p>
              </table:table-cell>
            </table:table-row>
            <table:table-row>
              <table:table-cell office:value-type="string">
                <text:p>152</text:p>
              </table:table-cell>
              <table:table-cell office:value-type="float" office:value="867.923367679452">
                <text:p>867.923367679452</text:p>
              </table:table-cell>
              <table:table-cell office:value-type="float" office:value="0.478765720734966">
                <text:p>0.478765720734966</text:p>
              </table:table-cell>
            </table:table-row>
            <table:table-row>
              <table:table-cell office:value-type="string">
                <text:p>153</text:p>
              </table:table-cell>
              <table:table-cell office:value-type="float" office:value="921.195803810967">
                <text:p>921.195803810967</text:p>
              </table:table-cell>
              <table:table-cell office:value-type="float" office:value="0.892367472230694">
                <text:p>0.892367472230694</text:p>
              </table:table-cell>
            </table:table-row>
            <table:table-row>
              <table:table-cell office:value-type="string">
                <text:p>154</text:p>
              </table:table-cell>
              <table:table-cell office:value-type="float" office:value="250.325254086907">
                <text:p>250.325254086907</text:p>
              </table:table-cell>
              <table:table-cell office:value-type="float" office:value="0.360231208727491">
                <text:p>0.360231208727491</text:p>
              </table:table-cell>
            </table:table-row>
            <table:table-row>
              <table:table-cell office:value-type="string">
                <text:p>155</text:p>
              </table:table-cell>
              <table:table-cell office:value-type="float" office:value="1099.90336898359">
                <text:p>1099.90336898359</text:p>
              </table:table-cell>
              <table:table-cell office:value-type="float" office:value="0.352132983207365">
                <text:p>0.352132983207365</text:p>
              </table:table-cell>
            </table:table-row>
            <table:table-row>
              <table:table-cell office:value-type="string">
                <text:p>156</text:p>
              </table:table-cell>
              <table:table-cell office:value-type="float" office:value="781.065276765212">
                <text:p>781.065276765212</text:p>
              </table:table-cell>
              <table:table-cell office:value-type="float" office:value="0.766764666147788">
                <text:p>0.766764666147788</text:p>
              </table:table-cell>
            </table:table-row>
            <table:table-row>
              <table:table-cell office:value-type="string">
                <text:p>157</text:p>
              </table:table-cell>
              <table:table-cell office:value-type="float" office:value="376.772813759409">
                <text:p>376.772813759409</text:p>
              </table:table-cell>
              <table:table-cell office:value-type="float" office:value="0.632294675265032">
                <text:p>0.632294675265032</text:p>
              </table:table-cell>
            </table:table-row>
            <table:table-row>
              <table:table-cell office:value-type="string">
                <text:p>158</text:p>
              </table:table-cell>
              <table:table-cell office:value-type="float" office:value="267.574440740342">
                <text:p>267.574440740342</text:p>
              </table:table-cell>
              <table:table-cell office:value-type="float" office:value="0.846377974242509">
                <text:p>0.846377974242509</text:p>
              </table:table-cell>
            </table:table-row>
            <table:table-row>
              <table:table-cell office:value-type="string">
                <text:p>159</text:p>
              </table:table-cell>
              <table:table-cell office:value-type="float" office:value="293.899842110169">
                <text:p>293.899842110169</text:p>
              </table:table-cell>
              <table:table-cell office:value-type="float" office:value="0.766098405244736">
                <text:p>0.766098405244736</text:p>
              </table:table-cell>
            </table:table-row>
            <table:table-row>
              <table:table-cell office:value-type="string">
                <text:p>160</text:p>
              </table:table-cell>
              <table:table-cell office:value-type="float" office:value="226.889957826725">
                <text:p>226.889957826725</text:p>
              </table:table-cell>
              <table:table-cell office:value-type="float" office:value="0">
                <text:p>0</text:p>
              </table:table-cell>
            </table:table-row>
            <table:table-row>
              <table:table-cell office:value-type="string">
                <text:p>161</text:p>
              </table:table-cell>
              <table:table-cell office:value-type="float" office:value="238.752648239187">
                <text:p>238.752648239187</text:p>
              </table:table-cell>
              <table:table-cell office:value-type="float" office:value="0.978494191402186">
                <text:p>0.978494191402186</text:p>
              </table:table-cell>
            </table:table-row>
            <table:table-row>
              <table:table-cell office:value-type="string">
                <text:p>162</text:p>
              </table:table-cell>
              <table:table-cell office:value-type="float" office:value="807.975860798802">
                <text:p>807.975860798802</text:p>
              </table:table-cell>
              <table:table-cell office:value-type="float" office:value="0.809377383785255">
                <text:p>0.809377383785255</text:p>
              </table:table-cell>
            </table:table-row>
            <table:table-row>
              <table:table-cell office:value-type="string">
                <text:p>163</text:p>
              </table:table-cell>
              <table:table-cell office:value-type="float" office:value="278.592303020958">
                <text:p>278.592303020958</text:p>
              </table:table-cell>
              <table:table-cell office:value-type="float" office:value="0.689354950655474">
                <text:p>0.689354950655474</text:p>
              </table:table-cell>
            </table:table-row>
            <table:table-row>
              <table:table-cell office:value-type="string">
                <text:p>164</text:p>
              </table:table-cell>
              <table:table-cell office:value-type="float" office:value="549.841651077019">
                <text:p>549.841651077019</text:p>
              </table:table-cell>
              <table:table-cell office:value-type="float" office:value="0.696063112880922">
                <text:p>0.696063112880922</text:p>
              </table:table-cell>
            </table:table-row>
            <table:table-row>
              <table:table-cell office:value-type="string">
                <text:p>165</text:p>
              </table:table-cell>
              <table:table-cell office:value-type="float" office:value="179.017545425713">
                <text:p>179.017545425713</text:p>
              </table:table-cell>
              <table:table-cell office:value-type="float" office:value="0.437717248575511">
                <text:p>0.437717248575511</text:p>
              </table:table-cell>
            </table:table-row>
            <table:table-row>
              <table:table-cell office:value-type="string">
                <text:p>166</text:p>
              </table:table-cell>
              <table:table-cell office:value-type="float" office:value="1204.04269761184">
                <text:p>1204.04269761184</text:p>
              </table:table-cell>
              <table:table-cell office:value-type="float" office:value="0.470344668622596">
                <text:p>0.470344668622596</text:p>
              </table:table-cell>
            </table:table-row>
            <table:table-row>
              <table:table-cell office:value-type="string">
                <text:p>167</text:p>
              </table:table-cell>
              <table:table-cell office:value-type="float" office:value="421.99531333289">
                <text:p>421.99531333289</text:p>
              </table:table-cell>
              <table:table-cell office:value-type="float" office:value="0.814506641300247">
                <text:p>0.814506641300247</text:p>
              </table:table-cell>
            </table:table-row>
            <table:table-row>
              <table:table-cell office:value-type="string">
                <text:p>168</text:p>
              </table:table-cell>
              <table:table-cell office:value-type="float" office:value="241.721743546866">
                <text:p>241.721743546866</text:p>
              </table:table-cell>
              <table:table-cell office:value-type="float" office:value="0.509528922545604">
                <text:p>0.509528922545604</text:p>
              </table:table-cell>
            </table:table-row>
            <table:table-row>
              <table:table-cell office:value-type="string">
                <text:p>169</text:p>
              </table:table-cell>
              <table:table-cell office:value-type="float" office:value="1273.71191252094">
                <text:p>1273.71191252094</text:p>
              </table:table-cell>
              <table:table-cell office:value-type="float" office:value="0.339641610611078">
                <text:p>0.339641610611078</text:p>
              </table:table-cell>
            </table:table-row>
            <table:table-row>
              <table:table-cell office:value-type="string">
                <text:p>170</text:p>
              </table:table-cell>
              <table:table-cell office:value-type="float" office:value="737.095368771478">
                <text:p>737.095368771478</text:p>
              </table:table-cell>
              <table:table-cell office:value-type="float" office:value="0.702723405415594">
                <text:p>0.702723405415594</text:p>
              </table:table-cell>
            </table:table-row>
            <table:table-row>
              <table:table-cell office:value-type="string">
                <text:p>171</text:p>
              </table:table-cell>
              <table:table-cell office:value-type="float" office:value="530.380650917177">
                <text:p>530.380650917177</text:p>
              </table:table-cell>
              <table:table-cell office:value-type="float" office:value="0.7996042694138">
                <text:p>0.7996042694138</text:p>
              </table:table-cell>
            </table:table-row>
            <table:table-row>
              <table:table-cell office:value-type="string">
                <text:p>172</text:p>
              </table:table-cell>
              <table:table-cell office:value-type="float" office:value="457.481155751576">
                <text:p>457.481155751576</text:p>
              </table:table-cell>
              <table:table-cell office:value-type="float" office:value="0.710283549989451">
                <text:p>0.710283549989451</text:p>
              </table:table-cell>
            </table:table-row>
            <table:table-row>
              <table:table-cell office:value-type="string">
                <text:p>173</text:p>
              </table:table-cell>
              <table:table-cell office:value-type="float" office:value="438.624181316943">
                <text:p>438.624181316943</text:p>
              </table:table-cell>
              <table:table-cell office:value-type="float" office:value="0.421362222426868">
                <text:p>0.421362222426868</text:p>
              </table:table-cell>
            </table:table-row>
            <table:table-row>
              <table:table-cell office:value-type="string">
                <text:p>174</text:p>
              </table:table-cell>
              <table:table-cell office:value-type="float" office:value="446.909144849632">
                <text:p>446.909144849632</text:p>
              </table:table-cell>
              <table:table-cell office:value-type="float" office:value="0">
                <text:p>0</text:p>
              </table:table-cell>
            </table:table-row>
            <table:table-row>
              <table:table-cell office:value-type="string">
                <text:p>175</text:p>
              </table:table-cell>
              <table:table-cell office:value-type="float" office:value="299.833080351487">
                <text:p>299.833080351487</text:p>
              </table:table-cell>
              <table:table-cell office:value-type="float" office:value="0.344790060475218">
                <text:p>0.344790060475218</text:p>
              </table:table-cell>
            </table:table-row>
            <table:table-row>
              <table:table-cell office:value-type="string">
                <text:p>176</text:p>
              </table:table-cell>
              <table:table-cell office:value-type="float" office:value="346.91660214052">
                <text:p>346.91660214052</text:p>
              </table:table-cell>
              <table:table-cell office:value-type="float" office:value="0.629749479455189">
                <text:p>0.629749479455189</text:p>
              </table:table-cell>
            </table:table-row>
            <table:table-row>
              <table:table-cell office:value-type="string">
                <text:p>177</text:p>
              </table:table-cell>
              <table:table-cell office:value-type="float" office:value="454.75008155132">
                <text:p>454.75008155132</text:p>
              </table:table-cell>
              <table:table-cell office:value-type="float" office:value="0.788127275282216">
                <text:p>0.788127275282216</text:p>
              </table:table-cell>
            </table:table-row>
            <table:table-row>
              <table:table-cell office:value-type="string">
                <text:p>178</text:p>
              </table:table-cell>
              <table:table-cell office:value-type="float" office:value="317.220617609915">
                <text:p>317.220617609915</text:p>
              </table:table-cell>
              <table:table-cell office:value-type="float" office:value="0.628492872571648">
                <text:p>0.628492872571648</text:p>
              </table:table-cell>
            </table:table-row>
            <table:table-row>
              <table:table-cell office:value-type="string">
                <text:p>179</text:p>
              </table:table-cell>
              <table:table-cell office:value-type="float" office:value="694.190897776068">
                <text:p>694.190897776068</text:p>
              </table:table-cell>
              <table:table-cell office:value-type="float" office:value="0.676502537127862">
                <text:p>0.676502537127862</text:p>
              </table:table-cell>
            </table:table-row>
            <table:table-row>
              <table:table-cell office:value-type="string">
                <text:p>180</text:p>
              </table:table-cell>
              <table:table-cell office:value-type="float" office:value="334.90321199198">
                <text:p>334.90321199198</text:p>
              </table:table-cell>
              <table:table-cell office:value-type="float" office:value="0.58922546623087">
                <text:p>0.58922546623087</text:p>
              </table:table-cell>
            </table:table-row>
            <table:table-row>
              <table:table-cell office:value-type="string">
                <text:p>181</text:p>
              </table:table-cell>
              <table:table-cell office:value-type="float" office:value="477.367468466239">
                <text:p>477.367468466239</text:p>
              </table:table-cell>
              <table:table-cell office:value-type="float" office:value="0.738296226699001">
                <text:p>0.738296226699001</text:p>
              </table:table-cell>
            </table:table-row>
            <table:table-row>
              <table:table-cell office:value-type="string">
                <text:p>182</text:p>
              </table:table-cell>
              <table:table-cell office:value-type="float" office:value="227.901067927566">
                <text:p>227.901067927566</text:p>
              </table:table-cell>
              <table:table-cell office:value-type="float" office:value="0.407587848406476">
                <text:p>0.407587848406476</text:p>
              </table:table-cell>
            </table:table-row>
            <table:table-row>
              <table:table-cell office:value-type="string">
                <text:p>183</text:p>
              </table:table-cell>
              <table:table-cell office:value-type="float" office:value="1168.58836762132">
                <text:p>1168.58836762132</text:p>
              </table:table-cell>
              <table:table-cell office:value-type="float" office:value="0.726123461340975">
                <text:p>0.726123461340975</text:p>
              </table:table-cell>
            </table:table-row>
            <table:table-row>
              <table:table-cell office:value-type="string">
                <text:p>184</text:p>
              </table:table-cell>
              <table:table-cell office:value-type="float" office:value="356.825482942096">
                <text:p>356.825482942096</text:p>
              </table:table-cell>
              <table:table-cell office:value-type="float" office:value="0.79362304269005">
                <text:p>0.79362304269005</text:p>
              </table:table-cell>
            </table:table-row>
            <table:table-row>
              <table:table-cell office:value-type="string">
                <text:p>185</text:p>
              </table:table-cell>
              <table:table-cell office:value-type="float" office:value="433.378678903924">
                <text:p>433.378678903924</text:p>
              </table:table-cell>
              <table:table-cell office:value-type="float" office:value="0.877721725283286">
                <text:p>0.877721725283286</text:p>
              </table:table-cell>
            </table:table-row>
            <table:table-row>
              <table:table-cell office:value-type="string">
                <text:p>186</text:p>
              </table:table-cell>
              <table:table-cell office:value-type="float" office:value="343.142485663255">
                <text:p>343.142485663255</text:p>
              </table:table-cell>
              <table:table-cell office:value-type="float" office:value="0.685331313755585">
                <text:p>0.685331313755585</text:p>
              </table:table-cell>
            </table:table-row>
            <table:table-row>
              <table:table-cell office:value-type="string">
                <text:p>187</text:p>
              </table:table-cell>
              <table:table-cell office:value-type="float" office:value="375.764310372768">
                <text:p>375.764310372768</text:p>
              </table:table-cell>
              <table:table-cell office:value-type="float" office:value="0.586212034797198">
                <text:p>0.586212034797198</text:p>
              </table:table-cell>
            </table:table-row>
            <table:table-row>
              <table:table-cell office:value-type="string">
                <text:p>188</text:p>
              </table:table-cell>
              <table:table-cell office:value-type="float" office:value="432.493294581796">
                <text:p>432.493294581796</text:p>
              </table:table-cell>
              <table:table-cell office:value-type="float" office:value="0.442211424308765">
                <text:p>0.442211424308765</text:p>
              </table:table-cell>
            </table:table-row>
            <table:table-row>
              <table:table-cell office:value-type="string">
                <text:p>189</text:p>
              </table:table-cell>
              <table:table-cell office:value-type="float" office:value="636.420761118791">
                <text:p>636.420761118791</text:p>
              </table:table-cell>
              <table:table-cell office:value-type="float" office:value="0.720828229319801">
                <text:p>0.720828229319801</text:p>
              </table:table-cell>
            </table:table-row>
            <table:table-row>
              <table:table-cell office:value-type="string">
                <text:p>190</text:p>
              </table:table-cell>
              <table:table-cell office:value-type="float" office:value="323.378562637655">
                <text:p>323.378562637655</text:p>
              </table:table-cell>
              <table:table-cell office:value-type="float" office:value="0.656331975220131">
                <text:p>0.656331975220131</text:p>
              </table:table-cell>
            </table:table-row>
            <table:table-row>
              <table:table-cell office:value-type="string">
                <text:p>191</text:p>
              </table:table-cell>
              <table:table-cell office:value-type="float" office:value="294.347188631995">
                <text:p>294.347188631995</text:p>
              </table:table-cell>
              <table:table-cell office:value-type="float" office:value="0.731857896413362">
                <text:p>0.731857896413362</text:p>
              </table:table-cell>
            </table:table-row>
            <table:table-row>
              <table:table-cell office:value-type="string">
                <text:p>192</text:p>
              </table:table-cell>
              <table:table-cell office:value-type="float" office:value="239.914859838561">
                <text:p>239.914859838561</text:p>
              </table:table-cell>
              <table:table-cell office:value-type="float" office:value="0.540817246002218">
                <text:p>0.540817246002218</text:p>
              </table:table-cell>
            </table:table-row>
            <table:table-row>
              <table:table-cell office:value-type="string">
                <text:p>193</text:p>
              </table:table-cell>
              <table:table-cell office:value-type="float" office:value="439.581893394495">
                <text:p>439.581893394495</text:p>
              </table:table-cell>
              <table:table-cell office:value-type="float" office:value="0.638234914345267">
                <text:p>0.638234914345267</text:p>
              </table:table-cell>
            </table:table-row>
            <table:table-row>
              <table:table-cell office:value-type="string">
                <text:p>194</text:p>
              </table:table-cell>
              <table:table-cell office:value-type="float" office:value="204.56418097494">
                <text:p>204.56418097494</text:p>
              </table:table-cell>
              <table:table-cell office:value-type="float" office:value="0.433378584376517">
                <text:p>0.433378584376517</text:p>
              </table:table-cell>
            </table:table-row>
            <table:table-row>
              <table:table-cell office:value-type="string">
                <text:p>195</text:p>
              </table:table-cell>
              <table:table-cell office:value-type="float" office:value="291.236180940468">
                <text:p>291.236180940468</text:p>
              </table:table-cell>
              <table:table-cell office:value-type="float" office:value="0.599682226042947">
                <text:p>0.599682226042947</text:p>
              </table:table-cell>
            </table:table-row>
            <table:table-row>
              <table:table-cell office:value-type="string">
                <text:p>196</text:p>
              </table:table-cell>
              <table:table-cell office:value-type="float" office:value="450.502675806567">
                <text:p>450.502675806567</text:p>
              </table:table-cell>
              <table:table-cell office:value-type="float" office:value="0.983765022655761">
                <text:p>0.983765022655761</text:p>
              </table:table-cell>
            </table:table-row>
            <table:table-row>
              <table:table-cell office:value-type="string">
                <text:p>197</text:p>
              </table:table-cell>
              <table:table-cell office:value-type="float" office:value="322.508818932993">
                <text:p>322.508818932993</text:p>
              </table:table-cell>
              <table:table-cell office:value-type="float" office:value="0.634556540433789">
                <text:p>0.634556540433789</text:p>
              </table:table-cell>
            </table:table-row>
            <table:table-row>
              <table:table-cell office:value-type="string">
                <text:p>198</text:p>
              </table:table-cell>
              <table:table-cell office:value-type="float" office:value="354.068365656595">
                <text:p>354.068365656595</text:p>
              </table:table-cell>
              <table:table-cell office:value-type="float" office:value="0.877031004118905">
                <text:p>0.877031004118905</text:p>
              </table:table-cell>
            </table:table-row>
            <table:table-row>
              <table:table-cell office:value-type="string">
                <text:p>199</text:p>
              </table:table-cell>
              <table:table-cell office:value-type="float" office:value="285.0565158741">
                <text:p>285.0565158741</text:p>
              </table:table-cell>
              <table:table-cell office:value-type="float" office:value="0.730756203199894">
                <text:p>0.730756203199894</text:p>
              </table:table-cell>
            </table:table-row>
            <table:table-row>
              <table:table-cell office:value-type="string">
                <text:p>200</text:p>
              </table:table-cell>
              <table:table-cell office:value-type="float" office:value="478.01981455167">
                <text:p>478.01981455167</text:p>
              </table:table-cell>
              <table:table-cell office:value-type="float" office:value="0.741919426887018">
                <text:p>0.741919426887018</text:p>
              </table:table-cell>
            </table:table-row>
            <table:table-row>
              <table:table-cell office:value-type="string">
                <text:p>201</text:p>
              </table:table-cell>
              <table:table-cell office:value-type="float" office:value="423.273988876542">
                <text:p>423.273988876542</text:p>
              </table:table-cell>
              <table:table-cell office:value-type="float" office:value="0.69803302679811">
                <text:p>0.69803302679811</text:p>
              </table:table-cell>
            </table:table-row>
            <table:table-row>
              <table:table-cell office:value-type="string">
                <text:p>202</text:p>
              </table:table-cell>
              <table:table-cell office:value-type="float" office:value="533.172803340333">
                <text:p>533.172803340333</text:p>
              </table:table-cell>
              <table:table-cell office:value-type="float" office:value="0.656448889190025">
                <text:p>0.656448889190025</text:p>
              </table:table-cell>
            </table:table-row>
            <table:table-row>
              <table:table-cell office:value-type="string">
                <text:p>203</text:p>
              </table:table-cell>
              <table:table-cell office:value-type="float" office:value="218.921782913978">
                <text:p>218.921782913978</text:p>
              </table:table-cell>
              <table:table-cell office:value-type="float" office:value="0.789277186511699">
                <text:p>0.789277186511699</text:p>
              </table:table-cell>
            </table:table-row>
            <table:table-row>
              <table:table-cell office:value-type="string">
                <text:p>204</text:p>
              </table:table-cell>
              <table:table-cell office:value-type="float" office:value="496.945362451298">
                <text:p>496.945362451298</text:p>
              </table:table-cell>
              <table:table-cell office:value-type="float" office:value="0.637168348709178">
                <text:p>0.637168348709178</text:p>
              </table:table-cell>
            </table:table-row>
            <table:table-row>
              <table:table-cell office:value-type="string">
                <text:p>205</text:p>
              </table:table-cell>
              <table:table-cell office:value-type="float" office:value="1073.20829964991">
                <text:p>1073.20829964991</text:p>
              </table:table-cell>
              <table:table-cell office:value-type="float" office:value="0.486796158145144">
                <text:p>0.486796158145144</text:p>
              </table:table-cell>
            </table:table-row>
            <table:table-row>
              <table:table-cell office:value-type="string">
                <text:p>206</text:p>
              </table:table-cell>
              <table:table-cell office:value-type="float" office:value="346.498954594468">
                <text:p>346.498954594468</text:p>
              </table:table-cell>
              <table:table-cell office:value-type="float" office:value="0.310230064063797">
                <text:p>0.310230064063797</text:p>
              </table:table-cell>
            </table:table-row>
            <table:table-row>
              <table:table-cell office:value-type="string">
                <text:p>207</text:p>
              </table:table-cell>
              <table:table-cell office:value-type="float" office:value="615.488786106848">
                <text:p>615.488786106848</text:p>
              </table:table-cell>
              <table:table-cell office:value-type="float" office:value="0.838947572905943">
                <text:p>0.838947572905943</text:p>
              </table:table-cell>
            </table:table-row>
            <table:table-row>
              <table:table-cell office:value-type="string">
                <text:p>208</text:p>
              </table:table-cell>
              <table:table-cell office:value-type="float" office:value="199.830775948349">
                <text:p>199.830775948349</text:p>
              </table:table-cell>
              <table:table-cell office:value-type="float" office:value="0.476111805330639">
                <text:p>0.476111805330639</text:p>
              </table:table-cell>
            </table:table-row>
            <table:table-row>
              <table:table-cell office:value-type="string">
                <text:p>209</text:p>
              </table:table-cell>
              <table:table-cell office:value-type="float" office:value="928.332803019097">
                <text:p>928.332803019097</text:p>
              </table:table-cell>
              <table:table-cell office:value-type="float" office:value="0.70526972897305">
                <text:p>0.70526972897305</text:p>
              </table:table-cell>
            </table:table-row>
            <table:table-row>
              <table:table-cell office:value-type="string">
                <text:p>210</text:p>
              </table:table-cell>
              <table:table-cell office:value-type="float" office:value="691.141392436731">
                <text:p>691.141392436731</text:p>
              </table:table-cell>
              <table:table-cell office:value-type="float" office:value="0.647628013808627">
                <text:p>0.647628013808627</text:p>
              </table:table-cell>
            </table:table-row>
            <table:table-row>
              <table:table-cell office:value-type="string">
                <text:p>211</text:p>
              </table:table-cell>
              <table:table-cell office:value-type="float" office:value="317.710650980775">
                <text:p>317.710650980775</text:p>
              </table:table-cell>
              <table:table-cell office:value-type="float" office:value="0.860826409775731">
                <text:p>0.860826409775731</text:p>
              </table:table-cell>
            </table:table-row>
            <table:table-row>
              <table:table-cell office:value-type="string">
                <text:p>212</text:p>
              </table:table-cell>
              <table:table-cell office:value-type="float" office:value="417.699863878064">
                <text:p>417.699863878064</text:p>
              </table:table-cell>
              <table:table-cell office:value-type="float" office:value="0.621321108894148">
                <text:p>0.621321108894148</text:p>
              </table:table-cell>
            </table:table-row>
            <table:table-row>
              <table:table-cell office:value-type="string">
                <text:p>213</text:p>
              </table:table-cell>
              <table:table-cell office:value-type="float" office:value="998.167334776707">
                <text:p>998.167334776707</text:p>
              </table:table-cell>
              <table:table-cell office:value-type="float" office:value="0.734172224248427">
                <text:p>0.734172224248427</text:p>
              </table:table-cell>
            </table:table-row>
            <table:table-row>
              <table:table-cell office:value-type="string">
                <text:p>214</text:p>
              </table:table-cell>
              <table:table-cell office:value-type="float" office:value="301.984246653495">
                <text:p>301.984246653495</text:p>
              </table:table-cell>
              <table:table-cell office:value-type="float" office:value="0.821057200882824">
                <text:p>0.821057200882824</text:p>
              </table:table-cell>
            </table:table-row>
            <table:table-row>
              <table:table-cell office:value-type="string">
                <text:p>215</text:p>
              </table:table-cell>
              <table:table-cell office:value-type="float" office:value="363.591607607707">
                <text:p>363.591607607707</text:p>
              </table:table-cell>
              <table:table-cell office:value-type="float" office:value="0.595939116356288">
                <text:p>0.595939116356288</text:p>
              </table:table-cell>
            </table:table-row>
            <table:table-row>
              <table:table-cell office:value-type="string">
                <text:p>216</text:p>
              </table:table-cell>
              <table:table-cell office:value-type="float" office:value="620.510681918341">
                <text:p>620.510681918341</text:p>
              </table:table-cell>
              <table:table-cell office:value-type="float" office:value="0.587307665906185">
                <text:p>0.587307665906185</text:p>
              </table:table-cell>
            </table:table-row>
            <table:table-row>
              <table:table-cell office:value-type="string">
                <text:p>217</text:p>
              </table:table-cell>
              <table:table-cell office:value-type="float" office:value="500.844020208785">
                <text:p>500.844020208785</text:p>
              </table:table-cell>
              <table:table-cell office:value-type="float" office:value="0.945423475473438">
                <text:p>0.945423475473438</text:p>
              </table:table-cell>
            </table:table-row>
            <table:table-row>
              <table:table-cell office:value-type="string">
                <text:p>218</text:p>
              </table:table-cell>
              <table:table-cell office:value-type="float" office:value="238.623762660689">
                <text:p>238.623762660689</text:p>
              </table:table-cell>
              <table:table-cell office:value-type="float" office:value="0.268467167885589">
                <text:p>0.268467167885589</text:p>
              </table:table-cell>
            </table:table-row>
            <table:table-row>
              <table:table-cell office:value-type="string">
                <text:p>219</text:p>
              </table:table-cell>
              <table:table-cell office:value-type="float" office:value="619.564990116107">
                <text:p>619.564990116107</text:p>
              </table:table-cell>
              <table:table-cell office:value-type="float" office:value="0.915110206574304">
                <text:p>0.915110206574304</text:p>
              </table:table-cell>
            </table:table-row>
            <table:table-row>
              <table:table-cell office:value-type="string">
                <text:p>220</text:p>
              </table:table-cell>
              <table:table-cell office:value-type="float" office:value="318.39161355496">
                <text:p>318.39161355496</text:p>
              </table:table-cell>
              <table:table-cell office:value-type="float" office:value="0.617062459566249">
                <text:p>0.617062459566249</text:p>
              </table:table-cell>
            </table:table-row>
            <table:table-row>
              <table:table-cell office:value-type="string">
                <text:p>221</text:p>
              </table:table-cell>
              <table:table-cell office:value-type="float" office:value="861.6054792254">
                <text:p>861.6054792254</text:p>
              </table:table-cell>
              <table:table-cell office:value-type="float" office:value="0.668321530346684">
                <text:p>0.668321530346684</text:p>
              </table:table-cell>
            </table:table-row>
            <table:table-row>
              <table:table-cell office:value-type="string">
                <text:p>222</text:p>
              </table:table-cell>
              <table:table-cell office:value-type="float" office:value="387.032646371238">
                <text:p>387.032646371238</text:p>
              </table:table-cell>
              <table:table-cell office:value-type="float" office:value="0.658631640220732">
                <text:p>0.658631640220732</text:p>
              </table:table-cell>
            </table:table-row>
            <table:table-row>
              <table:table-cell office:value-type="string">
                <text:p>223</text:p>
              </table:table-cell>
              <table:table-cell office:value-type="float" office:value="478.002737438132">
                <text:p>478.002737438132</text:p>
              </table:table-cell>
              <table:table-cell office:value-type="float" office:value="0.616833994154966">
                <text:p>0.616833994154966</text:p>
              </table:table-cell>
            </table:table-row>
            <table:table-row>
              <table:table-cell office:value-type="string">
                <text:p>224</text:p>
              </table:table-cell>
              <table:table-cell office:value-type="float" office:value="407.052980745568">
                <text:p>407.052980745568</text:p>
              </table:table-cell>
              <table:table-cell office:value-type="float" office:value="0.552735885420362">
                <text:p>0.552735885420362</text:p>
              </table:table-cell>
            </table:table-row>
            <table:table-row>
              <table:table-cell office:value-type="string">
                <text:p>225</text:p>
              </table:table-cell>
              <table:table-cell office:value-type="float" office:value="471.949491083566">
                <text:p>471.949491083566</text:p>
              </table:table-cell>
              <table:table-cell office:value-type="float" office:value="0.658424433410506">
                <text:p>0.658424433410506</text:p>
              </table:table-cell>
            </table:table-row>
            <table:table-row>
              <table:table-cell office:value-type="string">
                <text:p>226</text:p>
              </table:table-cell>
              <table:table-cell office:value-type="float" office:value="498.29491013168">
                <text:p>498.29491013168</text:p>
              </table:table-cell>
              <table:table-cell office:value-type="float" office:value="0.504943109395951">
                <text:p>0.504943109395951</text:p>
              </table:table-cell>
            </table:table-row>
            <table:table-row>
              <table:table-cell office:value-type="string">
                <text:p>227</text:p>
              </table:table-cell>
              <table:table-cell office:value-type="float" office:value="291.520291880676">
                <text:p>291.520291880676</text:p>
              </table:table-cell>
              <table:table-cell office:value-type="float" office:value="0.915453905897793">
                <text:p>0.915453905897793</text:p>
              </table:table-cell>
            </table:table-row>
            <table:table-row>
              <table:table-cell office:value-type="string">
                <text:p>228</text:p>
              </table:table-cell>
              <table:table-cell office:value-type="float" office:value="913.329572263236">
                <text:p>913.329572263236</text:p>
              </table:table-cell>
              <table:table-cell office:value-type="float" office:value="0.560174526692886">
                <text:p>0.560174526692886</text:p>
              </table:table-cell>
            </table:table-row>
            <table:table-row>
              <table:table-cell office:value-type="string">
                <text:p>229</text:p>
              </table:table-cell>
              <table:table-cell office:value-type="float" office:value="1129.52402780364">
                <text:p>1129.52402780364</text:p>
              </table:table-cell>
              <table:table-cell office:value-type="float" office:value="0.70103390414848">
                <text:p>0.70103390414848</text:p>
              </table:table-cell>
            </table:table-row>
            <table:table-row>
              <table:table-cell office:value-type="string">
                <text:p>230</text:p>
              </table:table-cell>
              <table:table-cell office:value-type="float" office:value="288.533522773786">
                <text:p>288.533522773786</text:p>
              </table:table-cell>
              <table:table-cell office:value-type="float" office:value="0.973868083157054">
                <text:p>0.973868083157054</text:p>
              </table:table-cell>
            </table:table-row>
            <table:table-row>
              <table:table-cell office:value-type="string">
                <text:p>231</text:p>
              </table:table-cell>
              <table:table-cell office:value-type="float" office:value="304.577175843695">
                <text:p>304.577175843695</text:p>
              </table:table-cell>
              <table:table-cell office:value-type="float" office:value="0.542143411852644">
                <text:p>0.542143411852644</text:p>
              </table:table-cell>
            </table:table-row>
            <table:table-row>
              <table:table-cell office:value-type="string">
                <text:p>232</text:p>
              </table:table-cell>
              <table:table-cell office:value-type="float" office:value="511.287785072419">
                <text:p>511.287785072419</text:p>
              </table:table-cell>
              <table:table-cell office:value-type="float" office:value="0.573825285078681">
                <text:p>0.573825285078681</text:p>
              </table:table-cell>
            </table:table-row>
            <table:table-row>
              <table:table-cell office:value-type="string">
                <text:p>233</text:p>
              </table:table-cell>
              <table:table-cell office:value-type="float" office:value="461.417798223083">
                <text:p>461.417798223083</text:p>
              </table:table-cell>
              <table:table-cell office:value-type="float" office:value="0.754064698419523">
                <text:p>0.754064698419523</text:p>
              </table:table-cell>
            </table:table-row>
            <table:table-row>
              <table:table-cell office:value-type="string">
                <text:p>234</text:p>
              </table:table-cell>
              <table:table-cell office:value-type="float" office:value="253.454762395187">
                <text:p>253.454762395187</text:p>
              </table:table-cell>
              <table:table-cell office:value-type="float" office:value="0.882611537118585">
                <text:p>0.882611537118585</text:p>
              </table:table-cell>
            </table:table-row>
            <table:table-row>
              <table:table-cell office:value-type="string">
                <text:p>235</text:p>
              </table:table-cell>
              <table:table-cell office:value-type="float" office:value="202.845496940877">
                <text:p>202.845496940877</text:p>
              </table:table-cell>
              <table:table-cell office:value-type="float" office:value="0.693102099486887">
                <text:p>0.693102099486887</text:p>
              </table:table-cell>
            </table:table-row>
            <table:table-row>
              <table:table-cell office:value-type="string">
                <text:p>236</text:p>
              </table:table-cell>
              <table:table-cell office:value-type="float" office:value="235.248814690367">
                <text:p>235.248814690367</text:p>
              </table:table-cell>
              <table:table-cell office:value-type="float" office:value="0.667528404653017">
                <text:p>0.667528404653017</text:p>
              </table:table-cell>
            </table:table-row>
            <table:table-row>
              <table:table-cell office:value-type="string">
                <text:p>237</text:p>
              </table:table-cell>
              <table:table-cell office:value-type="float" office:value="270.563587933755">
                <text:p>270.563587933755</text:p>
              </table:table-cell>
              <table:table-cell office:value-type="float" office:value="0.651199959963346">
                <text:p>0.651199959963346</text:p>
              </table:table-cell>
            </table:table-row>
            <table:table-row>
              <table:table-cell office:value-type="string">
                <text:p>238</text:p>
              </table:table-cell>
              <table:table-cell office:value-type="float" office:value="299.982265971051">
                <text:p>299.982265971051</text:p>
              </table:table-cell>
              <table:table-cell office:value-type="float" office:value="0.528871146534791">
                <text:p>0.528871146534791</text:p>
              </table:table-cell>
            </table:table-row>
            <table:table-row>
              <table:table-cell office:value-type="string">
                <text:p>239</text:p>
              </table:table-cell>
              <table:table-cell office:value-type="float" office:value="430.940594468481">
                <text:p>430.940594468481</text:p>
              </table:table-cell>
              <table:table-cell office:value-type="float" office:value="0.660275605936628">
                <text:p>0.660275605936628</text:p>
              </table:table-cell>
            </table:table-row>
            <table:table-row>
              <table:table-cell office:value-type="string">
                <text:p>240</text:p>
              </table:table-cell>
              <table:table-cell office:value-type="float" office:value="487.525577286396">
                <text:p>487.525577286396</text:p>
              </table:table-cell>
              <table:table-cell office:value-type="float" office:value="0.263884722887106">
                <text:p>0.263884722887106</text:p>
              </table:table-cell>
            </table:table-row>
            <table:table-row>
              <table:table-cell office:value-type="string">
                <text:p>241</text:p>
              </table:table-cell>
              <table:table-cell office:value-type="float" office:value="399.74411697607">
                <text:p>399.74411697607</text:p>
              </table:table-cell>
              <table:table-cell office:value-type="float" office:value="0.455725571236854">
                <text:p>0.455725571236854</text:p>
              </table:table-cell>
            </table:table-row>
            <table:table-row>
              <table:table-cell office:value-type="string">
                <text:p>242</text:p>
              </table:table-cell>
              <table:table-cell office:value-type="float" office:value="407.465853061715">
                <text:p>407.465853061715</text:p>
              </table:table-cell>
              <table:table-cell office:value-type="float" office:value="0.585334180729451">
                <text:p>0.585334180729451</text:p>
              </table:table-cell>
            </table:table-row>
            <table:table-row>
              <table:table-cell office:value-type="string">
                <text:p>243</text:p>
              </table:table-cell>
              <table:table-cell office:value-type="float" office:value="468.715242233685">
                <text:p>468.715242233685</text:p>
              </table:table-cell>
              <table:table-cell office:value-type="float" office:value="0.675127315801786">
                <text:p>0.675127315801786</text:p>
              </table:table-cell>
            </table:table-row>
            <table:table-row>
              <table:table-cell office:value-type="string">
                <text:p>244</text:p>
              </table:table-cell>
              <table:table-cell office:value-type="float" office:value="613.419011112058">
                <text:p>613.419011112058</text:p>
              </table:table-cell>
              <table:table-cell office:value-type="float" office:value="0.718608993624897">
                <text:p>0.718608993624897</text:p>
              </table:table-cell>
            </table:table-row>
            <table:table-row>
              <table:table-cell office:value-type="string">
                <text:p>245</text:p>
              </table:table-cell>
              <table:table-cell office:value-type="float" office:value="522.786249855568">
                <text:p>522.786249855568</text:p>
              </table:table-cell>
              <table:table-cell office:value-type="float" office:value="0.668789215057828">
                <text:p>0.668789215057828</text:p>
              </table:table-cell>
            </table:table-row>
            <table:table-row>
              <table:table-cell office:value-type="string">
                <text:p>246</text:p>
              </table:table-cell>
              <table:table-cell office:value-type="float" office:value="268.050945532436">
                <text:p>268.050945532436</text:p>
              </table:table-cell>
              <table:table-cell office:value-type="float" office:value="0.643207855848396">
                <text:p>0.643207855848396</text:p>
              </table:table-cell>
            </table:table-row>
            <table:table-row>
              <table:table-cell office:value-type="string">
                <text:p>247</text:p>
              </table:table-cell>
              <table:table-cell office:value-type="float" office:value="401.306997369745">
                <text:p>401.306997369745</text:p>
              </table:table-cell>
              <table:table-cell office:value-type="float" office:value="0.619876592416779">
                <text:p>0.619876592416779</text:p>
              </table:table-cell>
            </table:table-row>
            <table:table-row>
              <table:table-cell office:value-type="string">
                <text:p>248</text:p>
              </table:table-cell>
              <table:table-cell office:value-type="float" office:value="256.89176431613">
                <text:p>256.89176431613</text:p>
              </table:table-cell>
              <table:table-cell office:value-type="float" office:value="0.740261715069656">
                <text:p>0.740261715069656</text:p>
              </table:table-cell>
            </table:table-row>
            <table:table-row>
              <table:table-cell office:value-type="string">
                <text:p>249</text:p>
              </table:table-cell>
              <table:table-cell office:value-type="float" office:value="412.857507463607">
                <text:p>412.857507463607</text:p>
              </table:table-cell>
              <table:table-cell office:value-type="float" office:value="0.526898034305815">
                <text:p>0.526898034305815</text:p>
              </table:table-cell>
            </table:table-row>
            <table:table-row>
              <table:table-cell office:value-type="string">
                <text:p>250</text:p>
              </table:table-cell>
              <table:table-cell office:value-type="float" office:value="440.023484978559">
                <text:p>440.023484978559</text:p>
              </table:table-cell>
              <table:table-cell office:value-type="float" office:value="0.522253764666619">
                <text:p>0.522253764666619</text:p>
              </table:table-cell>
            </table:table-row>
            <table:table-row>
              <table:table-cell office:value-type="string">
                <text:p>251</text:p>
              </table:table-cell>
              <table:table-cell office:value-type="float" office:value="1148.88300888761">
                <text:p>1148.88300888761</text:p>
              </table:table-cell>
              <table:table-cell office:value-type="float" office:value="0.357759310150843">
                <text:p>0.357759310150843</text:p>
              </table:table-cell>
            </table:table-row>
            <table:table-row>
              <table:table-cell office:value-type="string">
                <text:p>252</text:p>
              </table:table-cell>
              <table:table-cell office:value-type="float" office:value="298.031350298245">
                <text:p>298.031350298245</text:p>
              </table:table-cell>
              <table:table-cell office:value-type="float" office:value="0.605749958007768">
                <text:p>0.605749958007768</text:p>
              </table:table-cell>
            </table:table-row>
            <table:table-row>
              <table:table-cell office:value-type="string">
                <text:p>253</text:p>
              </table:table-cell>
              <table:table-cell office:value-type="float" office:value="231.540297406322">
                <text:p>231.540297406322</text:p>
              </table:table-cell>
              <table:table-cell office:value-type="float" office:value="0.911820828939674">
                <text:p>0.911820828939674</text:p>
              </table:table-cell>
            </table:table-row>
            <table:table-row>
              <table:table-cell office:value-type="string">
                <text:p>254</text:p>
              </table:table-cell>
              <table:table-cell office:value-type="float" office:value="441.208832069347">
                <text:p>441.208832069347</text:p>
              </table:table-cell>
              <table:table-cell office:value-type="float" office:value="0.729621301257956">
                <text:p>0.729621301257956</text:p>
              </table:table-cell>
            </table:table-row>
            <table:table-row>
              <table:table-cell office:value-type="string">
                <text:p>255</text:p>
              </table:table-cell>
              <table:table-cell office:value-type="float" office:value="503.364335591251">
                <text:p>503.364335591251</text:p>
              </table:table-cell>
              <table:table-cell office:value-type="float" office:value="0.991523984078511">
                <text:p>0.991523984078511</text:p>
              </table:table-cell>
            </table:table-row>
            <table:table-row>
              <table:table-cell office:value-type="string">
                <text:p>256</text:p>
              </table:table-cell>
              <table:table-cell office:value-type="float" office:value="478.839386010153">
                <text:p>478.839386010153</text:p>
              </table:table-cell>
              <table:table-cell office:value-type="float" office:value="0.674961060645739">
                <text:p>0.674961060645739</text:p>
              </table:table-cell>
            </table:table-row>
            <table:table-row>
              <table:table-cell office:value-type="string">
                <text:p>257</text:p>
              </table:table-cell>
              <table:table-cell office:value-type="float" office:value="710.206405081488">
                <text:p>710.206405081488</text:p>
              </table:table-cell>
              <table:table-cell office:value-type="float" office:value="0.827974282466941">
                <text:p>0.827974282466941</text:p>
              </table:table-cell>
            </table:table-row>
            <table:table-row>
              <table:table-cell office:value-type="string">
                <text:p>258</text:p>
              </table:table-cell>
              <table:table-cell office:value-type="float" office:value="177.491193944484">
                <text:p>177.491193944484</text:p>
              </table:table-cell>
              <table:table-cell office:value-type="float" office:value="0.782694296531721">
                <text:p>0.782694296531721</text:p>
              </table:table-cell>
            </table:table-row>
            <table:table-row>
              <table:table-cell office:value-type="string">
                <text:p>259</text:p>
              </table:table-cell>
              <table:table-cell office:value-type="float" office:value="490.538702631633">
                <text:p>490.538702631633</text:p>
              </table:table-cell>
              <table:table-cell office:value-type="float" office:value="0.686939515890322">
                <text:p>0.686939515890322</text:p>
              </table:table-cell>
            </table:table-row>
            <table:table-row>
              <table:table-cell office:value-type="string">
                <text:p>260</text:p>
              </table:table-cell>
              <table:table-cell office:value-type="float" office:value="478.357490236375">
                <text:p>478.357490236375</text:p>
              </table:table-cell>
              <table:table-cell office:value-type="float" office:value="0.821192253447333">
                <text:p>0.821192253447333</text:p>
              </table:table-cell>
            </table:table-row>
            <table:table-row>
              <table:table-cell office:value-type="string">
                <text:p>261</text:p>
              </table:table-cell>
              <table:table-cell office:value-type="float" office:value="216.051587315314">
                <text:p>216.051587315314</text:p>
              </table:table-cell>
              <table:table-cell office:value-type="float" office:value="0.712218156948564">
                <text:p>0.712218156948564</text:p>
              </table:table-cell>
            </table:table-row>
            <table:table-row>
              <table:table-cell office:value-type="string">
                <text:p>262</text:p>
              </table:table-cell>
              <table:table-cell office:value-type="float" office:value="463.263606618671">
                <text:p>463.263606618671</text:p>
              </table:table-cell>
              <table:table-cell office:value-type="float" office:value="0.779783943141218">
                <text:p>0.779783943141218</text:p>
              </table:table-cell>
            </table:table-row>
            <table:table-row>
              <table:table-cell office:value-type="string">
                <text:p>263</text:p>
              </table:table-cell>
              <table:table-cell office:value-type="float" office:value="500.327901093543">
                <text:p>500.327901093543</text:p>
              </table:table-cell>
              <table:table-cell office:value-type="float" office:value="0.274891794981825">
                <text:p>0.274891794981825</text:p>
              </table:table-cell>
            </table:table-row>
            <table:table-row>
              <table:table-cell office:value-type="string">
                <text:p>264</text:p>
              </table:table-cell>
              <table:table-cell office:value-type="float" office:value="480.635827772607">
                <text:p>480.635827772607</text:p>
              </table:table-cell>
              <table:table-cell office:value-type="float" office:value="0">
                <text:p>0</text:p>
              </table:table-cell>
            </table:table-row>
            <table:table-row>
              <table:table-cell office:value-type="string">
                <text:p>265</text:p>
              </table:table-cell>
              <table:table-cell office:value-type="float" office:value="199.638913346931">
                <text:p>199.638913346931</text:p>
              </table:table-cell>
              <table:table-cell office:value-type="float" office:value="0.517678203287589">
                <text:p>0.517678203287589</text:p>
              </table:table-cell>
            </table:table-row>
            <table:table-row>
              <table:table-cell office:value-type="string">
                <text:p>266</text:p>
              </table:table-cell>
              <table:table-cell office:value-type="float" office:value="201.248763012798">
                <text:p>201.248763012798</text:p>
              </table:table-cell>
              <table:table-cell office:value-type="float" office:value="0.471494613343392">
                <text:p>0.471494613343392</text:p>
              </table:table-cell>
            </table:table-row>
            <table:table-row>
              <table:table-cell office:value-type="string">
                <text:p>267</text:p>
              </table:table-cell>
              <table:table-cell office:value-type="float" office:value="518.947140281983">
                <text:p>518.947140281983</text:p>
              </table:table-cell>
              <table:table-cell office:value-type="float" office:value="0.841244310943935">
                <text:p>0.841244310943935</text:p>
              </table:table-cell>
            </table:table-row>
            <table:table-row>
              <table:table-cell office:value-type="string">
                <text:p>268</text:p>
              </table:table-cell>
              <table:table-cell office:value-type="float" office:value="682.620487999033">
                <text:p>682.620487999033</text:p>
              </table:table-cell>
              <table:table-cell office:value-type="float" office:value="0.599307148470954">
                <text:p>0.599307148470954</text:p>
              </table:table-cell>
            </table:table-row>
            <table:table-row>
              <table:table-cell office:value-type="string">
                <text:p>269</text:p>
              </table:table-cell>
              <table:table-cell office:value-type="float" office:value="352.285824364873">
                <text:p>352.285824364873</text:p>
              </table:table-cell>
              <table:table-cell office:value-type="float" office:value="0.613276192448781">
                <text:p>0.613276192448781</text:p>
              </table:table-cell>
            </table:table-row>
            <table:table-row>
              <table:table-cell office:value-type="string">
                <text:p>270</text:p>
              </table:table-cell>
              <table:table-cell office:value-type="float" office:value="279.411093625525">
                <text:p>279.411093625525</text:p>
              </table:table-cell>
              <table:table-cell office:value-type="float" office:value="0">
                <text:p>0</text:p>
              </table:table-cell>
            </table:table-row>
            <table:table-row>
              <table:table-cell office:value-type="string">
                <text:p>271</text:p>
              </table:table-cell>
              <table:table-cell office:value-type="float" office:value="313.729676888403">
                <text:p>313.729676888403</text:p>
              </table:table-cell>
              <table:table-cell office:value-type="float" office:value="0.603014131685286">
                <text:p>0.603014131685286</text:p>
              </table:table-cell>
            </table:table-row>
            <table:table-row>
              <table:table-cell office:value-type="string">
                <text:p>272</text:p>
              </table:table-cell>
              <table:table-cell office:value-type="float" office:value="544.915441549728">
                <text:p>544.915441549728</text:p>
              </table:table-cell>
              <table:table-cell office:value-type="float" office:value="0.502406466835658">
                <text:p>0.502406466835658</text:p>
              </table:table-cell>
            </table:table-row>
            <table:table-row>
              <table:table-cell office:value-type="string">
                <text:p>273</text:p>
              </table:table-cell>
              <table:table-cell office:value-type="float" office:value="540.347919480263">
                <text:p>540.347919480263</text:p>
              </table:table-cell>
              <table:table-cell office:value-type="float" office:value="0.942222455406288">
                <text:p>0.942222455406288</text:p>
              </table:table-cell>
            </table:table-row>
            <table:table-row>
              <table:table-cell office:value-type="string">
                <text:p>274</text:p>
              </table:table-cell>
              <table:table-cell office:value-type="float" office:value="752.687262890218">
                <text:p>752.687262890218</text:p>
              </table:table-cell>
              <table:table-cell office:value-type="float" office:value="0.774633168687094">
                <text:p>0.774633168687094</text:p>
              </table:table-cell>
            </table:table-row>
            <table:table-row>
              <table:table-cell office:value-type="string">
                <text:p>275</text:p>
              </table:table-cell>
              <table:table-cell office:value-type="float" office:value="315.22487977193">
                <text:p>315.22487977193</text:p>
              </table:table-cell>
              <table:table-cell office:value-type="float" office:value="0.733795346877051">
                <text:p>0.733795346877051</text:p>
              </table:table-cell>
            </table:table-row>
            <table:table-row>
              <table:table-cell office:value-type="string">
                <text:p>276</text:p>
              </table:table-cell>
              <table:table-cell office:value-type="float" office:value="272.404494025556">
                <text:p>272.404494025556</text:p>
              </table:table-cell>
              <table:table-cell office:value-type="float" office:value="0.73150460680425">
                <text:p>0.73150460680425</text:p>
              </table:table-cell>
            </table:table-row>
            <table:table-row>
              <table:table-cell office:value-type="string">
                <text:p>277</text:p>
              </table:table-cell>
              <table:table-cell office:value-type="float" office:value="482.803126112746">
                <text:p>482.803126112746</text:p>
              </table:table-cell>
              <table:table-cell office:value-type="float" office:value="0.915124111555163">
                <text:p>0.915124111555163</text:p>
              </table:table-cell>
            </table:table-row>
            <table:table-row>
              <table:table-cell office:value-type="string">
                <text:p>278</text:p>
              </table:table-cell>
              <table:table-cell office:value-type="float" office:value="670.286737557366">
                <text:p>670.286737557366</text:p>
              </table:table-cell>
              <table:table-cell office:value-type="float" office:value="0.811272144420248">
                <text:p>0.811272144420248</text:p>
              </table:table-cell>
            </table:table-row>
            <table:table-row>
              <table:table-cell office:value-type="string">
                <text:p>279</text:p>
              </table:table-cell>
              <table:table-cell office:value-type="float" office:value="524.659543982215">
                <text:p>524.659543982215</text:p>
              </table:table-cell>
              <table:table-cell office:value-type="float" office:value="0.743156308371218">
                <text:p>0.743156308371218</text:p>
              </table:table-cell>
            </table:table-row>
            <table:table-row>
              <table:table-cell office:value-type="string">
                <text:p>280</text:p>
              </table:table-cell>
              <table:table-cell office:value-type="float" office:value="280.93525571017">
                <text:p>280.93525571017</text:p>
              </table:table-cell>
              <table:table-cell office:value-type="float" office:value="0">
                <text:p>0</text:p>
              </table:table-cell>
            </table:table-row>
            <table:table-row>
              <table:table-cell office:value-type="string">
                <text:p>281</text:p>
              </table:table-cell>
              <table:table-cell office:value-type="float" office:value="882.05693984009">
                <text:p>882.05693984009</text:p>
              </table:table-cell>
              <table:table-cell office:value-type="float" office:value="0.611864035742912">
                <text:p>0.611864035742912</text:p>
              </table:table-cell>
            </table:table-row>
            <table:table-row>
              <table:table-cell office:value-type="string">
                <text:p>282</text:p>
              </table:table-cell>
              <table:table-cell office:value-type="float" office:value="385.395759256884">
                <text:p>385.395759256884</text:p>
              </table:table-cell>
              <table:table-cell office:value-type="float" office:value="0.619680416785609">
                <text:p>0.619680416785609</text:p>
              </table:table-cell>
            </table:table-row>
            <table:table-row>
              <table:table-cell office:value-type="string">
                <text:p>283</text:p>
              </table:table-cell>
              <table:table-cell office:value-type="float" office:value="263.425570806905">
                <text:p>263.425570806905</text:p>
              </table:table-cell>
              <table:table-cell office:value-type="float" office:value="0.613571457120836">
                <text:p>0.613571457120836</text:p>
              </table:table-cell>
            </table:table-row>
            <table:table-row>
              <table:table-cell office:value-type="string">
                <text:p>284</text:p>
              </table:table-cell>
              <table:table-cell office:value-type="float" office:value="408.322199796026">
                <text:p>408.322199796026</text:p>
              </table:table-cell>
              <table:table-cell office:value-type="float" office:value="0.327595050574671">
                <text:p>0.327595050574671</text:p>
              </table:table-cell>
            </table:table-row>
            <table:table-row>
              <table:table-cell office:value-type="string">
                <text:p>285</text:p>
              </table:table-cell>
              <table:table-cell office:value-type="float" office:value="331.930776190365">
                <text:p>331.930776190365</text:p>
              </table:table-cell>
              <table:table-cell office:value-type="float" office:value="0.691132561290965">
                <text:p>0.691132561290965</text:p>
              </table:table-cell>
            </table:table-row>
            <table:table-row>
              <table:table-cell office:value-type="string">
                <text:p>286</text:p>
              </table:table-cell>
              <table:table-cell office:value-type="float" office:value="321.609168230989">
                <text:p>321.609168230989</text:p>
              </table:table-cell>
              <table:table-cell office:value-type="float" office:value="0.821345263175249">
                <text:p>0.821345263175249</text:p>
              </table:table-cell>
            </table:table-row>
            <table:table-row>
              <table:table-cell office:value-type="string">
                <text:p>287</text:p>
              </table:table-cell>
              <table:table-cell office:value-type="float" office:value="4430.77913336884">
                <text:p>4430.77913336884</text:p>
              </table:table-cell>
              <table:table-cell office:value-type="float" office:value="0.499173188710373">
                <text:p>0.499173188710373</text:p>
              </table:table-cell>
            </table:table-row>
            <table:table-row>
              <table:table-cell office:value-type="string">
                <text:p>288</text:p>
              </table:table-cell>
              <table:table-cell office:value-type="float" office:value="806.443222514019">
                <text:p>806.443222514019</text:p>
              </table:table-cell>
              <table:table-cell office:value-type="float" office:value="0.624334091621258">
                <text:p>0.624334091621258</text:p>
              </table:table-cell>
            </table:table-row>
            <table:table-row>
              <table:table-cell office:value-type="string">
                <text:p>289</text:p>
              </table:table-cell>
              <table:table-cell office:value-type="float" office:value="453.001588157659">
                <text:p>453.001588157659</text:p>
              </table:table-cell>
              <table:table-cell office:value-type="float" office:value="0.663651638652901">
                <text:p>0.663651638652901</text:p>
              </table:table-cell>
            </table:table-row>
            <table:table-row>
              <table:table-cell office:value-type="string">
                <text:p>290</text:p>
              </table:table-cell>
              <table:table-cell office:value-type="float" office:value="425.992425182881">
                <text:p>425.992425182881</text:p>
              </table:table-cell>
              <table:table-cell office:value-type="float" office:value="0.549756818726358">
                <text:p>0.549756818726358</text:p>
              </table:table-cell>
            </table:table-row>
            <table:table-row>
              <table:table-cell office:value-type="string">
                <text:p>291</text:p>
              </table:table-cell>
              <table:table-cell office:value-type="float" office:value="1349.40897856183">
                <text:p>1349.40897856183</text:p>
              </table:table-cell>
              <table:table-cell office:value-type="float" office:value="0.397287571130287">
                <text:p>0.397287571130287</text:p>
              </table:table-cell>
            </table:table-row>
            <table:table-row>
              <table:table-cell office:value-type="string">
                <text:p>292</text:p>
              </table:table-cell>
              <table:table-cell office:value-type="float" office:value="360.151666912306">
                <text:p>360.151666912306</text:p>
              </table:table-cell>
              <table:table-cell office:value-type="float" office:value="0.63218917216652">
                <text:p>0.63218917216652</text:p>
              </table:table-cell>
            </table:table-row>
            <table:table-row>
              <table:table-cell office:value-type="string">
                <text:p>293</text:p>
              </table:table-cell>
              <table:table-cell office:value-type="float" office:value="502.104582314242">
                <text:p>502.104582314242</text:p>
              </table:table-cell>
              <table:table-cell office:value-type="float" office:value="0">
                <text:p>0</text:p>
              </table:table-cell>
            </table:table-row>
            <table:table-row>
              <table:table-cell office:value-type="string">
                <text:p>294</text:p>
              </table:table-cell>
              <table:table-cell office:value-type="float" office:value="314.125453210989">
                <text:p>314.125453210989</text:p>
              </table:table-cell>
              <table:table-cell office:value-type="float" office:value="0.901994844702484">
                <text:p>0.901994844702484</text:p>
              </table:table-cell>
            </table:table-row>
            <table:table-row>
              <table:table-cell office:value-type="string">
                <text:p>295</text:p>
              </table:table-cell>
              <table:table-cell office:value-type="float" office:value="204.806823903334">
                <text:p>204.806823903334</text:p>
              </table:table-cell>
              <table:table-cell office:value-type="float" office:value="0.272021146375077">
                <text:p>0.272021146375077</text:p>
              </table:table-cell>
            </table:table-row>
            <table:table-row>
              <table:table-cell office:value-type="string">
                <text:p>296</text:p>
              </table:table-cell>
              <table:table-cell office:value-type="float" office:value="276.042683658447">
                <text:p>276.042683658447</text:p>
              </table:table-cell>
              <table:table-cell office:value-type="float" office:value="0.422023983421415">
                <text:p>0.422023983421415</text:p>
              </table:table-cell>
            </table:table-row>
            <table:table-row>
              <table:table-cell office:value-type="string">
                <text:p>297</text:p>
              </table:table-cell>
              <table:table-cell office:value-type="float" office:value="533.255302211241">
                <text:p>533.255302211241</text:p>
              </table:table-cell>
              <table:table-cell office:value-type="float" office:value="0.609095771148903">
                <text:p>0.609095771148903</text:p>
              </table:table-cell>
            </table:table-row>
            <table:table-row>
              <table:table-cell office:value-type="string">
                <text:p>298</text:p>
              </table:table-cell>
              <table:table-cell office:value-type="float" office:value="503.569965380772">
                <text:p>503.569965380772</text:p>
              </table:table-cell>
              <table:table-cell office:value-type="float" office:value="0.743773585010289">
                <text:p>0.743773585010289</text:p>
              </table:table-cell>
            </table:table-row>
            <table:table-row>
              <table:table-cell office:value-type="string">
                <text:p>299</text:p>
              </table:table-cell>
              <table:table-cell office:value-type="float" office:value="373.709117165345">
                <text:p>373.709117165345</text:p>
              </table:table-cell>
              <table:table-cell office:value-type="float" office:value="0">
                <text:p>0</text:p>
              </table:table-cell>
            </table:table-row>
            <table:table-row>
              <table:table-cell office:value-type="string">
                <text:p>300</text:p>
              </table:table-cell>
              <table:table-cell office:value-type="float" office:value="321.662148791557">
                <text:p>321.662148791557</text:p>
              </table:table-cell>
              <table:table-cell office:value-type="float" office:value="0.597187980129948">
                <text:p>0.597187980129948</text:p>
              </table:table-cell>
            </table:table-row>
            <table:table-row>
              <table:table-cell office:value-type="string">
                <text:p>301</text:p>
              </table:table-cell>
              <table:table-cell office:value-type="float" office:value="465.810743836615">
                <text:p>465.810743836615</text:p>
              </table:table-cell>
              <table:table-cell office:value-type="float" office:value="0.594065419669228">
                <text:p>0.594065419669228</text:p>
              </table:table-cell>
            </table:table-row>
            <table:table-row>
              <table:table-cell office:value-type="string">
                <text:p>302</text:p>
              </table:table-cell>
              <table:table-cell office:value-type="float" office:value="384.993375088185">
                <text:p>384.993375088185</text:p>
              </table:table-cell>
              <table:table-cell office:value-type="float" office:value="0">
                <text:p>0</text:p>
              </table:table-cell>
            </table:table-row>
            <table:table-row>
              <table:table-cell office:value-type="string">
                <text:p>303</text:p>
              </table:table-cell>
              <table:table-cell office:value-type="float" office:value="1244.37325536524">
                <text:p>1244.37325536524</text:p>
              </table:table-cell>
              <table:table-cell office:value-type="float" office:value="0.48593853843408">
                <text:p>0.48593853843408</text:p>
              </table:table-cell>
            </table:table-row>
            <table:table-row>
              <table:table-cell office:value-type="string">
                <text:p>304</text:p>
              </table:table-cell>
              <table:table-cell office:value-type="float" office:value="325.344736221978">
                <text:p>325.344736221978</text:p>
              </table:table-cell>
              <table:table-cell office:value-type="float" office:value="0.738295735099151">
                <text:p>0.738295735099151</text:p>
              </table:table-cell>
            </table:table-row>
            <table:table-row>
              <table:table-cell office:value-type="string">
                <text:p>305</text:p>
              </table:table-cell>
              <table:table-cell office:value-type="float" office:value="420.124152666654">
                <text:p>420.124152666654</text:p>
              </table:table-cell>
              <table:table-cell office:value-type="float" office:value="0.42559465811729">
                <text:p>0.42559465811729</text:p>
              </table:table-cell>
            </table:table-row>
            <table:table-row>
              <table:table-cell office:value-type="string">
                <text:p>306</text:p>
              </table:table-cell>
              <table:table-cell office:value-type="float" office:value="1000.45068543528">
                <text:p>1000.45068543528</text:p>
              </table:table-cell>
              <table:table-cell office:value-type="float" office:value="0.614188222997953">
                <text:p>0.614188222997953</text:p>
              </table:table-cell>
            </table:table-row>
            <table:table-row>
              <table:table-cell office:value-type="string">
                <text:p>307</text:p>
              </table:table-cell>
              <table:table-cell office:value-type="float" office:value="469.189138815918">
                <text:p>469.189138815918</text:p>
              </table:table-cell>
              <table:table-cell office:value-type="float" office:value="0.610048676987058">
                <text:p>0.610048676987058</text:p>
              </table:table-cell>
            </table:table-row>
            <table:table-row>
              <table:table-cell office:value-type="string">
                <text:p>308</text:p>
              </table:table-cell>
              <table:table-cell office:value-type="float" office:value="334.474959285659">
                <text:p>334.474959285659</text:p>
              </table:table-cell>
              <table:table-cell office:value-type="float" office:value="0.696449130255831">
                <text:p>0.696449130255831</text:p>
              </table:table-cell>
            </table:table-row>
            <table:table-row>
              <table:table-cell office:value-type="string">
                <text:p>309</text:p>
              </table:table-cell>
              <table:table-cell office:value-type="float" office:value="4282.17269598165">
                <text:p>4282.17269598165</text:p>
              </table:table-cell>
              <table:table-cell office:value-type="float" office:value="0.729025157726724">
                <text:p>0.729025157726724</text:p>
              </table:table-cell>
            </table:table-row>
            <table:table-row>
              <table:table-cell office:value-type="string">
                <text:p>310</text:p>
              </table:table-cell>
              <table:table-cell office:value-type="float" office:value="1845.74854247796">
                <text:p>1845.74854247796</text:p>
              </table:table-cell>
              <table:table-cell office:value-type="float" office:value="0.46110390463883">
                <text:p>0.46110390463883</text:p>
              </table:table-cell>
            </table:table-row>
            <table:table-row>
              <table:table-cell office:value-type="string">
                <text:p>311</text:p>
              </table:table-cell>
              <table:table-cell office:value-type="float" office:value="326.370609050537">
                <text:p>326.370609050537</text:p>
              </table:table-cell>
              <table:table-cell office:value-type="float" office:value="0.749060063268548">
                <text:p>0.749060063268548</text:p>
              </table:table-cell>
            </table:table-row>
            <table:table-row>
              <table:table-cell office:value-type="string">
                <text:p>312</text:p>
              </table:table-cell>
              <table:table-cell office:value-type="float" office:value="744.104783452191">
                <text:p>744.104783452191</text:p>
              </table:table-cell>
              <table:table-cell office:value-type="float" office:value="0.40325590076699">
                <text:p>0.40325590076699</text:p>
              </table:table-cell>
            </table:table-row>
            <table:table-row>
              <table:table-cell office:value-type="string">
                <text:p>313</text:p>
              </table:table-cell>
              <table:table-cell office:value-type="float" office:value="338.670025315897">
                <text:p>338.670025315897</text:p>
              </table:table-cell>
              <table:table-cell office:value-type="float" office:value="0.480510572019465">
                <text:p>0.480510572019465</text:p>
              </table:table-cell>
            </table:table-row>
            <table:table-row>
              <table:table-cell office:value-type="string">
                <text:p>314</text:p>
              </table:table-cell>
              <table:table-cell office:value-type="float" office:value="356.620841585476">
                <text:p>356.620841585476</text:p>
              </table:table-cell>
              <table:table-cell office:value-type="float" office:value="0.59279683513321">
                <text:p>0.59279683513321</text:p>
              </table:table-cell>
            </table:table-row>
            <table:table-row>
              <table:table-cell office:value-type="string">
                <text:p>315</text:p>
              </table:table-cell>
              <table:table-cell office:value-type="float" office:value="226.850606614157">
                <text:p>226.850606614157</text:p>
              </table:table-cell>
              <table:table-cell office:value-type="float" office:value="0.572791796643059">
                <text:p>0.572791796643059</text:p>
              </table:table-cell>
            </table:table-row>
            <table:table-row>
              <table:table-cell office:value-type="string">
                <text:p>316</text:p>
              </table:table-cell>
              <table:table-cell office:value-type="float" office:value="329.467985315521">
                <text:p>329.467985315521</text:p>
              </table:table-cell>
              <table:table-cell office:value-type="float" office:value="0.677107270707356">
                <text:p>0.677107270707356</text:p>
              </table:table-cell>
            </table:table-row>
            <table:table-row>
              <table:table-cell office:value-type="string">
                <text:p>317</text:p>
              </table:table-cell>
              <table:table-cell office:value-type="float" office:value="723.704161416829">
                <text:p>723.704161416829</text:p>
              </table:table-cell>
              <table:table-cell office:value-type="float" office:value="0.52613018450233">
                <text:p>0.52613018450233</text:p>
              </table:table-cell>
            </table:table-row>
            <table:table-row>
              <table:table-cell office:value-type="string">
                <text:p>318</text:p>
              </table:table-cell>
              <table:table-cell office:value-type="float" office:value="409.083662068691">
                <text:p>409.083662068691</text:p>
              </table:table-cell>
              <table:table-cell office:value-type="float" office:value="0.38268702431573">
                <text:p>0.38268702431573</text:p>
              </table:table-cell>
            </table:table-row>
            <table:table-row>
              <table:table-cell office:value-type="string">
                <text:p>319</text:p>
              </table:table-cell>
              <table:table-cell office:value-type="float" office:value="426.932400210312">
                <text:p>426.932400210312</text:p>
              </table:table-cell>
              <table:table-cell office:value-type="float" office:value="0.421565193656594">
                <text:p>0.421565193656594</text:p>
              </table:table-cell>
            </table:table-row>
            <table:table-row>
              <table:table-cell office:value-type="string">
                <text:p>320</text:p>
              </table:table-cell>
              <table:table-cell office:value-type="float" office:value="633.670311188201">
                <text:p>633.670311188201</text:p>
              </table:table-cell>
              <table:table-cell office:value-type="float" office:value="0.505630494837">
                <text:p>0.505630494837</text:p>
              </table:table-cell>
            </table:table-row>
            <table:table-row>
              <table:table-cell office:value-type="string">
                <text:p>321</text:p>
              </table:table-cell>
              <table:table-cell office:value-type="float" office:value="469.176603834496">
                <text:p>469.176603834496</text:p>
              </table:table-cell>
              <table:table-cell office:value-type="float" office:value="0.806189895795409">
                <text:p>0.806189895795409</text:p>
              </table:table-cell>
            </table:table-row>
            <table:table-row>
              <table:table-cell office:value-type="string">
                <text:p>322</text:p>
              </table:table-cell>
              <table:table-cell office:value-type="float" office:value="194.239310446165">
                <text:p>194.239310446165</text:p>
              </table:table-cell>
              <table:table-cell office:value-type="float" office:value="0.355562018347512">
                <text:p>0.355562018347512</text:p>
              </table:table-cell>
            </table:table-row>
            <table:table-row>
              <table:table-cell office:value-type="string">
                <text:p>323</text:p>
              </table:table-cell>
              <table:table-cell office:value-type="float" office:value="393.999438129659">
                <text:p>393.999438129659</text:p>
              </table:table-cell>
              <table:table-cell office:value-type="float" office:value="0.590697735271265">
                <text:p>0.590697735271265</text:p>
              </table:table-cell>
            </table:table-row>
            <table:table-row>
              <table:table-cell office:value-type="string">
                <text:p>324</text:p>
              </table:table-cell>
              <table:table-cell office:value-type="float" office:value="314.076837490072">
                <text:p>314.076837490072</text:p>
              </table:table-cell>
              <table:table-cell office:value-type="float" office:value="0.579398585995344">
                <text:p>0.579398585995344</text:p>
              </table:table-cell>
            </table:table-row>
            <table:table-row>
              <table:table-cell office:value-type="string">
                <text:p>325</text:p>
              </table:table-cell>
              <table:table-cell office:value-type="float" office:value="371.373227930014">
                <text:p>371.373227930014</text:p>
              </table:table-cell>
              <table:table-cell office:value-type="float" office:value="0.359517313253518">
                <text:p>0.359517313253518</text:p>
              </table:table-cell>
            </table:table-row>
            <table:table-row>
              <table:table-cell office:value-type="string">
                <text:p>326</text:p>
              </table:table-cell>
              <table:table-cell office:value-type="float" office:value="375.232679954409">
                <text:p>375.232679954409</text:p>
              </table:table-cell>
              <table:table-cell office:value-type="float" office:value="0.786500338596489">
                <text:p>0.786500338596489</text:p>
              </table:table-cell>
            </table:table-row>
            <table:table-row>
              <table:table-cell office:value-type="string">
                <text:p>327</text:p>
              </table:table-cell>
              <table:table-cell office:value-type="float" office:value="468.768527357976">
                <text:p>468.768527357976</text:p>
              </table:table-cell>
              <table:table-cell office:value-type="float" office:value="0.678906559325757">
                <text:p>0.678906559325757</text:p>
              </table:table-cell>
            </table:table-row>
            <table:table-row>
              <table:table-cell office:value-type="string">
                <text:p>328</text:p>
              </table:table-cell>
              <table:table-cell office:value-type="float" office:value="853.433014794449">
                <text:p>853.433014794449</text:p>
              </table:table-cell>
              <table:table-cell office:value-type="float" office:value="0.513977943421507">
                <text:p>0.513977943421507</text:p>
              </table:table-cell>
            </table:table-row>
            <table:table-row>
              <table:table-cell office:value-type="string">
                <text:p>329</text:p>
              </table:table-cell>
              <table:table-cell office:value-type="float" office:value="302.446740250068">
                <text:p>302.446740250068</text:p>
              </table:table-cell>
              <table:table-cell office:value-type="float" office:value="0.562469111631648">
                <text:p>0.562469111631648</text:p>
              </table:table-cell>
            </table:table-row>
            <table:table-row>
              <table:table-cell office:value-type="string">
                <text:p>330</text:p>
              </table:table-cell>
              <table:table-cell office:value-type="float" office:value="297.309760210012">
                <text:p>297.309760210012</text:p>
              </table:table-cell>
              <table:table-cell office:value-type="float" office:value="0.568703140149092">
                <text:p>0.568703140149092</text:p>
              </table:table-cell>
            </table:table-row>
            <table:table-row>
              <table:table-cell office:value-type="string">
                <text:p>331</text:p>
              </table:table-cell>
              <table:table-cell office:value-type="float" office:value="322.28038130601">
                <text:p>322.28038130601</text:p>
              </table:table-cell>
              <table:table-cell office:value-type="float" office:value="0.476313555717067">
                <text:p>0.476313555717067</text:p>
              </table:table-cell>
            </table:table-row>
            <table:table-row>
              <table:table-cell office:value-type="string">
                <text:p>332</text:p>
              </table:table-cell>
              <table:table-cell office:value-type="float" office:value="278.025695084502">
                <text:p>278.025695084502</text:p>
              </table:table-cell>
              <table:table-cell office:value-type="float" office:value="0.542537397532942">
                <text:p>0.542537397532942</text:p>
              </table:table-cell>
            </table:table-row>
            <table:table-row>
              <table:table-cell office:value-type="string">
                <text:p>333</text:p>
              </table:table-cell>
              <table:table-cell office:value-type="float" office:value="301.760950002133">
                <text:p>301.760950002133</text:p>
              </table:table-cell>
              <table:table-cell office:value-type="float" office:value="0.455487081997573">
                <text:p>0.455487081997573</text:p>
              </table:table-cell>
            </table:table-row>
            <table:table-row>
              <table:table-cell office:value-type="string">
                <text:p>334</text:p>
              </table:table-cell>
              <table:table-cell office:value-type="float" office:value="502.260120034514">
                <text:p>502.260120034514</text:p>
              </table:table-cell>
              <table:table-cell office:value-type="float" office:value="0.64351417205296">
                <text:p>0.64351417205296</text:p>
              </table:table-cell>
            </table:table-row>
            <table:table-row>
              <table:table-cell office:value-type="string">
                <text:p>335</text:p>
              </table:table-cell>
              <table:table-cell office:value-type="float" office:value="348.604792840628">
                <text:p>348.604792840628</text:p>
              </table:table-cell>
              <table:table-cell office:value-type="float" office:value="0.752431562147145">
                <text:p>0.752431562147145</text:p>
              </table:table-cell>
            </table:table-row>
            <table:table-row>
              <table:table-cell office:value-type="string">
                <text:p>336</text:p>
              </table:table-cell>
              <table:table-cell office:value-type="float" office:value="200.772941937856">
                <text:p>200.772941937856</text:p>
              </table:table-cell>
              <table:table-cell office:value-type="float" office:value="0.504098566522613">
                <text:p>0.504098566522613</text:p>
              </table:table-cell>
            </table:table-row>
            <table:table-row>
              <table:table-cell office:value-type="string">
                <text:p>337</text:p>
              </table:table-cell>
              <table:table-cell office:value-type="float" office:value="936.92593859913">
                <text:p>936.92593859913</text:p>
              </table:table-cell>
              <table:table-cell office:value-type="float" office:value="0.837737190509844">
                <text:p>0.837737190509844</text:p>
              </table:table-cell>
            </table:table-row>
            <table:table-row>
              <table:table-cell office:value-type="string">
                <text:p>338</text:p>
              </table:table-cell>
              <table:table-cell office:value-type="float" office:value="256.009496477721">
                <text:p>256.009496477721</text:p>
              </table:table-cell>
              <table:table-cell office:value-type="float" office:value="0.36523361146518">
                <text:p>0.36523361146518</text:p>
              </table:table-cell>
            </table:table-row>
            <table:table-row>
              <table:table-cell office:value-type="string">
                <text:p>339</text:p>
              </table:table-cell>
              <table:table-cell office:value-type="float" office:value="234.262208249688">
                <text:p>234.262208249688</text:p>
              </table:table-cell>
              <table:table-cell office:value-type="float" office:value="0.242892094810773">
                <text:p>0.242892094810773</text:p>
              </table:table-cell>
            </table:table-row>
            <table:table-row>
              <table:table-cell office:value-type="string">
                <text:p>340</text:p>
              </table:table-cell>
              <table:table-cell office:value-type="float" office:value="509.797406465934">
                <text:p>509.797406465934</text:p>
              </table:table-cell>
              <table:table-cell office:value-type="float" office:value="0.444769765998002">
                <text:p>0.444769765998002</text:p>
              </table:table-cell>
            </table:table-row>
            <table:table-row>
              <table:table-cell office:value-type="string">
                <text:p>341</text:p>
              </table:table-cell>
              <table:table-cell office:value-type="float" office:value="510.222460397588">
                <text:p>510.222460397588</text:p>
              </table:table-cell>
              <table:table-cell office:value-type="float" office:value="0.72528100827489">
                <text:p>0.72528100827489</text:p>
              </table:table-cell>
            </table:table-row>
            <table:table-row>
              <table:table-cell office:value-type="string">
                <text:p>342</text:p>
              </table:table-cell>
              <table:table-cell office:value-type="float" office:value="945.004584394258">
                <text:p>945.004584394258</text:p>
              </table:table-cell>
              <table:table-cell office:value-type="float" office:value="0.55756858761025">
                <text:p>0.55756858761025</text:p>
              </table:table-cell>
            </table:table-row>
            <table:table-row>
              <table:table-cell office:value-type="string">
                <text:p>343</text:p>
              </table:table-cell>
              <table:table-cell office:value-type="float" office:value="298.131237770488">
                <text:p>298.131237770488</text:p>
              </table:table-cell>
              <table:table-cell office:value-type="float" office:value="0.619073912921959">
                <text:p>0.619073912921959</text:p>
              </table:table-cell>
            </table:table-row>
            <table:table-row>
              <table:table-cell office:value-type="string">
                <text:p>344</text:p>
              </table:table-cell>
              <table:table-cell office:value-type="float" office:value="190.740778894756">
                <text:p>190.740778894756</text:p>
              </table:table-cell>
              <table:table-cell office:value-type="float" office:value="0.535480348812692">
                <text:p>0.535480348812692</text:p>
              </table:table-cell>
            </table:table-row>
            <table:table-row>
              <table:table-cell office:value-type="string">
                <text:p>345</text:p>
              </table:table-cell>
              <table:table-cell office:value-type="float" office:value="831.455072636788">
                <text:p>831.455072636788</text:p>
              </table:table-cell>
              <table:table-cell office:value-type="float" office:value="0.75833604789611">
                <text:p>0.75833604789611</text:p>
              </table:table-cell>
            </table:table-row>
            <table:table-row>
              <table:table-cell office:value-type="string">
                <text:p>346</text:p>
              </table:table-cell>
              <table:table-cell office:value-type="float" office:value="478.006742419725">
                <text:p>478.006742419725</text:p>
              </table:table-cell>
              <table:table-cell office:value-type="float" office:value="0.666241082636593">
                <text:p>0.666241082636593</text:p>
              </table:table-cell>
            </table:table-row>
            <table:table-row>
              <table:table-cell office:value-type="string">
                <text:p>347</text:p>
              </table:table-cell>
              <table:table-cell office:value-type="float" office:value="410.703766847853">
                <text:p>410.703766847853</text:p>
              </table:table-cell>
              <table:table-cell office:value-type="float" office:value="0.724930214002135">
                <text:p>0.724930214002135</text:p>
              </table:table-cell>
            </table:table-row>
            <table:table-row>
              <table:table-cell office:value-type="string">
                <text:p>348</text:p>
              </table:table-cell>
              <table:table-cell office:value-type="float" office:value="407.652719122832">
                <text:p>407.652719122832</text:p>
              </table:table-cell>
              <table:table-cell office:value-type="float" office:value="0.628283297664722">
                <text:p>0.628283297664722</text:p>
              </table:table-cell>
            </table:table-row>
            <table:table-row>
              <table:table-cell office:value-type="string">
                <text:p>349</text:p>
              </table:table-cell>
              <table:table-cell office:value-type="float" office:value="205.445218432347">
                <text:p>205.445218432347</text:p>
              </table:table-cell>
              <table:table-cell office:value-type="float" office:value="0.547835831282261">
                <text:p>0.547835831282261</text:p>
              </table:table-cell>
            </table:table-row>
            <table:table-row>
              <table:table-cell office:value-type="string">
                <text:p>350</text:p>
              </table:table-cell>
              <table:table-cell office:value-type="float" office:value="411.535663983127">
                <text:p>411.535663983127</text:p>
              </table:table-cell>
              <table:table-cell office:value-type="float" office:value="0.638437650990652">
                <text:p>0.638437650990652</text:p>
              </table:table-cell>
            </table:table-row>
            <table:table-row>
              <table:table-cell office:value-type="string">
                <text:p>351</text:p>
              </table:table-cell>
              <table:table-cell office:value-type="float" office:value="574.567154634132">
                <text:p>574.567154634132</text:p>
              </table:table-cell>
              <table:table-cell office:value-type="float" office:value="0.482082209627837">
                <text:p>0.482082209627837</text:p>
              </table:table-cell>
            </table:table-row>
            <table:table-row>
              <table:table-cell office:value-type="string">
                <text:p>352</text:p>
              </table:table-cell>
              <table:table-cell office:value-type="float" office:value="345.135699495146">
                <text:p>345.135699495146</text:p>
              </table:table-cell>
              <table:table-cell office:value-type="float" office:value="0.754011124234607">
                <text:p>0.754011124234607</text:p>
              </table:table-cell>
            </table:table-row>
            <table:table-row>
              <table:table-cell office:value-type="string">
                <text:p>353</text:p>
              </table:table-cell>
              <table:table-cell office:value-type="float" office:value="346.711325549365">
                <text:p>346.711325549365</text:p>
              </table:table-cell>
              <table:table-cell office:value-type="float" office:value="0.63889790408824">
                <text:p>0.63889790408824</text:p>
              </table:table-cell>
            </table:table-row>
            <table:table-row>
              <table:table-cell office:value-type="string">
                <text:p>354</text:p>
              </table:table-cell>
              <table:table-cell office:value-type="float" office:value="3392.96489498071">
                <text:p>3392.96489498071</text:p>
              </table:table-cell>
              <table:table-cell office:value-type="float" office:value="0.68456979548017">
                <text:p>0.68456979548017</text:p>
              </table:table-cell>
            </table:table-row>
            <table:table-row>
              <table:table-cell office:value-type="string">
                <text:p>355</text:p>
              </table:table-cell>
              <table:table-cell office:value-type="float" office:value="483.779077823027">
                <text:p>483.779077823027</text:p>
              </table:table-cell>
              <table:table-cell office:value-type="float" office:value="0.863861904819183">
                <text:p>0.863861904819183</text:p>
              </table:table-cell>
            </table:table-row>
            <table:table-row>
              <table:table-cell office:value-type="string">
                <text:p>356</text:p>
              </table:table-cell>
              <table:table-cell office:value-type="float" office:value="1027.43300145642">
                <text:p>1027.43300145642</text:p>
              </table:table-cell>
              <table:table-cell office:value-type="float" office:value="0.52759000585037">
                <text:p>0.52759000585037</text:p>
              </table:table-cell>
            </table:table-row>
            <table:table-row>
              <table:table-cell office:value-type="string">
                <text:p>357</text:p>
              </table:table-cell>
              <table:table-cell office:value-type="float" office:value="330.934256416338">
                <text:p>330.934256416338</text:p>
              </table:table-cell>
              <table:table-cell office:value-type="float" office:value="0.623591692259719">
                <text:p>0.623591692259719</text:p>
              </table:table-cell>
            </table:table-row>
            <table:table-row>
              <table:table-cell office:value-type="string">
                <text:p>358</text:p>
              </table:table-cell>
              <table:table-cell office:value-type="float" office:value="394.115292097985">
                <text:p>394.115292097985</text:p>
              </table:table-cell>
              <table:table-cell office:value-type="float" office:value="0.655850036020021">
                <text:p>0.655850036020021</text:p>
              </table:table-cell>
            </table:table-row>
            <table:table-row>
              <table:table-cell office:value-type="string">
                <text:p>359</text:p>
              </table:table-cell>
              <table:table-cell office:value-type="float" office:value="442.053522030264">
                <text:p>442.053522030264</text:p>
              </table:table-cell>
              <table:table-cell office:value-type="float" office:value="0.625956598270136">
                <text:p>0.625956598270136</text:p>
              </table:table-cell>
            </table:table-row>
            <table:table-row>
              <table:table-cell office:value-type="string">
                <text:p>360</text:p>
              </table:table-cell>
              <table:table-cell office:value-type="float" office:value="761.30803137988">
                <text:p>761.30803137988</text:p>
              </table:table-cell>
              <table:table-cell office:value-type="float" office:value="0.35690919295556">
                <text:p>0.35690919295556</text:p>
              </table:table-cell>
            </table:table-row>
            <table:table-row>
              <table:table-cell office:value-type="string">
                <text:p>361</text:p>
              </table:table-cell>
              <table:table-cell office:value-type="float" office:value="903.228688756041">
                <text:p>903.228688756041</text:p>
              </table:table-cell>
              <table:table-cell office:value-type="float" office:value="0.571391645761252">
                <text:p>0.571391645761252</text:p>
              </table:table-cell>
            </table:table-row>
            <table:table-row>
              <table:table-cell office:value-type="string">
                <text:p>362</text:p>
              </table:table-cell>
              <table:table-cell office:value-type="float" office:value="674.016573155343">
                <text:p>674.016573155343</text:p>
              </table:table-cell>
              <table:table-cell office:value-type="float" office:value="0.923621051487947">
                <text:p>0.923621051487947</text:p>
              </table:table-cell>
            </table:table-row>
            <table:table-row>
              <table:table-cell office:value-type="string">
                <text:p>363</text:p>
              </table:table-cell>
              <table:table-cell office:value-type="float" office:value="808.691446965581">
                <text:p>808.691446965581</text:p>
              </table:table-cell>
              <table:table-cell office:value-type="float" office:value="0.75743024181845">
                <text:p>0.75743024181845</text:p>
              </table:table-cell>
            </table:table-row>
            <table:table-row>
              <table:table-cell office:value-type="string">
                <text:p>364</text:p>
              </table:table-cell>
              <table:table-cell office:value-type="float" office:value="443.554572146062">
                <text:p>443.554572146062</text:p>
              </table:table-cell>
              <table:table-cell office:value-type="float" office:value="0.512505525784626">
                <text:p>0.512505525784626</text:p>
              </table:table-cell>
            </table:table-row>
            <table:table-row>
              <table:table-cell office:value-type="string">
                <text:p>365</text:p>
              </table:table-cell>
              <table:table-cell office:value-type="float" office:value="402.968451505258">
                <text:p>402.968451505258</text:p>
              </table:table-cell>
              <table:table-cell office:value-type="float" office:value="0.68151100405732">
                <text:p>0.68151100405732</text:p>
              </table:table-cell>
            </table:table-row>
            <table:table-row>
              <table:table-cell office:value-type="string">
                <text:p>366</text:p>
              </table:table-cell>
              <table:table-cell office:value-type="float" office:value="487.616648719361">
                <text:p>487.616648719361</text:p>
              </table:table-cell>
              <table:table-cell office:value-type="float" office:value="0.46514431491953">
                <text:p>0.46514431491953</text:p>
              </table:table-cell>
            </table:table-row>
            <table:table-row>
              <table:table-cell office:value-type="string">
                <text:p>367</text:p>
              </table:table-cell>
              <table:table-cell office:value-type="float" office:value="437.135109203876">
                <text:p>437.135109203876</text:p>
              </table:table-cell>
              <table:table-cell office:value-type="float" office:value="0.478548891472025">
                <text:p>0.478548891472025</text:p>
              </table:table-cell>
            </table:table-row>
            <table:table-row>
              <table:table-cell office:value-type="string">
                <text:p>368</text:p>
              </table:table-cell>
              <table:table-cell office:value-type="float" office:value="451.720562410171">
                <text:p>451.720562410171</text:p>
              </table:table-cell>
              <table:table-cell office:value-type="float" office:value="0.730155578836845">
                <text:p>0.730155578836845</text:p>
              </table:table-cell>
            </table:table-row>
            <table:table-row>
              <table:table-cell office:value-type="string">
                <text:p>369</text:p>
              </table:table-cell>
              <table:table-cell office:value-type="float" office:value="627.734889795432">
                <text:p>627.734889795432</text:p>
              </table:table-cell>
              <table:table-cell office:value-type="float" office:value="0.573760146517888">
                <text:p>0.573760146517888</text:p>
              </table:table-cell>
            </table:table-row>
            <table:table-row>
              <table:table-cell office:value-type="string">
                <text:p>370</text:p>
              </table:table-cell>
              <table:table-cell office:value-type="float" office:value="288.421755257361">
                <text:p>288.421755257361</text:p>
              </table:table-cell>
              <table:table-cell office:value-type="float" office:value="0.909606413700424">
                <text:p>0.909606413700424</text:p>
              </table:table-cell>
            </table:table-row>
            <table:table-row>
              <table:table-cell office:value-type="string">
                <text:p>371</text:p>
              </table:table-cell>
              <table:table-cell office:value-type="float" office:value="431.741847092126">
                <text:p>431.741847092126</text:p>
              </table:table-cell>
              <table:table-cell office:value-type="float" office:value="0.781784696048062">
                <text:p>0.781784696048062</text:p>
              </table:table-cell>
            </table:table-row>
            <table:table-row>
              <table:table-cell office:value-type="string">
                <text:p>372</text:p>
              </table:table-cell>
              <table:table-cell office:value-type="float" office:value="502.062252100459">
                <text:p>502.062252100459</text:p>
              </table:table-cell>
              <table:table-cell office:value-type="float" office:value="0.505684423612347">
                <text:p>0.505684423612347</text:p>
              </table:table-cell>
            </table:table-row>
            <table:table-row>
              <table:table-cell office:value-type="string">
                <text:p>373</text:p>
              </table:table-cell>
              <table:table-cell office:value-type="float" office:value="429.152586337337">
                <text:p>429.152586337337</text:p>
              </table:table-cell>
              <table:table-cell office:value-type="float" office:value="0.71469498276422">
                <text:p>0.71469498276422</text:p>
              </table:table-cell>
            </table:table-row>
            <table:table-row>
              <table:table-cell office:value-type="string">
                <text:p>374</text:p>
              </table:table-cell>
              <table:table-cell office:value-type="float" office:value="426.684767183199">
                <text:p>426.684767183199</text:p>
              </table:table-cell>
              <table:table-cell office:value-type="float" office:value="0.752101272192117">
                <text:p>0.752101272192117</text:p>
              </table:table-cell>
            </table:table-row>
            <table:table-row>
              <table:table-cell office:value-type="string">
                <text:p>375</text:p>
              </table:table-cell>
              <table:table-cell office:value-type="float" office:value="315.350139220869">
                <text:p>315.350139220869</text:p>
              </table:table-cell>
              <table:table-cell office:value-type="float" office:value="0.69596792363536">
                <text:p>0.69596792363536</text:p>
              </table:table-cell>
            </table:table-row>
            <table:table-row>
              <table:table-cell office:value-type="string">
                <text:p>376</text:p>
              </table:table-cell>
              <table:table-cell office:value-type="float" office:value="557.771950117115">
                <text:p>557.771950117115</text:p>
              </table:table-cell>
              <table:table-cell office:value-type="float" office:value="0.781896660398538">
                <text:p>0.781896660398538</text:p>
              </table:table-cell>
            </table:table-row>
            <table:table-row>
              <table:table-cell office:value-type="string">
                <text:p>377</text:p>
              </table:table-cell>
              <table:table-cell office:value-type="float" office:value="459.856776146707">
                <text:p>459.856776146707</text:p>
              </table:table-cell>
              <table:table-cell office:value-type="float" office:value="0.921270511973484">
                <text:p>0.921270511973484</text:p>
              </table:table-cell>
            </table:table-row>
            <table:table-row>
              <table:table-cell office:value-type="string">
                <text:p>378</text:p>
              </table:table-cell>
              <table:table-cell office:value-type="float" office:value="349.446795653328">
                <text:p>349.446795653328</text:p>
              </table:table-cell>
              <table:table-cell office:value-type="float" office:value="0.596285587066107">
                <text:p>0.596285587066107</text:p>
              </table:table-cell>
            </table:table-row>
            <table:table-row>
              <table:table-cell office:value-type="string">
                <text:p>379</text:p>
              </table:table-cell>
              <table:table-cell office:value-type="float" office:value="464.560502875504">
                <text:p>464.560502875504</text:p>
              </table:table-cell>
              <table:table-cell office:value-type="float" office:value="0.542292137595719">
                <text:p>0.542292137595719</text:p>
              </table:table-cell>
            </table:table-row>
            <table:table-row>
              <table:table-cell office:value-type="string">
                <text:p>380</text:p>
              </table:table-cell>
              <table:table-cell office:value-type="float" office:value="424.938899402452">
                <text:p>424.938899402452</text:p>
              </table:table-cell>
              <table:table-cell office:value-type="float" office:value="0.705208758104986">
                <text:p>0.705208758104986</text:p>
              </table:table-cell>
            </table:table-row>
            <table:table-row>
              <table:table-cell office:value-type="string">
                <text:p>381</text:p>
              </table:table-cell>
              <table:table-cell office:value-type="float" office:value="326.232399641228">
                <text:p>326.232399641228</text:p>
              </table:table-cell>
              <table:table-cell office:value-type="float" office:value="0">
                <text:p>0</text:p>
              </table:table-cell>
            </table:table-row>
            <table:table-row>
              <table:table-cell office:value-type="string">
                <text:p>382</text:p>
              </table:table-cell>
              <table:table-cell office:value-type="float" office:value="430.303158651614">
                <text:p>430.303158651614</text:p>
              </table:table-cell>
              <table:table-cell office:value-type="float" office:value="0.961784083513479">
                <text:p>0.961784083513479</text:p>
              </table:table-cell>
            </table:table-row>
            <table:table-row>
              <table:table-cell office:value-type="string">
                <text:p>383</text:p>
              </table:table-cell>
              <table:table-cell office:value-type="float" office:value="358.611514245006">
                <text:p>358.611514245006</text:p>
              </table:table-cell>
              <table:table-cell office:value-type="float" office:value="0.573049031295336">
                <text:p>0.573049031295336</text:p>
              </table:table-cell>
            </table:table-row>
            <table:table-row>
              <table:table-cell office:value-type="string">
                <text:p>384</text:p>
              </table:table-cell>
              <table:table-cell office:value-type="float" office:value="372.225858351727">
                <text:p>372.225858351727</text:p>
              </table:table-cell>
              <table:table-cell office:value-type="float" office:value="0.729765776991721">
                <text:p>0.729765776991721</text:p>
              </table:table-cell>
            </table:table-row>
            <table:table-row>
              <table:table-cell office:value-type="string">
                <text:p>385</text:p>
              </table:table-cell>
              <table:table-cell office:value-type="float" office:value="535.904559371264">
                <text:p>535.904559371264</text:p>
              </table:table-cell>
              <table:table-cell office:value-type="float" office:value="0.682865562429598">
                <text:p>0.682865562429598</text:p>
              </table:table-cell>
            </table:table-row>
            <table:table-row>
              <table:table-cell office:value-type="string">
                <text:p>386</text:p>
              </table:table-cell>
              <table:table-cell office:value-type="float" office:value="426.971469518153">
                <text:p>426.971469518153</text:p>
              </table:table-cell>
              <table:table-cell office:value-type="float" office:value="0.775437843531868">
                <text:p>0.775437843531868</text:p>
              </table:table-cell>
            </table:table-row>
            <table:table-row>
              <table:table-cell office:value-type="string">
                <text:p>387</text:p>
              </table:table-cell>
              <table:table-cell office:value-type="float" office:value="445.395464162258">
                <text:p>445.395464162258</text:p>
              </table:table-cell>
              <table:table-cell office:value-type="float" office:value="0.6155773046164">
                <text:p>0.6155773046164</text:p>
              </table:table-cell>
            </table:table-row>
            <table:table-row>
              <table:table-cell office:value-type="string">
                <text:p>388</text:p>
              </table:table-cell>
              <table:table-cell office:value-type="float" office:value="197.767058152524">
                <text:p>197.767058152524</text:p>
              </table:table-cell>
              <table:table-cell office:value-type="float" office:value="0.343941333249956">
                <text:p>0.343941333249956</text:p>
              </table:table-cell>
            </table:table-row>
            <table:table-row>
              <table:table-cell office:value-type="string">
                <text:p>389</text:p>
              </table:table-cell>
              <table:table-cell office:value-type="float" office:value="4105.09944601299">
                <text:p>4105.09944601299</text:p>
              </table:table-cell>
              <table:table-cell office:value-type="float" office:value="0.492110701188216">
                <text:p>0.492110701188216</text:p>
              </table:table-cell>
            </table:table-row>
            <table:table-row>
              <table:table-cell office:value-type="string">
                <text:p>390</text:p>
              </table:table-cell>
              <table:table-cell office:value-type="float" office:value="560.760583657313">
                <text:p>560.760583657313</text:p>
              </table:table-cell>
              <table:table-cell office:value-type="float" office:value="0.84765925676517">
                <text:p>0.84765925676517</text:p>
              </table:table-cell>
            </table:table-row>
            <table:table-row>
              <table:table-cell office:value-type="string">
                <text:p>391</text:p>
              </table:table-cell>
              <table:table-cell office:value-type="float" office:value="301.819623693254">
                <text:p>301.819623693254</text:p>
              </table:table-cell>
              <table:table-cell office:value-type="float" office:value="0">
                <text:p>0</text:p>
              </table:table-cell>
            </table:table-row>
            <table:table-row>
              <table:table-cell office:value-type="string">
                <text:p>392</text:p>
              </table:table-cell>
              <table:table-cell office:value-type="float" office:value="383.134076718135">
                <text:p>383.134076718135</text:p>
              </table:table-cell>
              <table:table-cell office:value-type="float" office:value="0.666520973405476">
                <text:p>0.666520973405476</text:p>
              </table:table-cell>
            </table:table-row>
            <table:table-row>
              <table:table-cell office:value-type="string">
                <text:p>393</text:p>
              </table:table-cell>
              <table:table-cell office:value-type="float" office:value="336.376567784337">
                <text:p>336.376567784337</text:p>
              </table:table-cell>
              <table:table-cell office:value-type="float" office:value="0.678846004620957">
                <text:p>0.678846004620957</text:p>
              </table:table-cell>
            </table:table-row>
            <table:table-row>
              <table:table-cell office:value-type="string">
                <text:p>394</text:p>
              </table:table-cell>
              <table:table-cell office:value-type="float" office:value="357.777604474367">
                <text:p>357.777604474367</text:p>
              </table:table-cell>
              <table:table-cell office:value-type="float" office:value="0.696345110903547">
                <text:p>0.696345110903547</text:p>
              </table:table-cell>
            </table:table-row>
            <table:table-row>
              <table:table-cell office:value-type="string">
                <text:p>395</text:p>
              </table:table-cell>
              <table:table-cell office:value-type="float" office:value="506.275516427778">
                <text:p>506.275516427778</text:p>
              </table:table-cell>
              <table:table-cell office:value-type="float" office:value="0.498355628860331">
                <text:p>0.498355628860331</text:p>
              </table:table-cell>
            </table:table-row>
            <table:table-row>
              <table:table-cell office:value-type="string">
                <text:p>396</text:p>
              </table:table-cell>
              <table:table-cell office:value-type="float" office:value="362.43652873841">
                <text:p>362.43652873841</text:p>
              </table:table-cell>
              <table:table-cell office:value-type="float" office:value="0.82414220644319">
                <text:p>0.82414220644319</text:p>
              </table:table-cell>
            </table:table-row>
            <table:table-row>
              <table:table-cell office:value-type="string">
                <text:p>397</text:p>
              </table:table-cell>
              <table:table-cell office:value-type="float" office:value="379.327004692982">
                <text:p>379.327004692982</text:p>
              </table:table-cell>
              <table:table-cell office:value-type="float" office:value="0.801050354483442">
                <text:p>0.801050354483442</text:p>
              </table:table-cell>
            </table:table-row>
            <table:table-row>
              <table:table-cell office:value-type="string">
                <text:p>398</text:p>
              </table:table-cell>
              <table:table-cell office:value-type="float" office:value="409.188897287114">
                <text:p>409.188897287114</text:p>
              </table:table-cell>
              <table:table-cell office:value-type="float" office:value="0.562065460441092">
                <text:p>0.562065460441092</text:p>
              </table:table-cell>
            </table:table-row>
            <table:table-row>
              <table:table-cell office:value-type="string">
                <text:p>399</text:p>
              </table:table-cell>
              <table:table-cell office:value-type="float" office:value="275.11164525013">
                <text:p>275.11164525013</text:p>
              </table:table-cell>
              <table:table-cell office:value-type="float" office:value="0.739919584799991">
                <text:p>0.739919584799991</text:p>
              </table:table-cell>
            </table:table-row>
            <table:table-row>
              <table:table-cell office:value-type="string">
                <text:p>400</text:p>
              </table:table-cell>
              <table:table-cell office:value-type="float" office:value="395.603380188502">
                <text:p>395.603380188502</text:p>
              </table:table-cell>
              <table:table-cell office:value-type="float" office:value="0.874713044338538">
                <text:p>0.874713044338538</text:p>
              </table:table-cell>
            </table:table-row>
            <table:table-row>
              <table:table-cell office:value-type="string">
                <text:p>401</text:p>
              </table:table-cell>
              <table:table-cell office:value-type="float" office:value="237.535203675951">
                <text:p>237.535203675951</text:p>
              </table:table-cell>
              <table:table-cell office:value-type="float" office:value="0.634317208320249">
                <text:p>0.634317208320249</text:p>
              </table:table-cell>
            </table:table-row>
            <table:table-row>
              <table:table-cell office:value-type="string">
                <text:p>402</text:p>
              </table:table-cell>
              <table:table-cell office:value-type="float" office:value="375.036576352787">
                <text:p>375.036576352787</text:p>
              </table:table-cell>
              <table:table-cell office:value-type="float" office:value="0.934682152038245">
                <text:p>0.934682152038245</text:p>
              </table:table-cell>
            </table:table-row>
            <table:table-row>
              <table:table-cell office:value-type="string">
                <text:p>403</text:p>
              </table:table-cell>
              <table:table-cell office:value-type="float" office:value="231.089392365756">
                <text:p>231.089392365756</text:p>
              </table:table-cell>
              <table:table-cell office:value-type="float" office:value="0.693833725022151">
                <text:p>0.693833725022151</text:p>
              </table:table-cell>
            </table:table-row>
            <table:table-row>
              <table:table-cell office:value-type="string">
                <text:p>404</text:p>
              </table:table-cell>
              <table:table-cell office:value-type="float" office:value="286.271353732709">
                <text:p>286.271353732709</text:p>
              </table:table-cell>
              <table:table-cell office:value-type="float" office:value="0.52798275083948">
                <text:p>0.52798275083948</text:p>
              </table:table-cell>
            </table:table-row>
            <table:table-row>
              <table:table-cell office:value-type="string">
                <text:p>405</text:p>
              </table:table-cell>
              <table:table-cell office:value-type="float" office:value="548.06728341448">
                <text:p>548.06728341448</text:p>
              </table:table-cell>
              <table:table-cell office:value-type="float" office:value="0.695254859492322">
                <text:p>0.695254859492322</text:p>
              </table:table-cell>
            </table:table-row>
            <table:table-row>
              <table:table-cell office:value-type="string">
                <text:p>406</text:p>
              </table:table-cell>
              <table:table-cell office:value-type="float" office:value="251.420228752377">
                <text:p>251.420228752377</text:p>
              </table:table-cell>
              <table:table-cell office:value-type="float" office:value="0.392827645965466">
                <text:p>0.392827645965466</text:p>
              </table:table-cell>
            </table:table-row>
            <table:table-row>
              <table:table-cell office:value-type="string">
                <text:p>407</text:p>
              </table:table-cell>
              <table:table-cell office:value-type="float" office:value="371.507611811855">
                <text:p>371.507611811855</text:p>
              </table:table-cell>
              <table:table-cell office:value-type="float" office:value="0.629241131491687">
                <text:p>0.629241131491687</text:p>
              </table:table-cell>
            </table:table-row>
            <table:table-row>
              <table:table-cell office:value-type="string">
                <text:p>408</text:p>
              </table:table-cell>
              <table:table-cell office:value-type="float" office:value="370.747370490119">
                <text:p>370.747370490119</text:p>
              </table:table-cell>
              <table:table-cell office:value-type="float" office:value="0.51747366038067">
                <text:p>0.51747366038067</text:p>
              </table:table-cell>
            </table:table-row>
            <table:table-row>
              <table:table-cell office:value-type="string">
                <text:p>409</text:p>
              </table:table-cell>
              <table:table-cell office:value-type="float" office:value="212.496786754831">
                <text:p>212.496786754831</text:p>
              </table:table-cell>
              <table:table-cell office:value-type="float" office:value="0.529984564694031">
                <text:p>0.529984564694031</text:p>
              </table:table-cell>
            </table:table-row>
            <table:table-row>
              <table:table-cell office:value-type="string">
                <text:p>410</text:p>
              </table:table-cell>
              <table:table-cell office:value-type="float" office:value="709.453721512902">
                <text:p>709.453721512902</text:p>
              </table:table-cell>
              <table:table-cell office:value-type="float" office:value="0.956400140313384">
                <text:p>0.956400140313384</text:p>
              </table:table-cell>
            </table:table-row>
            <table:table-row>
              <table:table-cell office:value-type="string">
                <text:p>411</text:p>
              </table:table-cell>
              <table:table-cell office:value-type="float" office:value="413.493183232167">
                <text:p>413.493183232167</text:p>
              </table:table-cell>
              <table:table-cell office:value-type="float" office:value="0.729722816736406">
                <text:p>0.729722816736406</text:p>
              </table:table-cell>
            </table:table-row>
            <table:table-row>
              <table:table-cell office:value-type="string">
                <text:p>412</text:p>
              </table:table-cell>
              <table:table-cell office:value-type="float" office:value="564.976862318906">
                <text:p>564.976862318906</text:p>
              </table:table-cell>
              <table:table-cell office:value-type="float" office:value="0.556277337603766">
                <text:p>0.556277337603766</text:p>
              </table:table-cell>
            </table:table-row>
            <table:table-row>
              <table:table-cell office:value-type="string">
                <text:p>413</text:p>
              </table:table-cell>
              <table:table-cell office:value-type="float" office:value="286.537666027392">
                <text:p>286.537666027392</text:p>
              </table:table-cell>
              <table:table-cell office:value-type="float" office:value="0.733605900224092">
                <text:p>0.733605900224092</text:p>
              </table:table-cell>
            </table:table-row>
            <table:table-row>
              <table:table-cell office:value-type="string">
                <text:p>414</text:p>
              </table:table-cell>
              <table:table-cell office:value-type="float" office:value="452.730458599342">
                <text:p>452.730458599342</text:p>
              </table:table-cell>
              <table:table-cell office:value-type="float" office:value="0">
                <text:p>0</text:p>
              </table:table-cell>
            </table:table-row>
            <table:table-row>
              <table:table-cell office:value-type="string">
                <text:p>415</text:p>
              </table:table-cell>
              <table:table-cell office:value-type="float" office:value="459.269187616394">
                <text:p>459.269187616394</text:p>
              </table:table-cell>
              <table:table-cell office:value-type="float" office:value="0.891091255509658">
                <text:p>0.891091255509658</text:p>
              </table:table-cell>
            </table:table-row>
            <table:table-row>
              <table:table-cell office:value-type="string">
                <text:p>416</text:p>
              </table:table-cell>
              <table:table-cell office:value-type="float" office:value="416.416250617804">
                <text:p>416.416250617804</text:p>
              </table:table-cell>
              <table:table-cell office:value-type="float" office:value="0.829551664003933">
                <text:p>0.829551664003933</text:p>
              </table:table-cell>
            </table:table-row>
            <table:table-row>
              <table:table-cell office:value-type="string">
                <text:p>417</text:p>
              </table:table-cell>
              <table:table-cell office:value-type="float" office:value="346.051455861218">
                <text:p>346.051455861218</text:p>
              </table:table-cell>
              <table:table-cell office:value-type="float" office:value="0.598783903111446">
                <text:p>0.598783903111446</text:p>
              </table:table-cell>
            </table:table-row>
            <table:table-row>
              <table:table-cell office:value-type="string">
                <text:p>418</text:p>
              </table:table-cell>
              <table:table-cell office:value-type="float" office:value="225.681677610083">
                <text:p>225.681677610083</text:p>
              </table:table-cell>
              <table:table-cell office:value-type="float" office:value="0.71330157964543">
                <text:p>0.71330157964543</text:p>
              </table:table-cell>
            </table:table-row>
            <table:table-row>
              <table:table-cell office:value-type="string">
                <text:p>419</text:p>
              </table:table-cell>
              <table:table-cell office:value-type="float" office:value="330.908069376825">
                <text:p>330.908069376825</text:p>
              </table:table-cell>
              <table:table-cell office:value-type="float" office:value="0">
                <text:p>0</text:p>
              </table:table-cell>
            </table:table-row>
            <table:table-row>
              <table:table-cell office:value-type="string">
                <text:p>420</text:p>
              </table:table-cell>
              <table:table-cell office:value-type="float" office:value="362.441471103685">
                <text:p>362.441471103685</text:p>
              </table:table-cell>
              <table:table-cell office:value-type="float" office:value="0.886489759585118">
                <text:p>0.886489759585118</text:p>
              </table:table-cell>
            </table:table-row>
            <table:table-row>
              <table:table-cell office:value-type="string">
                <text:p>421</text:p>
              </table:table-cell>
              <table:table-cell office:value-type="float" office:value="1140.50081000553">
                <text:p>1140.50081000553</text:p>
              </table:table-cell>
              <table:table-cell office:value-type="float" office:value="0.345099402428013">
                <text:p>0.345099402428013</text:p>
              </table:table-cell>
            </table:table-row>
            <table:table-row>
              <table:table-cell office:value-type="string">
                <text:p>422</text:p>
              </table:table-cell>
              <table:table-cell office:value-type="float" office:value="472.167352602837">
                <text:p>472.167352602837</text:p>
              </table:table-cell>
              <table:table-cell office:value-type="float" office:value="0.552895275977087">
                <text:p>0.552895275977087</text:p>
              </table:table-cell>
            </table:table-row>
            <table:table-row>
              <table:table-cell office:value-type="string">
                <text:p>423</text:p>
              </table:table-cell>
              <table:table-cell office:value-type="float" office:value="1681.92007301131">
                <text:p>1681.92007301131</text:p>
              </table:table-cell>
              <table:table-cell office:value-type="float" office:value="0.655209990095191">
                <text:p>0.655209990095191</text:p>
              </table:table-cell>
            </table:table-row>
            <table:table-row>
              <table:table-cell office:value-type="string">
                <text:p>424</text:p>
              </table:table-cell>
              <table:table-cell office:value-type="float" office:value="277.097754821355">
                <text:p>277.097754821355</text:p>
              </table:table-cell>
              <table:table-cell office:value-type="float" office:value="0.702324609272665">
                <text:p>0.702324609272665</text:p>
              </table:table-cell>
            </table:table-row>
            <table:table-row>
              <table:table-cell office:value-type="string">
                <text:p>425</text:p>
              </table:table-cell>
              <table:table-cell office:value-type="float" office:value="273.208045172797">
                <text:p>273.208045172797</text:p>
              </table:table-cell>
              <table:table-cell office:value-type="float" office:value="0.548776889187534">
                <text:p>0.548776889187534</text:p>
              </table:table-cell>
            </table:table-row>
            <table:table-row>
              <table:table-cell office:value-type="string">
                <text:p>426</text:p>
              </table:table-cell>
              <table:table-cell office:value-type="float" office:value="203.840880483497">
                <text:p>203.840880483497</text:p>
              </table:table-cell>
              <table:table-cell office:value-type="float" office:value="0.558522178511346">
                <text:p>0.558522178511346</text:p>
              </table:table-cell>
            </table:table-row>
            <table:table-row>
              <table:table-cell office:value-type="string">
                <text:p>427</text:p>
              </table:table-cell>
              <table:table-cell office:value-type="float" office:value="384.367180746545">
                <text:p>384.367180746545</text:p>
              </table:table-cell>
              <table:table-cell office:value-type="float" office:value="0.795853609882247">
                <text:p>0.795853609882247</text:p>
              </table:table-cell>
            </table:table-row>
            <table:table-row>
              <table:table-cell office:value-type="string">
                <text:p>428</text:p>
              </table:table-cell>
              <table:table-cell office:value-type="float" office:value="395.872037338422">
                <text:p>395.872037338422</text:p>
              </table:table-cell>
              <table:table-cell office:value-type="float" office:value="0.516048930502141">
                <text:p>0.516048930502141</text:p>
              </table:table-cell>
            </table:table-row>
            <table:table-row>
              <table:table-cell office:value-type="string">
                <text:p>429</text:p>
              </table:table-cell>
              <table:table-cell office:value-type="float" office:value="474.784505588955">
                <text:p>474.784505588955</text:p>
              </table:table-cell>
              <table:table-cell office:value-type="float" office:value="0.749472376905922">
                <text:p>0.749472376905922</text:p>
              </table:table-cell>
            </table:table-row>
            <table:table-row>
              <table:table-cell office:value-type="string">
                <text:p>430</text:p>
              </table:table-cell>
              <table:table-cell office:value-type="float" office:value="843.992705541362">
                <text:p>843.992705541362</text:p>
              </table:table-cell>
              <table:table-cell office:value-type="float" office:value="0.600815485519138">
                <text:p>0.600815485519138</text:p>
              </table:table-cell>
            </table:table-row>
            <table:table-row>
              <table:table-cell office:value-type="string">
                <text:p>431</text:p>
              </table:table-cell>
              <table:table-cell office:value-type="float" office:value="469.564654578384">
                <text:p>469.564654578384</text:p>
              </table:table-cell>
              <table:table-cell office:value-type="float" office:value="0.758412032292185">
                <text:p>0.758412032292185</text:p>
              </table:table-cell>
            </table:table-row>
            <table:table-row>
              <table:table-cell office:value-type="string">
                <text:p>432</text:p>
              </table:table-cell>
              <table:table-cell office:value-type="float" office:value="389.50170853022">
                <text:p>389.50170853022</text:p>
              </table:table-cell>
              <table:table-cell office:value-type="float" office:value="0.531826773308978">
                <text:p>0.531826773308978</text:p>
              </table:table-cell>
            </table:table-row>
            <table:table-row>
              <table:table-cell office:value-type="string">
                <text:p>433</text:p>
              </table:table-cell>
              <table:table-cell office:value-type="float" office:value="3410.82240497454">
                <text:p>3410.82240497454</text:p>
              </table:table-cell>
              <table:table-cell office:value-type="float" office:value="0.630316483865142">
                <text:p>0.630316483865142</text:p>
              </table:table-cell>
            </table:table-row>
            <table:table-row>
              <table:table-cell office:value-type="string">
                <text:p>434</text:p>
              </table:table-cell>
              <table:table-cell office:value-type="float" office:value="578.904568480824">
                <text:p>578.904568480824</text:p>
              </table:table-cell>
              <table:table-cell office:value-type="float" office:value="0.406907618250901">
                <text:p>0.406907618250901</text:p>
              </table:table-cell>
            </table:table-row>
            <table:table-row>
              <table:table-cell office:value-type="string">
                <text:p>435</text:p>
              </table:table-cell>
              <table:table-cell office:value-type="float" office:value="316.229990108605">
                <text:p>316.229990108605</text:p>
              </table:table-cell>
              <table:table-cell office:value-type="float" office:value="0.592644691092907">
                <text:p>0.592644691092907</text:p>
              </table:table-cell>
            </table:table-row>
            <table:table-row>
              <table:table-cell office:value-type="string">
                <text:p>436</text:p>
              </table:table-cell>
              <table:table-cell office:value-type="float" office:value="681.867314908176">
                <text:p>681.867314908176</text:p>
              </table:table-cell>
              <table:table-cell office:value-type="float" office:value="0.774037395762668">
                <text:p>0.774037395762668</text:p>
              </table:table-cell>
            </table:table-row>
            <table:table-row>
              <table:table-cell office:value-type="string">
                <text:p>437</text:p>
              </table:table-cell>
              <table:table-cell office:value-type="float" office:value="351.752027955895">
                <text:p>351.752027955895</text:p>
              </table:table-cell>
              <table:table-cell office:value-type="float" office:value="0.876931529813902">
                <text:p>0.876931529813902</text:p>
              </table:table-cell>
            </table:table-row>
            <table:table-row>
              <table:table-cell office:value-type="string">
                <text:p>438</text:p>
              </table:table-cell>
              <table:table-cell office:value-type="float" office:value="321.243582202542">
                <text:p>321.243582202542</text:p>
              </table:table-cell>
              <table:table-cell office:value-type="float" office:value="0.539979818744203">
                <text:p>0.539979818744203</text:p>
              </table:table-cell>
            </table:table-row>
            <table:table-row>
              <table:table-cell office:value-type="string">
                <text:p>439</text:p>
              </table:table-cell>
              <table:table-cell office:value-type="float" office:value="439.270981046434">
                <text:p>439.270981046434</text:p>
              </table:table-cell>
              <table:table-cell office:value-type="float" office:value="0.86571217974134">
                <text:p>0.86571217974134</text:p>
              </table:table-cell>
            </table:table-row>
            <table:table-row>
              <table:table-cell office:value-type="string">
                <text:p>440</text:p>
              </table:table-cell>
              <table:table-cell office:value-type="float" office:value="456.26418058846">
                <text:p>456.26418058846</text:p>
              </table:table-cell>
              <table:table-cell office:value-type="float" office:value="0.795870547255407">
                <text:p>0.795870547255407</text:p>
              </table:table-cell>
            </table:table-row>
            <table:table-row>
              <table:table-cell office:value-type="string">
                <text:p>441</text:p>
              </table:table-cell>
              <table:table-cell office:value-type="float" office:value="293.423785451389">
                <text:p>293.423785451389</text:p>
              </table:table-cell>
              <table:table-cell office:value-type="float" office:value="0.621564850994448">
                <text:p>0.621564850994448</text:p>
              </table:table-cell>
            </table:table-row>
            <table:table-row>
              <table:table-cell office:value-type="string">
                <text:p>442</text:p>
              </table:table-cell>
              <table:table-cell office:value-type="float" office:value="504.947653789377">
                <text:p>504.947653789377</text:p>
              </table:table-cell>
              <table:table-cell office:value-type="float" office:value="0.515153116946803">
                <text:p>0.515153116946803</text:p>
              </table:table-cell>
            </table:table-row>
            <table:table-row>
              <table:table-cell office:value-type="string">
                <text:p>443</text:p>
              </table:table-cell>
              <table:table-cell office:value-type="float" office:value="385.946599880714">
                <text:p>385.946599880714</text:p>
              </table:table-cell>
              <table:table-cell office:value-type="float" office:value="0.741595291176533">
                <text:p>0.741595291176533</text:p>
              </table:table-cell>
            </table:table-row>
            <table:table-row>
              <table:table-cell office:value-type="string">
                <text:p>444</text:p>
              </table:table-cell>
              <table:table-cell office:value-type="float" office:value="534.862867940952">
                <text:p>534.862867940952</text:p>
              </table:table-cell>
              <table:table-cell office:value-type="float" office:value="0.858466971139286">
                <text:p>0.858466971139286</text:p>
              </table:table-cell>
            </table:table-row>
            <table:table-row>
              <table:table-cell office:value-type="string">
                <text:p>445</text:p>
              </table:table-cell>
              <table:table-cell office:value-type="float" office:value="219.133234916653">
                <text:p>219.133234916653</text:p>
              </table:table-cell>
              <table:table-cell office:value-type="float" office:value="0">
                <text:p>0</text:p>
              </table:table-cell>
            </table:table-row>
            <table:table-row>
              <table:table-cell office:value-type="string">
                <text:p>446</text:p>
              </table:table-cell>
              <table:table-cell office:value-type="float" office:value="316.801994090205">
                <text:p>316.801994090205</text:p>
              </table:table-cell>
              <table:table-cell office:value-type="float" office:value="0.655082911424986">
                <text:p>0.655082911424986</text:p>
              </table:table-cell>
            </table:table-row>
            <table:table-row>
              <table:table-cell office:value-type="string">
                <text:p>447</text:p>
              </table:table-cell>
              <table:table-cell office:value-type="float" office:value="669.686155504795">
                <text:p>669.686155504795</text:p>
              </table:table-cell>
              <table:table-cell office:value-type="float" office:value="0.555729227391476">
                <text:p>0.555729227391476</text:p>
              </table:table-cell>
            </table:table-row>
            <table:table-row>
              <table:table-cell office:value-type="string">
                <text:p>448</text:p>
              </table:table-cell>
              <table:table-cell office:value-type="float" office:value="217.085382050528">
                <text:p>217.085382050528</text:p>
              </table:table-cell>
              <table:table-cell office:value-type="float" office:value="0.597382239609017">
                <text:p>0.597382239609017</text:p>
              </table:table-cell>
            </table:table-row>
            <table:table-row>
              <table:table-cell office:value-type="string">
                <text:p>449</text:p>
              </table:table-cell>
              <table:table-cell office:value-type="float" office:value="444.140282539282">
                <text:p>444.140282539282</text:p>
              </table:table-cell>
              <table:table-cell office:value-type="float" office:value="0.519394966052315">
                <text:p>0.519394966052315</text:p>
              </table:table-cell>
            </table:table-row>
            <table:table-row>
              <table:table-cell office:value-type="string">
                <text:p>450</text:p>
              </table:table-cell>
              <table:table-cell office:value-type="float" office:value="358.244749587642">
                <text:p>358.244749587642</text:p>
              </table:table-cell>
              <table:table-cell office:value-type="float" office:value="0.561717054602344">
                <text:p>0.561717054602344</text:p>
              </table:table-cell>
            </table:table-row>
            <table:table-row>
              <table:table-cell office:value-type="string">
                <text:p>451</text:p>
              </table:table-cell>
              <table:table-cell office:value-type="float" office:value="385.122571233544">
                <text:p>385.122571233544</text:p>
              </table:table-cell>
              <table:table-cell office:value-type="float" office:value="0.4202649752394">
                <text:p>0.4202649752394</text:p>
              </table:table-cell>
            </table:table-row>
            <table:table-row>
              <table:table-cell office:value-type="string">
                <text:p>452</text:p>
              </table:table-cell>
              <table:table-cell office:value-type="float" office:value="311.601207416574">
                <text:p>311.601207416574</text:p>
              </table:table-cell>
              <table:table-cell office:value-type="float" office:value="0.668536698880279">
                <text:p>0.668536698880279</text:p>
              </table:table-cell>
            </table:table-row>
            <table:table-row>
              <table:table-cell office:value-type="string">
                <text:p>453</text:p>
              </table:table-cell>
              <table:table-cell office:value-type="float" office:value="437.147431481583">
                <text:p>437.147431481583</text:p>
              </table:table-cell>
              <table:table-cell office:value-type="float" office:value="0.963286162325026">
                <text:p>0.963286162325026</text:p>
              </table:table-cell>
            </table:table-row>
            <table:table-row>
              <table:table-cell office:value-type="string">
                <text:p>454</text:p>
              </table:table-cell>
              <table:table-cell office:value-type="float" office:value="549.106226369768">
                <text:p>549.106226369768</text:p>
              </table:table-cell>
              <table:table-cell office:value-type="float" office:value="0.696841895757566">
                <text:p>0.696841895757566</text:p>
              </table:table-cell>
            </table:table-row>
            <table:table-row>
              <table:table-cell office:value-type="string">
                <text:p>455</text:p>
              </table:table-cell>
              <table:table-cell office:value-type="float" office:value="228.541632645351">
                <text:p>228.541632645351</text:p>
              </table:table-cell>
              <table:table-cell office:value-type="float" office:value="0.511318971788485">
                <text:p>0.511318971788485</text:p>
              </table:table-cell>
            </table:table-row>
            <table:table-row>
              <table:table-cell office:value-type="string">
                <text:p>456</text:p>
              </table:table-cell>
              <table:table-cell office:value-type="float" office:value="421.319394893218">
                <text:p>421.319394893218</text:p>
              </table:table-cell>
              <table:table-cell office:value-type="float" office:value="0.511617291284972">
                <text:p>0.511617291284972</text:p>
              </table:table-cell>
            </table:table-row>
            <table:table-row>
              <table:table-cell office:value-type="string">
                <text:p>457</text:p>
              </table:table-cell>
              <table:table-cell office:value-type="float" office:value="469.560310368507">
                <text:p>469.560310368507</text:p>
              </table:table-cell>
              <table:table-cell office:value-type="float" office:value="0">
                <text:p>0</text:p>
              </table:table-cell>
            </table:table-row>
            <table:table-row>
              <table:table-cell office:value-type="string">
                <text:p>458</text:p>
              </table:table-cell>
              <table:table-cell office:value-type="float" office:value="381.7687037728">
                <text:p>381.7687037728</text:p>
              </table:table-cell>
              <table:table-cell office:value-type="float" office:value="0.81030563591361">
                <text:p>0.81030563591361</text:p>
              </table:table-cell>
            </table:table-row>
            <table:table-row>
              <table:table-cell office:value-type="string">
                <text:p>459</text:p>
              </table:table-cell>
              <table:table-cell office:value-type="float" office:value="359.257875328779">
                <text:p>359.257875328779</text:p>
              </table:table-cell>
              <table:table-cell office:value-type="float" office:value="0.657615373682511">
                <text:p>0.657615373682511</text:p>
              </table:table-cell>
            </table:table-row>
            <table:table-row>
              <table:table-cell office:value-type="string">
                <text:p>460</text:p>
              </table:table-cell>
              <table:table-cell office:value-type="float" office:value="374.155661708703">
                <text:p>374.155661708703</text:p>
              </table:table-cell>
              <table:table-cell office:value-type="float" office:value="0.886653862996131">
                <text:p>0.886653862996131</text:p>
              </table:table-cell>
            </table:table-row>
            <table:table-row>
              <table:table-cell office:value-type="string">
                <text:p>461</text:p>
              </table:table-cell>
              <table:table-cell office:value-type="float" office:value="355.854639203815">
                <text:p>355.854639203815</text:p>
              </table:table-cell>
              <table:table-cell office:value-type="float" office:value="0.65634510226508">
                <text:p>0.65634510226508</text:p>
              </table:table-cell>
            </table:table-row>
            <table:table-row>
              <table:table-cell office:value-type="string">
                <text:p>462</text:p>
              </table:table-cell>
              <table:table-cell office:value-type="float" office:value="243.179469719709">
                <text:p>243.179469719709</text:p>
              </table:table-cell>
              <table:table-cell office:value-type="float" office:value="0.462484898734008">
                <text:p>0.462484898734008</text:p>
              </table:table-cell>
            </table:table-row>
            <table:table-row>
              <table:table-cell office:value-type="string">
                <text:p>463</text:p>
              </table:table-cell>
              <table:table-cell office:value-type="float" office:value="322.897924434374">
                <text:p>322.897924434374</text:p>
              </table:table-cell>
              <table:table-cell office:value-type="float" office:value="0.783130110520658">
                <text:p>0.783130110520658</text:p>
              </table:table-cell>
            </table:table-row>
            <table:table-row>
              <table:table-cell office:value-type="string">
                <text:p>464</text:p>
              </table:table-cell>
              <table:table-cell office:value-type="float" office:value="233.702030518289">
                <text:p>233.702030518289</text:p>
              </table:table-cell>
              <table:table-cell office:value-type="float" office:value="0.519474363453824">
                <text:p>0.519474363453824</text:p>
              </table:table-cell>
            </table:table-row>
            <table:table-row>
              <table:table-cell office:value-type="string">
                <text:p>465</text:p>
              </table:table-cell>
              <table:table-cell office:value-type="float" office:value="414.989274637233">
                <text:p>414.989274637233</text:p>
              </table:table-cell>
              <table:table-cell office:value-type="float" office:value="0.64426509376351">
                <text:p>0.64426509376351</text:p>
              </table:table-cell>
            </table:table-row>
            <table:table-row>
              <table:table-cell office:value-type="string">
                <text:p>466</text:p>
              </table:table-cell>
              <table:table-cell office:value-type="float" office:value="892.300674201138">
                <text:p>892.300674201138</text:p>
              </table:table-cell>
              <table:table-cell office:value-type="float" office:value="0.610011439285705">
                <text:p>0.610011439285705</text:p>
              </table:table-cell>
            </table:table-row>
            <table:table-row>
              <table:table-cell office:value-type="string">
                <text:p>467</text:p>
              </table:table-cell>
              <table:table-cell office:value-type="float" office:value="1050.74846200509">
                <text:p>1050.74846200509</text:p>
              </table:table-cell>
              <table:table-cell office:value-type="float" office:value="0.66713092191484">
                <text:p>0.66713092191484</text:p>
              </table:table-cell>
            </table:table-row>
            <table:table-row>
              <table:table-cell office:value-type="string">
                <text:p>468</text:p>
              </table:table-cell>
              <table:table-cell office:value-type="float" office:value="1338.63818860786">
                <text:p>1338.63818860786</text:p>
              </table:table-cell>
              <table:table-cell office:value-type="float" office:value="0.448357920244069">
                <text:p>0.448357920244069</text:p>
              </table:table-cell>
            </table:table-row>
            <table:table-row>
              <table:table-cell office:value-type="string">
                <text:p>469</text:p>
              </table:table-cell>
              <table:table-cell office:value-type="float" office:value="183.274559866414">
                <text:p>183.274559866414</text:p>
              </table:table-cell>
              <table:table-cell office:value-type="float" office:value="0.905410627747943">
                <text:p>0.905410627747943</text:p>
              </table:table-cell>
            </table:table-row>
            <table:table-row>
              <table:table-cell office:value-type="string">
                <text:p>470</text:p>
              </table:table-cell>
              <table:table-cell office:value-type="float" office:value="438.218098907341">
                <text:p>438.218098907341</text:p>
              </table:table-cell>
              <table:table-cell office:value-type="float" office:value="0.654292311928879">
                <text:p>0.654292311928879</text:p>
              </table:table-cell>
            </table:table-row>
            <table:table-row>
              <table:table-cell office:value-type="string">
                <text:p>471</text:p>
              </table:table-cell>
              <table:table-cell office:value-type="float" office:value="383.463656056813">
                <text:p>383.463656056813</text:p>
              </table:table-cell>
              <table:table-cell office:value-type="float" office:value="0.918508781938679">
                <text:p>0.918508781938679</text:p>
              </table:table-cell>
            </table:table-row>
            <table:table-row>
              <table:table-cell office:value-type="string">
                <text:p>472</text:p>
              </table:table-cell>
              <table:table-cell office:value-type="float" office:value="193.860737420178">
                <text:p>193.860737420178</text:p>
              </table:table-cell>
              <table:table-cell office:value-type="float" office:value="0.588289948178357">
                <text:p>0.588289948178357</text:p>
              </table:table-cell>
            </table:table-row>
            <table:table-row>
              <table:table-cell office:value-type="string">
                <text:p>473</text:p>
              </table:table-cell>
              <table:table-cell office:value-type="float" office:value="478.747313651915">
                <text:p>478.747313651915</text:p>
              </table:table-cell>
              <table:table-cell office:value-type="float" office:value="0.623190208010125">
                <text:p>0.623190208010125</text:p>
              </table:table-cell>
            </table:table-row>
            <table:table-row>
              <table:table-cell office:value-type="string">
                <text:p>474</text:p>
              </table:table-cell>
              <table:table-cell office:value-type="float" office:value="446.480203933369">
                <text:p>446.480203933369</text:p>
              </table:table-cell>
              <table:table-cell office:value-type="float" office:value="0.626688363550491">
                <text:p>0.626688363550491</text:p>
              </table:table-cell>
            </table:table-row>
            <table:table-row>
              <table:table-cell office:value-type="string">
                <text:p>475</text:p>
              </table:table-cell>
              <table:table-cell office:value-type="float" office:value="988.944029497891">
                <text:p>988.944029497891</text:p>
              </table:table-cell>
              <table:table-cell office:value-type="float" office:value="0.435811574424303">
                <text:p>0.435811574424303</text:p>
              </table:table-cell>
            </table:table-row>
            <table:table-row>
              <table:table-cell office:value-type="string">
                <text:p>476</text:p>
              </table:table-cell>
              <table:table-cell office:value-type="float" office:value="569.71008137285">
                <text:p>569.71008137285</text:p>
              </table:table-cell>
              <table:table-cell office:value-type="float" office:value="0.774617711674074">
                <text:p>0.774617711674074</text:p>
              </table:table-cell>
            </table:table-row>
            <table:table-row>
              <table:table-cell office:value-type="string">
                <text:p>477</text:p>
              </table:table-cell>
              <table:table-cell office:value-type="float" office:value="892.412121430263">
                <text:p>892.412121430263</text:p>
              </table:table-cell>
              <table:table-cell office:value-type="float" office:value="0.350838302352205">
                <text:p>0.350838302352205</text:p>
              </table:table-cell>
            </table:table-row>
            <table:table-row>
              <table:table-cell office:value-type="string">
                <text:p>478</text:p>
              </table:table-cell>
              <table:table-cell office:value-type="float" office:value="279.487588188123">
                <text:p>279.487588188123</text:p>
              </table:table-cell>
              <table:table-cell office:value-type="float" office:value="0.535341615664423">
                <text:p>0.535341615664423</text:p>
              </table:table-cell>
            </table:table-row>
            <table:table-row>
              <table:table-cell office:value-type="string">
                <text:p>479</text:p>
              </table:table-cell>
              <table:table-cell office:value-type="float" office:value="418.217688967134">
                <text:p>418.217688967134</text:p>
              </table:table-cell>
              <table:table-cell office:value-type="float" office:value="0.34757560144861">
                <text:p>0.34757560144861</text:p>
              </table:table-cell>
            </table:table-row>
            <table:table-row>
              <table:table-cell office:value-type="string">
                <text:p>480</text:p>
              </table:table-cell>
              <table:table-cell office:value-type="float" office:value="252.286967923981">
                <text:p>252.286967923981</text:p>
              </table:table-cell>
              <table:table-cell office:value-type="float" office:value="0.428438790008205">
                <text:p>0.428438790008205</text:p>
              </table:table-cell>
            </table:table-row>
            <table:table-row>
              <table:table-cell office:value-type="string">
                <text:p>481</text:p>
              </table:table-cell>
              <table:table-cell office:value-type="float" office:value="274.889172731552">
                <text:p>274.889172731552</text:p>
              </table:table-cell>
              <table:table-cell office:value-type="float" office:value="0.663647896413084">
                <text:p>0.663647896413084</text:p>
              </table:table-cell>
            </table:table-row>
            <table:table-row>
              <table:table-cell office:value-type="string">
                <text:p>482</text:p>
              </table:table-cell>
              <table:table-cell office:value-type="float" office:value="307.756608191852">
                <text:p>307.756608191852</text:p>
              </table:table-cell>
              <table:table-cell office:value-type="float" office:value="0.651715853141308">
                <text:p>0.651715853141308</text:p>
              </table:table-cell>
            </table:table-row>
            <table:table-row>
              <table:table-cell office:value-type="string">
                <text:p>483</text:p>
              </table:table-cell>
              <table:table-cell office:value-type="float" office:value="201.750472234445">
                <text:p>201.750472234445</text:p>
              </table:table-cell>
              <table:table-cell office:value-type="float" office:value="0.797152158046525">
                <text:p>0.797152158046525</text:p>
              </table:table-cell>
            </table:table-row>
            <table:table-row>
              <table:table-cell office:value-type="string">
                <text:p>484</text:p>
              </table:table-cell>
              <table:table-cell office:value-type="float" office:value="614.793200624294">
                <text:p>614.793200624294</text:p>
              </table:table-cell>
              <table:table-cell office:value-type="float" office:value="0.534769044205628">
                <text:p>0.534769044205628</text:p>
              </table:table-cell>
            </table:table-row>
            <table:table-row>
              <table:table-cell office:value-type="string">
                <text:p>485</text:p>
              </table:table-cell>
              <table:table-cell office:value-type="float" office:value="404.522009430128">
                <text:p>404.522009430128</text:p>
              </table:table-cell>
              <table:table-cell office:value-type="float" office:value="0.994786804747518">
                <text:p>0.994786804747518</text:p>
              </table:table-cell>
            </table:table-row>
            <table:table-row>
              <table:table-cell office:value-type="string">
                <text:p>486</text:p>
              </table:table-cell>
              <table:table-cell office:value-type="float" office:value="977.7918156888">
                <text:p>977.7918156888</text:p>
              </table:table-cell>
              <table:table-cell office:value-type="float" office:value="0.959569487031874">
                <text:p>0.959569487031874</text:p>
              </table:table-cell>
            </table:table-row>
            <table:table-row>
              <table:table-cell office:value-type="string">
                <text:p>487</text:p>
              </table:table-cell>
              <table:table-cell office:value-type="float" office:value="1167.98977721804">
                <text:p>1167.98977721804</text:p>
              </table:table-cell>
              <table:table-cell office:value-type="float" office:value="0.736604824233723">
                <text:p>0.736604824233723</text:p>
              </table:table-cell>
            </table:table-row>
            <table:table-row>
              <table:table-cell office:value-type="string">
                <text:p>488</text:p>
              </table:table-cell>
              <table:table-cell office:value-type="float" office:value="232.074605200431">
                <text:p>232.074605200431</text:p>
              </table:table-cell>
              <table:table-cell office:value-type="float" office:value="0">
                <text:p>0</text:p>
              </table:table-cell>
            </table:table-row>
            <table:table-row>
              <table:table-cell office:value-type="string">
                <text:p>489</text:p>
              </table:table-cell>
              <table:table-cell office:value-type="float" office:value="694.875940334847">
                <text:p>694.875940334847</text:p>
              </table:table-cell>
              <table:table-cell office:value-type="float" office:value="0.546739759487904">
                <text:p>0.546739759487904</text:p>
              </table:table-cell>
            </table:table-row>
            <table:table-row>
              <table:table-cell office:value-type="string">
                <text:p>490</text:p>
              </table:table-cell>
              <table:table-cell office:value-type="float" office:value="325.073147479392">
                <text:p>325.073147479392</text:p>
              </table:table-cell>
              <table:table-cell office:value-type="float" office:value="0.552054619788478">
                <text:p>0.552054619788478</text:p>
              </table:table-cell>
            </table:table-row>
            <table:table-row>
              <table:table-cell office:value-type="string">
                <text:p>491</text:p>
              </table:table-cell>
              <table:table-cell office:value-type="float" office:value="1051.37587228271">
                <text:p>1051.37587228271</text:p>
              </table:table-cell>
              <table:table-cell office:value-type="float" office:value="0.875063485017037">
                <text:p>0.875063485017037</text:p>
              </table:table-cell>
            </table:table-row>
            <table:table-row>
              <table:table-cell office:value-type="string">
                <text:p>492</text:p>
              </table:table-cell>
              <table:table-cell office:value-type="float" office:value="491.994800507699">
                <text:p>491.994800507699</text:p>
              </table:table-cell>
              <table:table-cell office:value-type="float" office:value="0.516036843964405">
                <text:p>0.516036843964405</text:p>
              </table:table-cell>
            </table:table-row>
            <table:table-row>
              <table:table-cell office:value-type="string">
                <text:p>493</text:p>
              </table:table-cell>
              <table:table-cell office:value-type="float" office:value="473.682410958753">
                <text:p>473.682410958753</text:p>
              </table:table-cell>
              <table:table-cell office:value-type="float" office:value="0.656800907187856">
                <text:p>0.656800907187856</text:p>
              </table:table-cell>
            </table:table-row>
            <table:table-row>
              <table:table-cell office:value-type="string">
                <text:p>494</text:p>
              </table:table-cell>
              <table:table-cell office:value-type="float" office:value="316.046414624264">
                <text:p>316.046414624264</text:p>
              </table:table-cell>
              <table:table-cell office:value-type="float" office:value="0.552783331724294">
                <text:p>0.552783331724294</text:p>
              </table:table-cell>
            </table:table-row>
            <table:table-row>
              <table:table-cell office:value-type="string">
                <text:p>495</text:p>
              </table:table-cell>
              <table:table-cell office:value-type="float" office:value="272.63003034697">
                <text:p>272.63003034697</text:p>
              </table:table-cell>
              <table:table-cell office:value-type="float" office:value="0.587109281726249">
                <text:p>0.587109281726249</text:p>
              </table:table-cell>
            </table:table-row>
            <table:table-row>
              <table:table-cell office:value-type="string">
                <text:p>496</text:p>
              </table:table-cell>
              <table:table-cell office:value-type="float" office:value="335.11205763246">
                <text:p>335.11205763246</text:p>
              </table:table-cell>
              <table:table-cell office:value-type="float" office:value="0.479778668072305">
                <text:p>0.479778668072305</text:p>
              </table:table-cell>
            </table:table-row>
            <table:table-row>
              <table:table-cell office:value-type="string">
                <text:p>497</text:p>
              </table:table-cell>
              <table:table-cell office:value-type="float" office:value="240.069608420816">
                <text:p>240.069608420816</text:p>
              </table:table-cell>
              <table:table-cell office:value-type="float" office:value="0.522989874863127">
                <text:p>0.522989874863127</text:p>
              </table:table-cell>
            </table:table-row>
            <table:table-row>
              <table:table-cell office:value-type="string">
                <text:p>498</text:p>
              </table:table-cell>
              <table:table-cell office:value-type="float" office:value="397.837012568579">
                <text:p>397.837012568579</text:p>
              </table:table-cell>
              <table:table-cell office:value-type="float" office:value="0.845391002485342">
                <text:p>0.845391002485342</text:p>
              </table:table-cell>
            </table:table-row>
            <table:table-row>
              <table:table-cell office:value-type="string">
                <text:p>499</text:p>
              </table:table-cell>
              <table:table-cell office:value-type="float" office:value="460.767391342324">
                <text:p>460.767391342324</text:p>
              </table:table-cell>
              <table:table-cell office:value-type="float" office:value="0.702451506803587">
                <text:p>0.702451506803587</text:p>
              </table:table-cell>
            </table:table-row>
            <table:table-row>
              <table:table-cell office:value-type="string">
                <text:p>500</text:p>
              </table:table-cell>
              <table:table-cell office:value-type="float" office:value="514.21405290916">
                <text:p>514.21405290916</text:p>
              </table:table-cell>
              <table:table-cell office:value-type="float" office:value="0.688072815904421">
                <text:p>0.688072815904421</text:p>
              </table:table-cell>
            </table:table-row>
            <table:table-row>
              <table:table-cell office:value-type="string">
                <text:p>501</text:p>
              </table:table-cell>
              <table:table-cell office:value-type="float" office:value="210.012588814535">
                <text:p>210.012588814535</text:p>
              </table:table-cell>
              <table:table-cell office:value-type="float" office:value="0.670224098738232">
                <text:p>0.670224098738232</text:p>
              </table:table-cell>
            </table:table-row>
            <table:table-row>
              <table:table-cell office:value-type="string">
                <text:p>502</text:p>
              </table:table-cell>
              <table:table-cell office:value-type="float" office:value="400.960511908553">
                <text:p>400.960511908553</text:p>
              </table:table-cell>
              <table:table-cell office:value-type="float" office:value="0.626433733904705">
                <text:p>0.626433733904705</text:p>
              </table:table-cell>
            </table:table-row>
            <table:table-row>
              <table:table-cell office:value-type="string">
                <text:p>503</text:p>
              </table:table-cell>
              <table:table-cell office:value-type="float" office:value="290.355872557566">
                <text:p>290.355872557566</text:p>
              </table:table-cell>
              <table:table-cell office:value-type="float" office:value="0.583431302631352">
                <text:p>0.583431302631352</text:p>
              </table:table-cell>
            </table:table-row>
            <table:table-row>
              <table:table-cell office:value-type="string">
                <text:p>504</text:p>
              </table:table-cell>
              <table:table-cell office:value-type="float" office:value="444.588066542977">
                <text:p>444.588066542977</text:p>
              </table:table-cell>
              <table:table-cell office:value-type="float" office:value="0.806803155450432">
                <text:p>0.806803155450432</text:p>
              </table:table-cell>
            </table:table-row>
            <table:table-row>
              <table:table-cell office:value-type="string">
                <text:p>505</text:p>
              </table:table-cell>
              <table:table-cell office:value-type="float" office:value="342.881619943772">
                <text:p>342.881619943772</text:p>
              </table:table-cell>
              <table:table-cell office:value-type="float" office:value="0.76336403247447">
                <text:p>0.76336403247447</text:p>
              </table:table-cell>
            </table:table-row>
            <table:table-row>
              <table:table-cell office:value-type="string">
                <text:p>506</text:p>
              </table:table-cell>
              <table:table-cell office:value-type="float" office:value="306.484820337965">
                <text:p>306.484820337965</text:p>
              </table:table-cell>
              <table:table-cell office:value-type="float" office:value="0.613826956520425">
                <text:p>0.613826956520425</text:p>
              </table:table-cell>
            </table:table-row>
            <table:table-row>
              <table:table-cell office:value-type="string">
                <text:p>507</text:p>
              </table:table-cell>
              <table:table-cell office:value-type="float" office:value="377.131133341873">
                <text:p>377.131133341873</text:p>
              </table:table-cell>
              <table:table-cell office:value-type="float" office:value="0.602415320913737">
                <text:p>0.602415320913737</text:p>
              </table:table-cell>
            </table:table-row>
            <table:table-row>
              <table:table-cell office:value-type="string">
                <text:p>508</text:p>
              </table:table-cell>
              <table:table-cell office:value-type="float" office:value="483.010099019777">
                <text:p>483.010099019777</text:p>
              </table:table-cell>
              <table:table-cell office:value-type="float" office:value="0.777296468233864">
                <text:p>0.777296468233864</text:p>
              </table:table-cell>
            </table:table-row>
            <table:table-row>
              <table:table-cell office:value-type="string">
                <text:p>509</text:p>
              </table:table-cell>
              <table:table-cell office:value-type="float" office:value="576.871996966688">
                <text:p>576.871996966688</text:p>
              </table:table-cell>
              <table:table-cell office:value-type="float" office:value="0.520892502997734">
                <text:p>0.520892502997734</text:p>
              </table:table-cell>
            </table:table-row>
            <table:table-row>
              <table:table-cell office:value-type="string">
                <text:p>510</text:p>
              </table:table-cell>
              <table:table-cell office:value-type="float" office:value="663.653262055831">
                <text:p>663.653262055831</text:p>
              </table:table-cell>
              <table:table-cell office:value-type="float" office:value="0.758418361398834">
                <text:p>0.758418361398834</text:p>
              </table:table-cell>
            </table:table-row>
            <table:table-row>
              <table:table-cell office:value-type="string">
                <text:p>511</text:p>
              </table:table-cell>
              <table:table-cell office:value-type="float" office:value="486.197927717443">
                <text:p>486.197927717443</text:p>
              </table:table-cell>
              <table:table-cell office:value-type="float" office:value="0.638755862489624">
                <text:p>0.638755862489624</text:p>
              </table:table-cell>
            </table:table-row>
            <table:table-row>
              <table:table-cell office:value-type="string">
                <text:p>512</text:p>
              </table:table-cell>
              <table:table-cell office:value-type="float" office:value="659.860775059087">
                <text:p>659.860775059087</text:p>
              </table:table-cell>
              <table:table-cell office:value-type="float" office:value="0.34119042221138">
                <text:p>0.34119042221138</text:p>
              </table:table-cell>
            </table:table-row>
            <table:table-row>
              <table:table-cell office:value-type="string">
                <text:p>513</text:p>
              </table:table-cell>
              <table:table-cell office:value-type="float" office:value="363.691603142542">
                <text:p>363.691603142542</text:p>
              </table:table-cell>
              <table:table-cell office:value-type="float" office:value="0.439086761028914">
                <text:p>0.439086761028914</text:p>
              </table:table-cell>
            </table:table-row>
            <table:table-row>
              <table:table-cell office:value-type="string">
                <text:p>514</text:p>
              </table:table-cell>
              <table:table-cell office:value-type="float" office:value="318.883637870712">
                <text:p>318.883637870712</text:p>
              </table:table-cell>
              <table:table-cell office:value-type="float" office:value="0.453709381807776">
                <text:p>0.453709381807776</text:p>
              </table:table-cell>
            </table:table-row>
            <table:table-row>
              <table:table-cell office:value-type="string">
                <text:p>515</text:p>
              </table:table-cell>
              <table:table-cell office:value-type="float" office:value="236.829135737923">
                <text:p>236.829135737923</text:p>
              </table:table-cell>
              <table:table-cell office:value-type="float" office:value="0.419256073889585">
                <text:p>0.419256073889585</text:p>
              </table:table-cell>
            </table:table-row>
            <table:table-row>
              <table:table-cell office:value-type="string">
                <text:p>516</text:p>
              </table:table-cell>
              <table:table-cell office:value-type="float" office:value="505.006019929617">
                <text:p>505.006019929617</text:p>
              </table:table-cell>
              <table:table-cell office:value-type="float" office:value="0.344836301182393">
                <text:p>0.344836301182393</text:p>
              </table:table-cell>
            </table:table-row>
            <table:table-row>
              <table:table-cell office:value-type="string">
                <text:p>517</text:p>
              </table:table-cell>
              <table:table-cell office:value-type="float" office:value="366.300004620394">
                <text:p>366.300004620394</text:p>
              </table:table-cell>
              <table:table-cell office:value-type="float" office:value="0.597074282011529">
                <text:p>0.597074282011529</text:p>
              </table:table-cell>
            </table:table-row>
            <table:table-row>
              <table:table-cell office:value-type="string">
                <text:p>518</text:p>
              </table:table-cell>
              <table:table-cell office:value-type="float" office:value="278.871232471971">
                <text:p>278.871232471971</text:p>
              </table:table-cell>
              <table:table-cell office:value-type="float" office:value="0.596193473935016">
                <text:p>0.596193473935016</text:p>
              </table:table-cell>
            </table:table-row>
            <table:table-row>
              <table:table-cell office:value-type="string">
                <text:p>519</text:p>
              </table:table-cell>
              <table:table-cell office:value-type="float" office:value="429.270908054329">
                <text:p>429.270908054329</text:p>
              </table:table-cell>
              <table:table-cell office:value-type="float" office:value="0.610110987633552">
                <text:p>0.610110987633552</text:p>
              </table:table-cell>
            </table:table-row>
            <table:table-row>
              <table:table-cell office:value-type="string">
                <text:p>520</text:p>
              </table:table-cell>
              <table:table-cell office:value-type="float" office:value="301.174484526416">
                <text:p>301.174484526416</text:p>
              </table:table-cell>
              <table:table-cell office:value-type="float" office:value="0.795934309538744">
                <text:p>0.795934309538744</text:p>
              </table:table-cell>
            </table:table-row>
            <table:table-row>
              <table:table-cell office:value-type="string">
                <text:p>521</text:p>
              </table:table-cell>
              <table:table-cell office:value-type="float" office:value="267.835389255329">
                <text:p>267.835389255329</text:p>
              </table:table-cell>
              <table:table-cell office:value-type="float" office:value="0.587261006318728">
                <text:p>0.587261006318728</text:p>
              </table:table-cell>
            </table:table-row>
            <table:table-row>
              <table:table-cell office:value-type="string">
                <text:p>522</text:p>
              </table:table-cell>
              <table:table-cell office:value-type="float" office:value="370.262741747696">
                <text:p>370.262741747696</text:p>
              </table:table-cell>
              <table:table-cell office:value-type="float" office:value="0.373874793439277">
                <text:p>0.373874793439277</text:p>
              </table:table-cell>
            </table:table-row>
            <table:table-row>
              <table:table-cell office:value-type="string">
                <text:p>523</text:p>
              </table:table-cell>
              <table:table-cell office:value-type="float" office:value="372.864436650509">
                <text:p>372.864436650509</text:p>
              </table:table-cell>
              <table:table-cell office:value-type="float" office:value="0.92442214471065">
                <text:p>0.92442214471065</text:p>
              </table:table-cell>
            </table:table-row>
            <table:table-row>
              <table:table-cell office:value-type="string">
                <text:p>524</text:p>
              </table:table-cell>
              <table:table-cell office:value-type="float" office:value="359.582330685667">
                <text:p>359.582330685667</text:p>
              </table:table-cell>
              <table:table-cell office:value-type="float" office:value="0.540909245765617">
                <text:p>0.540909245765617</text:p>
              </table:table-cell>
            </table:table-row>
            <table:table-row>
              <table:table-cell office:value-type="string">
                <text:p>525</text:p>
              </table:table-cell>
              <table:table-cell office:value-type="float" office:value="392.998713901906">
                <text:p>392.998713901906</text:p>
              </table:table-cell>
              <table:table-cell office:value-type="float" office:value="0.6035228750836">
                <text:p>0.6035228750836</text:p>
              </table:table-cell>
            </table:table-row>
            <table:table-row>
              <table:table-cell office:value-type="string">
                <text:p>526</text:p>
              </table:table-cell>
              <table:table-cell office:value-type="float" office:value="593.6862186836">
                <text:p>593.6862186836</text:p>
              </table:table-cell>
              <table:table-cell office:value-type="float" office:value="0.626442796739636">
                <text:p>0.626442796739636</text:p>
              </table:table-cell>
            </table:table-row>
            <table:table-row>
              <table:table-cell office:value-type="string">
                <text:p>527</text:p>
              </table:table-cell>
              <table:table-cell office:value-type="float" office:value="721.673255149609">
                <text:p>721.673255149609</text:p>
              </table:table-cell>
              <table:table-cell office:value-type="float" office:value="0.513255019612142">
                <text:p>0.513255019612142</text:p>
              </table:table-cell>
            </table:table-row>
            <table:table-row>
              <table:table-cell office:value-type="string">
                <text:p>528</text:p>
              </table:table-cell>
              <table:table-cell office:value-type="float" office:value="582.290118012533">
                <text:p>582.290118012533</text:p>
              </table:table-cell>
              <table:table-cell office:value-type="float" office:value="0.745235309972457">
                <text:p>0.745235309972457</text:p>
              </table:table-cell>
            </table:table-row>
            <table:table-row>
              <table:table-cell office:value-type="string">
                <text:p>529</text:p>
              </table:table-cell>
              <table:table-cell office:value-type="float" office:value="216.028451712399">
                <text:p>216.028451712399</text:p>
              </table:table-cell>
              <table:table-cell office:value-type="float" office:value="0.520545308374251">
                <text:p>0.520545308374251</text:p>
              </table:table-cell>
            </table:table-row>
            <table:table-row>
              <table:table-cell office:value-type="string">
                <text:p>530</text:p>
              </table:table-cell>
              <table:table-cell office:value-type="float" office:value="205.315610718133">
                <text:p>205.315610718133</text:p>
              </table:table-cell>
              <table:table-cell office:value-type="float" office:value="0.589865341488363">
                <text:p>0.589865341488363</text:p>
              </table:table-cell>
            </table:table-row>
            <table:table-row>
              <table:table-cell office:value-type="string">
                <text:p>531</text:p>
              </table:table-cell>
              <table:table-cell office:value-type="float" office:value="321.34362309741">
                <text:p>321.34362309741</text:p>
              </table:table-cell>
              <table:table-cell office:value-type="float" office:value="0.953068542542242">
                <text:p>0.953068542542242</text:p>
              </table:table-cell>
            </table:table-row>
            <table:table-row>
              <table:table-cell office:value-type="string">
                <text:p>532</text:p>
              </table:table-cell>
              <table:table-cell office:value-type="float" office:value="739.500082392509">
                <text:p>739.500082392509</text:p>
              </table:table-cell>
              <table:table-cell office:value-type="float" office:value="0.795356538479903">
                <text:p>0.795356538479903</text:p>
              </table:table-cell>
            </table:table-row>
            <table:table-row>
              <table:table-cell office:value-type="string">
                <text:p>533</text:p>
              </table:table-cell>
              <table:table-cell office:value-type="float" office:value="655.108533038352">
                <text:p>655.108533038352</text:p>
              </table:table-cell>
              <table:table-cell office:value-type="float" office:value="0.886159572463453">
                <text:p>0.886159572463453</text:p>
              </table:table-cell>
            </table:table-row>
            <table:table-row>
              <table:table-cell office:value-type="string">
                <text:p>534</text:p>
              </table:table-cell>
              <table:table-cell office:value-type="float" office:value="240.449933597656">
                <text:p>240.449933597656</text:p>
              </table:table-cell>
              <table:table-cell office:value-type="float" office:value="0.532741403389209">
                <text:p>0.532741403389209</text:p>
              </table:table-cell>
            </table:table-row>
            <table:table-row>
              <table:table-cell office:value-type="string">
                <text:p>535</text:p>
              </table:table-cell>
              <table:table-cell office:value-type="float" office:value="831.158801239794">
                <text:p>831.158801239794</text:p>
              </table:table-cell>
              <table:table-cell office:value-type="float" office:value="0.797572349081358">
                <text:p>0.797572349081358</text:p>
              </table:table-cell>
            </table:table-row>
            <table:table-row>
              <table:table-cell office:value-type="string">
                <text:p>536</text:p>
              </table:table-cell>
              <table:table-cell office:value-type="float" office:value="336.957935080864">
                <text:p>336.957935080864</text:p>
              </table:table-cell>
              <table:table-cell office:value-type="float" office:value="0.260216010245519">
                <text:p>0.260216010245519</text:p>
              </table:table-cell>
            </table:table-row>
            <table:table-row>
              <table:table-cell office:value-type="string">
                <text:p>537</text:p>
              </table:table-cell>
              <table:table-cell office:value-type="float" office:value="210.521994473812">
                <text:p>210.521994473812</text:p>
              </table:table-cell>
              <table:table-cell office:value-type="float" office:value="0.899463261862966">
                <text:p>0.899463261862966</text:p>
              </table:table-cell>
            </table:table-row>
            <table:table-row>
              <table:table-cell office:value-type="string">
                <text:p>538</text:p>
              </table:table-cell>
              <table:table-cell office:value-type="float" office:value="328.780506103426">
                <text:p>328.780506103426</text:p>
              </table:table-cell>
              <table:table-cell office:value-type="float" office:value="0.735734236947061">
                <text:p>0.735734236947061</text:p>
              </table:table-cell>
            </table:table-row>
            <table:table-row>
              <table:table-cell office:value-type="string">
                <text:p>539</text:p>
              </table:table-cell>
              <table:table-cell office:value-type="float" office:value="469.636392589551">
                <text:p>469.636392589551</text:p>
              </table:table-cell>
              <table:table-cell office:value-type="float" office:value="0.755079945493019">
                <text:p>0.755079945493019</text:p>
              </table:table-cell>
            </table:table-row>
            <table:table-row>
              <table:table-cell office:value-type="string">
                <text:p>540</text:p>
              </table:table-cell>
              <table:table-cell office:value-type="float" office:value="229.410711868895">
                <text:p>229.410711868895</text:p>
              </table:table-cell>
              <table:table-cell office:value-type="float" office:value="0.674931484944293">
                <text:p>0.674931484944293</text:p>
              </table:table-cell>
            </table:table-row>
            <table:table-row>
              <table:table-cell office:value-type="string">
                <text:p>541</text:p>
              </table:table-cell>
              <table:table-cell office:value-type="float" office:value="345.645373642801">
                <text:p>345.645373642801</text:p>
              </table:table-cell>
              <table:table-cell office:value-type="float" office:value="0.423647748538087">
                <text:p>0.423647748538087</text:p>
              </table:table-cell>
            </table:table-row>
            <table:table-row>
              <table:table-cell office:value-type="string">
                <text:p>542</text:p>
              </table:table-cell>
              <table:table-cell office:value-type="float" office:value="716.290712119395">
                <text:p>716.290712119395</text:p>
              </table:table-cell>
              <table:table-cell office:value-type="float" office:value="0.269875017541938">
                <text:p>0.269875017541938</text:p>
              </table:table-cell>
            </table:table-row>
            <table:table-row>
              <table:table-cell office:value-type="string">
                <text:p>543</text:p>
              </table:table-cell>
              <table:table-cell office:value-type="float" office:value="1575.92629699637">
                <text:p>1575.92629699637</text:p>
              </table:table-cell>
              <table:table-cell office:value-type="float" office:value="0.62171109500171">
                <text:p>0.62171109500171</text:p>
              </table:table-cell>
            </table:table-row>
            <table:table-row>
              <table:table-cell office:value-type="string">
                <text:p>544</text:p>
              </table:table-cell>
              <table:table-cell office:value-type="float" office:value="279.481775097666">
                <text:p>279.481775097666</text:p>
              </table:table-cell>
              <table:table-cell office:value-type="float" office:value="0.904784774674816">
                <text:p>0.904784774674816</text:p>
              </table:table-cell>
            </table:table-row>
            <table:table-row>
              <table:table-cell office:value-type="string">
                <text:p>545</text:p>
              </table:table-cell>
              <table:table-cell office:value-type="float" office:value="599.26355433731">
                <text:p>599.26355433731</text:p>
              </table:table-cell>
              <table:table-cell office:value-type="float" office:value="0.771838636781382">
                <text:p>0.771838636781382</text:p>
              </table:table-cell>
            </table:table-row>
            <table:table-row>
              <table:table-cell office:value-type="string">
                <text:p>546</text:p>
              </table:table-cell>
              <table:table-cell office:value-type="float" office:value="964.68519257535">
                <text:p>964.68519257535</text:p>
              </table:table-cell>
              <table:table-cell office:value-type="float" office:value="0.713323006286944">
                <text:p>0.713323006286944</text:p>
              </table:table-cell>
            </table:table-row>
            <table:table-row>
              <table:table-cell office:value-type="string">
                <text:p>547</text:p>
              </table:table-cell>
              <table:table-cell office:value-type="float" office:value="263.893137113476">
                <text:p>263.893137113476</text:p>
              </table:table-cell>
              <table:table-cell office:value-type="float" office:value="0.436979022862476">
                <text:p>0.436979022862476</text:p>
              </table:table-cell>
            </table:table-row>
            <table:table-row>
              <table:table-cell office:value-type="string">
                <text:p>548</text:p>
              </table:table-cell>
              <table:table-cell office:value-type="float" office:value="502.833115963862">
                <text:p>502.833115963862</text:p>
              </table:table-cell>
              <table:table-cell office:value-type="float" office:value="0.511282589154368">
                <text:p>0.511282589154368</text:p>
              </table:table-cell>
            </table:table-row>
            <table:table-row>
              <table:table-cell office:value-type="string">
                <text:p>549</text:p>
              </table:table-cell>
              <table:table-cell office:value-type="float" office:value="773.663707823709">
                <text:p>773.663707823709</text:p>
              </table:table-cell>
              <table:table-cell office:value-type="float" office:value="0.791589457797185">
                <text:p>0.791589457797185</text:p>
              </table:table-cell>
            </table:table-row>
            <table:table-row>
              <table:table-cell office:value-type="string">
                <text:p>550</text:p>
              </table:table-cell>
              <table:table-cell office:value-type="float" office:value="321.648461908216">
                <text:p>321.648461908216</text:p>
              </table:table-cell>
              <table:table-cell office:value-type="float" office:value="0.498819995304199">
                <text:p>0.498819995304199</text:p>
              </table:table-cell>
            </table:table-row>
            <table:table-row>
              <table:table-cell office:value-type="string">
                <text:p>551</text:p>
              </table:table-cell>
              <table:table-cell office:value-type="float" office:value="296.900856762898">
                <text:p>296.900856762898</text:p>
              </table:table-cell>
              <table:table-cell office:value-type="float" office:value="0.75927883137217">
                <text:p>0.75927883137217</text:p>
              </table:table-cell>
            </table:table-row>
            <table:table-row>
              <table:table-cell office:value-type="string">
                <text:p>552</text:p>
              </table:table-cell>
              <table:table-cell office:value-type="float" office:value="447.035436018653">
                <text:p>447.035436018653</text:p>
              </table:table-cell>
              <table:table-cell office:value-type="float" office:value="0.538774547764012">
                <text:p>0.538774547764012</text:p>
              </table:table-cell>
            </table:table-row>
            <table:table-row>
              <table:table-cell office:value-type="string">
                <text:p>553</text:p>
              </table:table-cell>
              <table:table-cell office:value-type="float" office:value="601.357030942065">
                <text:p>601.357030942065</text:p>
              </table:table-cell>
              <table:table-cell office:value-type="float" office:value="0.941462945292115">
                <text:p>0.941462945292115</text:p>
              </table:table-cell>
            </table:table-row>
            <table:table-row>
              <table:table-cell office:value-type="string">
                <text:p>554</text:p>
              </table:table-cell>
              <table:table-cell office:value-type="float" office:value="523.915684256252">
                <text:p>523.915684256252</text:p>
              </table:table-cell>
              <table:table-cell office:value-type="float" office:value="0.78565652077298">
                <text:p>0.78565652077298</text:p>
              </table:table-cell>
            </table:table-row>
            <table:table-row>
              <table:table-cell office:value-type="string">
                <text:p>555</text:p>
              </table:table-cell>
              <table:table-cell office:value-type="float" office:value="317.24826875777">
                <text:p>317.24826875777</text:p>
              </table:table-cell>
              <table:table-cell office:value-type="float" office:value="0.678478677901871">
                <text:p>0.678478677901871</text:p>
              </table:table-cell>
            </table:table-row>
            <table:table-row>
              <table:table-cell office:value-type="string">
                <text:p>556</text:p>
              </table:table-cell>
              <table:table-cell office:value-type="float" office:value="473.806529384902">
                <text:p>473.806529384902</text:p>
              </table:table-cell>
              <table:table-cell office:value-type="float" office:value="0.558324684129972">
                <text:p>0.558324684129972</text:p>
              </table:table-cell>
            </table:table-row>
            <table:table-row>
              <table:table-cell office:value-type="string">
                <text:p>557</text:p>
              </table:table-cell>
              <table:table-cell office:value-type="float" office:value="334.563242100221">
                <text:p>334.563242100221</text:p>
              </table:table-cell>
              <table:table-cell office:value-type="float" office:value="0.597280179460433">
                <text:p>0.597280179460433</text:p>
              </table:table-cell>
            </table:table-row>
            <table:table-row>
              <table:table-cell office:value-type="string">
                <text:p>558</text:p>
              </table:table-cell>
              <table:table-cell office:value-type="float" office:value="564.327202289919">
                <text:p>564.327202289919</text:p>
              </table:table-cell>
              <table:table-cell office:value-type="float" office:value="0.971948541652803">
                <text:p>0.971948541652803</text:p>
              </table:table-cell>
            </table:table-row>
            <table:table-row>
              <table:table-cell office:value-type="string">
                <text:p>559</text:p>
              </table:table-cell>
              <table:table-cell office:value-type="float" office:value="481.270940835622">
                <text:p>481.270940835622</text:p>
              </table:table-cell>
              <table:table-cell office:value-type="float" office:value="0.452191413787646">
                <text:p>0.452191413787646</text:p>
              </table:table-cell>
            </table:table-row>
            <table:table-row>
              <table:table-cell office:value-type="string">
                <text:p>560</text:p>
              </table:table-cell>
              <table:table-cell office:value-type="float" office:value="284.318158908539">
                <text:p>284.318158908539</text:p>
              </table:table-cell>
              <table:table-cell office:value-type="float" office:value="0.642471969258723">
                <text:p>0.642471969258723</text:p>
              </table:table-cell>
            </table:table-row>
            <table:table-row>
              <table:table-cell office:value-type="string">
                <text:p>561</text:p>
              </table:table-cell>
              <table:table-cell office:value-type="float" office:value="691.152177979549">
                <text:p>691.152177979549</text:p>
              </table:table-cell>
              <table:table-cell office:value-type="float" office:value="0.601648661688837">
                <text:p>0.601648661688837</text:p>
              </table:table-cell>
            </table:table-row>
            <table:table-row>
              <table:table-cell office:value-type="string">
                <text:p>562</text:p>
              </table:table-cell>
              <table:table-cell office:value-type="float" office:value="856.941201877491">
                <text:p>856.941201877491</text:p>
              </table:table-cell>
              <table:table-cell office:value-type="float" office:value="0.945625924107591">
                <text:p>0.945625924107591</text:p>
              </table:table-cell>
            </table:table-row>
            <table:table-row>
              <table:table-cell office:value-type="string">
                <text:p>563</text:p>
              </table:table-cell>
              <table:table-cell office:value-type="float" office:value="290.918924614917">
                <text:p>290.918924614917</text:p>
              </table:table-cell>
              <table:table-cell office:value-type="float" office:value="0.822303749739008">
                <text:p>0.822303749739008</text:p>
              </table:table-cell>
            </table:table-row>
            <table:table-row>
              <table:table-cell office:value-type="string">
                <text:p>564</text:p>
              </table:table-cell>
              <table:table-cell office:value-type="float" office:value="433.256002139329">
                <text:p>433.256002139329</text:p>
              </table:table-cell>
              <table:table-cell office:value-type="float" office:value="0">
                <text:p>0</text:p>
              </table:table-cell>
            </table:table-row>
            <table:table-row>
              <table:table-cell office:value-type="string">
                <text:p>565</text:p>
              </table:table-cell>
              <table:table-cell office:value-type="float" office:value="236.576386672583">
                <text:p>236.576386672583</text:p>
              </table:table-cell>
              <table:table-cell office:value-type="float" office:value="0.521234890785909">
                <text:p>0.521234890785909</text:p>
              </table:table-cell>
            </table:table-row>
            <table:table-row>
              <table:table-cell office:value-type="string">
                <text:p>566</text:p>
              </table:table-cell>
              <table:table-cell office:value-type="float" office:value="382.747896983722">
                <text:p>382.747896983722</text:p>
              </table:table-cell>
              <table:table-cell office:value-type="float" office:value="0.715988795321434">
                <text:p>0.715988795321434</text:p>
              </table:table-cell>
            </table:table-row>
            <table:table-row>
              <table:table-cell office:value-type="string">
                <text:p>567</text:p>
              </table:table-cell>
              <table:table-cell office:value-type="float" office:value="605.663111835235">
                <text:p>605.663111835235</text:p>
              </table:table-cell>
              <table:table-cell office:value-type="float" office:value="0.658296276748509">
                <text:p>0.658296276748509</text:p>
              </table:table-cell>
            </table:table-row>
            <table:table-row>
              <table:table-cell office:value-type="string">
                <text:p>568</text:p>
              </table:table-cell>
              <table:table-cell office:value-type="float" office:value="270.521032649953">
                <text:p>270.521032649953</text:p>
              </table:table-cell>
              <table:table-cell office:value-type="float" office:value="0">
                <text:p>0</text:p>
              </table:table-cell>
            </table:table-row>
            <table:table-row>
              <table:table-cell office:value-type="string">
                <text:p>569</text:p>
              </table:table-cell>
              <table:table-cell office:value-type="float" office:value="4187.44735095821">
                <text:p>4187.44735095821</text:p>
              </table:table-cell>
              <table:table-cell office:value-type="float" office:value="0.614084036283667">
                <text:p>0.614084036283667</text:p>
              </table:table-cell>
            </table:table-row>
            <table:table-row>
              <table:table-cell office:value-type="string">
                <text:p>570</text:p>
              </table:table-cell>
              <table:table-cell office:value-type="float" office:value="259.160280707148">
                <text:p>259.160280707148</text:p>
              </table:table-cell>
              <table:table-cell office:value-type="float" office:value="0.274268990989749">
                <text:p>0.274268990989749</text:p>
              </table:table-cell>
            </table:table-row>
            <table:table-row>
              <table:table-cell office:value-type="string">
                <text:p>571</text:p>
              </table:table-cell>
              <table:table-cell office:value-type="float" office:value="288.88460989824">
                <text:p>288.88460989824</text:p>
              </table:table-cell>
              <table:table-cell office:value-type="float" office:value="0.5818069271412">
                <text:p>0.5818069271412</text:p>
              </table:table-cell>
            </table:table-row>
            <table:table-row>
              <table:table-cell office:value-type="string">
                <text:p>572</text:p>
              </table:table-cell>
              <table:table-cell office:value-type="float" office:value="456.211293489794">
                <text:p>456.211293489794</text:p>
              </table:table-cell>
              <table:table-cell office:value-type="float" office:value="0.312617577911587">
                <text:p>0.312617577911587</text:p>
              </table:table-cell>
            </table:table-row>
            <table:table-row>
              <table:table-cell office:value-type="string">
                <text:p>573</text:p>
              </table:table-cell>
              <table:table-cell office:value-type="float" office:value="427.579982073972">
                <text:p>427.579982073972</text:p>
              </table:table-cell>
              <table:table-cell office:value-type="float" office:value="0.72659978788537">
                <text:p>0.72659978788537</text:p>
              </table:table-cell>
            </table:table-row>
            <table:table-row>
              <table:table-cell office:value-type="string">
                <text:p>574</text:p>
              </table:table-cell>
              <table:table-cell office:value-type="float" office:value="324.592297892948">
                <text:p>324.592297892948</text:p>
              </table:table-cell>
              <table:table-cell office:value-type="float" office:value="0.836865527535992">
                <text:p>0.836865527535992</text:p>
              </table:table-cell>
            </table:table-row>
            <table:table-row>
              <table:table-cell office:value-type="string">
                <text:p>575</text:p>
              </table:table-cell>
              <table:table-cell office:value-type="float" office:value="438.615930385882">
                <text:p>438.615930385882</text:p>
              </table:table-cell>
              <table:table-cell office:value-type="float" office:value="0.639656796245756">
                <text:p>0.639656796245756</text:p>
              </table:table-cell>
            </table:table-row>
            <table:table-row>
              <table:table-cell office:value-type="string">
                <text:p>576</text:p>
              </table:table-cell>
              <table:table-cell office:value-type="float" office:value="578.517734266726">
                <text:p>578.517734266726</text:p>
              </table:table-cell>
              <table:table-cell office:value-type="float" office:value="0.700010382006571">
                <text:p>0.700010382006571</text:p>
              </table:table-cell>
            </table:table-row>
            <table:table-row>
              <table:table-cell office:value-type="string">
                <text:p>577</text:p>
              </table:table-cell>
              <table:table-cell office:value-type="float" office:value="322.640160792148">
                <text:p>322.640160792148</text:p>
              </table:table-cell>
              <table:table-cell office:value-type="float" office:value="0.543018359647215">
                <text:p>0.543018359647215</text:p>
              </table:table-cell>
            </table:table-row>
            <table:table-row>
              <table:table-cell office:value-type="string">
                <text:p>578</text:p>
              </table:table-cell>
              <table:table-cell office:value-type="float" office:value="300.888753034989">
                <text:p>300.888753034989</text:p>
              </table:table-cell>
              <table:table-cell office:value-type="float" office:value="0.278365380928284">
                <text:p>0.278365380928284</text:p>
              </table:table-cell>
            </table:table-row>
            <table:table-row>
              <table:table-cell office:value-type="string">
                <text:p>579</text:p>
              </table:table-cell>
              <table:table-cell office:value-type="float" office:value="435.980399355398">
                <text:p>435.980399355398</text:p>
              </table:table-cell>
              <table:table-cell office:value-type="float" office:value="0.656137468064766">
                <text:p>0.65613746806476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